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DejaVu Sans Mono" svg:font-family="'DejaVu Sans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7.992cm" table:align="left"/>
    </style:style>
    <style:style style:name="Таблица1.A" style:family="table-column">
      <style:table-column-properties style:column-width="1.787cm"/>
    </style:style>
    <style:style style:name="Таблица1.B" style:family="table-column">
      <style:table-column-properties style:column-width="6.239cm"/>
    </style:style>
    <style:style style:name="Таблица1.C" style:family="table-column">
      <style:table-column-properties style:column-width="2.381cm"/>
    </style:style>
    <style:style style:name="Таблица1.D" style:family="table-column">
      <style:table-column-properties style:column-width="7.585cm"/>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D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D2" style:family="table-cell">
      <style:table-cell-properties style:vertical-align="middle" fo:padding="0.097cm" fo:border-left="0.05pt solid #000000" fo:border-right="0.05pt solid #000000" fo:border-top="none" fo:border-bottom="0.05pt solid #000000"/>
    </style:style>
    <style:style style:name="Таблица2" style:family="table">
      <style:table-properties style:width="17.992cm" table:align="left"/>
    </style:style>
    <style:style style:name="Таблица2.A" style:family="table-column">
      <style:table-column-properties style:column-width="1.787cm"/>
    </style:style>
    <style:style style:name="Таблица2.B" style:family="table-column">
      <style:table-column-properties style:column-width="6.218cm"/>
    </style:style>
    <style:style style:name="Таблица2.C" style:family="table-column">
      <style:table-column-properties style:column-width="2.425cm"/>
    </style:style>
    <style:style style:name="Таблица2.D" style:family="table-column">
      <style:table-column-properties style:column-width="7.562cm"/>
    </style:style>
    <style:style style:name="Таблица2.A1" style:family="table-cell">
      <style:table-cell-properties style:vertical-align="middle" fo:padding="0.097cm" fo:border-left="0.05pt solid #000000" fo:border-right="none" fo:border-top="0.05pt solid #000000" fo:border-bottom="0.05pt solid #000000"/>
    </style:style>
    <style:style style:name="Таблица2.D1" style:family="table-cell">
      <style:table-cell-properties style:vertical-align="middle" fo:padding="0.097cm" fo:border="0.05pt solid #000000"/>
    </style:style>
    <style:style style:name="Таблица2.A2" style:family="table-cell">
      <style:table-cell-properties style:vertical-align="middle" fo:padding="0.097cm" fo:border-left="0.05pt solid #000000" fo:border-right="none" fo:border-top="none" fo:border-bottom="0.05pt solid #000000"/>
    </style:style>
    <style:style style:name="Таблица2.D2" style:family="table-cell">
      <style:table-cell-properties style:vertical-align="middle" fo:padding="0.097cm" fo:border-left="0.05pt solid #000000" fo:border-right="0.05pt solid #000000" fo:border-top="none" fo:border-bottom="0.05pt solid #000000"/>
    </style:style>
    <style:style style:name="P1" style:family="paragraph" style:parent-style-name="First_20_line_20_indent">
      <style:text-properties officeooo:paragraph-rsid="003a2d5c"/>
    </style:style>
    <style:style style:name="P2" style:family="paragraph" style:parent-style-name="First_20_line_20_indent">
      <style:text-properties officeooo:paragraph-rsid="003a9a1f"/>
    </style:style>
    <style:style style:name="P3" style:family="paragraph" style:parent-style-name="First_20_line_20_indent">
      <style:text-properties officeooo:paragraph-rsid="0046d538"/>
    </style:style>
    <style:style style:name="P4" style:family="paragraph" style:parent-style-name="First_20_line_20_indent">
      <style:text-properties fo:font-weight="bold" officeooo:paragraph-rsid="003a2d5c"/>
    </style:style>
    <style:style style:name="P5" style:family="paragraph" style:parent-style-name="First_20_line_20_indent">
      <style:text-properties fo:font-weight="bold" officeooo:paragraph-rsid="003a9a1f"/>
    </style:style>
    <style:style style:name="P6" style:family="paragraph" style:parent-style-name="First_20_line_20_indent">
      <style:text-properties fo:font-weight="bold" officeooo:paragraph-rsid="00ae4380"/>
    </style:style>
    <style:style style:name="P7" style:family="paragraph" style:parent-style-name="First_20_line_20_indent">
      <style:text-properties fo:font-weight="bold" officeooo:paragraph-rsid="00bb38a2"/>
    </style:style>
    <style:style style:name="P8" style:family="paragraph" style:parent-style-name="First_20_line_20_indent">
      <style:text-properties officeooo:paragraph-rsid="001119b1"/>
    </style:style>
    <style:style style:name="P9" style:family="paragraph" style:parent-style-name="First_20_line_20_indent">
      <style:text-properties officeooo:paragraph-rsid="005ade4d"/>
    </style:style>
    <style:style style:name="P10" style:family="paragraph" style:parent-style-name="First_20_line_20_indent">
      <style:text-properties officeooo:paragraph-rsid="007a4686"/>
    </style:style>
    <style:style style:name="P11" style:family="paragraph" style:parent-style-name="First_20_line_20_indent">
      <style:text-properties officeooo:paragraph-rsid="0084dabb"/>
    </style:style>
    <style:style style:name="P12" style:family="paragraph" style:parent-style-name="First_20_line_20_indent">
      <style:text-properties officeooo:paragraph-rsid="0089b752"/>
    </style:style>
    <style:style style:name="P13" style:family="paragraph" style:parent-style-name="First_20_line_20_indent">
      <style:text-properties officeooo:paragraph-rsid="00a11b3b"/>
    </style:style>
    <style:style style:name="P14" style:family="paragraph" style:parent-style-name="First_20_line_20_indent">
      <style:text-properties officeooo:paragraph-rsid="00cf32d7"/>
    </style:style>
    <style:style style:name="P15" style:family="paragraph" style:parent-style-name="First_20_line_20_indent">
      <style:text-properties officeooo:paragraph-rsid="00e7b7f3"/>
    </style:style>
    <style:style style:name="P16" style:family="paragraph" style:parent-style-name="Footnote">
      <style:text-properties officeooo:paragraph-rsid="001119b1"/>
    </style:style>
    <style:style style:name="P17" style:family="paragraph" style:parent-style-name="Footnote">
      <style:text-properties officeooo:paragraph-rsid="0052bf1c"/>
    </style:style>
    <style:style style:name="P18" style:family="paragraph" style:parent-style-name="Текст_20_оригинала_20__28_eng_29_">
      <style:text-properties officeooo:paragraph-rsid="00235f8f"/>
    </style:style>
    <style:style style:name="P19" style:family="paragraph" style:parent-style-name="Текст_20_оригинала_20__28_eng_29_">
      <style:text-properties fo:font-style="italic"/>
    </style:style>
    <style:style style:name="P20" style:family="paragraph" style:parent-style-name="Текст_20_оригинала_20__28_eng_29_">
      <style:text-properties fo:font-style="italic" style:text-underline-style="none" style:font-style-asian="italic" style:font-style-complex="italic"/>
    </style:style>
    <style:style style:name="P21" style:family="paragraph" style:parent-style-name="Текст_20_оригинала_20__28_eng_29_">
      <style:text-properties officeooo:paragraph-rsid="00d000b3"/>
    </style:style>
    <style:style style:name="P22" style:family="paragraph" style:parent-style-name="Текст_20_оригинала_20__28_eng_29_">
      <style:text-properties officeooo:paragraph-rsid="00e20c3b"/>
    </style:style>
    <style:style style:name="P23" style:family="paragraph" style:parent-style-name="Текст_20_оригинала_20__28_eng_29_">
      <style:text-properties officeooo:paragraph-rsid="00f69ed4"/>
    </style:style>
    <style:style style:name="P24" style:family="paragraph" style:parent-style-name="Текст_20_оригинала_20__28_eng_29_">
      <style:text-properties fo:font-weight="bold"/>
    </style:style>
    <style:style style:name="P25" style:family="paragraph" style:parent-style-name="Текст_20_оригинала_20__28_eng_29_">
      <style:text-properties fo:font-weight="bold" officeooo:paragraph-rsid="00fa1296"/>
    </style:style>
    <style:style style:name="P26" style:family="paragraph" style:parent-style-name="Текст_20_оригинала_20__28_eng_29_">
      <style:text-properties officeooo:paragraph-rsid="01118c4b"/>
    </style:style>
    <style:style style:name="P27" style:family="paragraph" style:parent-style-name="Текст_20_оригинала_20__28_eng_29_">
      <style:text-properties fo:font-weight="normal" officeooo:paragraph-rsid="0124cf95" style:font-weight-asian="normal" style:font-weight-complex="normal"/>
    </style:style>
    <style:style style:name="P28" style:family="paragraph" style:parent-style-name="Текст_20_оригинала_20__28_eng_29_">
      <style:text-properties officeooo:paragraph-rsid="0124cf95"/>
    </style:style>
    <style:style style:name="P29" style:family="paragraph" style:parent-style-name="First_20_line_20_indent">
      <style:paragraph-properties fo:margin-left="0cm" fo:margin-right="0cm" fo:text-indent="0cm" style:auto-text-indent="false"/>
      <style:text-properties officeooo:paragraph-rsid="003a9a1f"/>
    </style:style>
    <style:style style:name="P30" style:family="paragraph" style:parent-style-name="First_20_line_20_indent">
      <style:paragraph-properties fo:margin-left="0cm" fo:margin-right="0cm" fo:text-indent="0cm" style:auto-text-indent="false"/>
      <style:text-properties officeooo:paragraph-rsid="0046d538"/>
    </style:style>
    <style:style style:name="P31" style:family="paragraph" style:parent-style-name="First_20_line_20_indent">
      <style:paragraph-properties fo:margin-left="0cm" fo:margin-right="0cm" fo:text-indent="0cm" style:auto-text-indent="false"/>
      <style:text-properties officeooo:rsid="0046d538" officeooo:paragraph-rsid="0046d538"/>
    </style:style>
    <style:style style:name="P32" style:family="paragraph" style:parent-style-name="First_20_line_20_indent">
      <style:paragraph-properties fo:margin-left="0cm" fo:margin-right="0cm" fo:text-align="center" style:justify-single-word="false" fo:text-indent="0cm" style:auto-text-indent="false"/>
      <style:text-properties officeooo:rsid="0046d538" officeooo:paragraph-rsid="0046d538"/>
    </style:style>
    <style:style style:name="P33" style:family="paragraph" style:parent-style-name="First_20_line_20_indent">
      <style:paragraph-properties fo:margin-left="0cm" fo:margin-right="0cm" fo:text-indent="0cm" style:auto-text-indent="false"/>
      <style:text-properties officeooo:rsid="00482916" officeooo:paragraph-rsid="00482916"/>
    </style:style>
    <style:style style:name="P34" style:family="paragraph" style:parent-style-name="First_20_line_20_indent">
      <style:paragraph-properties fo:margin-left="0cm" fo:margin-right="0cm" fo:text-align="center" style:justify-single-word="false" fo:text-indent="0cm" style:auto-text-indent="false"/>
      <style:text-properties officeooo:paragraph-rsid="0046d538"/>
    </style:style>
    <style:style style:name="P35" style:family="paragraph" style:parent-style-name="First_20_line_20_indent">
      <style:paragraph-properties fo:margin-left="0cm" fo:margin-right="0cm" fo:text-indent="0cm" style:auto-text-indent="false"/>
      <style:text-properties fo:font-weight="bold" officeooo:paragraph-rsid="006c93f7"/>
    </style:style>
    <style:style style:name="P36" style:family="paragraph" style:parent-style-name="Текст_20_перевода_20__28_рус_29_">
      <style:paragraph-properties fo:margin-left="0cm" fo:margin-right="0cm" fo:text-indent="0cm" style:auto-text-indent="false"/>
    </style:style>
    <style:style style:name="P37" style:family="paragraph" style:parent-style-name="Текст_20_перевода_20__28_рус_29_">
      <style:paragraph-properties fo:margin-left="0cm" fo:margin-right="0cm" fo:text-indent="0cm" style:auto-text-indent="false"/>
      <style:text-properties officeooo:paragraph-rsid="005e331a"/>
    </style:style>
    <style:style style:name="P38" style:family="paragraph" style:parent-style-name="Текст_20_оригинала_20__28_eng_29_">
      <style:paragraph-properties fo:margin-left="0cm" fo:margin-right="0cm" fo:text-indent="0cm" style:auto-text-indent="false"/>
    </style:style>
    <style:style style:name="P39" style:family="paragraph" style:parent-style-name="Текст_20_оригинала_20__28_eng_29_">
      <style:paragraph-properties fo:margin-left="0cm" fo:margin-right="0cm" fo:text-indent="0cm" style:auto-text-indent="false"/>
      <style:text-properties officeooo:paragraph-rsid="005e331a"/>
    </style:style>
    <style:style style:name="P40" style:family="paragraph" style:parent-style-name="Текст_20_оригинала_20__28_eng_29_">
      <style:paragraph-properties fo:margin-left="0cm" fo:margin-right="0cm" fo:text-indent="0cm" style:auto-text-indent="false"/>
      <style:text-properties officeooo:paragraph-rsid="006bed6b"/>
    </style:style>
    <style:style style:name="P41" style:family="paragraph" style:parent-style-name="Table_20_Contents">
      <style:text-properties officeooo:paragraph-rsid="0046d538"/>
    </style:style>
    <style:style style:name="P42" style:family="paragraph" style:parent-style-name="Table_20_Contents">
      <style:paragraph-properties fo:text-align="center" style:justify-single-word="false"/>
      <style:text-properties officeooo:rsid="004b8677" officeooo:paragraph-rsid="004b8677"/>
    </style:style>
    <style:style style:name="P43" style:family="paragraph" style:parent-style-name="Текст_20_перевода_20__28_рус_29_">
      <style:text-properties officeooo:paragraph-rsid="0029ff7a"/>
    </style:style>
    <style:style style:name="P44" style:family="paragraph" style:parent-style-name="Текст_20_перевода_20__28_рус_29_">
      <style:text-properties officeooo:paragraph-rsid="002fc49a"/>
    </style:style>
    <style:style style:name="P45" style:family="paragraph" style:parent-style-name="Текст_20_перевода_20__28_рус_29_">
      <style:text-properties officeooo:rsid="0049cc41" officeooo:paragraph-rsid="0049cc41"/>
    </style:style>
    <style:style style:name="P46" style:family="paragraph" style:parent-style-name="Текст_20_перевода_20__28_рус_29_">
      <style:text-properties fo:font-style="italic"/>
    </style:style>
    <style:style style:name="P47" style:family="paragraph" style:parent-style-name="Текст_20_перевода_20__28_рус_29_">
      <style:text-properties fo:font-style="italic" officeooo:rsid="0084dabb" officeooo:paragraph-rsid="0084dabb"/>
    </style:style>
    <style:style style:name="P48" style:family="paragraph" style:parent-style-name="Текст_20_перевода_20__28_рус_29_">
      <style:text-properties fo:font-style="italic" style:text-underline-style="none" style:font-style-asian="italic" style:font-style-complex="italic"/>
    </style:style>
    <style:style style:name="P49" style:family="paragraph" style:parent-style-name="Текст_20_перевода_20__28_рус_29_">
      <style:text-properties officeooo:rsid="0054b2fd" officeooo:paragraph-rsid="0054b2fd"/>
    </style:style>
    <style:style style:name="P50" style:family="paragraph" style:parent-style-name="Текст_20_перевода_20__28_рус_29_">
      <style:text-properties officeooo:paragraph-rsid="005e331a"/>
    </style:style>
    <style:style style:name="P51" style:family="paragraph" style:parent-style-name="Текст_20_перевода_20__28_рус_29_">
      <style:text-properties officeooo:paragraph-rsid="006216a3"/>
    </style:style>
    <style:style style:name="P52" style:family="paragraph" style:parent-style-name="Текст_20_перевода_20__28_рус_29_">
      <style:text-properties fo:font-weight="bold"/>
    </style:style>
    <style:style style:name="P53" style:family="paragraph" style:parent-style-name="Текст_20_перевода_20__28_рус_29_">
      <style:text-properties fo:font-weight="bold" style:font-weight-asian="bold" style:font-weight-complex="bold"/>
    </style:style>
    <style:style style:name="P54" style:family="paragraph" style:parent-style-name="Текст_20_перевода_20__28_рус_29_">
      <style:text-properties fo:font-weight="bold" officeooo:paragraph-rsid="011a0cd0" style:font-weight-asian="bold" style:font-weight-complex="bold"/>
    </style:style>
    <style:style style:name="P55" style:family="paragraph" style:parent-style-name="Текст_20_перевода_20__28_рус_29_">
      <style:text-properties fo:font-weight="bold" officeooo:rsid="01276a8e" officeooo:paragraph-rsid="01276a8e"/>
    </style:style>
    <style:style style:name="P56" style:family="paragraph" style:parent-style-name="Текст_20_перевода_20__28_рус_29_">
      <style:text-properties officeooo:paragraph-rsid="006d9688"/>
    </style:style>
    <style:style style:name="P57" style:family="paragraph" style:parent-style-name="Текст_20_перевода_20__28_рус_29_">
      <style:text-properties officeooo:paragraph-rsid="00869762"/>
    </style:style>
    <style:style style:name="P58" style:family="paragraph" style:parent-style-name="Текст_20_перевода_20__28_рус_29_">
      <style:text-properties officeooo:paragraph-rsid="009026cd"/>
    </style:style>
    <style:style style:name="P59" style:family="paragraph" style:parent-style-name="Текст_20_перевода_20__28_рус_29_">
      <style:text-properties officeooo:paragraph-rsid="009515ff"/>
    </style:style>
    <style:style style:name="P60" style:family="paragraph" style:parent-style-name="Текст_20_перевода_20__28_рус_29_">
      <style:text-properties officeooo:paragraph-rsid="00997769"/>
    </style:style>
    <style:style style:name="P61" style:family="paragraph" style:parent-style-name="Текст_20_перевода_20__28_рус_29_">
      <style:text-properties officeooo:paragraph-rsid="00a2d453"/>
    </style:style>
    <style:style style:name="P62" style:family="paragraph" style:parent-style-name="Текст_20_перевода_20__28_рус_29_">
      <style:text-properties officeooo:rsid="00a7a8a9" officeooo:paragraph-rsid="00a7a8a9"/>
    </style:style>
    <style:style style:name="P63" style:family="paragraph" style:parent-style-name="Текст_20_перевода_20__28_рус_29_">
      <style:text-properties officeooo:rsid="00a95e55" officeooo:paragraph-rsid="00a95e55"/>
    </style:style>
    <style:style style:name="P64" style:family="paragraph" style:parent-style-name="Текст_20_перевода_20__28_рус_29_">
      <style:text-properties officeooo:paragraph-rsid="00b326a2"/>
    </style:style>
    <style:style style:name="P65" style:family="paragraph" style:parent-style-name="Текст_20_перевода_20__28_рус_29_">
      <style:text-properties officeooo:rsid="00beafc7" officeooo:paragraph-rsid="00beafc7"/>
    </style:style>
    <style:style style:name="P66" style:family="paragraph" style:parent-style-name="Текст_20_перевода_20__28_рус_29_">
      <style:text-properties officeooo:paragraph-rsid="00c71365"/>
    </style:style>
    <style:style style:name="P67" style:family="paragraph" style:parent-style-name="Текст_20_перевода_20__28_рус_29_">
      <style:text-properties officeooo:rsid="00cc26e3" officeooo:paragraph-rsid="00cc26e3"/>
    </style:style>
    <style:style style:name="P68" style:family="paragraph" style:parent-style-name="Текст_20_перевода_20__28_рус_29_">
      <style:text-properties officeooo:paragraph-rsid="00daa108"/>
    </style:style>
    <style:style style:name="P69" style:family="paragraph" style:parent-style-name="Текст_20_перевода_20__28_рус_29_">
      <style:text-properties officeooo:paragraph-rsid="00ddb6a8"/>
    </style:style>
    <style:style style:name="P70" style:family="paragraph" style:parent-style-name="Текст_20_перевода_20__28_рус_29_">
      <style:text-properties officeooo:paragraph-rsid="00e24355"/>
    </style:style>
    <style:style style:name="P71" style:family="paragraph" style:parent-style-name="Текст_20_перевода_20__28_рус_29_">
      <style:text-properties officeooo:paragraph-rsid="00e40a8b"/>
    </style:style>
    <style:style style:name="P72" style:family="paragraph" style:parent-style-name="Текст_20_перевода_20__28_рус_29_">
      <style:text-properties officeooo:paragraph-rsid="00e94105"/>
    </style:style>
    <style:style style:name="P73" style:family="paragraph" style:parent-style-name="Текст_20_перевода_20__28_рус_29_">
      <style:text-properties officeooo:rsid="00e99233" officeooo:paragraph-rsid="00e99233"/>
    </style:style>
    <style:style style:name="P74" style:family="paragraph" style:parent-style-name="Текст_20_перевода_20__28_рус_29_">
      <style:text-properties officeooo:paragraph-rsid="00eb28b9"/>
    </style:style>
    <style:style style:name="P75" style:family="paragraph" style:parent-style-name="Текст_20_перевода_20__28_рус_29_">
      <style:text-properties officeooo:paragraph-rsid="00f4379b"/>
    </style:style>
    <style:style style:name="P76" style:family="paragraph" style:parent-style-name="Текст_20_перевода_20__28_рус_29_">
      <style:text-properties officeooo:paragraph-rsid="00f8e08b"/>
    </style:style>
    <style:style style:name="P77" style:family="paragraph" style:parent-style-name="Текст_20_перевода_20__28_рус_29_">
      <style:text-properties officeooo:paragraph-rsid="00fb57b3"/>
    </style:style>
    <style:style style:name="P78" style:family="paragraph" style:parent-style-name="Текст_20_перевода_20__28_рус_29_">
      <style:text-properties officeooo:paragraph-rsid="00fd036d"/>
    </style:style>
    <style:style style:name="P79" style:family="paragraph" style:parent-style-name="Текст_20_перевода_20__28_рус_29_">
      <style:text-properties officeooo:paragraph-rsid="0104a46e"/>
    </style:style>
    <style:style style:name="P80" style:family="paragraph" style:parent-style-name="Текст_20_перевода_20__28_рус_29_">
      <style:text-properties officeooo:paragraph-rsid="01084ca4"/>
    </style:style>
    <style:style style:name="P81" style:family="paragraph" style:parent-style-name="Текст_20_перевода_20__28_рус_29_">
      <style:text-properties officeooo:paragraph-rsid="010978ff"/>
    </style:style>
    <style:style style:name="P82" style:family="paragraph" style:parent-style-name="Текст_20_перевода_20__28_рус_29_">
      <style:text-properties officeooo:paragraph-rsid="010bd900"/>
    </style:style>
    <style:style style:name="P83" style:family="paragraph" style:parent-style-name="Текст_20_перевода_20__28_рус_29_">
      <style:text-properties officeooo:paragraph-rsid="010d1f12"/>
    </style:style>
    <style:style style:name="P84" style:family="paragraph" style:parent-style-name="Текст_20_перевода_20__28_рус_29_">
      <style:text-properties officeooo:rsid="010f4c8c" officeooo:paragraph-rsid="010f4c8c"/>
    </style:style>
    <style:style style:name="P85" style:family="paragraph" style:parent-style-name="Текст_20_перевода_20__28_рус_29_">
      <style:text-properties officeooo:paragraph-rsid="01118c4b"/>
    </style:style>
    <style:style style:name="P86" style:family="paragraph" style:parent-style-name="Текст_20_перевода_20__28_рус_29_">
      <style:text-properties officeooo:paragraph-rsid="01164176"/>
    </style:style>
    <style:style style:name="P87" style:family="paragraph" style:parent-style-name="Текст_20_перевода_20__28_рус_29_">
      <style:text-properties officeooo:rsid="011666bb" officeooo:paragraph-rsid="011666bb"/>
    </style:style>
    <style:style style:name="P88" style:family="paragraph" style:parent-style-name="Текст_20_перевода_20__28_рус_29_">
      <style:text-properties officeooo:rsid="01185687" officeooo:paragraph-rsid="01185687"/>
    </style:style>
    <style:style style:name="P89" style:family="paragraph" style:parent-style-name="Текст_20_перевода_20__28_рус_29_">
      <style:text-properties officeooo:paragraph-rsid="011b0955"/>
    </style:style>
    <style:style style:name="P90" style:family="paragraph" style:parent-style-name="Текст_20_перевода_20__28_рус_29_">
      <style:text-properties officeooo:paragraph-rsid="011d08cf"/>
    </style:style>
    <style:style style:name="P91" style:family="paragraph" style:parent-style-name="Текст_20_перевода_20__28_рус_29_">
      <style:text-properties officeooo:rsid="011d08cf" officeooo:paragraph-rsid="011d08cf"/>
    </style:style>
    <style:style style:name="P92" style:family="paragraph" style:parent-style-name="Текст_20_перевода_20__28_рус_29_">
      <style:text-properties officeooo:rsid="0120e6d9" officeooo:paragraph-rsid="0120e6d9"/>
    </style:style>
    <style:style style:name="P93" style:family="paragraph" style:parent-style-name="Текст_20_перевода_20__28_рус_29_">
      <style:text-properties officeooo:paragraph-rsid="0124cf95"/>
    </style:style>
    <style:style style:name="P94" style:family="paragraph" style:parent-style-name="Текст_20_перевода_20__28_рус_29_">
      <style:text-properties officeooo:paragraph-rsid="01281d85"/>
    </style:style>
    <style:style style:name="P95" style:family="paragraph" style:parent-style-name="Текст_20_перевода_20__28_рус_29_">
      <style:text-properties officeooo:rsid="012af779" officeooo:paragraph-rsid="012af779"/>
    </style:style>
    <style:style style:name="P96" style:family="paragraph" style:parent-style-name="Текст_20_перевода_20__28_рус_29_">
      <style:text-properties officeooo:rsid="012bb83b" officeooo:paragraph-rsid="012bb83b"/>
    </style:style>
    <style:style style:name="P97" style:family="paragraph" style:parent-style-name="Текст_20_перевода_20__28_рус_29_">
      <style:text-properties officeooo:paragraph-rsid="012d535c"/>
    </style:style>
    <style:style style:name="P98" style:family="paragraph" style:parent-style-name="Текст_20_перевода_20__28_рус_29_">
      <style:text-properties officeooo:rsid="012e03e8" officeooo:paragraph-rsid="012f19c6"/>
    </style:style>
    <style:style style:name="P99" style:family="paragraph" style:parent-style-name="Текст_20_перевода_20__28_рус_29_">
      <style:text-properties officeooo:rsid="012f19c6" officeooo:paragraph-rsid="012f19c6"/>
    </style:style>
    <style:style style:name="P100" style:family="paragraph" style:parent-style-name="Текст_20_перевода_20__28_рус_29_">
      <style:text-properties officeooo:rsid="0132c45f" officeooo:paragraph-rsid="0132c45f"/>
    </style:style>
    <style:style style:name="P101" style:family="paragraph" style:parent-style-name="Текст_20_перевода_20__28_рус_29_">
      <style:text-properties officeooo:paragraph-rsid="01379f76"/>
    </style:style>
    <style:style style:name="P102" style:family="paragraph" style:parent-style-name="Текст_20_перевода_20__28_рус_29_">
      <style:text-properties officeooo:rsid="01379f76" officeooo:paragraph-rsid="01379f76"/>
    </style:style>
    <style:style style:name="P103" style:family="paragraph" style:parent-style-name="Текст_20_перевода_20__28_рус_29_">
      <style:text-properties officeooo:rsid="01393265" officeooo:paragraph-rsid="01393265"/>
    </style:style>
    <style:style style:name="P104" style:family="paragraph" style:parent-style-name="Текст_20_перевода_20__28_рус_29_">
      <style:text-properties officeooo:rsid="01084ca4"/>
    </style:style>
    <style:style style:name="P105" style:family="paragraph" style:parent-style-name="Текст_20_перевода_20__28_рус_29_">
      <style:text-properties officeooo:rsid="012cc482" officeooo:paragraph-rsid="012cc482"/>
    </style:style>
    <style:style style:name="P106" style:family="paragraph" style:parent-style-name="Текст_20_перевода_20__28_рус_29_">
      <style:text-properties officeooo:rsid="0130e5df" officeooo:paragraph-rsid="0130e5df"/>
    </style:style>
    <style:style style:name="P107" style:family="paragraph" style:parent-style-name="Текст_20_перевода_20__28_рус_29_">
      <style:text-properties officeooo:rsid="013b38ae" officeooo:paragraph-rsid="013b38ae"/>
    </style:style>
    <style:style style:name="P108" style:family="paragraph" style:parent-style-name="Текст_20_перевода_20__28_рус_29_">
      <style:text-properties officeooo:rsid="013e51e9" officeooo:paragraph-rsid="013e51e9"/>
    </style:style>
    <style:style style:name="P109" style:family="paragraph" style:parent-style-name="Текст_20_перевода_20__28_рус_29_">
      <style:text-properties officeooo:rsid="01450ec7" officeooo:paragraph-rsid="01450ec7"/>
    </style:style>
    <style:style style:name="P110" style:family="paragraph" style:parent-style-name="Текст_20_перевода_20__28_рус_29_">
      <style:text-properties officeooo:paragraph-rsid="014f456f"/>
    </style:style>
    <style:style style:name="P111" style:family="paragraph" style:parent-style-name="Текст_20_перевода_20__28_рус_29_">
      <style:text-properties officeooo:rsid="014e54f4" officeooo:paragraph-rsid="014e54f4"/>
    </style:style>
    <style:style style:name="P112" style:family="paragraph" style:parent-style-name="Текст_20_перевода_20__28_рус_29_">
      <style:text-properties officeooo:rsid="014fd137" officeooo:paragraph-rsid="014fd137"/>
    </style:style>
    <style:style style:name="P113" style:family="paragraph" style:parent-style-name="Текст_20_перевода_20__28_рус_29_">
      <style:text-properties officeooo:rsid="0151768f" officeooo:paragraph-rsid="0151768f"/>
    </style:style>
    <style:style style:name="P114" style:family="paragraph" style:parent-style-name="Текст_20_перевода_20__28_рус_29_">
      <style:text-properties officeooo:paragraph-rsid="0153ff56"/>
    </style:style>
    <style:style style:name="P115" style:family="paragraph" style:parent-style-name="Текст_20_перевода_20__28_рус_29_">
      <style:text-properties officeooo:rsid="01578f27" officeooo:paragraph-rsid="01578f27"/>
    </style:style>
    <style:style style:name="P116" style:family="paragraph" style:parent-style-name="Текст_20_перевода_20__28_рус_29_">
      <style:text-properties officeooo:paragraph-rsid="0157eeab"/>
    </style:style>
    <style:style style:name="P117" style:family="paragraph" style:parent-style-name="Текст_20_перевода_20__28_рус_29_">
      <style:text-properties fo:color="#ff3333" officeooo:rsid="01578f27" officeooo:paragraph-rsid="01578f27"/>
    </style:style>
    <style:style style:name="P118" style:family="paragraph" style:parent-style-name="Текст_20_исходного_20_кода">
      <style:text-properties officeooo:paragraph-rsid="006ec2a4"/>
    </style:style>
    <style:style style:name="P119" style:family="paragraph" style:parent-style-name="Текст_20_исходного_20_кода">
      <style:text-properties fo:font-style="normal" fo:font-weight="normal" officeooo:paragraph-rsid="006ec2a4" style:font-style-asian="normal" style:font-weight-asian="normal" style:font-style-complex="normal" style:font-weight-complex="normal"/>
    </style:style>
    <style:style style:name="P120" style:family="paragraph" style:parent-style-name="Текст_20_исходного_20_кода">
      <style:text-properties officeooo:paragraph-rsid="009c1265"/>
    </style:style>
    <style:style style:name="P121" style:family="paragraph" style:parent-style-name="Текст_20_исходного_20_кода">
      <style:text-properties officeooo:paragraph-rsid="00b0cc46"/>
    </style:style>
    <style:style style:name="P122" style:family="paragraph" style:parent-style-name="Текст_20_исходного_20_кода">
      <style:text-properties officeooo:rsid="00b0cc46" officeooo:paragraph-rsid="00b326a2"/>
    </style:style>
    <style:style style:name="P123" style:family="paragraph" style:parent-style-name="Текст_20_исходного_20_кода">
      <style:text-properties officeooo:paragraph-rsid="00b326a2"/>
    </style:style>
    <style:style style:name="P124" style:family="paragraph" style:parent-style-name="Текст_20_исходного_20_кода">
      <style:text-properties officeooo:paragraph-rsid="00e40a8b"/>
    </style:style>
    <style:style style:name="P125" style:family="paragraph" style:parent-style-name="Текст_20_исходного_20_кода">
      <style:text-properties officeooo:paragraph-rsid="00fed4ed"/>
    </style:style>
    <style:style style:name="P126" style:family="paragraph" style:parent-style-name="Текст_20_исходного_20_кода">
      <style:text-properties officeooo:paragraph-rsid="010978ff"/>
    </style:style>
    <style:style style:name="P127" style:family="paragraph" style:parent-style-name="Текст_20_исходного_20_кода">
      <style:text-properties officeooo:paragraph-rsid="010f4c8c"/>
    </style:style>
    <style:style style:name="P128" style:family="paragraph" style:parent-style-name="Текст_20_исходного_20_кода">
      <style:text-properties officeooo:paragraph-rsid="0110456f"/>
    </style:style>
    <style:style style:name="P129" style:family="paragraph" style:parent-style-name="Текст_20_исходного_20_кода">
      <style:text-properties officeooo:paragraph-rsid="01164176"/>
    </style:style>
    <style:style style:name="P130" style:family="paragraph" style:parent-style-name="Текст_20_исходного_20_кода">
      <style:text-properties officeooo:paragraph-rsid="011a0cd0"/>
    </style:style>
    <style:style style:name="P131" style:family="paragraph" style:parent-style-name="Текст_20_исходного_20_кода">
      <style:text-properties officeooo:paragraph-rsid="01203ccc"/>
    </style:style>
    <style:style style:name="P132" style:family="paragraph" style:parent-style-name="Текст_20_исходного_20_кода">
      <style:text-properties officeooo:paragraph-rsid="0124cf95"/>
    </style:style>
    <style:style style:name="P133" style:family="paragraph" style:parent-style-name="Текст_20_исходного_20_кода">
      <style:text-properties officeooo:paragraph-rsid="01276a8e"/>
    </style:style>
    <style:style style:name="P134" style:family="paragraph" style:parent-style-name="Текст_20_исходного_20_кода">
      <style:text-properties officeooo:paragraph-rsid="012e03e8"/>
    </style:style>
    <style:style style:name="P135" style:family="paragraph" style:parent-style-name="Текст_20_исходного_20_кода">
      <style:text-properties officeooo:paragraph-rsid="01379f76"/>
    </style:style>
    <style:style style:name="P136" style:family="paragraph" style:parent-style-name="Текст_20_исходного_20_кода">
      <style:text-properties officeooo:paragraph-rsid="013c15b4"/>
    </style:style>
    <style:style style:name="P137" style:family="paragraph" style:parent-style-name="Текст_20_исходного_20_кода">
      <style:text-properties officeooo:paragraph-rsid="013d1153"/>
    </style:style>
    <style:style style:name="P138" style:family="paragraph" style:parent-style-name="Текст_20_исходного_20_кода">
      <style:text-properties officeooo:paragraph-rsid="013e51e9"/>
    </style:style>
    <style:style style:name="P139" style:family="paragraph" style:parent-style-name="Текст_20_исходного_20_кода">
      <style:text-properties officeooo:paragraph-rsid="0140d4ec"/>
    </style:style>
    <style:style style:name="P140" style:family="paragraph" style:parent-style-name="Текст_20_исходного_20_кода">
      <style:text-properties officeooo:paragraph-rsid="014c6c26"/>
    </style:style>
    <style:style style:name="P141" style:family="paragraph" style:parent-style-name="Текст_20_исходного_20_кода">
      <style:text-properties officeooo:paragraph-rsid="014f456f"/>
    </style:style>
    <style:style style:name="P142" style:family="paragraph" style:parent-style-name="Текст_20_исходного_20_кода">
      <style:text-properties officeooo:paragraph-rsid="014fd137"/>
    </style:style>
    <style:style style:name="P143" style:family="paragraph" style:parent-style-name="Signature">
      <style:text-properties officeooo:paragraph-rsid="0052bf1c"/>
    </style:style>
    <style:style style:name="P144" style:family="paragraph" style:parent-style-name="Standard">
      <style:text-properties officeooo:paragraph-rsid="01fcd0da"/>
    </style:style>
    <style:style style:name="P145" style:family="paragraph" style:parent-style-name="Heading_20_1">
      <style:text-properties fo:font-weight="bold"/>
    </style:style>
    <style:style style:name="P146" style:family="paragraph" style:parent-style-name="First_20_line_20_indent">
      <style:text-properties fo:font-weight="bold" officeooo:paragraph-rsid="017ec04a" style:font-weight-asian="bold" style:font-weight-complex="bold"/>
    </style:style>
    <style:style style:name="P147" style:family="paragraph" style:parent-style-name="First_20_line_20_indent">
      <style:text-properties officeooo:paragraph-rsid="016155e9"/>
    </style:style>
    <style:style style:name="P148" style:family="paragraph" style:parent-style-name="First_20_line_20_indent">
      <style:text-properties officeooo:paragraph-rsid="0164fe91"/>
    </style:style>
    <style:style style:name="P149" style:family="paragraph" style:parent-style-name="First_20_line_20_indent">
      <style:text-properties officeooo:paragraph-rsid="01e9e881"/>
    </style:style>
    <style:style style:name="P150" style:family="paragraph" style:parent-style-name="First_20_line_20_indent">
      <style:paragraph-properties fo:margin-left="0cm" fo:margin-right="0cm" fo:text-indent="0cm" style:auto-text-indent="false"/>
    </style:style>
    <style:style style:name="P151" style:family="paragraph" style:parent-style-name="First_20_line_20_indent">
      <style:paragraph-properties fo:margin-left="0cm" fo:margin-right="0cm" fo:text-indent="0cm" style:auto-text-indent="false"/>
      <style:text-properties fo:font-weight="bold" officeooo:rsid="0046d538" officeooo:paragraph-rsid="0046d538" style:font-weight-asian="normal" style:font-weight-complex="normal"/>
    </style:style>
    <style:style style:name="P152" style:family="paragraph" style:parent-style-name="First_20_line_20_indent">
      <style:paragraph-properties fo:margin-left="0cm" fo:margin-right="0cm" fo:text-indent="0cm" style:auto-text-indent="false"/>
      <style:text-properties officeooo:paragraph-rsid="01eb8cb5"/>
    </style:style>
    <style:style style:name="P153" style:family="paragraph" style:parent-style-name="Heading_20_2">
      <style:text-properties fo:font-weight="bold" officeooo:paragraph-rsid="0039494f"/>
    </style:style>
    <style:style style:name="P154" style:family="paragraph" style:parent-style-name="Heading_20_2">
      <style:text-properties fo:font-weight="bold" officeooo:rsid="0039494f" officeooo:paragraph-rsid="0039494f"/>
    </style:style>
    <style:style style:name="P155" style:family="paragraph" style:parent-style-name="Heading_20_2">
      <style:text-properties officeooo:paragraph-rsid="01fba469"/>
    </style:style>
    <style:style style:name="P156" style:family="paragraph" style:parent-style-name="Heading_20_3">
      <style:text-properties fo:font-weight="bold"/>
    </style:style>
    <style:style style:name="P157" style:family="paragraph" style:parent-style-name="Heading_20_3">
      <style:text-properties officeooo:paragraph-rsid="001bd01d"/>
    </style:style>
    <style:style style:name="P158" style:family="paragraph" style:parent-style-name="Heading_20_3">
      <style:text-properties officeooo:paragraph-rsid="0066a4f2"/>
    </style:style>
    <style:style style:name="P159" style:family="paragraph" style:parent-style-name="Heading_20_3">
      <style:text-properties officeooo:paragraph-rsid="00be79cf"/>
    </style:style>
    <style:style style:name="P160" style:family="paragraph" style:parent-style-name="Heading_20_3">
      <style:text-properties officeooo:paragraph-rsid="01c89e85"/>
    </style:style>
    <style:style style:name="P161" style:family="paragraph" style:parent-style-name="Heading_20_4">
      <style:text-properties fo:font-weight="bold"/>
    </style:style>
    <style:style style:name="P162" style:family="paragraph" style:parent-style-name="Heading_20_4">
      <style:text-properties fo:font-weight="bold" officeooo:paragraph-rsid="00975731"/>
    </style:style>
    <style:style style:name="P163" style:family="paragraph" style:parent-style-name="Heading_20_4">
      <style:text-properties fo:font-weight="bold" officeooo:paragraph-rsid="00ac8b74"/>
    </style:style>
    <style:style style:name="P164" style:family="paragraph" style:parent-style-name="Heading_20_4">
      <style:text-properties officeooo:paragraph-rsid="00975731"/>
    </style:style>
    <style:style style:name="P165" style:family="paragraph" style:parent-style-name="Heading_20_4">
      <style:text-properties officeooo:paragraph-rsid="00bff2af"/>
    </style:style>
    <style:style style:name="P166" style:family="paragraph" style:parent-style-name="Heading_20_4">
      <style:text-properties officeooo:paragraph-rsid="01a73292"/>
    </style:style>
    <style:style style:name="P167" style:family="paragraph" style:parent-style-name="Heading_20_4">
      <style:text-properties officeooo:paragraph-rsid="01aa7b05"/>
    </style:style>
    <style:style style:name="P168" style:family="paragraph" style:parent-style-name="Heading_20_4">
      <style:text-properties officeooo:paragraph-rsid="01af81cd"/>
    </style:style>
    <style:style style:name="P169" style:family="paragraph" style:parent-style-name="Heading_20_4">
      <style:text-properties officeooo:paragraph-rsid="01bc50a1"/>
    </style:style>
    <style:style style:name="P170" style:family="paragraph" style:parent-style-name="Текст_20_исходного_20_кода">
      <style:text-properties officeooo:paragraph-rsid="0169372a"/>
    </style:style>
    <style:style style:name="P171" style:family="paragraph" style:parent-style-name="Текст_20_исходного_20_кода">
      <style:text-properties officeooo:paragraph-rsid="016bbbf5"/>
    </style:style>
    <style:style style:name="P172" style:family="paragraph" style:parent-style-name="Текст_20_исходного_20_кода">
      <style:text-properties officeooo:paragraph-rsid="016e3455"/>
    </style:style>
    <style:style style:name="P173" style:family="paragraph" style:parent-style-name="Текст_20_исходного_20_кода">
      <style:text-properties fo:color="#ff3333"/>
    </style:style>
    <style:style style:name="P174" style:family="paragraph" style:parent-style-name="Текст_20_исходного_20_кода">
      <style:text-properties fo:color="#ff3333" officeooo:paragraph-rsid="016bbbf5"/>
    </style:style>
    <style:style style:name="P175" style:family="paragraph" style:parent-style-name="Текст_20_исходного_20_кода">
      <style:text-properties fo:color="#ff3333" officeooo:paragraph-rsid="016e3455"/>
    </style:style>
    <style:style style:name="P176" style:family="paragraph" style:parent-style-name="Текст_20_исходного_20_кода">
      <style:text-properties officeooo:paragraph-rsid="017325de"/>
    </style:style>
    <style:style style:name="P177" style:family="paragraph" style:parent-style-name="Текст_20_исходного_20_кода">
      <style:text-properties officeooo:paragraph-rsid="018037c1"/>
    </style:style>
    <style:style style:name="P178" style:family="paragraph" style:parent-style-name="Текст_20_исходного_20_кода">
      <style:text-properties fo:font-weight="normal" officeooo:paragraph-rsid="01922d81" style:font-weight-asian="normal" style:font-weight-complex="normal"/>
    </style:style>
    <style:style style:name="P179" style:family="paragraph" style:parent-style-name="Текст_20_исходного_20_кода">
      <style:text-properties fo:font-weight="normal" officeooo:paragraph-rsid="0193f21c" style:font-weight-asian="normal" style:font-weight-complex="normal"/>
    </style:style>
    <style:style style:name="P180" style:family="paragraph" style:parent-style-name="Текст_20_исходного_20_кода">
      <style:text-properties fo:font-weight="normal" officeooo:paragraph-rsid="01959bbc" style:font-weight-asian="normal" style:font-weight-complex="normal"/>
    </style:style>
    <style:style style:name="P181" style:family="paragraph" style:parent-style-name="Текст_20_исходного_20_кода">
      <style:text-properties fo:font-weight="normal" officeooo:paragraph-rsid="01990d2f" style:font-weight-asian="normal" style:font-weight-complex="normal"/>
    </style:style>
    <style:style style:name="P182" style:family="paragraph" style:parent-style-name="Текст_20_исходного_20_кода">
      <style:text-properties officeooo:paragraph-rsid="01958e0f"/>
    </style:style>
    <style:style style:name="P183" style:family="paragraph" style:parent-style-name="Текст_20_исходного_20_кода">
      <style:text-properties officeooo:paragraph-rsid="019aacea"/>
    </style:style>
    <style:style style:name="P184" style:family="paragraph" style:parent-style-name="Текст_20_исходного_20_кода">
      <style:text-properties officeooo:paragraph-rsid="019b6027"/>
    </style:style>
    <style:style style:name="P185" style:family="paragraph" style:parent-style-name="Текст_20_исходного_20_кода">
      <style:text-properties officeooo:rsid="019d3f52" officeooo:paragraph-rsid="019d3f52"/>
    </style:style>
    <style:style style:name="P186" style:family="paragraph" style:parent-style-name="Текст_20_исходного_20_кода">
      <style:text-properties officeooo:paragraph-rsid="01a0f854"/>
    </style:style>
    <style:style style:name="P187" style:family="paragraph" style:parent-style-name="Текст_20_исходного_20_кода">
      <style:text-properties officeooo:paragraph-rsid="01a88d35"/>
    </style:style>
    <style:style style:name="P188" style:family="paragraph" style:parent-style-name="Текст_20_исходного_20_кода">
      <style:text-properties officeooo:paragraph-rsid="01b16283"/>
    </style:style>
    <style:style style:name="P189" style:family="paragraph" style:parent-style-name="Текст_20_исходного_20_кода">
      <style:text-properties officeooo:paragraph-rsid="01b36a6b"/>
    </style:style>
    <style:style style:name="P190" style:family="paragraph" style:parent-style-name="Текст_20_исходного_20_кода">
      <style:text-properties officeooo:rsid="01d22097" officeooo:paragraph-rsid="01d22097"/>
    </style:style>
    <style:style style:name="P191" style:family="paragraph" style:parent-style-name="Текст_20_исходного_20_кода">
      <style:text-properties officeooo:paragraph-rsid="01d22097"/>
    </style:style>
    <style:style style:name="P192" style:family="paragraph" style:parent-style-name="Текст_20_исходного_20_кода">
      <style:text-properties officeooo:paragraph-rsid="01d31ac8"/>
    </style:style>
    <style:style style:name="P193" style:family="paragraph" style:parent-style-name="Текст_20_исходного_20_кода">
      <style:text-properties officeooo:paragraph-rsid="01d41526"/>
    </style:style>
    <style:style style:name="P194" style:family="paragraph" style:parent-style-name="Текст_20_исходного_20_кода">
      <style:text-properties officeooo:paragraph-rsid="01d6b655"/>
    </style:style>
    <style:style style:name="P195" style:family="paragraph" style:parent-style-name="Текст_20_исходного_20_кода">
      <style:text-properties officeooo:paragraph-rsid="01d8ece0"/>
    </style:style>
    <style:style style:name="P196" style:family="paragraph" style:parent-style-name="Текст_20_исходного_20_кода">
      <style:text-properties officeooo:paragraph-rsid="01dd6b3a"/>
    </style:style>
    <style:style style:name="P197" style:family="paragraph" style:parent-style-name="Текст_20_исходного_20_кода">
      <style:text-properties officeooo:paragraph-rsid="01eb8cb5"/>
    </style:style>
    <style:style style:name="P198" style:family="paragraph" style:parent-style-name="Текст_20_исходного_20_кода">
      <style:text-properties officeooo:paragraph-rsid="01eccf86"/>
    </style:style>
    <style:style style:name="P199" style:family="paragraph" style:parent-style-name="Текст_20_исходного_20_кода">
      <style:text-properties officeooo:paragraph-rsid="01fcd0da"/>
    </style:style>
    <style:style style:name="P200" style:family="paragraph" style:parent-style-name="Текст_20_исходного_20_кода">
      <style:text-properties officeooo:paragraph-rsid="02047174"/>
    </style:style>
    <style:style style:name="P201" style:family="paragraph" style:parent-style-name="Текст_20_оригинала_20__28_eng_29_" style:list-style-name="L37"/>
    <style:style style:name="P202" style:family="paragraph" style:parent-style-name="Текст_20_оригинала_20__28_eng_29_">
      <style:text-properties fo:color="#ff3333"/>
    </style:style>
    <style:style style:name="P203" style:family="paragraph" style:parent-style-name="Текст_20_оригинала_20__28_eng_29_">
      <style:text-properties officeooo:paragraph-rsid="01959bbc"/>
    </style:style>
    <style:style style:name="P204" style:family="paragraph" style:parent-style-name="Текст_20_оригинала_20__28_eng_29_">
      <style:text-properties officeooo:paragraph-rsid="01990d2f"/>
    </style:style>
    <style:style style:name="P205" style:family="paragraph" style:parent-style-name="Текст_20_оригинала_20__28_eng_29_">
      <style:text-properties officeooo:paragraph-rsid="01a24524"/>
    </style:style>
    <style:style style:name="P206" style:family="paragraph" style:parent-style-name="Текст_20_оригинала_20__28_eng_29_">
      <style:text-properties officeooo:paragraph-rsid="01cf7710"/>
    </style:style>
    <style:style style:name="P207" style:family="paragraph" style:parent-style-name="Текст_20_оригинала_20__28_eng_29_">
      <style:text-properties officeooo:paragraph-rsid="01e0a7f1"/>
    </style:style>
    <style:style style:name="P208" style:family="paragraph" style:parent-style-name="Текст_20_оригинала_20__28_eng_29_">
      <style:text-properties officeooo:paragraph-rsid="02047174"/>
    </style:style>
    <style:style style:name="P209" style:family="paragraph" style:parent-style-name="Текст_20_оригинала_20__28_eng_29_">
      <style:text-properties officeooo:paragraph-rsid="021a9432"/>
    </style:style>
    <style:style style:name="P210" style:family="paragraph" style:parent-style-name="Текст_20_оригинала_20__28_eng_29_">
      <style:paragraph-properties fo:margin-left="0cm" fo:margin-right="0cm" fo:text-indent="0cm" style:auto-text-indent="false"/>
      <style:text-properties fo:font-weight="normal" officeooo:rsid="0046d538" officeooo:paragraph-rsid="017ec04a" style:font-weight-asian="normal" style:font-weight-complex="normal"/>
    </style:style>
    <style:style style:name="P211" style:family="paragraph" style:parent-style-name="Текст_20_оригинала_20__28_eng_29_">
      <style:paragraph-properties fo:margin-left="0cm" fo:margin-right="0cm" fo:text-indent="0cm" style:auto-text-indent="false"/>
      <style:text-properties officeooo:paragraph-rsid="00417ba5"/>
    </style:style>
    <style:style style:name="P212" style:family="paragraph" style:parent-style-name="Текст_20_перевода_20__28_рус_29_">
      <style:text-properties fo:font-weight="bold" style:font-weight-asian="bold" style:font-weight-complex="bold"/>
    </style:style>
    <style:style style:name="P213" style:family="paragraph" style:parent-style-name="Текст_20_перевода_20__28_рус_29_">
      <style:text-properties fo:font-weight="bold" officeooo:rsid="0142a583" officeooo:paragraph-rsid="0142a583" style:font-weight-asian="bold" style:font-weight-complex="bold"/>
    </style:style>
    <style:style style:name="P214" style:family="paragraph" style:parent-style-name="Текст_20_перевода_20__28_рус_29_">
      <style:text-properties fo:font-weight="bold" officeooo:paragraph-rsid="01eb8cb5" style:font-weight-asian="bold" style:font-weight-complex="bold"/>
    </style:style>
    <style:style style:name="P215" style:family="paragraph" style:parent-style-name="Текст_20_перевода_20__28_рус_29_">
      <style:text-properties fo:font-weight="bold" officeooo:rsid="01eccf86" officeooo:paragraph-rsid="01eccf86" style:font-weight-asian="bold" style:font-weight-complex="bold"/>
    </style:style>
    <style:style style:name="P216" style:family="paragraph" style:parent-style-name="Текст_20_перевода_20__28_рус_29_">
      <style:text-properties fo:font-weight="bold" officeooo:paragraph-rsid="02047174" style:font-weight-asian="bold" style:font-weight-complex="bold"/>
    </style:style>
    <style:style style:name="P217" style:family="paragraph" style:parent-style-name="Текст_20_перевода_20__28_рус_29_" style:list-style-name="L37">
      <style:text-properties officeooo:rsid="014ec781" officeooo:paragraph-rsid="014ec781"/>
    </style:style>
    <style:style style:name="P218" style:family="paragraph" style:parent-style-name="Текст_20_перевода_20__28_рус_29_" style:list-style-name="L37">
      <style:text-properties officeooo:rsid="014f456f" officeooo:paragraph-rsid="014f456f"/>
    </style:style>
    <style:style style:name="P219" style:family="paragraph" style:parent-style-name="Текст_20_перевода_20__28_рус_29_">
      <style:text-properties officeooo:paragraph-rsid="016b5321"/>
    </style:style>
    <style:style style:name="P220" style:family="paragraph" style:parent-style-name="Текст_20_перевода_20__28_рус_29_">
      <style:text-properties officeooo:paragraph-rsid="016bbbf5"/>
    </style:style>
    <style:style style:name="P221" style:family="paragraph" style:parent-style-name="Текст_20_перевода_20__28_рус_29_">
      <style:text-properties fo:color="#ff3333"/>
    </style:style>
    <style:style style:name="P222" style:family="paragraph" style:parent-style-name="Текст_20_перевода_20__28_рус_29_">
      <style:text-properties officeooo:paragraph-rsid="017325de"/>
    </style:style>
    <style:style style:name="P223" style:family="paragraph" style:parent-style-name="Текст_20_перевода_20__28_рус_29_">
      <style:text-properties officeooo:rsid="0175fe7b" officeooo:paragraph-rsid="0175fe7b"/>
    </style:style>
    <style:style style:name="P224" style:family="paragraph" style:parent-style-name="Текст_20_перевода_20__28_рус_29_">
      <style:text-properties officeooo:paragraph-rsid="0173d9c1"/>
    </style:style>
    <style:style style:name="P225" style:family="paragraph" style:parent-style-name="Текст_20_перевода_20__28_рус_29_">
      <style:text-properties officeooo:paragraph-rsid="0178616b"/>
    </style:style>
    <style:style style:name="P226" style:family="paragraph" style:parent-style-name="Текст_20_перевода_20__28_рус_29_">
      <style:text-properties officeooo:paragraph-rsid="017a0099"/>
    </style:style>
    <style:style style:name="P227" style:family="paragraph" style:parent-style-name="Текст_20_перевода_20__28_рус_29_">
      <style:text-properties officeooo:rsid="01849033" officeooo:paragraph-rsid="01849033"/>
    </style:style>
    <style:style style:name="P228" style:family="paragraph" style:parent-style-name="Текст_20_перевода_20__28_рус_29_">
      <style:text-properties officeooo:paragraph-rsid="018037c1"/>
    </style:style>
    <style:style style:name="P229" style:family="paragraph" style:parent-style-name="Текст_20_перевода_20__28_рус_29_">
      <style:text-properties officeooo:rsid="01879a19" officeooo:paragraph-rsid="01879a19"/>
    </style:style>
    <style:style style:name="P230" style:family="paragraph" style:parent-style-name="Текст_20_перевода_20__28_рус_29_">
      <style:text-properties officeooo:paragraph-rsid="01862da6"/>
    </style:style>
    <style:style style:name="P231" style:family="paragraph" style:parent-style-name="Текст_20_перевода_20__28_рус_29_">
      <style:text-properties officeooo:rsid="018905ac" officeooo:paragraph-rsid="018debb0"/>
    </style:style>
    <style:style style:name="P232" style:family="paragraph" style:parent-style-name="Текст_20_перевода_20__28_рус_29_">
      <style:text-properties officeooo:paragraph-rsid="0190dcba"/>
    </style:style>
    <style:style style:name="P233" style:family="paragraph" style:parent-style-name="Текст_20_перевода_20__28_рус_29_">
      <style:text-properties fo:font-weight="normal" officeooo:rsid="01963785" officeooo:paragraph-rsid="01963785" style:font-weight-asian="normal" style:font-weight-complex="normal"/>
    </style:style>
    <style:style style:name="P234" style:family="paragraph" style:parent-style-name="Текст_20_перевода_20__28_рус_29_">
      <style:text-properties officeooo:paragraph-rsid="019aacea"/>
    </style:style>
    <style:style style:name="P235" style:family="paragraph" style:parent-style-name="Текст_20_перевода_20__28_рус_29_">
      <style:text-properties officeooo:paragraph-rsid="01a54447"/>
    </style:style>
    <style:style style:name="P236" style:family="paragraph" style:parent-style-name="Текст_20_перевода_20__28_рус_29_">
      <style:text-properties officeooo:paragraph-rsid="01ace8fa"/>
    </style:style>
    <style:style style:name="P237" style:family="paragraph" style:parent-style-name="Текст_20_перевода_20__28_рус_29_">
      <style:text-properties officeooo:paragraph-rsid="01bc6367"/>
    </style:style>
    <style:style style:name="P238" style:family="paragraph" style:parent-style-name="Текст_20_перевода_20__28_рус_29_">
      <style:text-properties officeooo:paragraph-rsid="01bdc6cf"/>
    </style:style>
    <style:style style:name="P239" style:family="paragraph" style:parent-style-name="Текст_20_перевода_20__28_рус_29_">
      <style:text-properties officeooo:paragraph-rsid="01bf981e"/>
    </style:style>
    <style:style style:name="P240" style:family="paragraph" style:parent-style-name="Текст_20_перевода_20__28_рус_29_">
      <style:text-properties officeooo:paragraph-rsid="01c58f4b"/>
    </style:style>
    <style:style style:name="P241" style:family="paragraph" style:parent-style-name="Текст_20_перевода_20__28_рус_29_">
      <style:text-properties officeooo:paragraph-rsid="01c6c32f"/>
    </style:style>
    <style:style style:name="P242" style:family="paragraph" style:parent-style-name="Текст_20_перевода_20__28_рус_29_">
      <style:text-properties officeooo:paragraph-rsid="01cc17a6"/>
    </style:style>
    <style:style style:name="P243" style:family="paragraph" style:parent-style-name="Текст_20_перевода_20__28_рус_29_">
      <style:text-properties officeooo:rsid="01d22097" officeooo:paragraph-rsid="01d22097"/>
    </style:style>
    <style:style style:name="P244" style:family="paragraph" style:parent-style-name="Текст_20_перевода_20__28_рус_29_">
      <style:text-properties officeooo:paragraph-rsid="01d41526"/>
    </style:style>
    <style:style style:name="P245" style:family="paragraph" style:parent-style-name="Текст_20_перевода_20__28_рус_29_">
      <style:text-properties officeooo:paragraph-rsid="01d8ece0"/>
    </style:style>
    <style:style style:name="P246" style:family="paragraph" style:parent-style-name="Текст_20_перевода_20__28_рус_29_">
      <style:text-properties officeooo:paragraph-rsid="01eb8cb5"/>
    </style:style>
    <style:style style:name="P247" style:family="paragraph" style:parent-style-name="Текст_20_перевода_20__28_рус_29_">
      <style:text-properties officeooo:paragraph-rsid="01edfe00"/>
    </style:style>
    <style:style style:name="P248" style:family="paragraph" style:parent-style-name="Текст_20_перевода_20__28_рус_29_">
      <style:text-properties officeooo:paragraph-rsid="01f9ffc4"/>
    </style:style>
    <style:style style:name="P249" style:family="paragraph" style:parent-style-name="Текст_20_перевода_20__28_рус_29_">
      <style:text-properties officeooo:paragraph-rsid="01fec780"/>
    </style:style>
    <style:style style:name="P250" style:family="paragraph" style:parent-style-name="Текст_20_перевода_20__28_рус_29_">
      <style:text-properties officeooo:paragraph-rsid="02049ee5"/>
    </style:style>
    <style:style style:name="P251" style:family="paragraph" style:parent-style-name="Текст_20_перевода_20__28_рус_29_">
      <style:text-properties officeooo:paragraph-rsid="013d1153"/>
    </style:style>
    <style:style style:name="P252" style:family="paragraph" style:parent-style-name="Текст_20_перевода_20__28_рус_29_">
      <style:text-properties officeooo:paragraph-rsid="014e54f4"/>
    </style:style>
    <style:style style:name="P253" style:family="paragraph" style:parent-style-name="Текст_20_перевода_20__28_рус_29_">
      <style:text-properties officeooo:paragraph-rsid="020eeb1f"/>
    </style:style>
    <style:style style:name="P254" style:family="paragraph" style:parent-style-name="Текст_20_перевода_20__28_рус_29_">
      <style:text-properties officeooo:paragraph-rsid="02128771"/>
    </style:style>
    <style:style style:name="P255" style:family="paragraph" style:parent-style-name="Текст_20_перевода_20__28_рус_29_">
      <style:text-properties officeooo:paragraph-rsid="0213b4c4"/>
    </style:style>
    <style:style style:name="P256" style:family="paragraph" style:parent-style-name="Текст_20_перевода_20__28_рус_29_">
      <style:paragraph-properties fo:margin-left="0cm" fo:margin-right="0cm" fo:text-indent="0cm" style:auto-text-indent="false"/>
    </style:style>
    <style:style style:name="P257" style:family="paragraph" style:parent-style-name="Текст_20_перевода_20__28_рус_29_">
      <style:paragraph-properties fo:margin-left="0cm" fo:margin-right="0cm" fo:text-indent="0cm" style:auto-text-indent="false"/>
      <style:text-properties officeooo:paragraph-rsid="021a9432"/>
    </style:style>
    <style:style style:name="P258" style:family="paragraph" style:parent-style-name="Contents_20_2">
      <style:paragraph-properties>
        <style:tab-stops>
          <style:tab-stop style:position="17.501cm" style:type="right" style:leader-style="dotted" style:leader-text="."/>
        </style:tab-stops>
      </style:paragraph-properties>
    </style:style>
    <style:style style:name="P259" style:family="paragraph" style:parent-style-name="Contents_20_3">
      <style:paragraph-properties>
        <style:tab-stops>
          <style:tab-stop style:position="17.002cm" style:type="right" style:leader-style="dotted" style:leader-text="."/>
        </style:tab-stops>
      </style:paragraph-properties>
    </style:style>
    <style:style style:name="P260" style:family="paragraph" style:parent-style-name="Contents_20_4">
      <style:paragraph-properties>
        <style:tab-stops>
          <style:tab-stop style:position="16.503cm" style:type="right" style:leader-style="dotted" style:leader-text="."/>
        </style:tab-stops>
      </style:paragraph-properties>
    </style:style>
    <style:style style:name="P261" style:family="paragraph" style:parent-style-name="Contents_20_1">
      <style:paragraph-properties>
        <style:tab-stops>
          <style:tab-stop style:position="18cm" style:type="right" style:leader-style="dotted" style:leader-text="."/>
        </style:tab-stops>
      </style:paragraph-properties>
    </style:style>
    <style:style style:name="P262" style:family="paragraph" style:parent-style-name="Salutation">
      <style:paragraph-properties fo:text-align="end" style:justify-single-word="false"/>
    </style:style>
    <style:style style:name="P263" style:family="paragraph" style:parent-style-name="Salutation" style:master-page-name="HTML">
      <style:paragraph-properties fo:text-align="end" style:justify-single-word="false" style:page-number="auto"/>
    </style:style>
    <style:style style:name="P264"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d676b" style:font-weight-asian="bold" style:font-weight-complex="bold"/>
    </style:style>
    <style:style style:name="T4" style:family="text">
      <style:text-properties fo:font-weight="bold" officeooo:rsid="00442361" style:font-weight-asian="bold" style:font-weight-complex="bold"/>
    </style:style>
    <style:style style:name="T5" style:family="text">
      <style:text-properties fo:font-weight="bold" officeooo:rsid="0052bf1c" style:font-weight-asian="bold" style:font-weight-complex="bold"/>
    </style:style>
    <style:style style:name="T6" style:family="text">
      <style:text-properties fo:font-weight="bold" officeooo:rsid="006216a3" style:font-weight-asian="bold" style:font-weight-complex="bold"/>
    </style:style>
    <style:style style:name="T7" style:family="text">
      <style:text-properties fo:font-weight="bold" officeooo:rsid="0075c66f" style:font-weight-asian="bold" style:font-weight-complex="bold"/>
    </style:style>
    <style:style style:name="T8" style:family="text">
      <style:text-properties fo:font-weight="bold" officeooo:rsid="00d624b6" style:font-weight-asian="bold" style:font-weight-complex="bold"/>
    </style:style>
    <style:style style:name="T9" style:family="text">
      <style:text-properties fo:font-weight="bold" officeooo:rsid="00d78523" style:font-weight-asian="bold" style:font-weight-complex="bold"/>
    </style:style>
    <style:style style:name="T10" style:family="text">
      <style:text-properties fo:font-weight="bold" officeooo:rsid="00d9b77a" style:font-weight-asian="bold" style:font-weight-complex="bold"/>
    </style:style>
    <style:style style:name="T11" style:family="text">
      <style:text-properties fo:font-weight="bold" officeooo:rsid="00daa108" style:font-weight-asian="bold" style:font-weight-complex="bold"/>
    </style:style>
    <style:style style:name="T12" style:family="text">
      <style:text-properties fo:font-weight="bold" officeooo:rsid="00dcd5f4" style:font-weight-asian="bold" style:font-weight-complex="bold"/>
    </style:style>
    <style:style style:name="T13" style:family="text">
      <style:text-properties fo:font-weight="bold" officeooo:rsid="00ddb6a8" style:font-weight-asian="bold" style:font-weight-complex="bold"/>
    </style:style>
    <style:style style:name="T14" style:family="text">
      <style:text-properties fo:font-weight="bold" officeooo:rsid="00e20c3b" style:font-weight-asian="bold" style:font-weight-complex="bold"/>
    </style:style>
    <style:style style:name="T15" style:family="text">
      <style:text-properties fo:font-weight="bold" officeooo:rsid="00eb28b9" style:font-weight-asian="bold" style:font-weight-complex="bold"/>
    </style:style>
    <style:style style:name="T16" style:family="text">
      <style:text-properties fo:font-weight="bold" officeooo:rsid="00ec1f20" style:font-weight-asian="bold" style:font-weight-complex="bold"/>
    </style:style>
    <style:style style:name="T17" style:family="text">
      <style:text-properties fo:font-weight="bold" officeooo:rsid="00f4379b" style:font-weight-asian="bold" style:font-weight-complex="bold"/>
    </style:style>
    <style:style style:name="T18" style:family="text">
      <style:text-properties fo:font-weight="bold" officeooo:rsid="00fd036d" style:font-weight-asian="bold" style:font-weight-complex="bold"/>
    </style:style>
    <style:style style:name="T19" style:family="text">
      <style:text-properties fo:font-weight="bold" officeooo:rsid="0100a53b" style:font-weight-asian="bold" style:font-weight-complex="bold"/>
    </style:style>
    <style:style style:name="T20" style:family="text">
      <style:text-properties fo:font-weight="bold" officeooo:rsid="0104a46e" style:font-weight-asian="bold" style:font-weight-complex="bold"/>
    </style:style>
    <style:style style:name="T21" style:family="text">
      <style:text-properties fo:font-weight="bold" officeooo:rsid="01118c4b" style:font-weight-asian="bold" style:font-weight-complex="bold"/>
    </style:style>
    <style:style style:name="T22" style:family="text">
      <style:text-properties fo:font-weight="bold" officeooo:rsid="01164176" style:font-weight-asian="bold" style:font-weight-complex="bold"/>
    </style:style>
    <style:style style:name="T23" style:family="text">
      <style:text-properties fo:font-weight="bold" officeooo:rsid="011b0955" style:font-weight-asian="bold" style:font-weight-complex="bold"/>
    </style:style>
    <style:style style:name="T24" style:family="text">
      <style:text-properties fo:font-weight="bold" officeooo:rsid="01248c81" style:font-weight-asian="bold" style:font-weight-complex="bold"/>
    </style:style>
    <style:style style:name="T25" style:family="text">
      <style:text-properties fo:font-weight="bold" officeooo:rsid="0124cf95" style:font-weight-asian="bold" style:font-weight-complex="bold"/>
    </style:style>
    <style:style style:name="T26" style:family="text">
      <style:text-properties fo:font-weight="bold" officeooo:rsid="012d535c" style:font-weight-asian="bold" style:font-weight-complex="bold"/>
    </style:style>
    <style:style style:name="T27" style:family="text">
      <style:text-properties fo:font-weight="bold" officeooo:rsid="012e03e8" style:font-weight-asian="bold" style:font-weight-complex="bold"/>
    </style:style>
    <style:style style:name="T28" style:family="text">
      <style:text-properties fo:font-weight="bold" officeooo:rsid="01379f76" style:font-weight-asian="bold" style:font-weight-complex="bold"/>
    </style:style>
    <style:style style:name="T29" style:family="text">
      <style:text-properties fo:font-weight="bold" officeooo:rsid="01393c96" style:font-weight-asian="bold" style:font-weight-complex="bold"/>
    </style:style>
    <style:style style:name="T30" style:family="text">
      <style:text-properties fo:font-weight="bold" officeooo:rsid="0153ff56" style:font-weight-asian="bold" style:font-weight-complex="bold"/>
    </style:style>
    <style:style style:name="T31" style:family="text">
      <style:text-properties fo:font-weight="bold" officeooo:rsid="017325de" style:font-weight-asian="bold" style:font-weight-complex="bold"/>
    </style:style>
    <style:style style:name="T32" style:family="text">
      <style:text-properties fo:font-weight="bold" officeooo:rsid="0173d9c1" style:font-weight-asian="bold" style:font-weight-complex="bold"/>
    </style:style>
    <style:style style:name="T33" style:family="text">
      <style:text-properties fo:font-weight="bold" officeooo:rsid="017cd026" style:font-weight-asian="bold" style:font-weight-complex="bold"/>
    </style:style>
    <style:style style:name="T34" style:family="text">
      <style:text-properties fo:font-weight="bold" officeooo:rsid="01814efb" style:font-weight-asian="bold" style:font-weight-complex="bold"/>
    </style:style>
    <style:style style:name="T35" style:family="text">
      <style:text-properties fo:font-weight="bold" officeooo:rsid="01862da6" style:font-weight-asian="bold" style:font-weight-complex="bold"/>
    </style:style>
    <style:style style:name="T36" style:family="text">
      <style:text-properties fo:font-weight="bold" officeooo:rsid="0193f21c" style:font-weight-asian="bold" style:font-weight-complex="bold"/>
    </style:style>
    <style:style style:name="T37" style:family="text">
      <style:text-properties fo:font-weight="bold" officeooo:rsid="01959bbc" style:font-weight-asian="bold" style:font-weight-complex="bold"/>
    </style:style>
    <style:style style:name="T38" style:family="text">
      <style:text-properties fo:font-weight="bold" officeooo:rsid="01990d2f" style:font-weight-asian="bold" style:font-weight-complex="bold"/>
    </style:style>
    <style:style style:name="T39" style:family="text">
      <style:text-properties fo:font-weight="bold" officeooo:rsid="019aacea" style:font-weight-asian="bold" style:font-weight-complex="bold"/>
    </style:style>
    <style:style style:name="T40" style:family="text">
      <style:text-properties fo:font-weight="bold" officeooo:rsid="01a61d70" style:font-weight-asian="bold" style:font-weight-complex="bold"/>
    </style:style>
    <style:style style:name="T41" style:family="text">
      <style:text-properties fo:font-weight="bold" officeooo:rsid="01a73292" style:font-weight-asian="bold" style:font-weight-complex="bold"/>
    </style:style>
    <style:style style:name="T42" style:family="text">
      <style:text-properties fo:font-weight="bold" officeooo:rsid="01ace8fa" style:font-weight-asian="bold" style:font-weight-complex="bold"/>
    </style:style>
    <style:style style:name="T43" style:family="text">
      <style:text-properties fo:font-weight="bold" officeooo:rsid="01b634bb" style:font-weight-asian="bold" style:font-weight-complex="bold"/>
    </style:style>
    <style:style style:name="T44" style:family="text">
      <style:text-properties fo:font-weight="bold" officeooo:rsid="01b939a1" style:font-weight-asian="bold" style:font-weight-complex="bold"/>
    </style:style>
    <style:style style:name="T45" style:family="text">
      <style:text-properties fo:font-weight="bold" officeooo:rsid="01bafdc8" style:font-weight-asian="bold" style:font-weight-complex="bold"/>
    </style:style>
    <style:style style:name="T46" style:family="text">
      <style:text-properties fo:font-weight="bold" officeooo:rsid="01bf981e" style:font-weight-asian="bold" style:font-weight-complex="bold"/>
    </style:style>
    <style:style style:name="T47" style:family="text">
      <style:text-properties fo:font-weight="bold" officeooo:rsid="01c1522c" style:font-weight-asian="bold" style:font-weight-complex="bold"/>
    </style:style>
    <style:style style:name="T48" style:family="text">
      <style:text-properties fo:font-weight="bold" officeooo:rsid="01c58f4b" style:font-weight-asian="bold" style:font-weight-complex="bold"/>
    </style:style>
    <style:style style:name="T49" style:family="text">
      <style:text-properties fo:font-weight="bold" officeooo:rsid="01d31ac8" style:font-weight-asian="bold" style:font-weight-complex="bold"/>
    </style:style>
    <style:style style:name="T50" style:family="text">
      <style:text-properties fo:font-weight="bold" officeooo:rsid="01e0a7f1" style:font-weight-asian="bold" style:font-weight-complex="bold"/>
    </style:style>
    <style:style style:name="T51" style:family="text">
      <style:text-properties fo:font-weight="bold" officeooo:rsid="01e377c6" style:font-weight-asian="bold" style:font-weight-complex="bold"/>
    </style:style>
    <style:style style:name="T52" style:family="text">
      <style:text-properties fo:font-weight="bold" officeooo:rsid="01e8d1e5" style:font-weight-asian="bold" style:font-weight-complex="bold"/>
    </style:style>
    <style:style style:name="T53" style:family="text">
      <style:text-properties fo:font-weight="bold" officeooo:rsid="002161a5" style:font-weight-asian="bold" style:font-weight-complex="bold"/>
    </style:style>
    <style:style style:name="T54" style:family="text">
      <style:text-properties fo:font-weight="bold" officeooo:rsid="009026cd" style:font-weight-asian="bold" style:font-weight-complex="bold"/>
    </style:style>
    <style:style style:name="T55" style:family="text">
      <style:text-properties fo:font-weight="bold" officeooo:rsid="00b1c46d" style:font-weight-asian="bold" style:font-weight-complex="bold"/>
    </style:style>
    <style:style style:name="T56" style:family="text">
      <style:text-properties fo:font-weight="bold" officeooo:rsid="00869762" style:font-weight-asian="bold" style:font-weight-complex="bold"/>
    </style:style>
    <style:style style:name="T57" style:family="text">
      <style:text-properties fo:font-weight="bold" officeooo:rsid="013d1153" style:font-weight-asian="bold" style:font-weight-complex="bold"/>
    </style:style>
    <style:style style:name="T58" style:family="text">
      <style:text-properties fo:font-weight="bold" officeooo:rsid="014e54f4" style:font-weight-asian="bold" style:font-weight-complex="bold"/>
    </style:style>
    <style:style style:name="T59" style:family="text">
      <style:text-properties fo:font-weight="bold" officeooo:rsid="016e645f" style:font-weight-asian="bold" style:font-weight-complex="bold"/>
    </style:style>
    <style:style style:name="T60" style:family="text">
      <style:text-properties fo:font-weight="bold" officeooo:rsid="001a7eef"/>
    </style:style>
    <style:style style:name="T61" style:family="text">
      <style:text-properties fo:font-weight="bold" officeooo:rsid="00975731"/>
    </style:style>
    <style:style style:name="T62" style:family="text">
      <style:text-properties fo:font-weight="bold" officeooo:rsid="00be79cf"/>
    </style:style>
    <style:style style:name="T63" style:family="text">
      <style:text-properties fo:font-weight="bold" officeooo:rsid="017325de"/>
    </style:style>
    <style:style style:name="T64" style:family="text">
      <style:text-properties fo:font-weight="bold" officeooo:rsid="018037c1"/>
    </style:style>
    <style:style style:name="T65" style:family="text">
      <style:text-properties fo:font-weight="bold" officeooo:rsid="01922d81"/>
    </style:style>
    <style:style style:name="T66" style:family="text">
      <style:text-properties fo:font-weight="bold" officeooo:rsid="019f1dec"/>
    </style:style>
    <style:style style:name="T67" style:family="text">
      <style:text-properties fo:font-weight="bold" officeooo:rsid="01d41526"/>
    </style:style>
    <style:style style:name="T68" style:family="text">
      <style:text-properties fo:font-weight="bold" officeooo:rsid="01d6b655"/>
    </style:style>
    <style:style style:name="T69" style:family="text">
      <style:text-properties fo:font-weight="bold" officeooo:rsid="01e0a7f1"/>
    </style:style>
    <style:style style:name="T70" style:family="text">
      <style:text-properties fo:font-style="italic"/>
    </style:style>
    <style:style style:name="T71" style:family="text">
      <style:text-properties fo:font-style="italic" fo:font-weight="bold"/>
    </style:style>
    <style:style style:name="T72" style:family="text">
      <style:text-properties fo:font-style="italic" style:font-style-asian="italic" style:font-style-complex="italic"/>
    </style:style>
    <style:style style:name="T73" style:family="text">
      <style:text-properties fo:font-style="italic" officeooo:rsid="0016aa75" style:font-style-asian="italic" style:font-style-complex="italic"/>
    </style:style>
    <style:style style:name="T74" style:family="text">
      <style:text-properties fo:font-style="italic" officeooo:rsid="00334aff" style:font-style-asian="italic" style:font-style-complex="italic"/>
    </style:style>
    <style:style style:name="T75" style:family="text">
      <style:text-properties fo:font-style="italic" officeooo:rsid="006216a3" style:font-style-asian="italic" style:font-style-complex="italic"/>
    </style:style>
    <style:style style:name="T76" style:family="text">
      <style:text-properties fo:font-style="italic" officeooo:rsid="0077d708" style:font-style-asian="italic" style:font-style-complex="italic"/>
    </style:style>
    <style:style style:name="T77" style:family="text">
      <style:text-properties fo:font-style="italic" officeooo:rsid="00d000b3" style:font-style-asian="italic" style:font-style-complex="italic"/>
    </style:style>
    <style:style style:name="T78" style:family="text">
      <style:text-properties fo:font-style="italic" officeooo:rsid="00d10f01" style:font-style-asian="italic" style:font-style-complex="italic"/>
    </style:style>
    <style:style style:name="T79" style:family="text">
      <style:text-properties fo:font-style="italic" officeooo:rsid="00d9b77a" style:font-style-asian="italic" style:font-style-complex="italic"/>
    </style:style>
    <style:style style:name="T80" style:family="text">
      <style:text-properties fo:font-style="italic" officeooo:rsid="01136694" style:font-style-asian="italic" style:font-style-complex="italic"/>
    </style:style>
    <style:style style:name="T81" style:family="text">
      <style:text-properties fo:font-style="italic" officeooo:rsid="017325de" style:font-style-asian="italic" style:font-style-complex="italic"/>
    </style:style>
    <style:style style:name="T82" style:family="text">
      <style:text-properties fo:font-style="italic" officeooo:rsid="01990d2f" style:font-style-asian="italic" style:font-style-complex="italic"/>
    </style:style>
    <style:style style:name="T83" style:family="text">
      <style:text-properties fo:font-style="italic" officeooo:rsid="01dc398e" style:font-style-asian="italic" style:font-style-complex="italic"/>
    </style:style>
    <style:style style:name="T84" style:family="text">
      <style:text-properties fo:font-style="italic" officeooo:rsid="021a9432" style:font-style-asian="italic" style:font-style-complex="italic"/>
    </style:style>
    <style:style style:name="T85" style:family="text">
      <style:text-properties fo:font-style="italic" officeooo:rsid="021c0654" style:font-style-asian="italic" style:font-style-complex="italic"/>
    </style:style>
    <style:style style:name="T86" style:family="text">
      <style:text-properties officeooo:rsid="0013ce4b"/>
    </style:style>
    <style:style style:name="T87" style:family="text">
      <style:text-properties officeooo:rsid="0018bc06"/>
    </style:style>
    <style:style style:name="T88" style:family="text">
      <style:text-properties style:font-weight-asian="bold" style:font-weight-complex="bold"/>
    </style:style>
    <style:style style:name="T89" style:family="text">
      <style:text-properties officeooo:rsid="001bd01d"/>
    </style:style>
    <style:style style:name="T90" style:family="text">
      <style:text-properties officeooo:rsid="001d676b"/>
    </style:style>
    <style:style style:name="T91" style:family="text">
      <style:text-properties fo:color="#808080"/>
    </style:style>
    <style:style style:name="T92" style:family="text">
      <style:text-properties officeooo:rsid="002161a5"/>
    </style:style>
    <style:style style:name="T93" style:family="text">
      <style:text-properties officeooo:rsid="00235f8f"/>
    </style:style>
    <style:style style:name="T94" style:family="text">
      <style:text-properties officeooo:rsid="00254afa"/>
    </style:style>
    <style:style style:name="T95" style:family="text">
      <style:text-properties officeooo:rsid="00261683"/>
    </style:style>
    <style:style style:name="T96" style:family="text">
      <style:text-properties officeooo:rsid="002807e3"/>
    </style:style>
    <style:style style:name="T97" style:family="text">
      <style:text-properties officeooo:rsid="002d4ae7"/>
    </style:style>
    <style:style style:name="T98" style:family="text">
      <style:text-properties officeooo:rsid="002fc49a"/>
    </style:style>
    <style:style style:name="T99" style:family="text">
      <style:text-properties officeooo:rsid="002fceae"/>
    </style:style>
    <style:style style:name="T100" style:family="text">
      <style:text-properties officeooo:rsid="003262ee"/>
    </style:style>
    <style:style style:name="T101" style:family="text">
      <style:text-properties officeooo:rsid="00334aff"/>
    </style:style>
    <style:style style:name="T102" style:family="text">
      <style:text-properties officeooo:rsid="003464a7"/>
    </style:style>
    <style:style style:name="T103" style:family="text">
      <style:text-properties officeooo:rsid="00373bbc"/>
    </style:style>
    <style:style style:name="T104" style:family="text">
      <style:text-properties officeooo:rsid="0038d3fc"/>
    </style:style>
    <style:style style:name="T105" style:family="text">
      <style:text-properties officeooo:rsid="003af01d"/>
    </style:style>
    <style:style style:name="T106" style:family="text">
      <style:text-properties fo:color="#000000"/>
    </style:style>
    <style:style style:name="T107" style:family="text">
      <style:text-properties officeooo:rsid="003ede3f"/>
    </style:style>
    <style:style style:name="T108" style:family="text">
      <style:text-properties officeooo:rsid="003fa79d"/>
    </style:style>
    <style:style style:name="T109" style:family="text">
      <style:text-properties officeooo:rsid="00442361"/>
    </style:style>
    <style:style style:name="T110" style:family="text">
      <style:text-properties officeooo:rsid="00482916"/>
    </style:style>
    <style:style style:name="T111" style:family="text">
      <style:text-properties officeooo:rsid="004e2d01"/>
    </style:style>
    <style:style style:name="T112" style:family="text">
      <style:text-properties officeooo:rsid="004eb670"/>
    </style:style>
    <style:style style:name="T113" style:family="text">
      <style:text-properties officeooo:rsid="005185b9"/>
    </style:style>
    <style:style style:name="T114" style:family="text">
      <style:text-properties fo:color="#ff3333"/>
    </style:style>
    <style:style style:name="T115" style:family="text">
      <style:text-properties fo:color="#ff3333" officeooo:rsid="00235f8f"/>
    </style:style>
    <style:style style:name="T116" style:family="text">
      <style:text-properties fo:color="#ff3333" officeooo:rsid="001d676b"/>
    </style:style>
    <style:style style:name="T117" style:family="text">
      <style:text-properties fo:color="#ff3333" officeooo:rsid="0060b19d"/>
    </style:style>
    <style:style style:name="T118" style:family="text">
      <style:text-properties fo:color="#ff3333" fo:font-style="italic"/>
    </style:style>
    <style:style style:name="T119" style:family="text">
      <style:text-properties fo:color="#ff3333" fo:font-style="italic" style:font-style-asian="italic" style:font-style-complex="italic"/>
    </style:style>
    <style:style style:name="T120" style:family="text">
      <style:text-properties fo:color="#ff3333" fo:font-style="italic" officeooo:rsid="006216a3" style:font-style-asian="italic" style:font-style-complex="italic"/>
    </style:style>
    <style:style style:name="T121" style:family="text">
      <style:text-properties fo:color="#ff3333" fo:font-weight="normal" style:font-weight-asian="normal" style:font-weight-complex="normal"/>
    </style:style>
    <style:style style:name="T122" style:family="text">
      <style:text-properties fo:color="#ff3333" officeooo:rsid="006c93f7"/>
    </style:style>
    <style:style style:name="T123" style:family="text">
      <style:text-properties fo:color="#ff3333" officeooo:rsid="006d9688"/>
    </style:style>
    <style:style style:name="T124" style:family="text">
      <style:text-properties fo:color="#ff3333" officeooo:rsid="00869762"/>
    </style:style>
    <style:style style:name="T125" style:family="text">
      <style:text-properties fo:color="#ff3333" officeooo:rsid="0087d9be"/>
    </style:style>
    <style:style style:name="T126" style:family="text">
      <style:text-properties fo:color="#ff3333" officeooo:rsid="00a1b687"/>
    </style:style>
    <style:style style:name="T127" style:family="text">
      <style:text-properties fo:color="#ff3333" officeooo:rsid="00a48eda"/>
    </style:style>
    <style:style style:name="T128" style:family="text">
      <style:text-properties fo:color="#ff3333" officeooo:rsid="00ad7e58"/>
    </style:style>
    <style:style style:name="T129" style:family="text">
      <style:text-properties fo:color="#ff3333" officeooo:rsid="00af4680"/>
    </style:style>
    <style:style style:name="T130" style:family="text">
      <style:text-properties fo:color="#ff3333" officeooo:rsid="00b509b2"/>
    </style:style>
    <style:style style:name="T131" style:family="text">
      <style:text-properties fo:color="#ff3333" officeooo:rsid="00b676c3"/>
    </style:style>
    <style:style style:name="T132" style:family="text">
      <style:text-properties fo:color="#ff3333" officeooo:rsid="00c23c19"/>
    </style:style>
    <style:style style:name="T133" style:family="text">
      <style:text-properties fo:color="#ff3333" officeooo:rsid="00c2fc28"/>
    </style:style>
    <style:style style:name="T134" style:family="text">
      <style:text-properties fo:color="#ff3333" officeooo:rsid="00cbb4f7"/>
    </style:style>
    <style:style style:name="T135" style:family="text">
      <style:text-properties fo:color="#ff3333" officeooo:rsid="00ddb6a8"/>
    </style:style>
    <style:style style:name="T136" style:family="text">
      <style:text-properties fo:color="#ff3333" officeooo:rsid="00dcd5f4"/>
    </style:style>
    <style:style style:name="T137" style:family="text">
      <style:text-properties fo:color="#ff3333" fo:font-weight="bold"/>
    </style:style>
    <style:style style:name="T138" style:family="text">
      <style:text-properties fo:color="#ff3333" fo:font-weight="bold" style:font-weight-asian="bold" style:font-weight-complex="bold"/>
    </style:style>
    <style:style style:name="T139" style:family="text">
      <style:text-properties fo:color="#ff3333" fo:font-weight="bold" officeooo:rsid="00e5f5fb" style:font-weight-asian="bold" style:font-weight-complex="bold"/>
    </style:style>
    <style:style style:name="T140" style:family="text">
      <style:text-properties fo:color="#ff3333" fo:font-weight="bold" officeooo:rsid="01990d2f" style:font-weight-asian="bold" style:font-weight-complex="bold"/>
    </style:style>
    <style:style style:name="T141" style:family="text">
      <style:text-properties fo:color="#ff3333" fo:font-weight="bold" officeooo:rsid="01b634bb" style:font-weight-asian="bold" style:font-weight-complex="bold"/>
    </style:style>
    <style:style style:name="T142" style:family="text">
      <style:text-properties fo:color="#ff3333" fo:font-weight="bold" officeooo:rsid="01bdc6cf" style:font-weight-asian="bold" style:font-weight-complex="bold"/>
    </style:style>
    <style:style style:name="T143" style:family="text">
      <style:text-properties fo:color="#ff3333" fo:font-weight="bold" officeooo:rsid="00af4680" style:font-weight-asian="bold" style:font-weight-complex="bold"/>
    </style:style>
    <style:style style:name="T144" style:family="text">
      <style:text-properties fo:color="#ff3333" fo:font-weight="bold" officeooo:rsid="01559225" style:font-weight-asian="bold" style:font-weight-complex="bold"/>
    </style:style>
    <style:style style:name="T145" style:family="text">
      <style:text-properties fo:color="#ff3333" officeooo:rsid="00ec1f20"/>
    </style:style>
    <style:style style:name="T146" style:family="text">
      <style:text-properties fo:color="#ff3333" officeooo:rsid="00f69ed4"/>
    </style:style>
    <style:style style:name="T147" style:family="text">
      <style:text-properties fo:color="#ff3333" officeooo:rsid="01084ca4"/>
    </style:style>
    <style:style style:name="T148" style:family="text">
      <style:text-properties fo:color="#ff3333" officeooo:rsid="012f19c6"/>
    </style:style>
    <style:style style:name="T149" style:family="text">
      <style:text-properties fo:color="#ff3333" officeooo:rsid="01341eb8"/>
    </style:style>
    <style:style style:name="T150" style:family="text">
      <style:text-properties fo:color="#ff3333" officeooo:rsid="014f456f"/>
    </style:style>
    <style:style style:name="T151" style:family="text">
      <style:text-properties fo:color="#ff3333" officeooo:rsid="0153ff56"/>
    </style:style>
    <style:style style:name="T152" style:family="text">
      <style:text-properties fo:color="#ff3333" officeooo:rsid="01559225"/>
    </style:style>
    <style:style style:name="T153" style:family="text">
      <style:text-properties fo:color="#ff3333" officeooo:rsid="016b5321"/>
    </style:style>
    <style:style style:name="T154" style:family="text">
      <style:text-properties fo:color="#ff3333" officeooo:rsid="016ee980"/>
    </style:style>
    <style:style style:name="T155" style:family="text">
      <style:text-properties fo:color="#ff3333" officeooo:rsid="017a0e6d"/>
    </style:style>
    <style:style style:name="T156" style:family="text">
      <style:text-properties fo:color="#ff3333" officeooo:rsid="018debb0"/>
    </style:style>
    <style:style style:name="T157" style:family="text">
      <style:text-properties fo:color="#ff3333" officeooo:rsid="01958e0f"/>
    </style:style>
    <style:style style:name="T158" style:family="text">
      <style:text-properties fo:color="#ff3333" officeooo:rsid="01922d81"/>
    </style:style>
    <style:style style:name="T159" style:family="text">
      <style:text-properties fo:color="#ff3333" officeooo:rsid="01960147"/>
    </style:style>
    <style:style style:name="T160" style:family="text">
      <style:text-properties fo:color="#ff3333" officeooo:rsid="01990d2f"/>
    </style:style>
    <style:style style:name="T161" style:family="text">
      <style:text-properties fo:color="#ff3333" officeooo:rsid="019aacea"/>
    </style:style>
    <style:style style:name="T162" style:family="text">
      <style:text-properties fo:color="#ff3333" officeooo:rsid="01b55019"/>
    </style:style>
    <style:style style:name="T163" style:family="text">
      <style:text-properties fo:color="#ff3333" officeooo:rsid="01b36a6b"/>
    </style:style>
    <style:style style:name="T164" style:family="text">
      <style:text-properties fo:color="#ff3333" officeooo:rsid="01b38ffd"/>
    </style:style>
    <style:style style:name="T165" style:family="text">
      <style:text-properties fo:color="#ff3333" officeooo:rsid="01bc6367"/>
    </style:style>
    <style:style style:name="T166" style:family="text">
      <style:text-properties fo:color="#ff3333" officeooo:rsid="01bdc6cf"/>
    </style:style>
    <style:style style:name="T167" style:family="text">
      <style:text-properties fo:color="#ff3333" officeooo:rsid="01c58f4b"/>
    </style:style>
    <style:style style:name="T168" style:family="text">
      <style:text-properties fo:color="#ff3333" officeooo:rsid="01c6c32f"/>
    </style:style>
    <style:style style:name="T169" style:family="text">
      <style:text-properties fo:color="#ff3333" officeooo:rsid="01ca7a8e"/>
    </style:style>
    <style:style style:name="T170" style:family="text">
      <style:text-properties fo:color="#ff3333" officeooo:rsid="01cc17a6"/>
    </style:style>
    <style:style style:name="T171" style:family="text">
      <style:text-properties fo:color="#ff3333" officeooo:rsid="020eeb1f"/>
    </style:style>
    <style:style style:name="T172" style:family="text">
      <style:text-properties officeooo:rsid="0052bf1c"/>
    </style:style>
    <style:style style:name="T173" style:family="text">
      <style:text-properties officeooo:rsid="00536e24"/>
    </style:style>
    <style:style style:name="T174" style:family="text">
      <style:text-properties officeooo:rsid="005401c2"/>
    </style:style>
    <style:style style:name="T175" style:family="text">
      <style:text-properties officeooo:rsid="005947b8"/>
    </style:style>
    <style:style style:name="T176" style:family="text">
      <style:text-properties officeooo:rsid="005ade4d"/>
    </style:style>
    <style:style style:name="T177" style:family="text">
      <style:text-properties officeooo:rsid="0060b19d"/>
    </style:style>
    <style:style style:name="T178" style:family="text">
      <style:text-properties officeooo:rsid="006216a3"/>
    </style:style>
    <style:style style:name="T179" style:family="text">
      <style:text-properties officeooo:rsid="00637ff2"/>
    </style:style>
    <style:style style:name="T180" style:family="text">
      <style:text-properties officeooo:rsid="0065e211"/>
    </style:style>
    <style:style style:name="T181" style:family="text">
      <style:text-properties officeooo:rsid="0066a4f2"/>
    </style:style>
    <style:style style:name="T182" style:family="text">
      <style:text-properties officeooo:rsid="0068e01b"/>
    </style:style>
    <style:style style:name="T183" style:family="text">
      <style:text-properties fo:font-weight="normal" style:font-weight-asian="normal" style:font-weight-complex="normal"/>
    </style:style>
    <style:style style:name="T184" style:family="text">
      <style:text-properties fo:font-weight="normal" officeooo:rsid="0075c66f" style:font-weight-asian="normal" style:font-weight-complex="normal"/>
    </style:style>
    <style:style style:name="T185" style:family="text">
      <style:text-properties fo:font-weight="normal" officeooo:rsid="00dcd5f4" style:font-weight-asian="normal" style:font-weight-complex="normal"/>
    </style:style>
    <style:style style:name="T186" style:family="text">
      <style:text-properties fo:font-weight="normal" officeooo:rsid="00f4379b" style:font-weight-asian="normal" style:font-weight-complex="normal"/>
    </style:style>
    <style:style style:name="T187" style:family="text">
      <style:text-properties fo:font-weight="normal" officeooo:rsid="0178616b" style:font-weight-asian="normal" style:font-weight-complex="normal"/>
    </style:style>
    <style:style style:name="T188" style:family="text">
      <style:text-properties fo:font-weight="normal" officeooo:rsid="01e8d1e5" style:font-weight-asian="normal" style:font-weight-complex="normal"/>
    </style:style>
    <style:style style:name="T189" style:family="text">
      <style:text-properties fo:font-weight="normal" officeooo:rsid="013d1153" style:font-weight-asian="normal" style:font-weight-complex="normal"/>
    </style:style>
    <style:style style:name="T190" style:family="text">
      <style:text-properties officeooo:rsid="006bed6b"/>
    </style:style>
    <style:style style:name="T191" style:family="text">
      <style:text-properties officeooo:rsid="006ec2a4"/>
    </style:style>
    <style:style style:name="T192" style:family="text">
      <style:text-properties officeooo:rsid="0072c0da"/>
    </style:style>
    <style:style style:name="T193" style:family="text">
      <style:text-properties officeooo:rsid="0075c66f"/>
    </style:style>
    <style:style style:name="T194" style:family="text">
      <style:text-properties officeooo:rsid="0077d708"/>
    </style:style>
    <style:style style:name="T195" style:family="text">
      <style:text-properties officeooo:rsid="0078681a"/>
    </style:style>
    <style:style style:name="T196" style:family="text">
      <style:text-properties officeooo:rsid="007ec0c5"/>
    </style:style>
    <style:style style:name="T197" style:family="text">
      <style:text-properties officeooo:rsid="007f2623"/>
    </style:style>
    <style:style style:name="T198" style:family="text">
      <style:text-properties officeooo:rsid="0080af6f"/>
    </style:style>
    <style:style style:name="T199" style:family="text">
      <style:text-properties officeooo:rsid="0083f31e"/>
    </style:style>
    <style:style style:name="T200" style:family="text">
      <style:text-properties officeooo:rsid="00869762"/>
    </style:style>
    <style:style style:name="T201" style:family="text">
      <style:text-properties officeooo:rsid="0087d9be"/>
    </style:style>
    <style:style style:name="T202" style:family="text">
      <style:text-properties officeooo:rsid="0089723e"/>
    </style:style>
    <style:style style:name="T203" style:family="text">
      <style:text-properties officeooo:rsid="008ca524"/>
    </style:style>
    <style:style style:name="T204" style:family="text">
      <style:text-properties officeooo:rsid="008e1f51"/>
    </style:style>
    <style:style style:name="T205" style:family="text">
      <style:text-properties officeooo:rsid="008f15f2"/>
    </style:style>
    <style:style style:name="T206" style:family="text">
      <style:text-properties officeooo:rsid="009026cd"/>
    </style:style>
    <style:style style:name="T207" style:family="text">
      <style:text-properties officeooo:rsid="0093cdac"/>
    </style:style>
    <style:style style:name="T208" style:family="text">
      <style:text-properties officeooo:rsid="009515ff"/>
    </style:style>
    <style:style style:name="T209" style:family="text">
      <style:text-properties officeooo:rsid="0095d536"/>
    </style:style>
    <style:style style:name="T210" style:family="text">
      <style:text-properties officeooo:rsid="0096af0f"/>
    </style:style>
    <style:style style:name="T211" style:family="text">
      <style:text-properties officeooo:rsid="00997769"/>
    </style:style>
    <style:style style:name="T212" style:family="text">
      <style:text-properties officeooo:rsid="009a724e"/>
    </style:style>
    <style:style style:name="T213" style:family="text">
      <style:text-properties officeooo:rsid="009d97c8"/>
    </style:style>
    <style:style style:name="T214" style:family="text">
      <style:text-properties officeooo:rsid="009f70fe"/>
    </style:style>
    <style:style style:name="T215" style:family="text">
      <style:text-properties officeooo:rsid="00a115a5"/>
    </style:style>
    <style:style style:name="T216" style:family="text">
      <style:text-properties officeooo:rsid="00a1b687"/>
    </style:style>
    <style:style style:name="T217" style:family="text">
      <style:text-properties officeooo:rsid="00a2d453"/>
    </style:style>
    <style:style style:name="T218" style:family="text">
      <style:text-properties officeooo:rsid="00a48eda"/>
    </style:style>
    <style:style style:name="T219" style:family="text">
      <style:text-properties officeooo:rsid="00a95e55"/>
    </style:style>
    <style:style style:name="T220" style:family="text">
      <style:text-properties officeooo:rsid="00abc833"/>
    </style:style>
    <style:style style:name="T221" style:family="text">
      <style:text-properties officeooo:rsid="00ac8b74"/>
    </style:style>
    <style:style style:name="T222" style:family="text">
      <style:text-properties officeooo:rsid="00ad7e58"/>
    </style:style>
    <style:style style:name="T223" style:family="text">
      <style:text-properties officeooo:rsid="00af4680"/>
    </style:style>
    <style:style style:name="T224" style:family="text">
      <style:text-properties style:use-window-font-color="true"/>
    </style:style>
    <style:style style:name="T225" style:family="text">
      <style:text-properties style:use-window-font-color="true" fo:font-style="normal" style:font-style-asian="normal" style:font-style-complex="normal"/>
    </style:style>
    <style:style style:name="T226" style:family="text">
      <style:text-properties officeooo:rsid="00b1c46d"/>
    </style:style>
    <style:style style:name="T227" style:family="text">
      <style:text-properties officeooo:rsid="00b509b2"/>
    </style:style>
    <style:style style:name="T228" style:family="text">
      <style:text-properties officeooo:rsid="00b676c3"/>
    </style:style>
    <style:style style:name="T229" style:family="text">
      <style:text-properties officeooo:rsid="00b67e22"/>
    </style:style>
    <style:style style:name="T230" style:family="text">
      <style:text-properties officeooo:rsid="00b845b4"/>
    </style:style>
    <style:style style:name="T231" style:family="text">
      <style:text-properties officeooo:rsid="00c04dd3"/>
    </style:style>
    <style:style style:name="T232" style:family="text">
      <style:text-properties officeooo:rsid="00c23c19"/>
    </style:style>
    <style:style style:name="T233" style:family="text">
      <style:text-properties officeooo:rsid="00c2fc28"/>
    </style:style>
    <style:style style:name="T234" style:family="text">
      <style:text-properties officeooo:rsid="00c36073"/>
    </style:style>
    <style:style style:name="T235" style:family="text">
      <style:text-properties officeooo:rsid="00c50176"/>
    </style:style>
    <style:style style:name="T236" style:family="text">
      <style:text-properties officeooo:rsid="00c6251b"/>
    </style:style>
    <style:style style:name="T237" style:family="text">
      <style:text-properties officeooo:rsid="00c71365"/>
    </style:style>
    <style:style style:name="T238" style:family="text">
      <style:text-properties officeooo:rsid="00cbb4f7"/>
    </style:style>
    <style:style style:name="T239" style:family="text">
      <style:text-properties officeooo:rsid="00cc26e3"/>
    </style:style>
    <style:style style:name="T240" style:family="text">
      <style:text-properties officeooo:rsid="00cd5216"/>
    </style:style>
    <style:style style:name="T241" style:family="text">
      <style:text-properties officeooo:rsid="00ced379"/>
    </style:style>
    <style:style style:name="T242" style:family="text">
      <style:text-properties officeooo:rsid="00cf32d7"/>
    </style:style>
    <style:style style:name="T243" style:family="text">
      <style:text-properties officeooo:rsid="00d000b3"/>
    </style:style>
    <style:style style:name="T244" style:family="text">
      <style:text-properties officeooo:rsid="00d10f01"/>
    </style:style>
    <style:style style:name="T245" style:family="text">
      <style:text-properties officeooo:rsid="00d624b6"/>
    </style:style>
    <style:style style:name="T246" style:family="text">
      <style:text-properties officeooo:rsid="00d78523"/>
    </style:style>
    <style:style style:name="T247" style:family="text">
      <style:text-properties officeooo:rsid="00d9b77a"/>
    </style:style>
    <style:style style:name="T248" style:family="text">
      <style:text-properties officeooo:rsid="00daa108"/>
    </style:style>
    <style:style style:name="T249" style:family="text">
      <style:text-properties officeooo:rsid="00dc4c77"/>
    </style:style>
    <style:style style:name="T250" style:family="text">
      <style:text-properties officeooo:rsid="00dcd5f4"/>
    </style:style>
    <style:style style:name="T251" style:family="text">
      <style:text-properties officeooo:rsid="00ddb6a8"/>
    </style:style>
    <style:style style:name="T252" style:family="text">
      <style:text-properties officeooo:rsid="00e11f22"/>
    </style:style>
    <style:style style:name="T253" style:family="text">
      <style:text-properties officeooo:rsid="00e1e552"/>
    </style:style>
    <style:style style:name="T254" style:family="text">
      <style:text-properties officeooo:rsid="00e24355"/>
    </style:style>
    <style:style style:name="T255" style:family="text">
      <style:text-properties officeooo:rsid="00e40a8b"/>
    </style:style>
    <style:style style:name="T256" style:family="text">
      <style:text-properties officeooo:rsid="00e5f5fb"/>
    </style:style>
    <style:style style:name="T257" style:family="text">
      <style:text-properties officeooo:rsid="00eaa4cc"/>
    </style:style>
    <style:style style:name="T258" style:family="text">
      <style:text-properties officeooo:rsid="00eb28b9"/>
    </style:style>
    <style:style style:name="T259" style:family="text">
      <style:text-properties officeooo:rsid="00ec1f20"/>
    </style:style>
    <style:style style:name="T260" style:family="text">
      <style:text-properties officeooo:rsid="00f4379b"/>
    </style:style>
    <style:style style:name="T261" style:family="text">
      <style:text-properties officeooo:rsid="00f44da2"/>
    </style:style>
    <style:style style:name="T262" style:family="text">
      <style:text-properties officeooo:rsid="00f69ed4"/>
    </style:style>
    <style:style style:name="T263" style:family="text">
      <style:text-properties officeooo:rsid="00f750e0"/>
    </style:style>
    <style:style style:name="T264" style:family="text">
      <style:text-properties officeooo:rsid="00f8e08b"/>
    </style:style>
    <style:style style:name="T265" style:family="text">
      <style:text-properties fo:color="#7e0021"/>
    </style:style>
    <style:style style:name="T266" style:family="text">
      <style:text-properties officeooo:rsid="00fb57b3"/>
    </style:style>
    <style:style style:name="T267" style:family="text">
      <style:text-properties officeooo:rsid="00fd036d"/>
    </style:style>
    <style:style style:name="T268" style:family="text">
      <style:text-properties officeooo:rsid="00fed4ed"/>
    </style:style>
    <style:style style:name="T269" style:family="text">
      <style:text-properties officeooo:rsid="00ffe484"/>
    </style:style>
    <style:style style:name="T270" style:family="text">
      <style:text-properties officeooo:rsid="0100a53b"/>
    </style:style>
    <style:style style:name="T271" style:family="text">
      <style:text-properties officeooo:rsid="0101ccdc"/>
    </style:style>
    <style:style style:name="T272" style:family="text">
      <style:text-properties officeooo:rsid="0102b69c"/>
    </style:style>
    <style:style style:name="T273" style:family="text">
      <style:text-properties officeooo:rsid="0103968d"/>
    </style:style>
    <style:style style:name="T274" style:family="text">
      <style:text-properties officeooo:rsid="010434cc"/>
    </style:style>
    <style:style style:name="T275" style:family="text">
      <style:text-properties officeooo:rsid="0104a46e"/>
    </style:style>
    <style:style style:name="T276" style:family="text">
      <style:text-properties officeooo:rsid="010661bf"/>
    </style:style>
    <style:style style:name="T277" style:family="text">
      <style:text-properties officeooo:rsid="010776fa"/>
    </style:style>
    <style:style style:name="T278" style:family="text">
      <style:text-properties officeooo:rsid="01084ca4"/>
    </style:style>
    <style:style style:name="T279" style:family="text">
      <style:text-properties fo:font-style="normal" style:font-style-asian="normal" style:font-style-complex="normal"/>
    </style:style>
    <style:style style:name="T280" style:family="text">
      <style:text-properties fo:font-style="normal" officeooo:rsid="01084ca4" style:font-style-asian="normal" style:font-style-complex="normal"/>
    </style:style>
    <style:style style:name="T281" style:family="text">
      <style:text-properties fo:font-style="normal" fo:font-weight="normal" officeooo:rsid="01dc398e" style:font-style-asian="normal" style:font-weight-asian="normal" style:font-style-complex="normal" style:font-weight-complex="normal"/>
    </style:style>
    <style:style style:name="T282" style:family="text">
      <style:text-properties officeooo:rsid="010978ff"/>
    </style:style>
    <style:style style:name="T283" style:family="text">
      <style:text-properties style:font-name="DejaVu Sans Mono"/>
    </style:style>
    <style:style style:name="T284" style:family="text">
      <style:text-properties style:font-name="DejaVu Sans Mono" fo:font-size="10pt" style:font-size-asian="8.75pt" style:font-size-complex="10pt"/>
    </style:style>
    <style:style style:name="T285" style:family="text">
      <style:text-properties style:font-name="DejaVu Sans Mono" fo:font-size="10pt" style:font-size-asian="10pt" style:font-size-complex="10pt"/>
    </style:style>
    <style:style style:name="T286" style:family="text">
      <style:text-properties style:font-name="DejaVu Sans Mono" fo:font-size="10pt" fo:font-weight="normal" style:font-size-asian="10pt" style:font-weight-asian="normal" style:font-size-complex="10pt" style:font-weight-complex="normal"/>
    </style:style>
    <style:style style:name="T287" style:family="text">
      <style:text-properties officeooo:rsid="0109d65e"/>
    </style:style>
    <style:style style:name="T288" style:family="text">
      <style:text-properties officeooo:rsid="0109e6fa"/>
    </style:style>
    <style:style style:name="T289" style:family="text">
      <style:text-properties officeooo:rsid="010bd900"/>
    </style:style>
    <style:style style:name="T290" style:family="text">
      <style:text-properties officeooo:rsid="010d1f12"/>
    </style:style>
    <style:style style:name="T291" style:family="text">
      <style:text-properties officeooo:rsid="0110456f"/>
    </style:style>
    <style:style style:name="T292" style:family="text">
      <style:text-properties officeooo:rsid="01118c4b"/>
    </style:style>
    <style:style style:name="T293" style:family="text">
      <style:text-properties officeooo:rsid="01136694"/>
    </style:style>
    <style:style style:name="T294" style:family="text">
      <style:text-properties officeooo:rsid="01164176"/>
    </style:style>
    <style:style style:name="T295" style:family="text">
      <style:text-properties officeooo:rsid="011b0955"/>
    </style:style>
    <style:style style:name="T296" style:family="text">
      <style:text-properties officeooo:rsid="011e9965"/>
    </style:style>
    <style:style style:name="T297" style:family="text">
      <style:text-properties officeooo:rsid="0122cf98"/>
    </style:style>
    <style:style style:name="T298" style:family="text">
      <style:text-properties officeooo:rsid="01248c81"/>
    </style:style>
    <style:style style:name="T299" style:family="text">
      <style:text-properties officeooo:rsid="0124cf95"/>
    </style:style>
    <style:style style:name="T300" style:family="text">
      <style:text-properties officeooo:rsid="0125b3a9"/>
    </style:style>
    <style:style style:name="T301" style:family="text">
      <style:text-properties fo:color="#007826"/>
    </style:style>
    <style:style style:name="T302" style:family="text">
      <style:text-properties officeooo:rsid="01276a8e"/>
    </style:style>
    <style:style style:name="T303" style:family="text">
      <style:text-properties officeooo:rsid="01281d85"/>
    </style:style>
    <style:style style:name="T304" style:family="text">
      <style:text-properties officeooo:rsid="01292ab1"/>
    </style:style>
    <style:style style:name="T305" style:family="text">
      <style:text-properties officeooo:rsid="012af779"/>
    </style:style>
    <style:style style:name="T306" style:family="text">
      <style:text-properties officeooo:rsid="012d535c"/>
    </style:style>
    <style:style style:name="T307" style:family="text">
      <style:text-properties officeooo:rsid="012f19c6"/>
    </style:style>
    <style:style style:name="T308" style:family="text">
      <style:text-properties officeooo:rsid="01379f76"/>
    </style:style>
    <style:style style:name="T309" style:family="text">
      <style:text-properties officeooo:rsid="01393c96"/>
    </style:style>
    <style:style style:name="T310" style:family="text">
      <style:text-properties officeooo:rsid="0142fc11"/>
    </style:style>
    <style:style style:name="T311" style:family="text">
      <style:text-properties officeooo:rsid="01443f12"/>
    </style:style>
    <style:style style:name="T312" style:family="text">
      <style:text-properties officeooo:rsid="0146e0aa"/>
    </style:style>
    <style:style style:name="T313" style:family="text">
      <style:text-properties officeooo:rsid="014880e7"/>
    </style:style>
    <style:style style:name="T314" style:family="text">
      <style:text-properties officeooo:rsid="014ec781"/>
    </style:style>
    <style:style style:name="T315" style:family="text">
      <style:text-properties officeooo:rsid="014f456f"/>
    </style:style>
    <style:style style:name="T316" style:family="text">
      <style:text-properties officeooo:rsid="014fd137"/>
    </style:style>
    <style:style style:name="T317" style:family="text">
      <style:text-properties officeooo:rsid="0152617d"/>
    </style:style>
    <style:style style:name="T318" style:family="text">
      <style:text-properties officeooo:rsid="0153ff56"/>
    </style:style>
    <style:style style:name="T319" style:family="text">
      <style:text-properties officeooo:rsid="0157eeab"/>
    </style:style>
    <style:style style:name="T320" style:family="text">
      <style:text-properties officeooo:rsid="01611549"/>
    </style:style>
    <style:style style:name="T321" style:family="text">
      <style:text-properties officeooo:rsid="016a3078"/>
    </style:style>
    <style:style style:name="T322" style:family="text">
      <style:text-properties officeooo:rsid="016b5321"/>
    </style:style>
    <style:style style:name="T323" style:family="text">
      <style:text-properties officeooo:rsid="016bbbf5"/>
    </style:style>
    <style:style style:name="T324" style:family="text">
      <style:text-properties officeooo:rsid="016e645f"/>
    </style:style>
    <style:style style:name="T325" style:family="text">
      <style:text-properties officeooo:rsid="016ee980"/>
    </style:style>
    <style:style style:name="T326" style:family="text">
      <style:text-properties officeooo:rsid="016f2c4b"/>
    </style:style>
    <style:style style:name="T327" style:family="text">
      <style:text-properties officeooo:rsid="017325de"/>
    </style:style>
    <style:style style:name="T328" style:family="text">
      <style:text-properties officeooo:rsid="0173d9c1"/>
    </style:style>
    <style:style style:name="T329" style:family="text">
      <style:text-properties officeooo:rsid="017a0099"/>
    </style:style>
    <style:style style:name="T330" style:family="text">
      <style:text-properties officeooo:rsid="017a0e6d"/>
    </style:style>
    <style:style style:name="T331" style:family="text">
      <style:text-properties officeooo:rsid="017df65f"/>
    </style:style>
    <style:style style:name="T332" style:family="text">
      <style:text-properties officeooo:rsid="018037c1"/>
    </style:style>
    <style:style style:name="T333" style:family="text">
      <style:text-properties officeooo:rsid="01862da6"/>
    </style:style>
    <style:style style:name="T334" style:family="text">
      <style:text-properties officeooo:rsid="018891b3"/>
    </style:style>
    <style:style style:name="T335" style:family="text">
      <style:text-properties officeooo:rsid="0188d497"/>
    </style:style>
    <style:style style:name="T336" style:family="text">
      <style:text-properties officeooo:rsid="018ae023"/>
    </style:style>
    <style:style style:name="T337" style:family="text">
      <style:text-properties officeooo:rsid="0190ad9d"/>
    </style:style>
    <style:style style:name="T338" style:family="text">
      <style:text-properties officeooo:rsid="0190dcba"/>
    </style:style>
    <style:style style:name="T339" style:family="text">
      <style:text-properties officeooo:rsid="01922d81"/>
    </style:style>
    <style:style style:name="T340" style:family="text">
      <style:text-properties officeooo:rsid="0193f21c"/>
    </style:style>
    <style:style style:name="T341" style:family="text">
      <style:text-properties officeooo:rsid="01958e0f"/>
    </style:style>
    <style:style style:name="T342" style:family="text">
      <style:text-properties officeooo:rsid="01959bbc"/>
    </style:style>
    <style:style style:name="T343" style:family="text">
      <style:text-properties officeooo:rsid="01960147"/>
    </style:style>
    <style:style style:name="T344" style:family="text">
      <style:text-properties officeooo:rsid="01990d2f"/>
    </style:style>
    <style:style style:name="T345" style:family="text">
      <style:text-properties officeooo:rsid="019aacea"/>
    </style:style>
    <style:style style:name="T346" style:family="text">
      <style:text-properties officeooo:rsid="019b6027"/>
    </style:style>
    <style:style style:name="T347" style:family="text">
      <style:text-properties officeooo:rsid="019d3f52"/>
    </style:style>
    <style:style style:name="T348" style:family="text">
      <style:text-properties officeooo:rsid="019f1dec"/>
    </style:style>
    <style:style style:name="T349" style:family="text">
      <style:text-properties officeooo:rsid="01a0f854"/>
    </style:style>
    <style:style style:name="T350" style:family="text">
      <style:text-properties officeooo:rsid="01a24524"/>
    </style:style>
    <style:style style:name="T351" style:family="text">
      <style:text-properties officeooo:rsid="01a4c91d"/>
    </style:style>
    <style:style style:name="T352" style:family="text">
      <style:text-properties officeooo:rsid="01a54447"/>
    </style:style>
    <style:style style:name="T353" style:family="text">
      <style:text-properties officeooo:rsid="01a61d70"/>
    </style:style>
    <style:style style:name="T354" style:family="text">
      <style:text-properties officeooo:rsid="01a73292"/>
    </style:style>
    <style:style style:name="T355" style:family="text">
      <style:text-properties officeooo:rsid="01a88d35"/>
    </style:style>
    <style:style style:name="T356" style:family="text">
      <style:text-properties officeooo:rsid="01a89f3a"/>
    </style:style>
    <style:style style:name="T357" style:family="text">
      <style:text-properties officeooo:rsid="01aa7b05"/>
    </style:style>
    <style:style style:name="T358" style:family="text">
      <style:text-properties officeooo:rsid="01ac1a72"/>
    </style:style>
    <style:style style:name="T359" style:family="text">
      <style:text-properties officeooo:rsid="01ace8fa"/>
    </style:style>
    <style:style style:name="T360" style:family="text">
      <style:text-properties officeooo:rsid="01ad91d5"/>
    </style:style>
    <style:style style:name="T361" style:family="text">
      <style:text-properties officeooo:rsid="01af81cd"/>
    </style:style>
    <style:style style:name="T362" style:family="text">
      <style:text-properties officeooo:rsid="01b36a6b"/>
    </style:style>
    <style:style style:name="T363" style:family="text">
      <style:text-properties officeooo:rsid="01b634bb"/>
    </style:style>
    <style:style style:name="T364" style:family="text">
      <style:text-properties officeooo:rsid="01b939a1"/>
    </style:style>
    <style:style style:name="T365" style:family="text">
      <style:text-properties officeooo:rsid="01bafdc8"/>
    </style:style>
    <style:style style:name="T366" style:family="text">
      <style:text-properties officeooo:rsid="01bb4a38"/>
    </style:style>
    <style:style style:name="T367" style:family="text">
      <style:text-properties officeooo:rsid="01bc50a1"/>
    </style:style>
    <style:style style:name="T368" style:family="text">
      <style:text-properties officeooo:rsid="01bdc6cf"/>
    </style:style>
    <style:style style:name="T369" style:family="text">
      <style:text-properties officeooo:rsid="01c1522c"/>
    </style:style>
    <style:style style:name="T370" style:family="text">
      <style:text-properties officeooo:rsid="01c3b7a7"/>
    </style:style>
    <style:style style:name="T371" style:family="text">
      <style:text-properties officeooo:rsid="01c58f4b"/>
    </style:style>
    <style:style style:name="T372" style:family="text">
      <style:text-properties officeooo:rsid="01c6c32f"/>
    </style:style>
    <style:style style:name="T373" style:family="text">
      <style:text-properties officeooo:rsid="01c89e85"/>
    </style:style>
    <style:style style:name="T374" style:family="text">
      <style:text-properties officeooo:rsid="01ca7a8e"/>
    </style:style>
    <style:style style:name="T375" style:family="text">
      <style:text-properties officeooo:rsid="01cc17a6"/>
    </style:style>
    <style:style style:name="T376" style:family="text">
      <style:text-properties officeooo:rsid="01cc9d9f"/>
    </style:style>
    <style:style style:name="T377" style:family="text">
      <style:text-properties officeooo:rsid="01cf7710"/>
    </style:style>
    <style:style style:name="T378" style:family="text">
      <style:text-properties officeooo:rsid="01d0dbb4"/>
    </style:style>
    <style:style style:name="T379" style:family="text">
      <style:text-properties officeooo:rsid="01d22097"/>
    </style:style>
    <style:style style:name="T380" style:family="text">
      <style:text-properties officeooo:rsid="01d31ac8"/>
    </style:style>
    <style:style style:name="T381" style:family="text">
      <style:text-properties officeooo:rsid="01d376b1"/>
    </style:style>
    <style:style style:name="T382" style:family="text">
      <style:text-properties officeooo:rsid="01d41526"/>
    </style:style>
    <style:style style:name="T383" style:family="text">
      <style:text-properties officeooo:rsid="01d6b655"/>
    </style:style>
    <style:style style:name="T384" style:family="text">
      <style:text-properties officeooo:rsid="01d8b34d"/>
    </style:style>
    <style:style style:name="T385" style:family="text">
      <style:text-properties officeooo:rsid="01d8ece0"/>
    </style:style>
    <style:style style:name="T386" style:family="text">
      <style:text-properties officeooo:rsid="01dc398e"/>
    </style:style>
    <style:style style:name="T387" style:family="text">
      <style:text-properties officeooo:rsid="01dd6b3a"/>
    </style:style>
    <style:style style:name="T388" style:family="text">
      <style:text-properties officeooo:rsid="01de0ba4"/>
    </style:style>
    <style:style style:name="T389" style:family="text">
      <style:text-properties officeooo:rsid="01dfc6bb"/>
    </style:style>
    <style:style style:name="T390" style:family="text">
      <style:text-properties officeooo:rsid="01e0a7f1"/>
    </style:style>
    <style:style style:name="T391" style:family="text">
      <style:text-properties officeooo:rsid="01e1f5e1"/>
    </style:style>
    <style:style style:name="T392" style:family="text">
      <style:text-properties officeooo:rsid="01e377c6"/>
    </style:style>
    <style:style style:name="T393" style:family="text">
      <style:text-properties officeooo:rsid="01e3e6b2"/>
    </style:style>
    <style:style style:name="T394" style:family="text">
      <style:text-properties officeooo:rsid="01e6e569"/>
    </style:style>
    <style:style style:name="T395" style:family="text">
      <style:text-properties officeooo:rsid="01e8d1e5"/>
    </style:style>
    <style:style style:name="T396" style:family="text">
      <style:text-properties officeooo:rsid="01eccf86"/>
    </style:style>
    <style:style style:name="T397" style:family="text">
      <style:text-properties officeooo:rsid="01ecefed"/>
    </style:style>
    <style:style style:name="T398" style:family="text">
      <style:text-properties officeooo:rsid="01edfe00"/>
    </style:style>
    <style:style style:name="T399" style:family="text">
      <style:text-properties officeooo:rsid="01ef7d87"/>
    </style:style>
    <style:style style:name="T400" style:family="text">
      <style:text-properties officeooo:rsid="01f317d3"/>
    </style:style>
    <style:style style:name="T401" style:family="text">
      <style:text-properties officeooo:rsid="01f3b002"/>
    </style:style>
    <style:style style:name="T402" style:family="text">
      <style:text-properties officeooo:rsid="01f55ba4"/>
    </style:style>
    <style:style style:name="T403" style:family="text">
      <style:text-properties officeooo:rsid="01f94446"/>
    </style:style>
    <style:style style:name="T404" style:family="text">
      <style:text-properties officeooo:rsid="01f9ffc4"/>
    </style:style>
    <style:style style:name="T405" style:family="text">
      <style:text-properties officeooo:rsid="01fa2fd5"/>
    </style:style>
    <style:style style:name="T406" style:family="text">
      <style:text-properties officeooo:rsid="01fa694d"/>
    </style:style>
    <style:style style:name="T407" style:family="text">
      <style:text-properties officeooo:rsid="01fba469"/>
    </style:style>
    <style:style style:name="T408" style:family="text">
      <style:text-properties officeooo:rsid="01fec780"/>
    </style:style>
    <style:style style:name="T409" style:family="text">
      <style:text-properties officeooo:rsid="02047174"/>
    </style:style>
    <style:style style:name="T410" style:family="text">
      <style:text-properties officeooo:rsid="02049ee5"/>
    </style:style>
    <style:style style:name="T411" style:family="text">
      <style:text-properties officeooo:rsid="0205a292"/>
    </style:style>
    <style:style style:name="T412" style:family="text">
      <style:text-properties officeooo:rsid="0207a961"/>
    </style:style>
    <style:style style:name="T413" style:family="text">
      <style:text-properties officeooo:rsid="0207c0a0"/>
    </style:style>
    <style:style style:name="T414" style:family="text">
      <style:text-properties officeooo:rsid="0208b7ae"/>
    </style:style>
    <style:style style:name="T415" style:family="text">
      <style:text-properties officeooo:rsid="0209b90a"/>
    </style:style>
    <style:style style:name="T416" style:family="text">
      <style:text-properties officeooo:rsid="020b4ccf"/>
    </style:style>
    <style:style style:name="T417" style:family="text">
      <style:text-properties officeooo:rsid="020d1823"/>
    </style:style>
    <style:style style:name="T418" style:family="text">
      <style:text-properties officeooo:rsid="020eeb1f"/>
    </style:style>
    <style:style style:name="T419" style:family="text">
      <style:text-properties officeooo:rsid="02106119"/>
    </style:style>
    <style:style style:name="T420" style:family="text">
      <style:text-properties officeooo:rsid="02128771"/>
    </style:style>
    <style:style style:name="T421" style:family="text">
      <style:text-properties officeooo:rsid="02153614"/>
    </style:style>
    <style:style style:name="T422" style:family="text">
      <style:text-properties officeooo:rsid="02157455"/>
    </style:style>
    <style:style style:name="T423" style:family="text">
      <style:text-properties officeooo:rsid="0218a43e"/>
    </style:style>
    <style:style style:name="T424" style:family="text">
      <style:text-properties officeooo:rsid="021c0654"/>
    </style:style>
    <style:style style:name="fr1" style:family="graphic" style:parent-style-name="Frame">
      <style:graphic-properties style:vertical-pos="top" style:vertical-rel="baseline"/>
    </style:style>
    <style:style style:name="fr2" style:family="graphic" style:parent-style-name="Frame">
      <style:graphic-properties style:vertical-pos="from-top" style:horizontal-pos="from-left" style:horizontal-rel="paragraph"/>
    </style:style>
    <style:style style:name="fr3" style:family="graphic" style:parent-style-name="Frame">
      <style:graphic-properties style:vertical-pos="from-top" style:horizontal-pos="center" style:horizontal-rel="paragraph-content"/>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gradient" draw:fill-color="#eeeeee" draw:fill-gradient-name="Gray_20_Gradient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eeeeee"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4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639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506cm" style:run-through="foreground" style:wrap="run-through" style:number-wrapped-paragraphs="no-limit" style:vertical-pos="from-top" style:vertical-rel="paragraph" style:horizontal-pos="from-left" style:horizontal-rel="paragraph"/>
    </style:style>
    <style:style style:name="gr13"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style:style>
    <style:style style:name="gr16" style:family="graphic">
      <style:graphic-properties draw:textarea-horizontal-align="center" draw:textarea-vertical-align="middle" style:run-through="foreground" style:wrap="run-through" style:number-wrapped-paragraphs="no-limit" style:vertical-pos="middle" style:vertical-rel="baselin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3">Перевод осуществил Харитонов Данил. </text:p>
      <text:p text:style-name="P262">Веб-адрес: <text:a xlink:type="simple" xlink:href="http://tametko.narod.ru/">http://tametko.narod.ru</text:a>.</text:p>
      <text:p text:style-name="P262"><text:span text:style-name="T422">Почта: </text:span><text:a xlink:type="simple" xlink:href="mailto:tametko@ya.ru?subject=Первод: Генератор компилятора Coco/R">tametko@ya.ru</text:a></text:p>
      <text:h text:style-name="P145" text:outline-level="1"><text:bookmark-start text:name="__RefHeading__21065_521228810"/>The Compiler Generator Coco/R <text:bookmark-end text:name="__RefHeading__21065_521228810"/></text:h>
      <text:p text:style-name="Текст_20_оригинала_20__28_eng_29_">Extended User Manual Pat Terry Rhodes University September 2005 </text:p>
      <text:p text:style-name="Текст_20_оригинала_20__28_eng_29_">This document has been modified, with permission, from the original by Hanspeter Mössenböck, so as <text:line-break/>to describe the extensions to Coco/R implemented to support the text “Compiling with C# and Java”. <text:line-break/>The important modifications have been clearly <text:span text:style-name="T114">marked in red</text:span>. </text:p>
      <text:h text:style-name="Heading_20_1" text:outline-level="1"><text:bookmark-start text:name="__RefHeading__21067_521228810"/>Генератор компилятора <text:span text:style-name="T113">Coco/R</text:span><text:bookmark-end text:name="__RefHeading__21067_521228810"/></text:h>
      <text:p text:style-name="Текст_20_перевода_20__28_рус_29_">Руководство пользователя, расширено Pat Terry Rhodes Университет. Сентября 2005.</text:p>
      <text:p text:style-name="P56">Оригинал этого документа был изменён, с разрешения Hanspeter Mössenböck, реализовано расширенное описание Coco/R для поддержки текста "Compiling with C# and Java". Важные изменения были чётко выделены <text:span text:style-name="T114">красным цветом </text:span><text:span text:style-name="T123">(либо </text:span><text:span text:style-name="T122">(</text:span><text:span text:style-name="T117">+</text:span><text:span text:style-name="T122">)</text:span><text:span text:style-name="T123">)</text:span>.</text:p>
      <text:h text:style-name="P145" text:outline-level="1"><text:bookmark-start text:name="__RefHeading__21069_521228810"/>User Manual <text:bookmark-end text:name="__RefHeading__21069_521228810"/></text:h>
      <text:p text:style-name="Signature">Hanspeter Mössenböck </text:p>
      <text:p text:style-name="Signature">Johannes Kepler University Linz </text:p>
      <text:p text:style-name="Signature">Institute of System Software </text:p>
      <text:p text:style-name="P143">June 2004 </text:p>
      <text:h text:style-name="Heading_20_1" text:outline-level="1"><text:bookmark-start text:name="__RefHeading__21071_521228810"/>Руководство Пользователя<text:bookmark-end text:name="__RefHeading__21071_521228810"/></text:h>
      <text:p text:style-name="Текст_20_оригинала_20__28_eng_29_">Coco/R<text:note text:id="ftn1" text:note-class="footnote"><text:note-citation>1</text:note-citation><text:note-body><text:p text:style-name="P16"><text:s/>Coco/R stands for <text:span text:style-name="T70">compiler compiler</text:span> generating <text:span text:style-name="T70">recursive descent</text:span> parsers. </text:p></text:note-body></text:note> is a compiler generator, which takes an attributed grammar of a source language and <text:s/>generates <text:s/>a <text:s/>scanner <text:s/>and <text:s/>a <text:s/>parser <text:s/>for <text:s/>this <text:s/>language. <text:s/>The <text:s/>scanner <text:s/>works <text:s/>as <text:s/>a deterministic finite automaton. The parser uses recursive descent. LL(1) conflicts can be resolved by a multi-symbol lookahead or by semantic checks. Thus the class of accepted grammars is LL(<text:span text:style-name="T70">k</text:span>) for an arbitrary <text:span text:style-name="T70">k</text:span>. </text:p>
      <text:p text:style-name="Текст_20_перевода_20__28_рус_29_">Coco/R<text:note text:id="ftn2" text:note-class="footnote"><text:note-citation>2</text:note-citation><text:note-body><text:p text:style-name="P17"><text:s/><text:span text:style-name="T172">Coco/R расшифровывается как </text:span><text:span text:style-name="T5">ко</text:span><text:span text:style-name="T172">мпилятор </text:span><text:span text:style-name="T5">ко</text:span><text:span text:style-name="T172">мпилятора, генерирующего </text:span><text:span text:style-name="T5">р</text:span><text:span text:style-name="T172">екурсивные парсеры (анализаторы).</text:span> </text:p></text:note-body></text:note> это генератор компилятора, который принимает атрибутную грамматику исходного языка и генерирует сканер и парсер для данного языка. Сканер работает как детерминированный конечный автомат. Парсер использует рекурсивный спуск. LL(1) конфликты могут быть разрешены просмотром нескольких символов вперед или смысловыми проверками. Таким образом, класс используемой грамматики является LL(<text:span text:style-name="T72">к</text:span>) для произвольного <text:span text:style-name="T72">к</text:span>.</text:p>
      <text:p text:style-name="Текст_20_оригинала_20__28_eng_29_">There <text:s/>are <text:s/>versions <text:s/>of <text:s/>Coco/R <text:s/>for <text:s/>Java, <text:s/>C#, <text:s/>C++, <text:s/>Delphi, <text:s/>Modula-2, <text:s/>Oberon <text:s/>and <text:s/>other languages. <text:s/>This <text:s/>manual <text:s/>describes <text:s/>the <text:s/>versions <text:s/>for <text:s/>C# <text:s/>and <text:s/>Java <text:s/>implemented <text:s/>at <text:s/>the <text:line-break/>University of Linz. </text:p>
      <text:p text:style-name="Текст_20_перевода_20__28_рус_29_"><text:span text:style-name="T173">Существуют</text:span> версии <text:span text:style-name="T173">Coco</text:span>/R для Java, C#, C++, Delphi, Модула-2, Оберон и др. язык<text:span text:style-name="T173">ов</text:span>. Это руководство описывает версии для C # и Java, <text:span text:style-name="T173">реализуемые</text:span> <text:span text:style-name="T173">в</text:span> Университет<text:span text:style-name="T173">е</text:span> Линца <text:span text:style-name="T173">(University of Linz)</text:span>.</text:p>
      <text:p text:style-name="Signature"><text:soft-page-break/>Compiler Generator Coco/R, <text:line-break/>Copyright © 1990, 2004 Hanspeter Mössenböck, University of Linz </text:p>
      <text:p text:style-name="P8"/>
      <text:p text:style-name="Текст_20_оригинала_20__28_eng_29_">This program is free software; you can redistribute it and/or modify it under the terms of the GNU General Public License as published by the Free Software Foundation; either version 2, or (at your option) any later version. </text:p>
      <text:p text:style-name="Текст_20_перевода_20__28_рус_29_">Эта программа является свободным программным обеспечением, вы можете распространять и/или изменять её в соответствии с условиями GNU General Public License, опубликованной Free Software Foundation; либо версии 2, либо (по вашему выбору) любой более поздней верси<text:span text:style-name="T174">ей</text:span>.</text:p>
      <text:p text:style-name="Текст_20_оригинала_20__28_eng_29_">This program is distributed in the hope that it will be useful, but WITHOUT ANY WARRANTY; without even the implied <text:s/>warranty <text:s/>of <text:s/>MERCHANTABILITY <text:s/>or <text:s/>FITNESS <text:s/>FOR <text:s/>A <text:s/>PARTICULAR <text:s/>PURPOSE. <text:s text:c="3"/>See the <text:s/>GNU General Public License for more details. </text:p>
      <text:p text:style-name="P49">Эта программа распространяется в надежде, что она будет полезной, но БЕЗ КАКИХ ЛИБО ГАРАНТИЙ, даже без подразумеваемых гарантий ТОВАРНОГО СОСТОЯНИЯ ПРИ ПРОДАЖЕ или ПРИГОДНОСТИ ДЛЯ ИСПОЛЬЗОВАНИЯ В КОНКРЕТНЫХ ЦЕЛЯХ. <text:s text:c="2"/>См. GNU General Public License для более подробной информации.</text:p>
      <text:p text:style-name="Текст_20_оригинала_20__28_eng_29_">You should have received a copy of the GNU General Public License along with this program; if not, write to the <text:line-break/>Free Software Foundation, Inc., 59 Temple Place - Suite 330, Boston, MA 02111-1307, USA. </text:p>
      <text:p text:style-name="Текст_20_перевода_20__28_рус_29_">Вы должны были получить копию GNU General Public License вместе с этой программой; если нет, то напишите <text:line-break/>Free Software Foundation, Inc., 59 Temple Place - Suite 330, Boston, MA 02111-1307, USA. </text:p>
      <text:p text:style-name="Текст_20_оригинала_20__28_eng_29_">As an exception, it is allowed to write an extension of Coco/R that is used as a plugin in non-free software. </text:p>
      <text:p text:style-name="Текст_20_перевода_20__28_рус_29_">В качестве исключения, допускается написать расширение <text:span text:style-name="T175">Coco</text:span>/R, котор<text:span text:style-name="T424">ое</text:span> используется в качестве плагина, в несвободно<text:span text:style-name="T175">м</text:span> ПО.</text:p>
      <text:p text:style-name="Текст_20_оригинала_20__28_eng_29_">If not otherwise stated, any source code generated by Coco/R (other than Coco/R itself) does not fall under the <text:line-break/>GNU General Public License.</text:p>
      <text:p text:style-name="Текст_20_перевода_20__28_рус_29_">Если иное не оговорено, любой <text:span text:style-name="T176">исходный</text:span> код, генерируемый <text:span text:style-name="T176">Coco</text:span>/R (кроме <text:span text:style-name="T176">кода самого Coco</text:span>/R) не подпадает под GNU General Public Licens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261"><text:a xlink:type="simple" xlink:href="#__RefHeading__21065_521228810" text:style-name="Index_20_Link" text:visited-style-name="Index_20_Link">The Compiler Generator Coco/R<text:tab/>1</text:a></text:p>
          <text:p text:style-name="P261"><text:a xlink:type="simple" xlink:href="#__RefHeading__21067_521228810" text:style-name="Index_20_Link" text:visited-style-name="Index_20_Link">Генератор компилятора Coco/R<text:tab/>1</text:a></text:p>
          <text:p text:style-name="P261"><text:a xlink:type="simple" xlink:href="#__RefHeading__21069_521228810" text:style-name="Index_20_Link" text:visited-style-name="Index_20_Link">User Manual<text:tab/>1</text:a></text:p>
          <text:p text:style-name="P261"><text:a xlink:type="simple" xlink:href="#__RefHeading__21071_521228810" text:style-name="Index_20_Link" text:visited-style-name="Index_20_Link">Руководство Пользователя<text:tab/>1</text:a></text:p>
          <text:p text:style-name="P258"><text:a xlink:type="simple" xlink:href="#__RefHeading__20887_521228810" text:style-name="Index_20_Link" text:visited-style-name="Index_20_Link">1. Overview<text:tab/>4</text:a></text:p>
          <text:p text:style-name="P258"><text:a xlink:type="simple" xlink:href="#__RefHeading__20889_521228810" text:style-name="Index_20_Link" text:visited-style-name="Index_20_Link">1. Обзор<text:tab/>4</text:a></text:p>
          <text:p text:style-name="P259"><text:a xlink:type="simple" xlink:href="#__RefHeading__20891_521228810" text:style-name="Index_20_Link" text:visited-style-name="Index_20_Link">1.1 Sample Production<text:tab/>5</text:a></text:p>
          <text:p text:style-name="P259"><text:a xlink:type="simple" xlink:href="#__RefHeading__20893_521228810" text:style-name="Index_20_Link" text:visited-style-name="Index_20_Link">1.1 Пример Правила.<text:tab/>5</text:a></text:p>
          <text:p text:style-name="P259"><text:a xlink:type="simple" xlink:href="#__RefHeading__20895_521228810" text:style-name="Index_20_Link" text:visited-style-name="Index_20_Link">1.2 Sample Parsing Method<text:tab/>6</text:a></text:p>
          <text:p text:style-name="P259"><text:a xlink:type="simple" xlink:href="#__RefHeading__20897_521228810" text:style-name="Index_20_Link" text:visited-style-name="Index_20_Link">1.2 Пример Метод Синтаксического разбора<text:tab/>6</text:a></text:p>
          <text:p text:style-name="P259"><text:a xlink:type="simple" xlink:href="#__RefHeading__20899_521228810" text:style-name="Index_20_Link" text:visited-style-name="Index_20_Link">1.3 Summary of Features<text:tab/>6</text:a></text:p>
          <text:p text:style-name="P259"><text:soft-page-break/><text:a xlink:type="simple" xlink:href="#__RefHeading__20901_521228810" text:style-name="Index_20_Link" text:visited-style-name="Index_20_Link">1.3 Краткое описание Функций<text:tab/>6</text:a></text:p>
          <text:p text:style-name="P258"><text:a xlink:type="simple" xlink:href="#__RefHeading__20903_521228810" text:style-name="Index_20_Link" text:visited-style-name="Index_20_Link">2. Input Language<text:tab/>9</text:a></text:p>
          <text:p text:style-name="P258"><text:a xlink:type="simple" xlink:href="#__RefHeading__20905_521228810" text:style-name="Index_20_Link" text:visited-style-name="Index_20_Link">2. Входной Язык<text:tab/>9</text:a></text:p>
          <text:p text:style-name="P259"><text:a xlink:type="simple" xlink:href="#__RefHeading__20907_521228810" text:style-name="Index_20_Link" text:visited-style-name="Index_20_Link">2.1 Vocabulary<text:tab/>9</text:a></text:p>
          <text:p text:style-name="P259"><text:a xlink:type="simple" xlink:href="#__RefHeading__20909_521228810" text:style-name="Index_20_Link" text:visited-style-name="Index_20_Link">2.1 Словарь<text:tab/>9</text:a></text:p>
          <text:p text:style-name="P259"><text:a xlink:type="simple" xlink:href="#__RefHeading__20911_521228810" text:style-name="Index_20_Link" text:visited-style-name="Index_20_Link">2.2 Overall Structure<text:tab/>11</text:a></text:p>
          <text:p text:style-name="P259"><text:a xlink:type="simple" xlink:href="#__RefHeading__20913_521228810" text:style-name="Index_20_Link" text:visited-style-name="Index_20_Link">2.2 Общая Структура<text:tab/>11</text:a></text:p>
          <text:p text:style-name="P259"><text:a xlink:type="simple" xlink:href="#__RefHeading__20915_521228810" text:style-name="Index_20_Link" text:visited-style-name="Index_20_Link">2.3 Scanner Specification<text:tab/>12</text:a></text:p>
          <text:p text:style-name="P259"><text:a xlink:type="simple" xlink:href="#__RefHeading__20917_521228810" text:style-name="Index_20_Link" text:visited-style-name="Index_20_Link">2.3 Описание Сканера<text:tab/>12</text:a></text:p>
          <text:p text:style-name="P260"><text:a xlink:type="simple" xlink:href="#__RefHeading__20919_521228810" text:style-name="Index_20_Link" text:visited-style-name="Index_20_Link">2.3.1 Character sets<text:tab/>13</text:a></text:p>
          <text:p text:style-name="P260"><text:a xlink:type="simple" xlink:href="#__RefHeading__20921_521228810" text:style-name="Index_20_Link" text:visited-style-name="Index_20_Link">2.3.1 Наборы символов<text:tab/>13</text:a></text:p>
          <text:p text:style-name="P260"><text:a xlink:type="simple" xlink:href="#__RefHeading__20923_521228810" text:style-name="Index_20_Link" text:visited-style-name="Index_20_Link">2.3.2 Tokens<text:tab/>14</text:a></text:p>
          <text:p text:style-name="P260"><text:a xlink:type="simple" xlink:href="#__RefHeading__20925_521228810" text:style-name="Index_20_Link" text:visited-style-name="Index_20_Link">2.3.2 Токены (последовательность символов)<text:tab/>14</text:a></text:p>
          <text:p text:style-name="P260"><text:a xlink:type="simple" xlink:href="#__RefHeading__20927_521228810" text:style-name="Index_20_Link" text:visited-style-name="Index_20_Link">2.3.3 Pragmas<text:tab/>17</text:a></text:p>
          <text:p text:style-name="P260"><text:a xlink:type="simple" xlink:href="#__RefHeading__20929_521228810" text:style-name="Index_20_Link" text:visited-style-name="Index_20_Link">2.3.3 Прагмы<text:tab/>17</text:a></text:p>
          <text:p text:style-name="P260"><text:a xlink:type="simple" xlink:href="#__RefHeading__20931_521228810" text:style-name="Index_20_Link" text:visited-style-name="Index_20_Link">2.3.4 Comments<text:tab/>18</text:a></text:p>
          <text:p text:style-name="P260"><text:a xlink:type="simple" xlink:href="#__RefHeading__20933_521228810" text:style-name="Index_20_Link" text:visited-style-name="Index_20_Link">2.3.4 Комментарии<text:tab/>18</text:a></text:p>
          <text:p text:style-name="P260"><text:a xlink:type="simple" xlink:href="#__RefHeading__20935_521228810" text:style-name="Index_20_Link" text:visited-style-name="Index_20_Link">2.3.5 White space<text:tab/>19</text:a></text:p>
          <text:p text:style-name="P260"><text:a xlink:type="simple" xlink:href="#__RefHeading__20937_521228810" text:style-name="Index_20_Link" text:visited-style-name="Index_20_Link">2.3.5 Пробельные символы<text:tab/>19</text:a></text:p>
          <text:p text:style-name="P260"><text:a xlink:type="simple" xlink:href="#__RefHeading__20939_521228810" text:style-name="Index_20_Link" text:visited-style-name="Index_20_Link">2.3.6 Case sensitivity<text:tab/>19</text:a></text:p>
          <text:p text:style-name="P260"><text:a xlink:type="simple" xlink:href="#__RefHeading__20941_521228810" text:style-name="Index_20_Link" text:visited-style-name="Index_20_Link">2.3.6 Чувствительность к регистру<text:tab/>19</text:a></text:p>
          <text:p text:style-name="P260"><text:a xlink:type="simple" xlink:href="#__RefHeading__20943_521228810" text:style-name="Index_20_Link" text:visited-style-name="Index_20_Link">(+) 2.3.7 Named tokens<text:tab/>20</text:a></text:p>
          <text:p text:style-name="P260"><text:a xlink:type="simple" xlink:href="#__RefHeading__20945_521228810" text:style-name="Index_20_Link" text:visited-style-name="Index_20_Link">(+) 2.3.7 Именованные токены<text:tab/>20</text:a></text:p>
          <text:p text:style-name="P259"><text:a xlink:type="simple" xlink:href="#__RefHeading__20947_521228810" text:style-name="Index_20_Link" text:visited-style-name="Index_20_Link">2.4 Parser Specification<text:tab/>21</text:a></text:p>
          <text:p text:style-name="P259"><text:a xlink:type="simple" xlink:href="#__RefHeading__20949_521228810" text:style-name="Index_20_Link" text:visited-style-name="Index_20_Link"><text:s/>2.4 Описание Парсера<text:tab/>21</text:a></text:p>
          <text:p text:style-name="P260"><text:a xlink:type="simple" xlink:href="#__RefHeading__20951_521228810" text:style-name="Index_20_Link" text:visited-style-name="Index_20_Link">2.4.1 Productions<text:tab/>21</text:a></text:p>
          <text:p text:style-name="P260"><text:a xlink:type="simple" xlink:href="#__RefHeading__20953_521228810" text:style-name="Index_20_Link" text:visited-style-name="Index_20_Link">2.4.1 Правила<text:tab/>21</text:a></text:p>
          <text:p text:style-name="P260"><text:a xlink:type="simple" xlink:href="#__RefHeading__20955_521228810" text:style-name="Index_20_Link" text:visited-style-name="Index_20_Link">2.4.2 Semantic Actions<text:tab/>22</text:a></text:p>
          <text:p text:style-name="P260"><text:a xlink:type="simple" xlink:href="#__RefHeading__20957_521228810" text:style-name="Index_20_Link" text:visited-style-name="Index_20_Link">2.4.2 Семантические действия<text:tab/>22</text:a></text:p>
          <text:p text:style-name="P260"><text:a xlink:type="simple" xlink:href="#__RefHeading__20959_521228810" text:style-name="Index_20_Link" text:visited-style-name="Index_20_Link">2.4.3 Attributes<text:tab/>23</text:a></text:p>
          <text:p text:style-name="P260"><text:a xlink:type="simple" xlink:href="#__RefHeading__20961_521228810" text:style-name="Index_20_Link" text:visited-style-name="Index_20_Link">2.4.3 Атрибуты<text:tab/>23</text:a></text:p>
          <text:p text:style-name="P260"><text:a xlink:type="simple" xlink:href="#__RefHeading__20963_521228810" text:style-name="Index_20_Link" text:visited-style-name="Index_20_Link">2.4.4 The Symbol ANY<text:tab/>26</text:a></text:p>
          <text:p text:style-name="P260"><text:a xlink:type="simple" xlink:href="#__RefHeading__20965_521228810" text:style-name="Index_20_Link" text:visited-style-name="Index_20_Link">2.4.4 Символ ANY<text:tab/>26</text:a></text:p>
          <text:p text:style-name="P260"><text:a xlink:type="simple" xlink:href="#__RefHeading__20967_521228810" text:style-name="Index_20_Link" text:visited-style-name="Index_20_Link">2.4.5 LL(1) Conflicts<text:tab/>26</text:a></text:p>
          <text:p text:style-name="P260"><text:a xlink:type="simple" xlink:href="#__RefHeading__20969_521228810" text:style-name="Index_20_Link" text:visited-style-name="Index_20_Link">2.4.5 LL (1) Конфликты<text:tab/>26</text:a></text:p>
          <text:p text:style-name="P260"><text:a xlink:type="simple" xlink:href="#__RefHeading__20971_521228810" text:style-name="Index_20_Link" text:visited-style-name="Index_20_Link">2.4.6 LL(1) Conflict Resolvers<text:tab/>32</text:a></text:p>
          <text:p text:style-name="P260"><text:a xlink:type="simple" xlink:href="#__RefHeading__20973_521228810" text:style-name="Index_20_Link" text:visited-style-name="Index_20_Link">2.4.6 Разрешения конфликтов LL(1)<text:tab/>32</text:a></text:p>
          <text:p text:style-name="P260"><text:a xlink:type="simple" xlink:href="#__RefHeading__20975_521228810" text:style-name="Index_20_Link" text:visited-style-name="Index_20_Link">2.4.7 Syntax Error Handling<text:tab/>40</text:a></text:p>
          <text:p text:style-name="P260"><text:a xlink:type="simple" xlink:href="#__RefHeading__20977_521228810" text:style-name="Index_20_Link" text:visited-style-name="Index_20_Link">2.4.7 Обработка синтаксических ошибок<text:tab/>40</text:a></text:p>
          <text:p text:style-name="P260"><text:a xlink:type="simple" xlink:href="#__RefHeading__20979_521228810" text:style-name="Index_20_Link" text:visited-style-name="Index_20_Link">2.4.8 Frame Files<text:tab/>45</text:a></text:p>
          <text:p text:style-name="P260"><text:a xlink:type="simple" xlink:href="#__RefHeading__20981_521228810" text:style-name="Index_20_Link" text:visited-style-name="Index_20_Link">2.4.8 Заготовочные файлы<text:tab/>45</text:a></text:p>
          <text:p text:style-name="P258"><text:a xlink:type="simple" xlink:href="#__RefHeading__20983_521228810" text:style-name="Index_20_Link" text:visited-style-name="Index_20_Link">3. User Guide<text:tab/>46</text:a></text:p>
          <text:p text:style-name="P258"><text:a xlink:type="simple" xlink:href="#__RefHeading__20985_521228810" text:style-name="Index_20_Link" text:visited-style-name="Index_20_Link">3. Руководство пользователя<text:tab/>46</text:a></text:p>
          <text:p text:style-name="P259"><text:a xlink:type="simple" xlink:href="#__RefHeading__20987_521228810" text:style-name="Index_20_Link" text:visited-style-name="Index_20_Link">3.1 Installation<text:tab/>46</text:a></text:p>
          <text:p text:style-name="P259"><text:a xlink:type="simple" xlink:href="#__RefHeading__20989_521228810" text:style-name="Index_20_Link" text:visited-style-name="Index_20_Link">3.1 Установка<text:tab/>46</text:a></text:p>
          <text:p text:style-name="P259"><text:a xlink:type="simple" xlink:href="#__RefHeading__20991_521228810" text:style-name="Index_20_Link" text:visited-style-name="Index_20_Link">3.2 Invocation<text:tab/>47</text:a></text:p>
          <text:p text:style-name="P259"><text:a xlink:type="simple" xlink:href="#__RefHeading__20993_521228810" text:style-name="Index_20_Link" text:visited-style-name="Index_20_Link">3.2 Вызов<text:tab/>47</text:a></text:p>
          <text:p text:style-name="P259"><text:a xlink:type="simple" xlink:href="#__RefHeading__20995_521228810" text:style-name="Index_20_Link" text:visited-style-name="Index_20_Link">3.3 Interfaces of the Generated Classes<text:tab/>49</text:a></text:p>
          <text:p text:style-name="P259"><text:a xlink:type="simple" xlink:href="#__RefHeading__20997_521228810" text:style-name="Index_20_Link" text:visited-style-name="Index_20_Link">3.3 Интерфейсы сгенерированных классов<text:tab/>49</text:a></text:p>
          <text:p text:style-name="P260"><text:a xlink:type="simple" xlink:href="#__RefHeading__20999_521228810" text:style-name="Index_20_Link" text:visited-style-name="Index_20_Link">3.3.1 Scanner<text:tab/>49</text:a></text:p>
          <text:p text:style-name="P260"><text:a xlink:type="simple" xlink:href="#__RefHeading__21001_521228810" text:style-name="Index_20_Link" text:visited-style-name="Index_20_Link">3.3.1 Scanner (Сканер)<text:tab/>49</text:a></text:p>
          <text:p text:style-name="P260"><text:a xlink:type="simple" xlink:href="#__RefHeading__21003_521228810" text:style-name="Index_20_Link" text:visited-style-name="Index_20_Link">3.3.2 Token<text:tab/>50</text:a></text:p>
          <text:p text:style-name="P260"><text:a xlink:type="simple" xlink:href="#__RefHeading__21005_521228810" text:style-name="Index_20_Link" text:visited-style-name="Index_20_Link">3.3.2 Token (Токен)<text:tab/>50</text:a></text:p>
          <text:p text:style-name="P260"><text:a xlink:type="simple" xlink:href="#__RefHeading__21007_521228810" text:style-name="Index_20_Link" text:visited-style-name="Index_20_Link">3.3.3 Buffer<text:tab/>51</text:a></text:p>
          <text:p text:style-name="P260"><text:a xlink:type="simple" xlink:href="#__RefHeading__21009_521228810" text:style-name="Index_20_Link" text:visited-style-name="Index_20_Link">3.3.3 Buffer (Буфер)<text:tab/>51</text:a></text:p>
          <text:p text:style-name="P260"><text:a xlink:type="simple" xlink:href="#__RefHeading__21011_521228810" text:style-name="Index_20_Link" text:visited-style-name="Index_20_Link">3.3.4 Parser<text:tab/>51</text:a></text:p>
          <text:p text:style-name="P260"><text:soft-page-break/><text:a xlink:type="simple" xlink:href="#__RefHeading__21013_521228810" text:style-name="Index_20_Link" text:visited-style-name="Index_20_Link">3.3.4 Parser (Парсер)<text:tab/>51</text:a></text:p>
          <text:p text:style-name="P260"><text:a xlink:type="simple" xlink:href="#__RefHeading__21015_521228810" text:style-name="Index_20_Link" text:visited-style-name="Index_20_Link">3.3.5 Errors<text:tab/>52</text:a></text:p>
          <text:p text:style-name="P260"><text:a xlink:type="simple" xlink:href="#__RefHeading__21017_521228810" text:style-name="Index_20_Link" text:visited-style-name="Index_20_Link">3.3.5 Errors (Ошибки)<text:tab/>52</text:a></text:p>
          <text:p text:style-name="P259"><text:a xlink:type="simple" xlink:href="#__RefHeading__21019_521228810" text:style-name="Index_20_Link" text:visited-style-name="Index_20_Link">3.4 Main Class of the Compiler<text:tab/>54</text:a></text:p>
          <text:p text:style-name="P259"><text:a xlink:type="simple" xlink:href="#__RefHeading__21021_521228810" text:style-name="Index_20_Link" text:visited-style-name="Index_20_Link">3.4 Основной класс Компилятора<text:tab/>54</text:a></text:p>
          <text:p text:style-name="P259"><text:a xlink:type="simple" xlink:href="#__RefHeading__21023_521228810" text:style-name="Index_20_Link" text:visited-style-name="Index_20_Link">3.5 Grammar Tests<text:tab/>54</text:a></text:p>
          <text:p text:style-name="P259"><text:a xlink:type="simple" xlink:href="#__RefHeading__21025_521228810" text:style-name="Index_20_Link" text:visited-style-name="Index_20_Link">3.5 Тесты Грамматики<text:tab/>54</text:a></text:p>
          <text:p text:style-name="P258"><text:a xlink:type="simple" xlink:href="#__RefHeading__21027_521228810" text:style-name="Index_20_Link" text:visited-style-name="Index_20_Link">4. A Sample Compiler<text:tab/>58</text:a></text:p>
          <text:p text:style-name="P258"><text:a xlink:type="simple" xlink:href="#__RefHeading__21029_521228810" text:style-name="Index_20_Link" text:visited-style-name="Index_20_Link">4. Пример Компилятора<text:tab/>58</text:a></text:p>
          <text:p text:style-name="P258"><text:a xlink:type="simple" xlink:href="#__RefHeading__21031_521228810" text:style-name="Index_20_Link" text:visited-style-name="Index_20_Link">5. Applications of Coco/R<text:tab/>63</text:a></text:p>
          <text:p text:style-name="P258"><text:a xlink:type="simple" xlink:href="#__RefHeading__21033_521228810" text:style-name="Index_20_Link" text:visited-style-name="Index_20_Link">6. Acknowledgements<text:tab/>64</text:a></text:p>
          <text:p text:style-name="P258"><text:a xlink:type="simple" xlink:href="#__RefHeading__21035_521228810" text:style-name="Index_20_Link" text:visited-style-name="Index_20_Link">6. Благодарности<text:tab/>64</text:a></text:p>
          <text:p text:style-name="P258"><text:a xlink:type="simple" xlink:href="#__RefHeading__21037_521228810" text:style-name="Index_20_Link" text:visited-style-name="Index_20_Link">References<text:tab/>64</text:a></text:p>
          <text:p text:style-name="P258"><text:a xlink:type="simple" xlink:href="#__RefHeading__21039_521228810" text:style-name="Index_20_Link" text:visited-style-name="Index_20_Link">Ссылки<text:tab/>64</text:a></text:p>
          <text:p text:style-name="P258"><text:a xlink:type="simple" xlink:href="#__RefHeading__21041_521228810" text:style-name="Index_20_Link" text:visited-style-name="Index_20_Link">A. Syntax of Coco/R<text:tab/>64</text:a></text:p>
          <text:p text:style-name="P258"><text:a xlink:type="simple" xlink:href="#__RefHeading__21043_521228810" text:style-name="Index_20_Link" text:visited-style-name="Index_20_Link">А. Синтаксис Coco/R<text:tab/>64</text:a></text:p>
          <text:p text:style-name="P258"><text:a xlink:type="simple" xlink:href="#__RefHeading__21045_521228810" text:style-name="Index_20_Link" text:visited-style-name="Index_20_Link">B. Sources of the Sample Compiler<text:tab/>65</text:a></text:p>
          <text:p text:style-name="P258"><text:a xlink:type="simple" xlink:href="#__RefHeading__21047_521228810" text:style-name="Index_20_Link" text:visited-style-name="Index_20_Link">Б. Исходники Образца Компилятора<text:tab/>65</text:a></text:p>
          <text:p text:style-name="P259"><text:a xlink:type="simple" xlink:href="#__RefHeading__21049_521228810" text:style-name="Index_20_Link" text:visited-style-name="Index_20_Link">B.1 Taste.ATG<text:tab/>65</text:a></text:p>
          <text:p text:style-name="P259"><text:a xlink:type="simple" xlink:href="#__RefHeading__21051_521228810" text:style-name="Index_20_Link" text:visited-style-name="Index_20_Link">B.2 TL.cs (symbol table)<text:tab/>68</text:a></text:p>
          <text:p text:style-name="P259"><text:a xlink:type="simple" xlink:href="#__RefHeading__21053_521228810" text:style-name="Index_20_Link" text:visited-style-name="Index_20_Link">B.3 TC.cs (code generator)<text:tab/>70</text:a></text:p>
          <text:p text:style-name="P259"><text:a xlink:type="simple" xlink:href="#__RefHeading__21055_521228810" text:style-name="Index_20_Link" text:visited-style-name="Index_20_Link">B.4 Taste.cs (main program)<text:tab/>72</text:a></text:p>
        </text:index-body>
      </text:table-of-content>
      <text:p text:style-name="P9"/>
      <text:h text:style-name="Heading_20_2" text:outline-level="2"><text:bookmark-start text:name="__RefHeading__20887_521228810"/>1. Overview<text:bookmark-end text:name="__RefHeading__20887_521228810"/></text:h>
      <text:h text:style-name="Heading_20_2" text:outline-level="2"><text:bookmark-start text:name="__RefHeading__20889_521228810"/><text:span text:style-name="T60">1. Обзор</text:span><text:span text:style-name="T1"> </text:span><text:bookmark-end text:name="__RefHeading__20889_521228810"/></text:h>
      <text:p text:style-name="P18">Coco/R <text:s/>is <text:s/>a <text:s/>compiler <text:s/>generator, <text:s/>which <text:s/>takes <text:s/>an <text:s/>attributed <text:s/>grammar <text:s/>for <text:s/>a <text:s/>source language and generates a scanner and a recursive descent parser for this language. The user has to supply a main class that calls the parser as well as semantic classes (<text:span text:style-name="T114">e.g. a symbol table handler and a code generator</text:span>) that are used by semantic actions in the parser. This is shown in Figure 1. </text:p>
      <text:p text:style-name="P50"><text:span text:style-name="T93">Coco/R является генератором компилятора, который принимает атрибутную грамматику для исходного языка и генерирует сканер рекурсивного спуска для данного языка. Пользователь должен предоставить основной класс, который вызывает парсер, а также семантические классы (</text:span><text:span text:style-name="T115">например, обработчик таблицы символов и генератор кода</text:span><text:span text:style-name="T93">), которые используют семантические действия в парсере. Схема показана на рисунке 1.</text:span></text:p>
      <text:p text:style-name="P50"><draw:frame draw:style-name="fr1" draw:name="Врезка1" text:anchor-type="as-char" svg:width="15.984cm" draw:z-index="0"><draw:text-box fo:min-height="4.475cm"><text:p text:style-name="Frame_20_contents"><draw:rect text:anchor-type="paragraph" draw:z-index="1" draw:style-name="gr1" draw:text-style-name="P264" svg:width="2.467cm" svg:height="3.352cm" svg:x="0cm" svg:y="-0.076cm"><text:p text:style-name="P264">Compiler </text:p><text:p text:style-name="P264">description</text:p></draw:rect><draw:line text:anchor-type="paragraph" draw:z-index="2" draw:style-name="gr2" draw:text-style-name="P264" svg:x1="2.466cm" svg:y1="1.653cm" svg:x2="3.9cm" svg:y2="1.653cm"><text:p/></draw:line><draw:frame text:anchor-type="paragraph" draw:z-index="3" draw:style-name="gr3" svg:width="1.588cm" svg:height="0.816cm" svg:x="3.877cm" svg:y="1.432cm"><draw:text-box><text:p text:style-name="P264">Coco/R</text:p></draw:text-box></draw:frame><draw:line text:anchor-type="paragraph" draw:z-index="4" draw:style-name="gr2" draw:text-style-name="P264" svg:x1="5.597cm" svg:y1="1.651cm" svg:x2="11.197cm" svg:y2="1.674cm"><text:p/></draw:line><draw:line text:anchor-type="paragraph" draw:z-index="5" draw:style-name="gr4" draw:text-style-name="P264" svg:x1="6.632cm" svg:y1="1.651cm" svg:x2="6.632cm" svg:y2="3.15cm"><text:p/></draw:line><draw:line text:anchor-type="paragraph" draw:z-index="6" draw:style-name="gr2" draw:text-style-name="P264" svg:x1="6.632cm" svg:y1="3.15cm" svg:x2="8.22cm" svg:y2="3.15cm"><text:p/></draw:line><draw:frame text:anchor-type="paragraph" draw:z-index="7" draw:style-name="gr5" draw:text-style-name="P264" svg:width="2.405cm" svg:height="0.927cm" svg:x="11.153cm" svg:y="0.152cm"><draw:text-box><text:p text:style-name="P264">Main</text:p></draw:text-box></draw:frame><draw:frame text:anchor-type="paragraph" draw:z-index="8" draw:style-name="gr6" draw:text-style-name="P264" svg:width="2.359cm" svg:height="0.927cm" svg:x="11.176cm" svg:y="1.363cm"><draw:text-box><text:p text:style-name="P264">Parser</text:p></draw:text-box></draw:frame><draw:frame text:anchor-type="paragraph" draw:z-index="9" draw:style-name="gr6" draw:text-style-name="P264" svg:width="2.359cm" svg:height="0.927cm" svg:x="8.31cm" svg:y="2.709cm"><draw:text-box><text:p text:style-name="P264">Scanner</text:p></draw:text-box></draw:frame><draw:frame text:anchor-type="paragraph" draw:z-index="10" draw:style-name="gr7" draw:text-style-name="P264" svg:width="2.359cm" svg:height="0.927cm" svg:x="10.911cm" svg:y="2.732cm"><draw:text-box><text:p/></draw:text-box></draw:frame><draw:frame text:anchor-type="paragraph" draw:z-index="11" draw:style-name="gr7" draw:text-style-name="P264" svg:width="2.359cm" svg:height="0.927cm" svg:x="13.513cm" svg:y="2.732cm"><draw:text-box><text:p/></draw:text-box></draw:frame><draw:line text:anchor-type="paragraph" draw:z-index="12" draw:style-name="gr4" draw:text-style-name="P264" svg:x1="12.278cm" svg:y1="1.078cm" svg:x2="12.278cm" svg:y2="1.364cm"><text:p/></draw:line><draw:line text:anchor-type="paragraph" draw:z-index="13" draw:style-name="gr4" draw:text-style-name="P264" svg:x1="12.344cm" svg:y1="2.29cm" svg:x2="12.344cm" svg:y2="2.733cm"><text:p/></draw:line><draw:line text:anchor-type="paragraph" draw:z-index="14" draw:style-name="gr4" draw:text-style-name="P264" svg:x1="8.948cm" svg:y1="2.489cm" svg:x2="14.836cm" svg:y2="2.468cm"><text:p/></draw:line><draw:line text:anchor-type="paragraph" draw:z-index="15" draw:style-name="gr4" draw:text-style-name="P264" svg:x1="8.948cm" svg:y1="2.489cm" svg:x2="8.948cm" svg:y2="2.709cm"><text:p/></draw:line><draw:line text:anchor-type="paragraph" draw:z-index="16" draw:style-name="gr4" draw:text-style-name="P264" svg:x1="14.836cm" svg:y1="2.489cm" svg:x2="14.836cm" svg:y2="2.732cm"><text:p/></draw:line><draw:frame text:anchor-type="paragraph" draw:z-index="17" draw:style-name="gr8" svg:width="3.153cm" svg:height="0.489cm" svg:x="11.837cm" svg:y="3.768cm"><draw:text-box><text:p>semantic classes</text:p></draw:text-box></draw:frame></text:p></draw:text-box></draw:frame></text:p>
      <text:p text:style-name="P39"><text:span text:style-name="T1">Figure 1 </text:span>Input and output of Coco/R </text:p>
      <text:p text:style-name="P50"><text:soft-page-break/><draw:frame draw:style-name="fr1" draw:name="Врезка2" text:anchor-type="as-char" svg:width="15.984cm" draw:z-index="18"><draw:text-box fo:min-height="4.475cm"><text:p text:style-name="Frame_20_contents"><draw:rect text:anchor-type="paragraph" draw:z-index="19" draw:style-name="gr1" draw:text-style-name="P264" svg:width="2.49cm" svg:height="3.352cm" svg:x="0cm" svg:y="-0.076cm"><text:p text:style-name="P264">Описание</text:p><text:p text:style-name="P264">компилятора</text:p></draw:rect><draw:line text:anchor-type="paragraph" draw:z-index="20" draw:style-name="gr2" draw:text-style-name="P264" svg:x1="2.489cm" svg:y1="1.653cm" svg:x2="3.9cm" svg:y2="1.653cm"><text:p/></draw:line><draw:frame text:anchor-type="paragraph" draw:z-index="21" draw:style-name="gr3" svg:width="1.588cm" svg:height="0.816cm" svg:x="3.898cm" svg:y="1.453cm"><draw:text-box><text:p text:style-name="P264">Coco/R</text:p></draw:text-box></draw:frame><draw:line text:anchor-type="paragraph" draw:z-index="22" draw:style-name="gr2" draw:text-style-name="P264" svg:x1="5.597cm" svg:y1="1.651cm" svg:x2="11.197cm" svg:y2="1.674cm"><text:p/></draw:line><draw:line text:anchor-type="paragraph" draw:z-index="23" draw:style-name="gr4" draw:text-style-name="P264" svg:x1="6.632cm" svg:y1="1.651cm" svg:x2="6.632cm" svg:y2="3.15cm"><text:p/></draw:line><draw:line text:anchor-type="paragraph" draw:z-index="24" draw:style-name="gr2" draw:text-style-name="P264" svg:x1="6.632cm" svg:y1="3.15cm" svg:x2="8.22cm" svg:y2="3.15cm"><text:p/></draw:line><draw:frame text:anchor-type="paragraph" draw:z-index="25" draw:style-name="gr5" draw:text-style-name="P264" svg:width="2.405cm" svg:height="0.927cm" svg:x="11.153cm" svg:y="0.152cm"><draw:text-box><text:p text:style-name="P264">Main</text:p></draw:text-box></draw:frame><draw:frame text:anchor-type="paragraph" draw:z-index="26" draw:style-name="gr6" draw:text-style-name="P264" svg:width="2.359cm" svg:height="0.927cm" svg:x="11.176cm" svg:y="1.363cm"><draw:text-box><text:p text:style-name="P264">Parser</text:p></draw:text-box></draw:frame><draw:frame text:anchor-type="paragraph" draw:z-index="27" draw:style-name="gr6" draw:text-style-name="P264" svg:width="2.359cm" svg:height="0.927cm" svg:x="8.31cm" svg:y="2.709cm"><draw:text-box><text:p text:style-name="P264">Scanner</text:p></draw:text-box></draw:frame><draw:frame text:anchor-type="paragraph" draw:z-index="28" draw:style-name="gr7" draw:text-style-name="P264" svg:width="2.359cm" svg:height="0.927cm" svg:x="10.911cm" svg:y="2.732cm"><draw:text-box><text:p/></draw:text-box></draw:frame><draw:frame text:anchor-type="paragraph" draw:z-index="29" draw:style-name="gr7" draw:text-style-name="P264" svg:width="2.359cm" svg:height="0.927cm" svg:x="13.513cm" svg:y="2.732cm"><draw:text-box><text:p/></draw:text-box></draw:frame><draw:line text:anchor-type="paragraph" draw:z-index="30" draw:style-name="gr4" draw:text-style-name="P264" svg:x1="12.278cm" svg:y1="1.078cm" svg:x2="12.278cm" svg:y2="1.364cm"><text:p/></draw:line><draw:line text:anchor-type="paragraph" draw:z-index="31" draw:style-name="gr4" draw:text-style-name="P264" svg:x1="12.344cm" svg:y1="2.29cm" svg:x2="12.344cm" svg:y2="2.733cm"><text:p/></draw:line><draw:line text:anchor-type="paragraph" draw:z-index="32" draw:style-name="gr4" draw:text-style-name="P264" svg:x1="8.948cm" svg:y1="2.489cm" svg:x2="14.836cm" svg:y2="2.468cm"><text:p/></draw:line><draw:line text:anchor-type="paragraph" draw:z-index="33" draw:style-name="gr4" draw:text-style-name="P264" svg:x1="8.948cm" svg:y1="2.489cm" svg:x2="8.948cm" svg:y2="2.709cm"><text:p/></draw:line><draw:line text:anchor-type="paragraph" draw:z-index="34" draw:style-name="gr4" draw:text-style-name="P264" svg:x1="14.836cm" svg:y1="2.489cm" svg:x2="14.836cm" svg:y2="2.732cm"><text:p/></draw:line><draw:frame text:anchor-type="paragraph" draw:z-index="35" draw:style-name="gr8" svg:width="4.289cm" svg:height="0.489cm" svg:x="11.441cm" svg:y="3.769cm"><draw:text-box><text:p>семантические классы</text:p></draw:text-box></draw:frame></text:p></draw:text-box></draw:frame></text:p>
      <text:p text:style-name="P37">Рисунок 1. Вход и выход Coco/R.</text:p>
      <text:h text:style-name="P156" text:outline-level="3"><text:bookmark-start text:name="__RefHeading__20891_521228810"/>1.1 Sample Production <text:bookmark-end text:name="__RefHeading__20891_521228810"/></text:h>
      <text:h text:style-name="Heading_20_3" text:outline-level="3"><text:bookmark-start text:name="__RefHeading__20893_521228810"/>1.1 Пример Правила.<text:bookmark-end text:name="__RefHeading__20893_521228810"/></text:h>
      <text:p text:style-name="Текст_20_оригинала_20__28_eng_29_">In order to give you an idea of how attributed grammars look like in Coco/R, let us look at a sample production for variable declarations in a Pascal-like language. </text:p>
      <text:p text:style-name="Текст_20_перевода_20__28_рус_29_">Для того, чтобы дать вам представление о том, как <text:span text:style-name="T86">выглядит атрибутная</text:span> грамматик<text:span text:style-name="T86">а </text:span>в Coco/R, давайте посмотри<text:span text:style-name="T86">м</text:span> на образец <text:span text:style-name="T86">правила </text:span>для объявления переменных в Pascal-подобно<text:span text:style-name="T86">м</text:span> язык<text:span text:style-name="T86">е</text:span>.<text:line-break/></text:p>
      <text:p text:style-name="Текст_20_исходного_20_кода"><text:span text:style-name="T2">VarDeclaration</text:span><text:span text:style-name="symbol0_5f_csharp">&lt;</text:span><text:span text:style-name="keyword0_5f_csharp">ref</text:span> <text:span text:style-name="keyword3_5f_csharp">int</text:span> adr<text:span text:style-name="symbol0_5f_csharp">&gt;</text:span> <text:s/><text:span text:style-name="symbol0_5f_csharp">(</text:span>. <text:span text:style-name="member0_5f_csharp">string</text:span> name<text:span text:style-name="symbol0_5f_csharp">;</text:span> TypeDesc typ<text:span text:style-name="symbol0_5f_csharp">;</text:span> .<text:span text:style-name="symbol0_5f_csharp">)</text:span> <text:line-break/><text:span text:style-name="symbol0_5f_csharp">=</text:span> <text:span text:style-name="T2">Ident</text:span><text:span text:style-name="symbol0_5f_csharp">&lt;</text:span><text:span text:style-name="keyword0_5f_csharp">out</text:span> name<text:span text:style-name="symbol0_5f_csharp">&gt;</text:span> <text:s text:c="11"/><text:span text:style-name="symbol0_5f_csharp">(</text:span>. <text:span text:style-name="member0_5f_csharp">Obj</text:span> x <text:span text:style-name="symbol0_5f_csharp">=</text:span> SymTab.<text:span text:style-name="member0_5f_csharp">Enter</text:span><text:span text:style-name="symbol0_5f_csharp">(</text:span>name<text:span text:style-name="symbol0_5f_csharp">);</text:span> <text:line-break/> <text:span text:style-name="keyword3_5f_csharp">int</text:span> n <text:span text:style-name="symbol0_5f_csharp">=</text:span> <text:span text:style-name="number_5f_csharp">1</text:span><text:span text:style-name="symbol0_5f_csharp">;</text:span> .<text:span text:style-name="symbol0_5f_csharp">)</text:span> <text:line-break/> <text:span text:style-name="symbol0_5f_csharp">{</text:span> <text:span text:style-name="string_5f_csharp"><text:span text:style-name="T88">','</text:span></text:span> <text:span text:style-name="T2">Ident</text:span><text:span text:style-name="symbol0_5f_csharp">&lt;</text:span><text:span text:style-name="keyword0_5f_csharp">out</text:span> name<text:span text:style-name="symbol0_5f_csharp">&gt;</text:span> <text:s text:c="5"/><text:span text:style-name="symbol0_5f_csharp">(</text:span>. <text:span text:style-name="member0_5f_csharp">Obj</text:span> y <text:span text:style-name="symbol0_5f_csharp">=</text:span> SymTab.<text:span text:style-name="member0_5f_csharp">Enter</text:span><text:span text:style-name="symbol0_5f_csharp">(</text:span>name<text:span text:style-name="symbol0_5f_csharp">);</text:span> <text:line-break/> x.<text:span text:style-name="member0_5f_csharp">next</text:span> <text:span text:style-name="symbol0_5f_csharp">=</text:span> y<text:span text:style-name="symbol0_5f_csharp">;</text:span> x <text:span text:style-name="symbol0_5f_csharp">=</text:span> y<text:span text:style-name="symbol0_5f_csharp">;</text:span> <text:line-break/> n<text:span text:style-name="symbol0_5f_csharp">++;</text:span> .<text:span text:style-name="symbol0_5f_csharp">)</text:span> <text:line-break/> <text:span text:style-name="symbol0_5f_csharp">}</text:span> <text:line-break/> <text:span text:style-name="string_5f_csharp"><text:span text:style-name="T88">':'</text:span></text:span> <text:span text:style-name="T2">Type</text:span><text:span text:style-name="symbol0_5f_csharp">&lt;</text:span><text:span text:style-name="keyword0_5f_csharp">out</text:span> typ<text:span text:style-name="symbol0_5f_csharp">&gt;</text:span> <text:s text:c="9"/><text:span text:style-name="symbol0_5f_csharp">(</text:span>. <text:span text:style-name="member0_5f_csharp">adr</text:span> <text:span text:style-name="symbol0_5f_csharp">+=</text:span> n <text:span text:style-name="symbol0_5f_csharp">*</text:span> typ.<text:span text:style-name="member0_5f_csharp">size</text:span><text:span text:style-name="symbol0_5f_csharp">;</text:span> <text:line-break/> <text:span text:style-name="keyword0_5f_csharp">for</text:span> <text:span text:style-name="symbol0_5f_csharp">(</text:span><text:span text:style-name="keyword3_5f_csharp">int</text:span> a <text:span text:style-name="symbol0_5f_csharp">=</text:span> adr<text:span text:style-name="symbol0_5f_csharp">;</text:span> x <text:span text:style-name="symbol0_5f_csharp">!=</text:span> <text:span text:style-name="keyword0_5f_csharp">null</text:span><text:span text:style-name="symbol0_5f_csharp">;</text:span> x <text:span text:style-name="symbol0_5f_csharp">=</text:span> x.<text:span text:style-name="member0_5f_csharp">next</text:span><text:span text:style-name="symbol0_5f_csharp">)</text:span> <text:span text:style-name="symbol0_5f_csharp">{</text:span> <text:line-break/> a <text:span text:style-name="symbol0_5f_csharp">-=</text:span> typ.<text:span text:style-name="member0_5f_csharp">size</text:span><text:span text:style-name="symbol0_5f_csharp">;</text:span> <text:line-break/> x.<text:span text:style-name="member0_5f_csharp">adr</text:span> <text:span text:style-name="symbol0_5f_csharp">=</text:span> a<text:span text:style-name="symbol0_5f_csharp">;</text:span> <text:line-break/> <text:span text:style-name="symbol0_5f_csharp">}</text:span> .<text:span text:style-name="symbol0_5f_csharp">)</text:span> <text:line-break/> <text:span text:style-name="string_5f_csharp"><text:span text:style-name="T88">';'</text:span></text:span> . <text:line-break/> </text:p>
      <text:p text:style-name="Текст_20_оригинала_20__28_eng_29_">The core of this specification is the <text:span text:style-name="T70">EBNF production</text:span> </text:p>
      <text:p text:style-name="Текст_20_перевода_20__28_рус_29_"><text:span text:style-name="T423">Суть этого описания в</text:span><text:span text:style-name="T72"> </text:span><text:span text:style-name="T73">правил</text:span><text:span text:style-name="T84">е РБНФ</text:span><text:span text:style-name="T72">.</text:span></text:p>
      <text:p text:style-name="Текст_20_исходного_20_кода">VarDeclaration <text:span text:style-name="symbol0_5f_csharp">=</text:span> Ident <text:span text:style-name="symbol0_5f_csharp">{</text:span> <text:span text:style-name="string_5f_csharp">','</text:span> Ident <text:span text:style-name="symbol0_5f_csharp">}</text:span> <text:span text:style-name="string_5f_csharp">':'</text:span> Type <text:span text:style-name="string_5f_csharp">';'</text:span>. </text:p>
      <text:p text:style-name="P209">It is augmented with attributes and semantic actions. The <text:span text:style-name="T70">attributes</text:span> (e.g. &lt;out name&gt;) specify <text:s/>the <text:s/>parameters <text:s/>of <text:s/>the <text:s/>symbols. <text:s/>There <text:s/>are <text:s/>input <text:s/>attributes <text:s/>(e.g. <text:s/>&lt;x, <text:s/>y&gt;) <text:s/>and output attributes (e.g. &lt;out z&gt; or &lt;ref z&gt;). A <text:span text:style-name="T70">semantic action</text:span> is a piece of code that is written in the target language of Coco/R (e.g. in C# or Java) and is executed by the generated parser at its position in the production. </text:p>
      <text:p text:style-name="P257"><text:s/><text:span text:style-name="T87">Она расширена атрибутами и семантическими действиями. Атрибуты (например: &lt;out name&gt;) задают параметры символов. Есть атрибуты ввода (например &lt;x, y&gt;) и атрибуты вывода (например &lt;out z&gt; или &lt;ref z&gt;). Семантическими действиями являются участки кода, которые написаны на используемом языке Coco/R (например C # или Java) и вставляются при работе парсера на своей позиции в правиле.</text:span></text:p>
      <text:h text:style-name="P157" text:outline-level="3"><text:bookmark-start text:name="__RefHeading__20895_521228810"/><text:soft-page-break/>1.2 Sample Parsing Method<text:bookmark-end text:name="__RefHeading__20895_521228810"/></text:h>
      <text:h text:style-name="P157" text:outline-level="3"><text:bookmark-start text:name="__RefHeading__20897_521228810"/><text:span text:style-name="T89">1.2 Пример Метод Синтаксического разбора</text:span> <text:bookmark-end text:name="__RefHeading__20897_521228810"/></text:h>
      <text:p text:style-name="Текст_20_оригинала_20__28_eng_29_">Every <text:s/>production <text:s/>is <text:s/>translated <text:s/><text:span text:style-name="T114">by <text:s/>Coco/R</text:span> <text:s/>into <text:s/>a <text:s/>parsing <text:s/>method. <text:s/>The <text:s/>method <text:s/>for VarDeclaration, <text:s/>for <text:s/>example, <text:s/>looks <text:s/>like <text:s/>this <text:s/>in <text:s/>C# <text:s/>(code <text:s/>parts <text:s/>originating <text:s/>from attributes or semantic actions are shown in grey): </text:p>
      <text:p text:style-name="Текст_20_перевода_20__28_рус_29_">Каждое правило <text:span text:style-name="T90">оттранслировано </text:span><text:span text:style-name="T116">Coco/R</text:span><text:span text:style-name="T90"> в метод синтаксического разбора. Например так выглядит метод </text:span><text:span text:style-name="T3">VarDeclaration</text:span><text:span text:style-name="T90"> на C# (участки кода, выведеных из атрибутов или семантических действий показаны серым):</text:span></text:p>
      <text:p text:style-name="Текст_20_исходного_20_кода"><text:span text:style-name="keyword0_5f_csharp">static</text:span> <text:span text:style-name="keyword0_5f_csharp">void</text:span> VarDeclaration<text:span text:style-name="symbol0_5f_csharp">(</text:span><text:span text:style-name="keyword0_5f_csharp"><text:span text:style-name="T91">ref</text:span></text:span><text:span text:style-name="T91"> </text:span><text:span text:style-name="keyword3_5f_csharp"><text:span text:style-name="T91">int</text:span></text:span><text:span text:style-name="T91"> adr</text:span><text:span text:style-name="symbol0_5f_csharp">)</text:span> <text:span text:style-name="symbol0_5f_csharp">{</text:span> <text:line-break/> <text:span text:style-name="keyword3_5f_csharp"><text:span text:style-name="T91">string</text:span></text:span><text:span text:style-name="T91"> name</text:span><text:span text:style-name="symbol0_5f_csharp"><text:span text:style-name="T91">;</text:span></text:span><text:span text:style-name="T91"> TypeDesc typ</text:span><text:span text:style-name="symbol0_5f_csharp"><text:span text:style-name="T91">;</text:span></text:span> <text:line-break/> Ident<text:span text:style-name="symbol0_5f_csharp">(</text:span><text:span text:style-name="keyword0_5f_csharp"><text:span text:style-name="T91">out</text:span></text:span><text:span text:style-name="T91"> name</text:span><text:span text:style-name="symbol0_5f_csharp">);</text:span> <text:line-break/> <text:span text:style-name="T91">Obj x </text:span><text:span text:style-name="symbol0_5f_csharp"><text:span text:style-name="T91">=</text:span></text:span><text:span text:style-name="T91"> SymTab.</text:span><text:span text:style-name="member0_5f_csharp"><text:span text:style-name="T91">Enter</text:span></text:span><text:span text:style-name="symbol0_5f_csharp"><text:span text:style-name="T91">(</text:span></text:span><text:span text:style-name="T91">name</text:span><text:span text:style-name="symbol0_5f_csharp"><text:span text:style-name="T91">);</text:span></text:span><text:span text:style-name="T91"> <text:line-break/> </text:span><text:span text:style-name="keyword3_5f_csharp"><text:span text:style-name="T91">int</text:span></text:span><text:span text:style-name="T91"> n </text:span><text:span text:style-name="symbol0_5f_csharp"><text:span text:style-name="T91">=</text:span></text:span><text:span text:style-name="T91"> </text:span><text:span text:style-name="number_5f_csharp"><text:span text:style-name="T91">1</text:span></text:span><text:span text:style-name="symbol0_5f_csharp"><text:span text:style-name="T91">;</text:span></text:span><text:span text:style-name="T91"> </text:span><text:line-break/> <text:span text:style-name="keyword0_5f_csharp">while</text:span> <text:span text:style-name="symbol0_5f_csharp">(</text:span>la.<text:span text:style-name="member0_5f_csharp">kind</text:span> <text:span text:style-name="symbol0_5f_csharp">==</text:span> comma<text:span text:style-name="symbol0_5f_csharp">)</text:span> <text:span text:style-name="symbol0_5f_csharp">{</text:span> <text:line-break/> Get<text:span text:style-name="symbol0_5f_csharp">();</text:span> <text:line-break/> Ident<text:span text:style-name="symbol0_5f_csharp">(</text:span><text:span text:style-name="keyword0_5f_csharp"><text:span text:style-name="T91">out</text:span></text:span><text:span text:style-name="T91"> name</text:span><text:span text:style-name="symbol0_5f_csharp">);</text:span> <text:line-break/> <text:span text:style-name="T91">Obj y </text:span><text:span text:style-name="symbol0_5f_csharp"><text:span text:style-name="T91">=</text:span></text:span><text:span text:style-name="T91"> SymTab.</text:span><text:span text:style-name="member0_5f_csharp"><text:span text:style-name="T91">Enter</text:span></text:span><text:span text:style-name="symbol0_5f_csharp"><text:span text:style-name="T91">(</text:span></text:span><text:span text:style-name="T91">name</text:span><text:span text:style-name="symbol0_5f_csharp"><text:span text:style-name="T91">);</text:span></text:span><text:span text:style-name="T91"> <text:line-break/> x.</text:span><text:span text:style-name="member0_5f_csharp"><text:span text:style-name="T91">next</text:span></text:span><text:span text:style-name="T91"> </text:span><text:span text:style-name="symbol0_5f_csharp"><text:span text:style-name="T91">=</text:span></text:span><text:span text:style-name="T91"> y</text:span><text:span text:style-name="symbol0_5f_csharp"><text:span text:style-name="T91">;</text:span></text:span><text:span text:style-name="T91"> x </text:span><text:span text:style-name="symbol0_5f_csharp"><text:span text:style-name="T91">=</text:span></text:span><text:span text:style-name="T91"> y</text:span><text:span text:style-name="symbol0_5f_csharp"><text:span text:style-name="T91">;</text:span></text:span><text:span text:style-name="T91"> <text:line-break/> n</text:span><text:span text:style-name="symbol0_5f_csharp"><text:span text:style-name="T91">++;</text:span></text:span><text:span text:style-name="T91"> </text:span><text:line-break/> <text:span text:style-name="symbol0_5f_csharp">}</text:span> <text:line-break/> Expect<text:span text:style-name="symbol0_5f_csharp">(</text:span>colon<text:span text:style-name="symbol0_5f_csharp">);</text:span> <text:line-break/> Type<text:span text:style-name="symbol0_5f_csharp">(</text:span><text:span text:style-name="keyword0_5f_csharp"><text:span text:style-name="T91">out</text:span></text:span><text:span text:style-name="T91"> typ</text:span><text:span text:style-name="symbol0_5f_csharp">);</text:span> <text:line-break/> <text:span text:style-name="T91">adr </text:span><text:span text:style-name="symbol0_5f_csharp"><text:span text:style-name="T91">+=</text:span></text:span><text:span text:style-name="T91"> n </text:span><text:span text:style-name="symbol0_5f_csharp"><text:span text:style-name="T91">*</text:span></text:span><text:span text:style-name="T91"> typ.</text:span><text:span text:style-name="member0_5f_csharp"><text:span text:style-name="T91">size</text:span></text:span><text:span text:style-name="symbol0_5f_csharp"><text:span text:style-name="T91">;</text:span></text:span><text:span text:style-name="T91"> <text:line-break/> </text:span><text:span text:style-name="keyword0_5f_csharp"><text:span text:style-name="T91">for</text:span></text:span><text:span text:style-name="T91"> </text:span><text:span text:style-name="symbol0_5f_csharp"><text:span text:style-name="T91">(</text:span></text:span><text:span text:style-name="keyword3_5f_csharp"><text:span text:style-name="T91">int</text:span></text:span><text:span text:style-name="T91"> a </text:span><text:span text:style-name="symbol0_5f_csharp"><text:span text:style-name="T91">=</text:span></text:span><text:span text:style-name="T91"> adr</text:span><text:span text:style-name="symbol0_5f_csharp"><text:span text:style-name="T91">;</text:span></text:span><text:span text:style-name="T91"> x </text:span><text:span text:style-name="symbol0_5f_csharp"><text:span text:style-name="T91">!=</text:span></text:span><text:span text:style-name="T91"> </text:span><text:span text:style-name="keyword0_5f_csharp"><text:span text:style-name="T91">null</text:span></text:span><text:span text:style-name="symbol0_5f_csharp"><text:span text:style-name="T91">;</text:span></text:span><text:span text:style-name="T91"> x </text:span><text:span text:style-name="symbol0_5f_csharp"><text:span text:style-name="T91">=</text:span></text:span><text:span text:style-name="T91"> x.</text:span><text:span text:style-name="member0_5f_csharp"><text:span text:style-name="T91">next</text:span></text:span><text:span text:style-name="symbol0_5f_csharp"><text:span text:style-name="T91">)</text:span></text:span><text:span text:style-name="T91"> </text:span><text:span text:style-name="symbol0_5f_csharp"><text:span text:style-name="T91">{</text:span></text:span><text:span text:style-name="T91"> <text:line-break/> a </text:span><text:span text:style-name="symbol0_5f_csharp"><text:span text:style-name="T91">-=</text:span></text:span><text:span text:style-name="T91"> typ.</text:span><text:span text:style-name="member0_5f_csharp"><text:span text:style-name="T91">size</text:span></text:span><text:span text:style-name="symbol0_5f_csharp"><text:span text:style-name="T91">;</text:span></text:span><text:span text:style-name="T91"> <text:line-break/> x.</text:span><text:span text:style-name="member0_5f_csharp"><text:span text:style-name="T91">adr</text:span></text:span><text:span text:style-name="T91"> </text:span><text:span text:style-name="symbol0_5f_csharp"><text:span text:style-name="T91">=</text:span></text:span><text:span text:style-name="T91"> a</text:span><text:span text:style-name="symbol0_5f_csharp"><text:span text:style-name="T91">;</text:span></text:span><text:span text:style-name="T91"> </text:span><text:line-break/> <text:span text:style-name="symbol0_5f_csharp">}</text:span> <text:line-break/> Expect<text:span text:style-name="symbol0_5f_csharp">(</text:span>semicolon<text:span text:style-name="symbol0_5f_csharp">);</text:span> <text:line-break/><text:span text:style-name="symbol0_5f_csharp">}</text:span> </text:p>
      <text:p text:style-name="Текст_20_оригинала_20__28_eng_29_">Coco/R also generates a scanner that reads the input stream and returns a stream of tokens to the parser. </text:p>
      <text:p text:style-name="Текст_20_перевода_20__28_рус_29_">Coco/R также генерирует сканер, который считывает входной поток и возвращает поток лексем парсеру.</text:p>
      <text:h text:style-name="Heading_20_3" text:outline-level="3"><text:bookmark-start text:name="__RefHeading__20899_521228810"/>1.3 Summary of Features<text:bookmark-end text:name="__RefHeading__20899_521228810"/></text:h>
      <text:h text:style-name="Heading_20_3" text:outline-level="3"><text:bookmark-start text:name="__RefHeading__20901_521228810"/>1.3 Краткое описание Функций<text:bookmark-end text:name="__RefHeading__20901_521228810"/></text:h>
      <text:p text:style-name="P19">Scanner</text:p>
      <text:p text:style-name="P46">Сканер</text:p>
      <text:p text:style-name="Текст_20_оригинала_20__28_eng_29_">The <text:s/>scanner <text:s/>is <text:s/>specified <text:s/>by <text:s/>a <text:s/>list <text:s/>of <text:s/>token <text:s/>declarations. <text:s/>Literals <text:s/>(e.g. <text:s/>"<text:span text:style-name="T2">if</text:span>" <text:s/>or "<text:span text:style-name="T2">while</text:span>") do not have to be <text:span text:style-name="T114">explicitly</text:span> declared as tokens, but can be used directly in the productions of the grammar.</text:p>
      <text:p text:style-name="Текст_20_перевода_20__28_рус_29_"><text:span text:style-name="T92">С</text:span>канер <text:span text:style-name="T92">имеет </text:span>перечень объявлений токенов. Литералы (например, "<text:span text:style-name="T53">if</text:span>" или "<text:span text:style-name="T53">while</text:span>") не должны быть <text:span text:style-name="T114">явно</text:span> объявлены в качестве токенов, но мо<text:span text:style-name="T94">гут</text:span> быть использован<text:span text:style-name="T94">ы</text:span> непосредственно в правилах грамматики.</text:p>
      <text:p text:style-name="Текст_20_оригинала_20__28_eng_29_">The scanner is implemented as a deterministic finite automaton (DFA). Therefore the terminal symbols <text:soft-page-break/>(or tokens) have to be described by a regular EBNF grammar.</text:p>
      <text:p text:style-name="Текст_20_перевода_20__28_рус_29_">Сканер реализован в виде детерминированного конечного автомата (DFA). Поэтому терминальные символы (или токены) должны быть описаны в регулярной EBNF грамматике.</text:p>
      <text:p text:style-name="Текст_20_оригинала_20__28_eng_29_"><text:span text:style-name="T122">(</text:span><text:span text:style-name="T117">+</text:span><text:span text:style-name="T122">)</text:span><text:span text:style-name="T117"> </text:span>One <text:s/>can <text:s/>specify <text:s/>one <text:s/>or <text:s/>more <text:s/>kinds <text:s/>of <text:s/>comments <text:s/>that <text:s/>a <text:s/>scanner <text:s/>will <text:s/>ignore. Provision is made for allowing comments to be nested. </text:p>
      <text:p text:style-name="Текст_20_перевода_20__28_рус_29_"><text:span text:style-name="T122">(</text:span><text:span text:style-name="T117">+</text:span><text:span text:style-name="T122">)</text:span><text:span text:style-name="T177"> </text:span>Можно указать один или несколько видов комментариев, которые сканер будет игнорировать. Предусмотрена возможность вложенных коментариев.</text:p>
      <text:p text:style-name="Текст_20_оригинала_20__28_eng_29_">Tokens <text:s/>must <text:s/>be <text:s/>made <text:s/>up <text:s/>of <text:s/>characters <text:s/>from <text:s/>the <text:s/>extended <text:s/>ASCII <text:s/>set <text:s/>(i.e. <text:s/>256 values). </text:p>
      <text:p text:style-name="Текст_20_перевода_20__28_рус_29_">Токены должны состоять из символов расширенного набора ASCII (т.е. 256 значений).</text:p>
      <text:p text:style-name="Текст_20_оригинала_20__28_eng_29_">The scanner can be made case-sensitive or case-insensitive. <text:s/></text:p>
      <text:p text:style-name="Текст_20_перевода_20__28_рус_29_">Сканер может быть <text:span text:style-name="T94">создан</text:span> с <text:span text:style-name="T94">возможностью </text:span>уч<text:span text:style-name="T94">и</text:span>т<text:span text:style-name="T94">ывать,</text:span> <text:span text:style-name="T94">либо не учитывать, </text:span>регистр <text:span text:style-name="T94">символов.</text:span></text:p>
      <text:p text:style-name="Текст_20_оригинала_20__28_eng_29_"><text:span text:style-name="T122">(</text:span><text:span text:style-name="T117">+</text:span><text:span text:style-name="T122">)</text:span><text:span text:style-name="T177"> </text:span>The scanner can recognize tokens that are distinguishable only on their context in the input stream. </text:p>
      <text:p text:style-name="Текст_20_перевода_20__28_рус_29_"><text:span text:style-name="T122">(</text:span><text:span text:style-name="T117">+</text:span><text:span text:style-name="T122">)</text:span><text:span text:style-name="T177"> </text:span>Сканер может распознавать <text:span text:style-name="T95">токены</text:span>, которые различимы только от их контекста в<text:span text:style-name="T95">о</text:span> входно<text:span text:style-name="T95">м</text:span> поток<text:span text:style-name="T95">е</text:span>.</text:p>
      <text:p text:style-name="Текст_20_оригинала_20__28_eng_29_">The <text:s/>scanner <text:s/>can <text:s/>read <text:s/>from <text:s/>any <text:s/>input <text:s/>stream <text:s/>(not <text:s/>just <text:s/>from <text:s/>a <text:s/>file). <text:s/>However, <text:s/>all input must come from a single stream (no includes). </text:p>
      <text:p text:style-name="Текст_20_перевода_20__28_рус_29_">Сканер может читать с любого входного потока (не только из файла). Тем не менее, весь вход должен исходить от одного потока (без включений).</text:p>
      <text:p text:style-name="Текст_20_оригинала_20__28_eng_29_">The scanner can handle so-called <text:span text:style-name="T70">pragmas</text:span>, which are tokens that are not part of the syntax but can occur anywhere in the input stream (e.g. compiler directives or end-of-line characters). </text:p>
      <text:p text:style-name="Текст_20_перевода_20__28_рус_29_">Сканер может обрабатывать так называемые <text:span text:style-name="T72">прагмы</text:span>, токены, которые не являются частью синтаксиса, но могут быть в любом месте входного потока (например: директивы компилятора, конец строки).</text:p>
      <text:p text:style-name="Текст_20_оригинала_20__28_eng_29_">The user can suppress the generation of a scanner and can provide a hand-written scanner instead. </text:p>
      <text:p text:style-name="P43">Пользователь может <text:span text:style-name="T96">запретить</text:span> создание сканера и <text:span text:style-name="T96">написать сканер вручную</text:span>. </text:p>
      <text:p text:style-name="P19">Parser </text:p>
      <text:p text:style-name="P46">Парсер</text:p>
      <text:p text:style-name="Текст_20_оригинала_20__28_eng_29_">The parser is specified by a set of EBNF productions with attributes and semantic actions. <text:s/>The <text:s/>productions <text:s/>allow <text:s/>for <text:s/>alternatives, <text:s/>repetition <text:s/>and <text:s/>optional <text:s/>parts. Coco/R translates the productions into a recursive descent parser which is small and efficient.</text:p>
      <text:p text:style-name="Текст_20_перевода_20__28_рус_29_"><text:span text:style-name="T97">Парсер</text:span> зада<text:span text:style-name="T97">ё</text:span>тся набором EBNF пр<text:span text:style-name="T97">авил</text:span> с атрибутами и семантическ<text:span text:style-name="T97">ими</text:span> действия<text:span text:style-name="T97">ми</text:span>. <text:span text:style-name="T97">Правила</text:span> <text:span text:style-name="T97">могут иметь</text:span> альтернатив<text:span text:style-name="T97">ы</text:span>, повторения и <text:span text:style-name="T97">другие</text:span> <text:span text:style-name="T97">части</text:span>. <text:span text:style-name="T97">Coco</text:span>/R переводит <text:span text:style-name="T97">правила</text:span> в <text:span text:style-name="T97">парсер </text:span>рекурсивного спуска, который <text:span text:style-name="T97">есть </text:span>небольш<text:span text:style-name="T97">ой</text:span> и эффективны<text:span text:style-name="T97">й</text:span>.</text:p>
      <text:p text:style-name="Текст_20_оригинала_20__28_eng_29_">Nonterminal <text:s/>symbols can <text:s/>have <text:s/>a number <text:s/>of input <text:s/>and <text:s/>output attributes (the <text:s/>Java version <text:s/>allows <text:s/>just <text:s/>one <text:s/>output <text:s/>attribute, <text:s/>which <text:s/>may, <text:s/>however, <text:s/>be <text:s/>an <text:s/>object <text:s/>of <text:s/>a suitable composite class). Terminal symbols do not have explicit attributes, but the tokens returned by the scanner contain information that <text:soft-page-break/>can be viewed as attributes. All attributes are evaluated during parsing (i.e. the grammar is processed as an L-attributed grammar). </text:p>
      <text:p text:style-name="P44">Нетерминальные символы могут иметь ряд входных и выходных атрибутов (Java<text:line-break/>версия позволяет только один выход<text:span text:style-name="T98">ной</text:span> атрибут, который, однако, может быть объектом<text:line-break/><text:span text:style-name="T98">нужного</text:span> составного класса). Терминальные символы не имеют явных атрибутов, но<text:line-break/><text:span text:style-name="T98">токены</text:span> <text:span text:style-name="T98">возвращаемые </text:span>сканером, содерж<text:span text:style-name="T98">ут</text:span> сведения, которые могут рассматриваться в качестве атрибутов. Все атрибуты <text:span text:style-name="T98">вычисляются</text:span> в процессе разбора (т.е. грамматика обрабатывается как L-<text:line-break/><text:span text:style-name="T98">атрибутная</text:span> грамматик<text:span text:style-name="T98">а</text:span>).</text:p>
      <text:p text:style-name="Текст_20_оригинала_20__28_eng_29_">Semantic <text:s/>actions can <text:s/>be <text:s/>placed <text:s/>anywhere <text:s/>in <text:s/>the <text:s/>grammar <text:s/>(not <text:s/>just <text:s/>at <text:s/>the end <text:s/>of productions). They may contain arbitrary statements or declarations written in the language of the generated parser (e.g. C# or Java). </text:p>
      <text:p text:style-name="Текст_20_перевода_20__28_рус_29_">Семантические действия могут быть размещены в любом месте грамматики (не только в конце <text:span text:style-name="T99">правил</text:span>). Они могут содержать произвольные <text:span text:style-name="T99">инструкции</text:span> или <text:span text:style-name="T99">объявления</text:span>, написанные на язык<text:span text:style-name="T99">е</text:span> генерируемого <text:span text:style-name="T99">парсера</text:span> (например C # или Java).</text:p>
      <text:p text:style-name="Текст_20_оригинала_20__28_eng_29_">The special symbol ANY can be used to denote a set of complementary tokens. </text:p>
      <text:p text:style-name="Текст_20_перевода_20__28_рус_29_">Специальный символ ANY может использоваться для обозначения набора дополнительных маркеров.</text:p>
      <text:p text:style-name="Текст_20_оригинала_20__28_eng_29_">In principle, the grammar must be LL(1). However, Coco/R can also handle non-LL(1) grammars by using so-called <text:span text:style-name="T70">resolvers</text:span> that make a parsing decision based on a multi-symbol lookahead or on semantic information. </text:p>
      <text:p text:style-name="Текст_20_перевода_20__28_рус_29_">В принципе, грамматика должна быть LL(1). Однако, Coco/R также может обрабатывать не<text:line-break/>LL(1) - грамматик<text:span text:style-name="T100">у</text:span>, используя так называемые <text:span text:style-name="T74">распознаватели</text:span>, которые <text:span text:style-name="T101">позволяют</text:span> <text:span text:style-name="T101">парсеру</text:span>, <text:span text:style-name="T101">принимать решение на</text:span> основ<text:span text:style-name="T101">е предпросмотра</text:span> <text:span text:style-name="T101">нескольких символов </text:span>вперед или смысловой информации.</text:p>
      <text:p text:style-name="Текст_20_оригинала_20__28_eng_29_">Every <text:s/>production <text:s/>can <text:s/>have <text:s/>its <text:s/>own <text:s/>local <text:s/>variables. <text:s/>In <text:s/>addition <text:s/>to <text:s/>these, <text:s/>one <text:s/>can declare <text:s/>global <text:s/>variables <text:s/>or <text:s/>methods, <text:s/>which <text:s/>are <text:s/>incorporated <text:s/>as <text:s/>static <text:s/>fields <text:s/>and methods of the parser. Semantic actions can also access other objects or methods from user-written classes or from library classes. </text:p>
      <text:p text:style-name="Текст_20_перевода_20__28_рус_29_">Кажд<text:span text:style-name="T102">ое</text:span> пр<text:span text:style-name="T102">авило </text:span>может иметь свои собственные локальные переменные. В дополнение к этому, можно объявлять глобальные переменные или методы, которые <text:span text:style-name="T102">включены</text:span> в качестве статических полей и метод<text:span text:style-name="T102">ов</text:span> <text:span text:style-name="T102">парсера (</text:span>синтаксического анализатора<text:span text:style-name="T102">)</text:span>. Семантические действия могут также получ<text:span text:style-name="T102">и</text:span>ть доступ к другим объектам или метод<text:span text:style-name="T102">ам</text:span> написанных пользователем классов, или из библиотечных классов.</text:p>
      <text:p text:style-name="Текст_20_оригинала_20__28_eng_29_">Coco/R checks the grammar for completeness, consistency and non-redundancy. It also reports LL(1) conflicts. </text:p>
      <text:p text:style-name="Текст_20_перевода_20__28_рус_29_">Coco/R проверяет грамматику на целостность, согласованость и отсутсвие избыточности. Также сообщает об <text:s/>LL(1) конфликтах.</text:p>
      <text:p text:style-name="Текст_20_оригинала_20__28_eng_29_">The error messages printed by the generated parser can be configured to conform to a user-specific format.</text:p>
      <text:p text:style-name="Текст_20_перевода_20__28_рус_29_">Сообщения об ошибках, выводимые созданно<text:span text:style-name="T103">м</text:span> <text:span text:style-name="T103">парсером могут</text:span> быть настроен<text:span text:style-name="T103">ы</text:span> так, чтобы соответствов<text:span text:style-name="T103">ать</text:span> <text:span text:style-name="T103">формату конечного </text:span>пользовател<text:span text:style-name="T103">я.</text:span></text:p>
      <text:p text:style-name="Текст_20_оригинала_20__28_eng_29_">The generated parser and scanner can be specified to belong to a certain namespace (or package). </text:p>
      <text:p text:style-name="Текст_20_перевода_20__28_рус_29_"><text:soft-page-break/>Созданн<text:span text:style-name="T104">ому</text:span> <text:span text:style-name="T104">парсеру </text:span>и сканер<text:span text:style-name="T104">у</text:span> <text:span text:style-name="T104">можно определить</text:span> <text:span text:style-name="T104">принадлежность </text:span>к <text:span text:style-name="T104">нужному </text:span>пространству имен (или пакет<text:span text:style-name="T104">у</text:span>).</text:p>
      <text:h text:style-name="P153" text:outline-level="2"><text:bookmark-start text:name="__RefHeading__20903_521228810"/>2. Input Language<text:bookmark-end text:name="__RefHeading__20903_521228810"/></text:h>
      <text:h text:style-name="P154" text:outline-level="2"><text:bookmark-start text:name="__RefHeading__20905_521228810"/>2. Входной Язык<text:bookmark-end text:name="__RefHeading__20905_521228810"/></text:h>
      <text:p text:style-name="Текст_20_оригинала_20__28_eng_29_">This section specifies the compiler description language <text:span text:style-name="T70">Coco/R</text:span> that is used as the input language for Coco/R . A compiler description consists of a set of grammar rules that <text:s/>describe <text:s/>the <text:s/>lexical <text:s/>and <text:s/>syntactical <text:s/>structure <text:s/>of <text:s/>a <text:s/>language <text:s/>as <text:s/>well <text:s/>as <text:s/>its translation to a target language. </text:p>
      <text:p text:style-name="Текст_20_перевода_20__28_рус_29_"><text:span text:style-name="T105">Этот</text:span> раздел <text:span text:style-name="T105">определяет</text:span> язык описания компилятор<text:span text:style-name="T105">а</text:span> Coco/R, который используется как язык ввода для <text:span text:style-name="T105">Coco</text:span>/R. Описание компилятор<text:span text:style-name="T105">а</text:span> состоит из набора правил грамматики, которые описывают лексическ<text:span text:style-name="T105">ую</text:span> и синтаксическ<text:span text:style-name="T105">ую</text:span> <text:span text:style-name="T105">структуру </text:span>языка, а также его перевод на целевой язык.</text:p>
      <text:h text:style-name="P156" text:outline-level="3"><text:bookmark-start text:name="__RefHeading__20907_521228810"/>2.1 Vocabulary <text:bookmark-end text:name="__RefHeading__20907_521228810"/></text:h>
      <text:h text:style-name="P156" text:outline-level="3"><text:bookmark-start text:name="__RefHeading__20909_521228810"/>2.1 Словарь<text:bookmark-end text:name="__RefHeading__20909_521228810"/></text:h>
      <text:p text:style-name="Текст_20_оригинала_20__28_eng_29_">The basic elements of Coco/R are identifiers, numbers, characters and strings, which are defined as follows: </text:p>
      <text:p text:style-name="Текст_20_перевода_20__28_рус_29_">Основными элементами Coco/R являются идентификаторы, числа, символы и строки, которые задаются следующим образом:</text:p>
      <text:p text:style-name="Текст_20_исходного_20_кода">ident <text:s/><text:span text:style-name="symbol0_5f_csharp">=</text:span> letter <text:span text:style-name="symbol0_5f_csharp">{</text:span> letter <text:span text:style-name="symbol0_5f_csharp">|</text:span> digit <text:span text:style-name="symbol0_5f_csharp">}</text:span>. <text:line-break/><text:span text:style-name="member0_5f_csharp"><text:span text:style-name="T106">number</text:span></text:span> <text:span text:style-name="symbol0_5f_csharp">=</text:span> digit <text:span text:style-name="symbol0_5f_csharp">{</text:span> digit <text:span text:style-name="symbol0_5f_csharp">}</text:span>. <text:line-break/><text:span text:style-name="member0_5f_csharp"><text:span text:style-name="T114">string</text:span></text:span><text:span text:style-name="T114"> </text:span><text:span text:style-name="symbol0_5f_csharp"><text:span text:style-name="T114">=</text:span></text:span><text:span text:style-name="T114"> </text:span><text:span text:style-name="string_5f_csharp"><text:span text:style-name="T114">'"'</text:span></text:span><text:span text:style-name="T114"> </text:span><text:span text:style-name="symbol0_5f_csharp"><text:span text:style-name="T114">{</text:span></text:span><text:span text:style-name="T114">anyButQuote</text:span><text:span text:style-name="symbol0_5f_csharp"><text:span text:style-name="T114">|</text:span></text:span><text:span text:style-name="T114">escape</text:span><text:span text:style-name="symbol0_5f_csharp"><text:span text:style-name="T114">}</text:span></text:span><text:span text:style-name="T114"> </text:span><text:span text:style-name="string_5f_csharp"><text:span text:style-name="T114">'"'</text:span></text:span><text:span text:style-name="T114"> </text:span><text:span text:style-name="symbol0_5f_csharp"><text:span text:style-name="T114">|</text:span></text:span><text:span text:style-name="T114"> </text:span><text:span text:style-name="string_5f_csharp"><text:span text:style-name="T114">"'"</text:span></text:span><text:span text:style-name="T114"> </text:span><text:span text:style-name="symbol0_5f_csharp"><text:span text:style-name="T114">{</text:span></text:span><text:span text:style-name="T114">anyButApostrophe</text:span><text:span text:style-name="symbol0_5f_csharp"><text:span text:style-name="T114">|</text:span></text:span><text:span text:style-name="T114">escape</text:span><text:span text:style-name="symbol0_5f_csharp"><text:span text:style-name="T114">}</text:span></text:span><text:span text:style-name="T114"> </text:span><text:span text:style-name="string_5f_csharp"><text:span text:style-name="T114">"'"</text:span></text:span><text:span text:style-name="T114"> . <text:line-break/></text:span><text:span text:style-name="member0_5f_csharp"><text:span text:style-name="T114">char</text:span></text:span><text:span text:style-name="T114"> <text:s text:c="2"/></text:span><text:span text:style-name="symbol0_5f_csharp"><text:span text:style-name="T114">=</text:span></text:span><text:span text:style-name="T114"> </text:span><text:span text:style-name="string_5f_csharp"><text:span text:style-name="T114">'"'</text:span></text:span><text:span text:style-name="T114"> </text:span><text:span text:style-name="symbol0_5f_csharp"><text:span text:style-name="T114">(</text:span></text:span><text:span text:style-name="T114">anyButQuote</text:span><text:span text:style-name="symbol0_5f_csharp"><text:span text:style-name="T114">|</text:span></text:span><text:span text:style-name="T114">escape</text:span><text:span text:style-name="symbol0_5f_csharp"><text:span text:style-name="T114">)</text:span></text:span><text:span text:style-name="T114"> </text:span><text:span text:style-name="string_5f_csharp"><text:span text:style-name="T114">'"'</text:span></text:span><text:span text:style-name="T114"> </text:span><text:span text:style-name="symbol0_5f_csharp"><text:span text:style-name="T114">|</text:span></text:span><text:span text:style-name="T114"> </text:span><text:span text:style-name="string_5f_csharp"><text:span text:style-name="T114">"'"</text:span></text:span><text:span text:style-name="T114"> </text:span><text:span text:style-name="symbol0_5f_csharp"><text:span text:style-name="T114">(</text:span></text:span><text:span text:style-name="T114">anyButApostrophe</text:span><text:span text:style-name="symbol0_5f_csharp"><text:span text:style-name="T114">|</text:span></text:span><text:span text:style-name="T114">escape</text:span><text:span text:style-name="symbol0_5f_csharp"><text:span text:style-name="T114">)</text:span></text:span><text:span text:style-name="T114"> </text:span><text:span text:style-name="string_5f_csharp"><text:span text:style-name="T114">"'"</text:span></text:span><text:span text:style-name="T114"> .</text:span> </text:p>
      <text:p text:style-name="P1"/>
      <text:p text:style-name="Текст_20_оригинала_20__28_eng_29_">Upper case letters are distinct from lower case letters. Strings <text:span text:style-name="T114">may</text:span> not extend across multiple lines. <text:s/><text:span text:style-name="T114">Strings and characters</text:span> may contain the following escape sequences: </text:p>
      <text:p text:style-name="Текст_20_перевода_20__28_рус_29_">Прописные буквы отличаются от букв в нижнем регистре. Строки <text:span text:style-name="T114">могут</text:span> не <text:span text:style-name="T107">разбиваться</text:span> на<text:line-break/>несколько строк. <text:span text:style-name="T114">Строки и символы</text:span> могут содержат<text:span text:style-name="T107">ь</text:span> следующи<text:span text:style-name="T107">е</text:span> <text:span text:style-name="T107">управляющие-</text:span>последовательност<text:span text:style-name="T107">и</text:span>:</text:p>
      <text:p text:style-name="P211">\\ <text:s text:c="2"/>backslash <text:s text:c="9"/><text:tab/>\r <text:s text:c="2"/>carriage return <text:s text:c="5"/>\f <text:s text:c="5"/>form feed <text:line-break/>\' <text:s text:c="2"/>apostrophe <text:s text:c="12"/>\n <text:s text:c="2"/>new line <text:s text:c="14"/>\a <text:s text:c="5"/>bell <text:line-break/>\" <text:s text:c="2"/>quote <text:s text:c="20"/>\t <text:s text:c="2"/>horizontal tab <text:s text:c="6"/>\b <text:s text:c="5"/>backspace <text:line-break/>\0 <text:s text:c="2"/>null character <text:s text:c="6"/>\v <text:s text:c="2"/>vertical tab <text:s text:c="10"/>\uxxxx <text:s/>hex char value </text:p>
      <text:p text:style-name="P36">\\ <text:s/><text:span text:style-name="T107">обратный слеш</text:span> <text:s text:c="9"/>\r <text:s/><text:span text:style-name="T107">возврат каретки</text:span> <text:s text:c="17"/>\f <text:s text:c="4"/><text:span text:style-name="T107">перевод страници</text:span> <text:line-break/>\' <text:s/><text:span text:style-name="T107">одинарная кавычка</text:span> <text:s text:c="3"/>\n <text:s/><text:span text:style-name="T107">новая строка <text:s text:c="22"/></text:span>\a <text:s text:c="4"/><text:span text:style-name="T107">звуковой сигнал</text:span> <text:line-break/>\" <text:s/><text:span text:style-name="T107">двойная кавычка</text:span> <text:s text:c="6"/>\t <text:s/><text:span text:style-name="T107">горизонтальная табуляция </text:span>\b <text:s text:c="4"/><text:span text:style-name="T108">забой</text:span> <text:line-break/>\0 <text:s/><text:span text:style-name="T108">нулевой символ</text:span> <text:s text:c="7"/>\v <text:s/><text:span text:style-name="T108">вертикальная табуляция <text:s text:c="3"/></text:span>\uxxxx <text:s/><text:span text:style-name="T108">шестнадцатиричное значение символа</text:span> </text:p>
      <text:p text:style-name="P1"/>
      <text:p text:style-name="Текст_20_оригинала_20__28_eng_29_">The <text:s/>following <text:s/>identifiers <text:s/>are <text:s/>reserved <text:s/>keywords <text:s/>(in <text:s/>the <text:s/>C# <text:s/>version <text:s/>of <text:s/>Coco/R <text:s/>the identifier <text:soft-page-break/>using is also a keyword, in the Java version the identifier import): </text:p>
      <text:p text:style-name="Текст_20_перевода_20__28_рус_29_">Следующие идентификаторы являются зарезервированными ключевыми словами (в C# версии Coco/R <text:span text:style-name="T109">и</text:span>дентификатор <text:span text:style-name="T4">using</text:span> также ключевое слово, в версии Java идентификатор <text:span text:style-name="T4">import</text:span>):</text:p>
      <text:p text:style-name="Standard">ANY<text:tab/><text:tab/><text:tab/>COMPILER<text:tab/>IF<text:tab/><text:tab/><text:tab/>NESTED<text:tab/><text:tab/>SYNC <text:line-break/>CHARACTERS<text:tab/>CONTEXT<text:tab/>IGNORE<text:tab/><text:tab/>out<text:tab/><text:tab/><text:tab/>TO <text:line-break/><text:span text:style-name="T114">CHR</text:span><text:tab/><text:tab/><text:tab/>END<text:tab/><text:tab/>IGNORECASE <text:s text:c="3"/><text:tab/>PRAGMAS<text:tab/><text:tab/>TOKENS <text:line-break/>COMMENTS<text:tab/><text:tab/>FROM<text:tab/><text:tab/><text:span text:style-name="T114">NAMES</text:span><text:tab/><text:tab/>PRODUCTIONS<text:tab/>WEAK </text:p>
      <text:p text:style-name="Текст_20_оригинала_20__28_eng_29_"/>
      <text:p text:style-name="Текст_20_оригинала_20__28_eng_29_">Comments are enclosed in /* and */ and may be nested. </text:p>
      <text:p text:style-name="Текст_20_перевода_20__28_рус_29_">Комментарии заключены в /* и */ и могут быть вложенными.</text:p>
      <text:p text:style-name="P4">EBNF </text:p>
      <text:p text:style-name="Текст_20_оригинала_20__28_eng_29_">All <text:s/>syntax <text:s/>descriptions <text:s/>in <text:s/>Coco/R <text:s/>are <text:s/>written <text:s/>in <text:s/>Extended <text:s/>Backus-Naur <text:s/>Form (EBNF) [Wirth77]. By convention, identifiers starting with a lower case letter denote terminal <text:s/>symbols, identifiers <text:s/>starting <text:s/>with <text:s/>an <text:s/>upper <text:s/>case <text:s/>letter <text:s/>denote <text:s/>nonterminal symbols. Strings denote themselves. The following meta-characters are used: </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29">symbol</text:p>
          </table:table-cell>
          <table:table-cell table:style-name="Таблица1.A1" office:value-type="string">
            <text:p text:style-name="P29">meaning</text:p>
          </table:table-cell>
          <table:table-cell table:style-name="Таблица1.A1" office:value-type="string">
            <text:p text:style-name="P29">example</text:p>
          </table:table-cell>
          <table:table-cell table:style-name="Таблица1.D1" office:value-type="string">
            <text:p text:style-name="Table_20_Contents"/>
          </table:table-cell>
        </table:table-row>
        <table:table-row>
          <table:table-cell table:style-name="Таблица1.A2" office:value-type="string">
            <text:p text:style-name="P29">= </text:p>
          </table:table-cell>
          <table:table-cell table:style-name="Таблица1.A2" office:value-type="string">
            <text:p text:style-name="P29">separates the sides of a production</text:p>
          </table:table-cell>
          <table:table-cell table:style-name="Таблица1.A2" office:value-type="string">
            <text:p text:style-name="P29">A = a b c .</text:p>
          </table:table-cell>
          <table:table-cell table:style-name="Таблица1.D2" office:value-type="string">
            <text:p text:style-name="Table_20_Contents"/>
          </table:table-cell>
        </table:table-row>
        <table:table-row>
          <table:table-cell table:style-name="Таблица1.A2" office:value-type="string">
            <text:p text:style-name="P30">.</text:p>
          </table:table-cell>
          <table:table-cell table:style-name="Таблица1.A2" office:value-type="string">
            <text:p text:style-name="P29">terminates a production</text:p>
          </table:table-cell>
          <table:table-cell table:style-name="Таблица1.A2" office:value-type="string">
            <text:p text:style-name="P29">A = a b c .</text:p>
          </table:table-cell>
          <table:table-cell table:style-name="Таблица1.D2" office:value-type="string">
            <text:p text:style-name="Table_20_Contents"/>
          </table:table-cell>
        </table:table-row>
        <table:table-row>
          <table:table-cell table:style-name="Таблица1.A2" office:value-type="string">
            <text:p text:style-name="P30">|</text:p>
          </table:table-cell>
          <table:table-cell table:style-name="Таблица1.A2" office:value-type="string">
            <text:p text:style-name="P29">separates alternatives </text:p>
          </table:table-cell>
          <table:table-cell table:style-name="Таблица1.A2" office:value-type="string">
            <text:p text:style-name="P29">a b | c | d e</text:p>
          </table:table-cell>
          <table:table-cell table:style-name="Таблица1.D2" office:value-type="string">
            <text:p text:style-name="P29">means a b <text:s/>or <text:s/>c <text:s/>or <text:s/>d e </text:p>
          </table:table-cell>
        </table:table-row>
        <table:table-row>
          <table:table-cell table:style-name="Таблица1.A2" office:value-type="string">
            <text:p text:style-name="P29">( ) </text:p>
          </table:table-cell>
          <table:table-cell table:style-name="Таблица1.A2" office:value-type="string">
            <text:p text:style-name="P29">groups alternatives</text:p>
          </table:table-cell>
          <table:table-cell table:style-name="Таблица1.A2" office:value-type="string">
            <text:p text:style-name="P29">(a | b) c </text:p>
          </table:table-cell>
          <table:table-cell table:style-name="Таблица1.D2" office:value-type="string">
            <text:p text:style-name="P29">means a c <text:s/>or <text:s/>b c </text:p>
          </table:table-cell>
        </table:table-row>
        <table:table-row>
          <table:table-cell table:style-name="Таблица1.A2" office:value-type="string">
            <text:p text:style-name="P29">[ ]</text:p>
          </table:table-cell>
          <table:table-cell table:style-name="Таблица1.A2" office:value-type="string">
            <text:p text:style-name="P29">option</text:p>
          </table:table-cell>
          <table:table-cell table:style-name="Таблица1.A2" office:value-type="string">
            <text:p text:style-name="P29">[a] b </text:p>
          </table:table-cell>
          <table:table-cell table:style-name="Таблица1.D2" office:value-type="string">
            <text:p text:style-name="P29">means a b <text:s/>or <text:s/>b </text:p>
          </table:table-cell>
        </table:table-row>
        <table:table-row>
          <table:table-cell table:style-name="Таблица1.A2" office:value-type="string">
            <text:p text:style-name="P29">{ }</text:p>
          </table:table-cell>
          <table:table-cell table:style-name="Таблица1.A2" office:value-type="string">
            <text:p text:style-name="P29">iteration (0 or more times) </text:p>
          </table:table-cell>
          <table:table-cell table:style-name="Таблица1.A2" office:value-type="string">
            <text:p text:style-name="P29">{a} b</text:p>
          </table:table-cell>
          <table:table-cell table:style-name="Таблица1.D2" office:value-type="string">
            <text:p text:style-name="P29">means b <text:s/>or <text:s/>a b <text:s/>or <text:s/>a a b <text:s/>or ... </text:p>
          </table:table-cell>
        </table:table-row>
      </table:table>
      <text:p text:style-name="P151"/>
      <text:p text:style-name="P210">Attributes are written between &lt; and &gt; <text:span text:style-name="T114">or between &lt;. and .&gt;</text:span>. Semantic actions are enclosed in (. and .). The operators + and - are used to form character sets. </text:p>
      <text:p text:style-name="P146">РБНФ</text:p>
      <text:p text:style-name="Текст_20_перевода_20__28_рус_29_">Все описания синтаксиса в Coco/R записываются в расширенной форме Бэкуса-Наура (РБНФ) [Wirth77]. В соответствии с соглашением, идентификаторы, начинающиеся с буквы нижнего регистра обозначают терминальные символы, идентификаторы, начинающиеся с буквы верхнего регистра обозначают нетерминальные символы. Строки обознач<text:span text:style-name="T111">ют сами</text:span> себя. Используются следующие метасимволы:</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32">символ</text:p>
          </table:table-cell>
          <table:table-cell table:style-name="Таблица2.A1" office:value-type="string">
            <text:p text:style-name="P32">значение</text:p>
          </table:table-cell>
          <table:table-cell table:style-name="Таблица2.A1" office:value-type="string">
            <text:p text:style-name="P32">пример</text:p>
          </table:table-cell>
          <table:table-cell table:style-name="Таблица2.D1" office:value-type="string">
            <text:p text:style-name="P42">пояснение</text:p>
          </table:table-cell>
        </table:table-row>
        <text:soft-page-break/>
        <table:table-row>
          <table:table-cell table:style-name="Таблица2.A2" office:value-type="string">
            <text:p text:style-name="P34">= </text:p>
          </table:table-cell>
          <table:table-cell table:style-name="Таблица2.A2" office:value-type="string">
            <text:p text:style-name="P31">разделитель сторон правила</text:p>
          </table:table-cell>
          <table:table-cell table:style-name="Таблица2.A2" office:value-type="string">
            <text:p text:style-name="P30">A = a b c .</text:p>
          </table:table-cell>
          <table:table-cell table:style-name="Таблица2.D2" office:value-type="string">
            <text:p text:style-name="P41"/>
          </table:table-cell>
        </table:table-row>
        <table:table-row>
          <table:table-cell table:style-name="Таблица2.A2" office:value-type="string">
            <text:p text:style-name="P34">.</text:p>
          </table:table-cell>
          <table:table-cell table:style-name="Таблица2.A2" office:value-type="string">
            <text:p text:style-name="P31">окончание правила</text:p>
          </table:table-cell>
          <table:table-cell table:style-name="Таблица2.A2" office:value-type="string">
            <text:p text:style-name="P30">A = a b c .</text:p>
          </table:table-cell>
          <table:table-cell table:style-name="Таблица2.D2" office:value-type="string">
            <text:p text:style-name="P41"/>
          </table:table-cell>
        </table:table-row>
        <table:table-row>
          <table:table-cell table:style-name="Таблица2.A2" office:value-type="string">
            <text:p text:style-name="P34">|</text:p>
          </table:table-cell>
          <table:table-cell table:style-name="Таблица2.A2" office:value-type="string">
            <text:p text:style-name="P30"><text:span text:style-name="T110">разделитель альтернатив</text:span> </text:p>
          </table:table-cell>
          <table:table-cell table:style-name="Таблица2.A2" office:value-type="string">
            <text:p text:style-name="P30">a b | c | d e</text:p>
          </table:table-cell>
          <table:table-cell table:style-name="Таблица2.D2" office:value-type="string">
            <text:p text:style-name="P30"><text:span text:style-name="T110">обозначает</text:span> a b <text:s/><text:span text:style-name="T110">или</text:span> <text:s/>c <text:s/><text:span text:style-name="T110">или</text:span> <text:s/>d e </text:p>
          </table:table-cell>
        </table:table-row>
        <table:table-row>
          <table:table-cell table:style-name="Таблица2.A2" office:value-type="string">
            <text:p text:style-name="P34">( ) </text:p>
          </table:table-cell>
          <table:table-cell table:style-name="Таблица2.A2" office:value-type="string">
            <text:p text:style-name="P33">группировка альтернатив</text:p>
          </table:table-cell>
          <table:table-cell table:style-name="Таблица2.A2" office:value-type="string">
            <text:p text:style-name="P30">(a | b) c </text:p>
          </table:table-cell>
          <table:table-cell table:style-name="Таблица2.D2" office:value-type="string">
            <text:p text:style-name="P30"><text:span text:style-name="T110">обозначает</text:span> a c <text:s/><text:span text:style-name="T110">или</text:span> <text:s/>b c </text:p>
          </table:table-cell>
        </table:table-row>
        <table:table-row>
          <table:table-cell table:style-name="Таблица2.A2" office:value-type="string">
            <text:p text:style-name="P34">[ ]</text:p>
          </table:table-cell>
          <table:table-cell table:style-name="Таблица2.A2" office:value-type="string">
            <text:p text:style-name="P33">возможное отсутствие</text:p>
          </table:table-cell>
          <table:table-cell table:style-name="Таблица2.A2" office:value-type="string">
            <text:p text:style-name="P30">[a] b </text:p>
          </table:table-cell>
          <table:table-cell table:style-name="Таблица2.D2" office:value-type="string">
            <text:p text:style-name="P30"><text:span text:style-name="T110">обозначает</text:span> a b <text:s/><text:span text:style-name="T110">или</text:span> <text:s/>b </text:p>
          </table:table-cell>
        </table:table-row>
        <table:table-row>
          <table:table-cell table:style-name="Таблица2.A2" office:value-type="string">
            <text:p text:style-name="P34">{ }</text:p>
          </table:table-cell>
          <table:table-cell table:style-name="Таблица2.A2" office:value-type="string">
            <text:p text:style-name="P30"><text:span text:style-name="T110">повторение</text:span> (0 <text:span text:style-name="T110">или</text:span> <text:span text:style-name="T110">более раз</text:span>) </text:p>
          </table:table-cell>
          <table:table-cell table:style-name="Таблица2.A2" office:value-type="string">
            <text:p text:style-name="P30">{a} b</text:p>
          </table:table-cell>
          <table:table-cell table:style-name="Таблица2.D2" office:value-type="string">
            <text:p text:style-name="P30"><text:span text:style-name="T110">обозначает</text:span> b <text:s/><text:span text:style-name="T110">или</text:span> <text:s/>a b <text:s/><text:span text:style-name="T110">или</text:span> <text:s/>a a b <text:s/><text:span text:style-name="T110">или</text:span> ... </text:p>
          </table:table-cell>
        </table:table-row>
      </table:table>
      <text:p text:style-name="P3"/>
      <text:p text:style-name="P45">Атрибуты записываются между &lt; и &gt; <text:span text:style-name="T114">или между &lt;. и .&gt;</text:span>. <text:span text:style-name="T409">Семантические (смысловые)</text:span> действия заключены в (. и .). Операторы + и - используются для формирования наборов символов.</text:p>
      <text:h text:style-name="P156" text:outline-level="3"><text:bookmark-start text:name="__RefHeading__20911_521228810"/>2.2 Overall Structure <text:bookmark-end text:name="__RefHeading__20911_521228810"/></text:h>
      <text:h text:style-name="P156" text:outline-level="3"><text:bookmark-start text:name="__RefHeading__20913_521228810"/>2.2 Общая Структура<text:bookmark-end text:name="__RefHeading__20913_521228810"/></text:h>
      <text:p text:style-name="Текст_20_оригинала_20__28_eng_29_">A Coco/R compiler description has the following structure: </text:p>
      <text:p text:style-name="Текст_20_перевода_20__28_рус_29_">Описание компилятора Coco/R и<text:span text:style-name="T112">м</text:span>еет следующую структуру:</text:p>
      <text:p text:style-name="Текст_20_исходного_20_кода">Coco <text:span text:style-name="symbol0_5f_csharp">=</text:span> <text:line-break/> <text:span text:style-name="symbol0_5f_csharp">[</text:span> <text:span text:style-name="T70">Imports </text:span><text:span text:style-name="symbol0_5f_csharp">]</text:span> <text:line-break/> <text:span text:style-name="string_5f_csharp">"COMPILER"</text:span> ident <text:line-break/> <text:span text:style-name="symbol0_5f_csharp">[</text:span> <text:span text:style-name="T70">GlobalFieldsAndMethods </text:span><text:span text:style-name="symbol0_5f_csharp">]</text:span> <text:span text:style-name="T70"><text:line-break/></text:span> ScannerSpecification <text:line-break/> ParserSpecification <text:line-break/> <text:span text:style-name="string_5f_csharp">"END"</text:span> ident <text:span text:style-name="string_5f_csharp">'.'</text:span> <text:line-break/> . </text:p>
      <text:p text:style-name="Текст_20_оригинала_20__28_eng_29_">The name after the keyword COMPILER is the <text:span text:style-name="T70">grammar name</text:span> and must match the name after <text:s/>the <text:s/>keyword <text:s/>END. <text:s/>The <text:s/>grammar <text:s/>name <text:s/>also <text:s/>denotes <text:s/>the <text:s/>topmost <text:s/>nonterminal symbol (the <text:span text:style-name="T70">start </text:span><text:span text:style-name="T114">or </text:span><text:span text:style-name="T118">goal symbol</text:span>). The parser specification <text:span text:style-name="T1">must</text:span> contain a production for this symbol. </text:p>
      <text:p text:style-name="P51"><text:span text:style-name="T178">Имя</text:span> после ключевого слова COMPILER это <text:span text:style-name="T72">имя грамматик</text:span><text:span text:style-name="T75">и</text:span> и должно совпадать с именем после ключевого слова END. <text:span text:style-name="T178">Имя</text:span> грамматик<text:span text:style-name="T178">и</text:span> также обозначает самый верхний нетерминальны<text:span text:style-name="T178">й</text:span> символ (начало <text:span text:style-name="T119">или </text:span><text:span text:style-name="T120">целевой </text:span><text:span text:style-name="T119">символ</text:span>). Спецификация парсер<text:span text:style-name="T178">а</text:span> <text:span text:style-name="T2">долж</text:span><text:span text:style-name="T6">на</text:span> содержать <text:span text:style-name="T178">правила</text:span> для этого символа.</text:p>
      <text:p text:style-name="Текст_20_оригинала_20__28_eng_29_"><text:span text:style-name="T1">Imports</text:span>. <text:s/></text:p>
      <text:p text:style-name="P208">In <text:s/>front <text:s/>of <text:s/>the <text:s/>keyword <text:s/>COMPILER <text:s/>one <text:s/>can <text:s/>import <text:s/>namespaces <text:s/>(in <text:s/>C#) <text:s/>or packages (in Java), for example: </text:p>
      <text:p text:style-name="P200"><text:span text:style-name="keyword0_5f_csharp">using</text:span> <text:span text:style-name="keyword4_5f_csharp">System</text:span><text:span text:style-name="symbol0_5f_csharp">;</text:span> <text:line-break/><text:span text:style-name="keyword0_5f_csharp">using</text:span> <text:span text:style-name="keyword4_5f_csharp">System.</text:span><text:span text:style-name="member0_5f_csharp">Collections</text:span><text:span text:style-name="symbol0_5f_csharp">;</text:span> </text:p>
      <text:p text:style-name="Текст_20_перевода_20__28_рус_29_"><text:span text:style-name="T2">Импорт.</text:span></text:p>
      <text:p text:style-name="Текст_20_перевода_20__28_рус_29_"><text:soft-page-break/>Перед ключевым словом COMPILER можно импортировать пространство имен (в C#) или пакеты (в Java), например:</text:p>
      <text:p text:style-name="Текст_20_исходного_20_кода"><text:span text:style-name="keyword0_5f_csharp">using</text:span> <text:span text:style-name="keyword4_5f_csharp">System</text:span><text:span text:style-name="symbol0_5f_csharp">;</text:span> <text:line-break/><text:span text:style-name="keyword0_5f_csharp">using</text:span> <text:span text:style-name="keyword4_5f_csharp">System.</text:span><text:span text:style-name="member0_5f_csharp">Collections</text:span><text:span text:style-name="symbol0_5f_csharp">;</text:span> </text:p>
      <text:p text:style-name="P2"/>
      <text:p text:style-name="Текст_20_оригинала_20__28_eng_29_"><text:span text:style-name="T1">GlobalFieldsAndMethods</text:span>. <text:s/></text:p>
      <text:p text:style-name="P216">ГлобальныеПоляИМетоды.</text:p>
      <text:p text:style-name="Текст_20_оригинала_20__28_eng_29_">After <text:s/>the <text:s/>grammar <text:s/>name <text:s/>one <text:s/>may <text:s/>declare <text:s/><text:span text:style-name="T114">additional</text:span> fields and methods to <text:span text:style-name="T114">be incorporated into</text:span> the generated parser, for example: </text:p>
      <text:p text:style-name="Текст_20_перевода_20__28_рус_29_">После имени грамматики можно объявлять <text:span text:style-name="T114">дополнительные</text:span> поля и методы, <text:span text:style-name="T114">которые будут включены в</text:span> созданный парсер, например:</text:p>
      <text:p text:style-name="Текст_20_исходного_20_кода"><text:span text:style-name="keyword0_5f_csharp">static</text:span> <text:span text:style-name="keyword3_5f_csharp">int</text:span> sum<text:span text:style-name="symbol0_5f_csharp">;</text:span> <text:line-break/><text:span text:style-name="keyword0_5f_csharp">static</text:span> <text:span text:style-name="keyword0_5f_csharp">void</text:span> Add<text:span text:style-name="symbol0_5f_csharp">(</text:span><text:span text:style-name="keyword3_5f_csharp">int</text:span> x<text:span text:style-name="symbol0_5f_csharp">)</text:span> <text:span text:style-name="symbol0_5f_csharp">{</text:span> <text:line-break/> sum <text:span text:style-name="symbol0_5f_csharp">=</text:span> sum <text:span text:style-name="symbol0_5f_csharp">+</text:span> x<text:span text:style-name="symbol0_5f_csharp">;</text:span> <text:line-break/><text:span text:style-name="symbol0_5f_csharp">}</text:span> </text:p>
      <text:p text:style-name="Текст_20_оригинала_20__28_eng_29_">These declarations are written in the language of the generated parser (i.e. in C# or in Java) and are not checked by Coco/R. Since all methods of the parser are static, the declared fields and methods should also be static. They can be used in the semantic actions of the parser specification. </text:p>
      <text:p text:style-name="Текст_20_перевода_20__28_рус_29_">Эти объявления написаны на исходном языке генерируемого парсера (т.е. в C# или в Java) и не проверяются Coco/R. Поскольку все методы синтаксического анализатора <text:span text:style-name="T179">(парсера)</text:span> являются статическими, объявленные поля и методы также должны быть статическими. Они могут быть использованы в семантически<text:span text:style-name="T179">х</text:span> действия<text:span text:style-name="T179">х</text:span> <text:span text:style-name="T239">спецификации парсера</text:span>.</text:p>
      <text:p text:style-name="Текст_20_оригинала_20__28_eng_29_">The <text:s/>remaining <text:s/>parts <text:s/>of <text:s/>the <text:s/>compiler <text:s/>description <text:s/>specify <text:s/>the <text:s/>scanner <text:s/>and <text:s/>the <text:s/>parser that are to be generated. They are now described in more detail. </text:p>
      <text:p text:style-name="Текст_20_перевода_20__28_рус_29_">Остальн<text:span text:style-name="T180">ая</text:span> част<text:span text:style-name="T180">ь </text:span>описани<text:span text:style-name="T180">я</text:span> компилятора, <text:span text:style-name="T180">это спецификация</text:span> <text:span text:style-name="T180">создаваемых </text:span>сканер<text:span text:style-name="T180">а</text:span> и парсер<text:span text:style-name="T180">а</text:span>. <text:span text:style-name="T180">Сейчас </text:span>они <text:span text:style-name="T180">будут </text:span>описаны более подробно.</text:p>
      <text:h text:style-name="P158" text:outline-level="3"><text:bookmark-start text:name="__RefHeading__20915_521228810"/>2.3 Scanner Specification<text:bookmark-end text:name="__RefHeading__20915_521228810"/></text:h>
      <text:h text:style-name="P158" text:outline-level="3"><text:bookmark-start text:name="__RefHeading__20917_521228810"/><text:span text:style-name="T181">2.3 Описание Сканера</text:span> <text:bookmark-end text:name="__RefHeading__20917_521228810"/></text:h>
      <text:p text:style-name="Текст_20_оригинала_20__28_eng_29_">A scanner has to read source text, skip meaningless characters, recognize tokens and pass them to the parser. <text:span text:style-name="T114">The scanner specification consists of six optional parts:</text:span> </text:p>
      <text:p text:style-name="Текст_20_перевода_20__28_рус_29_">Сканер должен <text:span text:style-name="T181">с</text:span>читать исходный текст, пропус<text:span text:style-name="T181">тить</text:span> бессмысленные символы, <text:span text:style-name="T181">распознать</text:span> <text:span text:style-name="T181">токены </text:span>и передать их в анализатор <text:span text:style-name="T182">(парсер)</text:span>. <text:span text:style-name="T114">Спецификация сканера состоит из шести дополнительных элементов:</text:span></text:p>
      <text:p text:style-name="Текст_20_исходного_20_кода">ScannerSpecification <text:span text:style-name="symbol0_5f_csharp">=</text:span> <text:line-break/> <text:span text:style-name="symbol0_5f_csharp">[</text:span> <text:span text:style-name="string_5f_csharp">"IGNORECASE"</text:span><text:span text:style-name="symbol0_5f_csharp">]</text:span> <text:line-break/> <text:span text:style-name="symbol0_5f_csharp">[</text:span> <text:span text:style-name="string_5f_csharp">"CHARACTERS"</text:span> <text:span text:style-name="symbol0_5f_csharp">{</text:span> SetDecl <text:span text:style-name="symbol0_5f_csharp">}</text:span> <text:span text:style-name="symbol0_5f_csharp">]</text:span> <text:line-break/> <text:span text:style-name="symbol0_5f_csharp">[</text:span> <text:span text:style-name="string_5f_csharp">"TOKENS"</text:span> <text:s/><text:span text:style-name="symbol0_5f_csharp">{</text:span> TokenDecl <text:span text:style-name="symbol0_5f_csharp">}</text:span> <text:span text:style-name="symbol0_5f_csharp">]</text:span> <text:line-break/> <text:span text:style-name="symbol0_5f_csharp">[</text:span> <text:span text:style-name="string_5f_csharp">"</text:span><text:span text:style-name="string_5f_csharp"><text:span text:style-name="T114">NAMES</text:span></text:span><text:span text:style-name="string_5f_csharp">"</text:span> <text:s text:c="2"/><text:span text:style-name="symbol0_5f_csharp">{</text:span> <text:span text:style-name="T114">NameDecl</text:span> <text:span text:style-name="symbol0_5f_csharp">}</text:span> <text:span text:style-name="symbol0_5f_csharp">]</text:span> <text:line-break/> <text:span text:style-name="symbol0_5f_csharp">[</text:span> <text:span text:style-name="string_5f_csharp">"PRAGMAS"</text:span> <text:span text:style-name="symbol0_5f_csharp">{</text:span> PragmaDecl <text:span text:style-name="symbol0_5f_csharp">}</text:span> <text:span text:style-name="symbol0_5f_csharp">]</text:span> <text:line-break/> <text:span text:style-name="symbol0_5f_csharp">{</text:span> CommentDecl <text:span text:style-name="symbol0_5f_csharp">}</text:span> <text:line-break/><text:soft-page-break/> <text:span text:style-name="symbol0_5f_csharp">{</text:span> WhiteSpaceDecl <text:span text:style-name="symbol0_5f_csharp">}</text:span>. </text:p>
      <text:p text:style-name="P5"/>
      <text:h text:style-name="Heading_20_4" text:outline-level="4"><text:bookmark-start text:name="__RefHeading__20919_521228810"/>2.3.1 Character sets <text:bookmark-end text:name="__RefHeading__20919_521228810"/></text:h>
      <text:h text:style-name="Heading_20_4" text:outline-level="4"><text:bookmark-start text:name="__RefHeading__20921_521228810"/>2.3.1 Наборы символов<text:bookmark-end text:name="__RefHeading__20921_521228810"/></text:h>
      <text:p text:style-name="Текст_20_оригинала_20__28_eng_29_">This section allows the user to declare character sets such as letters or digits. Their names <text:s/>can <text:s/>then <text:s/>be <text:s/>used <text:s/>in <text:s/>the <text:s/>other <text:s/>sections <text:s/>of <text:s/>the <text:s/>scanner <text:s/>specification. <text:s/>Coco/R grammars are expressed in an extended ASCII character set (256 characters). </text:p>
      <text:p text:style-name="Текст_20_перевода_20__28_рус_29_">Этот раздел позволяет пользователю объявить наборы символов, таких как буквы или цифры. Эти имена затем могут быть использованы в других разделах спецификации сканера. Граматика Coco/R описывается в расширенном наборе символов ASCII (256 знаков).</text:p>
      <text:p text:style-name="Текст_20_исходного_20_кода">SetDecl <text:s/>= ident '=' Set. <text:line-break/>Set <text:s text:c="5"/>= BasicSet { ('+' | '-') BasicSet }. <text:line-break/>BasicSet = string | ident | <text:span text:style-name="T114">Char [ ".." Char ]</text:span> | "ANY". <text:line-break/><text:span text:style-name="T114">Char <text:s text:c="4"/>= "CHR" '(' number ')' | char</text:span> . </text:p>
      <text:p text:style-name="P2"/>
      <text:p text:style-name="Текст_20_оригинала_20__28_eng_29_"><text:span text:style-name="T2">SetDecl</text:span> associates a name with a character set. Basic character sets are denoted as: </text:p>
      <text:p text:style-name="P38"><text:span text:style-name="T2">string</text:span><text:tab/><text:tab/><text:tab/>a set consisting of all the characters in the string <text:line-break/><text:span text:style-name="T2">ident</text:span> <text:tab/><text:tab/><text:tab/>a previously declared character set with this name <text:line-break/><text:span text:style-name="T2">char</text:span> <text:tab/><text:tab/><text:tab/>a set containing the character char <text:line-break/><text:span text:style-name="T2">char1 .. char2</text:span> <text:s/><text:tab/>the set of all characters from char1 to char2 <text:span text:style-name="T114">inclusive</text:span> <text:line-break/><text:span text:style-name="T2">ANY</text:span> <text:tab/><text:tab/><text:tab/>the set of all characters in the range 0 .. 255 </text:p>
      <text:p text:style-name="Текст_20_перевода_20__28_рус_29_"><text:span text:style-name="T2">SetDecl</text:span> связывает имя с набором символов. Основные наборы символов обозначаются как:</text:p>
      <text:p text:style-name="P36"><text:span text:style-name="T2">string</text:span> <text:tab/><text:tab/><text:tab/>множество, состоящее из всех символов в строке<text:line-break/><text:span text:style-name="T2">ident</text:span><text:tab/><text:tab/><text:tab/>ранее объявленный набор символов с таким именем<text:line-break/><text:span text:style-name="T2">char<text:tab/><text:tab/><text:tab/></text:span>набор, содержащий символы <text:span text:style-name="T2">char<text:line-break/>char1 .. char2</text:span><text:tab/><text:tab/>множество всех символов из char1 и char2 <text:span text:style-name="T121">включительно</text:span><text:line-break/><text:span text:style-name="T2">ANY<text:tab/><text:tab/><text:tab/></text:span>множество всех символов в диапазоне 0 .. 255</text:p>
      <text:p text:style-name="Текст_20_оригинала_20__28_eng_29_">Character sets may be formed from basic sets using the operators </text:p>
      <text:p text:style-name="P40"><text:span text:style-name="T2">+</text:span> <text:tab/><text:tab/><text:tab/>set union <text:line-break/><text:span text:style-name="T2">-</text:span> <text:tab/><text:tab/><text:tab/>set difference</text:p>
      <text:p text:style-name="Текст_20_перевода_20__28_рус_29_">Наборы символов мо<text:span text:style-name="T190">гут</text:span> быть сформирован<text:span text:style-name="T190">ы</text:span> из основных <text:span text:style-name="T190">наборов</text:span> с <text:span text:style-name="T190">использованием </text:span>операторов</text:p>
      <text:p text:style-name="P36"><text:span text:style-name="T2">+</text:span> <text:tab/><text:tab/><text:tab/><text:span text:style-name="T190">объеденить наборы</text:span><text:line-break/><text:span text:style-name="T2">-</text:span> <text:tab/><text:tab/><text:tab/><text:span text:style-name="T190">убрать</text:span> <text:span text:style-name="T409">из </text:span>набор<text:span text:style-name="T409">а</text:span></text:p>
      <text:p text:style-name="P19">Examples </text:p>
      <text:p text:style-name="P118">CHARACTERS <text:line-break/> <text:s text:c="2"/>digit <text:s text:c="3"/><text:span text:style-name="symbol0_5f_csharp">=</text:span> <text:span text:style-name="string_5f_csharp">"0123456789"</text:span>. <text:s text:c="5"/><text:span text:style-name="comment_5f_multi_5f_csharp">/* the set of all digits */</text:span> <text:line-break/> <text:s text:c="2"/>hexDigit <text:span text:style-name="symbol0_5f_csharp">=</text:span> digit <text:span text:style-name="symbol0_5f_csharp">+</text:span> <text:span text:style-name="string_5f_csharp">"ABCDEF"</text:span>. <text:s/><text:span text:style-name="comment_5f_multi_5f_csharp">/* the set of all hexadecimal digits */</text:span> <text:line-break/> <text:s text:c="2"/>letter <text:s text:c="2"/><text:span text:style-name="symbol0_5f_csharp">=</text:span> <text:span text:style-name="string_5f_csharp">'A'</text:span> .. <text:span text:style-name="string_5f_csharp">'Z'</text:span>. <text:s text:c="7"/><text:span text:style-name="comment_5f_multi_5f_csharp">/* the set of all upper case letters */</text:span> <text:line-break/><text:soft-page-break/> <text:s text:c="2"/>eol <text:s text:c="5"/><text:span text:style-name="symbol0_5f_csharp">=</text:span> <text:span text:style-name="string_5f_csharp">'</text:span><text:span text:style-name="escaped_5f_csharp"><text:span text:style-name="T91">\r</text:span></text:span><text:span text:style-name="string_5f_csharp">'</text:span>. <text:s text:c="13"/><text:span text:style-name="comment_5f_multi_5f_csharp">/* the end-of-line character */</text:span><text:line-break/> <text:s text:c="2"/>noDigit <text:s/><text:span text:style-name="symbol0_5f_csharp">=</text:span> ANY <text:span text:style-name="symbol0_5f_csharp">-</text:span> digit. <text:s text:c="6"/><text:span text:style-name="comment_5f_multi_5f_csharp">/* any character that is not a digit */</text:span> <text:line-break/><text:span text:style-name="T122">(</text:span><text:span text:style-name="T117">+</text:span><text:span text:style-name="T122">)</text:span>control <text:s/><text:span text:style-name="symbol0_5f_csharp">=</text:span> CHR<text:span text:style-name="symbol0_5f_csharp">(</text:span><text:span text:style-name="number_5f_csharp"><text:span text:style-name="T106">0</text:span></text:span><text:span text:style-name="symbol0_5f_csharp">)</text:span> .. <text:span text:style-name="member0_5f_csharp"><text:span text:style-name="T106">CHR</text:span></text:span><text:span text:style-name="symbol0_5f_csharp">(</text:span><text:span text:style-name="number_5f_csharp"><text:span text:style-name="T106">31</text:span></text:span><text:span text:style-name="symbol0_5f_csharp">)</text:span>. <text:span text:style-name="comment_5f_multi_5f_csharp">/* ASCII control characters */</text:span> <text:line-break/></text:p>
      <text:p text:style-name="P46">Пример</text:p>
      <text:p text:style-name="P119">CHARACTERS <text:line-break/> <text:s text:c="2"/>digit <text:s text:c="3"/><text:span text:style-name="symbol0_5f_csharp">=</text:span> <text:span text:style-name="string_5f_csharp">"0123456789"</text:span>. <text:s text:c="5"/><text:span text:style-name="comment_5f_multi_5f_csharp">/* </text:span><text:span text:style-name="comment_5f_multi_5f_csharp"><text:span text:style-name="T191">множество всех цифр</text:span></text:span><text:span text:style-name="comment_5f_multi_5f_csharp"> */</text:span> <text:line-break/> <text:s text:c="2"/>hexDigit <text:span text:style-name="symbol0_5f_csharp">=</text:span> digit <text:span text:style-name="symbol0_5f_csharp">+</text:span> <text:span text:style-name="string_5f_csharp">"ABCDEF"</text:span>. <text:s/><text:span text:style-name="comment_5f_multi_5f_csharp">/* </text:span><text:span text:style-name="comment_5f_multi_5f_csharp"><text:span text:style-name="T191">множество всех шеснадцатеричных цифр</text:span></text:span><text:span text:style-name="comment_5f_multi_5f_csharp"> */</text:span> <text:line-break/> <text:s text:c="2"/>letter <text:s text:c="2"/><text:span text:style-name="symbol0_5f_csharp">=</text:span> <text:span text:style-name="string_5f_csharp">'A'</text:span> .. <text:span text:style-name="string_5f_csharp">'Z'</text:span>. <text:s text:c="7"/><text:span text:style-name="comment_5f_multi_5f_csharp">/* </text:span><text:span text:style-name="comment_5f_multi_5f_csharp"><text:span text:style-name="T191">множество все символов верхнего регистра</text:span></text:span><text:span text:style-name="comment_5f_multi_5f_csharp"> */</text:span> <text:line-break/> <text:s text:c="2"/>eol <text:s text:c="5"/><text:span text:style-name="symbol0_5f_csharp">=</text:span> <text:span text:style-name="string_5f_csharp">'</text:span><text:span text:style-name="escaped_5f_csharp"><text:span text:style-name="T91">\r</text:span></text:span><text:span text:style-name="string_5f_csharp">'</text:span>. <text:s text:c="13"/><text:span text:style-name="comment_5f_multi_5f_csharp">/* </text:span><text:span text:style-name="comment_5f_multi_5f_csharp"><text:span text:style-name="T191">символ конца строки </text:span></text:span><text:span text:style-name="comment_5f_multi_5f_csharp">*/</text:span><text:line-break/> <text:s text:c="2"/>noDigit <text:s/><text:span text:style-name="symbol0_5f_csharp">=</text:span> ANY <text:span text:style-name="symbol0_5f_csharp">-</text:span> digit. <text:s text:c="6"/><text:span text:style-name="comment_5f_multi_5f_csharp">/* </text:span><text:span text:style-name="comment_5f_multi_5f_csharp"><text:span text:style-name="T191">либые символы кроме цифр</text:span></text:span><text:span text:style-name="comment_5f_multi_5f_csharp"> */</text:span> <text:line-break/><text:span text:style-name="T122">(</text:span><text:span text:style-name="T117">+</text:span><text:span text:style-name="T122">)</text:span>control <text:s/><text:span text:style-name="symbol0_5f_csharp">=</text:span> CHR<text:span text:style-name="symbol0_5f_csharp">(</text:span><text:span text:style-name="number_5f_csharp"><text:span text:style-name="T106">0</text:span></text:span><text:span text:style-name="symbol0_5f_csharp">)</text:span> .. <text:span text:style-name="member0_5f_csharp"><text:span text:style-name="T106">CHR</text:span></text:span><text:span text:style-name="symbol0_5f_csharp">(</text:span><text:span text:style-name="number_5f_csharp"><text:span text:style-name="T106">31</text:span></text:span><text:span text:style-name="symbol0_5f_csharp">)</text:span>. <text:span text:style-name="comment_5f_multi_5f_csharp">/* ASCII </text:span><text:span text:style-name="comment_5f_multi_5f_csharp"><text:span text:style-name="T191">управляющие символы </text:span></text:span><text:span text:style-name="comment_5f_multi_5f_csharp">*/</text:span> </text:p>
      <text:p text:style-name="P35"/>
      <text:h text:style-name="P161" text:outline-level="4"><text:bookmark-start text:name="__RefHeading__20923_521228810"/>2.3.2 Tokens <text:bookmark-end text:name="__RefHeading__20923_521228810"/></text:h>
      <text:h text:style-name="P161" text:outline-level="4"><text:bookmark-start text:name="__RefHeading__20925_521228810"/>2.3.2 Токены (последовательность символов)<text:bookmark-end text:name="__RefHeading__20925_521228810"/></text:h>
      <text:p text:style-name="Текст_20_оригинала_20__28_eng_29_">This is the main section of the scanner specification, in which the tokens (or terminal symbols) of the language are declared. Tokens may be divided into literals and token classes.</text:p>
      <text:p text:style-name="Текст_20_перевода_20__28_рус_29_">Это основной раздел <text:span text:style-name="T192">описания </text:span>сканер<text:span text:style-name="T192">а</text:span>, в которо<text:span text:style-name="T192">м</text:span> <text:span text:style-name="T192">объявлены токены </text:span>(или терминальные символы) языка. <text:span text:style-name="T192">Токены</text:span> могут быть разделены на литералы и класс<text:span text:style-name="T192">ы токенов</text:span>.</text:p>
      <text:p text:style-name="Текст_20_оригинала_20__28_eng_29_"><text:span text:style-name="T70">Literals</text:span> (such as while or &gt;=) have a fixed representation in the source language. In the <text:s/>grammar <text:s/>they are <text:s/>written <text:s/>as <text:s/>strings <text:s/>(e.g. <text:s/>"while" <text:s/>or <text:s/>"&gt;=") <text:s/>and <text:s/>denote <text:s/>themselves. <text:s/>They <text:s/><text:span text:style-name="T114">do <text:s/>not</text:span> <text:s/>have <text:s/>to <text:s/>be declared <text:s/>in <text:s/>the <text:s/>tokens <text:s/>section, <text:s/>but <text:s/>can <text:s/>be implicitly declared at their first use in the productions of the grammar. <text:s/></text:p>
      <text:p text:style-name="Текст_20_перевода_20__28_рус_29_"><text:span text:style-name="T72">Литералы</text:span> (такие, как <text:span text:style-name="T7">while</text:span> или <text:span text:style-name="T2">&gt;=</text:span>) имеют фиксирован<text:span text:style-name="T193">ное представление</text:span> в исходном языке. В грамматике, они записываются в виде строки (напр., "<text:span text:style-name="T184">while</text:span>" или "&gt;=") и обознача<text:span text:style-name="T193">ют</text:span> <text:span text:style-name="T193">сами </text:span>себя. Они <text:span text:style-name="T114">не</text:span> должны быть объявлены в раздел<text:span text:style-name="T193">е токенов</text:span>, но мо<text:span text:style-name="T193">гут</text:span> быть явно объявлены <text:span text:style-name="T193">во время</text:span> их первого использования в <text:span text:style-name="T193">правилах</text:span> грамматики.</text:p>
      <text:p text:style-name="Текст_20_оригинала_20__28_eng_29_"><text:span text:style-name="T70">Token classes</text:span> (such as identifiers or numbers) have a certain structure that must be explicitly <text:s/>declared <text:s/>by <text:s/>a <text:s/>regular <text:s/>expression <text:s/>in <text:s/>EBNF. <text:s/>There <text:s/>are <text:s/>usually <text:s/>many instances <text:s/>of <text:s/>a <text:s/>token <text:s/>class <text:s/>(e.g. <text:s/>many <text:s/>different <text:s/>identifiers), <text:s/>which <text:s/>have <text:s/>the <text:s/>same token code, but different lexeme values. </text:p>
      <text:p text:style-name="Текст_20_перевода_20__28_рус_29_"><text:span text:style-name="T76">К</text:span><text:span text:style-name="T72">лассы </text:span><text:span text:style-name="T76">токенов</text:span> (например, идентификаторы или числа) имеют определенную структуру, котор<text:span text:style-name="T194">ую</text:span> <text:span text:style-name="T194">нужно </text:span>явно <text:span text:style-name="T194">описать</text:span> регулярн<text:span text:style-name="T194">ым</text:span> выражение<text:span text:style-name="T194">м</text:span> в EBNF. Обычно существует несколько экземпляров <text:span text:style-name="T194">классов токенов</text:span> (напр. мно<text:span text:style-name="T194">жество</text:span> разных идентификаторов), которые имеют одинаковый <text:span text:style-name="T194">токен в</text:span> код<text:span text:style-name="T194">е</text:span>, но разн<text:span text:style-name="T194">ое</text:span> <text:span text:style-name="T194">символьное значение</text:span>.</text:p>
      <text:p text:style-name="Текст_20_оригинала_20__28_eng_29_">The syntax of token declarations is as follows: </text:p>
      <text:p text:style-name="Текст_20_перевода_20__28_рус_29_">Синтаксис <text:span text:style-name="T195">токена</text:span> объявл<text:span text:style-name="T195">яется</text:span> следующим образом:</text:p>
      <text:p text:style-name="Текст_20_исходного_20_кода">TokenDecl <text:s text:c="2"/><text:span text:style-name="symbol0_5f_csharp">=</text:span> Symbol <text:span text:style-name="symbol0_5f_csharp">[</text:span> <text:span text:style-name="string_5f_csharp">'='</text:span> TokenExpr <text:span text:style-name="string_5f_csharp">'.'</text:span> <text:span text:style-name="symbol0_5f_csharp">]</text:span>. <text:line-break/><text:span text:style-name="member0_5f_csharp"><text:span text:style-name="T106">TokenExpr</text:span></text:span> <text:s text:c="2"/><text:span text:style-name="symbol0_5f_csharp">=</text:span> TokenTerm <text:span text:style-name="symbol0_5f_csharp">{</text:span> <text:span text:style-name="string_5f_csharp">'|'</text:span> TokenTerm <text:span text:style-name="symbol0_5f_csharp">}</text:span>. <text:line-break/><text:span text:style-name="member0_5f_csharp"><text:span text:style-name="T106">TokenTerm</text:span></text:span> <text:s text:c="2"/><text:span text:style-name="symbol0_5f_csharp">=</text:span> TokenFactor <text:span text:style-name="symbol0_5f_csharp">{</text:span> TokenFactor <text:span text:style-name="symbol0_5f_csharp">}</text:span> <text:span text:style-name="symbol0_5f_csharp">[</text:span> <text:span text:style-name="string_5f_csharp">"CONTEXT"</text:span> <text:span text:style-name="string_5f_csharp">'('</text:span> TokenExpr <text:span text:style-name="string_5f_csharp">')'</text:span> <text:span text:style-name="symbol0_5f_csharp">]</text:span>. <text:line-break/><text:span text:style-name="member0_5f_csharp"><text:span text:style-name="T106">TokenFactor</text:span></text:span> <text:span text:style-name="symbol0_5f_csharp">=</text:span> <text:s text:c="2"/>Symbol <text:line-break/> <text:span text:style-name="symbol0_5f_csharp">|</text:span> <text:span text:style-name="string_5f_csharp">'('</text:span> TokenExpr <text:span text:style-name="string_5f_csharp">')'</text:span> <text:line-break/> <text:span text:style-name="symbol0_5f_csharp">|</text:span> <text:span text:style-name="string_5f_csharp">'['</text:span> TokenExpr <text:span text:style-name="string_5f_csharp">']'</text:span> <text:line-break/> <text:span text:style-name="symbol0_5f_csharp">|</text:span> <text:span text:style-name="string_5f_csharp">'{'</text:span> TokenExpr <text:span text:style-name="string_5f_csharp">'}'</text:span>. <text:line-break/><text:soft-page-break/><text:span text:style-name="member0_5f_csharp"><text:span text:style-name="T106">Symbol</text:span></text:span> <text:s text:c="5"/><text:span text:style-name="symbol0_5f_csharp">=</text:span> ident <text:span text:style-name="symbol0_5f_csharp">|</text:span> <text:span text:style-name="keyword3_5f_csharp"><text:span text:style-name="T106">string</text:span></text:span> <text:span text:style-name="symbol0_5f_csharp">|</text:span> <text:span text:style-name="keyword3_5f_csharp"><text:span text:style-name="T106">char</text:span></text:span>. <text:line-break/></text:p>
      <text:p text:style-name="Текст_20_оригинала_20__28_eng_29_">A token declaration defines the syntax of a terminal symbol by a regular EBNF expression. <text:s/>This expression <text:s/>may <text:s/>contain <text:s/>strings <text:s/>or <text:s/>character <text:s/>constants <text:s/>denoting themselves (e.g. <text:span text:style-name="T2">"&gt;="</text:span> or <text:span text:style-name="T2">';'</text:span>) as well as names of character sets (e.g. letter) denoting an <text:s/>arbitrary <text:s/>character <text:s/>from <text:s/>this <text:s/>set. <text:s/>It <text:s/>must <text:s/>not <text:s/>contain <text:s/>other <text:s/>token <text:s/>names, <text:s/>which implies that EBNF expressions in token declarations cannot be recursive. </text:p>
      <text:p text:style-name="P250"><text:span text:style-name="T198">Объявление токена описывается</text:span> терминальны<text:span text:style-name="T196">ми</text:span> символ<text:span text:style-name="T196">ами в </text:span>синтаксис<text:span text:style-name="T196">е</text:span> регулярн<text:span text:style-name="T196">ого</text:span> <text:span text:style-name="T196">выражения </text:span>EBNF. Эт<text:span text:style-name="T196">о</text:span> выражение может содержать строки или символьные константы, обозначающие <text:span text:style-name="T196">самих </text:span>себя (напр. <text:span text:style-name="T2">"&gt;="</text:span> или <text:span text:style-name="T2">';'</text:span>), а также имена <text:span text:style-name="T197">наборов (множеств) символов</text:span> (например. <text:span text:style-name="T197">букв</text:span>), обозначающих произвольный символ из этого набора. <text:span text:style-name="T410">Оно не должно содержать другие имена токенов, что подразумевает, что выражения EBNF в объявлениях токенов не могут быть рекурсивными.</text:span></text:p>
      <text:p text:style-name="P19">Examples </text:p>
      <text:p text:style-name="P46">Пример</text:p>
      <text:p text:style-name="Текст_20_исходного_20_кода">TOKENS <text:line-break/> ident <text:s/><text:span text:style-name="symbol0_5f_csharp">=</text:span> letter <text:span text:style-name="symbol0_5f_csharp">{</text:span> letter <text:span text:style-name="symbol0_5f_csharp">|</text:span> digit <text:span text:style-name="symbol0_5f_csharp">|</text:span> <text:span text:style-name="string_5f_csharp">'_'</text:span> <text:span text:style-name="symbol0_5f_csharp">}</text:span>. <text:line-break/> <text:span text:style-name="member0_5f_csharp"><text:span text:style-name="T106">number</text:span></text:span> <text:span text:style-name="symbol0_5f_csharp">=</text:span> <text:s text:c="2"/>digit <text:span text:style-name="symbol0_5f_csharp">{</text:span> digit <text:span text:style-name="symbol0_5f_csharp">}</text:span> <text:line-break/> <text:span text:style-name="symbol0_5f_csharp">|</text:span> <text:span text:style-name="string_5f_csharp">"0x"</text:span> hexDigit hexDigit hexDigit hexDigit. <text:line-break/> <text:span text:style-name="member0_5f_csharp"><text:span text:style-name="T106">float</text:span></text:span> <text:s/><text:span text:style-name="symbol0_5f_csharp">=</text:span> digit <text:span text:style-name="symbol0_5f_csharp">{</text:span>digit<text:span text:style-name="symbol0_5f_csharp">}</text:span> <text:span text:style-name="string_5f_csharp">'.'</text:span> <text:span text:style-name="symbol0_5f_csharp">{</text:span>digit<text:span text:style-name="symbol0_5f_csharp">}</text:span> <text:span text:style-name="symbol0_5f_csharp">[</text:span> <text:span text:style-name="string_5f_csharp">'E'</text:span> <text:span text:style-name="symbol0_5f_csharp">[</text:span><text:span text:style-name="string_5f_csharp">'+'</text:span><text:span text:style-name="symbol0_5f_csharp">|</text:span><text:span text:style-name="string_5f_csharp">'-'</text:span><text:span text:style-name="symbol0_5f_csharp">]</text:span> digit <text:span text:style-name="symbol0_5f_csharp">{</text:span>digit<text:span text:style-name="symbol0_5f_csharp">}</text:span> <text:span text:style-name="symbol0_5f_csharp">]</text:span>. </text:p>
      <text:p text:style-name="P10"/>
      <text:p text:style-name="Текст_20_оригинала_20__28_eng_29_">The token declarations need not be LL(1), as can be seen in the declaration of number, where <text:s/>both <text:s/>alternatives <text:s/>can <text:s/>start <text:s/>with <text:s/>a <text:s/>'0'. <text:s/>Coco/R <text:s/>automatically <text:s/>resolves <text:s/>any ambiguities and generates a deterministic finite scanner automaton. </text:p>
      <text:p text:style-name="Текст_20_перевода_20__28_рус_29_">Объявление токенов не обязан<text:span text:style-name="T411">о</text:span> соответствовать LL(1), как можно увидеть в объявление числа (number), где обе альтернативы могут начинаться с '0'. Coco/R автоматически разрешает любые противоречия и генерирует детерминированный конечный автомат сканера.</text:p>
      <text:p text:style-name="Текст_20_оригинала_20__28_eng_29_">Tokens may be declared in any order. However, if a token is declared as a literal that <text:span text:style-name="T114">might match</text:span> an instance of a more general token, the literal has to be declared <text:span text:style-name="T70">after</text:span> the more general token. </text:p>
      <text:p text:style-name="Текст_20_перевода_20__28_рус_29_">Токены могут быть объявлены в любом порядке. Тем не менее, если токен объявлен как литерал котор<text:span text:style-name="T199">ому</text:span> <text:span text:style-name="T114">может соответствовать</text:span> экземпляр <text:span text:style-name="T199">более общего токена</text:span>, <text:span text:style-name="T199">этот </text:span>литерал должен быть объявлены <text:span text:style-name="T72">после</text:span> более общи<text:span text:style-name="T199">х</text:span> токенов.</text:p>
      <text:p text:style-name="P19">Example</text:p>
      <text:p text:style-name="P47">Пример</text:p>
      <text:p text:style-name="Текст_20_исходного_20_кода">ident <text:span text:style-name="symbol0_5f_csharp">=</text:span> letter <text:span text:style-name="symbol0_5f_csharp">{</text:span> letter <text:span text:style-name="symbol0_5f_csharp">|</text:span> digit <text:span text:style-name="symbol0_5f_csharp">}</text:span>. <text:line-break/><text:span text:style-name="member0_5f_csharp"><text:span text:style-name="T106">while</text:span></text:span> <text:span text:style-name="symbol0_5f_csharp">=</text:span> <text:span text:style-name="string_5f_csharp">"while"</text:span>. </text:p>
      <text:p text:style-name="P11"/>
      <text:p text:style-name="Текст_20_оригинала_20__28_eng_29_">Since the string "<text:span text:style-name="T2">while</text:span>" matches both the tokens <text:span text:style-name="T2">while</text:span> and <text:span text:style-name="T2">ident</text:span>, the declaration of while must come after the declaration of ident. In principle, literal tokens <text:span text:style-name="T114">do not</text:span> have to be declared in the token declarations at all, but can simply be introduced directly in the <text:s/>productions <text:s/>of <text:s/>the <text:s/>grammar. <text:s/>In <text:s/>some situations, <text:s/>however, <text:s/>it <text:s/>makes <text:s/>sense <text:s/>to declare <text:s/>them <text:s/>explicitly, <text:s/><text:span text:style-name="T114">perhaps</text:span> <text:s/>to <text:s/>get <text:s/>a <text:s/>token <text:s/>name <text:s/>for them <text:s/>that <text:s/>can <text:s/>be <text:s/>used <text:s/>in resolver methods (see Section 2.4.6). </text:p>
      <text:p text:style-name="P57"><text:soft-page-break/>Поскольку строка "<text:span text:style-name="T2">while</text:span>" соответствует <text:span text:style-name="T200">токенам </text:span><text:span text:style-name="T56">while</text:span> и <text:span text:style-name="T56">ident</text:span>, <text:span text:style-name="T200">объявление</text:span> <text:span text:style-name="T200">while</text:span> долж<text:span text:style-name="T200">на быть </text:span>после <text:span text:style-name="T200">объявления ident</text:span>. В принципе, лексемы, <text:span text:style-name="T200">могут</text:span> <text:span text:style-name="T124">не</text:span><text:span text:style-name="T200"> </text:span>объявл<text:span text:style-name="T411">ятся</text:span> в декларациях токенов <text:span text:style-name="T200">вовсе</text:span>, <text:span text:style-name="T411">а</text:span> <text:span text:style-name="T200">могут</text:span> просто быть введены непосредственно в <text:span text:style-name="T200">правилах</text:span> грамматики. В некоторых ситуациях, однако, имеет смысл объявить их в явном виде, может быть <text:span text:style-name="T411">для того</text:span>, чтобы получить имя лексемы для них, котор<text:span text:style-name="T200">ое</text:span> <text:span text:style-name="T125">возможно</text:span><text:span text:style-name="T201"> </text:span>использоваться в методах ра<text:span text:style-name="T201">спознавателях</text:span> (см. <text:a xlink:type="simple" xlink:href="#4.4.8.11.2.4.6 LL(1) Conflict Resolvers |outline">раздел 2.4.6</text:a>).</text:p>
      <text:p text:style-name="Текст_20_оригинала_20__28_eng_29_"><text:span text:style-name="T1">Context-dependent tokens</text:span>. </text:p>
      <text:p text:style-name="P53">Контекстно-зависимы<text:span text:style-name="T202">е</text:span> токены.</text:p>
      <text:p text:style-name="Текст_20_оригинала_20__28_eng_29_">The <text:span text:style-name="T2">CONTEXT</text:span> phrase in a <text:span text:style-name="T2">TokenTerm</text:span> means that the term is only <text:s/>recognized <text:s/>if <text:s/>its <text:s/>context <text:s/>(i.e. <text:s/>the <text:s/>characters <text:s/>that <text:s/>follow <text:s/>the <text:s/>term <text:s/>in <text:s/>the <text:s/>input stream) <text:s/>matches <text:s/>the <text:span text:style-name="T2">TokenExpr</text:span> <text:s/>specified <text:s/>in <text:s/>brackets. Note that <text:s/>the <text:s/><text:span text:style-name="T2">TokenExpr</text:span> <text:s/>is <text:s/><text:span text:style-name="T70">not</text:span> part of the token. </text:p>
      <text:p text:style-name="Текст_20_перевода_20__28_рус_29_">Фраза <text:span text:style-name="T2">CONTEXT</text:span> в <text:span text:style-name="T2">TokenTerm</text:span> означает, что терм распознается только, если его контекст (т.е. символы, которые <text:span text:style-name="T203">следуют за</text:span> терм<text:span text:style-name="T203">ом</text:span> во входном потоке) соответству<text:span text:style-name="T203">е</text:span>т <text:span text:style-name="T2">TokenExpr</text:span> указанн<text:span text:style-name="T203">ого</text:span> в скобках. Обратите внимание, что <text:span text:style-name="T2">TokenExpr</text:span> <text:span text:style-name="T72">не</text:span> является частью <text:span text:style-name="T203">токена</text:span>.</text:p>
      <text:p text:style-name="P19">Example </text:p>
      <text:p text:style-name="P46">Пример</text:p>
      <text:p text:style-name="Текст_20_исходного_20_кода">number <text:span text:style-name="symbol0_5f_csharp">=</text:span> digit <text:span text:style-name="symbol0_5f_csharp">{</text:span> digit <text:span text:style-name="symbol0_5f_csharp">}</text:span> <text:line-break/> <text:span text:style-name="symbol0_5f_csharp">|</text:span> digit <text:span text:style-name="symbol0_5f_csharp">{</text:span> digit <text:span text:style-name="symbol0_5f_csharp">}</text:span> CONTEXT <text:span text:style-name="symbol0_5f_csharp">(</text:span><text:span text:style-name="string_5f_csharp">".."</text:span><text:span text:style-name="symbol0_5f_csharp">)</text:span>. <text:line-break/><text:span text:style-name="member0_5f_csharp"><text:span text:style-name="T106">float</text:span></text:span> <text:s/><text:span text:style-name="symbol0_5f_csharp">=</text:span> digit <text:span text:style-name="symbol0_5f_csharp">{</text:span> digit <text:span text:style-name="symbol0_5f_csharp">}</text:span> <text:span text:style-name="string_5f_csharp">'.'</text:span> <text:span text:style-name="symbol0_5f_csharp">{</text:span> digit <text:span text:style-name="symbol0_5f_csharp">}</text:span> <text:span text:style-name="symbol0_5f_csharp">[</text:span> <text:span text:style-name="string_5f_csharp">'E'</text:span> <text:span text:style-name="symbol0_5f_csharp">[</text:span><text:span text:style-name="string_5f_csharp">'+'</text:span><text:span text:style-name="symbol0_5f_csharp">|</text:span><text:span text:style-name="string_5f_csharp">'-'</text:span><text:span text:style-name="symbol0_5f_csharp">]</text:span> digit <text:span text:style-name="symbol0_5f_csharp">{</text:span> digit <text:span text:style-name="symbol0_5f_csharp">}</text:span> <text:span text:style-name="symbol0_5f_csharp">]</text:span>. </text:p>
      <text:p text:style-name="P12"/>
      <text:p text:style-name="Текст_20_оригинала_20__28_eng_29_">The <text:span text:style-name="T2">CONTEXT</text:span> phrase in this example allows the scanner to distinguish between <text:span text:style-name="T2">float</text:span> tokens (e.g. 1.23) and <text:span text:style-name="T2">integer</text:span> ranges (e.g. 1..2) that could otherwise not be scanned with a single character lookahead. This works as follows: after having read "1." the scanner still works on both tokens. If the next character is a '.' the characters ".." are pushed back to the input stream and a number token with the value 1 is returned to the parser. If the next character is not a '.' the scanner continues with the recognition <text:line-break/>of a <text:span text:style-name="T2">float</text:span> token. </text:p>
      <text:p text:style-name="P58">Фраза <text:span text:style-name="T2">CONTEXT</text:span> в этом примере позволяет сканеру проводить различие между токенами <text:span text:style-name="T2">float</text:span> (число <text:span text:style-name="T204">с плавающей точкой</text:span>) (например 1.23) и <text:span text:style-name="T2">integer</text:span> (целое число) диапазоны (1..2), которые могли бы в противном случае не сканироваться с одним предсказывающим символом. Это работает следующим образом: после прочтения "1." сканер по-прежнему работает на об<text:span text:style-name="T204">а</text:span> <text:span text:style-name="T204">токена</text:span>. Если следующий символ '.' <text:span text:style-name="T204">то это </text:span>символы "..", <text:span text:style-name="T205">они</text:span> и <text:span text:style-name="T205">числовой </text:span>токен со значением 1 <text:span text:style-name="T205">ложаться обратно</text:span> <text:span text:style-name="T204">во</text:span> входной поток <text:span text:style-name="T205">и передаются парсеру</text:span>. Если следующий символ не '.' сканер продолжает <text:span text:style-name="T206">распознавать</text:span> токен <text:span text:style-name="T54">float</text:span><text:span text:style-name="T206"> (число с плавающей точкой)</text:span>.</text:p>
      <text:p text:style-name="Текст_20_оригинала_20__28_eng_29_"><text:span text:style-name="T1">Hand-written scanners</text:span>.</text:p>
      <text:p text:style-name="P53">Сканер написанный вручную.</text:p>
      <text:p text:style-name="Текст_20_оригинала_20__28_eng_29_">If the right-hand sides of the token declarations are missing no <text:s/>scanner <text:s/>is <text:s/>generated. <text:s/>This <text:s/>gives <text:s/>the <text:s/>user <text:s/>the <text:s/>chance <text:s/>to <text:s/>provide <text:s/>a <text:s/>hand-written scanner, which must conform to the interface described in Section 3.3.1. </text:p>
      <text:p text:style-name="Текст_20_перевода_20__28_рус_29_">Если <text:span text:style-name="T207">объявление токена с </text:span>прав<text:span text:style-name="T207">ой</text:span> сторон<text:span text:style-name="T207">ы</text:span> отсутству<text:span text:style-name="T207">е</text:span>т сканер не созда<text:span text:style-name="T207">ё</text:span>тся. Это да<text:span text:style-name="T207">ё</text:span>т пользователю возможность <text:span text:style-name="T207">создать</text:span> <text:span text:style-name="T207">сканер вручную</text:span>, который должен соответствовать интерфейс<text:span text:style-name="T207">у</text:span>, описанн<text:span text:style-name="T207">ому</text:span> в <text:a xlink:type="simple" xlink:href="#4.6.6.1.3.3.1 Scanner |outline"><text:span text:style-name="T421">р</text:span></text:a><text:a xlink:type="simple" xlink:href="#4.6.6.1.3.3.1 Scanner |outline">азделе 3.3.1</text:a>.</text:p>
      <text:p text:style-name="Standard"/>
      <text:p text:style-name="P19"><text:soft-page-break/>Example </text:p>
      <text:p text:style-name="P46">Пример</text:p>
      <text:p text:style-name="Текст_20_исходного_20_кода">TOKENS <text:line-break/> ident <text:line-break/> number <text:line-break/> <text:span text:style-name="string_5f_csharp">"if"</text:span> <text:line-break/> <text:span text:style-name="string_5f_csharp">"while"</text:span> <text:line-break/> ... </text:p>
      <text:p text:style-name="Текст_20_оригинала_20__28_eng_29_">Tokens are assigned numbers in the order of their declaration. The first token gets the number 1, the second the number 2, and so on. The number 0 is reserved for the end-of-file token. The hand-written scanner must return the token numbers according to these conventions. In particular, it must return an end-of-file token if no more input is available. </text:p>
      <text:p text:style-name="P59">Токен<text:span text:style-name="T208">ам</text:span> присваиваются номера в порядке их объявления. Первый токенов получает номер 1, второй номер 2, и так далее. <text:span text:style-name="T209">Число </text:span>0 зарезервирован<text:span text:style-name="T209">о</text:span> для <text:span text:style-name="T208">токена </text:span>кон<text:span text:style-name="T208">ец</text:span>-файла <text:span text:style-name="T208">(end-of-file)</text:span>. <text:span text:style-name="T208">Р</text:span>укописный <text:span text:style-name="T208">с</text:span>канер долж<text:span text:style-name="T208">ен</text:span> вернуть <text:span text:style-name="T208">номера</text:span> токенов в соответствии с этими <text:span text:style-name="T208">соглашениями</text:span>. В частности, он долж<text:span text:style-name="T208">ен</text:span> возвратить символ <text:span text:style-name="T208">токена </text:span>кон<text:span text:style-name="T208">ец-</text:span>файла <text:span text:style-name="T208">(end-of-file)</text:span>, если ввод <text:span text:style-name="T208">больше </text:span>не доступен.</text:p>
      <text:p text:style-name="Текст_20_оригинала_20__28_eng_29_">It <text:s/>is <text:s/>hardly <text:s/>ever <text:s/>necessary <text:s/>to <text:s/>supply <text:s/>a <text:s/>hand-written <text:s/>scanner, <text:s/>because <text:s/>the <text:s/>scanner generated by Coco/R is highly optimized. A user-supplied scanner would be needed, for example, if the scanner were required to process <text:span text:style-name="T70">include</text:span> directives. </text:p>
      <text:p text:style-name="Текст_20_перевода_20__28_рус_29_"><text:span text:style-name="T210">Возможность создавать</text:span> рукописной сканер <text:span text:style-name="T210">вряд ли может понадобится,</text:span> поскольку сканер, генерируемы<text:span text:style-name="T210">й</text:span> Coco/R оптимизирован. Пользовател<text:span text:style-name="T210">ьский</text:span> сканер будет необходим, например, если сканер<text:span text:style-name="T210">у</text:span> <text:span text:style-name="T210">требуется </text:span>обработк<text:span text:style-name="T210">а</text:span> директивы <text:span text:style-name="T72">include</text:span>.</text:p>
      <text:h text:style-name="P162" text:outline-level="4"><text:bookmark-start text:name="__RefHeading__20927_521228810"/>2.3.3 Pragmas<text:bookmark-end text:name="__RefHeading__20927_521228810"/></text:h>
      <text:h text:style-name="P164" text:outline-level="4"><text:bookmark-start text:name="__RefHeading__20929_521228810"/><text:span text:style-name="T61">2.3.3</text:span><text:span text:style-name="T1"> </text:span><text:span text:style-name="T61">Прагмы</text:span><text:bookmark-end text:name="__RefHeading__20929_521228810"/></text:h>
      <text:p text:style-name="Текст_20_оригинала_20__28_eng_29_">Pragmas are tokens that may occur anywhere in the input stream (for example, end-of-line <text:s/>symbols <text:s/>or compiler <text:s/>directives). <text:s/>It <text:s/>would <text:s/>be <text:s/>too <text:s/>tedious <text:s/>to <text:s/>handle <text:s/>all <text:s/>their possible <text:s/>occurrences <text:s/>in <text:s/>the grammar. <text:s/>Therefore <text:s/>they <text:s/>are <text:s/>excluded <text:s/>from <text:s/>the <text:s/>token stream <text:s/>that <text:s/>is <text:s/>passed <text:s/>to <text:s/>the <text:s/>parser. <text:s/>Pragmas are <text:s/>declared <text:s/>like <text:s/>tokens, <text:s/>but <text:s/>they <text:s/>may have <text:s/>a <text:s/>semantic <text:s/>action <text:s/>associated <text:s/>with <text:s/>them <text:s/>that <text:s/>is executed <text:s/>whenever <text:s/>they <text:s/>are recognized by the scanner. </text:p>
      <text:p text:style-name="P60">Прагм<text:span text:style-name="T211">ами</text:span> являются токены, которые могут <text:span text:style-name="T211">встретиться</text:span> в любом месте входного потока (например, символ <text:span text:style-name="T211">конца строки (end-of-line)</text:span> или директивы компилятора). <text:span text:style-name="T211">Б</text:span>ыло бы слишком утомительно обраб<text:span text:style-name="T211">атывать </text:span>все их возможны<text:span text:style-name="T211">е</text:span> <text:span text:style-name="T211">появления </text:span>в грамматике. Поэтому они исключаются из потока токенов, который переда<text:span text:style-name="T211">ё</text:span>тся в <text:span text:style-name="T211">парсер</text:span>. Прагмы объявлены <text:span text:style-name="T212">подобно</text:span> токен<text:span text:style-name="T212">ам</text:span>, <text:span text:style-name="T212">и</text:span> они могут иметь семантическ<text:span text:style-name="T212">ое</text:span> действи<text:span text:style-name="T212">е</text:span>, связанн<text:span text:style-name="T212">ое</text:span> с ними, котор<text:span text:style-name="T212">ое</text:span> выполняется каждый раз, когда они <text:span text:style-name="T212">распознаются</text:span> сканер<text:span text:style-name="T212">ом</text:span>.</text:p>
      <text:p text:style-name="Текст_20_исходного_20_кода">PragmaDecl <text:span text:style-name="symbol0_5f_csharp">=</text:span> TokenDecl <text:span text:style-name="symbol0_5f_csharp">[</text:span>SemAction<text:span text:style-name="symbol0_5f_csharp">]</text:span>. <text:line-break/><text:span text:style-name="member0_5f_csharp"><text:span text:style-name="T106">SemAction</text:span></text:span> <text:s/><text:span text:style-name="symbol0_5f_csharp">=</text:span> <text:span text:style-name="string_5f_csharp">"(."</text:span> <text:span text:style-name="T70">ArbitraryStatements</text:span> <text:span text:style-name="string_5f_csharp">".)"</text:span>. </text:p>
      <text:p text:style-name="P19"/>
      <text:p text:style-name="P19">Example</text:p>
      <text:p text:style-name="P46">Пример</text:p>
      <text:p text:style-name="P120"><text:soft-page-break/>PRAGMAS <text:line-break/> option <text:span text:style-name="symbol0_5f_csharp">=</text:span> <text:span text:style-name="string_5f_csharp">'$'</text:span> <text:span text:style-name="symbol0_5f_csharp">{</text:span> letter <text:span text:style-name="symbol0_5f_csharp">}</text:span>. <text:s text:c="3"/><text:span text:style-name="symbol0_5f_csharp">(</text:span>. <text:span text:style-name="member0_5f_csharp">foreach</text:span> <text:span text:style-name="symbol0_5f_csharp">(</text:span><text:span text:style-name="keyword3_5f_csharp">char</text:span> ch <text:span text:style-name="keyword0_5f_csharp">in</text:span> la.<text:span text:style-name="member0_5f_csharp"><text:span text:style-name="T106">val</text:span></text:span><text:span text:style-name="symbol0_5f_csharp">)</text:span> <text:line-break/><text:tab/><text:tab/><text:tab/><text:tab/><text:tab/><text:tab/><text:span text:style-name="keyword0_5f_csharp">if</text:span> <text:span text:style-name="symbol0_5f_csharp">(</text:span>ch <text:span text:style-name="symbol0_5f_csharp">==</text:span> <text:span text:style-name="string_5f_csharp">'A'</text:span><text:span text:style-name="symbol0_5f_csharp">)</text:span> ... <text:line-break/><text:tab/><text:tab/><text:tab/><text:tab/><text:tab/><text:tab/><text:span text:style-name="member0_5f_csharp">else</text:span> <text:span text:style-name="keyword0_5f_csharp">if</text:span> <text:span text:style-name="symbol0_5f_csharp">(</text:span>ch <text:span text:style-name="symbol0_5f_csharp">==</text:span> <text:span text:style-name="string_5f_csharp">'B'</text:span><text:span text:style-name="symbol0_5f_csharp">)</text:span> ... <text:s text:c="3"/><text:line-break/><text:tab/><text:tab/><text:tab/><text:tab/><text:tab/><text:tab/>... <text:s/>.<text:span text:style-name="symbol0_5f_csharp">)</text:span> </text:p>
      <text:p text:style-name="Текст_20_оригинала_20__28_eng_29_">This <text:s/>pragma <text:s/>defines <text:s/>a <text:s/>compiler <text:s/>option <text:s/>that <text:s/>can <text:s/>be <text:s/>written, <text:s/>for <text:s/>example, <text:s/>as <text:s/>$A. Whenever <text:s/>it <text:s/>occurs <text:s/>in <text:s/>the <text:s/>input <text:s/>stream <text:s/>it <text:s/>is <text:s/><text:span text:style-name="T70">not</text:span> <text:s/>forwarded <text:s/>to <text:s/>the <text:s/>parser <text:s/>but immediately processed by executing its associated semantic action. Note that la.val accesses the <text:s/>value <text:s/>of the <text:s/>lookahead <text:s/>token <text:s/>la, which <text:s/>is in this case <text:s/>the pragma that was just read (see Section 3.3.4). </text:p>
      <text:p text:style-name="Текст_20_перевода_20__28_рус_29_">Эта <text:span text:style-name="T215">п</text:span>рагма определяет параметр компилятора, которы<text:span text:style-name="T213">й</text:span> мо<text:span text:style-name="T213">жет</text:span> быть записан, например, <text:span text:style-name="T213">как</text:span> $A. Когда <text:span text:style-name="T213">он</text:span> <text:span text:style-name="T213">встречается </text:span>во входном потоке, <text:span text:style-name="T213">то он</text:span> не <text:span text:style-name="T213">отправляется в парсер, а</text:span> немедленно обрабатывается выполнив связанн<text:span text:style-name="T213">ое</text:span> <text:span text:style-name="T213">с ним</text:span> семантическое действие. Обратите внимание, что la.val обращается к значению <text:span text:style-name="T412">головного (</text:span>lookahead<text:span text:style-name="T214">)</text:span> <text:span text:style-name="T213">токена</text:span> <text:span text:style-name="T213">la</text:span>, который в этом случае <text:span text:style-name="T214">прагма</text:span>, <text:span text:style-name="T215">считанная</text:span> только что (см. <text:a xlink:type="simple" xlink:href="#4.6.6.7.3.3.4 Parser |outline"><text:span text:style-name="T421">р</text:span></text:a><text:a xlink:type="simple" xlink:href="#4.6.6.7.3.3.4 Parser |outline">аздел 3.3.4</text:a>).</text:p>
      <text:h text:style-name="Heading_20_4" text:outline-level="4"><text:bookmark-start text:name="__RefHeading__20931_521228810"/>2.3.4 Comments <text:bookmark-end text:name="__RefHeading__20931_521228810"/></text:h>
      <text:h text:style-name="Heading_20_4" text:outline-level="4"><text:bookmark-start text:name="__RefHeading__20933_521228810"/>2.3.4 Комментарии<text:bookmark-end text:name="__RefHeading__20933_521228810"/></text:h>
      <text:p text:style-name="Текст_20_оригинала_20__28_eng_29_">Comments <text:s/>are <text:s/>difficult <text:s/>to <text:s/>specify <text:s/>with <text:s/>regular <text:s/>expressions; <text:s/>nested <text:s/>comments <text:s/>are <text:span text:style-name="T114">quite <text:s/>impossible <text:s/>to <text:s/>specify <text:s/>in <text:s/>that <text:s/>way</text:span>. <text:s/>This <text:s/>makes <text:s/>it <text:s/>necessary <text:s/>to <text:s/>have <text:s/>a <text:s/>special construct to define their structure.</text:p>
      <text:p text:style-name="Текст_20_перевода_20__28_рус_29_">Комментарии трудно <text:span text:style-name="T216">описать</text:span> с помощью регулярных выражений; вложенные комментарии <text:span text:style-name="T126">вообще</text:span><text:span text:style-name="T114"> невозможно определить таким образом</text:span>. Это делает необходимо<text:span text:style-name="T216">сть</text:span> <text:span text:style-name="T216">использовать </text:span>специальн<text:span text:style-name="T219">уб</text:span> конструкци<text:span text:style-name="T219">ю</text:span> для определения их структуры.<text:line-break/></text:p>
      <text:p text:style-name="Текст_20_оригинала_20__28_eng_29_">Comments <text:s/>are <text:s/>declared <text:s/>by <text:s/>specifying <text:s/>their <text:s/>opening <text:s/>and <text:s/>closing <text:s/>brackets. <text:s/>The keyword NESTED denotes that they can be nested. </text:p>
      <text:p text:style-name="P61"><text:span text:style-name="T217">Объявления к</text:span>омментари<text:span text:style-name="T217">ев</text:span>, указав<text:span text:style-name="T217">ают</text:span> их откры<text:span text:style-name="T217">вающие</text:span> и закры<text:span text:style-name="T217">вающие</text:span> <text:span text:style-name="T217">ограничители</text:span>. Ключевое слово NESTED означает, что они могут быть вложен<text:span text:style-name="T217">ные</text:span>.</text:p>
      <text:p text:style-name="Текст_20_исходного_20_кода">CommentDecl <text:span text:style-name="symbol0_5f_csharp">=</text:span> <text:span text:style-name="string_5f_csharp">"COMMENTS"</text:span> <text:span text:style-name="string_5f_csharp">"FROM"</text:span> TokenExpr <text:span text:style-name="string_5f_csharp">"TO"</text:span> TokenExpr <text:span text:style-name="symbol0_5f_csharp">[</text:span><text:span text:style-name="string_5f_csharp">"NESTED"</text:span><text:span text:style-name="symbol0_5f_csharp">]</text:span>. </text:p>
      <text:p text:style-name="Текст_20_оригинала_20__28_eng_29_">Comment delimiters must be sequences of 1 or 2 characters, which can be specified as literals or as single-element character sets. They must not be structured (for example with alternatives). <text:s/>It is possible to declare <text:span text:style-name="T114">more than one structure</text:span> for comments. </text:p>
      <text:p text:style-name="Текст_20_перевода_20__28_рус_29_"><text:span text:style-name="T218">Р</text:span>азделители <text:span text:style-name="T218">коментариев</text:span> должны <text:span text:style-name="T218">иметь </text:span>последовательност<text:span text:style-name="T218">ь из</text:span> 1 или 2 знаков, которые могут быть определены как <text:span text:style-name="T218">литералы</text:span> или как одноэлементн<text:span text:style-name="T218">ый</text:span> наборов символов. Они не должны быть структурированы (например, с альтернативами). Можно объявить <text:span text:style-name="T114">более одно</text:span><text:span text:style-name="T127">й</text:span><text:span text:style-name="T114"> структур</text:span><text:span text:style-name="T127">ы</text:span> для комментариев.</text:p>
      <text:p text:style-name="P20">Example</text:p>
      <text:p text:style-name="P48">Пример</text:p>
      <text:p text:style-name="Текст_20_исходного_20_кода">COMMENTS FROM <text:span text:style-name="string_5f_csharp">"/*"</text:span> TO <text:span text:style-name="string_5f_csharp">"*/"</text:span> NESTED <text:line-break/>COMMENTS FROM <text:span text:style-name="string_5f_csharp">"//"</text:span> TO eol </text:p>
      <text:p text:style-name="P13"/>
      <text:p text:style-name="Текст_20_оригинала_20__28_eng_29_"><text:soft-page-break/>Alternatively, <text:span text:style-name="T114">if comments are not to be nested</text:span> one can define them as pragmas, eg.</text:p>
      <text:p text:style-name="P62">Кроме того, <text:span text:style-name="T114">если комментарии не вложенные</text:span> их можно определить, например как прагмы.</text:p>
      <text:p text:style-name="Текст_20_исходного_20_кода">CHARACTERS <text:line-break/> other <text:span text:style-name="symbol0_5f_csharp">=</text:span> ANY <text:span text:style-name="symbol0_5f_csharp">-</text:span> <text:span text:style-name="string_5f_csharp">'/'</text:span> <text:span text:style-name="symbol0_5f_csharp">-</text:span> <text:span text:style-name="string_5f_csharp">'*'</text:span>. <text:line-break/> <text:span text:style-name="member0_5f_csharp"><text:span text:style-name="T106">PRAGMAS</text:span></text:span> <text:line-break/> comment <text:span text:style-name="symbol0_5f_csharp">=</text:span> <text:span text:style-name="string_5f_csharp">"/*"</text:span> <text:span text:style-name="symbol0_5f_csharp">{</text:span><text:span text:style-name="string_5f_csharp">'/'</text:span> <text:span text:style-name="symbol0_5f_csharp">|</text:span> other <text:span text:style-name="symbol0_5f_csharp">|</text:span> <text:span text:style-name="string_5f_csharp">'*'</text:span> <text:span text:style-name="symbol0_5f_csharp">{</text:span><text:span text:style-name="string_5f_csharp">'*'</text:span><text:span text:style-name="symbol0_5f_csharp">}</text:span> other<text:span text:style-name="symbol0_5f_csharp">}</text:span> <text:span text:style-name="string_5f_csharp">'*'</text:span> <text:span text:style-name="symbol0_5f_csharp">{</text:span><text:span text:style-name="string_5f_csharp">'*'</text:span><text:span text:style-name="symbol0_5f_csharp">}</text:span> <text:span text:style-name="string_5f_csharp">'/'</text:span>. </text:p>
      <text:p text:style-name="P13"/>
      <text:p text:style-name="Текст_20_оригинала_20__28_eng_29_">This <text:s/>has <text:s/>the <text:s/>advantage <text:s/>that <text:s/>such <text:s/>comments <text:s/>can <text:s/>be <text:s/>processed <text:s/>semantically, <text:s/>for example, by counting them or by processing compiler options within them.</text:p>
      <text:p text:style-name="P63">Это имеет то преимущество, что такие комментарии могут быть обработаны семантически, например, пут<text:span text:style-name="T412">ё</text:span>м подсч<text:span text:style-name="T220">ё</text:span>та их или пут<text:span text:style-name="T412">ё</text:span>м обработки <text:span text:style-name="T220">параметров</text:span> компиляции внутри них.</text:p>
      <text:h text:style-name="P163" text:outline-level="4"><text:bookmark-start text:name="__RefHeading__20935_521228810"/>2.3.5 White space<text:bookmark-end text:name="__RefHeading__20935_521228810"/></text:h>
      <text:h text:style-name="Heading_20_4" text:outline-level="4"><text:bookmark-start text:name="__RefHeading__20937_521228810"/>2.3.5 <text:s/><text:span text:style-name="T221">П</text:span>робельные символы<text:bookmark-end text:name="__RefHeading__20937_521228810"/></text:h>
      <text:p text:style-name="Текст_20_оригинала_20__28_eng_29_"><text:span text:style-name="T128">(+)</text:span><text:span text:style-name="T222"> </text:span>Some characters that appear between tokens, such as blanks, tabulators or end-of-line separators are usually considered as white space that should simply be ignored by the scanner. <text:s/>Blanks <text:s/>are <text:s/>ignored <text:s/>by <text:s/>default. <text:s/>If <text:s/>other <text:s/>inter-token <text:s/>characters <text:s/>are <text:s/>to <text:s/>be ignored the user has to specify them in the following way: </text:p>
      <text:p text:style-name="Текст_20_перевода_20__28_рус_29_"><text:span text:style-name="T128">(+)</text:span><text:span text:style-name="T222"> </text:span>Некоторые символы, которые появляются между <text:span text:style-name="T221">токенами</text:span>, таки<text:span text:style-name="T221">е </text:span>как <text:span text:style-name="T221">пробелы</text:span>, табуляторы или <text:span text:style-name="T221">разделитель конца строки</text:span> обычно рассматриваются как пробел, который должен быть просто проигнорирован сканер<text:span text:style-name="T221">ом</text:span>. <text:span text:style-name="T221">Пробелы</text:span> игнорируются по умолчанию. Если <text:span text:style-name="T221">есть </text:span>другие символы между токен<text:span text:style-name="T221">ами</text:span>, которые будут игнорироваться, пользователь должен указать их следующим образом:</text:p>
      <text:p text:style-name="Текст_20_исходного_20_кода">WhiteSpaceDecl <text:span text:style-name="symbol0_5f_csharp">=</text:span> <text:span text:style-name="string_5f_csharp">"IGNORE"</text:span> Set. </text:p>
      <text:p text:style-name="P19">Example </text:p>
      <text:p text:style-name="P46">Пример</text:p>
      <text:p text:style-name="Текст_20_исходного_20_кода"><text:span text:style-name="T183">IGNORE </text:span><text:span text:style-name="string_5f_csharp"><text:span text:style-name="T183">'</text:span></text:span><text:span text:style-name="escaped_5f_csharp"><text:span text:style-name="T183">\t</text:span></text:span><text:span text:style-name="string_5f_csharp"><text:span text:style-name="T183">'</text:span></text:span><text:span text:style-name="T183"> </text:span><text:span text:style-name="symbol0_5f_csharp"><text:span text:style-name="T183">+</text:span></text:span><text:span text:style-name="T183"> </text:span><text:span text:style-name="string_5f_csharp"><text:span text:style-name="T183">'</text:span></text:span><text:span text:style-name="escaped_5f_csharp"><text:span text:style-name="T183">\r</text:span></text:span><text:span text:style-name="string_5f_csharp"><text:span text:style-name="T183">'</text:span></text:span><text:span text:style-name="T183"> </text:span><text:span text:style-name="symbol0_5f_csharp"><text:span text:style-name="T183">+</text:span></text:span><text:span text:style-name="T183"> </text:span><text:span text:style-name="string_5f_csharp"><text:span text:style-name="T183">'</text:span></text:span><text:span text:style-name="escaped_5f_csharp"><text:span text:style-name="T183">\n</text:span></text:span><text:span text:style-name="string_5f_csharp"><text:span text:style-name="T183">'</text:span></text:span> </text:p>
      <text:h text:style-name="Heading_20_4" text:outline-level="4"><text:bookmark-start text:name="__RefHeading__20939_521228810"/>2.3.6 Case sensitivity<text:bookmark-end text:name="__RefHeading__20939_521228810"/></text:h>
      <text:h text:style-name="Heading_20_4" text:outline-level="4"><text:bookmark-start text:name="__RefHeading__20941_521228810"/>2.3.6 Чувствительность к регистру<text:bookmark-end text:name="__RefHeading__20941_521228810"/></text:h>
      <text:p text:style-name="Текст_20_оригинала_20__28_eng_29_">Some languages such as Pascal or XML are case insensitive. In Pascal, for example, one can <text:span text:style-name="T114">also write the keyword </text:span><text:span text:style-name="T138">while</text:span><text:span text:style-name="T114"> as </text:span><text:span text:style-name="T138">While</text:span><text:span text:style-name="T114"> or </text:span><text:span text:style-name="T138">WHILE</text:span>. By default, Coco/R generates scanners that are case sensitive. If this is not desired, one has to <text:span text:style-name="T114">include the directive</text:span> <text:span text:style-name="T2">IGNORECASE</text:span> at the beginning of the scanner specification. </text:p>
      <text:p text:style-name="Текст_20_перевода_20__28_рус_29_">Некоторые языки, такие как <text:span text:style-name="T223">Паскаль </text:span>или XML регистр<text:span text:style-name="T223">онезависимы</text:span>. В Паскале, например, <text:span text:style-name="T114">можно написать</text:span> <text:span text:style-name="T114">ключевое слово </text:span><text:span text:style-name="T143">while</text:span><text:span text:style-name="T129"> как</text:span><text:span text:style-name="T114"> </text:span><text:span text:style-name="T143">While</text:span><text:span text:style-name="T114"> </text:span><text:span text:style-name="T129">или </text:span><text:span text:style-name="T143">WHILE</text:span>. По умолчанию, <text:span text:style-name="T223">Coco</text:span>/R генерирует сканеры, которые чувствительны к регистру. Если это нежелательно, необходимо <text:span text:style-name="T114">включить директиву</text:span> <text:span text:style-name="T2">IGNORECASE</text:span> в начале спецификации сканера.</text:p>
      <text:p text:style-name="Текст_20_оригинала_20__28_eng_29_"><text:soft-page-break/>The effect of <text:span text:style-name="T2">IGNORECASE</text:span> is that all input to the scanner is treated in a case-insensitive way. The production </text:p>
      <text:p text:style-name="P121">WhileStatement <text:span text:style-name="symbol0_5f_csharp">=</text:span> <text:span text:style-name="string_5f_csharp">"while"</text:span> <text:span text:style-name="string_5f_csharp">'('</text:span> Expr <text:span text:style-name="string_5f_csharp">')'</text:span> Statement. </text:p>
      <text:p text:style-name="Текст_20_оригинала_20__28_eng_29_"><text:span text:style-name="T114">would then</text:span> also recognize <text:span text:style-name="T2">while</text:span> statements that start with <text:span text:style-name="T2">While</text:span> or <text:span text:style-name="T2">WHILE</text:span>. Similarly, the declaration: </text:p>
      <text:p text:style-name="Текст_20_исходного_20_кода">TOKENS <text:line-break/> <text:span text:style-name="keyword3_5f_csharp"><text:span text:style-name="T224">float</text:span></text:span> <text:span text:style-name="symbol0_5f_csharp">=</text:span> digit <text:span text:style-name="symbol0_5f_csharp">{</text:span> digit <text:span text:style-name="symbol0_5f_csharp">}</text:span> <text:span text:style-name="string_5f_csharp">'.'</text:span> <text:span text:style-name="symbol0_5f_csharp">[</text:span> <text:span text:style-name="string_5f_csharp">'E'</text:span> <text:span text:style-name="symbol0_5f_csharp">(</text:span> <text:span text:style-name="string_5f_csharp">'+'</text:span><text:span text:style-name="symbol0_5f_csharp">|</text:span><text:span text:style-name="string_5f_csharp">'-'</text:span> <text:span text:style-name="symbol0_5f_csharp">)</text:span> digit <text:span text:style-name="symbol0_5f_csharp">{</text:span> digit <text:span text:style-name="symbol0_5f_csharp">}</text:span> <text:span text:style-name="symbol0_5f_csharp">]</text:span>. </text:p>
      <text:p text:style-name="Текст_20_оригинала_20__28_eng_29_"><text:span text:style-name="T114">would</text:span> cause the scanner to recognize not only <text:span text:style-name="T2">1.2E2</text:span> but also <text:span text:style-name="T2">1.2e2</text:span> as a <text:span text:style-name="T2">float</text:span> token. However, <text:s/>the original <text:s/>casing <text:s/>of <text:s/>tokens <text:s/>is <text:s/>preserved <text:s/>in <text:s/>the <text:s/><text:span text:style-name="T2">val</text:span> <text:s/>field <text:s/>of <text:s/>every <text:s/>token (see Section 3.3.2), so that the lexical value of tokens such as identifiers and strings is delivered exactly as it was written in the input text. </text:p>
      <text:p text:style-name="P64">Эффект<text:span text:style-name="T413">ом</text:span> IGNORECASE является то, что весь вход в сканер обрабатывается без учёта регистра. Правило</text:p>
      <text:p text:style-name="P122">WhileStatement <text:span text:style-name="symbol0_5f_csharp">=</text:span> <text:span text:style-name="string_5f_csharp">"while"</text:span> <text:span text:style-name="string_5f_csharp">'('</text:span> Expr <text:span text:style-name="string_5f_csharp">')'</text:span> Statement.</text:p>
      <text:p text:style-name="P64"><text:span text:style-name="T114">будет тогда</text:span> распознавать оператор <text:span text:style-name="T2">while</text:span> как начинающийся с <text:span text:style-name="T2">While</text:span> так и <text:span text:style-name="T2">WHILE</text:span>. Кроме того, декларация:</text:p>
      <text:p text:style-name="P123">TOKENS <text:line-break/> <text:span text:style-name="keyword3_5f_csharp"><text:span text:style-name="T224">float</text:span></text:span> <text:span text:style-name="symbol0_5f_csharp">=</text:span> digit <text:span text:style-name="symbol0_5f_csharp">{</text:span> digit <text:span text:style-name="symbol0_5f_csharp">}</text:span> <text:span text:style-name="string_5f_csharp">'.'</text:span> <text:span text:style-name="symbol0_5f_csharp">[</text:span> <text:span text:style-name="string_5f_csharp">'E'</text:span> <text:span text:style-name="symbol0_5f_csharp">(</text:span> <text:span text:style-name="string_5f_csharp">'+'</text:span><text:span text:style-name="symbol0_5f_csharp">|</text:span><text:span text:style-name="string_5f_csharp">'-'</text:span> <text:span text:style-name="symbol0_5f_csharp">)</text:span> digit <text:span text:style-name="symbol0_5f_csharp">{</text:span> digit <text:span text:style-name="symbol0_5f_csharp">}</text:span> <text:span text:style-name="symbol0_5f_csharp">]</text:span>. </text:p>
      <text:p text:style-name="Текст_20_перевода_20__28_рус_29_"><text:span text:style-name="T130">будет</text:span><text:span text:style-name="T227"> вызовать то, что </text:span>сканер, <text:span text:style-name="T226">распознает</text:span> не только <text:span text:style-name="T2">1.2E2</text:span> но также <text:span text:style-name="T2">1.2e2</text:span> как <text:span text:style-name="T226">токен </text:span><text:span text:style-name="T55">float</text:span>. Однако, <text:span text:style-name="T226">первоначальный</text:span> <text:span text:style-name="T226">вид токенов </text:span>сохраняются в поле <text:span text:style-name="T2">val</text:span> каждого <text:span text:style-name="T226">из токенов</text:span> (см. <text:a xlink:type="simple" xlink:href="#4.6.6.3.3.3.2 Token |outline"><text:span text:style-name="T421">р</text:span></text:a><text:a xlink:type="simple" xlink:href="#4.6.6.3.3.3.2 Token |outline">аздел 3.3.2</text:a>), так что <text:span text:style-name="T226">лексические</text:span> значени<text:span text:style-name="T226">я</text:span> <text:span text:style-name="T226">токенов</text:span>, такие как идентификаторы <text:span text:style-name="T226">и</text:span> строки <text:span text:style-name="T413">представляются</text:span> в точности так <text:span text:style-name="T226">же</text:span>, как он<text:span text:style-name="T226">и</text:span> был<text:span text:style-name="T226">и</text:span> написана во входном тексте.</text:p>
      <text:h text:style-name="Heading_20_4" text:outline-level="4"><text:bookmark-start text:name="__RefHeading__20943_521228810"/><text:span text:style-name="T131">(+) </text:span>2.3.7 Named tokens<text:span text:style-name="T1"> </text:span><text:bookmark-end text:name="__RefHeading__20943_521228810"/></text:h>
      <text:h text:style-name="Heading_20_4" text:outline-level="4"><text:bookmark-start text:name="__RefHeading__20945_521228810"/><text:span text:style-name="T131">(+)</text:span><text:span text:style-name="T228"> </text:span>2.3.7 <text:span text:style-name="T228">Именованные токены</text:span><text:bookmark-end text:name="__RefHeading__20945_521228810"/></text:h>
      <text:p text:style-name="Текст_20_оригинала_20__28_eng_29_">The scanner and parser produced by Coco/R use small integer values to distinguish token <text:s/>kinds. <text:s/>This makes <text:s/>their <text:s/>code <text:s/>harder <text:s/>to <text:s/>understand <text:s/>by <text:s/>a <text:s/>human <text:s/>reader <text:s/>(some would argue that humans should never need to read such code anyway). When used with appropriate options (typically a <text:span text:style-name="T2">$N</text:span> pragma), Coco/R can generate code that uses names for all the tokens. By default these names have a rather stereotyped form (for example "..." would be named "pointpointpointSym"). The facility exists to prefer user-defined names, or to help resolve name clashes (for example, between the default names that would be chosen for "point" and "."). <text:s/></text:p>
      <text:p text:style-name="Текст_20_перевода_20__28_рус_29_">Сканер и <text:span text:style-name="T229">парсер</text:span> произв<text:span text:style-name="T413">е</text:span>д<text:span text:style-name="T229">ённые</text:span> <text:span text:style-name="T229">Coco</text:span>/R используют небольшие целые значения <text:span text:style-name="T229">что бы </text:span>различать <text:span text:style-name="T229">вид </text:span>токенов. Это делает их код <text:span text:style-name="T229">трудным</text:span> <text:span text:style-name="T229">для </text:span>пон<text:span text:style-name="T229">имания</text:span> <text:span text:style-name="T229">читающего человека </text:span>(некоторые утверждают <text:span text:style-name="T229">что</text:span>, люди, в<text:span text:style-name="T229">сё равно </text:span>никогда не <text:span text:style-name="T229">будут</text:span> читать такой код). При использовании соответствующи<text:span text:style-name="T229">х</text:span> опци<text:span text:style-name="T229">й</text:span> (<text:span text:style-name="T229">обычно это прагма </text:span><text:span text:style-name="T2">$N</text:span>), <text:span text:style-name="T229">Coco</text:span>/R может генерировать код, который использует имена для всех <text:span text:style-name="T229">токенов</text:span>. По умолчанию эти имена имеют довольно стереотипн<text:span text:style-name="T229">ую </text:span>форм<text:span text:style-name="T229">у</text:span> (например, "..." будет иметь имя "pointpointpointSym"). <text:span text:style-name="T230">Существующая возможность</text:span>, предпочита<text:span text:style-name="T230">е</text:span>т имена определяемые пользователем, для решения конфликтов имен (например, между именами по умолчанию, которые будут выбраны для "<text:span text:style-name="T230">point</text:span>" и ".").</text:p>
      <text:p text:style-name="Текст_20_исходного_20_кода">UserNames <text:span text:style-name="symbol0_5f_csharp">=</text:span> <text:span text:style-name="string_5f_csharp">"NAMES"</text:span> <text:span text:style-name="symbol0_5f_csharp">{</text:span> UserName <text:span text:style-name="symbol0_5f_csharp">}</text:span> . <text:line-break/><text:span text:style-name="member0_5f_csharp"><text:span text:style-name="T224">UserName</text:span></text:span> <text:span text:style-name="symbol0_5f_csharp">=</text:span> ident <text:span text:style-name="string_5f_csharp">"="</text:span> <text:span text:style-name="symbol0_5f_csharp">(</text:span> ident <text:span text:style-name="symbol0_5f_csharp">|</text:span> <text:span text:style-name="keyword3_5f_csharp"><text:span text:style-name="T224">string</text:span></text:span> <text:span text:style-name="symbol0_5f_csharp">)</text:span> <text:span text:style-name="string_5f_csharp">"."</text:span> . </text:p>
      <text:p text:style-name="P19"><text:soft-page-break/></text:p>
      <text:p text:style-name="P19">Example</text:p>
      <text:p text:style-name="P46">Пример</text:p>
      <text:p text:style-name="Текст_20_исходного_20_кода">NAMES <text:line-break/> period <text:s text:c="2"/><text:span text:style-name="symbol0_5f_csharp">=</text:span> <text:span text:style-name="string_5f_csharp">"."</text:span> . <text:line-break/> <text:span text:style-name="member0_5f_csharp"><text:span text:style-name="T224">ellipsis</text:span></text:span> <text:span text:style-name="symbol0_5f_csharp">=</text:span> <text:span text:style-name="string_5f_csharp">"..."</text:span> . </text:p>
      <text:p text:style-name="P6"/>
      <text:h text:style-name="Heading_20_3" text:outline-level="3"><text:bookmark-start text:name="__RefHeading__20947_521228810"/>2.4 Parser Specification<text:bookmark-end text:name="__RefHeading__20947_521228810"/></text:h>
      <text:h text:style-name="P159" text:outline-level="3"><text:bookmark-start text:name="__RefHeading__20949_521228810"/><text:span text:style-name="T1"><text:s/></text:span><text:span text:style-name="T62">2.4 Описание Парсера</text:span><text:bookmark-end text:name="__RefHeading__20949_521228810"/></text:h>
      <text:p text:style-name="Текст_20_оригинала_20__28_eng_29_">The <text:s/>parser <text:s/>specification <text:s/>is <text:s/>the <text:s/>main <text:s/>part <text:s/>of <text:s/>a <text:s/>compiler <text:s/>description. <text:s/>It <text:s/>contains <text:s/>the productions of an attributed grammar, which specify the syntax of the language to be parsed as well as its translation.</text:p>
      <text:p text:style-name="P65">Спецификация парсера основная часть описания компилятора. Она содержит правила атрибутной грамматики, которые описывают синтаксис анализируемого языка, а также его трансляцию.</text:p>
      <text:p text:style-name="Текст_20_исходного_20_кода">ParserSpecification <text:span text:style-name="symbol0_5f_csharp">=</text:span> <text:span text:style-name="string_5f_csharp">"PRODUCTIONS"</text:span> <text:span text:style-name="symbol0_5f_csharp">{</text:span> Production <text:span text:style-name="symbol0_5f_csharp">}</text:span>. <text:line-break/><text:span text:style-name="member0_5f_csharp"><text:span text:style-name="T224">Production</text:span></text:span> <text:span text:style-name="symbol0_5f_csharp">=</text:span> ident <text:span text:style-name="symbol0_5f_csharp">[</text:span> FormalAttributes <text:span text:style-name="symbol0_5f_csharp">]</text:span> <text:span text:style-name="symbol0_5f_csharp">[</text:span> LocalDecl <text:span text:style-name="symbol0_5f_csharp">]</text:span> <text:span text:style-name="string_5f_csharp">'='</text:span> Expression <text:span text:style-name="string_5f_csharp">'.'</text:span>. <text:line-break/><text:span text:style-name="member0_5f_csharp"><text:span text:style-name="T224">Expression</text:span></text:span> <text:span text:style-name="symbol0_5f_csharp">=</text:span> Term <text:span text:style-name="symbol0_5f_csharp">{</text:span><text:span text:style-name="string_5f_csharp">'|'</text:span> Term<text:span text:style-name="symbol0_5f_csharp">}</text:span>. <text:line-break/><text:span text:style-name="member0_5f_csharp"><text:span text:style-name="T224">Term</text:span></text:span> <text:s text:c="6"/><text:span text:style-name="symbol0_5f_csharp">=</text:span> <text:span text:style-name="symbol0_5f_csharp">[</text:span> <text:span text:style-name="symbol0_5f_csharp">[</text:span> Resolver <text:span text:style-name="symbol0_5f_csharp">]</text:span> Factor <text:span text:style-name="symbol0_5f_csharp">{</text:span> Factor <text:span text:style-name="symbol0_5f_csharp">}</text:span> <text:span text:style-name="symbol0_5f_csharp">]</text:span>. <text:line-break/><text:span text:style-name="member0_5f_csharp"><text:span text:style-name="T224">Factor</text:span></text:span> <text:s text:c="4"/><text:span text:style-name="symbol0_5f_csharp">=</text:span> <text:span text:style-name="symbol0_5f_csharp">[</text:span> <text:span text:style-name="string_5f_csharp">"WEAK"</text:span> <text:span text:style-name="symbol0_5f_csharp">]</text:span> Symbol <text:span text:style-name="symbol0_5f_csharp">[</text:span> ActualAttributes <text:span text:style-name="symbol0_5f_csharp">]</text:span> <text:line-break/> <text:span text:style-name="symbol0_5f_csharp">|</text:span> <text:span text:style-name="string_5f_csharp">'('</text:span> Expression <text:span text:style-name="string_5f_csharp">')'</text:span> <text:line-break/> <text:span text:style-name="symbol0_5f_csharp">|</text:span> <text:span text:style-name="string_5f_csharp">'['</text:span> Expression <text:span text:style-name="string_5f_csharp">']'</text:span> <text:line-break/> <text:span text:style-name="symbol0_5f_csharp">|</text:span> <text:span text:style-name="string_5f_csharp">'{'</text:span> Expression <text:span text:style-name="string_5f_csharp">'}'</text:span> <text:line-break/> <text:span text:style-name="symbol0_5f_csharp">|</text:span> <text:span text:style-name="string_5f_csharp">"ANY"</text:span> <text:line-break/> <text:span text:style-name="symbol0_5f_csharp">|</text:span> <text:span text:style-name="string_5f_csharp">"SYNC"</text:span> <text:line-break/> <text:span text:style-name="symbol0_5f_csharp">|</text:span> SemAction. <text:line-break/><text:span text:style-name="member0_5f_csharp"><text:span text:style-name="T224">Symbol</text:span></text:span> <text:s text:c="4"/><text:span text:style-name="symbol0_5f_csharp">=</text:span> ident <text:span text:style-name="symbol0_5f_csharp">|</text:span> <text:span text:style-name="keyword3_5f_csharp"><text:span text:style-name="T224">string</text:span></text:span> <text:span text:style-name="symbol0_5f_csharp">|</text:span> <text:span text:style-name="keyword3_5f_csharp"><text:span text:style-name="T224">char</text:span></text:span>. <text:line-break/><text:span text:style-name="member0_5f_csharp"><text:span text:style-name="T224">SemAction</text:span></text:span> <text:s/><text:span text:style-name="symbol0_5f_csharp">=</text:span> <text:span text:style-name="string_5f_csharp">"(."</text:span> <text:span text:style-name="T70">ArbitraryStatements</text:span> <text:span text:style-name="string_5f_csharp">".)"</text:span>.<text:line-break/><text:span text:style-name="member0_5f_csharp"><text:span text:style-name="T224">LocalDecl</text:span></text:span> <text:s/><text:span text:style-name="symbol0_5f_csharp">=</text:span> SemAction. <text:line-break/><text:span text:style-name="member0_5f_csharp"><text:span text:style-name="T224">FormalAttributes</text:span></text:span> <text:span text:style-name="symbol0_5f_csharp">=</text:span> <text:span text:style-name="string_5f_csharp">'&lt;'</text:span> <text:span text:style-name="T70">ArbitraryText</text:span> <text:span text:style-name="string_5f_csharp">'&gt;'</text:span> <text:span text:style-name="symbol0_5f_csharp">|</text:span> <text:span text:style-name="string_5f_csharp"><text:span text:style-name="T114">'&lt;.'</text:span></text:span><text:span text:style-name="T114"> </text:span><text:span text:style-name="T118">ArbitraryText</text:span><text:span text:style-name="T114"> </text:span><text:span text:style-name="string_5f_csharp"><text:span text:style-name="T114">'.&gt;'</text:span></text:span> <text:line-break/>ActualAttributes <text:span text:style-name="symbol0_5f_csharp">=</text:span> <text:span text:style-name="string_5f_csharp">'&lt;'</text:span> <text:span text:style-name="T70">ArbitraryText</text:span> <text:span text:style-name="string_5f_csharp">'&gt;'</text:span> <text:span text:style-name="symbol0_5f_csharp">|</text:span> <text:span text:style-name="string_5f_csharp"><text:span text:style-name="T114">'&lt;.'</text:span></text:span><text:span text:style-name="T114"> </text:span><text:span text:style-name="T118">ArbitraryText</text:span><text:span text:style-name="T114"> </text:span><text:span text:style-name="string_5f_csharp"><text:span text:style-name="T114">'.&gt;'</text:span></text:span>. <text:line-break/><text:span text:style-name="member0_5f_csharp"><text:span text:style-name="T224">Resolver</text:span></text:span> <text:s text:c="2"/><text:span text:style-name="symbol0_5f_csharp">=</text:span> <text:span text:style-name="string_5f_csharp">"IF"</text:span> <text:span text:style-name="string_5f_csharp">'('</text:span> <text:span text:style-name="symbol0_5f_csharp">{</text:span> ANY <text:span text:style-name="symbol0_5f_csharp">}</text:span> <text:span text:style-name="string_5f_csharp">')'</text:span>.</text:p>
      <text:p text:style-name="P7"/>
      <text:h text:style-name="P165" text:outline-level="4"><text:bookmark-start text:name="__RefHeading__20951_521228810"/>2.4.1 Productions<text:bookmark-end text:name="__RefHeading__20951_521228810"/></text:h>
      <text:h text:style-name="Heading_20_4" text:outline-level="4"><text:bookmark-start text:name="__RefHeading__20953_521228810"/>2.4.1 Правила<text:bookmark-end text:name="__RefHeading__20953_521228810"/></text:h>
      <text:p text:style-name="Текст_20_оригинала_20__28_eng_29_">A production specifies the syntactical structure of a nonterminal symbol. It consists of a left-hand side and a right-hand side which are separated by an equal sign. The left-hand side specifies the name of the nonterminal together with its formal attributes and the <text:s/>local <text:s/>variables <text:s/>of <text:s/>the <text:s/>production. <text:s/>The <text:s/>right-hand <text:s/>side <text:s/>consists <text:s/>of <text:s/>an <text:s/>EBNF expression that specifies the structure of the nonterminal, as well as its translation in form of attributes and semantic actions. </text:p>
      <text:p text:style-name="Текст_20_перевода_20__28_рус_29_">Правил<text:span text:style-name="T231">о</text:span> определяет синтаксическ<text:span text:style-name="T231">ую</text:span> структуру нетерминального символа. Он<text:span text:style-name="T231">о</text:span> состоит из лев<text:span text:style-name="T231">ой</text:span> сторон<text:span text:style-name="T231">ы</text:span> и правой, части котор<text:span text:style-name="T231">ого</text:span> отделены знак<text:span text:style-name="T231">ом</text:span> равенства. Левая сторона определяет имя <text:soft-page-break/>нетерминал<text:span text:style-name="T231">а</text:span> вместе со своими <text:span text:style-name="T231">внешними</text:span> <text:span text:style-name="T231">атрибутами </text:span>и локальн<text:span text:style-name="T231">ыми</text:span> переменны<text:span text:style-name="T231">ми</text:span> <text:span text:style-name="T231">правила</text:span>. Правая, состоит из <text:span text:style-name="T231">выражения </text:span>EBNF, которое зада<text:span text:style-name="T413">ё</text:span>т структуру нетерминал<text:span text:style-name="T231">а</text:span>, а также его <text:span text:style-name="T231">трансляцию</text:span> в виде атрибутов и семантических действий.</text:p>
      <text:p text:style-name="Текст_20_оригинала_20__28_eng_29_">The <text:s/>productions <text:s/>may <text:s/>be <text:s/>given <text:s/>in <text:s/>any <text:s/>order. <text:s/>References <text:s/>to <text:s/>as <text:s/>yet <text:s/>undeclared nonterminals <text:s/>are allowed <text:s/>(<text:span text:style-name="T114">any <text:s/>name <text:s/>that <text:s/>has <text:s/>not <text:s/>previously <text:s/>been <text:s/>declared</text:span> <text:s/>is considered to be a forward reference to a nonterminal symbol). For every nonterminal there <text:s/>must <text:s/>be <text:s/>exactly <text:s/>one <text:s/>production <text:s/>(<text:span text:style-name="T114">which <text:s/>may specify <text:s/>alternative <text:s/>right-hand sides</text:span>). <text:s/>In particular, there must be a production for the grammar name, which is the start symbol of the grammar. </text:p>
      <text:p text:style-name="Текст_20_перевода_20__28_рус_29_"><text:span text:style-name="T232">Правила</text:span> могут <text:span text:style-name="T232">быть определены</text:span> в любом порядке. Ссылки на ещ<text:span text:style-name="T232">ё</text:span> необъявленн<text:span text:style-name="T232">ые</text:span> нетерминал<text:span text:style-name="T232">ы</text:span> допускаются (<text:span text:style-name="T114">любое имя, ранее не объявлен</text:span><text:span text:style-name="T132">ное,</text:span> считается <text:span text:style-name="T232">ссылкой </text:span>вперед на нетерминальн<text:span text:style-name="T232">ый</text:span> символ). Для каждого нетерминала должно быть <text:span text:style-name="T233">ровно одно</text:span> пр<text:span text:style-name="T233">авило </text:span>(<text:span text:style-name="T133">в </text:span><text:span text:style-name="T114">котор</text:span><text:span text:style-name="T133">ом</text:span><text:span text:style-name="T114"> могут </text:span><text:span text:style-name="T133">быть </text:span><text:span text:style-name="T114">указ</text:span><text:span text:style-name="T133">анны</text:span><text:span text:style-name="T114"> альтернативные правые </text:span><text:span text:style-name="T133">части</text:span>). В частности, должно быть <text:span text:style-name="T233">правило</text:span> для имени грамматики, котор<text:span text:style-name="T233">ым</text:span> является начальный символ грамматики.</text:p>
      <text:h text:style-name="P161" text:outline-level="4"><text:bookmark-start text:name="__RefHeading__20955_521228810"/>2.4.2 Semantic Actions <text:bookmark-end text:name="__RefHeading__20955_521228810"/></text:h>
      <text:h text:style-name="Heading_20_4" text:outline-level="4"><text:bookmark-start text:name="__RefHeading__20957_521228810"/>2.4.2 Семантические действия<text:bookmark-end text:name="__RefHeading__20957_521228810"/></text:h>
      <text:p text:style-name="Текст_20_оригинала_20__28_eng_29_">A semantic action is a piece of code written in the target language of Coco/R (i.e. in C# or in Java). It is executed by the generated parser at the position where it has been specified in the grammar. Semantic actions are simply copied to the generated parser without being checked by Coco/R. </text:p>
      <text:p text:style-name="Текст_20_перевода_20__28_рус_29_">Семантическое действие является частью кода, написанного <text:span text:style-name="T234">на</text:span> целевом языке <text:span text:style-name="T234">Coco</text:span>/R (то есть в C# или в Java). <text:span text:style-name="T235">Оно</text:span> выпол<text:span text:style-name="T235">яется посредством </text:span>генер<text:span text:style-name="T235">ируемого</text:span> парс<text:span text:style-name="T235">ера</text:span> <text:span text:style-name="T235">в</text:span> позиции, <text:span text:style-name="T235">которое </text:span>был<text:span text:style-name="T235">о </text:span>указан<text:span text:style-name="T235">о</text:span> в грамматике. Семантические действия просто копируются в созданный парсер без проверки <text:span text:style-name="T235">Coco</text:span>/R.</text:p>
      <text:p text:style-name="Текст_20_оригинала_20__28_eng_29_">A <text:s/>semantic <text:s/>action <text:s/>can <text:s/>also <text:s/>contain <text:s/>the <text:s/>declarations <text:s/>of <text:s/>local <text:s/>variables. <text:s/>Every production <text:s/>has <text:s/>its own <text:s/>set <text:s/>of <text:s/>local <text:s/>variables, <text:s/>which <text:s/>are <text:s/>retained <text:s/>in <text:s/>recursive productions. <text:s/>The <text:s/>optional <text:s/>semantic action <text:s/>on <text:s/>the <text:s/>left-hand <text:s/>side <text:s/>of <text:s/>a <text:s/>production (<text:span text:style-name="T2">LocalDecl</text:span>) is intended for such declarations, but variables can also be declared in any other semantic action. </text:p>
      <text:p text:style-name="P66">Семантическое действие может также содержат<text:span text:style-name="T236">ь</text:span> объявления локальных переменных. Каждое <text:span text:style-name="T236">правило</text:span> имеет свой собственный набор локальных переменных, которые сохраняются в рекурсивных <text:span text:style-name="T236">правилах</text:span>. Дополнительн<text:span text:style-name="T236">ое</text:span> смыслово<text:span text:style-name="T236">е</text:span> действи<text:span text:style-name="T236">е</text:span> на левой стороне <text:span text:style-name="T237">правила</text:span> (<text:span text:style-name="T2">LocalDecl</text:span>) предназначен<text:span text:style-name="T237">о</text:span> для таких <text:span text:style-name="T237">объявлений</text:span>, <text:span text:style-name="T237">но</text:span> переменные также могут быть объявлены в любо<text:span text:style-name="T237">м</text:span> друго<text:span text:style-name="T237">м</text:span> семантическо<text:span text:style-name="T237">м</text:span> действие.</text:p>
      <text:p text:style-name="Standard"/>
      <text:p text:style-name="Текст_20_оригинала_20__28_eng_29_">Here is an example that counts the number of identifiers in an identifier list: </text:p>
      <text:p text:style-name="Текст_20_перевода_20__28_рус_29_">Вот пример, который подсчитывает количество идентификаторов в списке идентификаторов:</text:p>
      <text:p text:style-name="Текст_20_оригинала_20__28_eng_29_"/>
      <text:p text:style-name="Текст_20_исходного_20_кода">IdentList <text:span text:style-name="symbol0_5f_csharp">=</text:span> <text:line-break/> ident <text:tab/><text:tab/><text:span text:style-name="symbol0_5f_csharp">(</text:span>. <text:span text:style-name="member0_5f_csharp">int</text:span> n <text:span text:style-name="symbol0_5f_csharp">=</text:span> <text:span text:style-name="number_5f_csharp">1</text:span><text:span text:style-name="symbol0_5f_csharp">;</text:span> .<text:span text:style-name="symbol0_5f_csharp">)</text:span> <text:line-break/> <text:span text:style-name="symbol0_5f_csharp">{</text:span> <text:span text:style-name="string_5f_csharp">','</text:span> ident <text:tab/><text:span text:style-name="symbol0_5f_csharp">(</text:span>. <text:span text:style-name="member0_5f_csharp">n</text:span><text:span text:style-name="symbol0_5f_csharp">++;</text:span> .<text:span text:style-name="symbol0_5f_csharp">)</text:span> <text:line-break/> <text:span text:style-name="symbol0_5f_csharp">}</text:span> <text:tab/><text:tab/><text:tab/><text:span text:style-name="symbol0_5f_csharp">(</text:span>. <text:span text:style-name="member0_5f_csharp">Console</text:span>.<text:span text:style-name="member0_5f_csharp">WriteLine</text:span><text:span text:style-name="symbol0_5f_csharp">(</text:span><text:span text:style-name="string_5f_csharp">"n = "</text:span> <text:span text:style-name="symbol0_5f_csharp">+</text:span> n<text:span text:style-name="symbol0_5f_csharp">);</text:span> .<text:span text:style-name="symbol0_5f_csharp">)</text:span> <text:line-break/> . </text:p>
      <text:p text:style-name="Текст_20_оригинала_20__28_eng_29_"><text:span text:style-name="T114">As a matter of style, it is good practice to write all syntax parts of each production on the left side of a Coco file, with all semantic actions on the right, as illustrated above. </text:span>This <text:s/>makes <text:s/>a <text:s/>production <text:s/>better <text:soft-page-break/>readable <text:s/>because <text:s/>the <text:s/>syntax <text:s/>is <text:s/>separated <text:s/>from <text:s/>its processing. </text:p>
      <text:p text:style-name="Текст_20_перевода_20__28_рус_29_"><text:span text:style-name="T134">Х</text:span><text:span text:style-name="T114">орош</text:span><text:span text:style-name="T134">им</text:span><text:span text:style-name="T114"> </text:span><text:span text:style-name="T134">стилем считается, применять</text:span><text:span text:style-name="T114"> </text:span><text:span text:style-name="T134">запись </text:span><text:span text:style-name="T114">все</text:span><text:span text:style-name="T134">х</text:span><text:span text:style-name="T114"> синтаксически</text:span><text:span text:style-name="T134">х</text:span><text:span text:style-name="T114"> част</text:span><text:span text:style-name="T134">ей</text:span><text:span text:style-name="T114"> каждого правила на левой стороне </text:span><text:span text:style-name="T134">Coco-</text:span><text:span text:style-name="T114">файла, со всеми семантическими действиями справа, как показано выше.</text:span> Это делает <text:span text:style-name="T238">правило</text:span> более читаемым, поскольку синтаксис отделяется от его <text:span text:style-name="T238">обработки</text:span>.</text:p>
      <text:p text:style-name="Текст_20_оригинала_20__28_eng_29_">Semantic <text:s/>actions <text:s/>can <text:s/>access <text:s/>not <text:s/>only <text:s/>local <text:s/>variables <text:s/>but <text:s/>also <text:s/>the <text:s/>static <text:s/>fields <text:s/>and methods declared at the beginning of the attributed grammar (see Section 2.2) as well as fields and methods of other classes.</text:p>
      <text:p text:style-name="P67">Семантические действия могут получить доступ не только к локальным переменным, но и статическим полям и методам, объявленных в начале <text:span text:style-name="T240">атрибутной</text:span> грамматики (<text:a xlink:type="simple" xlink:href="#4.4.4.2.2 Общая Структура|outline">см. раздел 2.2</text:a>), а также к полям и методам других классов.</text:p>
      <text:h text:style-name="Heading_20_4" text:outline-level="4"><text:bookmark-start text:name="__RefHeading__20959_521228810"/>2.4.3 Attributes <text:bookmark-end text:name="__RefHeading__20959_521228810"/></text:h>
      <text:h text:style-name="Heading_20_4" text:outline-level="4"><text:bookmark-start text:name="__RefHeading__20961_521228810"/>2.4.3 Атрибуты<text:bookmark-end text:name="__RefHeading__20961_521228810"/></text:h>
      <text:p text:style-name="Текст_20_оригинала_20__28_eng_29_">Productions <text:s/>are <text:s/>considered <text:s/>as <text:s/>(and <text:s/>are <text:s/>actually <text:s/>translated <text:s/>to) <text:s/>parsing <text:s/>methods. <text:s/>The occurrence of a nonterminal on the right-hand side of a production can be viewed as a call of that nonterminal's parsing method. </text:p>
      <text:p text:style-name="Текст_20_перевода_20__28_рус_29_"><text:span text:style-name="T241">Правила рассматриваются как (и фактически переводятся в) методы разбора. Вхождение нетерминала на правой стороне правила, можно рассматривать, как в</text:span>ызов метода синтаксического <text:span text:style-name="T242">разбора</text:span> нетермина<text:span text:style-name="T242">ла</text:span>.</text:p>
      <text:p text:style-name="P21">Nonterminals may have attributes, which correspond to parameters of the nonterminal's parsing method. There are <text:span text:style-name="T70">input attributes</text:span>, which are used to pass values to the production <text:s/>of <text:s/>a <text:s/>nonterminal, and <text:s/><text:span text:style-name="T70">output <text:s/>attributes</text:span>, <text:s/>which <text:s/>are <text:s/>used <text:s/>to <text:s/>return <text:s/>values from <text:s/>the <text:s/>production <text:s/>of <text:s/>a <text:s/>nonterminal <text:s/>to <text:s/>its caller <text:s/>(i.e. <text:s/>to <text:s/>the <text:s/>place <text:s/>where <text:s/>this nonterminal occurs in some other production). </text:p>
      <text:p text:style-name="Текст_20_перевода_20__28_рус_29_">Нетерминалы мо<text:span text:style-name="T243">гут</text:span> иметь атрибуты, которые соответствуют параметрам методо<text:span text:style-name="T243">в</text:span> разбора нетерминал<text:span text:style-name="T243">а</text:span>. Есть <text:span text:style-name="T72">входные атрибуты</text:span>, которые используются для передачи значений <text:span text:style-name="T243">в </text:span>пр<text:span text:style-name="T243">авила</text:span> нетерминал<text:span text:style-name="T243">ов</text:span> и <text:span text:style-name="T77">выходные </text:span><text:span text:style-name="T72">атрибуты</text:span>, которые используются для возврата значений от <text:span text:style-name="T243">правил </text:span>нетерминал<text:span text:style-name="T243">ов</text:span> в вызывающ<text:span text:style-name="T413">ие</text:span> (т.е. туда, где это нетерминал <text:span text:style-name="T243">встречается</text:span> в как<text:span text:style-name="T243">ом</text:span>-то друг<text:span text:style-name="T243">ом</text:span> пр<text:span text:style-name="T243">авиле</text:span>).</text:p>
      <text:p text:style-name="P21">As with parameters, we distinguish between <text:span text:style-name="T70">formal attributes</text:span>, which are specified at the <text:s/>nonterminal's declaration <text:s/>on <text:s/>the <text:s/>left-hand <text:s/>side <text:s/>of <text:s/>a <text:s/>production, <text:s/>and <text:s/><text:span text:style-name="T70">actual attributes</text:span>, which are specified at the nonterminal's occurrence on the right-hand side of a production. <text:s/></text:p>
      <text:p text:style-name="Текст_20_перевода_20__28_рус_29_"><text:span text:style-name="T244">В случае с </text:span>параметрам<text:span text:style-name="T413">и</text:span>, мы различаем <text:span text:style-name="T72">формальные </text:span><text:span text:style-name="T78">атрибуты</text:span>, которые указаны в объявлении нетерминал<text:span text:style-name="T244">а</text:span> <text:span text:style-name="T244">в</text:span> лево<text:span text:style-name="T244">й</text:span> стороне пр<text:span text:style-name="T244">авила </text:span>и <text:span text:style-name="T79">фактические</text:span><text:span text:style-name="T72"> атрибут</text:span><text:span text:style-name="T78">ы</text:span>, которые указаны при вхождении нетерминал<text:span text:style-name="T244">а</text:span> <text:span text:style-name="T244">в</text:span> правой стороне <text:span text:style-name="T244">правила</text:span>.</text:p>
      <text:p text:style-name="Текст_20_оригинала_20__28_eng_29_"><text:span text:style-name="T2">Attributes in C#.</text:span> </text:p>
      <text:p text:style-name="P53">Атрибуты в C#.</text:p>
      <text:p text:style-name="Текст_20_оригинала_20__28_eng_29_">A formal attribute looks like a parameter declaration. In C#, output attributes <text:s/>must <text:s/>be <text:s/>preceded <text:s/>by the <text:s/>keyword <text:s/><text:span text:style-name="T2">out</text:span> <text:s/>or <text:s/><text:span text:style-name="T2">ref</text:span>. <text:s/>The <text:s/>following <text:s/>example declares a nonterminal <text:span text:style-name="T2">S</text:span> with an input attribute <text:span text:style-name="T2">x</text:span> and two output attributes <text:span text:style-name="T2">y</text:span> and <text:span text:style-name="T2">z</text:span>:</text:p>
      <text:p text:style-name="Текст_20_перевода_20__28_рус_29_">Формальный <text:span text:style-name="T245">атрибут похож</text:span> <text:span text:style-name="T245">на</text:span> объявлени<text:span text:style-name="T245">е</text:span> параметра. В <text:span text:style-name="T245">C</text:span>#, атрибут<text:span text:style-name="T245">ам</text:span> вывода должно <text:soft-page-break/>предшествовать ключевое слово <text:span text:style-name="T8">out</text:span> или <text:span text:style-name="T8">ref</text:span>. В следующем примере объявляется нетерминал <text:span text:style-name="T2">S</text:span> с входны<text:span text:style-name="T246">м</text:span> атрибут<text:span text:style-name="T246">ом</text:span> <text:span text:style-name="T9">x</text:span> и дв<text:span text:style-name="T246">умя</text:span> выходны<text:span text:style-name="T246">ми </text:span>атрибут<text:span text:style-name="T246">ами</text:span> <text:span text:style-name="T9">y</text:span><text:span text:style-name="T246"> и</text:span> <text:span text:style-name="T9">z</text:span>:</text:p>
      <text:p text:style-name="Текст_20_исходного_20_кода">S <text:span text:style-name="symbol0_5f_csharp">&lt;</text:span><text:span text:style-name="keyword3_5f_csharp">int</text:span> x, <text:span text:style-name="keyword0_5f_csharp">out</text:span> <text:span text:style-name="keyword3_5f_csharp">int</text:span> y, <text:span text:style-name="keyword0_5f_csharp">ref</text:span> <text:span text:style-name="keyword3_5f_csharp">string</text:span> z<text:span text:style-name="symbol0_5f_csharp">&gt;</text:span> <text:span text:style-name="symbol0_5f_csharp">=</text:span> ... . </text:p>
      <text:p text:style-name="Текст_20_оригинала_20__28_eng_29_">An <text:s/>actual <text:s/>attribute <text:s/>looks <text:s/>like <text:s/>an <text:s/>actual <text:s/>parameter. <text:s/>Actual <text:s/>input <text:s/>attributes <text:s/>may <text:s/>be expressions, which are evaluated and assigned to the corresponding formal attributes. In C#, actual output attributes must be preceded by the keywords out or ref. They are passed <text:s/>by <text:s/>reference <text:s/>like <text:s/>output <text:s/>parameters <text:s/>in C#. <text:s/>Here <text:s/>is <text:s/>an <text:s/>example <text:s/>(a <text:s/>and <text:s/>b <text:s/>are assumed to be of type int, c is assumed to be of type string): </text:p>
      <text:p text:style-name="P68">Фактический атрибут выглядит как фактическ<text:span text:style-name="T247">ий</text:span> параметр. Фактические атрибуты ввода могут быть выражениями, которые обработаны и назначены соответствующи<text:span text:style-name="T247">м</text:span> формальным атрибутам. В <text:span text:style-name="T247">C</text:span>#, реальны<text:span text:style-name="T247">м</text:span> атрибут<text:span text:style-name="T247">ам</text:span> вывода должно предшествовать ключевых слов <text:span text:style-name="T10">out</text:span> или <text:span text:style-name="T10">ref</text:span>. Они передаются по ссылке, как выходны<text:span text:style-name="T247">е</text:span> параметр<text:span text:style-name="T247">ы</text:span> в <text:span text:style-name="T247">C</text:span>#. Вот пример (<text:span text:style-name="T11">a</text:span><text:span text:style-name="T248"> и </text:span><text:span text:style-name="T11">b</text:span><text:span text:style-name="T248"> </text:span>предполагаются <text:span text:style-name="T248">как </text:span>тип <text:span text:style-name="T11">i</text:span><text:span text:style-name="T2">nt</text:span>, <text:span text:style-name="T11">c</text:span> предполагается <text:span text:style-name="T248">как </text:span>тип <text:span text:style-name="T2">string</text:span>):</text:p>
      <text:p text:style-name="Текст_20_исходного_20_кода">... S <text:span text:style-name="symbol0_5f_csharp">&lt;</text:span><text:span text:style-name="number_5f_csharp">3</text:span><text:span text:style-name="symbol0_5f_csharp">*</text:span>a <text:span text:style-name="symbol0_5f_csharp">+</text:span> <text:span text:style-name="number_5f_csharp">1</text:span>, <text:span text:style-name="keyword0_5f_csharp">out</text:span> b, <text:span text:style-name="keyword0_5f_csharp">ref</text:span> c<text:span text:style-name="symbol0_5f_csharp">&gt;</text:span> ... </text:p>
      <text:p text:style-name="Текст_20_оригинала_20__28_eng_29_">The production of the nonterminal <text:span text:style-name="T2">S</text:span> is translated to the following parsing method: </text:p>
      <text:p text:style-name="Текст_20_перевода_20__28_рус_29_">Правило нетерминала <text:span text:style-name="T2">S</text:span> переводится в следующий методод разбора:</text:p>
      <text:p text:style-name="Текст_20_исходного_20_кода"><text:span text:style-name="keyword0_5f_csharp">static</text:span> <text:span text:style-name="keyword0_5f_csharp">void</text:span> S<text:span text:style-name="symbol0_5f_csharp">(</text:span><text:span text:style-name="keyword3_5f_csharp"><text:span text:style-name="T224">int</text:span></text:span> x, <text:span text:style-name="keyword0_5f_csharp">out</text:span> <text:span text:style-name="keyword3_5f_csharp"><text:span text:style-name="T224">int</text:span></text:span> y, <text:span text:style-name="keyword0_5f_csharp">ref</text:span> <text:span text:style-name="keyword3_5f_csharp"><text:span text:style-name="T224">string</text:span></text:span> z<text:span text:style-name="symbol0_5f_csharp">)</text:span> <text:span text:style-name="symbol0_5f_csharp">{</text:span> <text:line-break/> ... <text:line-break/><text:span text:style-name="symbol0_5f_csharp">}</text:span></text:p>
      <text:p text:style-name="Текст_20_оригинала_20__28_eng_29_"><text:span text:style-name="T1">Attributes in Java</text:span>. </text:p>
      <text:p text:style-name="P53">Атрибуты в Java.</text:p>
      <text:p text:style-name="Текст_20_оригинала_20__28_eng_29_"><text:span text:style-name="T135">(+)</text:span><text:span text:style-name="T251"> </text:span>Java methods cannot have output parameters. <text:s/>However, the Java version of Coco/R provides for a single output attribute which is passed to the caller as a return value. This return value can be an object of a class that contains multiple members. </text:p>
      <text:p text:style-name="P69"><text:span text:style-name="T135">(+) </text:span>Методы Java не мо<text:span text:style-name="T249">гут</text:span> иметь выходные параметры. Тем не менее, Java версия Coco/R предусматривает один выходной атрибут, который переда<text:span text:style-name="T249">ё</text:span>тся в выз<text:span text:style-name="T249">ов</text:span> <text:span text:style-name="T249">как</text:span> возвращаемо<text:span text:style-name="T249">е</text:span> значени<text:span text:style-name="T249">е</text:span>. Это возвращаемое значение может быть объектом класса, который содержит несколько <text:span text:style-name="T249">членов</text:span>.</text:p>
      <text:p text:style-name="Текст_20_оригинала_20__28_eng_29_">If <text:s/>a <text:s/>nonterminal <text:s/><text:span text:style-name="T114">is <text:s/>to <text:s/>have</text:span> <text:s/>an <text:s/>output <text:s/>attribute <text:s/>this <text:s/>must <text:s/>be <text:s/>declared <text:s/>as <text:s/>the <text:s/>first attribute. It is denoted by the keyword <text:span text:style-name="T2">out</text:span> both in its declaration and in its use. The following <text:s/>example <text:s/>shows <text:s/>a nonterminal <text:s/><text:span text:style-name="T2">T</text:span> <text:s/>with <text:s/>an <text:s/>output <text:s/>attribute <text:s/><text:span text:style-name="T2">x</text:span> <text:s/>and <text:s/>two <text:s/>input attributes <text:span text:style-name="T2">y</text:span> and <text:span text:style-name="T2">z</text:span> (for compatibility with older versions of Coco/R the symbol <text:span text:style-name="T2">'^'</text:span> can be substituted for the keyword <text:span text:style-name="T2">out</text:span>): </text:p>
      <text:p text:style-name="Текст_20_перевода_20__28_рус_29_">Если нетерминал <text:span text:style-name="T136">должен</text:span><text:span text:style-name="T114"> имет</text:span><text:span text:style-name="T136">ь</text:span> выход<text:span text:style-name="T250">ной атрибут, то</text:span> <text:span text:style-name="T250">он</text:span> должен быть объявлен как первый атрибут. Он обозначается ключевым<text:span text:style-name="T250"> </text:span>словом <text:span text:style-name="T12">out </text:span><text:span text:style-name="T185">как </text:span>в своей декларации <text:span text:style-name="T250">так и при</text:span> его использовани<text:span text:style-name="T250">и</text:span>. В следующем примере показан нетерминал <text:span text:style-name="T2">Т</text:span> с выходн<text:span text:style-name="T251">ым</text:span> атрибут<text:span text:style-name="T251">ом</text:span> <text:span text:style-name="T13">x</text:span> и дв<text:span text:style-name="T251">умя</text:span> входны<text:span text:style-name="T251">ми</text:span> атрибут<text:span text:style-name="T251">ами</text:span>, <text:span text:style-name="T13">y</text:span> и <text:span text:style-name="T13">z</text:span> (для совместимости со старыми версиями <text:span text:style-name="T251">Coco</text:span>/R символ <text:span text:style-name="T2">'^'</text:span> может быть замен<text:span text:style-name="T251">ё</text:span>н ключев<text:span text:style-name="T251">ым</text:span> слово<text:span text:style-name="T251">м</text:span> <text:span text:style-name="T13">out</text:span>):</text:p>
      <text:p text:style-name="Текст_20_исходного_20_кода">T<text:span text:style-name="symbol0_5f_csharp">&lt;</text:span><text:span text:style-name="keyword0_5f_csharp">out</text:span> <text:span text:style-name="keyword3_5f_csharp"><text:span text:style-name="T224">int</text:span></text:span> x, <text:span text:style-name="keyword3_5f_csharp"><text:span text:style-name="T224">char</text:span></text:span> y, <text:span text:style-name="keyword3_5f_csharp"><text:span text:style-name="T224">int</text:span></text:span> z<text:span text:style-name="symbol0_5f_csharp">&gt;</text:span> <text:span text:style-name="symbol0_5f_csharp">=</text:span> ... . </text:p>
      <text:p text:style-name="Текст_20_оригинала_20__28_eng_29_">This nonterminal <text:span text:style-name="T114">might be</text:span> used as follows: </text:p>
      <text:p text:style-name="Текст_20_перевода_20__28_рус_29_">Это<text:span text:style-name="T414">т</text:span> нетерминал <text:span text:style-name="T114">может</text:span> использоваться следующим образом:</text:p>
      <text:p text:style-name="Текст_20_исходного_20_кода">... T<text:span text:style-name="symbol0_5f_csharp">&lt;</text:span><text:span text:style-name="keyword0_5f_csharp">out</text:span> a, <text:span text:style-name="string_5f_csharp">'b'</text:span>, c<text:span text:style-name="symbol0_5f_csharp">+</text:span><text:span text:style-name="number_5f_csharp"><text:span text:style-name="T224">3</text:span></text:span><text:span text:style-name="symbol0_5f_csharp">&gt;</text:span> ... </text:p>
      <text:p text:style-name="Текст_20_оригинала_20__28_eng_29_"><text:soft-page-break/>The production of the nonterminal <text:span text:style-name="T2">T</text:span> is translated to the following parsing method:</text:p>
      <text:p text:style-name="Текст_20_перевода_20__28_рус_29_"><text:span text:style-name="T252">Правило</text:span> нетерминал<text:span text:style-name="T252">а</text:span> <text:span text:style-name="T2">Т</text:span> переводится <text:span text:style-name="T252">в</text:span> следующи<text:span text:style-name="T252">й</text:span> <text:span text:style-name="T252">метод </text:span>разбора:</text:p>
      <text:p text:style-name="Текст_20_исходного_20_кода"><text:span text:style-name="keyword0_5f_csharp">static</text:span> <text:span text:style-name="keyword3_5f_csharp"><text:span text:style-name="T224">int</text:span></text:span> T<text:span text:style-name="symbol0_5f_csharp">(</text:span><text:span text:style-name="keyword3_5f_csharp"><text:span text:style-name="T224">char</text:span></text:span> y, <text:span text:style-name="keyword3_5f_csharp"><text:span text:style-name="T224">int</text:span></text:span> z<text:span text:style-name="symbol0_5f_csharp">)</text:span> <text:span text:style-name="symbol0_5f_csharp">{</text:span> <text:line-break/> <text:span text:style-name="keyword3_5f_csharp"><text:span text:style-name="T224">int</text:span></text:span> x<text:span text:style-name="symbol0_5f_csharp">;</text:span> <text:line-break/> ... <text:line-break/> <text:span text:style-name="member0_5f_csharp">return</text:span> x<text:span text:style-name="symbol0_5f_csharp">;</text:span> <text:line-break/><text:span text:style-name="symbol0_5f_csharp">}</text:span> </text:p>
      <text:p text:style-name="P22"><text:span text:style-name="T135">(+) </text:span>Note that if expressions that are passed as actual input attributes (both in C# and in Java) are bracketed by <text:span text:style-name="T2">'&lt;'</text:span> and <text:span text:style-name="T2">'&gt;'</text:span> they may not contain the operator <text:span text:style-name="T2">'&gt;',</text:span> which is the closing attribute bracket. Such expressions might be assigned to a temporary variable, which can then be passed as an attribute. The extended version of Coco/R described here also allows for attribute lists to be bracketed by <text:span text:style-name="T2">'&lt;.'</text:span> and <text:span text:style-name="T2">'.&gt;'</text:span>. </text:p>
      <text:p text:style-name="P72"><text:span text:style-name="T135">(+) </text:span>Заметим, что если выражени<text:span text:style-name="T252">я</text:span>, которые передают реальны<text:span text:style-name="T252">е</text:span> входные атрибуты (как в <text:span text:style-name="T252">C</text:span># <text:span text:style-name="T252">так </text:span>и в Java) заключаются в скобки <text:span text:style-name="T2">'&lt;'</text:span> и <text:span text:style-name="T2">'&gt;'</text:span> <text:span text:style-name="T252">то </text:span>они не могут содержать оператор <text:span text:style-name="T2">'&gt;'</text:span>, который является <text:span text:style-name="T252">закрывающей скобкой</text:span> атрибут<text:span text:style-name="T252">а</text:span>. Такие выражения могут быть <text:span text:style-name="T252">вынесены</text:span> <text:span text:style-name="T252">во </text:span>временн<text:span text:style-name="T252">ую</text:span> переменн<text:span text:style-name="T252">ую</text:span>, которая затем может быть передан<text:span text:style-name="T252">а</text:span> в качестве атрибута. Расширенная версия Coco/R описан<text:span text:style-name="T252">ная</text:span> здесь, позволяет <text:span text:style-name="T253">для списка </text:span>атрибут<text:span text:style-name="T253">ов использовать </text:span>скобки <text:span text:style-name="T2">'&lt;.'</text:span> и <text:span text:style-name="T14">'</text:span><text:span text:style-name="T2">.&gt; '</text:span>.</text:p>
      <text:p text:style-name="Текст_20_оригинала_20__28_eng_29_">Coco/R checks that nonterminals with attributes are always used with attributes and that <text:s/>nonterminals without <text:s/>attributes <text:s/>are always <text:s/>used <text:s/>without <text:s/>attributes. However, <text:s/>it does not check the correspondence between formal and actual attributes, which is left to the compiler of the target language. </text:p>
      <text:p text:style-name="P70">Coco/R проверяет, что <text:span text:style-name="T254">бы</text:span> нетерминал<text:span text:style-name="T254">ы</text:span> с атрибутами всегда использ<text:span text:style-name="T254">овались</text:span> с атрибутами и что <text:span text:style-name="T254">бы</text:span> нетерминалы без атрибутов всегда использ<text:span text:style-name="T254">овались</text:span> без атрибутов. Тем не менее, он не проверяет соответствие между формальными и фактическими атрибут<text:span text:style-name="T254">ами</text:span>, <text:span text:style-name="T254">он её </text:span>оставля<text:span text:style-name="T254">е</text:span>т для компилятора <text:span text:style-name="T254">целевого </text:span>языка.</text:p>
      <text:p text:style-name="Текст_20_оригинала_20__28_eng_29_"><text:span text:style-name="T1">Attributes of terminal symbols</text:span>. </text:p>
      <text:p text:style-name="P53">Атрибуты терминальных символов.</text:p>
      <text:p text:style-name="Текст_20_оригинала_20__28_eng_29_">Terminal symbols do not have attributes in Coco/R. For every token, however, the scanner returns the token value (i.e. the token's string representation) as well as the line and column number of the token (see Section 3.3.4). This <text:s/>information <text:s/>can <text:s/>be <text:s/>viewed <text:s/>as <text:s/>output <text:s/>attributes <text:s/>of <text:s/>that <text:s/>token. <text:s/>If <text:s/>users <text:s/><text:span text:style-name="T114">wish</text:span> <text:s/>to <text:line-break/>access this data they can wrap a token into a nonterminal with the desired attributes, for example: </text:p>
      <text:p text:style-name="P71">Терминальные символы не имеют атрибутов в <text:span text:style-name="T255">Coco</text:span>/R. <text:span text:style-name="T255">О</text:span>днако <text:span text:style-name="T255">д</text:span>ля каждого <text:span text:style-name="T255">токена</text:span>, сканер возвращает значение <text:span text:style-name="T255">токена</text:span> (т.е. строково<text:span text:style-name="T255">е</text:span> представлени<text:span text:style-name="T255">е</text:span> <text:span text:style-name="T255">токена</text:span>), а также <text:span text:style-name="T255">номер </text:span>строк<text:span text:style-name="T255">и</text:span> и столбц<text:span text:style-name="T255">а</text:span> <text:span text:style-name="T255">токена </text:span>(см. <text:a xlink:type="simple" xlink:href="#4.6.6.8.3.3.4 Parser (Парсер)|outline">раздел 3.3.4</text:a>). Эта информация может рассматриваться в качестве выходных атрибутов этого <text:span text:style-name="T255">токена</text:span>. Если пользователи <text:span text:style-name="T114">хотят</text:span> <text:span text:style-name="T255">иметь </text:span>доступ к этим данным, <text:span text:style-name="T255">то</text:span> они могут <text:span text:style-name="T255">поместить</text:span> <text:span text:style-name="T255">токен </text:span>в нетерминал с желаемыми атрибутами, например:</text:p>
      <text:p text:style-name="P124">Ident <text:span text:style-name="symbol0_5f_csharp">&lt;</text:span><text:span text:style-name="keyword0_5f_csharp">out</text:span> <text:span text:style-name="keyword3_5f_csharp"><text:span text:style-name="T224">string</text:span></text:span> name<text:span text:style-name="symbol0_5f_csharp">&gt;</text:span> <text:span text:style-name="symbol0_5f_csharp">=</text:span> <text:line-break/><text:tab/>ident <text:s text:c="22"/><text:span text:style-name="symbol0_5f_csharp">(</text:span>. <text:span text:style-name="member0_5f_csharp">name</text:span> <text:span text:style-name="symbol0_5f_csharp">=</text:span> <text:span text:style-name="T114">token</text:span>.<text:span text:style-name="member0_5f_csharp">val</text:span><text:span text:style-name="symbol0_5f_csharp">;</text:span> .<text:span text:style-name="symbol0_5f_csharp">)</text:span> . <text:line-break/><text:span text:style-name="member0_5f_csharp"><text:span text:style-name="T224">Number</text:span></text:span> <text:span text:style-name="symbol0_5f_csharp">&lt;</text:span><text:span text:style-name="keyword0_5f_csharp">out</text:span> <text:span text:style-name="keyword3_5f_csharp"><text:span text:style-name="T224">int</text:span></text:span> value<text:span text:style-name="symbol0_5f_csharp">&gt;</text:span> <text:span text:style-name="symbol0_5f_csharp">=</text:span> <text:line-break/><text:tab/>number <text:s text:c="21"/><text:span text:style-name="symbol0_5f_csharp">(</text:span>. <text:span text:style-name="member0_5f_csharp">value</text:span> <text:span text:style-name="symbol0_5f_csharp">=</text:span> Convert.<text:span text:style-name="member0_5f_csharp">ToInt32</text:span><text:span text:style-name="symbol0_5f_csharp">(</text:span><text:span text:style-name="T114">token</text:span>.<text:span text:style-name="member0_5f_csharp">val</text:span><text:span text:style-name="symbol0_5f_csharp">);</text:span> .<text:span text:style-name="symbol0_5f_csharp">)</text:span> . </text:p>
      <text:p text:style-name="P14"/>
      <text:p text:style-name="Текст_20_оригинала_20__28_eng_29_">The variable <text:span text:style-name="T138">token</text:span> is the most recently recognized token. Its field <text:span text:style-name="T138">token.val</text:span> holds the textual representation of the token (see Section 3.3.4).</text:p>
      <text:p text:style-name="Текст_20_перевода_20__28_рус_29_"><text:span text:style-name="T256">Переменная </text:span><text:span text:style-name="T139">token</text:span><text:span text:style-name="T256"> представляет самый последний распознаный токен. Её поле </text:span><text:span text:style-name="T139">token.val</text:span><text:span text:style-name="T256"> содержит текстовое представление токена (см. </text:span><text:a xlink:type="simple" xlink:href="#4.6.6.8.3.3.4 Parser (Парсер)|outline"><text:span text:style-name="T256">раздел 3.3.4</text:span></text:a><text:span text:style-name="T256">).</text:span></text:p>
      <text:h text:style-name="Heading_20_4" text:outline-level="4"><text:bookmark-start text:name="__RefHeading__20963_521228810"/><text:soft-page-break/><text:span text:style-name="T1">2.4.4 The </text:span>Symbol<text:span text:style-name="T1"> ANY</text:span><text:bookmark-end text:name="__RefHeading__20963_521228810"/></text:h>
      <text:h text:style-name="P161" text:outline-level="4"><text:bookmark-start text:name="__RefHeading__20965_521228810"/>2.4.4 Символ ANY<text:bookmark-end text:name="__RefHeading__20965_521228810"/></text:h>
      <text:p text:style-name="Текст_20_оригинала_20__28_eng_29_">In <text:s/>the <text:s/>productions <text:s/>of the <text:s/>grammar <text:s/>the symbol <text:s/><text:span text:style-name="T2">ANY</text:span> denotes <text:s/>any <text:s/>token <text:s/>that <text:s/>is <text:s/>not an alternative to <text:s/>that <text:s/><text:span text:style-name="T2">ANY</text:span> <text:s/>symbol <text:s/><text:span text:style-name="T114">in <text:s/>the <text:s/>context <text:s/>where <text:s/>it <text:s/>appears</text:span>. <text:s/>It <text:s/>can <text:s/>be <text:s/>used <text:s/>to conveniently parse structures that contain arbitrary text. The following production, for example, processes an attribute list in Coco/R and returns the number of characters between the angle brackets: </text:p>
      <text:p text:style-name="P73">В правилах грамматики символ <text:span text:style-name="T2">ANY</text:span> обозначает любой <text:span text:style-name="T258">токен</text:span>, который не является альтернативой к этому <text:span text:style-name="T2">ANY</text:span> символу <text:span text:style-name="T114">в контексте, где он появляется</text:span>. Он может быть использован, <text:span text:style-name="T257">для того</text:span> чтобы было удобно разбирать структуры, содержащие произвольный текст. В следующем правиле, например, обрабатывается список атрибутов Coco/R и возвращается количество символов между угловыми скобками:</text:p>
      <text:p text:style-name="Текст_20_исходного_20_кода">Attributes <text:span text:style-name="symbol0_5f_csharp">&lt;</text:span> <text:span text:style-name="keyword0_5f_csharp">out</text:span> <text:span text:style-name="keyword3_5f_csharp"><text:span text:style-name="T224">int</text:span></text:span> len<text:span text:style-name="symbol0_5f_csharp">&gt;</text:span> <text:span text:style-name="symbol0_5f_csharp">=</text:span> <text:line-break/> <text:span text:style-name="string_5f_csharp">'&lt;'</text:span> <text:s text:c="24"/><text:span text:style-name="symbol0_5f_csharp">(</text:span>. <text:span text:style-name="member0_5f_csharp">int</text:span> beg <text:span text:style-name="symbol0_5f_csharp">=</text:span> <text:span text:style-name="T114">token</text:span>.<text:span text:style-name="member0_5f_csharp">pos</text:span> <text:span text:style-name="symbol0_5f_csharp">+</text:span> <text:span text:style-name="number_5f_csharp"><text:span text:style-name="T224">1</text:span></text:span><text:span text:style-name="symbol0_5f_csharp">;</text:span> .<text:span text:style-name="symbol0_5f_csharp">)</text:span> <text:line-break/> <text:span text:style-name="symbol0_5f_csharp">{</text:span> ANY <text:span text:style-name="symbol0_5f_csharp">}</text:span> <text:line-break/> <text:span text:style-name="string_5f_csharp">'&gt;'</text:span> <text:s text:c="24"/><text:span text:style-name="symbol0_5f_csharp">(</text:span>. <text:span text:style-name="member0_5f_csharp">len</text:span> <text:span text:style-name="symbol0_5f_csharp">=</text:span> <text:span text:style-name="T114">token</text:span>.<text:span text:style-name="member0_5f_csharp">pos</text:span> <text:span text:style-name="symbol0_5f_csharp">-</text:span> beg<text:span text:style-name="symbol0_5f_csharp">;</text:span> .<text:span text:style-name="symbol0_5f_csharp">)</text:span> . </text:p>
      <text:p text:style-name="Текст_20_оригинала_20__28_eng_29_">In <text:s/>this <text:s/>example <text:s/>the <text:s/>token <text:s/><text:span text:style-name="T2">'&gt;'</text:span> <text:s/>is <text:s/>an <text:s/>implicit <text:s/>alternative <text:s/>of <text:s/>the <text:s/><text:span text:style-name="T2">ANY</text:span> <text:s/>symbol <text:s/>in <text:s/>curly braces. The meaning is that this <text:span text:style-name="T2">ANY</text:span> matches any token except <text:span text:style-name="T2">'&gt;'</text:span>. <text:span text:style-name="T138">token.pos</text:span> is the source text position of the most recently recognized token (see Section 3.3.4). </text:p>
      <text:p text:style-name="P74">В этом примере <text:span text:style-name="T258">токен</text:span> <text:span text:style-name="T2">'&gt;'</text:span> является неявн<text:span text:style-name="T258">ой</text:span> альтернативой <text:span text:style-name="T2">ANY</text:span> символ<text:span text:style-name="T258">у</text:span> в фигурны<text:span text:style-name="T258">х</text:span> скобк<text:span text:style-name="T258">ах</text:span>. Смысл в том, что <text:span text:style-name="T15">ANY</text:span> соответствует любому <text:span text:style-name="T258">токен</text:span> кроме <text:span text:style-name="T2">'&gt;'</text:span>. <text:span text:style-name="T258">Здесь </text:span><text:span text:style-name="T138">token.pos</text:span> является позици<text:span text:style-name="T258">ей в исходном тексте последнего распознанного токена </text:span>(см. <text:a xlink:type="simple" xlink:href="#4.6.6.8.3.3.4 Parser (Парсер)|outline">раздел 3.3.4</text:a>).</text:p>
      <text:p text:style-name="Текст_20_оригинала_20__28_eng_29_">Here is another example that counts the number of statements in a block:</text:p>
      <text:p text:style-name="Текст_20_перевода_20__28_рус_29_">Вот ещ<text:span text:style-name="T258">ё</text:span> один пример, <text:span text:style-name="T258">который</text:span> подсчитывает количество <text:span text:style-name="T258">инструкций</text:span> в блоке:</text:p>
      <text:p text:style-name="Текст_20_исходного_20_кода">Block <text:span text:style-name="symbol0_5f_csharp">&lt;</text:span><text:span text:style-name="keyword0_5f_csharp">out</text:span> <text:span text:style-name="keyword3_5f_csharp"><text:span text:style-name="T224">int</text:span></text:span> stmts<text:span text:style-name="symbol0_5f_csharp">&gt;</text:span> <text:span text:style-name="symbol0_5f_csharp">=</text:span><text:tab/><text:tab/><text:span text:style-name="symbol0_5f_csharp">(</text:span>. <text:span text:style-name="member0_5f_csharp">int</text:span> n<text:span text:style-name="symbol0_5f_csharp">;</text:span> .<text:span text:style-name="symbol0_5f_csharp">)</text:span> <text:line-break/><text:span text:style-name="string_5f_csharp">'{'</text:span> <text:tab/><text:tab/><text:tab/><text:tab/><text:tab/><text:span text:style-name="symbol0_5f_csharp">(</text:span>. <text:span text:style-name="member0_5f_csharp">stmts</text:span> <text:span text:style-name="symbol0_5f_csharp">=</text:span> <text:span text:style-name="number_5f_csharp"><text:span text:style-name="T224">0</text:span></text:span><text:span text:style-name="symbol0_5f_csharp">;</text:span> .<text:span text:style-name="symbol0_5f_csharp">)</text:span> <text:line-break/><text:span text:style-name="symbol0_5f_csharp">{</text:span> <text:s text:c="2"/><text:span text:style-name="string_5f_csharp">';'</text:span> <text:tab/><text:tab/><text:tab/><text:tab/><text:span text:style-name="symbol0_5f_csharp">(</text:span>. <text:span text:style-name="member0_5f_csharp">stmts</text:span><text:span text:style-name="symbol0_5f_csharp">++;</text:span> .<text:span text:style-name="symbol0_5f_csharp">)</text:span> <text:line-break/> <text:span text:style-name="symbol0_5f_csharp">|</text:span> <text:span text:style-name="string_5f_csharp">'{'</text:span> Block<text:span text:style-name="symbol0_5f_csharp">&lt;</text:span><text:span text:style-name="keyword0_5f_csharp">out</text:span> n<text:span text:style-name="symbol0_5f_csharp">&gt;</text:span> <text:span text:style-name="string_5f_csharp">'}'</text:span> <text:tab/><text:span text:style-name="symbol0_5f_csharp">(</text:span>. <text:span text:style-name="member0_5f_csharp">stmts</text:span> <text:span text:style-name="symbol0_5f_csharp">+=</text:span> n<text:span text:style-name="symbol0_5f_csharp">;</text:span> .<text:span text:style-name="symbol0_5f_csharp">)</text:span> <text:line-break/> <text:span text:style-name="symbol0_5f_csharp">|</text:span> ANY <text:line-break/><text:span text:style-name="symbol0_5f_csharp">}</text:span> <text:line-break/><text:span text:style-name="string_5f_csharp">'}'</text:span>. </text:p>
      <text:p text:style-name="Текст_20_оригинала_20__28_eng_29_">In <text:s/>this <text:s/>example <text:s/>the <text:s/><text:span text:style-name="T2">ANY</text:span> <text:s/>matches <text:s/>any <text:s/>token <text:s/>except <text:s/><text:span text:style-name="T2">';',</text:span> <text:s/><text:span text:style-name="T2">'{'</text:span> <text:s/>and <text:s/><text:span text:style-name="T2">'}'</text:span>, <text:s/><text:span text:style-name="T114">which <text:s/>are <text:s/>its alternatives in this context.</text:span></text:p>
      <text:p text:style-name="Текст_20_перевода_20__28_рус_29_">В этом примере <text:span text:style-name="T16">ANY</text:span> соответствует любому <text:span text:style-name="T259">токену</text:span> кроме <text:span text:style-name="T2">';'</text:span>, <text:span text:style-name="T2">'{'</text:span> и <text:span text:style-name="T2">'}'</text:span>, <text:span text:style-name="T114">которые являются е</text:span><text:span text:style-name="T145">го</text:span><text:span text:style-name="T114"> альтернатив</text:span><text:span text:style-name="T145">ами</text:span><text:span text:style-name="T114"> в этом контексте.</text:span></text:p>
      <text:h text:style-name="Heading_20_4" text:outline-level="4"><text:bookmark-start text:name="__RefHeading__20967_521228810"/>2.4.5 LL(1) Conflicts<text:bookmark-end text:name="__RefHeading__20967_521228810"/></text:h>
      <text:h text:style-name="Heading_20_4" text:outline-level="4"><text:bookmark-start text:name="__RefHeading__20969_521228810"/>2.4.5 LL (1) <text:span text:style-name="T273">К</text:span>онфликты<text:bookmark-end text:name="__RefHeading__20969_521228810"/></text:h>
      <text:p text:style-name="Текст_20_оригинала_20__28_eng_29_">Recursive descent parsing requires that the grammar of the parsed language is LL(1) (i.e. <text:s/>parsable from <text:s/><text:span text:style-name="T1">L</text:span>eft <text:s/>to <text:s/>right <text:s/>with <text:s/><text:span text:style-name="T1">L</text:span>eft-canonical <text:s/>derivations <text:s/>and <text:s/><text:span text:style-name="T1">1</text:span> <text:s/>lookahead symbol). <text:s/>This <text:s/>means <text:s/>that <text:s/>at any <text:s/>point <text:s/>in <text:s/>the <text:s/>grammar <text:s/>the <text:s/>parser <text:s/>must <text:s/>be <text:s/>able <text:s/>to decide <text:s/>on <text:s/>the <text:s/>basis <text:s/>of <text:s/>a <text:s/>single <text:s/>lookahead symbol <text:s/>which <text:s/>of <text:s/>several <text:s/>possible alternatives have to be selected. The following production, for example, is not LL(1): </text:p>
      <text:p text:style-name="P75"><text:soft-page-break/><text:span text:style-name="T260">Разбор методом р</text:span>екурсивн<text:span text:style-name="T260">ого</text:span> спуск<text:span text:style-name="T414">а </text:span>требует, чтобы грамматика <text:span text:style-name="T260">анализируемого </text:span>языка LL(1) (т.е. <text:span text:style-name="T260">разбираемая</text:span> слева <text:span text:style-name="T260">(</text:span><text:span text:style-name="T17">L</text:span><text:span text:style-name="T186">eft</text:span><text:span text:style-name="T260">)</text:span> направо с лев<text:span text:style-name="T260">ым <text:s/>каноническим (</text:span><text:span text:style-name="T17">L</text:span><text:span text:style-name="T186">eft-canonical) </text:span>выводо<text:span text:style-name="T260">м</text:span> и <text:span text:style-name="T260">просмотром </text:span><text:span text:style-name="T2">1</text:span> символ<text:span text:style-name="T260">а</text:span> <text:span text:style-name="T260">вперёд</text:span>). Это означает, что в любой точке грамматик<text:span text:style-name="T261">и</text:span> анализатор <text:span text:style-name="T261">(парсер)</text:span> должен <text:span text:style-name="T261">иметь</text:span> способ решить на основе <text:span text:style-name="T261">предпросмотра </text:span>одного символа <text:span text:style-name="T261">вперёд</text:span>, как<text:span text:style-name="T261">ая</text:span> из нескольких возможных альтернатив должн<text:span text:style-name="T261">а</text:span> быть выбран<text:span text:style-name="T261">а</text:span>. <text:span text:style-name="T261">С</text:span>ледующе<text:span text:style-name="T261">е</text:span> <text:span text:style-name="T261">правило</text:span>, например, не LL(1):</text:p>
      <text:p text:style-name="Текст_20_исходного_20_кода">Statement <text:span text:style-name="symbol0_5f_csharp">=</text:span> <text:s text:c="2"/>ident <text:span text:style-name="string_5f_csharp">'='</text:span> Expression <text:span text:style-name="string_5f_csharp">';'</text:span> <text:line-break/> <text:span text:style-name="symbol0_5f_csharp">|</text:span> ident <text:span text:style-name="string_5f_csharp">'('</text:span> <text:span text:style-name="symbol0_5f_csharp">[</text:span>ActualParameters<text:span text:style-name="symbol0_5f_csharp">]</text:span> <text:span text:style-name="string_5f_csharp">')'</text:span> <text:span text:style-name="string_5f_csharp">';'</text:span> <text:line-break/> <text:span text:style-name="symbol0_5f_csharp">|</text:span> ... . </text:p>
      <text:p text:style-name="P23">Both alternatives start with the symbol <text:span text:style-name="T2">ident</text:span>. <text:span text:style-name="T114">If the parser comes to the beginning of a </text:span><text:span text:style-name="T138">Statement</text:span><text:span text:style-name="T114"> and finds an </text:span><text:span text:style-name="T138">ident</text:span><text:span text:style-name="T114"> as the next input token</text:span>, it cannot distinguish between the two alternatives. However, this production can easily be transformed to </text:p>
      <text:p text:style-name="Текст_20_исходного_20_кода">Statement <text:span text:style-name="symbol0_5f_csharp">=</text:span> ident <text:span text:style-name="symbol0_5f_csharp">(</text:span> <text:s text:c="2"/><text:span text:style-name="string_5f_csharp">'='</text:span> Expression <text:span text:style-name="string_5f_csharp">';'</text:span> <text:line-break/> <text:span text:style-name="symbol0_5f_csharp">|</text:span> <text:span text:style-name="string_5f_csharp">'('</text:span> <text:span text:style-name="symbol0_5f_csharp">[</text:span> ActualParameters <text:span text:style-name="symbol0_5f_csharp">]</text:span> <text:span text:style-name="string_5f_csharp">')'</text:span> <text:span text:style-name="string_5f_csharp">';'</text:span> <text:line-break/> <text:span text:style-name="symbol0_5f_csharp">)</text:span> <text:line-break/> <text:span text:style-name="symbol0_5f_csharp">|</text:span> ... .</text:p>
      <text:p text:style-name="Текст_20_оригинала_20__28_eng_29_">where <text:s/>all <text:s/>alternatives <text:s/>start <text:s/>with <text:s/>distinct <text:s/>symbols <text:s/>and <text:s/>the <text:s/>LL(1) <text:s/>conflict <text:s/>has <text:s/>disappeared. </text:p>
      <text:p text:style-name="Текст_20_перевода_20__28_рус_29_">Об<text:span text:style-name="T262">е</text:span> <text:span text:style-name="T262">альтернативы</text:span> нач<text:span text:style-name="T262">инаются</text:span> с символ<text:span text:style-name="T262">а</text:span> <text:span text:style-name="T2">ident</text:span>. <text:span text:style-name="T114">Если анализатор </text:span><text:span text:style-name="T146">(парсер)</text:span><text:span text:style-name="T114"> доходит до начала </text:span><text:span text:style-name="T138">Statement</text:span><text:span text:style-name="T114"> и находит </text:span><text:span text:style-name="T138">ident</text:span><text:span text:style-name="T114"> в качестве следующего входного </text:span><text:span text:style-name="T146">токена</text:span>, он не может <text:span text:style-name="T262">различить</text:span> <text:span text:style-name="T262">эти </text:span>альтернативы. Тем не менее, эт<text:span text:style-name="T262">о</text:span> пр<text:span text:style-name="T262">авило </text:span>может быть легко преобразован<text:span text:style-name="T262">о</text:span> в</text:p>
      <text:p text:style-name="Текст_20_исходного_20_кода">Statement <text:span text:style-name="symbol0_5f_csharp">=</text:span> ident <text:span text:style-name="symbol0_5f_csharp">(</text:span> <text:s text:c="2"/><text:span text:style-name="string_5f_csharp">'='</text:span> Expression <text:span text:style-name="string_5f_csharp">';'</text:span> <text:line-break/> <text:span text:style-name="symbol0_5f_csharp">|</text:span> <text:span text:style-name="string_5f_csharp">'('</text:span> <text:span text:style-name="symbol0_5f_csharp">[</text:span> ActualParameters <text:span text:style-name="symbol0_5f_csharp">]</text:span> <text:span text:style-name="string_5f_csharp">')'</text:span> <text:span text:style-name="string_5f_csharp">';'</text:span> <text:line-break/> <text:span text:style-name="symbol0_5f_csharp">)</text:span> <text:line-break/> <text:span text:style-name="symbol0_5f_csharp">|</text:span> ... . </text:p>
      <text:p text:style-name="Текст_20_перевода_20__28_рус_29_">где все альтернативы начинаются с различных символов и LL(1) конфликт <text:span text:style-name="T262">исчезает</text:span>.</text:p>
      <text:p text:style-name="Текст_20_оригинала_20__28_eng_29_">LL(1) conflicts can arise not only from explicit alternatives like those in the example above but also from implicit alternatives that are hidden in optional or iterative EBNF expressions. <text:s/>The <text:s/>following <text:s/>list shows <text:s/>how <text:s/>to <text:s/>check <text:s/>for <text:s/>LL(1) <text:s/>conflicts <text:s/>in <text:s/>these situations (Greek symbols denote arbitrary EBNF expressions such as a[b]C; <text:span text:style-name="T70">first</text:span>(α) denotes the set of terminal start symbols of the EBNF expression α; <text:span text:style-name="T70">follow</text:span>(A) denotes the set of terminal symbols that can follow the nonterminal A in any other production): </text:p>
      <text:p text:style-name="P76">LL (1) конфликты могут возникать не только от явных альтернатив, таких как в привед<text:span text:style-name="T264">ё</text:span>нном выше примере, но и от неявных альтернатив, которые скрыты в дополнительных или повторяющихся выражений EBNF. Следующий список показывает, как провер<text:span text:style-name="T264">я</text:span>ть LL(1) конфликт<text:span text:style-name="T264">ы</text:span> в этих ситуациях <text:span text:style-name="T264">(<text:line-break/></text:span>греческие символы обозначают произвольные EBNF выражения такие, как <text:span text:style-name="T2">a[b]C</text:span>; <text:line-break/><text:span text:style-name="T70">first</text:span>(α) обозначает множество терминальных стартовых символами EBNF <text:span text:style-name="T263">выражения</text:span> α; <text:line-break/><text:span text:style-name="T70">follow</text:span>(A) обозначает множество терминальных символов, которые могут следовать нетерминал<text:span text:style-name="T263">у</text:span> <text:span text:style-name="T2">А</text:span> в любо<text:span text:style-name="T263">м</text:span> друго<text:span text:style-name="T263">м</text:span> пр<text:span text:style-name="T263">авиле<text:line-break/></text:span>):</text:p>
      <text:p text:style-name="P25">Explicit alternatives</text:p>
      <text:p text:style-name="Текст_20_оригинала_20__28_eng_29_">A = α|β|γ. <text:s/><text:span text:style-name="T265">check that</text:span> <text:span text:style-name="T70">first</text:span>(α) ∩ <text:span text:style-name="T70">first</text:span>(β) = {} ∧ <text:span text:style-name="T70">first</text:span>(α) ∩ <text:span text:style-name="T70">first</text:span>(γ) = {} ∧ <text:span text:style-name="T70">first</text:span>(β) ∩ <text:span text:style-name="T70">first</text:span>(γ) = {}. </text:p>
      <text:p text:style-name="Текст_20_оригинала_20__28_eng_29_">A = (α|)β. <text:s/><text:span text:style-name="T265">check that</text:span> <text:span text:style-name="T70">first</text:span>(α) ∩ <text:span text:style-name="T70">first</text:span>(β) = {} </text:p>
      <text:p text:style-name="Текст_20_оригинала_20__28_eng_29_">A = (α|). </text:p>
      <text:p text:style-name="Текст_20_оригинала_20__28_eng_29_"><text:span text:style-name="T265">check that</text:span> <text:span text:style-name="T70">first</text:span>(α) ∩ <text:span text:style-name="T70">follow</text:span>(A) = {} </text:p>
      <text:p text:style-name="P52"><text:soft-page-break/>Явные альтернативы</text:p>
      <text:p text:style-name="Текст_20_перевода_20__28_рус_29_">A = α|β|γ. <text:s/><text:span text:style-name="T266">убедитесь, что</text:span> <text:span text:style-name="T70">first</text:span>(α) ∩ <text:span text:style-name="T70">first</text:span>(β) = {} ∧ <text:span text:style-name="T70">first</text:span>(α) ∩ <text:span text:style-name="T70">first</text:span>(γ) = {} ∧ <text:span text:style-name="T70">first</text:span>(β) ∩ <text:span text:style-name="T70">first</text:span>(γ) = {}. </text:p>
      <text:p text:style-name="Текст_20_перевода_20__28_рус_29_">A = (α|)β. <text:s/><text:span text:style-name="T266">убедитесь, что</text:span> <text:span text:style-name="T70">first</text:span>(α) ∩ <text:span text:style-name="T70">first</text:span>(β) = {} </text:p>
      <text:p text:style-name="Текст_20_перевода_20__28_рус_29_">A = (α|). </text:p>
      <text:p text:style-name="Текст_20_перевода_20__28_рус_29_"><text:span text:style-name="T266">убедитесь, что</text:span> <text:span text:style-name="T70">first</text:span>(α) ∩ <text:span text:style-name="T70">follow</text:span>(A) = {} </text:p>
      <text:p text:style-name="Текст_20_оригинала_20__28_eng_29_"><text:span text:style-name="T2">Options</text:span> </text:p>
      <text:p text:style-name="Текст_20_оригинала_20__28_eng_29_">A = [α] β. <text:s/>check that <text:span text:style-name="T70">first</text:span>(α) ∩ <text:span text:style-name="T70">first</text:span>(β) = {} </text:p>
      <text:p text:style-name="Текст_20_оригинала_20__28_eng_29_">A = [α]. </text:p>
      <text:p text:style-name="Текст_20_оригинала_20__28_eng_29_">check that <text:span text:style-name="T70">first</text:span>(α) ∩ <text:span text:style-name="T70">follow</text:span>(A) = {} </text:p>
      <text:p text:style-name="P53"><text:span text:style-name="T266">Опции (</text:span>необязательны<text:span text:style-name="T267">е</text:span> элемент<text:span text:style-name="T267">ы)</text:span></text:p>
      <text:p text:style-name="P77">A = [α] β. <text:s/><text:span text:style-name="T266">убедитесь, что</text:span> <text:span text:style-name="T70">first</text:span>(α) ∩ <text:span text:style-name="T70">first</text:span>(β) = {} </text:p>
      <text:p text:style-name="Текст_20_перевода_20__28_рус_29_">A = [α]. </text:p>
      <text:p text:style-name="P77"><text:span text:style-name="T266">убедитесь, что</text:span> <text:span text:style-name="T70">first</text:span>(α) ∩ <text:span text:style-name="T70">follow</text:span>(A) = {} </text:p>
      <text:p text:style-name="Текст_20_оригинала_20__28_eng_29_"><text:span text:style-name="T2">Iterations</text:span> </text:p>
      <text:p text:style-name="Текст_20_оригинала_20__28_eng_29_">A = {α} β. <text:s/>check that <text:span text:style-name="T70">first</text:span>(α) ∩ <text:span text:style-name="T70">first</text:span>(β) = {} </text:p>
      <text:p text:style-name="Текст_20_оригинала_20__28_eng_29_">A = {α}. </text:p>
      <text:p text:style-name="Текст_20_оригинала_20__28_eng_29_">check that <text:span text:style-name="T70">first</text:span>(α) ∩ <text:span text:style-name="T70">follow</text:span>(A) = {} </text:p>
      <text:p text:style-name="Текст_20_перевода_20__28_рус_29_"><text:span text:style-name="T18">Итерации (повторения)</text:span> </text:p>
      <text:p text:style-name="P78">A = {α} β. <text:s/><text:span text:style-name="T266">убедитесь, что</text:span> <text:span text:style-name="T70">first</text:span>(α) ∩ <text:span text:style-name="T70">first</text:span>(β) = {} </text:p>
      <text:p text:style-name="Текст_20_перевода_20__28_рус_29_">A = {α}. </text:p>
      <text:p text:style-name="P78"><text:span text:style-name="T266">убедитесь, что</text:span> <text:span text:style-name="T70">first</text:span>(α) ∩ <text:span text:style-name="T70">follow</text:span>(A) = {} </text:p>
      <text:p text:style-name="Текст_20_оригинала_20__28_eng_29_">It would be very tedious and error-prone to check all these conditions manually for a grammar of a realistic size. Fortunately, Coco/R does that automatically. For example, <text:span text:style-name="T114">processing</text:span> the grammar </text:p>
      <text:p text:style-name="Текст_20_исходного_20_кода">A <text:span text:style-name="symbol0_5f_csharp">=</text:span> <text:span text:style-name="symbol0_5f_csharp">(</text:span>a <text:span text:style-name="symbol0_5f_csharp">|</text:span> B C d<text:span text:style-name="symbol0_5f_csharp">)</text:span>. <text:line-break/><text:span text:style-name="member0_5f_csharp"><text:span text:style-name="T224">B</text:span></text:span> <text:span text:style-name="symbol0_5f_csharp">=</text:span> <text:span text:style-name="symbol0_5f_csharp">[</text:span> b <text:span text:style-name="symbol0_5f_csharp">]</text:span> a. <text:line-break/><text:span text:style-name="member0_5f_csharp"><text:span text:style-name="T224">C</text:span></text:span> <text:span text:style-name="symbol0_5f_csharp">=</text:span> c <text:span text:style-name="symbol0_5f_csharp">{</text:span> d <text:span text:style-name="symbol0_5f_csharp">}</text:span>. </text:p>
      <text:p text:style-name="Текст_20_оригинала_20__28_eng_29_">will result in the following LL(1) warnings: </text:p>
      <text:p text:style-name="Текст_20_исходного_20_кода">LL(1) warning in A: a is the start of several alternatives <text:line-break/>LL(1) warning in C: d is the start &amp; successor of deletable structure</text:p>
      <text:p text:style-name="Текст_20_перевода_20__28_рус_29_">Было бы очень утомительно и чревато ошибками, провер<text:span text:style-name="T268">я</text:span>ть все эти условия вручную для грамматики реал<text:span text:style-name="T268">ьного</text:span> размера. К счастью, <text:span text:style-name="T268">Coco</text:span>/R делает это автоматически. Например, <text:span text:style-name="T114">обработка</text:span> грамматики</text:p>
      <text:p text:style-name="P125"><text:soft-page-break/>A <text:span text:style-name="symbol0_5f_csharp">=</text:span> <text:span text:style-name="symbol0_5f_csharp">(</text:span>a <text:span text:style-name="symbol0_5f_csharp">|</text:span> B C d<text:span text:style-name="symbol0_5f_csharp">)</text:span>. <text:line-break/><text:span text:style-name="member0_5f_csharp"><text:span text:style-name="T224">B</text:span></text:span> <text:span text:style-name="symbol0_5f_csharp">=</text:span> <text:span text:style-name="symbol0_5f_csharp">[</text:span> b <text:span text:style-name="symbol0_5f_csharp">]</text:span> a. <text:line-break/><text:span text:style-name="member0_5f_csharp"><text:span text:style-name="T224">C</text:span></text:span> <text:span text:style-name="symbol0_5f_csharp">=</text:span> c <text:span text:style-name="symbol0_5f_csharp">{</text:span> d <text:span text:style-name="symbol0_5f_csharp">}</text:span>. </text:p>
      <text:p text:style-name="Текст_20_перевода_20__28_рус_29_">приведет в следующ<text:span text:style-name="T268">и</text:span>м LL(1) предупрежден<text:span text:style-name="T268">иям</text:span>:</text:p>
      <text:p text:style-name="P125">LL(1) предупреждение в <text:span text:style-name="T268">A</text:span>: <text:span text:style-name="T268">a</text:span> <text:span text:style-name="T268">является началом нескольких альтернатив</text:span> <text:line-break/>LL(1) предупреждение в C: <text:span text:style-name="T268">d</text:span> является началом и <text:span text:style-name="T274">продолжением</text:span> <text:span text:style-name="T269">допускающей отсутствие </text:span>структуры</text:p>
      <text:p text:style-name="Текст_20_оригинала_20__28_eng_29_">The first conflict arises because <text:span text:style-name="T2">B</text:span> can start with an <text:span text:style-name="T2">a</text:span>. The second conflict comes from the fact that <text:span text:style-name="T2">C</text:span> may be followed by a <text:span text:style-name="T2">d</text:span>, and so the parser does not know whether it should do another iteration of <text:span text:style-name="T2">{d}</text:span> in <text:span text:style-name="T2">C</text:span> or terminate <text:span text:style-name="T2">C</text:span> and continue with the <text:span text:style-name="T2">d</text:span> outside. </text:p>
      <text:p text:style-name="Текст_20_перевода_20__28_рус_29_">Первый конфликт возникает из-за того, что <text:span text:style-name="T2">В</text:span> может начинаться с <text:span text:style-name="T2">а</text:span>. Второй конфликт исходит из-<text:span text:style-name="T270">за</text:span> того, что <text:span text:style-name="T271">за </text:span><text:span text:style-name="T2">С</text:span> может следовать <text:span text:style-name="T19">d</text:span>, и парсер не знает, должен ли он сделать ещ<text:span text:style-name="T270">ё</text:span> од<text:span text:style-name="T270">ну</text:span> итераци<text:span text:style-name="T270">ю</text:span> <text:span text:style-name="T2">{</text:span><text:span text:style-name="T19">d</text:span><text:span text:style-name="T2">}</text:span> в <text:span text:style-name="T2">С</text:span> или прекратить <text:span text:style-name="T2">C</text:span> и <text:span text:style-name="T270">перейти к</text:span> <text:span text:style-name="T271">внешней </text:span><text:span text:style-name="T19">d</text:span>.</text:p>
      <text:p text:style-name="Текст_20_оригинала_20__28_eng_29_">Another <text:s/>situation <text:s/>that <text:s/>leads <text:s/>to <text:s/>a <text:s/>conflict <text:s/>is <text:s/>when <text:s/>an <text:s/>expression <text:s/>in <text:s/>curly <text:s/>or <text:s/>square brackets is deletable, e.g.: </text:p>
      <text:p text:style-name="Текст_20_перевода_20__28_рус_29_">Другая ситуация, которая ведет к конфликту, <text:span text:style-name="T272">это </text:span>когда выражение в фигурных или квадратных скобках допускает <text:span text:style-name="T272">отсутствие</text:span>, например,</text:p>
      <text:p text:style-name="Текст_20_исходного_20_кода">A <text:span text:style-name="symbol0_5f_csharp">=</text:span> <text:span text:style-name="symbol0_5f_csharp">[</text:span>B<text:span text:style-name="symbol0_5f_csharp">]</text:span> a. <text:line-break/><text:span text:style-name="member0_5f_csharp"><text:span text:style-name="T224">B</text:span></text:span> <text:span text:style-name="symbol0_5f_csharp">=</text:span> <text:span text:style-name="symbol0_5f_csharp">{</text:span>b<text:span text:style-name="symbol0_5f_csharp">}</text:span>. </text:p>
      <text:p text:style-name="Текст_20_оригинала_20__28_eng_29_">If the parser tries to recognize <text:span text:style-name="T2">A</text:span> and sees an <text:span text:style-name="T2">a</text:span> it cannot decide whether to enter the deletable symbol <text:span text:style-name="T2">B</text:span> or to skip <text:span text:style-name="T2">[B]</text:span>. Therefore Coco/R prints the warning: </text:p>
      <text:p text:style-name="Текст_20_исходного_20_кода">LL(1) warning in A: contents of [...] or {...} must not be deletable</text:p>
      <text:p text:style-name="P79">Если <text:span text:style-name="T275">парсер</text:span> <text:span text:style-name="T276">при </text:span>п<text:span text:style-name="T276">опытке</text:span> распознать <text:span text:style-name="T20">A</text:span><text:span text:style-name="T275"> и перед расмотрением </text:span><text:span text:style-name="T2">а</text:span><text:span text:style-name="T183">, </text:span>не может решить, следует ли <text:span text:style-name="T275">войти в</text:span> допуска<text:span text:style-name="T275">ющий</text:span> <text:span text:style-name="T272">отсутствие</text:span> символ <text:span text:style-name="T2">B</text:span> или пропустить <text:span text:style-name="T2">[B]</text:span>. Coco/R печатает предупреждение:</text:p>
      <text:p text:style-name="Текст_20_исходного_20_кода">LL(1) предупреждение в A: содерж<text:span text:style-name="T275">ит</text:span> [...] или {...} не долж<text:span text:style-name="T276">но</text:span> <text:span text:style-name="T277">быть, </text:span>допуска<text:span text:style-name="T277">ющее отсутствие</text:span></text:p>
      <text:p text:style-name="Текст_20_оригинала_20__28_eng_29_">Note <text:s/>that <text:s/>Coco/R <text:s/>reports <text:s/>LL(1) <text:s/>conflicts <text:s/>as <text:s/>warnings, <text:s/>not <text:s/>as <text:s/>errors. <text:s/>Whenever <text:s/><text:span text:style-name="T114">a parser generated by Coco/R</text:span> sees two or more alternatives that can start with the same token it always chooses the first one. If this is what the user intends then everything is fine, <text:s/><text:span text:style-name="T114">as</text:span> <text:s/>in <text:s/>the <text:s/>well-known <text:s/>example <text:s/>of the <text:s/><text:span text:style-name="T70">dangling <text:s/>else</text:span> <text:s/>that <text:s/>occurs <text:s/>in <text:s/>many programming languages: </text:p>
      <text:p text:style-name="P80">Обратите внимание, что Coco/R сообщает <text:span text:style-name="T414">о</text:span> LL(1) конфликт<text:span text:style-name="T278">ах</text:span> как <text:span text:style-name="T278">о </text:span>предупреждения<text:span text:style-name="T278">х</text:span>, <text:span text:style-name="T278">а </text:span>не как <text:span text:style-name="T278">об</text:span> ошибк<text:span text:style-name="T278">ах</text:span>. Всякий раз, <text:span text:style-name="T114">когда </text:span><text:span text:style-name="T147">парсер</text:span><text:span text:style-name="T114"> порожденн</text:span><text:span text:style-name="T147">ый</text:span><text:span text:style-name="T114"> Coco/R</text:span> видит дв<text:span text:style-name="T278">е</text:span> или бол<text:span text:style-name="T278">ее </text:span>альтернатив<text:span text:style-name="T278">ы</text:span>, которые могут нач<text:span text:style-name="T278">инаться</text:span> с <text:span text:style-name="T278">такого</text:span> же <text:span text:style-name="T278">токена, </text:span>он всегда выбирает перв<text:span text:style-name="T278">ую</text:span>. Если это то, что <text:span text:style-name="T278">нужно</text:span> пользовател<text:span text:style-name="T278">ю</text:span> то вс<text:span text:style-name="T278">ё</text:span> в порядке, <text:span text:style-name="T114">как</text:span> и в <text:span text:style-name="T278">хорошо </text:span>известно<text:span text:style-name="T278">м</text:span> примере <text:span text:style-name="T72">висячих else</text:span><text:span text:style-name="T279"> </text:span><text:span text:style-name="T280">которое встречается</text:span> во многих языках программирования:</text:p>
      <text:p text:style-name="Текст_20_исходного_20_кода">Statement <text:span text:style-name="symbol0_5f_csharp">=</text:span> <text:span text:style-name="string_5f_csharp">"if"</text:span> <text:span text:style-name="string_5f_csharp">'('</text:span> Expression <text:span text:style-name="string_5f_csharp">')'</text:span> Statement <text:span text:style-name="symbol0_5f_csharp">[</text:span><text:span text:style-name="string_5f_csharp">"else"</text:span> Statement<text:span text:style-name="symbol0_5f_csharp">]</text:span> <text:line-break/> <text:span text:style-name="symbol0_5f_csharp">|</text:span> ... . </text:p>
      <text:p text:style-name="Текст_20_оригинала_20__28_eng_29_">Input for this grammar like </text:p>
      <text:p text:style-name="Текст_20_исходного_20_кода"><text:span text:style-name="keyword0_5f_csharp">if</text:span> <text:span text:style-name="symbol0_5f_csharp">(</text:span>a <text:span text:style-name="symbol0_5f_csharp">&gt;</text:span> b<text:span text:style-name="symbol0_5f_csharp">)</text:span> <text:span text:style-name="keyword0_5f_csharp">if</text:span> <text:span text:style-name="symbol0_5f_csharp">(</text:span>a <text:span text:style-name="symbol0_5f_csharp">&gt;</text:span> c<text:span text:style-name="symbol0_5f_csharp">)</text:span> max <text:span text:style-name="symbol0_5f_csharp">=</text:span> a<text:span text:style-name="symbol0_5f_csharp">;</text:span> <text:span text:style-name="keyword0_5f_csharp">else</text:span> max <text:span text:style-name="symbol0_5f_csharp">=</text:span> b<text:span text:style-name="symbol0_5f_csharp">;</text:span> </text:p>
      <text:p text:style-name="Текст_20_оригинала_20__28_eng_29_">is ambiguous: does the "else" belongs to the inner or to the outer if statement? The LL(1) conflict arises because </text:p>
      <text:p text:style-name="P104"><text:soft-page-break/>Ввод для этой грамматики подобный</text:p>
      <text:p text:style-name="P126"><text:span text:style-name="keyword0_5f_csharp">if</text:span> <text:span text:style-name="symbol0_5f_csharp">(</text:span>a <text:span text:style-name="symbol0_5f_csharp">&gt;</text:span> b<text:span text:style-name="symbol0_5f_csharp">)</text:span> <text:span text:style-name="keyword0_5f_csharp">if</text:span> <text:span text:style-name="symbol0_5f_csharp">(</text:span>a <text:span text:style-name="symbol0_5f_csharp">&gt;</text:span> c<text:span text:style-name="symbol0_5f_csharp">)</text:span> max <text:span text:style-name="symbol0_5f_csharp">=</text:span> a<text:span text:style-name="symbol0_5f_csharp">;</text:span> <text:span text:style-name="keyword0_5f_csharp">else</text:span> max <text:span text:style-name="symbol0_5f_csharp">=</text:span> b<text:span text:style-name="symbol0_5f_csharp">;</text:span> </text:p>
      <text:p text:style-name="P81">имеет неоднозначность: <text:span text:style-name="T282">принадлежит ли "else" к внутренней или к внешней инструкции if? Возникает из-за этого LL(1) конфликт.</text:span></text:p>
      <text:p text:style-name="P15"><text:span text:style-name="T70">first</text:span>(<text:span text:style-name="T283">"</text:span><text:span text:style-name="T284">else</text:span><text:span text:style-name="T283">" </text:span><text:span text:style-name="T284">Statement</text:span>) ∩ <text:span text:style-name="T70">follow</text:span>(<text:span text:style-name="T285">Statement</text:span>) = {<text:span text:style-name="T285">"else"</text:span>} </text:p>
      <text:p text:style-name="Текст_20_оригинала_20__28_eng_29_">However, <text:s/>this <text:s/>is <text:s/>not <text:s/>a <text:s/>big <text:s/>problem, <text:s/>because <text:s/>the <text:s/>parser <text:s/>chooses <text:s/>the <text:s/>first <text:s/>matching alternative, which <text:s/>is <text:s/>the <text:s/>"else" <text:s/>of <text:s/>the <text:s/>inner <text:s/>if <text:s/>statement. <text:s/>This <text:s/>is <text:s/>exactly <text:s/>what <text:s/>we want. </text:p>
      <text:p text:style-name="Текст_20_перевода_20__28_рус_29_">Однако, это не является большой проблемой, поскольку <text:span text:style-name="T287">парсер</text:span> выбирает перв<text:span text:style-name="T287">ую</text:span> соответствующ<text:span text:style-name="T287">ую</text:span> альтернативу, котор<text:span text:style-name="T287">ой</text:span> является "<text:span text:style-name="T287">else</text:span>" из внутренней <text:span text:style-name="T287">инструкции if</text:span>. Это именно то, чего мы хотим.</text:p>
      <text:p text:style-name="Текст_20_оригинала_20__28_eng_29_"><text:span text:style-name="T2">Resolving LL(1) conflicts by grammar transformations</text:span> </text:p>
      <text:p text:style-name="P53"><text:span text:style-name="T288">Разрешение</text:span> LL(1) конфликт<text:span text:style-name="T288">ов</text:span> пут<text:span text:style-name="T288">ё</text:span>м преобразований <text:span text:style-name="T288">грамматики</text:span></text:p>
      <text:p text:style-name="Текст_20_оригинала_20__28_eng_29_">If Coco/R reports an LL(1) conflict the user should try to eliminate it by transforming the grammar as is shown in the following examples. </text:p>
      <text:p text:style-name="P82">Если Coco/R сообщает об LL(1) конфликт<text:span text:style-name="T289">ах,</text:span> пользователь должен попытаться устранить <text:span text:style-name="T289">их</text:span> пут<text:span text:style-name="T289">ё</text:span>м <text:span text:style-name="T289">преобразования</text:span> грамматик<text:span text:style-name="T289">и,</text:span> как показано в следующих примерах.</text:p>
      <text:p text:style-name="Текст_20_оригинала_20__28_eng_29_"><text:span text:style-name="T1">Factorization</text:span>. </text:p>
      <text:p text:style-name="Текст_20_оригинала_20__28_eng_29_">Most LL(1) conflicts can be resolved by factorization, i.e. by extracting <text:s/>the <text:s/>common parts of conflicting <text:s/>alternatives <text:s/>and moving <text:s/>them <text:s/>to <text:s/>the <text:s/>front. <text:s/>For example, the production </text:p>
      <text:p text:style-name="Текст_20_исходного_20_кода">A = a b c | a b d. </text:p>
      <text:p text:style-name="Текст_20_оригинала_20__28_eng_29_">can be transformed to </text:p>
      <text:p text:style-name="P130">A = a b (c | d). </text:p>
      <text:p text:style-name="P54"><text:span text:style-name="T295">Факторизация (р</text:span>азложение<text:span text:style-name="T295">)</text:span><text:span text:style-name="T183">.</text:span></text:p>
      <text:p text:style-name="Текст_20_перевода_20__28_рус_29_">Большинство LL(1) конфликт<text:span text:style-name="T290">ов</text:span> могут быть <text:span text:style-name="T290">разрешены</text:span> пут<text:span text:style-name="T290">ё</text:span>м разложения, то есть пут<text:span text:style-name="T290">ё</text:span>м извлечения общих частей конфликтующих альтернатив и перемещени<text:span text:style-name="T290">я</text:span> их <text:span text:style-name="T290">в начало</text:span>. Например, пр<text:span text:style-name="T290">авило</text:span></text:p>
      <text:p text:style-name="Текст_20_исходного_20_кода">A = a b c | a b d. </text:p>
      <text:p text:style-name="P83"><text:span text:style-name="T290">может быть преобразовано в</text:span> </text:p>
      <text:p text:style-name="Текст_20_исходного_20_кода">A = a b (c | d). </text:p>
      <text:p text:style-name="Текст_20_оригинала_20__28_eng_29_"><text:span text:style-name="T1">Left recursion</text:span>. </text:p>
      <text:p text:style-name="Текст_20_оригинала_20__28_eng_29_">Left recursion always represents an LL(1) conflict. In the production </text:p>
      <text:p text:style-name="Текст_20_исходного_20_кода">A = A b | c. </text:p>
      <text:p text:style-name="Текст_20_оригинала_20__28_eng_29_">both <text:s/>alternatives <text:s/>start <text:s/>with <text:s/>c <text:s/>(because <text:s/><text:span text:style-name="T70">first</text:span>(A) <text:s/>= <text:s/>{c}). <text:s/>However, <text:s/>left <text:s/>recursion <text:s/>can always be transformed into an iteration, e.g. the previous production becomes </text:p>
      <text:p text:style-name="Текст_20_исходного_20_кода"><text:soft-page-break/>A = c {b}. </text:p>
      <text:p text:style-name="P54">Левая рекурсия<text:span text:style-name="T183">.</text:span></text:p>
      <text:p text:style-name="P84">Левая рекурсия всегда представляет собой LL(1) конфликты. В правиле</text:p>
      <text:p text:style-name="P127">A = A b | c. </text:p>
      <text:p text:style-name="P84">оба варианта начинаются с <text:span text:style-name="T286">с</text:span> (потому что <text:span text:style-name="T70">first</text:span>(<text:span text:style-name="T285">A</text:span>) <text:s/>= <text:s/>{<text:span text:style-name="T285">c</text:span>}). Тем не менее, левая рекурсия всегда может быть преобразована в итерации, например, предыдущее правило становится</text:p>
      <text:p text:style-name="P127">A = c {b}. </text:p>
      <text:p text:style-name="Текст_20_оригинала_20__28_eng_29_"><text:span text:style-name="T1">Hard <text:s/>conflicts</text:span>. <text:s/></text:p>
      <text:p text:style-name="Текст_20_оригинала_20__28_eng_29_">Some <text:s/>LL(1) <text:s/>conflicts <text:s/>cannot <text:s/>be <text:s/>resolved <text:s/>by <text:s/>grammar <text:s/>transformations. Consider the following (simplified) productions from the C# grammar: </text:p>
      <text:p text:style-name="P128">Expr <text:s text:c="2"/><text:span text:style-name="symbol0_5f_csharp">=</text:span> Factor <text:span text:style-name="symbol0_5f_csharp">{</text:span><text:span text:style-name="string_5f_csharp">'+'</text:span> Factor<text:span text:style-name="symbol0_5f_csharp">}</text:span>. <text:line-break/><text:span text:style-name="member0_5f_csharp"><text:span text:style-name="T224">Factor</text:span></text:span> <text:span text:style-name="symbol0_5f_csharp">=</text:span> <text:s text:c="2"/><text:span text:style-name="string_5f_csharp">'('</text:span> ident <text:span text:style-name="string_5f_csharp">')'</text:span> Factor <text:s/><text:tab/><text:span text:style-name="comment_5f_multi_5f_csharp">/* type cast */</text:span> <text:line-break/> <text:span text:style-name="symbol0_5f_csharp">|</text:span> <text:span text:style-name="string_5f_csharp">'('</text:span> Expr <text:span text:style-name="string_5f_csharp">')'</text:span> <text:s text:c="9"/><text:tab/><text:tab/><text:span text:style-name="comment_5f_multi_5f_csharp">/* nested expression */</text:span> <text:line-break/> <text:span text:style-name="symbol0_5f_csharp">|</text:span> ident <text:span text:style-name="symbol0_5f_csharp">|</text:span> number. </text:p>
      <text:p text:style-name="P26">The <text:s/>conflict <text:s/>arises, <text:s/>because <text:s/>two <text:s/>alternatives <text:s/>of <text:s/><text:span text:style-name="T2">Factor</text:span> <text:s/>start <text:s/>with <text:s/>'<text:span text:style-name="T2">('</text:span>. <text:s/>Even <text:s/>worse, <text:span text:style-name="T2">Expr</text:span> <text:s/>can <text:s/>also be <text:s/>derived <text:s/>to <text:s/>an <text:s/><text:span text:style-name="T2">ident</text:span>. <text:s/>There <text:s/>is <text:s/>no <text:s/>way <text:s/>to <text:s/>get <text:s/>rid <text:s/>of <text:s/>this <text:s/>conflict <text:s/>by transforming the grammar. The only way to resolve it is to look at the <text:span text:style-name="T2">ident</text:span> following the '(': if it denotes a <text:span text:style-name="T70">type</text:span> the parser has to select the first alternative otherwise the second one. We shall deal with this kind of conflict resolution in Section 2.4.6. </text:p>
      <text:p text:style-name="P85"><text:span text:style-name="T2">Тяжёлые конфликты</text:span>.</text:p>
      <text:p text:style-name="P85">Некоторые LL(1) конфликты не могут быть разрешены путём преобразованя грамматики. Рассмотрим следующие (упрощённые) правила из C# грамматики:</text:p>
      <text:p text:style-name="P128">Expr <text:s text:c="2"/><text:span text:style-name="symbol0_5f_csharp">=</text:span> Factor <text:span text:style-name="symbol0_5f_csharp">{</text:span><text:span text:style-name="string_5f_csharp">'+'</text:span> Factor<text:span text:style-name="symbol0_5f_csharp">}</text:span>. <text:line-break/><text:span text:style-name="member0_5f_csharp"><text:span text:style-name="T224">Factor</text:span></text:span> <text:span text:style-name="symbol0_5f_csharp">=</text:span> <text:s text:c="2"/><text:span text:style-name="string_5f_csharp">'('</text:span> ident <text:span text:style-name="string_5f_csharp">')'</text:span> Factor <text:s/><text:tab/><text:span text:style-name="comment_5f_multi_5f_csharp">/* </text:span><text:span text:style-name="comment_5f_multi_5f_csharp"><text:span text:style-name="T291">приведение типа</text:span></text:span><text:span text:style-name="comment_5f_multi_5f_csharp"> */</text:span> <text:line-break/> <text:span text:style-name="symbol0_5f_csharp">|</text:span> <text:span text:style-name="string_5f_csharp">'('</text:span> Expr <text:span text:style-name="string_5f_csharp">')'</text:span> <text:s text:c="9"/><text:tab/><text:tab/><text:span text:style-name="comment_5f_multi_5f_csharp">/* </text:span><text:span text:style-name="comment_5f_multi_5f_csharp"><text:span text:style-name="T291">вложенное выражение</text:span></text:span><text:span text:style-name="comment_5f_multi_5f_csharp"> */</text:span> <text:line-break/> <text:span text:style-name="symbol0_5f_csharp">|</text:span> ident <text:span text:style-name="symbol0_5f_csharp">|</text:span> number. </text:p>
      <text:p text:style-name="P85">Конфликт возникает, потому что две альтернативы <text:span text:style-name="T21">Factor</text:span> нач<text:span text:style-name="T292">инаются</text:span> с <text:span text:style-name="T2">'('</text:span>. <text:span text:style-name="T292">Что ещё х</text:span>уже, <text:span text:style-name="T2">Expr</text:span> <text:span text:style-name="T292">выводится </text:span>так же<text:span text:style-name="T292"> как и </text:span><text:span text:style-name="T21">ident</text:span>. <text:span text:style-name="T292">Здесь</text:span> нет никакого способа избавиться от этого конфликта пут<text:span text:style-name="T292">ё</text:span>м преобразования грамматики. Единственный способ <text:span text:style-name="T292">раз</text:span>решить е<text:span text:style-name="T292">го</text:span> заключается в п<text:span text:style-name="T292">р</text:span>осмотре <text:span text:style-name="T21">ident</text:span> следующ<text:span text:style-name="T293">им за</text:span> <text:span text:style-name="T2">'('</text:span>: если он обозначает <text:span text:style-name="T80">type</text:span> <text:span text:style-name="T293">то </text:span>парсер должен выбрать первый вариант в противном случае второй. Мы будем иметь дело с такого рода разрешения<text:span text:style-name="T293">ми</text:span> конфликтов в <text:a xlink:type="simple" xlink:href="#4.4.8.12.2.4.6 Разрешения конфликтов LL(1)|outline">разделе 2.4.6.</text:a>.</text:p>
      <text:p text:style-name="Текст_20_оригинала_20__28_eng_29_"><text:span text:style-name="T1">Readability issues</text:span>. </text:p>
      <text:p text:style-name="Текст_20_оригинала_20__28_eng_29_">Some grammar transformations can degrade the readability of the grammar. Consider the following example (again taken from a simplified form of the C# grammar): </text:p>
      <text:p text:style-name="Текст_20_исходного_20_кода">UsingClause <text:span text:style-name="symbol0_5f_csharp">=</text:span> <text:span text:style-name="string_5f_csharp">"using"</text:span> <text:span text:style-name="symbol0_5f_csharp">[</text:span> ident <text:span text:style-name="string_5f_csharp">'='</text:span> <text:span text:style-name="symbol0_5f_csharp">]</text:span> Qualident <text:span text:style-name="string_5f_csharp">';'</text:span>. <text:line-break/><text:span text:style-name="member0_5f_csharp"><text:span text:style-name="T224">Qualident</text:span></text:span> <text:s text:c="2"/><text:span text:style-name="symbol0_5f_csharp">=</text:span> ident <text:span text:style-name="symbol0_5f_csharp">{</text:span> <text:span text:style-name="string_5f_csharp">'.'</text:span> ident <text:span text:style-name="symbol0_5f_csharp">}</text:span>. </text:p>
      <text:p text:style-name="Текст_20_оригинала_20__28_eng_29_">The <text:s/>conflict <text:s/>is <text:s/>in <text:s/><text:span text:style-name="T2">UsingClause</text:span> <text:s/>where <text:s/>both <text:s/>[ <text:s/><text:span text:style-name="T2">ident</text:span> <text:s/><text:span text:style-name="T2">'='</text:span> <text:s/>] <text:s/>and <text:s/><text:span text:style-name="T2">Qualident</text:span> <text:s/>start <text:s/>with <text:span text:style-name="T2">ident</text:span>. Although this conflict could be eliminated by transforming the production to </text:p>
      <text:p text:style-name="Текст_20_исходного_20_кода">UsingClause <text:span text:style-name="symbol0_5f_csharp">=</text:span> <text:span text:style-name="string_5f_csharp">"using"</text:span> ident <text:span text:style-name="symbol0_5f_csharp">(</text:span> <text:s text:c="2"/><text:span text:style-name="symbol0_5f_csharp">{</text:span> <text:span text:style-name="string_5f_csharp">'.'</text:span> ident <text:span text:style-name="symbol0_5f_csharp">}</text:span> <text:line-break/> <text:span text:style-name="symbol0_5f_csharp">|</text:span> <text:span text:style-name="string_5f_csharp">'='</text:span> Qualident <text:line-break/><text:soft-page-break/> <text:span text:style-name="symbol0_5f_csharp">)</text:span><text:span text:style-name="string_5f_csharp">';'</text:span>. </text:p>
      <text:p text:style-name="Текст_20_оригинала_20__28_eng_29_">the readability would clearly deteriorate. It is better to resolve this conflict as shown in Section 2.4.6. </text:p>
      <text:p text:style-name="P86"><text:span text:style-name="T22">Вопросы читаемости</text:span><text:span text:style-name="T294">.</text:span> </text:p>
      <text:p text:style-name="P87">Некоторые грамматические преобразования могут ухудшить читаемость грамматики. Рассмотрим следующий пример (опять же, взятый из упрощ<text:span text:style-name="T415">ё</text:span>нной формы C# грамматики):</text:p>
      <text:p text:style-name="P129">UsingClause <text:span text:style-name="symbol0_5f_csharp">=</text:span> <text:span text:style-name="string_5f_csharp">"using"</text:span> <text:span text:style-name="symbol0_5f_csharp">[</text:span> ident <text:span text:style-name="string_5f_csharp">'='</text:span> <text:span text:style-name="symbol0_5f_csharp">]</text:span> Qualident <text:span text:style-name="string_5f_csharp">';'</text:span>. <text:line-break/><text:span text:style-name="member0_5f_csharp"><text:span text:style-name="T224">Qualident</text:span></text:span> <text:s text:c="2"/><text:span text:style-name="symbol0_5f_csharp">=</text:span> ident <text:span text:style-name="symbol0_5f_csharp">{</text:span> <text:span text:style-name="string_5f_csharp">'.'</text:span> ident <text:span text:style-name="symbol0_5f_csharp">}</text:span>. </text:p>
      <text:p text:style-name="P88">Конфликт в <text:span text:style-name="T2">UsingClause</text:span> где оба [ <text:span text:style-name="T2">ident '='</text:span> ] и <text:span text:style-name="T2">Qualident</text:span> начанаются с <text:span text:style-name="T2">ident</text:span>. Хотя этот конфликт можно было бы устранить путём преобразования правила в</text:p>
      <text:p text:style-name="P129">UsingClause <text:span text:style-name="symbol0_5f_csharp">=</text:span> <text:span text:style-name="string_5f_csharp">"using"</text:span> ident <text:span text:style-name="symbol0_5f_csharp">(</text:span> <text:s text:c="2"/><text:span text:style-name="symbol0_5f_csharp">{</text:span> <text:span text:style-name="string_5f_csharp">'.'</text:span> ident <text:span text:style-name="symbol0_5f_csharp">}</text:span> <text:line-break/> <text:span text:style-name="symbol0_5f_csharp">|</text:span> <text:span text:style-name="string_5f_csharp">'='</text:span> Qualident <text:line-break/> <text:span text:style-name="symbol0_5f_csharp">)</text:span><text:span text:style-name="string_5f_csharp">';'</text:span>. </text:p>
      <text:p text:style-name="P88">читаемость бы явно ухудшилась. Лучше разрешить этот конфликт, как показано в <text:a xlink:type="simple" xlink:href="#0.4.8.11.2.4.6 LL(1) Conflict Resolvers |outline">разделе 2.4.6</text:a>.</text:p>
      <text:p text:style-name="Текст_20_оригинала_20__28_eng_29_"><text:span text:style-name="T1">Semantic issues</text:span>. </text:p>
      <text:p text:style-name="Текст_20_оригинала_20__28_eng_29_">Finally, factorization is sometimes inhibited by the fact that the semantic processing of conflicting alternatives differs, e.g.: </text:p>
      <text:p text:style-name="Текст_20_исходного_20_кода">A <text:span text:style-name="symbol0_5f_csharp">=</text:span> ident <text:span text:style-name="symbol0_5f_csharp">(</text:span>. <text:span text:style-name="member0_5f_csharp">x</text:span> <text:span text:style-name="symbol0_5f_csharp">=</text:span> <text:span text:style-name="number_5f_csharp"><text:span text:style-name="T224">1</text:span></text:span><text:span text:style-name="symbol0_5f_csharp">;</text:span> .<text:span text:style-name="symbol0_5f_csharp">)</text:span> <text:span text:style-name="symbol0_5f_csharp">{</text:span> <text:span text:style-name="string_5f_csharp">','</text:span> ident <text:span text:style-name="symbol0_5f_csharp">(</text:span>. <text:span text:style-name="member0_5f_csharp">x</text:span><text:span text:style-name="symbol0_5f_csharp">++;</text:span> .<text:span text:style-name="symbol0_5f_csharp">)</text:span> <text:span text:style-name="symbol0_5f_csharp">}</text:span> <text:span text:style-name="string_5f_csharp">':'</text:span> <text:line-break/> <text:span text:style-name="symbol0_5f_csharp">|</text:span> ident <text:span text:style-name="symbol0_5f_csharp">(</text:span>. <text:span text:style-name="member0_5f_csharp">Foo</text:span><text:span text:style-name="symbol0_5f_csharp">();</text:span> .<text:span text:style-name="symbol0_5f_csharp">)</text:span> <text:span text:style-name="symbol0_5f_csharp">{</text:span> <text:span text:style-name="string_5f_csharp">','</text:span> ident <text:span text:style-name="symbol0_5f_csharp">(</text:span>. <text:span text:style-name="member0_5f_csharp">Bar</text:span><text:span text:style-name="symbol0_5f_csharp">();</text:span> .<text:span text:style-name="symbol0_5f_csharp">)</text:span> <text:span text:style-name="symbol0_5f_csharp">}</text:span> <text:span text:style-name="string_5f_csharp">';'</text:span>. </text:p>
      <text:p text:style-name="Текст_20_оригинала_20__28_eng_29_">The <text:s/>common <text:s/>parts <text:s/>of <text:s/>these <text:s/>two <text:s/>alternatives <text:s/>cannot <text:s/>be <text:s/>factored <text:s/>out, <text:s/>because <text:s/>each alternative <text:span text:style-name="T114">has to be processed semantically in its own way</text:span>. Again this problem can be solved with the technique explained in Section 2.4.6. </text:p>
      <text:p text:style-name="P89"><text:span text:style-name="T23">Вопросы семантики</text:span><text:span text:style-name="T295">.</text:span> </text:p>
      <text:p text:style-name="P90"><text:span text:style-name="T295">И, наконец, факторизация иногда подавляется тем, что семантическая обработка конфликтующих альтернатив различается, например,</text:span>: </text:p>
      <text:p text:style-name="Текст_20_исходного_20_кода">A <text:span text:style-name="symbol0_5f_csharp">=</text:span> ident <text:span text:style-name="symbol0_5f_csharp">(</text:span>. <text:span text:style-name="member0_5f_csharp">x</text:span> <text:span text:style-name="symbol0_5f_csharp">=</text:span> <text:span text:style-name="number_5f_csharp"><text:span text:style-name="T224">1</text:span></text:span><text:span text:style-name="symbol0_5f_csharp">;</text:span> .<text:span text:style-name="symbol0_5f_csharp">)</text:span> <text:span text:style-name="symbol0_5f_csharp">{</text:span> <text:span text:style-name="string_5f_csharp">','</text:span> ident <text:span text:style-name="symbol0_5f_csharp">(</text:span>. <text:span text:style-name="member0_5f_csharp">x</text:span><text:span text:style-name="symbol0_5f_csharp">++;</text:span> .<text:span text:style-name="symbol0_5f_csharp">)</text:span> <text:span text:style-name="symbol0_5f_csharp">}</text:span> <text:span text:style-name="string_5f_csharp">':'</text:span> <text:line-break/> <text:span text:style-name="symbol0_5f_csharp">|</text:span> ident <text:span text:style-name="symbol0_5f_csharp">(</text:span>. <text:span text:style-name="member0_5f_csharp">Foo</text:span><text:span text:style-name="symbol0_5f_csharp">();</text:span> .<text:span text:style-name="symbol0_5f_csharp">)</text:span> <text:span text:style-name="symbol0_5f_csharp">{</text:span> <text:span text:style-name="string_5f_csharp">','</text:span> ident <text:span text:style-name="symbol0_5f_csharp">(</text:span>. <text:span text:style-name="member0_5f_csharp">Bar</text:span><text:span text:style-name="symbol0_5f_csharp">();</text:span> .<text:span text:style-name="symbol0_5f_csharp">)</text:span> <text:span text:style-name="symbol0_5f_csharp">}</text:span> <text:span text:style-name="string_5f_csharp">';'</text:span>. </text:p>
      <text:p text:style-name="P91">Общие части этих двух альтернатив не могут быть выделены, потому что каждая альтернатива <text:span text:style-name="T114">должна быть обработана семантически по-своему</text:span>. Опять же, это проблема может быть решена техникой объясняемой в <text:a xlink:type="simple" xlink:href="#4.4.8.11.2.4.6 LL(1) Conflict Resolvers |outline">разделе 2.4.6</text:a>.</text:p>
      <text:h text:style-name="Heading_20_4" text:outline-level="4"><text:bookmark-start text:name="__RefHeading__20971_521228810"/>2.4.6 LL(1) Conflict Resolvers <text:bookmark-end text:name="__RefHeading__20971_521228810"/></text:h>
      <text:h text:style-name="Heading_20_4" text:outline-level="4"><text:bookmark-start text:name="__RefHeading__20973_521228810"/>2.4.6 <text:span text:style-name="T296">Р</text:span>азрешения конфликтов LL(1)<text:bookmark-end text:name="__RefHeading__20973_521228810"/></text:h>
      <text:p text:style-name="Текст_20_оригинала_20__28_eng_29_">A conflict <text:s/>resolver is <text:s/>a <text:s/>Boolean <text:s/>expression <text:s/>that is <text:s/>inserted <text:s/>into <text:s/>the <text:s/>grammar <text:s/>at <text:s/>the beginning <text:s/>of the <text:s/>first <text:s/>of <text:s/>two <text:s/>conflicting <text:s/>alternatives <text:s/>and <text:s/>decides, <text:s/>using <text:s/>a <text:s/>multi-symbol <text:s/>lookahead <text:s/>or <text:s/>a <text:s/>semantic check, <text:s/>whether <text:s/>this <text:s/>alternative <text:s/>matches <text:s/>the <text:s/>actual input. If the resolver yields <text:span text:style-name="T2">true</text:span>, the alternative prefixed by the resolver is selected, otherwise the next alternative will be checked. A conflict resolver is written as </text:p>
      <text:p text:style-name="Текст_20_исходного_20_кода">Resolver <text:span text:style-name="symbol0_5f_csharp">=</text:span> <text:span text:style-name="string_5f_csharp">"IF"</text:span> <text:span text:style-name="string_5f_csharp">'('</text:span> ... <text:span text:style-name="member0_5f_csharp"><text:span text:style-name="T224">any</text:span></text:span> expression ... <text:span text:style-name="string_5f_csharp">')'</text:span> . </text:p>
      <text:p text:style-name="Текст_20_оригинала_20__28_eng_29_"><text:soft-page-break/>where <text:span text:style-name="T2">any</text:span> Boolean expression can be written between the parentheses. In most cases this will be a function call that returns <text:span text:style-name="T2">true</text:span> or <text:span text:style-name="T2">false</text:span>. </text:p>
      <text:p text:style-name="P28">Thus we can resolve the LL(1) conflict from Section 2.4.5 in the following way: </text:p>
      <text:p text:style-name="P132">UsingClause <text:span text:style-name="symbol0_5f_csharp">=</text:span> <text:span text:style-name="string_5f_csharp">"using"</text:span> <text:span text:style-name="symbol0_5f_csharp">[</text:span> <text:span text:style-name="keyword0_5f_csharp"><text:span text:style-name="T224">IF</text:span></text:span><text:span text:style-name="symbol0_5f_csharp">(</text:span><text:span text:style-name="T1">IsAlias</text:span><text:span text:style-name="symbol0_5f_csharp">())</text:span> ident <text:span text:style-name="string_5f_csharp">'='</text:span> <text:span text:style-name="symbol0_5f_csharp">]</text:span> Qualident <text:span text:style-name="string_5f_csharp">';'</text:span>. </text:p>
      <text:p text:style-name="P27"><text:span text:style-name="T2">IsAlias</text:span> is a user-defined method that reads two tokens ahead. It returns <text:span text:style-name="T2">true</text:span>, if <text:span text:style-name="T2">ident</text:span> is followed by <text:span text:style-name="T2">'='</text:span>, otherwise it returns <text:span text:style-name="T2">false</text:span>. </text:p>
      <text:p text:style-name="P92">Решатель конфликта это <text:span text:style-name="T300">Л</text:span>огическое выражение, которое вставляется в грамматику в начале первой из двух конфликтующих альтернатив и решающее, используя просмотр <text:span text:style-name="T302">нескольких </text:span>символов вперёд или семантическую проверку, соответствует ли эта альтернатива фактическому входу. Если решатель возвращает <text:span text:style-name="T2">true</text:span>, р<text:span text:style-name="T297">ешателем</text:span> выб<text:span text:style-name="T297">ирается</text:span> первая альтернатива, в противном случае буд<text:span text:style-name="T297">е</text:span>т проверен<text:span text:style-name="T297">а</text:span> следующ<text:span text:style-name="T297">ая</text:span> альтернатив<text:span text:style-name="T297">а</text:span>. <text:span text:style-name="T297">Решатель</text:span> конфликтов записывается как</text:p>
      <text:p text:style-name="P131">Resolver <text:span text:style-name="symbol0_5f_csharp">=</text:span> <text:span text:style-name="string_5f_csharp">"IF"</text:span> <text:span text:style-name="string_5f_csharp">'('</text:span> ... <text:span text:style-name="member0_5f_csharp"><text:span text:style-name="T224">any</text:span></text:span> expression ... <text:span text:style-name="string_5f_csharp">')'</text:span> . </text:p>
      <text:p text:style-name="Текст_20_перевода_20__28_рус_29_">где <text:span text:style-name="T24">any</text:span> <text:span text:style-name="T298">это</text:span> Логическое выражение записа<text:span text:style-name="T298">нное</text:span> в скобках. В большинстве случаев это будет вызов функции, которая возвращает <text:span text:style-name="T24">true</text:span> или <text:span text:style-name="T24">false</text:span>.</text:p>
      <text:p text:style-name="P93"><text:span text:style-name="T299">Таким образом мы можем разрешить LL(1) конфликт из </text:span><text:a xlink:type="simple" xlink:href="#4.4.8.9.2.4.5 LL(1) Conflicts|outline"><text:span text:style-name="T299">раздела 2.4.5</text:span></text:a><text:span text:style-name="T299"> следующим образом:</text:span> </text:p>
      <text:p text:style-name="Текст_20_исходного_20_кода">UsingClause <text:span text:style-name="symbol0_5f_csharp">=</text:span> <text:span text:style-name="string_5f_csharp">"using"</text:span> <text:span text:style-name="symbol0_5f_csharp">[</text:span> <text:span text:style-name="keyword0_5f_csharp"><text:span text:style-name="T224">IF</text:span></text:span><text:span text:style-name="symbol0_5f_csharp">(</text:span><text:span text:style-name="T1">IsAlias</text:span><text:span text:style-name="symbol0_5f_csharp">())</text:span> ident <text:span text:style-name="string_5f_csharp">'='</text:span> <text:span text:style-name="symbol0_5f_csharp">]</text:span> Qualident <text:span text:style-name="string_5f_csharp">';'</text:span>. </text:p>
      <text:p text:style-name="P93"><text:span text:style-name="T25">IsAlias</text:span><text:span text:style-name="T299"> есть определённый пользователем метод, который считывает впереди идущих два токена. И возвращает </text:span><text:span text:style-name="T25">true</text:span><text:span text:style-name="T299">, если за </text:span><text:span text:style-name="T25">ident</text:span><text:span text:style-name="T299"> следуют </text:span><text:span text:style-name="T25">'='</text:span><text:span text:style-name="T299">, в противном случае он возвращает </text:span><text:span text:style-name="T25">false</text:span><text:span text:style-name="T299">.</text:span></text:p>
      <text:p text:style-name="P24">Conflict resolution by a multi-symbol lookahead </text:p>
      <text:p text:style-name="Текст_20_оригинала_20__28_eng_29_">The <text:s/>generated <text:s/>parser <text:s/>remembers <text:s/>the <text:s/>most <text:s/>recently <text:s/>recognized <text:s/>token <text:s/>as <text:s/>well <text:s/>as <text:s/>the current lookahead token in two global variables (see also Section 3.3.4): </text:p>
      <text:p text:style-name="Текст_20_исходного_20_кода">Token token<text:span text:style-name="symbol0_5f_csharp"><text:span text:style-name="T224">;</text:span></text:span><text:span text:style-name="symbol0_5f_csharp"><text:tab/></text:span><text:span text:style-name="comment0_5f_csharp">// most recently recognized token <text:line-break/></text:span><text:span text:style-name="comment0_5f_csharp"><text:span text:style-name="T225">Token la;</text:span></text:span><text:span text:style-name="comment0_5f_csharp"><text:tab/><text:tab/>// lookahead token </text:span></text:p>
      <text:p text:style-name="Текст_20_оригинала_20__28_eng_29_">The generated scanner offers a method Peek() that can be used to read ahead beyond the <text:s/>lookahead token <text:s/>without <text:s/>removing <text:s/>any <text:s/>tokens <text:s/>from <text:s/>the <text:s/>input <text:s/>stream. <text:s/>When normal parsing resumes the scanner will return these tokens again. </text:p>
      <text:p text:style-name="Текст_20_оригинала_20__28_eng_29_">With Peek() we can implement IsAlias() in the following way: </text:p>
      <text:p text:style-name="Текст_20_исходного_20_кода"><text:span text:style-name="keyword0_5f_csharp">static</text:span> <text:span text:style-name="keyword3_5f_csharp"><text:span text:style-name="T224">bool</text:span></text:span> IsAlias<text:span text:style-name="symbol0_5f_csharp">()</text:span> <text:span text:style-name="symbol0_5f_csharp">{</text:span> <text:line-break/> Token next <text:span text:style-name="symbol0_5f_csharp">=</text:span> Scanner.<text:span text:style-name="member0_5f_csharp">Peek</text:span><text:span text:style-name="symbol0_5f_csharp">();</text:span> <text:line-break/> <text:span text:style-name="keyword0_5f_csharp">return</text:span> la.<text:span text:style-name="member0_5f_csharp">kind</text:span> <text:span text:style-name="symbol0_5f_csharp">==</text:span> _ident <text:span text:style-name="symbol0_5f_csharp">&amp;&amp;</text:span> next.<text:span text:style-name="member0_5f_csharp">kind</text:span> <text:span text:style-name="symbol0_5f_csharp">==</text:span> _eql<text:span text:style-name="symbol0_5f_csharp">;</text:span> <text:line-break/><text:span text:style-name="symbol0_5f_csharp">}</text:span> </text:p>
      <text:p text:style-name="Текст_20_оригинала_20__28_eng_29_">The conflict mentioned at the end of Section 2.4.5 can be resolved by the production </text:p>
      <text:p text:style-name="Текст_20_исходного_20_кода">A <text:span text:style-name="symbol0_5f_csharp">=</text:span> <text:span text:style-name="keyword0_5f_csharp"><text:span text:style-name="T224">IF</text:span></text:span><text:span text:style-name="symbol0_5f_csharp">(</text:span><text:span text:style-name="T1">FollowedByColon</text:span><text:span text:style-name="symbol0_5f_csharp">())</text:span> <text:line-break/> ident <text:span text:style-name="symbol0_5f_csharp"><text:span text:style-name="T301">(</text:span></text:span><text:span text:style-name="T301">.</text:span> <text:span text:style-name="member0_5f_csharp">x</text:span> <text:span text:style-name="symbol0_5f_csharp">=</text:span> <text:span text:style-name="number_5f_csharp"><text:span text:style-name="T224">1</text:span></text:span><text:span text:style-name="symbol0_5f_csharp">;</text:span> <text:span text:style-name="T301">.</text:span><text:span text:style-name="symbol0_5f_csharp">)</text:span> <text:span text:style-name="symbol0_5f_csharp">{</text:span> <text:span text:style-name="string_5f_csharp">','</text:span> ident <text:span text:style-name="symbol0_5f_csharp">(</text:span><text:span text:style-name="T301">.</text:span> <text:span text:style-name="member0_5f_csharp">x</text:span><text:span text:style-name="symbol0_5f_csharp">++;</text:span> <text:span text:style-name="T301">.</text:span><text:span text:style-name="symbol0_5f_csharp">)</text:span> <text:span text:style-name="symbol0_5f_csharp">}</text:span> <text:span text:style-name="string_5f_csharp">':'</text:span> <text:line-break/> <text:span text:style-name="symbol0_5f_csharp">|</text:span> ident <text:span text:style-name="symbol0_5f_csharp">(</text:span><text:span text:style-name="T301">.</text:span> <text:span text:style-name="member0_5f_csharp">Foo</text:span><text:span text:style-name="symbol0_5f_csharp">();</text:span> <text:span text:style-name="T301">.</text:span><text:span text:style-name="symbol0_5f_csharp">)</text:span> <text:span text:style-name="symbol0_5f_csharp">{</text:span> <text:span text:style-name="string_5f_csharp">','</text:span> ident <text:span text:style-name="symbol0_5f_csharp">(</text:span><text:span text:style-name="T301">.</text:span> <text:span text:style-name="member0_5f_csharp">Bar</text:span><text:span text:style-name="symbol0_5f_csharp">();</text:span> <text:span text:style-name="T301">.</text:span><text:span text:style-name="symbol0_5f_csharp">)</text:span> <text:span text:style-name="symbol0_5f_csharp">}</text:span> <text:span text:style-name="string_5f_csharp">';'</text:span>. </text:p>
      <text:p text:style-name="Текст_20_оригинала_20__28_eng_29_">and the following implementation of the function <text:span text:style-name="T2">FollowedByColon()</text:span>: </text:p>
      <text:p text:style-name="Текст_20_исходного_20_кода"><text:span text:style-name="keyword0_5f_csharp">static</text:span> <text:span text:style-name="keyword3_5f_csharp"><text:span text:style-name="T224">bool</text:span></text:span> FollowedByColon<text:span text:style-name="symbol0_5f_csharp">()</text:span> <text:span text:style-name="symbol0_5f_csharp">{</text:span> <text:line-break/> Token x <text:span text:style-name="symbol0_5f_csharp">=</text:span> la<text:span text:style-name="symbol0_5f_csharp">;</text:span> <text:line-break/> <text:span text:style-name="keyword0_5f_csharp">while</text:span> <text:span text:style-name="symbol0_5f_csharp">(</text:span>x.<text:span text:style-name="member0_5f_csharp">kind</text:span> <text:span text:style-name="symbol0_5f_csharp">==</text:span> _comma <text:span text:style-name="symbol0_5f_csharp">||</text:span> x.<text:span text:style-name="member0_5f_csharp">kind</text:span> <text:span text:style-name="symbol0_5f_csharp">==</text:span> _ident<text:span text:style-name="symbol0_5f_csharp">)</text:span> <text:line-break/><text:soft-page-break/> x <text:span text:style-name="symbol0_5f_csharp">=</text:span> Scanner.<text:span text:style-name="member0_5f_csharp">Peek</text:span><text:span text:style-name="symbol0_5f_csharp">();</text:span> <text:line-break/> <text:span text:style-name="keyword0_5f_csharp">return</text:span> x.<text:span text:style-name="member0_5f_csharp">kind</text:span> <text:span text:style-name="symbol0_5f_csharp">==</text:span> _colon<text:span text:style-name="symbol0_5f_csharp">;</text:span> <text:line-break/><text:span text:style-name="symbol0_5f_csharp">}</text:span> </text:p>
      <text:p text:style-name="P55">Разрешение конфликтов просмотром нескольких символов вперед</text:p>
      <text:p text:style-name="P94"><text:span text:style-name="T303">Созданный парсер запоминает последний распознаный токен, а также головной токен в двух глобальных переменных (см. также </text:span><text:a xlink:type="simple" xlink:href="#4.6.6.7.3.3.4 Parser |outline"><text:span text:style-name="T303">раздел 3.3.4</text:span></text:a><text:span text:style-name="T303">):</text:span> </text:p>
      <text:p text:style-name="P133">Token <text:span text:style-name="T114">token</text:span><text:span text:style-name="symbol0_5f_csharp"><text:span text:style-name="T224">;</text:span></text:span><text:span text:style-name="symbol0_5f_csharp"><text:tab/></text:span><text:span text:style-name="comment0_5f_csharp">// </text:span><text:span text:style-name="comment0_5f_csharp"><text:span text:style-name="T304">последний распознаный токен</text:span></text:span><text:span text:style-name="comment0_5f_csharp"> <text:line-break/></text:span><text:span text:style-name="comment0_5f_csharp"><text:span text:style-name="T225">Token la;</text:span></text:span><text:span text:style-name="comment0_5f_csharp"><text:tab/><text:tab/>// </text:span><text:span text:style-name="comment0_5f_csharp"><text:span text:style-name="T305">головной токен</text:span></text:span></text:p>
      <text:p text:style-name="P95">Созданный сканер предлагает метод Peek (), который можно использовать для чтения за головной токен вперёд, без удаления каких-либо токенов из входного потока. При нормальном продолжение разбора, сканер вернёт эти токены снова.</text:p>
      <text:p text:style-name="P96">Мы можем реализовать IsAlias() с Peek(), следующим образом:</text:p>
      <text:p text:style-name="P133"><text:span text:style-name="keyword0_5f_csharp">static</text:span> <text:span text:style-name="keyword3_5f_csharp"><text:span text:style-name="T224">bool</text:span></text:span> IsAlias<text:span text:style-name="symbol0_5f_csharp">()</text:span> <text:span text:style-name="symbol0_5f_csharp">{</text:span> <text:line-break/> Token next <text:span text:style-name="symbol0_5f_csharp">=</text:span> Scanner.<text:span text:style-name="member0_5f_csharp">Peek</text:span><text:span text:style-name="symbol0_5f_csharp">();</text:span> <text:line-break/> <text:span text:style-name="keyword0_5f_csharp">return</text:span> la.<text:span text:style-name="member0_5f_csharp">kind</text:span> <text:span text:style-name="symbol0_5f_csharp">==</text:span> _ident <text:span text:style-name="symbol0_5f_csharp">&amp;&amp;</text:span> next.<text:span text:style-name="member0_5f_csharp">kind</text:span> <text:span text:style-name="symbol0_5f_csharp">==</text:span> _eql<text:span text:style-name="symbol0_5f_csharp">;</text:span> <text:line-break/><text:span text:style-name="symbol0_5f_csharp">}</text:span> </text:p>
      <text:p text:style-name="P105">Конфликт упоминавшийся в конце <text:a xlink:type="simple" xlink:href="#4.4.8.9.2.4.5 LL(1) Conflicts|outline">раздела 2.4.5</text:a> может быть решён путём правила</text:p>
      <text:p text:style-name="P133">A <text:span text:style-name="symbol0_5f_csharp">=</text:span> <text:span text:style-name="keyword0_5f_csharp"><text:span text:style-name="T224">IF</text:span></text:span><text:span text:style-name="symbol0_5f_csharp">(</text:span><text:span text:style-name="T1">FollowedByColon</text:span><text:span text:style-name="symbol0_5f_csharp">())</text:span> <text:line-break/> ident <text:span text:style-name="symbol0_5f_csharp"><text:span text:style-name="T301">(</text:span></text:span><text:span text:style-name="T301">.</text:span> <text:span text:style-name="member0_5f_csharp">x</text:span> <text:span text:style-name="symbol0_5f_csharp">=</text:span> <text:span text:style-name="number_5f_csharp"><text:span text:style-name="T224">1</text:span></text:span><text:span text:style-name="symbol0_5f_csharp">;</text:span> <text:span text:style-name="T301">.</text:span><text:span text:style-name="symbol0_5f_csharp">)</text:span> <text:span text:style-name="symbol0_5f_csharp">{</text:span> <text:span text:style-name="string_5f_csharp">','</text:span> ident <text:span text:style-name="symbol0_5f_csharp">(</text:span><text:span text:style-name="T301">.</text:span> <text:span text:style-name="member0_5f_csharp">x</text:span><text:span text:style-name="symbol0_5f_csharp">++;</text:span> <text:span text:style-name="T301">.</text:span><text:span text:style-name="symbol0_5f_csharp">)</text:span> <text:span text:style-name="symbol0_5f_csharp">}</text:span> <text:span text:style-name="string_5f_csharp">':'</text:span> <text:line-break/> <text:span text:style-name="symbol0_5f_csharp">|</text:span> ident <text:span text:style-name="symbol0_5f_csharp">(</text:span><text:span text:style-name="T301">.</text:span> <text:span text:style-name="member0_5f_csharp">Foo</text:span><text:span text:style-name="symbol0_5f_csharp">();</text:span> <text:span text:style-name="T301">.</text:span><text:span text:style-name="symbol0_5f_csharp">)</text:span> <text:span text:style-name="symbol0_5f_csharp">{</text:span> <text:span text:style-name="string_5f_csharp">','</text:span> ident <text:span text:style-name="symbol0_5f_csharp">(</text:span><text:span text:style-name="T301">.</text:span> <text:span text:style-name="member0_5f_csharp">Bar</text:span><text:span text:style-name="symbol0_5f_csharp">();</text:span> <text:span text:style-name="T301">.</text:span><text:span text:style-name="symbol0_5f_csharp">)</text:span> <text:span text:style-name="symbol0_5f_csharp">}</text:span> <text:span text:style-name="string_5f_csharp">';'</text:span>. </text:p>
      <text:p text:style-name="P97"><text:span text:style-name="T306">и следующей реализацией функции </text:span><text:span text:style-name="T26">FollowedByColon()</text:span><text:span text:style-name="T306">:</text:span> </text:p>
      <text:p text:style-name="P133"><text:span text:style-name="keyword0_5f_csharp">static</text:span> <text:span text:style-name="keyword3_5f_csharp"><text:span text:style-name="T224">bool</text:span></text:span> FollowedByColon<text:span text:style-name="symbol0_5f_csharp">()</text:span> <text:span text:style-name="symbol0_5f_csharp">{</text:span> <text:line-break/> Token x <text:span text:style-name="symbol0_5f_csharp">=</text:span> la<text:span text:style-name="symbol0_5f_csharp">;</text:span> <text:line-break/> <text:span text:style-name="keyword0_5f_csharp">while</text:span> <text:span text:style-name="symbol0_5f_csharp">(</text:span>x.<text:span text:style-name="member0_5f_csharp">kind</text:span> <text:span text:style-name="symbol0_5f_csharp">==</text:span> _comma <text:span text:style-name="symbol0_5f_csharp">||</text:span> x.<text:span text:style-name="member0_5f_csharp">kind</text:span> <text:span text:style-name="symbol0_5f_csharp">==</text:span> _ident<text:span text:style-name="symbol0_5f_csharp">)</text:span> <text:line-break/> x <text:span text:style-name="symbol0_5f_csharp">=</text:span> Scanner.<text:span text:style-name="member0_5f_csharp">Peek</text:span><text:span text:style-name="symbol0_5f_csharp">();</text:span> <text:line-break/> <text:span text:style-name="keyword0_5f_csharp">return</text:span> x.<text:span text:style-name="member0_5f_csharp">kind</text:span> <text:span text:style-name="symbol0_5f_csharp">==</text:span> _colon<text:span text:style-name="symbol0_5f_csharp">;</text:span> <text:line-break/><text:span text:style-name="symbol0_5f_csharp">}</text:span> </text:p>
      <text:p text:style-name="Текст_20_оригинала_20__28_eng_29_"><text:span text:style-name="T1">Token names</text:span>. </text:p>
      <text:p text:style-name="Текст_20_оригинала_20__28_eng_29_">For peeking, <text:span text:style-name="T114">as we have illustrated</text:span>, it is convenient to be able to refer to the token kinds by names such as <text:span text:style-name="T2">_ident</text:span> or <text:span text:style-name="T2">_comma</text:span>. Coco/R generates such names for all tokens declared in the <text:span text:style-name="T2">TOKENS</text:span> section of the scanner specification. <text:span text:style-name="T114">For example, if the </text:span><text:span text:style-name="T138">TOKENS</text:span><text:span text:style-name="T114"> section reads: </text:span></text:p>
      <text:p text:style-name="Текст_20_исходного_20_кода">TOKENS <text:line-break/> ident <text:s/><text:span text:style-name="symbol0_5f_csharp">=</text:span> letter <text:span text:style-name="symbol0_5f_csharp">{</text:span>letter <text:span text:style-name="symbol0_5f_csharp">|</text:span> digit<text:span text:style-name="symbol0_5f_csharp">}</text:span>. <text:line-break/> <text:span text:style-name="member0_5f_csharp"><text:span text:style-name="T224">number</text:span></text:span> <text:span text:style-name="symbol0_5f_csharp">=</text:span> digit <text:span text:style-name="symbol0_5f_csharp">{</text:span>digit<text:span text:style-name="symbol0_5f_csharp">}</text:span>. <text:line-break/> <text:span text:style-name="member0_5f_csharp"><text:span text:style-name="T224">eql</text:span></text:span> <text:s text:c="3"/><text:span text:style-name="symbol0_5f_csharp">=</text:span> <text:span text:style-name="string_5f_csharp">'='</text:span><text:span text:style-name="symbol0_5f_csharp">;</text:span> <text:line-break/> comma <text:s/><text:span text:style-name="symbol0_5f_csharp">=</text:span> <text:span text:style-name="string_5f_csharp">','</text:span>. <text:line-break/> <text:span text:style-name="member0_5f_csharp"><text:span text:style-name="T224">colon</text:span></text:span> <text:s/><text:span text:style-name="symbol0_5f_csharp">=</text:span> <text:span text:style-name="string_5f_csharp">':'</text:span>. </text:p>
      <text:p text:style-name="Текст_20_оригинала_20__28_eng_29_"><text:span text:style-name="T114">then</text:span> Coco/R will <text:span text:style-name="T114">add</text:span> the following constant declarations to the parser: </text:p>
      <text:p text:style-name="Текст_20_исходного_20_кода"><text:span text:style-name="keyword0_5f_csharp">const</text:span> <text:span text:style-name="keyword3_5f_csharp"><text:span text:style-name="T224">int</text:span></text:span> _EOF <text:span text:style-name="symbol0_5f_csharp">=</text:span> <text:span text:style-name="number_5f_csharp"><text:span text:style-name="T224">0</text:span></text:span><text:span text:style-name="symbol0_5f_csharp">;</text:span> <text:line-break/><text:span text:style-name="keyword0_5f_csharp">const</text:span> <text:span text:style-name="keyword3_5f_csharp"><text:span text:style-name="T224">int</text:span></text:span> _ident <text:span text:style-name="symbol0_5f_csharp">=</text:span> <text:span text:style-name="number_5f_csharp"><text:span text:style-name="T224">1</text:span></text:span><text:span text:style-name="symbol0_5f_csharp">;</text:span> <text:line-break/><text:span text:style-name="keyword0_5f_csharp">const</text:span> <text:span text:style-name="keyword3_5f_csharp"><text:span text:style-name="T224">int</text:span></text:span> _number <text:span text:style-name="symbol0_5f_csharp">=</text:span> <text:span text:style-name="number_5f_csharp"><text:span text:style-name="T224">2</text:span></text:span><text:span text:style-name="symbol0_5f_csharp">;</text:span> <text:line-break/><text:span text:style-name="keyword0_5f_csharp">const</text:span> <text:span text:style-name="keyword3_5f_csharp"><text:span text:style-name="T224">int</text:span></text:span> _eql <text:span text:style-name="symbol0_5f_csharp">=</text:span> <text:span text:style-name="number_5f_csharp"><text:span text:style-name="T224">3</text:span></text:span><text:span text:style-name="symbol0_5f_csharp">;</text:span> <text:line-break/><text:span text:style-name="keyword0_5f_csharp">const</text:span> <text:span text:style-name="keyword3_5f_csharp"><text:span text:style-name="T224">int</text:span></text:span> _comma <text:span text:style-name="symbol0_5f_csharp">=</text:span> <text:span text:style-name="number_5f_csharp"><text:span text:style-name="T224">4</text:span></text:span><text:span text:style-name="symbol0_5f_csharp">;</text:span> <text:line-break/><text:span text:style-name="keyword0_5f_csharp">const</text:span> <text:span text:style-name="keyword3_5f_csharp"><text:span text:style-name="T224">int</text:span></text:span> _colon <text:span text:style-name="symbol0_5f_csharp">=</text:span> <text:span text:style-name="number_5f_csharp"><text:span text:style-name="T224">5</text:span></text:span><text:span text:style-name="symbol0_5f_csharp">;</text:span> </text:p>
      <text:p text:style-name="Текст_20_оригинала_20__28_eng_29_">These <text:s/>token <text:s/>names <text:s/>are <text:s/>preceded <text:s/>by <text:s/>an <text:s/>underscore <text:s/>in <text:s/>order <text:s/>to <text:s/>avoid <text:s/>conflicts <text:s/>with reserved <text:soft-page-break/>keywords and other identifiers. </text:p>
      <text:p text:style-name="Текст_20_оригинала_20__28_eng_29_">Normally <text:s/>the <text:s/><text:span text:style-name="T2">TOKENS</text:span> <text:s/>section <text:s/>will <text:s/>only <text:s/>contain <text:s/>declarations <text:s/>for <text:s/>token <text:s/>classes <text:s/>like <text:span text:style-name="T2">ident</text:span> or <text:span text:style-name="T2">number</text:span>, <text:span text:style-name="T114">leaving literal tokens to be declared implicitly where they appear in productions. <text:s/>However, <text:s/>if the <text:s/>name <text:s/>of <text:s/>a <text:s/>literal <text:s/>token <text:s/>is <text:s/>needed <text:s/>for <text:s/>peeking, <text:s/>it <text:s/>is convenient to introduce the token explicitly in this section. In the actions associated with productions of the grammar this token can then be referred to by name. </text:span></text:p>
      <text:p text:style-name="Текст_20_перевода_20__28_рус_29_"><text:span text:style-name="T27">Имена токенов</text:span> </text:p>
      <text:p text:style-name="P98">Для предпросмотра, <text:span text:style-name="T114">как мы </text:span><text:span text:style-name="T148">показывали</text:span>, <text:span text:style-name="T307">было бы удбно</text:span> иметь возможность обра<text:span text:style-name="T307">щаться</text:span> к <text:span text:style-name="T307">всевозможным </text:span>токен<text:span text:style-name="T307">ам</text:span>, <text:span text:style-name="T307">по </text:span>имен<text:span text:style-name="T307">ам</text:span>, таки<text:span text:style-name="T416">м </text:span>как, <text:span text:style-name="T307">например </text:span><text:span text:style-name="T2">_ident</text:span> или <text:span text:style-name="T2">_comma</text:span>. <text:span text:style-name="T307">Coco</text:span>/R генерирует такие имена <text:span text:style-name="T307">для </text:span>всех лексем, объявленных в разделе <text:span text:style-name="T2">TOKENS</text:span> спецификации сканера. <text:span text:style-name="T114">Например, если раздел </text:span><text:span text:style-name="T138">TOKENS</text:span><text:span text:style-name="T114"> гласит:</text:span></text:p>
      <text:p text:style-name="P134">TOKENS <text:line-break/> ident <text:s/><text:span text:style-name="symbol0_5f_csharp">=</text:span> letter <text:span text:style-name="symbol0_5f_csharp">{</text:span>letter <text:span text:style-name="symbol0_5f_csharp">|</text:span> digit<text:span text:style-name="symbol0_5f_csharp">}</text:span>. <text:line-break/> <text:span text:style-name="member0_5f_csharp"><text:span text:style-name="T224">number</text:span></text:span> <text:span text:style-name="symbol0_5f_csharp">=</text:span> digit <text:span text:style-name="symbol0_5f_csharp">{</text:span>digit<text:span text:style-name="symbol0_5f_csharp">}</text:span>. <text:line-break/> <text:span text:style-name="member0_5f_csharp"><text:span text:style-name="T224">eql</text:span></text:span> <text:s text:c="3"/><text:span text:style-name="symbol0_5f_csharp">=</text:span> <text:span text:style-name="string_5f_csharp">'='</text:span><text:span text:style-name="symbol0_5f_csharp">;</text:span> <text:line-break/> comma <text:s/><text:span text:style-name="symbol0_5f_csharp">=</text:span> <text:span text:style-name="string_5f_csharp">','</text:span>. <text:line-break/> <text:span text:style-name="member0_5f_csharp"><text:span text:style-name="T224">colon</text:span></text:span> <text:s/><text:span text:style-name="symbol0_5f_csharp">=</text:span> <text:span text:style-name="string_5f_csharp">':'</text:span>. <text:s/></text:p>
      <text:p text:style-name="P99"><text:span text:style-name="T114">то</text:span> Coco/R <text:span text:style-name="T114">добавит</text:span> следующие объявления констант в парсер:</text:p>
      <text:p text:style-name="P134"><text:span text:style-name="keyword0_5f_csharp">const</text:span> <text:span text:style-name="keyword3_5f_csharp"><text:span text:style-name="T224">int</text:span></text:span> _EOF <text:span text:style-name="symbol0_5f_csharp">=</text:span> <text:span text:style-name="number_5f_csharp"><text:span text:style-name="T224">0</text:span></text:span><text:span text:style-name="symbol0_5f_csharp">;</text:span> <text:line-break/><text:span text:style-name="keyword0_5f_csharp">const</text:span> <text:span text:style-name="keyword3_5f_csharp"><text:span text:style-name="T224">int</text:span></text:span> _ident <text:span text:style-name="symbol0_5f_csharp">=</text:span> <text:span text:style-name="number_5f_csharp"><text:span text:style-name="T224">1</text:span></text:span><text:span text:style-name="symbol0_5f_csharp">;</text:span> <text:line-break/><text:span text:style-name="keyword0_5f_csharp">const</text:span> <text:span text:style-name="keyword3_5f_csharp"><text:span text:style-name="T224">int</text:span></text:span> _number <text:span text:style-name="symbol0_5f_csharp">=</text:span> <text:span text:style-name="number_5f_csharp"><text:span text:style-name="T224">2</text:span></text:span><text:span text:style-name="symbol0_5f_csharp">;</text:span> <text:line-break/><text:span text:style-name="keyword0_5f_csharp">const</text:span> <text:span text:style-name="keyword3_5f_csharp"><text:span text:style-name="T224">int</text:span></text:span> _eql <text:span text:style-name="symbol0_5f_csharp">=</text:span> <text:span text:style-name="number_5f_csharp"><text:span text:style-name="T224">3</text:span></text:span><text:span text:style-name="symbol0_5f_csharp">;</text:span> <text:line-break/><text:span text:style-name="keyword0_5f_csharp">const</text:span> <text:span text:style-name="keyword3_5f_csharp"><text:span text:style-name="T224">int</text:span></text:span> _comma <text:span text:style-name="symbol0_5f_csharp">=</text:span> <text:span text:style-name="number_5f_csharp"><text:span text:style-name="T224">4</text:span></text:span><text:span text:style-name="symbol0_5f_csharp">;</text:span> <text:line-break/><text:span text:style-name="keyword0_5f_csharp">const</text:span> <text:span text:style-name="keyword3_5f_csharp"><text:span text:style-name="T224">int</text:span></text:span> _colon <text:span text:style-name="symbol0_5f_csharp">=</text:span> <text:span text:style-name="number_5f_csharp"><text:span text:style-name="T224">5</text:span></text:span><text:span text:style-name="symbol0_5f_csharp">;</text:span> <text:s/></text:p>
      <text:p text:style-name="P106">Этим именам лексем предшествует символ подчёркивания для того, чтобы избежать конфликтов с зарезервированными ключевыми словами и другими идентификаторами.</text:p>
      <text:p text:style-name="P100">Обычно секция TOKENS содержит объявления только для классов токенов, таких как <text:span text:style-name="T2">ident</text:span> или <text:span text:style-name="T2">number</text:span>, <text:span text:style-name="T114">оставляя литеральные токены объявленными неявно там, где они появляются в правилах. Тем не менее, если имя </text:span><text:span text:style-name="T149">для литерального</text:span><text:span text:style-name="T114"> </text:span><text:span text:style-name="T149">токена </text:span><text:span text:style-name="T114">необходи</text:span><text:span text:style-name="T149">мо</text:span><text:span text:style-name="T114"> для </text:span><text:span text:style-name="T149">предпросмотра</text:span><text:span text:style-name="T114">, </text:span><text:span text:style-name="T149">то</text:span><text:span text:style-name="T114"> удобно ввести </text:span><text:span text:style-name="T149">токен</text:span><text:span text:style-name="T114"> явно в этом разделе. В действиях, связанных с </text:span><text:span text:style-name="T149">правилами</text:span><text:span text:style-name="T114"> грамматики </text:span><text:span text:style-name="T149">э</text:span><text:span text:style-name="T114">тот </text:span><text:span text:style-name="T149">токен </text:span><text:span text:style-name="T114">может быть </text:span><text:span text:style-name="T149">вызван</text:span><text:span text:style-name="T114"> по имени.</text:span></text:p>
      <text:p text:style-name="Текст_20_оригинала_20__28_eng_29_"><text:span text:style-name="T1">Resetting the peek position</text:span>. </text:p>
      <text:p text:style-name="Текст_20_оригинала_20__28_eng_29_">The scanner makes sure that a sequence of <text:span text:style-name="T2">Peek()</text:span> calls will return the tokens following the lookahead token <text:span text:style-name="T2">la</text:span>. In rare situations, however, the user has to reset the peek position manually. Consider the following grammar: </text:p>
      <text:p text:style-name="Текст_20_исходного_20_кода">A <text:span text:style-name="symbol0_5f_csharp">=</text:span> <text:span text:style-name="symbol0_5f_csharp">(</text:span> <text:s text:c="2"/><text:span text:style-name="keyword0_5f_csharp"><text:span text:style-name="T224">IF</text:span></text:span> <text:span text:style-name="symbol0_5f_csharp">(</text:span>IsFirstAlternative<text:span text:style-name="symbol0_5f_csharp">())</text:span> ... <text:line-break/> <text:span text:style-name="symbol0_5f_csharp">|</text:span> <text:span text:style-name="keyword0_5f_csharp"><text:span text:style-name="T224">IF</text:span></text:span> <text:span text:style-name="symbol0_5f_csharp">(</text:span>IsSecondAlternative<text:span text:style-name="symbol0_5f_csharp">())</text:span> ... <text:line-break/> <text:span text:style-name="symbol0_5f_csharp">|</text:span> ... <text:line-break/> <text:span text:style-name="symbol0_5f_csharp">)</text:span>. </text:p>
      <text:p text:style-name="Текст_20_оригинала_20__28_eng_29_">Assume that the function <text:span text:style-name="T2">IsFirstAlternative()</text:span> starts peeking and finds out that the input does not match the first alternative. So it returns false and the parser checks the second <text:s/>alternative. <text:s/>The <text:s/>function <text:span text:style-name="T2">IsSecondAlternative()</text:span> <text:s/>starts <text:s/>peeking <text:s/>again, <text:s/>but before that, <text:s/>it <text:s/>should <text:s/>reset the <text:s/>peek position <text:s/>to <text:s/>the first <text:s/>symbol <text:s/>after <text:s/>the <text:s/>lookahead token <text:span text:style-name="T2">la</text:span>. This can be done by calling <text:span text:style-name="T2">Scanner.ResetPeek()</text:span>. </text:p>
      <text:p text:style-name="Текст_20_исходного_20_кода"><text:span text:style-name="keyword0_5f_csharp">static</text:span> <text:span text:style-name="keyword3_5f_csharp">bool</text:span> IsSecondAlternative<text:span text:style-name="symbol0_5f_csharp">()</text:span> <text:span text:style-name="symbol0_5f_csharp">{</text:span> <text:line-break/> Scanner.<text:span text:style-name="member0_5f_csharp">ResetPeek</text:span><text:span text:style-name="symbol0_5f_csharp">();</text:span> <text:line-break/> Token x <text:span text:style-name="symbol0_5f_csharp">=</text:span> Scanner.<text:span text:style-name="member0_5f_csharp">Peek</text:span><text:span text:style-name="symbol0_5f_csharp">();</text:span> <text:s/><text:span text:style-name="comment0_5f_csharp">// returns the first token after the <text:line-break/></text:span><text:soft-page-break/><text:span text:style-name="comment0_5f_csharp"> ... <text:s text:c="23"/>// lookahead token again <text:line-break/>} </text:span></text:p>
      <text:p text:style-name="Текст_20_оригинала_20__28_eng_29_">The peek position is reset automatically every time a regular token is recognized by <text:span text:style-name="T2">Scanner.Scan()</text:span> (see Section 3.3.1). </text:p>
      <text:p text:style-name="P101"><text:span text:style-name="T28">Сброс позиции предпросмотра</text:span><text:span text:style-name="T308">.</text:span> </text:p>
      <text:p text:style-name="P102">Сканер гарантирует, что последовательные вызовы <text:span text:style-name="T2">Peek()</text:span> будут возвращать токены следующие за головным токеном <text:span text:style-name="T2">la</text:span>. В редких случаях, однако, пользователь должен сбросить позицию, предпросмотра вручную. Рассмотрим следующую грамматику:</text:p>
      <text:p text:style-name="P135">A <text:span text:style-name="symbol0_5f_csharp">=</text:span> <text:span text:style-name="symbol0_5f_csharp">(</text:span> <text:s text:c="2"/><text:span text:style-name="keyword0_5f_csharp"><text:span text:style-name="T224">IF</text:span></text:span> <text:span text:style-name="symbol0_5f_csharp">(</text:span>IsFirstAlternative<text:span text:style-name="symbol0_5f_csharp">())</text:span> ... <text:line-break/> <text:span text:style-name="symbol0_5f_csharp">|</text:span> <text:span text:style-name="keyword0_5f_csharp"><text:span text:style-name="T224">IF</text:span></text:span> <text:span text:style-name="symbol0_5f_csharp">(</text:span>IsSecondAlternative<text:span text:style-name="symbol0_5f_csharp">())</text:span> ... <text:line-break/> <text:span text:style-name="symbol0_5f_csharp">|</text:span> ... <text:line-break/> <text:span text:style-name="symbol0_5f_csharp">)</text:span>. </text:p>
      <text:p text:style-name="P103">Предположим, что функция <text:span text:style-name="T2">IsFirstAlternative()</text:span> начинает предпросмотр и <text:span text:style-name="T309">обнаруживает</text:span>, что входу не соответствует первая альтернатива. Так что она возвращает <text:span text:style-name="T2">false</text:span> и парсер проверяет вторую альтернативу. Функция <text:span text:style-name="T2">IsSecondAlternative()</text:span> начинает <text:span text:style-name="T309">предпросмотр</text:span> <text:span text:style-name="T309">снова</text:span>, но <text:span text:style-name="T309">перед</text:span> эт<text:span text:style-name="T309">им</text:span>, он<text:span text:style-name="T309">а</text:span> должн<text:span text:style-name="T309">а</text:span> сбросить позицию <text:span text:style-name="T309">предпросмотра </text:span>на первый символ после <text:span text:style-name="T309">головного</text:span> <text:span text:style-name="T309">токена </text:span><text:span text:style-name="T29">la</text:span>. Это может быть сделано путем вызова <text:span text:style-name="T2">Scanner.ResetPeek()</text:span>.</text:p>
      <text:p text:style-name="P135"><text:span text:style-name="keyword0_5f_csharp">static</text:span> <text:span text:style-name="keyword3_5f_csharp">bool</text:span> IsSecondAlternative<text:span text:style-name="symbol0_5f_csharp">()</text:span> <text:span text:style-name="symbol0_5f_csharp">{</text:span> <text:line-break/> Scanner.<text:span text:style-name="member0_5f_csharp">ResetPeek</text:span><text:span text:style-name="symbol0_5f_csharp">();</text:span> <text:line-break/> Token x <text:span text:style-name="symbol0_5f_csharp">=</text:span> Scanner.<text:span text:style-name="member0_5f_csharp">Peek</text:span><text:span text:style-name="symbol0_5f_csharp">();</text:span> <text:s/><text:span text:style-name="comment0_5f_csharp">// </text:span><text:span text:style-name="comment0_5f_csharp"><text:span text:style-name="T309">снова возвращает первый токен</text:span></text:span><text:span text:style-name="comment0_5f_csharp"><text:line-break/> ... <text:s text:c="23"/>// </text:span><text:span text:style-name="comment0_5f_csharp"><text:span text:style-name="T309">идущий после головного токена </text:span></text:span><text:span text:style-name="comment0_5f_csharp"><text:line-break/>} </text:span></text:p>
      <text:p text:style-name="P107">Положение предпросмотра автоматически сбрасывается каждый раз, когда обычный токен распознан в <text:span text:style-name="T2">Scanner.Scan() </text:span>(<text:a xlink:type="simple" xlink:href="#4.6.6.2.3.3.1 Scanner (Сканер)|outline">см. раздел 3.3.1</text:a>).</text:p>
      <text:p text:style-name="Текст_20_оригинала_20__28_eng_29_"><text:span text:style-name="T1">Translation of conflict resolvers</text:span>. </text:p>
      <text:p text:style-name="Текст_20_оригинала_20__28_eng_29_">Coco/R treats resolvers like semantic actions and simply copies them into the generated parser at the position where they appear in the grammar. For example, the production <text:s/></text:p>
      <text:p text:style-name="Текст_20_исходного_20_кода">UsingClause <text:span text:style-name="symbol0_5f_csharp">=</text:span> <text:span text:style-name="string_5f_csharp">"using"</text:span> <text:span text:style-name="symbol0_5f_csharp">[</text:span> <text:span text:style-name="keyword0_5f_csharp"><text:span text:style-name="T224">IF</text:span></text:span><text:span text:style-name="symbol0_5f_csharp">(</text:span><text:span text:style-name="T1">IsAlias</text:span><text:span text:style-name="symbol0_5f_csharp">())</text:span> ident <text:span text:style-name="string_5f_csharp">'='</text:span> <text:span text:style-name="symbol0_5f_csharp">]</text:span> Qualident <text:span text:style-name="string_5f_csharp">';'</text:span>. </text:p>
      <text:p text:style-name="Текст_20_оригинала_20__28_eng_29_">is translated into <text:span text:style-name="T114">the equivalent of</text:span> the following parsing method: </text:p>
      <text:p text:style-name="P136"><text:span text:style-name="keyword0_5f_csharp">static</text:span> <text:span text:style-name="keyword0_5f_csharp">void</text:span> UsingClause<text:span text:style-name="symbol0_5f_csharp">()</text:span> <text:span text:style-name="symbol0_5f_csharp">{<text:line-break/><text:tab/></text:span>Expect<text:span text:style-name="symbol0_5f_csharp">(</text:span>_using<text:span text:style-name="symbol0_5f_csharp">);<text:line-break/><text:tab/></text:span><text:span text:style-name="keyword0_5f_csharp">if</text:span> <text:span text:style-name="symbol0_5f_csharp">(</text:span>IsAlias<text:span text:style-name="symbol0_5f_csharp">())</text:span> <text:span text:style-name="symbol0_5f_csharp">{<text:line-break/><text:tab/><text:tab/></text:span>Expect<text:span text:style-name="symbol0_5f_csharp">(</text:span>_ident<text:span text:style-name="symbol0_5f_csharp">);<text:line-break/><text:tab/><text:tab/></text:span>Expect<text:span text:style-name="symbol0_5f_csharp">(</text:span>_eql<text:span text:style-name="symbol0_5f_csharp">);</text:span> <text:line-break/><text:tab/><text:span text:style-name="symbol0_5f_csharp">}<text:line-break/><text:tab/></text:span>Qualident<text:span text:style-name="symbol0_5f_csharp">();<text:line-break/><text:tab/></text:span>Expect<text:span text:style-name="symbol0_5f_csharp">(</text:span>_semicolon<text:span text:style-name="symbol0_5f_csharp">);<text:line-break/>}</text:span></text:p>
      <text:p text:style-name="P251"><text:span text:style-name="T57">Трансляция распознавателей конфликта</text:span><text:span text:style-name="T189">.</text:span></text:p>
      <text:p text:style-name="P108">Coco/R расматривает распознаватели, как семантические действия и просто копирует их в создаваемый парсер в позицию, где они встречаются в грамматике. Например, правило</text:p>
      <text:p text:style-name="P137">UsingClause <text:span text:style-name="symbol0_5f_csharp">=</text:span> <text:span text:style-name="string_5f_csharp">"using"</text:span> <text:span text:style-name="symbol0_5f_csharp">[</text:span> <text:span text:style-name="keyword0_5f_csharp"><text:span text:style-name="T224">IF</text:span></text:span><text:span text:style-name="symbol0_5f_csharp">(</text:span><text:span text:style-name="T1">IsAlias</text:span><text:span text:style-name="symbol0_5f_csharp">())</text:span> ident <text:span text:style-name="string_5f_csharp">'='</text:span> <text:span text:style-name="symbol0_5f_csharp">]</text:span> Qualident <text:span text:style-name="string_5f_csharp">';'</text:span>. <text:s/></text:p>
      <text:p text:style-name="Текст_20_перевода_20__28_рус_29_">транслирует <text:span text:style-name="T114">эквивалент в</text:span> следующий метод разбора:</text:p>
      <text:p text:style-name="P138"><text:soft-page-break/><text:span text:style-name="keyword0_5f_csharp">static</text:span> <text:span text:style-name="keyword0_5f_csharp">void</text:span> UsingClause<text:span text:style-name="symbol0_5f_csharp">()</text:span> <text:span text:style-name="symbol0_5f_csharp">{<text:line-break/><text:tab/></text:span>Expect<text:span text:style-name="symbol0_5f_csharp">(</text:span>_using<text:span text:style-name="symbol0_5f_csharp">);<text:line-break/><text:tab/></text:span><text:span text:style-name="keyword0_5f_csharp">if</text:span> <text:span text:style-name="symbol0_5f_csharp">(</text:span>IsAlias<text:span text:style-name="symbol0_5f_csharp">())</text:span> <text:span text:style-name="symbol0_5f_csharp">{<text:line-break/><text:tab/><text:tab/></text:span>Expect<text:span text:style-name="symbol0_5f_csharp">(</text:span>_ident<text:span text:style-name="symbol0_5f_csharp">);<text:line-break/><text:tab/><text:tab/></text:span>Expect<text:span text:style-name="symbol0_5f_csharp">(</text:span>_eql<text:span text:style-name="symbol0_5f_csharp">);</text:span> <text:line-break/><text:tab/><text:span text:style-name="symbol0_5f_csharp">}<text:line-break/><text:tab/></text:span>Qualident<text:span text:style-name="symbol0_5f_csharp">();<text:line-break/><text:tab/></text:span>Expect<text:span text:style-name="symbol0_5f_csharp">(</text:span>_semicolon<text:span text:style-name="symbol0_5f_csharp">);<text:line-break/>}</text:span></text:p>
      <text:p text:style-name="Текст_20_оригинала_20__28_eng_29_"><text:span text:style-name="T2">Conflict resolution by exploiting semantic information</text:span> </text:p>
      <text:p text:style-name="Текст_20_оригинала_20__28_eng_29_">A conflict resolver can base its decision not only on lookahead tokens but also on any other information. <text:s/>For <text:s/>example <text:s/>it could <text:s/>access a <text:s/>symbol <text:s/>table <text:s/>to <text:s/>find <text:s/>out <text:s/>semantic properties <text:s/>about <text:s/>a token. <text:s/>Consider <text:s/>the <text:s/>following <text:s/>LL(1) <text:s/>conflict <text:s/>between <text:s/>type <text:s/>casts and nested expressions, which can be found in many programming languages: </text:p>
      <text:p text:style-name="Текст_20_исходного_20_кода">Expr <text:s text:c="2"/><text:span text:style-name="symbol0_5f_csharp">=</text:span> Factor <text:span text:style-name="symbol0_5f_csharp">{</text:span><text:span text:style-name="string_5f_csharp">'+'</text:span> Factor<text:span text:style-name="symbol0_5f_csharp">}</text:span>. <text:line-break/><text:span text:style-name="member0_5f_csharp"><text:span text:style-name="T224">Factor</text:span></text:span> <text:span text:style-name="symbol0_5f_csharp">=</text:span> <text:s text:c="2"/><text:span text:style-name="string_5f_csharp">'('</text:span> ident <text:span text:style-name="string_5f_csharp">')'</text:span> Factor<text:tab/><text:span text:style-name="comment_5f_multi_5f_csharp">/* type cast */</text:span> <text:line-break/> <text:span text:style-name="symbol0_5f_csharp">|</text:span> <text:span text:style-name="string_5f_csharp">'('</text:span> Expr <text:span text:style-name="string_5f_csharp">')'<text:tab/><text:tab/><text:tab/><text:tab/></text:span><text:span text:style-name="comment_5f_multi_5f_csharp">/* nested expression */</text:span> <text:line-break/> <text:span text:style-name="symbol0_5f_csharp">|</text:span> ident <text:span text:style-name="symbol0_5f_csharp">|</text:span> number. </text:p>
      <text:p text:style-name="Текст_20_оригинала_20__28_eng_29_"><text:span text:style-name="T114">Since Expr can also start with an ident</text:span>, the conflict can be resolved by checking whether this ident denotes a type or some other object: </text:p>
      <text:p text:style-name="Текст_20_исходного_20_кода">Factor <text:span text:style-name="symbol0_5f_csharp">=</text:span> <text:span text:style-name="keyword0_5f_csharp"><text:span text:style-name="T224">IF</text:span></text:span><text:span text:style-name="T1"> </text:span><text:span text:style-name="symbol0_5f_csharp">(</text:span><text:span text:style-name="T1">IsCast</text:span><text:span text:style-name="symbol0_5f_csharp">())</text:span> <text:line-break/> <text:span text:style-name="string_5f_csharp">'('</text:span> ident <text:span text:style-name="string_5f_csharp">')'</text:span> Factor<text:tab/><text:tab/><text:span text:style-name="comment_5f_multi_5f_csharp">/* type cast */</text:span> <text:line-break/> <text:span text:style-name="symbol0_5f_csharp">|</text:span> <text:span text:style-name="string_5f_csharp">'('</text:span> Expr <text:span text:style-name="string_5f_csharp">')'<text:tab/><text:tab/><text:tab/></text:span><text:span text:style-name="comment_5f_multi_5f_csharp">/* nested expression */</text:span> <text:line-break/> <text:span text:style-name="symbol0_5f_csharp">|</text:span> ident <text:span text:style-name="symbol0_5f_csharp">|</text:span> number. </text:p>
      <text:p text:style-name="Текст_20_оригинала_20__28_eng_29_">IsCast() looks up ident in the symbol table, and returns true if it is a type name: </text:p>
      <text:p text:style-name="Текст_20_исходного_20_кода"><text:span text:style-name="keyword0_5f_csharp">static</text:span> <text:span text:style-name="keyword3_5f_csharp"><text:span text:style-name="T224">bool</text:span></text:span> IsCast<text:span text:style-name="symbol0_5f_csharp">()</text:span> <text:span text:style-name="symbol0_5f_csharp">{</text:span> <text:line-break/><text:tab/>Token x <text:span text:style-name="symbol0_5f_csharp">=</text:span> Scanner.<text:span text:style-name="member0_5f_csharp">Peek</text:span><text:span text:style-name="symbol0_5f_csharp">();</text:span> <text:line-break/><text:tab/><text:span text:style-name="keyword0_5f_csharp">if</text:span> <text:span text:style-name="symbol0_5f_csharp">(</text:span>x.<text:span text:style-name="member0_5f_csharp">kind</text:span> <text:span text:style-name="symbol0_5f_csharp">==</text:span> _ident<text:span text:style-name="symbol0_5f_csharp">)</text:span> <text:span text:style-name="symbol0_5f_csharp">{</text:span> <text:line-break/><text:tab/><text:tab/><text:span text:style-name="keyword3_5f_csharp"><text:span text:style-name="T224">object</text:span></text:span> obj <text:span text:style-name="symbol0_5f_csharp">=</text:span> SymTab.<text:span text:style-name="member0_5f_csharp">Find</text:span><text:span text:style-name="symbol0_5f_csharp">(</text:span>x.<text:span text:style-name="member0_5f_csharp">val</text:span><text:span text:style-name="symbol0_5f_csharp">);</text:span> <text:line-break/><text:tab/><text:tab/><text:span text:style-name="keyword0_5f_csharp">return</text:span> obj <text:span text:style-name="symbol0_5f_csharp">!=</text:span> <text:span text:style-name="keyword0_5f_csharp">null</text:span> <text:span text:style-name="symbol0_5f_csharp">&amp;&amp;</text:span> obj.<text:span text:style-name="member0_5f_csharp">kind</text:span> <text:span text:style-name="symbol0_5f_csharp">==</text:span> Type<text:span text:style-name="symbol0_5f_csharp">;</text:span> <text:line-break/><text:tab/><text:span text:style-name="symbol0_5f_csharp">}</text:span> <text:span text:style-name="keyword0_5f_csharp">else</text:span> <text:span text:style-name="keyword0_5f_csharp">return</text:span> <text:span text:style-name="keyword0_5f_csharp">false</text:span><text:span text:style-name="symbol0_5f_csharp">;</text:span> <text:line-break/><text:span text:style-name="symbol0_5f_csharp">}</text:span> </text:p>
      <text:p text:style-name="P213">Разрешение конфликтов путём использования семантической информации</text:p>
      <text:p text:style-name="Текст_20_перевода_20__28_рус_29_"><text:span text:style-name="T310">Решатель</text:span> конфликтов мо<text:span text:style-name="T310">жет</text:span> основывать свои решения не только на <text:span text:style-name="T310">просмотре головных</text:span> <text:span text:style-name="T310">токенов</text:span>, а также на люб<text:span text:style-name="T310">ой</text:span> друг<text:span text:style-name="T310">ой</text:span> <text:span text:style-name="T310">информации</text:span>. Например, он может получить доступ к таблице символов, чтобы узнать о семантических свойств<text:span text:style-name="T310">ах</text:span> <text:span text:style-name="T310">токена</text:span>. Рассмотрим следующий LL(1) конфликт между приведени<text:span text:style-name="T310">ем</text:span> типов и вложенны<text:span text:style-name="T310">ми</text:span> выражени<text:span text:style-name="T310">ями</text:span>, которые можно найти во многих языках программирования:</text:p>
      <text:p text:style-name="P139">Expr <text:s text:c="2"/><text:span text:style-name="symbol0_5f_csharp">=</text:span> Factor <text:span text:style-name="symbol0_5f_csharp">{</text:span><text:span text:style-name="string_5f_csharp">'+'</text:span> Factor<text:span text:style-name="symbol0_5f_csharp">}</text:span>. <text:line-break/><text:span text:style-name="member0_5f_csharp"><text:span text:style-name="T224">Factor</text:span></text:span> <text:span text:style-name="symbol0_5f_csharp">=</text:span> <text:s text:c="2"/><text:span text:style-name="string_5f_csharp">'('</text:span> ident <text:span text:style-name="string_5f_csharp">')'</text:span> Factor<text:tab/><text:span text:style-name="comment_5f_multi_5f_csharp">/* </text:span><text:span text:style-name="comment_5f_multi_5f_csharp"><text:span text:style-name="T311">приведение типа</text:span></text:span><text:span text:style-name="comment_5f_multi_5f_csharp"> */</text:span> <text:line-break/> <text:span text:style-name="symbol0_5f_csharp">|</text:span> <text:span text:style-name="string_5f_csharp">'('</text:span> Expr <text:span text:style-name="string_5f_csharp">')'<text:tab/><text:tab/><text:tab/><text:tab/></text:span><text:span text:style-name="comment_5f_multi_5f_csharp">/* </text:span><text:span text:style-name="comment_5f_multi_5f_csharp"><text:span text:style-name="T311">вложенное выражение</text:span></text:span><text:span text:style-name="comment_5f_multi_5f_csharp"> */</text:span> <text:line-break/> <text:span text:style-name="symbol0_5f_csharp">|</text:span> ident <text:span text:style-name="symbol0_5f_csharp">|</text:span> number. </text:p>
      <text:p text:style-name="P109"><text:span text:style-name="T114">Так как </text:span><text:span text:style-name="T138">Expr</text:span><text:span text:style-name="T114"> также может начинаться с </text:span><text:span text:style-name="T138">ident</text:span>, конфликт может быть решён путём проверки, этот <text:span text:style-name="T2">ident</text:span> обозначает тип или некий другой объект:</text:p>
      <text:p text:style-name="P139">Factor <text:span text:style-name="symbol0_5f_csharp">=</text:span> <text:span text:style-name="keyword0_5f_csharp"><text:span text:style-name="T224">IF</text:span></text:span><text:span text:style-name="T1"> </text:span><text:span text:style-name="symbol0_5f_csharp">(</text:span><text:span text:style-name="T1">IsCast</text:span><text:span text:style-name="symbol0_5f_csharp">())</text:span> <text:line-break/> <text:span text:style-name="string_5f_csharp">'('</text:span> ident <text:span text:style-name="string_5f_csharp">')'</text:span> Factor<text:tab/><text:tab/><text:span text:style-name="comment_5f_multi_5f_csharp">/* </text:span><text:span text:style-name="comment_5f_multi_5f_csharp"><text:span text:style-name="T312">приведение типа</text:span></text:span><text:span text:style-name="comment_5f_multi_5f_csharp"> */</text:span> <text:line-break/> <text:span text:style-name="symbol0_5f_csharp">|</text:span> <text:span text:style-name="string_5f_csharp">'('</text:span> Expr <text:span text:style-name="string_5f_csharp">')'<text:tab/><text:tab/><text:tab/></text:span><text:span text:style-name="comment_5f_multi_5f_csharp">/* </text:span><text:span text:style-name="comment_5f_multi_5f_csharp"><text:span text:style-name="T312">вложенное выражение</text:span></text:span><text:span text:style-name="comment_5f_multi_5f_csharp"> */</text:span> <text:line-break/> <text:span text:style-name="symbol0_5f_csharp">|</text:span> ident <text:span text:style-name="symbol0_5f_csharp">|</text:span> number. <text:s/></text:p>
      <text:p text:style-name="Текст_20_перевода_20__28_рус_29_"><text:soft-page-break/><text:span text:style-name="T2">IsCast</text:span>() ищет <text:span text:style-name="T2">ident</text:span> в таблице символов и возвращает <text:span text:style-name="T2">true</text:span>, если <text:span text:style-name="T313">это </text:span>имя типа:</text:p>
      <text:p text:style-name="P139"><text:span text:style-name="keyword0_5f_csharp">static</text:span> <text:span text:style-name="keyword3_5f_csharp"><text:span text:style-name="T224">bool</text:span></text:span> IsCast<text:span text:style-name="symbol0_5f_csharp">()</text:span> <text:span text:style-name="symbol0_5f_csharp">{</text:span> <text:line-break/><text:tab/>Token x <text:span text:style-name="symbol0_5f_csharp">=</text:span> Scanner.<text:span text:style-name="member0_5f_csharp">Peek</text:span><text:span text:style-name="symbol0_5f_csharp">();</text:span> <text:line-break/><text:tab/><text:span text:style-name="keyword0_5f_csharp">if</text:span> <text:span text:style-name="symbol0_5f_csharp">(</text:span>x.<text:span text:style-name="member0_5f_csharp">kind</text:span> <text:span text:style-name="symbol0_5f_csharp">==</text:span> _ident<text:span text:style-name="symbol0_5f_csharp">)</text:span> <text:span text:style-name="symbol0_5f_csharp">{</text:span> <text:line-break/><text:tab/><text:tab/><text:span text:style-name="keyword3_5f_csharp"><text:span text:style-name="T224">object</text:span></text:span> obj <text:span text:style-name="symbol0_5f_csharp">=</text:span> SymTab.<text:span text:style-name="member0_5f_csharp">Find</text:span><text:span text:style-name="symbol0_5f_csharp">(</text:span>x.<text:span text:style-name="member0_5f_csharp">val</text:span><text:span text:style-name="symbol0_5f_csharp">);</text:span> <text:line-break/><text:tab/><text:tab/><text:span text:style-name="keyword0_5f_csharp">return</text:span> obj <text:span text:style-name="symbol0_5f_csharp">!=</text:span> <text:span text:style-name="keyword0_5f_csharp">null</text:span> <text:span text:style-name="symbol0_5f_csharp">&amp;&amp;</text:span> obj.<text:span text:style-name="member0_5f_csharp">kind</text:span> <text:span text:style-name="symbol0_5f_csharp">==</text:span> Type<text:span text:style-name="symbol0_5f_csharp">;</text:span> <text:line-break/><text:tab/><text:span text:style-name="symbol0_5f_csharp">}</text:span> <text:span text:style-name="keyword0_5f_csharp">else</text:span> <text:span text:style-name="keyword0_5f_csharp">return</text:span> <text:span text:style-name="keyword0_5f_csharp">false</text:span><text:span text:style-name="symbol0_5f_csharp">;</text:span> <text:line-break/><text:span text:style-name="symbol0_5f_csharp">}</text:span> </text:p>
      <text:p text:style-name="Текст_20_оригинала_20__28_eng_29_"><text:span text:style-name="T2">Placing resolvers correctly</text:span> </text:p>
      <text:p text:style-name="Текст_20_оригинала_20__28_eng_29_">Coco/R <text:s/>checks <text:s/>that <text:s/>resolvers <text:s/>are <text:s/>placed <text:s/>correctly. <text:s/>The <text:s/>following <text:s/>rules <text:s/>must <text:s/>be obeyed: </text:p>
      <text:list xml:id="list2660657280800095862" text:style-name="L37">
        <text:list-item>
          <text:p text:style-name="P201">If two alternatives start with the same token, the resolver must be placed in front of the first one. Otherwise it would never be executed, because the parser would always choose the first matching alternative. More precisely, a resolver must be placed at the earliest possible point where an LL(1) conflict arises. </text:p>
        </text:list-item>
        <text:list-item>
          <text:p text:style-name="P201">A resolver may only be placed in front of an alternative that is in conflict with some other alternative. Otherwise it would be illegal. </text:p>
        </text:list-item>
      </text:list>
      <text:p text:style-name="Текст_20_оригинала_20__28_eng_29_"><text:span text:style-name="T114">Here is an example where resolvers are incorrectly placed:</text:span> </text:p>
      <text:p text:style-name="Текст_20_исходного_20_кода">A <text:span text:style-name="symbol0_5f_csharp">=</text:span> <text:line-break/><text:span text:style-name="symbol0_5f_csharp">(</text:span> <text:s text:c="2"/>a <text:span text:style-name="symbol0_5f_csharp">(</text:span><text:span text:style-name="keyword0_5f_csharp"><text:span text:style-name="T224">IF</text:span></text:span> <text:span text:style-name="symbol0_5f_csharp">(</text:span>...<text:span text:style-name="symbol0_5f_csharp">)</text:span> b<text:span text:style-name="symbol0_5f_csharp">)</text:span> c<text:tab/><text:span text:style-name="comment0_5f_csharp">// misplaced resolver. No LL(1) conflict. <text:line-break/> </text:span><text:span text:style-name="symbol0_5f_csharp">|</text:span><text:span text:style-name="comment0_5f_csharp"> </text:span><text:span text:style-name="keyword0_5f_csharp"><text:span text:style-name="T224">IF</text:span></text:span><text:span text:style-name="comment0_5f_csharp"> </text:span><text:span text:style-name="symbol0_5f_csharp">(</text:span><text:span text:style-name="comment0_5f_csharp"><text:span text:style-name="T225">...</text:span></text:span><text:span text:style-name="symbol0_5f_csharp">)</text:span><text:span text:style-name="comment0_5f_csharp"> </text:span><text:span text:style-name="comment0_5f_csharp"><text:span text:style-name="T225">a b<text:tab/><text:tab/></text:span></text:span><text:span text:style-name="comment0_5f_csharp">// resolver not evaluated. Place it at first alt. <text:line-break/> | </text:span><text:span text:style-name="comment0_5f_csharp"><text:span text:style-name="T224">IF</text:span></text:span><text:span text:style-name="comment0_5f_csharp"> </text:span><text:span text:style-name="comment0_5f_csharp"><text:span text:style-name="T279">(</text:span></text:span><text:span text:style-name="comment0_5f_csharp"><text:span text:style-name="T225">...</text:span></text:span><text:span text:style-name="comment0_5f_csharp"><text:span text:style-name="T279">)</text:span></text:span><text:span text:style-name="comment0_5f_csharp"> </text:span><text:span text:style-name="comment0_5f_csharp"><text:span text:style-name="T225">b<text:tab/><text:tab/></text:span></text:span><text:span text:style-name="comment0_5f_csharp">// misplaced resolver. No LL(1) conflict <text:line-break/></text:span><text:span text:style-name="comment0_5f_csharp"><text:span text:style-name="T225">).</text:span></text:span><text:span text:style-name="comment0_5f_csharp"> </text:span></text:p>
      <text:p text:style-name="Текст_20_оригинала_20__28_eng_29_">Here is how the resolvers should have been placed in this example: </text:p>
      <text:p text:style-name="Текст_20_исходного_20_кода">A <text:span text:style-name="symbol0_5f_csharp">=</text:span> <text:line-break/><text:span text:style-name="symbol0_5f_csharp">(</text:span> <text:s text:c="2"/><text:span text:style-name="keyword0_5f_csharp"><text:span text:style-name="T224">IF</text:span></text:span> <text:span text:style-name="symbol0_5f_csharp">(</text:span>...<text:span text:style-name="symbol0_5f_csharp">)</text:span> a b <text:s text:c="4"/><text:span text:style-name="comment0_5f_csharp">// resolves conflict betw. the first two alternatives <text:line-break/> </text:span><text:span text:style-name="comment0_5f_csharp"><text:span text:style-name="T279">|</text:span></text:span><text:span text:style-name="comment0_5f_csharp"><text:span text:style-name="T225"> a c</text:span></text:span><text:span text:style-name="comment0_5f_csharp"><text:span text:style-name="T279"> <text:line-break/> | </text:span></text:span><text:span text:style-name="comment0_5f_csharp"><text:span text:style-name="T225">b</text:span></text:span><text:span text:style-name="comment0_5f_csharp"><text:span text:style-name="T279"> </text:span></text:span><text:span text:style-name="comment0_5f_csharp"><text:line-break/></text:span><text:span text:style-name="comment0_5f_csharp"><text:span text:style-name="T279">).</text:span></text:span><text:span text:style-name="comment0_5f_csharp"> </text:span></text:p>
      <text:p text:style-name="Текст_20_оригинала_20__28_eng_29_">The following example is also interesting: </text:p>
      <text:p text:style-name="Текст_20_исходного_20_кода">A <text:span text:style-name="symbol0_5f_csharp">=</text:span> <text:line-break/><text:span text:style-name="symbol0_5f_csharp">{</text:span> <text:s text:c="2"/>a <text:line-break/> <text:span text:style-name="symbol0_5f_csharp">|</text:span> <text:span text:style-name="keyword0_5f_csharp"><text:span text:style-name="T224">IF</text:span></text:span> <text:span text:style-name="symbol0_5f_csharp">(</text:span>...<text:span text:style-name="symbol0_5f_csharp">)</text:span> b c <text:s text:c="5"/><text:span text:style-name="comment0_5f_csharp">// resolver placed incorrectly. <text:line-break/></text:span><text:span text:style-name="comment0_5f_csharp"><text:span text:style-name="T279">} </text:span></text:span><text:span text:style-name="comment0_5f_csharp"><text:span text:style-name="T225">b.</text:span></text:span><text:span text:style-name="comment0_5f_csharp"><text:span text:style-name="T279"> </text:span></text:span></text:p>
      <text:p text:style-name="Текст_20_оригинала_20__28_eng_29_">Although the b in the second alternative constitutes an LL(1) conflict with the b after the iteration, the resolver is placed incorrectly. <text:s/><text:span text:style-name="T114">The reason is that it should be called only once in the parser - namely in the header of the while loop, and not both in the while header and at the beginning of the second alternative. </text:span></text:p>
      <text:p text:style-name="Текст_20_оригинала_20__28_eng_29_"><text:span text:style-name="T114">If correctly placed at the beginning of the iteration like this:</text:span> </text:p>
      <text:p text:style-name="Текст_20_исходного_20_кода">A <text:span text:style-name="symbol0_5f_csharp">=</text:span> <text:line-break/><text:span text:style-name="symbol0_5f_csharp">{</text:span> <text:s text:c="2"/><text:span text:style-name="keyword0_5f_csharp"><text:span text:style-name="T224">IF</text:span></text:span> <text:span text:style-name="symbol0_5f_csharp">(</text:span>AnotherIteration<text:span text:style-name="symbol0_5f_csharp">())</text:span> <text:line-break/> <text:span text:style-name="symbol0_5f_csharp">(</text:span> <text:s text:c="2"/>a <text:line-break/> <text:span text:style-name="symbol0_5f_csharp">|</text:span> b c <text:line-break/> <text:span text:style-name="symbol0_5f_csharp">)</text:span> <text:line-break/><text:span text:style-name="symbol0_5f_csharp">}</text:span> b. </text:p>
      <text:p text:style-name="Текст_20_оригинала_20__28_eng_29_"><text:span text:style-name="T114">and with function AnotherIteration() implemented as follows:</text:span> </text:p>
      <text:p text:style-name="Текст_20_исходного_20_кода"><text:soft-page-break/><text:span text:style-name="keyword0_5f_csharp">static</text:span> <text:span text:style-name="keyword3_5f_csharp"><text:span text:style-name="T224">bool</text:span></text:span> AnotherIteration<text:span text:style-name="symbol0_5f_csharp">()</text:span> <text:span text:style-name="symbol0_5f_csharp">{</text:span> <text:line-break/><text:tab/>Token next <text:span text:style-name="symbol0_5f_csharp">=</text:span> Scanner.<text:span text:style-name="member0_5f_csharp">Peek</text:span><text:span text:style-name="symbol0_5f_csharp">();</text:span> <text:line-break/><text:tab/><text:span text:style-name="keyword0_5f_csharp">return</text:span> la.<text:span text:style-name="member0_5f_csharp">kind</text:span> <text:span text:style-name="symbol0_5f_csharp">==</text:span> _a <text:span text:style-name="symbol0_5f_csharp">||</text:span> <text:line-break/><text:tab/>la.<text:span text:style-name="member0_5f_csharp">kind</text:span> <text:span text:style-name="symbol0_5f_csharp">==</text:span> _b <text:span text:style-name="symbol0_5f_csharp">&amp;&amp;</text:span> next.<text:span text:style-name="member0_5f_csharp">kind</text:span> <text:span text:style-name="symbol0_5f_csharp">==</text:span> _c<text:span text:style-name="symbol0_5f_csharp">;</text:span> <text:line-break/><text:span text:style-name="symbol0_5f_csharp">}</text:span></text:p>
      <text:p text:style-name="Текст_20_оригинала_20__28_eng_29_"><text:span text:style-name="T114">Coco/R then generates code like:</text:span> </text:p>
      <text:p text:style-name="Текст_20_исходного_20_кода"><text:span text:style-name="keyword0_5f_csharp">static</text:span> <text:span text:style-name="keyword0_5f_csharp">void</text:span> A<text:span text:style-name="symbol0_5f_csharp">()</text:span> <text:span text:style-name="symbol0_5f_csharp">{</text:span> <text:line-break/><text:tab/><text:span text:style-name="keyword0_5f_csharp">while</text:span> <text:span text:style-name="symbol0_5f_csharp">(</text:span>AnotherIteration<text:span text:style-name="symbol0_5f_csharp">())</text:span> <text:span text:style-name="symbol0_5f_csharp">{</text:span> <text:line-break/><text:tab/><text:tab/><text:span text:style-name="keyword0_5f_csharp">if</text:span> <text:span text:style-name="symbol0_5f_csharp">(</text:span>la.<text:span text:style-name="member0_5f_csharp">kind</text:span> <text:span text:style-name="symbol0_5f_csharp">==</text:span> _a<text:span text:style-name="symbol0_5f_csharp">)</text:span> <text:line-break/><text:tab/><text:tab/><text:tab/>Expect<text:span text:style-name="symbol0_5f_csharp">(</text:span>_a<text:span text:style-name="symbol0_5f_csharp">);</text:span> <text:line-break/><text:tab/><text:tab/><text:span text:style-name="keyword0_5f_csharp">else</text:span> <text:span text:style-name="keyword0_5f_csharp">if</text:span> <text:span text:style-name="symbol0_5f_csharp">(</text:span>la.<text:span text:style-name="member0_5f_csharp">kind</text:span> <text:span text:style-name="symbol0_5f_csharp">==</text:span> _b<text:span text:style-name="symbol0_5f_csharp">)</text:span> <text:span text:style-name="symbol0_5f_csharp">{</text:span> <text:line-break/><text:tab/><text:tab/><text:tab/>Expect<text:span text:style-name="symbol0_5f_csharp">(</text:span>_b<text:span text:style-name="symbol0_5f_csharp">);</text:span> Expect<text:span text:style-name="symbol0_5f_csharp">(</text:span>_c<text:span text:style-name="symbol0_5f_csharp">);</text:span> <text:line-break/><text:tab/><text:tab/><text:span text:style-name="symbol0_5f_csharp">}</text:span> <text:line-break/><text:tab/><text:span text:style-name="symbol0_5f_csharp">}</text:span><text:line-break/><text:tab/>Expect<text:span text:style-name="symbol0_5f_csharp">(</text:span>_b<text:span text:style-name="symbol0_5f_csharp">);</text:span> <text:line-break/><text:span text:style-name="symbol0_5f_csharp">}</text:span></text:p>
      <text:p text:style-name="Текст_20_оригинала_20__28_eng_29_">Remember <text:s/>that <text:s/>the <text:s/>resolver <text:s/>must <text:s/>be <text:s/>placed <text:s/>at <text:s/>the <text:s/>earliest <text:s/>possible <text:s/>point <text:s/>where <text:s/>the <text:line-break/>LL(1) conflict arises. <text:s/></text:p>
      <text:p text:style-name="P252"><text:span text:style-name="T58">Правильное размещение решателей</text:span></text:p>
      <text:p text:style-name="P111">Coco/R проверяет, что бы решатели были размещены правильно. Следующие правила должны быть соблюдены:</text:p>
      <text:list xml:id="list160047998572076" text:continue-list="list2660657280800095862" text:style-name="L37">
        <text:list-item text:start-value="1">
          <text:p text:style-name="P217">Если две альтернативы начинаются с того же токена, решатель должен быть помещён перед первой. В противном случае он никогда не будет выполнен, поскольку парсер всегда будет выбирать первую найденную альтернативу. Точнее, раешатель должен быть размещён в самой ранней точке возникновения LL (1) конфликта.</text:p>
        </text:list-item>
        <text:list-item>
          <text:p text:style-name="P218">Решатель может быть размещён только в передней части альтернативы, которая находится в конфликте с какой либо другой альтернативой. В противном случае это будет неправильно.</text:p>
        </text:list-item>
      </text:list>
      <text:p text:style-name="P110"><text:span text:style-name="T150">Вот пример, где решатель размещён неправильно:</text:span> </text:p>
      <text:p text:style-name="P141">A <text:span text:style-name="symbol0_5f_csharp">=</text:span> <text:line-break/><text:span text:style-name="symbol0_5f_csharp">(</text:span> <text:s text:c="2"/>a <text:span text:style-name="symbol0_5f_csharp">(</text:span><text:span text:style-name="keyword0_5f_csharp"><text:span text:style-name="T224">IF</text:span></text:span> <text:span text:style-name="symbol0_5f_csharp">(</text:span>...<text:span text:style-name="symbol0_5f_csharp">)</text:span> b<text:span text:style-name="symbol0_5f_csharp">)</text:span> c<text:tab/><text:span text:style-name="comment0_5f_csharp">// </text:span><text:span text:style-name="comment0_5f_csharp"><text:span text:style-name="T315">неуместный решатель. Нет LL(1) конфликта</text:span></text:span><text:span text:style-name="comment0_5f_csharp"> <text:line-break/> </text:span><text:span text:style-name="symbol0_5f_csharp">|</text:span><text:span text:style-name="comment0_5f_csharp"> </text:span><text:span text:style-name="keyword0_5f_csharp"><text:span text:style-name="T224">IF</text:span></text:span><text:span text:style-name="comment0_5f_csharp"> </text:span><text:span text:style-name="symbol0_5f_csharp">(</text:span><text:span text:style-name="comment0_5f_csharp"><text:span text:style-name="T225">...</text:span></text:span><text:span text:style-name="symbol0_5f_csharp">)</text:span><text:span text:style-name="comment0_5f_csharp"> </text:span><text:span text:style-name="comment0_5f_csharp"><text:span text:style-name="T225">a b<text:tab/><text:tab/></text:span></text:span><text:span text:style-name="comment0_5f_csharp">// </text:span><text:span text:style-name="comment0_5f_csharp"><text:span text:style-name="T315">решатель не обрабатывается. Поместите его в первую альт.</text:span></text:span><text:span text:style-name="comment0_5f_csharp"> <text:line-break/> | </text:span><text:span text:style-name="comment0_5f_csharp"><text:span text:style-name="T224">IF</text:span></text:span><text:span text:style-name="comment0_5f_csharp"> </text:span><text:span text:style-name="comment0_5f_csharp"><text:span text:style-name="T279">(</text:span></text:span><text:span text:style-name="comment0_5f_csharp"><text:span text:style-name="T225">...</text:span></text:span><text:span text:style-name="comment0_5f_csharp"><text:span text:style-name="T279">)</text:span></text:span><text:span text:style-name="comment0_5f_csharp"> </text:span><text:span text:style-name="comment0_5f_csharp"><text:span text:style-name="T225">b<text:tab/><text:tab/></text:span></text:span><text:span text:style-name="comment0_5f_csharp">// </text:span><text:span text:style-name="comment0_5f_csharp"><text:span text:style-name="T315">неуместный решатель. Нет LL(1) конфликта</text:span></text:span><text:span text:style-name="comment0_5f_csharp"> <text:s/><text:line-break/></text:span><text:span text:style-name="comment0_5f_csharp"><text:span text:style-name="T225">).</text:span></text:span><text:span text:style-name="comment0_5f_csharp"> </text:span></text:p>
      <text:p text:style-name="P112">Вот так решатели должны были размещены в этом примере:</text:p>
      <text:p text:style-name="P142">A <text:span text:style-name="symbol0_5f_csharp">=</text:span> <text:line-break/><text:span text:style-name="symbol0_5f_csharp">(</text:span> <text:s text:c="2"/><text:span text:style-name="keyword0_5f_csharp"><text:span text:style-name="T224">IF</text:span></text:span> <text:span text:style-name="symbol0_5f_csharp">(</text:span>...<text:span text:style-name="symbol0_5f_csharp">)</text:span> a b <text:s text:c="4"/><text:span text:style-name="comment0_5f_csharp">// </text:span><text:span text:style-name="comment0_5f_csharp"><text:span text:style-name="T316">решает конфликт между первой и второй альтернативами</text:span></text:span><text:span text:style-name="comment0_5f_csharp"><text:line-break/> </text:span><text:span text:style-name="comment0_5f_csharp"><text:span text:style-name="T279">|</text:span></text:span><text:span text:style-name="comment0_5f_csharp"><text:span text:style-name="T225"> a c</text:span></text:span><text:span text:style-name="comment0_5f_csharp"><text:span text:style-name="T279"> <text:line-break/> | </text:span></text:span><text:span text:style-name="comment0_5f_csharp"><text:span text:style-name="T225">b</text:span></text:span><text:span text:style-name="comment0_5f_csharp"><text:span text:style-name="T279"> </text:span></text:span><text:span text:style-name="comment0_5f_csharp"><text:line-break/></text:span><text:span text:style-name="comment0_5f_csharp"><text:span text:style-name="T279">).</text:span></text:span><text:span text:style-name="comment0_5f_csharp"> </text:span><text:s/></text:p>
      <text:p text:style-name="P113">Следующий пример также интересен:</text:p>
      <text:p text:style-name="P140">A <text:span text:style-name="symbol0_5f_csharp">=</text:span> <text:line-break/><text:span text:style-name="symbol0_5f_csharp">{</text:span> <text:s text:c="2"/>a <text:line-break/> <text:span text:style-name="symbol0_5f_csharp">|</text:span> <text:span text:style-name="keyword0_5f_csharp"><text:span text:style-name="T224">IF</text:span></text:span> <text:span text:style-name="symbol0_5f_csharp">(</text:span>...<text:span text:style-name="symbol0_5f_csharp">)</text:span> b c <text:s text:c="5"/><text:span text:style-name="comment0_5f_csharp">// </text:span><text:span text:style-name="comment0_5f_csharp"><text:span text:style-name="T317">решатель размещён неправильно</text:span></text:span><text:span text:style-name="comment0_5f_csharp">. <text:line-break/></text:span><text:span text:style-name="comment0_5f_csharp"><text:span text:style-name="T279">} </text:span></text:span><text:span text:style-name="comment0_5f_csharp"><text:span text:style-name="T225">b.</text:span></text:span><text:span text:style-name="comment0_5f_csharp"><text:span text:style-name="T279"> </text:span></text:span></text:p>
      <text:p text:style-name="P114">Хотя <text:span text:style-name="T30">b</text:span> <text:span text:style-name="T318">во </text:span>втор<text:span text:style-name="T318">ой альтернативе</text:span> представляет собой LL(1) конфликт с <text:span text:style-name="T30">b</text:span> после итерации, <text:span text:style-name="T318">решатель</text:span> размещ<text:span text:style-name="T318">ё</text:span>н неправильно. <text:span text:style-name="T114">Причина в том, что он должен быть вызван в </text:span><text:span text:style-name="T151">парсере только один раз</text:span><text:span text:style-name="T114"> - а именно </text:span><text:span text:style-name="T151">из</text:span><text:span text:style-name="T114"> заголов</text:span><text:span text:style-name="T151">ка </text:span><text:span text:style-name="T114">цикла </text:span><text:span text:style-name="T138">while</text:span><text:span text:style-name="T114">, а не как </text:span><text:span text:style-name="T152">не после заголовка </text:span><text:span text:style-name="T144">while</text:span><text:span text:style-name="T114"> </text:span><text:span text:style-name="T152">и</text:span><text:span text:style-name="T114"> </text:span><text:span text:style-name="T152">не </text:span><text:span text:style-name="T114">в начале </text:span><text:soft-page-break/><text:span text:style-name="T114">второ</text:span><text:span text:style-name="T152">й альтернативы</text:span><text:span text:style-name="T114">. </text:span></text:p>
      <text:p text:style-name="P117">Если правильно разместить, то в начале итерации, как здесь:</text:p>
      <text:p text:style-name="P140">A <text:span text:style-name="symbol0_5f_csharp">=</text:span> <text:line-break/><text:span text:style-name="symbol0_5f_csharp">{</text:span> <text:s text:c="2"/><text:span text:style-name="keyword0_5f_csharp"><text:span text:style-name="T224">IF</text:span></text:span> <text:span text:style-name="symbol0_5f_csharp">(</text:span>AnotherIteration<text:span text:style-name="symbol0_5f_csharp">())</text:span> <text:line-break/> <text:span text:style-name="symbol0_5f_csharp">(</text:span> <text:s text:c="2"/>a <text:line-break/> <text:span text:style-name="symbol0_5f_csharp">|</text:span> b c <text:line-break/> <text:span text:style-name="symbol0_5f_csharp">)</text:span> <text:line-break/><text:span text:style-name="symbol0_5f_csharp">}</text:span> b. <text:s/></text:p>
      <text:p text:style-name="P117">и функция <text:span text:style-name="T2">AnotherIteration()</text:span> реализуется следующим образом:</text:p>
      <text:p text:style-name="P140"><text:span text:style-name="keyword0_5f_csharp">static</text:span> <text:span text:style-name="keyword3_5f_csharp"><text:span text:style-name="T224">bool</text:span></text:span> AnotherIteration<text:span text:style-name="symbol0_5f_csharp">()</text:span> <text:span text:style-name="symbol0_5f_csharp">{</text:span> <text:line-break/><text:tab/>Token next <text:span text:style-name="symbol0_5f_csharp">=</text:span> Scanner.<text:span text:style-name="member0_5f_csharp">Peek</text:span><text:span text:style-name="symbol0_5f_csharp">();</text:span> <text:line-break/><text:tab/><text:span text:style-name="keyword0_5f_csharp">return</text:span> la.<text:span text:style-name="member0_5f_csharp">kind</text:span> <text:span text:style-name="symbol0_5f_csharp">==</text:span> _a <text:span text:style-name="symbol0_5f_csharp">||</text:span> <text:line-break/><text:tab/>la.<text:span text:style-name="member0_5f_csharp">kind</text:span> <text:span text:style-name="symbol0_5f_csharp">==</text:span> _b <text:span text:style-name="symbol0_5f_csharp">&amp;&amp;</text:span> next.<text:span text:style-name="member0_5f_csharp">kind</text:span> <text:span text:style-name="symbol0_5f_csharp">==</text:span> _c<text:span text:style-name="symbol0_5f_csharp">;</text:span> <text:line-break/><text:span text:style-name="symbol0_5f_csharp">}</text:span></text:p>
      <text:p text:style-name="P115">Coco/R генерирует подобный код:</text:p>
      <text:p text:style-name="P140"><text:span text:style-name="keyword0_5f_csharp">static</text:span> <text:span text:style-name="keyword0_5f_csharp">void</text:span> A<text:span text:style-name="symbol0_5f_csharp">()</text:span> <text:span text:style-name="symbol0_5f_csharp">{</text:span> <text:line-break/><text:tab/><text:span text:style-name="keyword0_5f_csharp">while</text:span> <text:span text:style-name="symbol0_5f_csharp">(</text:span>AnotherIteration<text:span text:style-name="symbol0_5f_csharp">())</text:span> <text:span text:style-name="symbol0_5f_csharp">{</text:span> <text:line-break/><text:tab/><text:tab/><text:span text:style-name="keyword0_5f_csharp">if</text:span> <text:span text:style-name="symbol0_5f_csharp">(</text:span>la.<text:span text:style-name="member0_5f_csharp">kind</text:span> <text:span text:style-name="symbol0_5f_csharp">==</text:span> _a<text:span text:style-name="symbol0_5f_csharp">)</text:span> <text:line-break/><text:tab/><text:tab/><text:tab/>Expect<text:span text:style-name="symbol0_5f_csharp">(</text:span>_a<text:span text:style-name="symbol0_5f_csharp">);</text:span> <text:line-break/><text:tab/><text:tab/><text:span text:style-name="keyword0_5f_csharp">else</text:span> <text:span text:style-name="keyword0_5f_csharp">if</text:span> <text:span text:style-name="symbol0_5f_csharp">(</text:span>la.<text:span text:style-name="member0_5f_csharp">kind</text:span> <text:span text:style-name="symbol0_5f_csharp">==</text:span> _b<text:span text:style-name="symbol0_5f_csharp">)</text:span> <text:span text:style-name="symbol0_5f_csharp">{</text:span> <text:line-break/><text:tab/><text:tab/><text:tab/>Expect<text:span text:style-name="symbol0_5f_csharp">(</text:span>_b<text:span text:style-name="symbol0_5f_csharp">);</text:span> Expect<text:span text:style-name="symbol0_5f_csharp">(</text:span>_c<text:span text:style-name="symbol0_5f_csharp">);</text:span> <text:line-break/><text:tab/><text:tab/><text:span text:style-name="symbol0_5f_csharp">}</text:span> <text:line-break/><text:tab/><text:span text:style-name="symbol0_5f_csharp">}</text:span><text:line-break/><text:tab/>Expect<text:span text:style-name="symbol0_5f_csharp">(</text:span>_b<text:span text:style-name="symbol0_5f_csharp">);</text:span> <text:line-break/><text:span text:style-name="symbol0_5f_csharp">}</text:span><text:span text:style-name="T1"> <text:s/></text:span></text:p>
      <text:p text:style-name="P116">Помните, что <text:span text:style-name="T319">решатель</text:span> должен быть <text:span text:style-name="T319">размещён</text:span> <text:span text:style-name="T314">в самой ранней точке возникновения LL(1) конфликта.</text:span></text:p>
      <text:h text:style-name="Heading_20_4" text:outline-level="4"><text:bookmark-start text:name="__RefHeading__20975_521228810"/>2.4.7 Syntax Error Handling<text:bookmark-end text:name="__RefHeading__20975_521228810"/></text:h>
      <text:h text:style-name="Heading_20_4" text:outline-level="4"><text:bookmark-start text:name="__RefHeading__20977_521228810"/>2.4.7 Обработка синтаксических ошибок<text:bookmark-end text:name="__RefHeading__20977_521228810"/></text:h>
      <text:p text:style-name="Текст_20_оригинала_20__28_eng_29_">If a syntax error is detected during parsing, the generated parser reports the error and <text:span text:style-name="T114">should try</text:span> to recover by synchronizing the erroneous input with the grammar. While error messages are generated automatically, the user has to give certain hints in the grammar in order to enable the parser <text:span text:style-name="T114">to perform appropriate synchronization</text:span>. </text:p>
      <text:p text:style-name="P219">Если синтаксическая ошибка обнаружена во время разбора, сгенерированный <text:span text:style-name="T321">парсер</text:span> сообщает об ошибке <text:span text:style-name="T322">и </text:span><text:span text:style-name="T153">должен попытаться</text:span><text:span text:style-name="T322"> восстановить, путём синхронизации, ошибочный ввод с грамматикой</text:span>. В то время как сообщения об ошибках генерируются автоматически, пользователь должен дать определенные <text:span text:style-name="T322">подсказки</text:span> в грамматике, <text:span text:style-name="T322">для того </text:span>чтобы парсер <text:span text:style-name="T114">выполн</text:span><text:span text:style-name="T153">ил</text:span><text:span text:style-name="T114"> соответствующую синхронизацию</text:span>.</text:p>
      <text:p text:style-name="Текст_20_оригинала_20__28_eng_29_"><text:span text:style-name="T1">Invalid terminal symbols</text:span>. </text:p>
      <text:p text:style-name="Текст_20_оригинала_20__28_eng_29_">If a certain terminal symbol was expected but not found in the input the parser just reports that this symbol was expected. For example, if we had a production </text:p>
      <text:p text:style-name="Текст_20_исходного_20_кода">A <text:span text:style-name="symbol0_5f_csharp">=</text:span> a b c. </text:p>
      <text:p text:style-name="P202">but the parser was presented with input like <text:s/></text:p>
      <text:p text:style-name="P173"><text:soft-page-break/>a x c </text:p>
      <text:p text:style-name="P202">the parser would report something like </text:p>
      <text:p text:style-name="Текст_20_исходного_20_кода">file Grammar.atg : (11, 9) b expected </text:p>
      <text:p text:style-name="Текст_20_перевода_20__28_рус_29_"><text:span text:style-name="T2">Недопустимые терминальные символы.</text:span></text:p>
      <text:p text:style-name="P220">Если <text:span text:style-name="T323">ожидался </text:span>определенный терминальный символ, но <text:span text:style-name="T323">его нет</text:span> на входе, парсер просто сообщает, что этот символ ожида<text:span text:style-name="T323">ется</text:span>. Например, <text:span text:style-name="T323">если бы мы имели правило</text:span></text:p>
      <text:p text:style-name="P171">A <text:span text:style-name="symbol0_5f_csharp">=</text:span> a b c. <text:s text:c="2"/></text:p>
      <text:p text:style-name="P221">однако парсеру был подан ввод как</text:p>
      <text:p text:style-name="P174">a x c <text:s/></text:p>
      <text:p text:style-name="P221">парсер сообщит что-то вроде</text:p>
      <text:p text:style-name="P171">file Grammar.atg : (11, 9) b <text:span text:style-name="T323">ожидается</text:span> <text:s/></text:p>
      <text:p text:style-name="Текст_20_оригинала_20__28_eng_29_"><text:span text:style-name="T1">Invalid <text:s/>alternative <text:s/>lists</text:span>. <text:s/></text:p>
      <text:p text:style-name="Текст_20_оригинала_20__28_eng_29_">If <text:s/>the <text:s/>lookahead <text:s/>symbol <text:s/>does <text:s/>not <text:s/>match <text:s/>any <text:s/>alternative from a list of expected alternatives in a nonterminal A the parser just reports that A was invalid. For example, if we had a production </text:p>
      <text:p text:style-name="Текст_20_исходного_20_кода">A = a (b | c | d) e. </text:p>
      <text:p text:style-name="P202">but the parser was presented with input like <text:s/></text:p>
      <text:p text:style-name="P173">a x e </text:p>
      <text:p text:style-name="P202">the parser would report something like </text:p>
      <text:p text:style-name="P173">file Grammar.atg : (11, 9) invalid A </text:p>
      <text:p text:style-name="Текст_20_оригинала_20__28_eng_29_">Obviously, this error <text:s/>message <text:s/>can be improved <text:s/>if we <text:s/>turn <text:s/>the alternative <text:s/>list <text:s/>into <text:s/>a separate nonterminal symbol, i.e.: </text:p>
      <text:p text:style-name="Текст_20_исходного_20_кода">A = a B e. <text:line-break/>B = b | c | d. </text:p>
      <text:p text:style-name="Текст_20_оригинала_20__28_eng_29_">In this case the error message would be </text:p>
      <text:p text:style-name="Текст_20_исходного_20_кода"><text:span text:style-name="T114">file Grammar.atg : (11, 9) invalid B</text:span> </text:p>
      <text:p text:style-name="Текст_20_оригинала_20__28_eng_29_">which is more precise. <text:s text:c="2"/></text:p>
      <text:p text:style-name="Текст_20_перевода_20__28_рус_29_"><text:span text:style-name="T2">Недопустимые списки альтернатив.</text:span></text:p>
      <text:p text:style-name="Текст_20_перевода_20__28_рус_29_">Если <text:span text:style-name="T324">головному </text:span>символ<text:span text:style-name="T324">у</text:span> не соответствует никак<text:span text:style-name="T324">ая</text:span> альтернатив<text:span text:style-name="T324">а</text:span> из списка ожидаемых альтернатив в нетерминально<text:span text:style-name="T324">м</text:span> <text:span text:style-name="T2">А</text:span> парсер просто сообщает, что <text:span text:style-name="T59">A</text:span><text:span text:style-name="T324"> </text:span>был признан нед<text:span text:style-name="T324">опустимым</text:span>. Например, если у нас <text:span text:style-name="T324">имеется</text:span> пр<text:span text:style-name="T324">авило</text:span></text:p>
      <text:p text:style-name="P172">A = a (b | c | d) e. </text:p>
      <text:p text:style-name="P221">однако парсеру был подан ввод как <text:s/></text:p>
      <text:p text:style-name="P175"><text:soft-page-break/>a x e </text:p>
      <text:p text:style-name="P221">парсер сообщит что-то вроде </text:p>
      <text:p text:style-name="P175">file Grammar.atg : (11, 9) <text:span text:style-name="T324">недопустимый</text:span> A</text:p>
      <text:p text:style-name="Текст_20_перевода_20__28_рус_29_">Очевидно, что это сообщение об ошибке мож<text:span text:style-name="T325">но </text:span>улучш<text:span text:style-name="T325">ить</text:span>, если мы обратимся <text:span text:style-name="T325">к списку </text:span>альтернати<text:span text:style-name="T325">в, как к </text:span>отдельн<text:span text:style-name="T325">ому</text:span> нетерминально<text:span text:style-name="T325">му</text:span> символ<text:span text:style-name="T325">ову</text:span>, т.е.</text:p>
      <text:p text:style-name="P172">A = a B e. <text:line-break/>B = b | c | d. <text:s/></text:p>
      <text:p text:style-name="Текст_20_перевода_20__28_рус_29_">В этом случае сообщение об ошибке будет</text:p>
      <text:p text:style-name="P172"><text:span text:style-name="T114">file Grammar.atg : (11, 9) </text:span><text:span text:style-name="T154">недопустимый</text:span><text:span text:style-name="T114"> B</text:span> </text:p>
      <text:p text:style-name="Текст_20_перевода_20__28_рус_29_"><text:span text:style-name="T326">которое является более точное.</text:span> </text:p>
      <text:p text:style-name="Текст_20_оригинала_20__28_eng_29_"><text:span text:style-name="T1">Synchronization</text:span>. </text:p>
      <text:p text:style-name="Текст_20_оригинала_20__28_eng_29_">After an error is reported the parser continues until it gets to a so-called <text:span text:style-name="T70">synchronization point</text:span> where it tries to synchronize the input with the grammar again. <text:s/>Synchronization <text:s/>points <text:s/>have <text:s/>to <text:s/>be <text:s/>specified <text:s/>by the <text:s/>keyword <text:s/><text:span text:style-name="T2">SYNC</text:span>. <text:s/>They <text:s/>are points <text:s/>in <text:s/>the <text:s/>grammar <text:s/>where <text:s/>particularly <text:s/><text:span text:style-name="T70">safe</text:span> <text:s/>tokens <text:s/>are <text:s/>expected, i.e. <text:s/>tokens <text:s/>that hardly occur anywhere else and are unlikely to be mistyped. When the parser reaches a synchronization point it skips all input until a token occurs that is expected at this point. </text:p>
      <text:p text:style-name="Текст_20_оригинала_20__28_eng_29_">In many languages good candidates for synchronization points are the beginning of a statement (where keywords like <text:span text:style-name="T2">if</text:span>, <text:span text:style-name="T2">while</text:span> or <text:span text:style-name="T2">for</text:span> are expected) or the beginning of a declaration sequence (where keywords like <text:span text:style-name="T2">public</text:span>, <text:span text:style-name="T2">private</text:span> or <text:span text:style-name="T2">void</text:span> are expected). A semicolon is also a good synchronization point in a statement sequence. </text:p>
      <text:p text:style-name="Текст_20_оригинала_20__28_eng_29_">The following production, for example, specifies the beginning of a statement as well as the semicolon after an assignment as synchronization points: </text:p>
      <text:p text:style-name="Текст_20_исходного_20_кода">Statement <text:span text:style-name="symbol0_5f_csharp">=</text:span> <text:line-break/><text:span text:style-name="T1">SYNC <text:line-break/></text:span><text:span text:style-name="symbol0_5f_csharp">(</text:span> <text:s text:c="2"/>Designator <text:span text:style-name="string_5f_csharp">'='</text:span> Expression <text:span text:style-name="T1">SYNC</text:span> <text:span text:style-name="string_5f_csharp">';'</text:span> <text:line-break/> <text:span text:style-name="symbol0_5f_csharp">|</text:span> <text:span text:style-name="string_5f_csharp">"if"</text:span> <text:span text:style-name="string_5f_csharp">'('</text:span> Expression <text:span text:style-name="string_5f_csharp">')'</text:span> Statement <text:span text:style-name="symbol0_5f_csharp">[</text:span> <text:span text:style-name="string_5f_csharp">"else"</text:span> Statement <text:span text:style-name="symbol0_5f_csharp">]</text:span> <text:line-break/> <text:span text:style-name="symbol0_5f_csharp">|</text:span> <text:span text:style-name="string_5f_csharp">"while"</text:span> <text:span text:style-name="string_5f_csharp">'('</text:span> Expression <text:span text:style-name="string_5f_csharp">')'</text:span> Statement <text:line-break/> <text:span text:style-name="symbol0_5f_csharp">|</text:span> <text:span text:style-name="string_5f_csharp">'{'</text:span> <text:span text:style-name="symbol0_5f_csharp">{</text:span> Statement <text:span text:style-name="symbol0_5f_csharp">}</text:span> <text:span text:style-name="string_5f_csharp">'}'</text:span> <text:line-break/> <text:span text:style-name="symbol0_5f_csharp">|</text:span> ... <text:line-break/><text:span text:style-name="symbol0_5f_csharp">)</text:span>. </text:p>
      <text:p text:style-name="Текст_20_оригинала_20__28_eng_29_">In the generated parser, these synchronization points lead to code as follows (written in pseudo code here): </text:p>
      <text:p text:style-name="Текст_20_исходного_20_кода"><text:span text:style-name="keyword0_5f_csharp">static</text:span> <text:span text:style-name="keyword0_5f_csharp">void</text:span> Statement<text:span text:style-name="symbol0_5f_csharp">()</text:span> <text:span text:style-name="symbol0_5f_csharp">{</text:span> <text:line-break/> <text:span text:style-name="keyword0_5f_csharp">while</text:span><text:span text:style-name="T1"> </text:span><text:span text:style-name="symbol0_5f_csharp">(</text:span><text:span text:style-name="T1">la.</text:span><text:span text:style-name="member0_5f_csharp">kind</text:span><text:span text:style-name="T1"> </text:span>∉ <text:span text:style-name="symbol0_5f_csharp">{</text:span><text:span text:style-name="T1">_EOF, _ident, _if, _while, _lbrace, ...</text:span><text:span text:style-name="symbol0_5f_csharp">})</text:span><text:span text:style-name="T1"> </text:span><text:span text:style-name="symbol0_5f_csharp">{</text:span><text:span text:style-name="T1"> </text:span><text:line-break/> <text:span text:style-name="T71">Report an error</text:span><text:span text:style-name="symbol0_5f_csharp">;</text:span><text:span text:style-name="T1"> </text:span><text:line-break/> <text:span text:style-name="T71">Get next token</text:span><text:span text:style-name="symbol0_5f_csharp">;</text:span><text:span text:style-name="T1"> </text:span><text:line-break/> <text:span text:style-name="symbol0_5f_csharp">}</text:span> <text:line-break/> <text:span text:style-name="keyword0_5f_csharp">if</text:span> <text:span text:style-name="symbol0_5f_csharp">(</text:span>la.<text:span text:style-name="member0_5f_csharp">kind</text:span> <text:span text:style-name="symbol0_5f_csharp">==</text:span> _ident<text:span text:style-name="symbol0_5f_csharp">)</text:span> <text:span text:style-name="symbol0_5f_csharp">{</text:span> <text:line-break/> Designator<text:span text:style-name="symbol0_5f_csharp">();</text:span> Expect<text:span text:style-name="symbol0_5f_csharp">(</text:span>_eql<text:span text:style-name="symbol0_5f_csharp">);</text:span> Expression<text:span text:style-name="symbol0_5f_csharp">();</text:span> <text:line-break/> <text:span text:style-name="keyword0_5f_csharp">while</text:span><text:span text:style-name="T1"> </text:span><text:span text:style-name="symbol0_5f_csharp">(</text:span><text:span text:style-name="T1">la.</text:span><text:span text:style-name="member0_5f_csharp">kind</text:span><text:span text:style-name="T1"> </text:span>∉ <text:span text:style-name="symbol0_5f_csharp">{</text:span><text:span text:style-name="T1">_EOF, _semicolon</text:span><text:span text:style-name="symbol0_5f_csharp">})</text:span><text:span text:style-name="T1"> </text:span><text:span text:style-name="symbol0_5f_csharp">{</text:span><text:span text:style-name="T1"> </text:span><text:line-break/> <text:span text:style-name="T71">Report an error</text:span><text:span text:style-name="symbol0_5f_csharp">;</text:span><text:span text:style-name="T1"> </text:span><text:line-break/> <text:span text:style-name="T71">Get next token</text:span><text:span text:style-name="symbol0_5f_csharp">;</text:span><text:span text:style-name="T1"> </text:span><text:line-break/> <text:span text:style-name="symbol0_5f_csharp">}</text:span> <text:line-break/> <text:span text:style-name="symbol0_5f_csharp">}</text:span> <text:span text:style-name="keyword0_5f_csharp">else</text:span> <text:span text:style-name="keyword0_5f_csharp">if</text:span> <text:span text:style-name="symbol0_5f_csharp">(</text:span>la.<text:span text:style-name="member0_5f_csharp">kind</text:span> <text:span text:style-name="symbol0_5f_csharp">==</text:span> _if<text:span text:style-name="symbol0_5f_csharp">)</text:span> <text:span text:style-name="symbol0_5f_csharp">{</text:span> ... <text:line-break/> <text:span text:style-name="symbol0_5f_csharp">}</text:span> ... <text:line-break/><text:span text:style-name="symbol0_5f_csharp">}</text:span> </text:p>
      <text:p text:style-name="Текст_20_оригинала_20__28_eng_29_"><text:soft-page-break/>Note <text:s/>that <text:s/>the <text:s/>end-of-file <text:s/>symbol <text:s/>is <text:s/>always <text:s/>included <text:s/>in <text:s/>the <text:s/>set <text:s/>of <text:s/>synchronization symbols. This guarantees that the synchronization loop terminates at least at the end of the input. </text:p>
      <text:p text:style-name="Текст_20_оригинала_20__28_eng_29_">In order to avoid a proliferation of error messages during synchronization, an error is only reported if at least two tokens have been recognized correctly since the last error. </text:p>
      <text:p text:style-name="Текст_20_оригинала_20__28_eng_29_">Normally there are only a handful of synchronization points in a grammar for a real programming language. <text:s/>This <text:s/>makes <text:s/>error <text:s/>recovery <text:s/>cheap <text:s/>in <text:s/><text:span text:style-name="T114">parsers <text:s/>generated <text:s/>by</text:span> Coco/R and does not slow down error-free parsing. </text:p>
      <text:p text:style-name="Текст_20_перевода_20__28_рус_29_"><text:span text:style-name="T63">Синхронизация</text:span>. </text:p>
      <text:p text:style-name="P222"><text:span text:style-name="T327">После сообщения об ошибке парсер продолжает, пока не попадает в так называемую точку синхронизации, где он попытается снова синхронизировать ввод с грамматикой. Точки синхронизации должны быть указаны ключевым словом </text:span><text:span text:style-name="T31">SYNC</text:span><text:span text:style-name="T327">. Они являются точками в грамматике, где, как ожидается в частности, </text:span><text:span text:style-name="T81">безопасные</text:span><text:span text:style-name="T327"> токены, то есть токены, которые вряд ли встречаются ещё где то и вряд ли будут введены неверно. Когда парсер достигает точки синхронизации он пропускает весь вход пока не появляется токен, который ожидается в этой точке.</text:span></text:p>
      <text:p text:style-name="P224"><text:span text:style-name="T328">Во многих языках хорошими кандидатами для точек синхронизации являются начала инструкций (такие ожидаемые ключевые слова, как </text:span><text:span text:style-name="T32">if</text:span><text:span text:style-name="T328">, </text:span><text:span text:style-name="T32">wh</text:span><text:span text:style-name="T33">i</text:span><text:span text:style-name="T32">le</text:span><text:span text:style-name="T328"> или </text:span><text:span text:style-name="T32">for</text:span><text:span text:style-name="T328">) или начало последовательностей объявлений (таких ожидаемых ключевых слов, как </text:span><text:span text:style-name="T32">public</text:span><text:span text:style-name="T328">, </text:span><text:span text:style-name="T32">private </text:span><text:span text:style-name="T328">или </text:span><text:span text:style-name="T32">void</text:span><text:span text:style-name="T328">). Точка с запятой также является хорошей точкой синхронизации в последовательности операторов.</text:span> </text:p>
      <text:p text:style-name="P223">В следующем правиле, например, определяются, начало инструкции, а также точка с запятой после присваивания, как точки синхронизации:</text:p>
      <text:p text:style-name="P176">Statement <text:span text:style-name="symbol0_5f_csharp">=</text:span> <text:line-break/><text:span text:style-name="T1">SYNC <text:line-break/></text:span><text:span text:style-name="symbol0_5f_csharp">(</text:span> <text:s text:c="2"/>Designator <text:span text:style-name="string_5f_csharp">'='</text:span> Expression <text:span text:style-name="T1">SYNC</text:span> <text:span text:style-name="string_5f_csharp">';'</text:span> <text:line-break/> <text:span text:style-name="symbol0_5f_csharp">|</text:span> <text:span text:style-name="string_5f_csharp">"if"</text:span> <text:span text:style-name="string_5f_csharp">'('</text:span> Expression <text:span text:style-name="string_5f_csharp">')'</text:span> Statement <text:span text:style-name="symbol0_5f_csharp">[</text:span> <text:span text:style-name="string_5f_csharp">"else"</text:span> Statement <text:span text:style-name="symbol0_5f_csharp">]</text:span> <text:line-break/> <text:span text:style-name="symbol0_5f_csharp">|</text:span> <text:span text:style-name="string_5f_csharp">"while"</text:span> <text:span text:style-name="string_5f_csharp">'('</text:span> Expression <text:span text:style-name="string_5f_csharp">')'</text:span> Statement <text:line-break/> <text:span text:style-name="symbol0_5f_csharp">|</text:span> <text:span text:style-name="string_5f_csharp">'{'</text:span> <text:span text:style-name="symbol0_5f_csharp">{</text:span> Statement <text:span text:style-name="symbol0_5f_csharp">}</text:span> <text:span text:style-name="string_5f_csharp">'}'</text:span> <text:line-break/> <text:span text:style-name="symbol0_5f_csharp">|</text:span> ... <text:line-break/><text:span text:style-name="symbol0_5f_csharp">)</text:span>. <text:s/></text:p>
      <text:p text:style-name="P225">В созданном парсере, эти точки синхронизации приведут к <text:span text:style-name="T183">следующ</text:span><text:span text:style-name="T187">ему</text:span><text:span text:style-name="T183"> </text:span>коду (написано на псевдокоде):</text:p>
      <text:p text:style-name="P176"><text:span text:style-name="keyword0_5f_csharp">static</text:span> <text:span text:style-name="keyword0_5f_csharp">void</text:span> Statement<text:span text:style-name="symbol0_5f_csharp">()</text:span> <text:span text:style-name="symbol0_5f_csharp">{</text:span> <text:line-break/> <text:span text:style-name="keyword0_5f_csharp">while</text:span><text:span text:style-name="T1"> </text:span><text:span text:style-name="symbol0_5f_csharp">(</text:span><text:span text:style-name="T1">la.</text:span><text:span text:style-name="member0_5f_csharp">kind</text:span><text:span text:style-name="T1"> </text:span>∉ <text:span text:style-name="symbol0_5f_csharp">{</text:span><text:span text:style-name="T1">_EOF, _ident, _if, _while, _lbrace, ...</text:span><text:span text:style-name="symbol0_5f_csharp">})</text:span><text:span text:style-name="T1"> </text:span><text:span text:style-name="symbol0_5f_csharp">{</text:span><text:span text:style-name="T1"> </text:span><text:line-break/> <text:span text:style-name="T71">Report an error</text:span><text:span text:style-name="symbol0_5f_csharp">;</text:span><text:span text:style-name="T1"> </text:span><text:line-break/> <text:span text:style-name="T71">Get next token</text:span><text:span text:style-name="symbol0_5f_csharp">;</text:span><text:span text:style-name="T1"> </text:span><text:line-break/> <text:span text:style-name="symbol0_5f_csharp">}</text:span> <text:line-break/> <text:span text:style-name="keyword0_5f_csharp">if</text:span> <text:span text:style-name="symbol0_5f_csharp">(</text:span>la.<text:span text:style-name="member0_5f_csharp">kind</text:span> <text:span text:style-name="symbol0_5f_csharp">==</text:span> _ident<text:span text:style-name="symbol0_5f_csharp">)</text:span> <text:span text:style-name="symbol0_5f_csharp">{</text:span> <text:line-break/> Designator<text:span text:style-name="symbol0_5f_csharp">();</text:span> Expect<text:span text:style-name="symbol0_5f_csharp">(</text:span>_eql<text:span text:style-name="symbol0_5f_csharp">);</text:span> Expression<text:span text:style-name="symbol0_5f_csharp">();</text:span> <text:line-break/> <text:span text:style-name="keyword0_5f_csharp">while</text:span><text:span text:style-name="T1"> </text:span><text:span text:style-name="symbol0_5f_csharp">(</text:span><text:span text:style-name="T1">la.</text:span><text:span text:style-name="member0_5f_csharp">kind</text:span><text:span text:style-name="T1"> </text:span>∉ <text:span text:style-name="symbol0_5f_csharp">{</text:span><text:span text:style-name="T1">_EOF, _semicolon</text:span><text:span text:style-name="symbol0_5f_csharp">})</text:span><text:span text:style-name="T1"> </text:span><text:span text:style-name="symbol0_5f_csharp">{</text:span><text:span text:style-name="T1"> </text:span><text:line-break/> <text:span text:style-name="T71">Report an error</text:span><text:span text:style-name="symbol0_5f_csharp">;</text:span><text:span text:style-name="T1"> </text:span><text:line-break/> <text:span text:style-name="T71">Get next token</text:span><text:span text:style-name="symbol0_5f_csharp">;</text:span><text:span text:style-name="T1"> </text:span><text:line-break/> <text:span text:style-name="symbol0_5f_csharp">}</text:span> <text:line-break/> <text:span text:style-name="symbol0_5f_csharp">}</text:span> <text:span text:style-name="keyword0_5f_csharp">else</text:span> <text:span text:style-name="keyword0_5f_csharp">if</text:span> <text:span text:style-name="symbol0_5f_csharp">(</text:span>la.<text:span text:style-name="member0_5f_csharp">kind</text:span> <text:span text:style-name="symbol0_5f_csharp">==</text:span> _if<text:span text:style-name="symbol0_5f_csharp">)</text:span> <text:span text:style-name="symbol0_5f_csharp">{</text:span> ... <text:line-break/> <text:span text:style-name="symbol0_5f_csharp">}</text:span> ... <text:line-break/><text:span text:style-name="symbol0_5f_csharp">}</text:span> </text:p>
      <text:p text:style-name="Текст_20_перевода_20__28_рус_29_">Обратите внимание, что символ конец-файла всегда включается в набор символов синхронизации. Это гарантирует, что цикл синхронизации завершится по крайней мере в конце ввода. </text:p>
      <text:p text:style-name="P226">Для того чтобы избежать распространения сообщений об ошибках во время синхронизации, <text:soft-page-break/>ошибка <text:span text:style-name="T329">сообщается</text:span>, только <text:span text:style-name="T329">если по </text:span>крайней мере два <text:span text:style-name="T329">токена</text:span> были правильно распознаны с момента последней ошибки.</text:p>
      <text:p text:style-name="Текст_20_перевода_20__28_рус_29_">Как правило, есть <text:span text:style-name="T329">несколько</text:span> точ<text:span text:style-name="T329">ек</text:span> синхронизации в грамматик<text:span text:style-name="T329">е</text:span> настоящи<text:span text:style-name="T329">х</text:span> язык<text:span text:style-name="T331">ов</text:span> программирования. Это делает восстановлени<text:span text:style-name="T330">е</text:span> оши<text:span text:style-name="T330">бок</text:span> <text:span text:style-name="T330">лёгким,</text:span> <text:span text:style-name="T114">в парсер</text:span><text:span text:style-name="T155">ах</text:span><text:span text:style-name="T114"> генерируемых</text:span> Coco/R и не замедляет безошибо<text:span text:style-name="T330">чный</text:span> разбор.</text:p>
      <text:p text:style-name="Текст_20_оригинала_20__28_eng_29_"><text:span text:style-name="T1">Weak tokens</text:span>. </text:p>
      <text:p text:style-name="Текст_20_оригинала_20__28_eng_29_">Error recovery can further be improved by specifying tokens that are "weak" <text:s/>in <text:s/>a <text:s/>certain <text:s/>context. <text:s/>A weak <text:s/>token <text:s/>is <text:s/>a <text:s/>symbol <text:s/>that <text:s/>is <text:s/>often <text:s/>mistyped <text:s/>or missing such as a comma in a parameter list, which is often mistyped as a semicolon. A <text:s/>weak <text:s/>token <text:s/>is <text:s/>preceded <text:s/>by <text:s/>the <text:s/>keyword <text:s/><text:span text:style-name="T2">WEAK</text:span>. <text:s/>When <text:s/>the parser <text:s/>expects <text:s/>a <text:s/>weak token, but does not find it in the input stream, it adjusts the input to the next token that is <text:s/>either <text:s/>a <text:s/>legal <text:s/>successor <text:s/>of <text:s/>the <text:s/>weak <text:s/>token <text:s/>or a <text:s/>token expected at any <text:s/>synchronization point <text:s/>(symbols <text:s/>expected <text:s/>at <text:s/>synchronization <text:s/>points <text:s/>are <text:s/>considered <text:s/>to <text:s/>be particularly "strong", so that it makes sense to never skip them). </text:p>
      <text:p text:style-name="Текст_20_оригинала_20__28_eng_29_">Weak tokens are often separator symbols that occur at the beginning of an iteration. For example, if we have the productions </text:p>
      <text:p text:style-name="Текст_20_исходного_20_кода">ParameterList <text:span text:style-name="symbol0_5f_csharp">=</text:span> <text:span text:style-name="string_5f_csharp">'('</text:span> Parameter <text:span text:style-name="symbol0_5f_csharp">{</text:span> <text:span text:style-name="T1">WEAK</text:span> <text:span text:style-name="string_5f_csharp">','</text:span> Parameter <text:span text:style-name="symbol0_5f_csharp">}</text:span> <text:span text:style-name="string_5f_csharp">')'</text:span>. <text:line-break/><text:span text:style-name="member0_5f_csharp"><text:span text:style-name="T224">Parameter</text:span></text:span> <text:span text:style-name="symbol0_5f_csharp">=</text:span> <text:span text:style-name="symbol0_5f_csharp">[</text:span> <text:span text:style-name="string_5f_csharp">"ref"</text:span> <text:span text:style-name="symbol0_5f_csharp">|</text:span> <text:span text:style-name="string_5f_csharp">"out"</text:span> <text:span text:style-name="symbol0_5f_csharp">]</text:span> Type ident. </text:p>
      <text:p text:style-name="Текст_20_оригинала_20__28_eng_29_">and the parser does not find a ',' or a ')' after the first parameter, it reports an error and skips the input until it finds either a legal successor of the weak token (i.e., a legal start of <text:span text:style-name="T2">Parameter</text:span>), or a successor of the iteration (i.e. ')'), or any symbol expected at a <text:s/>synchronization <text:s/>point <text:s/>(including <text:s/>the <text:s/>end-of-file symbol). <text:s/>The <text:s/>effect <text:s/>is <text:s/>that <text:s/>the parsing <text:s/>of <text:s/>the parameter <text:s/>list would <text:s/>not be terminated prematurely, but <text:s/>would <text:s/>get <text:s/>a chance to synchronize with the start of the next parameter after a possibly mistyped <text:line-break/>separator symbol. </text:p>
      <text:p text:style-name="Текст_20_оригинала_20__28_eng_29_">In <text:s/>order <text:s/>to <text:s/>get <text:s/>good <text:s/>error <text:s/>recovery <text:s/>the <text:s/>user <text:s/>of <text:s/>Coco/R <text:s/>should <text:s/>perform <text:s/>some experiments with erroneous inputs and place <text:span text:style-name="T2">SYNC</text:span> and <text:span text:style-name="T2">WEAK</text:span> keywords appropriately to recover from the most likely errors. </text:p>
      <text:p text:style-name="Текст_20_перевода_20__28_рус_29_"><text:span text:style-name="T64">Слабые токены</text:span>. </text:p>
      <text:p text:style-name="P228"><text:span text:style-name="T332">Востановление после ошибки может быть дополнительно улучшено, путём указания токенов, которые являются "weak"(«слабый») в определенном контексте. Слабым токеном является символ, который часто вводится неправильно или пропущен, например запятая в списке параметров, которая также часто неправильно набирается как точка с запятой. Слабому токену предшествует ключевое слово </text:span><text:span text:style-name="T34">WEAK</text:span><text:span text:style-name="T332">. Когда парсер ожидает слабый токен, но не находит его во входном потоке, он подстраивает вход на следующий токен, который является, либо правильным наследником слабого токена или токеном ожидающимся в любой точке синхронизации (токены ожидаемые в точках синхронизации считаются особенно "сильными", так что имеет смысл, никогда не пропускать их).</text:span></text:p>
      <text:p text:style-name="P227">Слабыми токенами часто являются символы разделители, которые встречаются в начале итерации. Например, если у нас есть правило</text:p>
      <text:p text:style-name="P177">ParameterList <text:span text:style-name="symbol0_5f_csharp">=</text:span> <text:span text:style-name="string_5f_csharp">'('</text:span> Parameter <text:span text:style-name="symbol0_5f_csharp">{</text:span> <text:span text:style-name="T1">WEAK</text:span> <text:span text:style-name="string_5f_csharp">','</text:span> Parameter <text:span text:style-name="symbol0_5f_csharp">}</text:span> <text:span text:style-name="string_5f_csharp">')'</text:span>. <text:line-break/><text:span text:style-name="member0_5f_csharp"><text:span text:style-name="T224">Parameter</text:span></text:span> <text:span text:style-name="symbol0_5f_csharp">=</text:span> <text:span text:style-name="symbol0_5f_csharp">[</text:span> <text:span text:style-name="string_5f_csharp">"ref"</text:span> <text:span text:style-name="symbol0_5f_csharp">|</text:span> <text:span text:style-name="string_5f_csharp">"out"</text:span> <text:span text:style-name="symbol0_5f_csharp">]</text:span> Type ident. </text:p>
      <text:p text:style-name="P230"><text:span text:style-name="T333">и парсер не найдет ',' или ')' после первого параметра, то он сообщает об ошибке и пропускает вход пока не найдет либо правильного наследника слабого токена (т.е. правильное начало в </text:span><text:span text:style-name="T35">Parameter</text:span><text:span text:style-name="T333">), или наследник итерации (т.е. '</text:span><text:span text:style-name="T35">)'</text:span><text:span text:style-name="T333">), или любой символ ожидаемый в точке синхронизации (в том числе символ конец-файла). Эффект в том, что разбор списка параметров не будет прекращён досрочно, пока есть возможность синхронизации с началом следующего </text:span><text:soft-page-break/><text:span text:style-name="T333">параметра, возможно после опечатки символа разделителя.</text:span></text:p>
      <text:p text:style-name="P229">Для того чтобы получить наилучшее восстановление после ошибк<text:span text:style-name="T417">и</text:span>, пользователь Coco/R должен поэкспериментировать с ошибочным входом и поместить <text:span text:style-name="T183">ключевые слова </text:span><text:span text:style-name="T2">SYNC</text:span> и <text:span text:style-name="T2">WEAK</text:span> соответствующим образом, чтобы востановиться после наиболее вероятных ошибок.</text:p>
      <text:h text:style-name="Heading_20_4" text:outline-level="4"><text:bookmark-start text:name="__RefHeading__20979_521228810"/>2.4.8 Frame Files <text:bookmark-end text:name="__RefHeading__20979_521228810"/></text:h>
      <text:h text:style-name="Heading_20_4" text:outline-level="4"><text:bookmark-start text:name="__RefHeading__20981_521228810"/>2.4.8 Заготовочные файлы<text:bookmark-end text:name="__RefHeading__20981_521228810"/></text:h>
      <text:p text:style-name="Текст_20_оригинала_20__28_eng_29_">The <text:s/>scanner <text:s/>and <text:s/>the <text:s/>parser <text:s/>are <text:s/>generated <text:s/>from <text:s/>template <text:s/>files <text:s/>with <text:s/>the <text:s/>names Scanner.frame and <text:s/>Parser.frame. <text:s/>Those <text:s/>files <text:s/>contain <text:s/>fixed <text:s/>code <text:s/>parts <text:s/>as <text:s/>well <text:s/>as textual markers that denote positions at which grammar-specific parts are inserted by Coco/R. In rare situations advanced users may want to modify the fixed parts of the frame files by which they can influence the behavior of the scanner and the parser to a certain degree. </text:p>
      <text:p text:style-name="Текст_20_оригинала_20__28_eng_29_"><text:span text:style-name="T156">(+)</text:span>The extended version of Coco/R described here can also generate a main driver class from <text:s/>a <text:s/>template file <text:s/>with <text:s/>the <text:s/>name <text:s/>Grammar.frame <text:s/>if <text:s/>this <text:s/>exists <text:s/>(where <text:s/>Grammar stands <text:s/>for <text:s/>the <text:s/>name <text:s/>of <text:s/>the <text:s/>goal symbol <text:s/>of <text:s/>the <text:s/>grammar). <text:s text:c="3"/>If <text:s/>not, <text:s/>the <text:s/>system <text:s/>can generate such a driver from a file Driver.frame. Such a generic driver frame file is provided with the distribution, the idea being that it will act as an example from which a more appropriate Grammar.frame can be derived. </text:p>
      <text:p text:style-name="Текст_20_перевода_20__28_рус_29_">Сканер и анализатор генерируются из файлов шаблонов с именами Scanner.frame и Parser.frame. Эти файлы содержат фиксированные части кода, а также текстовые маркеры, указывающие позиции, <text:span text:style-name="T334">в</text:span> котор<text:span text:style-name="T334">ые</text:span> <text:span text:style-name="T334">Coco/R </text:span>вставля<text:span text:style-name="T334">ет</text:span> <text:span text:style-name="T334">конкретные </text:span>граммати<text:span text:style-name="T334">ческие </text:span>части. В <text:span text:style-name="T335">исключительных</text:span> случаях продвинутые пользователи могут изменить фиксированные части <text:span text:style-name="T335">заготовочных </text:span>файлов с помощью которых, в определенной степени, они могут влиять на поведение сканера и парсера.</text:p>
      <text:p text:style-name="P231"><text:span text:style-name="T156">(+)</text:span>Расширенная версия Coco/R описанная здесь, может также создать главный класс драйвера из файла шаблона с именем Grammar.frame, если <text:span text:style-name="T336">он</text:span> существует (где Grammar означает имя цел<text:span text:style-name="T336">евого</text:span> символа грамматики). Если нет, то система может генерировать такой драйвер из файла Driver.frame. Такой общий <text:span text:style-name="T336">заготовочный</text:span> файл <text:span text:style-name="T336">драйвера</text:span>, поставляе<text:span text:style-name="T336">тся</text:span> при распространении, идея в том, что он будет действовать в качестве примера, из котор<text:span text:style-name="T336">ого </text:span>мо<text:span text:style-name="T336">жно</text:span> получ<text:span text:style-name="T336">ить</text:span> <text:span text:style-name="T336">наи</text:span>более подходящи<text:span text:style-name="T336">й</text:span> Grammar.frame.</text:p>
      <text:h text:style-name="Heading_20_2" text:outline-level="2"><text:bookmark-start text:name="__RefHeading__20983_521228810"/>3. User Guide <text:bookmark-end text:name="__RefHeading__20983_521228810"/></text:h>
      <text:h text:style-name="Heading_20_2" text:outline-level="2"><text:bookmark-start text:name="__RefHeading__20985_521228810"/>3. Руководство пользователя<text:bookmark-end text:name="__RefHeading__20985_521228810"/></text:h>
      <text:h text:style-name="Heading_20_3" text:outline-level="3"><text:bookmark-start text:name="__RefHeading__20987_521228810"/>3.1 Installation<text:bookmark-end text:name="__RefHeading__20987_521228810"/></text:h>
      <text:h text:style-name="Heading_20_3" text:outline-level="3"><text:bookmark-start text:name="__RefHeading__20989_521228810"/>3.1 Установка<text:bookmark-end text:name="__RefHeading__20989_521228810"/></text:h>
      <text:p text:style-name="Текст_20_оригинала_20__28_eng_29_">Both the Java version and the C# version of the Linz versions of Coco/R can be downloaded from http://www.ssw.uni-linz.ac.at/Research/Projects/Coco/. </text:p>
      <text:p text:style-name="P253"><text:span text:style-name="T337">В</text:span>ерси<text:span text:style-name="T337">я</text:span> Java и <text:span text:style-name="T337">версия C</text:span># из Linz верси<text:span text:style-name="T338">и</text:span> <text:span text:style-name="T337">Coco</text:span>/R могут быть скачаны с <text:a xlink:type="simple" xlink:href="http://www.ssw.uni-linz.ac.at/Research/Projects/Coco/">http://www.ssw.uni-linz.ac.at/Research/Projects/Coco/</text:a>.</text:p>
      <text:p text:style-name="Текст_20_оригинала_20__28_eng_29_"><text:span text:style-name="T157">(+)</text:span>Both the Java version and the C# version of the extended versions of Coco/R can be downloaded <text:soft-page-break/>from http://www.scifac.ru.ac.za/resourcekit/. </text:p>
      <text:p text:style-name="P232"><text:span text:style-name="T157">(+)</text:span><text:span text:style-name="T341">В</text:span>ерсия Java и <text:span text:style-name="T183">версия </text:span>C# расширенн<text:span text:style-name="T338">ой</text:span> верси<text:span text:style-name="T338">и</text:span> <text:span text:style-name="T338">Coco</text:span>/R могут быть скачаны с <text:a xlink:type="simple" xlink:href="http://www.scifac.ru.ac.za/resourcekit/">http://www.scifac.ru.ac.za/resourcekit/</text:a>.</text:p>
      <text:p text:style-name="Текст_20_оригинала_20__28_eng_29_"><text:span text:style-name="T1">C# version</text:span>. </text:p>
      <text:p text:style-name="Текст_20_оригинала_20__28_eng_29_">Copy the following files to appropriate directories: </text:p>
      <text:p text:style-name="Текст_20_исходного_20_кода">Coco.exe <text:tab/><text:tab/>the executable <text:line-break/>Scanner.frame <text:tab/>the frame file from which the scanner is generated <text:line-break/>Parser.frame <text:tab/>the frame file from which the parser is generated <text:line-break/><text:span text:style-name="T114">Driver.frame <text:tab/>the frame file from which the driver is generated, if required </text:span></text:p>
      <text:p text:style-name="Текст_20_перевода_20__28_рус_29_"><text:span text:style-name="T65">Версия </text:span><text:span text:style-name="T1">C#</text:span>. </text:p>
      <text:p text:style-name="Текст_20_перевода_20__28_рус_29_">Скопируйте следующие файлы в соответствующие каталоги:</text:p>
      <text:p text:style-name="P178">Coco.exe <text:tab/><text:tab/><text:span text:style-name="T339">исполняемый</text:span><text:line-break/>Scanner.frame <text:tab/><text:span text:style-name="T339">заготовочный файл из которого генерируется сканер</text:span><text:line-break/>Parser.frame <text:tab/><text:span text:style-name="T339">заготовочный файл из которого генерируется парсер</text:span><text:line-break/><text:span text:style-name="T114">Driver.frame <text:tab/></text:span><text:span text:style-name="T158">заготовочный файл из которого генерируется драйвер, если требуется</text:span></text:p>
      <text:p text:style-name="Текст_20_оригинала_20__28_eng_29_"><text:span text:style-name="T1">Java version</text:span>. </text:p>
      <text:p text:style-name="Текст_20_оригинала_20__28_eng_29_">Copy the following files to appropriate directories: </text:p>
      <text:p text:style-name="Текст_20_исходного_20_кода">Coco.jar <text:tab/><text:tab/>an archive containing all classes of Coco/R <text:line-break/>Scanner.frame <text:tab/>the frame file from which the scanner is generated <text:line-break/>Parser frame <text:tab/>the frame file from which the parser is generated <text:line-break/><text:span text:style-name="T114">Driver.frame <text:tab/>the frame file from which the driver is generated, if required</text:span> </text:p>
      <text:p text:style-name="Текст_20_перевода_20__28_рус_29_"><text:span text:style-name="T36">Версия Java</text:span><text:span text:style-name="T340">.</text:span> </text:p>
      <text:p text:style-name="Текст_20_перевода_20__28_рус_29_">Скопируйте следующие файлы в соответствующие каталоги: </text:p>
      <text:p text:style-name="P179">Coco.jar <text:tab/><text:tab/><text:span text:style-name="T340">архив, содержащий все классы Coco/R</text:span><text:line-break/>Scanner.frame <text:tab/><text:span text:style-name="T339">заготовочный файл из которого генерируется сканер</text:span><text:line-break/>Parser.frame <text:tab/><text:span text:style-name="T339">заготовочный файл из которого генерируется парсер</text:span><text:line-break/><text:span text:style-name="T114">Driver.frame <text:tab/></text:span><text:span text:style-name="T158">заготовочный файл из которого генерируется драйвер, если требуется</text:span></text:p>
      <text:h text:style-name="Heading_20_3" text:outline-level="3"><text:bookmark-start text:name="__RefHeading__20991_521228810"/>3.2 Invocation <text:bookmark-end text:name="__RefHeading__20991_521228810"/></text:h>
      <text:h text:style-name="Heading_20_3" text:outline-level="3"><text:bookmark-start text:name="__RefHeading__20993_521228810"/>3.2 Вызов<text:bookmark-end text:name="__RefHeading__20993_521228810"/></text:h>
      <text:p text:style-name="Текст_20_оригинала_20__28_eng_29_">Coco/R can be invoked from the command line as follows: </text:p>
      <text:p text:style-name="Текст_20_исходного_20_кода">Under C#: <text:s text:c="4"/>Coco fileName [ Options ] <text:line-break/>Under Java: <text:s text:c="2"/>java -jar Coco.jar fileName [ Options ] </text:p>
      <text:p text:style-name="Текст_20_оригинала_20__28_eng_29_"><text:span text:style-name="T2">fileName</text:span> <text:s/>is <text:s/>the <text:s/>name <text:s/>of <text:s/>the <text:s/>file <text:s/>containing <text:s/>the <text:s/>Coco/R <text:s/>compiler <text:s/>description. <text:s/>As <text:s/>a <text:line-break/>convention, compiler descriptions have the extension <text:span text:style-name="T2">.ATG</text:span> (for attributed grammar). </text:p>
      <text:p text:style-name="Текст_20_перевода_20__28_рус_29_"><text:span text:style-name="T341">Coco/R может быть вызван из командной строки следующим образом:</text:span> </text:p>
      <text:p text:style-name="P182"><text:span text:style-name="T341">Для</text:span> C#: <text:s text:c="4"/>Coco <text:span text:style-name="T341">имяФайла</text:span> [ <text:span text:style-name="T341">Опции</text:span> ] <text:line-break/><text:span text:style-name="T341">Для</text:span> Java: <text:s text:c="2"/>java -jar Coco.jar <text:span text:style-name="T341">имяФайла</text:span> [ <text:span text:style-name="T341">Опции</text:span> ] </text:p>
      <text:p text:style-name="Текст_20_перевода_20__28_рус_29_"><text:soft-page-break/><text:span text:style-name="T2">имяФайла</text:span> это имя файла содержащее описание компилятора Coco/R. <text:s/>В качестве условия, описание компилятора имеет расширение <text:span text:style-name="T2">.ATG</text:span> (для атрибутной грамматики).</text:p>
      <text:p text:style-name="P203"><text:span text:style-name="T1">Options</text:span>.</text:p>
      <text:p text:style-name="Текст_20_перевода_20__28_рус_29_"><text:span text:style-name="T37">Опции</text:span><text:span text:style-name="T342">.</text:span> </text:p>
      <text:p text:style-name="Текст_20_оригинала_20__28_eng_29_">The following options may be specified: </text:p>
      <text:p text:style-name="Текст_20_исходного_20_кода">Options <text:span text:style-name="symbol0_5f_csharp">=</text:span> <text:line-break/> <text:span text:style-name="symbol0_5f_csharp">{</text:span> <text:s text:c="2"/><text:span text:style-name="string_5f_csharp">"-namespace"</text:span> namespaceName <text:s/><text:span text:style-name="comment_5f_multi_5f_csharp">/* in Java: "-package" packageName */</text:span> <text:line-break/> <text:span text:style-name="symbol0_5f_csharp">|</text:span> <text:span text:style-name="string_5f_csharp">"-frames"</text:span> framesDirectory <text:line-break/> <text:span text:style-name="symbol0_5f_csharp"><text:span text:style-name="T114">|</text:span></text:span><text:span text:style-name="T114"> </text:span><text:span text:style-name="symbol0_5f_csharp"><text:span text:style-name="T114">(</text:span></text:span><text:span text:style-name="T114"> </text:span><text:span text:style-name="string_5f_csharp"><text:span text:style-name="T114">"-trace"</text:span></text:span><text:span text:style-name="T114"> </text:span><text:span text:style-name="symbol0_5f_csharp"><text:span text:style-name="T114">|</text:span></text:span><text:span text:style-name="T114"> </text:span><text:span text:style-name="string_5f_csharp"><text:span text:style-name="T114">"-options"</text:span></text:span><text:span text:style-name="T114"> </text:span><text:span text:style-name="symbol0_5f_csharp"><text:span text:style-name="T114">)</text:span></text:span><text:span text:style-name="T114"> optionString </text:span><text:line-break/> <text:span text:style-name="symbol0_5f_csharp">}</text:span>. </text:p>
      <text:p text:style-name="Текст_20_перевода_20__28_рус_29_"><text:span text:style-name="T342">Могут указываться следующие опции:</text:span> </text:p>
      <text:p text:style-name="P180">Options <text:span text:style-name="symbol0_5f_csharp">=</text:span> <text:line-break/> <text:span text:style-name="symbol0_5f_csharp">{</text:span> <text:s text:c="2"/><text:span text:style-name="string_5f_csharp">"-namespace"</text:span> namespaceName <text:s/><text:span text:style-name="comment_5f_multi_5f_csharp">/* </text:span><text:span text:style-name="comment_5f_multi_5f_csharp"><text:span text:style-name="T342">в</text:span></text:span><text:span text:style-name="comment_5f_multi_5f_csharp"> Java: "-package" </text:span><text:span text:style-name="comment_5f_multi_5f_csharp"><text:span text:style-name="T342">имяПакета</text:span></text:span><text:span text:style-name="comment_5f_multi_5f_csharp"> */</text:span> <text:line-break/> <text:span text:style-name="symbol0_5f_csharp">|</text:span> <text:span text:style-name="string_5f_csharp">"-frames"</text:span> framesDirectory <text:line-break/> <text:span text:style-name="symbol0_5f_csharp"><text:span text:style-name="T114">|</text:span></text:span><text:span text:style-name="T114"> </text:span><text:span text:style-name="symbol0_5f_csharp"><text:span text:style-name="T114">(</text:span></text:span><text:span text:style-name="T114"> </text:span><text:span text:style-name="string_5f_csharp"><text:span text:style-name="T114">"-trace"</text:span></text:span><text:span text:style-name="T114"> </text:span><text:span text:style-name="symbol0_5f_csharp"><text:span text:style-name="T114">|</text:span></text:span><text:span text:style-name="T114"> </text:span><text:span text:style-name="string_5f_csharp"><text:span text:style-name="T114">"-options"</text:span></text:span><text:span text:style-name="T114"> </text:span><text:span text:style-name="symbol0_5f_csharp"><text:span text:style-name="T114">)</text:span></text:span><text:span text:style-name="T114"> optionString </text:span><text:line-break/> <text:span text:style-name="symbol0_5f_csharp">}</text:span>. </text:p>
      <text:p text:style-name="Текст_20_оригинала_20__28_eng_29_">The user can specify a namespace (or package) to which the generated scanner and parser <text:s/>should belong <text:s/>(e.g. <text:s/>at.jku.ssw.Coco). <text:s/><text:span text:style-name="T114">In <text:s/>the <text:s/>extended <text:s/>version <text:s/>of <text:s/>Coco/R described <text:s/>here, <text:s/>if <text:s/>no <text:s/>namespace is <text:s/>specified <text:s/>the <text:s/>generated <text:s/>classes <text:s/>will <text:s/>belong <text:s/>to <text:s/>a namespace matching the name of the goal symbol of the grammar. </text:span></text:p>
      <text:p text:style-name="Текст_20_перевода_20__28_рус_29_">Пользователь может указать пространство имен (или пакет), <text:span text:style-name="T343">к</text:span> которо<text:span text:style-name="T343">му</text:span> долж<text:span text:style-name="T343">ны</text:span> принадлежать генерируе<text:span text:style-name="T343">мый</text:span> сканер и парсер (например at.jku.ssw.Coco). <text:span text:style-name="T114">В расширенной версии </text:span><text:span text:style-name="T159">Coco</text:span><text:span text:style-name="T114">/R описано</text:span><text:span text:style-name="T159">й</text:span><text:span text:style-name="T114"> здесь, если пространство имен не указано сгенерированные классы будут принадлежать к пространству им</text:span><text:span text:style-name="T171">ё</text:span><text:span text:style-name="T114">н, соответствующ</text:span><text:span text:style-name="T159">ему</text:span><text:span text:style-name="T114"> им</text:span><text:span text:style-name="T159">ени</text:span><text:span text:style-name="T114"> </text:span><text:span text:style-name="T159">целевого </text:span><text:span text:style-name="T114">символа грамматики.</text:span></text:p>
      <text:p text:style-name="Текст_20_оригинала_20__28_eng_29_">The <text:span text:style-name="T2">-frames</text:span> option can be used to specify the directory that contains the frame files Scanner.frame, Parser.frame <text:span text:style-name="T114">and Driver.frame</text:span> (see Section 2.4.8). If this option is missing Coco/R expects the frame files to be in the same directory as the attributed grammar. </text:p>
      <text:p text:style-name="P233">Опция <text:span text:style-name="T2">-frames</text:span> может быть использована, чтобы указать каталог, содержащий заготовки файлов Scanner.frame, Parser.frame <text:span text:style-name="T114">и Driver.frame</text:span> (см. <text:a xlink:type="simple" xlink:href="#4.4.8.15.2.4.8 Frame Files |outline">раздел 2.4.8</text:a>). Если эта опция отсутствует Coco/R предполагает, что файлы заготовки, расположены в том же каталоге, что и атрибутная грамматика.</text:p>
      <text:p text:style-name="P204">The –trace (<text:span text:style-name="T114">or –options</text:span>) option allows the user to specify a string of switches (e.g. ASX) that cause internal data structures of Coco/R to be dumped to the file trace.txt. <text:line-break/>The switches are denoted by the following characters: </text:p>
      <text:p text:style-name="Текст_20_исходного_20_кода">A <text:s/>print the states of the scanner automaton <text:line-break/>F <text:s/>print the <text:span text:style-name="T70">first</text:span> sets and <text:span text:style-name="T70">follow</text:span> sets of all nonterminals <text:line-break/>G <text:s/>print the syntax graph of all productions <text:line-break/>I <text:s/>trace the computation of <text:span text:style-name="T70">first</text:span> sets <text:line-break/><text:span text:style-name="T114">J <text:s/>list the ANY and SYNC sets used in error recovery </text:span><text:line-break/>P <text:s/>print statistics about the run of Coco/R <text:line-break/>S <text:s/>print the symbol table and the list of declared literals <text:line-break/>X <text:s/>print a cross reference list of all terminals and nonterminals </text:p>
      <text:p text:style-name="Текст_20_перевода_20__28_рус_29_">Опция <text:span text:style-name="T2">-</text:span><text:span text:style-name="T38">trace</text:span><text:span text:style-name="T344"> </text:span>(<text:span text:style-name="T114">или </text:span><text:span text:style-name="T138">-</text:span><text:span text:style-name="T140">options</text:span><text:span text:style-name="T114">)</text:span> позволяет пользователю указать строку переключателей (например ASX), которые вызывают внутренние структуры данных <text:span text:style-name="T344">Coco</text:span>/R, подлежащих <text:span text:style-name="T344">сохранению</text:span> в файл trace.txt.<text:line-break/><text:span text:style-name="T344">Переключатели</text:span> обозначаются следующими символами:</text:p>
      <text:p text:style-name="P181"><text:soft-page-break/>A <text:s/><text:span text:style-name="T344">распечатать состояния автомата сканера</text:span><text:line-break/>F <text:s/><text:span text:style-name="T344">распечатать </text:span><text:span text:style-name="T82">перв</text:span><text:span text:style-name="T85">ое</text:span><text:span text:style-name="T344"> множество и </text:span><text:span text:style-name="T82">последующие</text:span><text:span text:style-name="T344"> множества всех нетерминалов</text:span> <text:line-break/>G <text:s/><text:span text:style-name="T344">распечатать синтаксический граф всех правил</text:span> <text:line-break/>I <text:s/><text:span text:style-name="T344">проследить за вычислением </text:span><text:span text:style-name="T82">первых</text:span><text:span text:style-name="T344"> множеств</text:span><text:line-break/><text:span text:style-name="T114">J <text:s/></text:span><text:span text:style-name="T160">перечислить ANY и SYNC наборы, используемые в исправлениях ошибок</text:span><text:line-break/>P <text:s/><text:span text:style-name="T344">распечатать статистику о выполнении Coco/R</text:span><text:line-break/>S <text:s/><text:span text:style-name="T344">распечатать таблицу символов и список объявленных литералов</text:span><text:line-break/>X <text:s/><text:span text:style-name="T344">распечатать список перекрестных ссылок всех терминалов и нетерминалов</text:span></text:p>
      <text:p text:style-name="Текст_20_оригинала_20__28_eng_29_"><text:span text:style-name="T161">(+)</text:span>In the extended version the directives <text:s/></text:p>
      <text:p text:style-name="Текст_20_исходного_20_кода"><text:s/>-trace <text:s text:c="2"/>optionString <text:line-break/> -options optionString <text:s/></text:p>
      <text:p text:style-name="Текст_20_оригинала_20__28_eng_29_">are equivalent. Further letters may be introduced to the <text:span text:style-name="T2">optionString</text:span>: <text:s/></text:p>
      <text:p text:style-name="Текст_20_исходного_20_кода">C <text:s text:c="3"/>generate code for a compiler driver class (Grammar.cs or Grammar.java) <text:line-break/>M <text:s text:c="3"/>merge any error messages with the source code to create a listing file <text:line-break/>N <text:s text:c="3"/>generate source code that uses names for the tokens and terminals <text:line-break/>T <text:s text:c="3"/>test the grammar, but do not generate any code </text:p>
      <text:p text:style-name="Текст_20_перевода_20__28_рус_29_"><text:span text:style-name="T114">(+)</text:span>В расширенной версии директивы <text:s/></text:p>
      <text:p text:style-name="P183"><text:s/>-trace <text:s text:c="2"/><text:span text:style-name="T345">строкаОпций</text:span> <text:line-break/> -options <text:span text:style-name="T345">строкаОпций</text:span> <text:s/></text:p>
      <text:p text:style-name="P234"><text:span text:style-name="T345">эквивалентны</text:span>. <text:span text:style-name="T345">Следующие литералы могут быть введены в </text:span><text:span text:style-name="T39">строкаОпций</text:span><text:span text:style-name="T345">:</text:span> <text:s/></text:p>
      <text:p text:style-name="P184">C <text:s text:c="3"/>генерировать код компилятора для класса драйвера (Grammar.cs или Grammar.java) <text:line-break/>M <text:s text:c="3"/>обединить любые сообщения об ошибках с исходным кодом для создания листинг файла<text:line-break/>N <text:s text:c="3"/>генерировать исходный код, который использует имена для токенов и терминалов <text:line-break/>T <text:s text:c="3"/><text:span text:style-name="T346">проверить </text:span>грамматик<text:span text:style-name="T346">у</text:span>, но не генерир<text:span text:style-name="T418">овать</text:span> никакого кода<text:span text:style-name="T183"> </text:span></text:p>
      <text:p text:style-name="Текст_20_оригинала_20__28_eng_29_"><text:span text:style-name="T161">(+)</text:span>With <text:s/>the <text:s/>exception <text:s/>of <text:s/>M, <text:s/>these <text:s/>various <text:s/>features <text:s/>may <text:s/>also <text:s/>be <text:s/>selected <text:s/>by <text:s/>pragmas placed within <text:s/>the <text:s/>Grammar.ATG <text:s/>file <text:s/>(conventionally <text:s/>at <text:s/>the <text:s/>start). <text:s/>Pragmas <text:s/>take <text:s/>the form <text:s/></text:p>
      <text:p text:style-name="Текст_20_исходного_20_кода"><text:s text:c="6"/>$optionString <text:s/></text:p>
      <text:p text:style-name="Текст_20_перевода_20__28_рус_29_"><text:span text:style-name="T114">(+)</text:span> За исключением М, эти различные <text:span text:style-name="T347">возможности</text:span> также могут быть выбраны <text:span text:style-name="T347">посредством </text:span>размещенных прагм в файле Grammar.ATG (условно в начале). Прагмы <text:span text:style-name="T347">имеют</text:span> форму</text:p>
      <text:p text:style-name="Текст_20_исходного_20_кода"><text:tab/>$<text:span text:style-name="T347">строкаОпций</text:span> </text:p>
      <text:p text:style-name="Текст_20_оригинала_20__28_eng_29_"><text:span text:style-name="T161">(+)</text:span>This may be exemplified by <text:s/></text:p>
      <text:p text:style-name="Текст_20_исходного_20_кода">COMPILER Grammar <text:s/>$CNF </text:p>
      <text:p text:style-name="Текст_20_оригинала_20__28_eng_29_">and this may be the preferred route to follow for many applications. <text:s/></text:p>
      <text:p text:style-name="Текст_20_перевода_20__28_рус_29_">(+) Их примерами могут быть</text:p>
      <text:p text:style-name="P185">COMPILER Grammar <text:s/>$CNF </text:p>
      <text:p text:style-name="Текст_20_оригинала_20__28_eng_29_">For example, the option $ASX will cause the states of the automaton, the symbol table and a cross reference list to be printed to the file trace.txt. </text:p>
      <text:p text:style-name="Текст_20_перевода_20__28_рус_29_">Например, опция $ASX <text:span text:style-name="T418">будет</text:span> <text:span text:style-name="T347">вызывать:</text:span> состояни<text:span text:style-name="T347">е</text:span> автомата, таблиц<text:span text:style-name="T347">а</text:span> символов и перекрестны<text:span text:style-name="T347">е</text:span> ссылк<text:span text:style-name="T347">и</text:span>, <text:span text:style-name="T347">и</text:span> напечата<text:span text:style-name="T347">ет их</text:span> в файл trace.txt.</text:p>
      <text:p text:style-name="Текст_20_оригинала_20__28_eng_29_"><text:soft-page-break/><text:span text:style-name="T1">Output files</text:span>. </text:p>
      <text:p text:style-name="Текст_20_оригинала_20__28_eng_29_">Coco/R translates an attributed grammar into the following files: </text:p>
      <text:p text:style-name="Текст_20_исходного_20_кода"><text:s/>Scanner.cs (or Scanner.java) <text:tab/>containing the classes Scanner, Token and Buffer.<text:line-break/> Parser.cs (or Parser.java) <text:tab/><text:tab/>containing the classes Parser and Errors.<text:line-break/> Grammar.cs (or Grammar.java) <text:tab/>containing the driver class (if requested). <text:line-break/> trace.txt <text:tab/><text:tab/><text:tab/><text:tab/><text:tab/>containing trace output (if any). <text:line-break/> listing.txt <text:tab/><text:tab/><text:tab/><text:tab/>containing a source listing with merged error message (if requested) </text:p>
      <text:p text:style-name="Текст_20_оригинала_20__28_eng_29_">All files are generated in the directory that contains the attributed grammar. </text:p>
      <text:p text:style-name="Текст_20_перевода_20__28_рус_29_"><text:span text:style-name="T66">Выходные</text:span><text:span text:style-name="T1"> </text:span><text:span text:style-name="T66">файлы</text:span>. </text:p>
      <text:p text:style-name="Текст_20_перевода_20__28_рус_29_">Coco/R <text:span text:style-name="T348">переводит</text:span> <text:span text:style-name="T348">аттрибутноую грамматику в следующие файлы</text:span>: </text:p>
      <text:p text:style-name="P186"><text:s/>Scanner.cs (or Scanner.java) <text:tab/><text:span text:style-name="T348">содержит</text:span> <text:span text:style-name="T348">классы </text:span>Scanner, Token <text:span text:style-name="T348">и </text:span>Buffer. <text:line-break/> Parser.cs (or Parser.java) <text:tab/><text:tab/><text:span text:style-name="T349">содержит классы</text:span> Parser <text:span text:style-name="T349">и </text:span>Errors. <text:line-break/> Grammar.cs (or Grammar.java) <text:tab/><text:span text:style-name="T349">содержит класс драйвера</text:span> (<text:span text:style-name="T349">если требуется</text:span>). <text:line-break/> trace.txt <text:tab/><text:tab/><text:tab/><text:tab/><text:tab/><text:span text:style-name="T349">содержит данные трассировки (если есть).</text:span><text:line-break/> listing.txt <text:tab/><text:tab/><text:tab/><text:tab/><text:span text:style-name="T349">содержит исходный текст объединенный с сообщением об ошибке (если требуется)</text:span> </text:p>
      <text:p text:style-name="P205"><text:span text:style-name="T350">Все файлы генерируются в каталог, содержащий аттрибутную грамматику.</text:span> </text:p>
      <text:h text:style-name="Heading_20_3" text:outline-level="3"><text:bookmark-start text:name="__RefHeading__20995_521228810"/>3.3 Interfaces of the Generated Classes <text:bookmark-end text:name="__RefHeading__20995_521228810"/></text:h>
      <text:h text:style-name="Heading_20_3" text:outline-level="3"><text:bookmark-start text:name="__RefHeading__20997_521228810"/>3.3 Интерфейсы сгенерированных классов<text:bookmark-end text:name="__RefHeading__20997_521228810"/></text:h>
      <text:h text:style-name="Heading_20_4" text:outline-level="4"><text:bookmark-start text:name="__RefHeading__20999_521228810"/>3.3.1 Scanner <text:bookmark-end text:name="__RefHeading__20999_521228810"/></text:h>
      <text:h text:style-name="P166" text:outline-level="4"><text:bookmark-start text:name="__RefHeading__21001_521228810"/>3.3.1 <text:span text:style-name="T2">Scanner </text:span><text:span text:style-name="T41">(</text:span>Сканер<text:span text:style-name="T354">)</text:span><text:bookmark-end text:name="__RefHeading__21001_521228810"/></text:h>
      <text:p text:style-name="Текст_20_оригинала_20__28_eng_29_">The generated scanner has the following interface: </text:p>
      <text:p text:style-name="Текст_20_перевода_20__28_рус_29_">Созданный сканер имеет следующий интерфейс:</text:p>
      <text:p text:style-name="Текст_20_исходного_20_кода"><text:span text:style-name="keyword0_5f_csharp">public</text:span> <text:span text:style-name="keyword3_5f_csharp"><text:span text:style-name="T224">class</text:span></text:span> <text:span text:style-name="T1">Scanner</text:span> <text:span text:style-name="symbol0_5f_csharp">{</text:span> <text:line-break/> <text:span text:style-name="keyword0_5f_csharp">public</text:span> <text:span text:style-name="keyword0_5f_csharp">static</text:span> <text:span text:style-name="keyword0_5f_csharp">void</text:span> <text:s/><text:span text:style-name="T1">Init</text:span><text:span text:style-name="symbol0_5f_csharp">(</text:span><text:span text:style-name="keyword3_5f_csharp"><text:span text:style-name="T224">string</text:span></text:span> sourceFile<text:span text:style-name="symbol0_5f_csharp">);</text:span> <text:line-break/> <text:span text:style-name="keyword0_5f_csharp">public</text:span> <text:span text:style-name="keyword0_5f_csharp">static</text:span> <text:span text:style-name="keyword0_5f_csharp">void</text:span> <text:s/><text:span text:style-name="T1">Init</text:span><text:span text:style-name="symbol0_5f_csharp">(</text:span>Stream s<text:span text:style-name="symbol0_5f_csharp">);</text:span> <text:line-break/> <text:span text:style-name="keyword0_5f_csharp">public</text:span> <text:span text:style-name="keyword0_5f_csharp">static</text:span> Token <text:span text:style-name="T1">Scan</text:span><text:span text:style-name="symbol0_5f_csharp">();</text:span> <text:line-break/> <text:span text:style-name="keyword0_5f_csharp">public</text:span> <text:span text:style-name="keyword0_5f_csharp">static</text:span> Token <text:span text:style-name="T1">Peek</text:span><text:span text:style-name="symbol0_5f_csharp">();</text:span> <text:line-break/> <text:span text:style-name="keyword0_5f_csharp">public</text:span> <text:span text:style-name="keyword0_5f_csharp">static</text:span> <text:span text:style-name="keyword0_5f_csharp">void</text:span> <text:s/><text:span text:style-name="T1">ResetPeek</text:span><text:span text:style-name="symbol0_5f_csharp">();</text:span> <text:line-break/><text:span text:style-name="symbol0_5f_csharp">}</text:span> </text:p>
      <text:p text:style-name="Текст_20_оригинала_20__28_eng_29_"><text:span text:style-name="T2">Init</text:span>() <text:s/>initializes <text:s/>the <text:s/>scanner. <text:s/>Its <text:s/>parameter <text:s/>is <text:s/>either <text:s/>a <text:s/>stream <text:s/>or <text:s/>the <text:s/>name <text:s/>of <text:s/>a <text:s/>file from where the tokens should be read. It has to be called from the main class of the compiler (see Section 3.4) before scanning and parsing starts. </text:p>
      <text:p text:style-name="Текст_20_перевода_20__28_рус_29_"><text:span text:style-name="T2">Init</text:span>() инициализирует сканер. Его параметр<text:span text:style-name="T351">ом</text:span> является или поток или имя файла, откуда следует читать лексемы. Он должен быть вызван из основного класса компилято<text:span text:style-name="T352">ра</text:span> (см. <text:a xlink:type="simple" xlink:href="#4.6.8.3.4 Основной класс Компилятора|outline">раздел 3.4</text:a>) до нач<text:span text:style-name="T351">ала</text:span> сканирования и синтаксического анализа.</text:p>
      <text:p text:style-name="Текст_20_оригинала_20__28_eng_29_">The <text:s/>method <text:s/><text:span text:style-name="T2">Scan</text:span>() <text:s/>is <text:s/>the <text:s/>actual <text:s/>scanner. <text:s/>The <text:s/>parser <text:s/>calls <text:s/>it <text:s/>whenever <text:s/>it <text:s/>needs <text:s/>the next token. <text:soft-page-break/>Once the <text:s/>input is <text:s/>exhausted <text:s/><text:span text:style-name="T2">Scan</text:span>() returns <text:s/>the <text:s/>end-of-file <text:s/>token, <text:s/>which has <text:s/>the <text:s/>token <text:s/>number <text:s/>0. For <text:s/>invalid <text:s/>tokens <text:s/>(caused <text:s/>by <text:s/>illegal <text:s/>token <text:s/>syntax <text:s/>or <text:s/>by invalid <text:s/>characters) <text:s/><text:span text:style-name="T2">Scan</text:span>() <text:s/>returns <text:s/>a special <text:s/>token <text:s/>kind, <text:s/>which <text:s/>normally <text:s/>causes <text:s/>the parser to report an error. </text:p>
      <text:p text:style-name="P235">Метод <text:span text:style-name="T2">Scan</text:span>() <text:span text:style-name="T352">это и есть</text:span> фактически сканер. <text:span text:style-name="T352">Парсер</text:span> вызывает его, когда он нуждается в следующ<text:span text:style-name="T352">ем</text:span> токен<text:span text:style-name="T352">е</text:span>. После завершения ввода <text:span text:style-name="T2">Scan</text:span>() возвращает <text:span text:style-name="T352">токен </text:span>кон<text:span text:style-name="T352">е</text:span>ц-файла, токен <text:span text:style-name="T352">который</text:span> имеет номер 0. Для недействительных лексем (<text:span text:style-name="T352">в результате неправильного синтаксиса токена или недопустимых символов</text:span>) <text:span text:style-name="T2">Scan</text:span>() возвращает специальный <text:span text:style-name="T352">вид токена</text:span>, который обычно <text:span text:style-name="T352">заставляет</text:span> парсер, сообщить об ошибке.</text:p>
      <text:p text:style-name="Текст_20_оригинала_20__28_eng_29_"><text:span text:style-name="T2">Peek</text:span>() can be used to read one or several tokens ahead without removing them from the <text:s/>input <text:s/>stream. With <text:s/>every <text:s/>call <text:s/>of <text:s/><text:span text:style-name="T2">Scan</text:span>() <text:s/>(i.e. <text:s/>every <text:s/>time <text:s/>a <text:s/>token <text:s/>has <text:s/>been recognized) the peek position is set to the scan position, so that the first <text:span text:style-name="T2">Peek</text:span>() after a <text:span text:style-name="T2">Scan</text:span>() will return the first yet unscanned token. The method <text:span text:style-name="T2">ResetPeek</text:span>() can be used to reset the peek position to the scan position after several calls of <text:span text:style-name="T2">Peek</text:span>(). </text:p>
      <text:p text:style-name="Текст_20_перевода_20__28_рус_29_"><text:span text:style-name="T2">Peek</text:span>() может быть использован для чтения одн<text:span text:style-name="T353">ого</text:span> или нескольк<text:span text:style-name="T353">их</text:span> <text:span text:style-name="T353">токенов </text:span>впер<text:span text:style-name="T353">ё</text:span>д, не удаляя их из входного потока. <text:span text:style-name="T353">К</text:span>аждый вызов <text:span text:style-name="T2">Scan</text:span>() (т.е. каждый раз, когда <text:span text:style-name="T353">токен</text:span> был <text:span text:style-name="T353">распознан</text:span>) положение <text:span text:style-name="T353">предпросмотра</text:span> установлен<text:span text:style-name="T353">о</text:span> в положение сканирования, так что первый <text:span text:style-name="T2">Peek</text:span>() после <text:span text:style-name="T40">Scan</text:span>() верн<text:span text:style-name="T353">ё</text:span>т первый же неотсканированные <text:span text:style-name="T353">токен</text:span>. Метод <text:span text:style-name="T2">ResetPeek</text:span>() может использоваться для сброса положения <text:span text:style-name="T353">предпросмотра</text:span> в положение сканирования после нескольких <text:span text:style-name="T353">вызовов </text:span><text:span text:style-name="T2">Peek</text:span>().</text:p>
      <text:h text:style-name="Heading_20_4" text:outline-level="4"><text:bookmark-start text:name="__RefHeading__21003_521228810"/>3.3.2 Token <text:bookmark-end text:name="__RefHeading__21003_521228810"/></text:h>
      <text:h text:style-name="Heading_20_4" text:outline-level="4"><text:bookmark-start text:name="__RefHeading__21005_521228810"/>3.3.2 Token (Токен)<text:bookmark-end text:name="__RefHeading__21005_521228810"/></text:h>
      <text:p text:style-name="Текст_20_оригинала_20__28_eng_29_">Every token returned by the scanner is an object of the following class: </text:p>
      <text:p text:style-name="Текст_20_исходного_20_кода"><text:span text:style-name="keyword0_5f_csharp">public</text:span> <text:span text:style-name="keyword3_5f_csharp"><text:span text:style-name="T224">class</text:span></text:span> <text:span text:style-name="T1">Token</text:span> <text:s/><text:line-break/> <text:span text:style-name="keyword0_5f_csharp">public</text:span> <text:span text:style-name="keyword3_5f_csharp"><text:span text:style-name="T224">int</text:span></text:span> <text:s text:c="3"/><text:span text:style-name="T1">kind</text:span><text:span text:style-name="symbol0_5f_csharp">;</text:span> <text:s/><text:span text:style-name="comment_5f_multi_5f_csharp">/* token code (EOF has the code 0)*/</text:span><text:line-break/> <text:span text:style-name="keyword0_5f_csharp">public</text:span> <text:span text:style-name="keyword3_5f_csharp"><text:span text:style-name="T224">string</text:span></text:span> <text:span text:style-name="T1">val</text:span><text:span text:style-name="symbol0_5f_csharp">;</text:span> <text:s text:c="2"/><text:span text:style-name="comment_5f_multi_5f_csharp">/* token value */</text:span><text:line-break/> <text:span text:style-name="keyword0_5f_csharp">public</text:span> <text:span text:style-name="keyword3_5f_csharp"><text:span text:style-name="T224">int</text:span></text:span> <text:s text:c="3"/><text:span text:style-name="T1">pos</text:span><text:span text:style-name="symbol0_5f_csharp">;</text:span> <text:s text:c="2"/><text:span text:style-name="comment_5f_multi_5f_csharp">/* position in the source stream (starting at 0)*/</text:span><text:line-break/> <text:span text:style-name="keyword0_5f_csharp">public</text:span> <text:span text:style-name="keyword3_5f_csharp"><text:span text:style-name="T224">int</text:span></text:span> <text:s text:c="3"/><text:span text:style-name="T1">line</text:span><text:span text:style-name="symbol0_5f_csharp">;</text:span> <text:s/><text:span text:style-name="comment_5f_multi_5f_csharp">/* line number (starting at 1)*/</text:span><text:line-break/> <text:span text:style-name="keyword0_5f_csharp">public</text:span> <text:span text:style-name="keyword3_5f_csharp"><text:span text:style-name="T224">int</text:span></text:span> <text:s text:c="3"/><text:span text:style-name="T1">col</text:span><text:span text:style-name="symbol0_5f_csharp">;</text:span> <text:s text:c="2"/><text:span text:style-name="comment_5f_multi_5f_csharp">/* column number (starting at 0)*/</text:span> <text:line-break/><text:span text:style-name="symbol0_5f_csharp">}</text:span> </text:p>
      <text:p text:style-name="Текст_20_перевода_20__28_рус_29_"><text:span text:style-name="T355">Каждый токен, возвращенный сканером является объектом следующего класса:</text:span> </text:p>
      <text:p text:style-name="P187"><text:span text:style-name="keyword0_5f_csharp">public</text:span> <text:span text:style-name="keyword3_5f_csharp"><text:span text:style-name="T224">class</text:span></text:span> <text:span text:style-name="T1">Token</text:span> <text:s/><text:line-break/> <text:span text:style-name="keyword0_5f_csharp">public</text:span> <text:span text:style-name="keyword3_5f_csharp"><text:span text:style-name="T224">int</text:span></text:span> <text:s text:c="3"/><text:span text:style-name="T1">kind</text:span><text:span text:style-name="symbol0_5f_csharp">;</text:span> <text:s/><text:span text:style-name="comment_5f_multi_5f_csharp">/* </text:span><text:span text:style-name="comment_5f_multi_5f_csharp"><text:span text:style-name="T356">код токена(EOF конец-файла имеет код 0)</text:span></text:span><text:span text:style-name="comment_5f_multi_5f_csharp">*/</text:span><text:line-break/> <text:span text:style-name="keyword0_5f_csharp">public</text:span> <text:span text:style-name="keyword3_5f_csharp"><text:span text:style-name="T224">string</text:span></text:span> <text:span text:style-name="T1">val</text:span><text:span text:style-name="symbol0_5f_csharp">;</text:span> <text:s text:c="2"/><text:span text:style-name="comment_5f_multi_5f_csharp">/* </text:span><text:span text:style-name="comment_5f_multi_5f_csharp"><text:span text:style-name="T419">строковое значение токена</text:span></text:span><text:span text:style-name="comment_5f_multi_5f_csharp"> */</text:span><text:line-break/> <text:span text:style-name="keyword0_5f_csharp">public</text:span> <text:span text:style-name="keyword3_5f_csharp"><text:span text:style-name="T224">int</text:span></text:span> <text:s text:c="3"/><text:span text:style-name="T1">pos</text:span><text:span text:style-name="symbol0_5f_csharp">;</text:span> <text:s text:c="2"/><text:span text:style-name="comment_5f_multi_5f_csharp">/* </text:span><text:span text:style-name="comment_5f_multi_5f_csharp"><text:span text:style-name="T355">позиция в потоке источника</text:span></text:span><text:span text:style-name="comment_5f_multi_5f_csharp"> (</text:span><text:span text:style-name="comment_5f_multi_5f_csharp"><text:span text:style-name="T355">начинается с</text:span></text:span><text:span text:style-name="comment_5f_multi_5f_csharp"> 0)*/</text:span><text:line-break/> <text:span text:style-name="keyword0_5f_csharp">public</text:span> <text:span text:style-name="keyword3_5f_csharp"><text:span text:style-name="T224">int</text:span></text:span> <text:s text:c="3"/><text:span text:style-name="T1">line</text:span><text:span text:style-name="symbol0_5f_csharp">;</text:span> <text:s/><text:span text:style-name="comment_5f_multi_5f_csharp">/* </text:span><text:span text:style-name="comment_5f_multi_5f_csharp"><text:span text:style-name="T355">номер строки</text:span></text:span><text:span text:style-name="comment_5f_multi_5f_csharp"> (</text:span><text:span text:style-name="comment_5f_multi_5f_csharp"><text:span text:style-name="T355">начинается с</text:span></text:span><text:span text:style-name="comment_5f_multi_5f_csharp"> 1)*/</text:span><text:line-break/> <text:span text:style-name="keyword0_5f_csharp">public</text:span> <text:span text:style-name="keyword3_5f_csharp"><text:span text:style-name="T224">int</text:span></text:span> <text:s text:c="3"/><text:span text:style-name="T1">col</text:span><text:span text:style-name="symbol0_5f_csharp">;</text:span> <text:s text:c="2"/><text:span text:style-name="comment_5f_multi_5f_csharp">/* </text:span><text:span text:style-name="comment_5f_multi_5f_csharp"><text:span text:style-name="T355">номер столбца</text:span></text:span><text:span text:style-name="comment_5f_multi_5f_csharp"> (</text:span><text:span text:style-name="comment_5f_multi_5f_csharp"><text:span text:style-name="T355">начинается с </text:span></text:span><text:span text:style-name="comment_5f_multi_5f_csharp">0)*/</text:span> <text:line-break/><text:span text:style-name="symbol0_5f_csharp">}</text:span> </text:p>
      <text:h text:style-name="Heading_20_4" text:outline-level="4"><text:bookmark-start text:name="__RefHeading__21007_521228810"/>3.3.3 Buffer <text:bookmark-end text:name="__RefHeading__21007_521228810"/></text:h>
      <text:h text:style-name="P167" text:outline-level="4"><text:bookmark-start text:name="__RefHeading__21009_521228810"/>3.3.3 Buffer <text:span text:style-name="T357">(Буфер)</text:span><text:bookmark-end text:name="__RefHeading__21009_521228810"/></text:h>
      <text:p text:style-name="Текст_20_оригинала_20__28_eng_29_">This is an auxiliary class that is used by the scanner (and possibly by other classes) to read the source stream into a buffer and retrieve portions of it: </text:p>
      <text:p text:style-name="Текст_20_перевода_20__28_рус_29_">Это вспомогательная класс, который используется сканером (и возможно другим<text:span text:style-name="T358">и</text:span> классам<text:span text:style-name="T358">и</text:span>) <text:span text:style-name="T358">для с</text:span>чит<text:span text:style-name="T419">ывания</text:span> поток<text:span text:style-name="T358">а</text:span> источника в буфер и извле<text:span text:style-name="T358">чения</text:span> е<text:span text:style-name="T358">го</text:span> частей:</text:p>
      <text:p text:style-name="Текст_20_исходного_20_кода"><text:soft-page-break/><text:span text:style-name="keyword0_5f_csharp">public</text:span> <text:span text:style-name="keyword3_5f_csharp"><text:span text:style-name="T224">class</text:span></text:span> <text:span text:style-name="T1">Buffer </text:span><text:span text:style-name="symbol0_5f_csharp">{</text:span> <text:line-break/> <text:span text:style-name="keyword0_5f_csharp">public</text:span> <text:span text:style-name="keyword0_5f_csharp">static</text:span> <text:span text:style-name="keyword0_5f_csharp"><text:span text:style-name="T224">void</text:span></text:span> <text:s text:c="2"/><text:span text:style-name="T1">Fill</text:span><text:span text:style-name="symbol0_5f_csharp">(</text:span>Stream s<text:span text:style-name="symbol0_5f_csharp">);</text:span> <text:line-break/> <text:span text:style-name="keyword0_5f_csharp">public</text:span> <text:span text:style-name="keyword0_5f_csharp">static</text:span> <text:span text:style-name="keyword3_5f_csharp"><text:span text:style-name="T224">int</text:span></text:span> <text:s text:c="3"/><text:span text:style-name="T1">Read</text:span><text:span text:style-name="symbol0_5f_csharp">();</text:span> <text:line-break/> <text:span text:style-name="keyword0_5f_csharp">public</text:span> <text:span text:style-name="keyword0_5f_csharp">static</text:span> <text:span text:style-name="keyword3_5f_csharp"><text:span text:style-name="T224">int</text:span></text:span> <text:s text:c="3"/><text:span text:style-name="T1">Peek</text:span><text:span text:style-name="symbol0_5f_csharp">();</text:span> <text:line-break/> <text:span text:style-name="keyword0_5f_csharp">public</text:span> <text:span text:style-name="keyword0_5f_csharp">static</text:span> <text:span text:style-name="keyword3_5f_csharp"><text:span text:style-name="T224">int</text:span></text:span> <text:s text:c="3"/><text:span text:style-name="T1">Pos</text:span> <text:span text:style-name="symbol0_5f_csharp">{</text:span>get<text:span text:style-name="symbol0_5f_csharp">;</text:span> set<text:span text:style-name="symbol0_5f_csharp">;}</text:span> <text:line-break/> <text:span text:style-name="keyword0_5f_csharp">public</text:span> <text:span text:style-name="keyword0_5f_csharp">static</text:span> <text:span text:style-name="keyword3_5f_csharp"><text:span text:style-name="T224">string</text:span></text:span> <text:span text:style-name="T1">GetString</text:span><text:span text:style-name="symbol0_5f_csharp">(</text:span><text:span text:style-name="keyword3_5f_csharp"><text:span text:style-name="T224">int</text:span></text:span> beg, <text:span text:style-name="keyword3_5f_csharp"><text:span text:style-name="T224">int</text:span></text:span> end<text:span text:style-name="symbol0_5f_csharp">);</text:span> <text:line-break/><text:span text:style-name="symbol0_5f_csharp">}</text:span> </text:p>
      <text:p text:style-name="Текст_20_оригинала_20__28_eng_29_"><text:span text:style-name="T2">Fill(s)</text:span> fills the buffer with the source stream. <text:span text:style-name="T2">s.Read()</text:span> returns the next character, or 256 <text:s/>if <text:s/>the <text:s/>input is <text:s/>exhausted. <text:s/><text:span text:style-name="T2">Peek()</text:span> <text:s/>allows <text:s/>the <text:s/>scanner <text:s/>to <text:s/>read <text:s/>characters <text:s/>ahead without <text:s/>consuming <text:s/>them. <text:s/><text:span text:style-name="T2">Pos</text:span> allows <text:s/>the <text:s/>scanner <text:s/>to <text:s/>get <text:s/>or <text:s/>set <text:s/>the <text:s/>reading <text:s/>position, which <text:s/>is <text:s/>initially <text:s/>0. <text:s/><text:span text:style-name="T2">GetString(a,b)</text:span> <text:s/>can <text:s/>be used <text:s/>to <text:s/>retrieve <text:s/>the <text:s/>text <text:s/>interval <text:s/>[a..b<text:span text:style-name="T320">]</text:span> from the input stream. </text:p>
      <text:p text:style-name="P236"><text:span text:style-name="T2">Fill(</text:span><text:span text:style-name="T42">s</text:span><text:span text:style-name="T2">)</text:span> заполняет буфер потоком ис<text:span text:style-name="T359">точника.</text:span> <text:span text:style-name="T2">s.Read()</text:span> возвращает следующий символ, или 256, если вход исчерпан. <text:span text:style-name="T2">Peek()</text:span> позволяет сканеру <text:span text:style-name="T360">c</text:span>чит<text:span text:style-name="T360">ывать</text:span> символы впер<text:span text:style-name="T359">ё</text:span>д без их <text:span text:style-name="T359">удаления</text:span>. <text:span text:style-name="T42">Pos</text:span> позволяет сканеру, получить или установить позицию чтения, которое изначально <text:span text:style-name="T359">есть </text:span>0. <text:span text:style-name="T2">GetString(</text:span><text:span text:style-name="T42">a</text:span><text:span text:style-name="T2">, </text:span><text:span text:style-name="T42">b</text:span><text:span text:style-name="T2">)</text:span> может быть использован для получения интервал<text:span text:style-name="T360">а</text:span> текста [<text:span text:style-name="T359">a</text:span> .. <text:span text:style-name="T359">b</text:span>] из входного потока.</text:p>
      <text:h text:style-name="Heading_20_4" text:outline-level="4"><text:bookmark-start text:name="__RefHeading__21011_521228810"/>3.3.4 Parser <text:bookmark-end text:name="__RefHeading__21011_521228810"/></text:h>
      <text:h text:style-name="P168" text:outline-level="4"><text:bookmark-start text:name="__RefHeading__21013_521228810"/>3.3.4 Parser <text:span text:style-name="T361">(Парсер)</text:span><text:bookmark-end text:name="__RefHeading__21013_521228810"/></text:h>
      <text:p text:style-name="Текст_20_оригинала_20__28_eng_29_">The generated parser has the following interface: </text:p>
      <text:p text:style-name="P188"><text:span text:style-name="keyword0_5f_csharp">public</text:span> <text:span text:style-name="keyword3_5f_csharp"><text:span text:style-name="T224">class</text:span></text:span> <text:span text:style-name="T1">Parser</text:span> <text:span text:style-name="symbol0_5f_csharp">{</text:span> <text:line-break/><text:tab/><text:span text:style-name="keyword0_5f_csharp">public</text:span> <text:span text:style-name="keyword0_5f_csharp">static</text:span> Token <text:span text:style-name="T137">token</text:span><text:span text:style-name="symbol0_5f_csharp">;</text:span><text:tab/><text:tab/><text:tab/><text:span text:style-name="comment_5f_multi_5f_csharp">/* most recently recognized token */</text:span><text:line-break/><text:tab/><text:span text:style-name="keyword0_5f_csharp">public</text:span> <text:span text:style-name="keyword0_5f_csharp">static</text:span> Token <text:span text:style-name="T1">la</text:span><text:span text:style-name="symbol0_5f_csharp">;</text:span><text:tab/><text:tab/><text:tab/><text:tab/><text:span text:style-name="comment_5f_multi_5f_csharp">/* lookahead token */</text:span><text:line-break/><text:tab/><text:span text:style-name="keyword0_5f_csharp">public</text:span> <text:span text:style-name="keyword0_5f_csharp">static</text:span> <text:span text:style-name="keyword0_5f_csharp"><text:span text:style-name="T224">void</text:span></text:span> <text:s/><text:span text:style-name="T1">Parse</text:span><text:span text:style-name="symbol0_5f_csharp">();</text:span> <text:line-break/><text:tab/><text:span text:style-name="keyword0_5f_csharp">public</text:span> <text:span text:style-name="keyword0_5f_csharp">static</text:span> <text:span text:style-name="keyword0_5f_csharp"><text:span text:style-name="T224">void</text:span></text:span> <text:s/><text:span text:style-name="T1">SemErr</text:span><text:span text:style-name="symbol0_5f_csharp">(</text:span><text:span text:style-name="keyword3_5f_csharp"><text:span text:style-name="T224">string</text:span></text:span> msg<text:span text:style-name="symbol0_5f_csharp">);</text:span> <text:line-break/> <text:line-break/><text:tab/><text:span text:style-name="keyword0_5f_csharp"><text:span text:style-name="T114">public</text:span></text:span><text:span text:style-name="T114"> </text:span><text:span text:style-name="keyword0_5f_csharp"><text:span text:style-name="T114">static</text:span></text:span><text:span text:style-name="T114"> </text:span><text:span text:style-name="keyword3_5f_csharp"><text:span text:style-name="T114">bool</text:span></text:span><text:span text:style-name="T114"> <text:s/></text:span><text:span text:style-name="T137">Successful</text:span><text:span text:style-name="symbol0_5f_csharp"><text:span text:style-name="T114">()</text:span></text:span><text:span text:style-name="T114"><text:tab/><text:tab/></text:span><text:span text:style-name="comment_5f_multi_5f_csharp"><text:span text:style-name="T114">/* no errors occurred */</text:span></text:span><text:span text:style-name="T114"><text:line-break/><text:tab/></text:span><text:span text:style-name="keyword0_5f_csharp"><text:span text:style-name="T114">public</text:span></text:span><text:span text:style-name="T114"> </text:span><text:span text:style-name="keyword0_5f_csharp"><text:span text:style-name="T114">static</text:span></text:span><text:span text:style-name="T114"> </text:span><text:span text:style-name="keyword0_5f_csharp"><text:span text:style-name="T114">void</text:span></text:span><text:span text:style-name="T114"> <text:s/></text:span><text:span text:style-name="T137">SemError</text:span><text:span text:style-name="symbol0_5f_csharp"><text:span text:style-name="T114">(</text:span></text:span><text:span text:style-name="keyword3_5f_csharp"><text:span text:style-name="T114">string</text:span></text:span><text:span text:style-name="T114"> msg</text:span><text:span text:style-name="symbol0_5f_csharp"><text:span text:style-name="T114">)</text:span></text:span><text:span text:style-name="T114"><text:tab/></text:span><text:span text:style-name="comment_5f_multi_5f_csharp"><text:span text:style-name="T114">/* same as SemErr */</text:span></text:span><text:span text:style-name="T114"><text:line-break/><text:tab/></text:span><text:span text:style-name="keyword0_5f_csharp"><text:span text:style-name="T114">public</text:span></text:span><text:span text:style-name="T114"> </text:span><text:span text:style-name="keyword0_5f_csharp"><text:span text:style-name="T114">static</text:span></text:span><text:span text:style-name="T114"> </text:span><text:span text:style-name="keyword0_5f_csharp"><text:span text:style-name="T114">void</text:span></text:span><text:span text:style-name="T114"> <text:s/></text:span><text:span text:style-name="T137">Warning</text:span><text:span text:style-name="symbol0_5f_csharp"><text:span text:style-name="T114">(</text:span></text:span><text:span text:style-name="keyword3_5f_csharp"><text:span text:style-name="T114">string</text:span></text:span><text:span text:style-name="T114"> msg</text:span><text:span text:style-name="symbol0_5f_csharp"><text:span text:style-name="T114">)</text:span></text:span><text:span text:style-name="T114"><text:tab/></text:span><text:span text:style-name="comment_5f_multi_5f_csharp"><text:span text:style-name="T114">/* Warning message only */</text:span></text:span><text:span text:style-name="T114"><text:line-break/><text:tab/></text:span><text:span text:style-name="keyword0_5f_csharp"><text:span text:style-name="T114">public</text:span></text:span><text:span text:style-name="T114"> </text:span><text:span text:style-name="keyword0_5f_csharp"><text:span text:style-name="T114">static</text:span></text:span><text:span text:style-name="T114"> </text:span><text:span text:style-name="keyword3_5f_csharp"><text:span text:style-name="T114">string</text:span></text:span><text:span text:style-name="T114"> <text:s/></text:span><text:span text:style-name="T137">LexString</text:span><text:span text:style-name="symbol0_5f_csharp"><text:span text:style-name="T114">()</text:span></text:span><text:span text:style-name="T114"><text:tab/><text:tab/></text:span><text:span text:style-name="comment_5f_multi_5f_csharp"><text:span text:style-name="T114">/* Returns token.val */</text:span></text:span><text:span text:style-name="T114"><text:line-break/><text:tab/></text:span><text:span text:style-name="keyword0_5f_csharp"><text:span text:style-name="T114">public</text:span></text:span><text:span text:style-name="T114"> </text:span><text:span text:style-name="keyword0_5f_csharp"><text:span text:style-name="T114">static</text:span></text:span><text:span text:style-name="T114"> </text:span><text:span text:style-name="keyword3_5f_csharp"><text:span text:style-name="T114">string</text:span></text:span><text:span text:style-name="T114"> <text:s/></text:span><text:span text:style-name="T137">LookAheadString</text:span><text:span text:style-name="symbol0_5f_csharp"><text:span text:style-name="T114">()</text:span></text:span><text:span text:style-name="T114"><text:tab/></text:span><text:span text:style-name="comment_5f_multi_5f_csharp"><text:span text:style-name="T114">/* Returns la.val */</text:span></text:span><text:line-break/><text:span text:style-name="symbol0_5f_csharp">}</text:span> </text:p>
      <text:p text:style-name="Текст_20_перевода_20__28_рус_29_"><text:span text:style-name="T362">Созданный парсер имеет следующий интерфейс:</text:span> </text:p>
      <text:p text:style-name="P189"><text:span text:style-name="keyword0_5f_csharp">public</text:span> <text:span text:style-name="keyword3_5f_csharp"><text:span text:style-name="T224">class</text:span></text:span> <text:span text:style-name="T1">Parser</text:span> <text:span text:style-name="symbol0_5f_csharp">{</text:span> <text:line-break/><text:tab/><text:span text:style-name="keyword0_5f_csharp">public</text:span> <text:span text:style-name="keyword0_5f_csharp">static</text:span> Token <text:span text:style-name="T137">token</text:span><text:span text:style-name="symbol0_5f_csharp">;</text:span><text:tab/><text:tab/><text:tab/><text:span text:style-name="comment_5f_multi_5f_csharp">/* </text:span><text:span text:style-name="comment_5f_multi_5f_csharp"><text:span text:style-name="T362">последний распознанный токен</text:span></text:span><text:span text:style-name="comment_5f_multi_5f_csharp"> */</text:span><text:line-break/><text:tab/><text:span text:style-name="keyword0_5f_csharp">public</text:span> <text:span text:style-name="keyword0_5f_csharp">static</text:span> Token <text:span text:style-name="T1">la</text:span><text:span text:style-name="symbol0_5f_csharp">;</text:span><text:tab/><text:tab/><text:tab/><text:tab/><text:span text:style-name="comment_5f_multi_5f_csharp">/* </text:span><text:span text:style-name="comment_5f_multi_5f_csharp"><text:span text:style-name="T362">головной токен</text:span></text:span><text:span text:style-name="comment_5f_multi_5f_csharp"> */</text:span><text:line-break/><text:tab/><text:span text:style-name="keyword0_5f_csharp">public</text:span> <text:span text:style-name="keyword0_5f_csharp">static</text:span> <text:span text:style-name="keyword0_5f_csharp"><text:span text:style-name="T224">void</text:span></text:span> <text:s/><text:span text:style-name="T1">Parse</text:span><text:span text:style-name="symbol0_5f_csharp">();</text:span> <text:line-break/><text:tab/><text:span text:style-name="keyword0_5f_csharp">public</text:span> <text:span text:style-name="keyword0_5f_csharp">static</text:span> <text:span text:style-name="keyword0_5f_csharp"><text:span text:style-name="T224">void</text:span></text:span> <text:s/><text:span text:style-name="T1">SemErr</text:span><text:span text:style-name="symbol0_5f_csharp">(</text:span><text:span text:style-name="keyword3_5f_csharp"><text:span text:style-name="T224">string</text:span></text:span> msg<text:span text:style-name="symbol0_5f_csharp">);</text:span> <text:line-break/> <text:line-break/><text:tab/><text:span text:style-name="keyword0_5f_csharp"><text:span text:style-name="T114">public</text:span></text:span><text:span text:style-name="T114"> </text:span><text:span text:style-name="keyword0_5f_csharp"><text:span text:style-name="T114">static</text:span></text:span><text:span text:style-name="T114"> </text:span><text:span text:style-name="keyword3_5f_csharp"><text:span text:style-name="T114">bool</text:span></text:span><text:span text:style-name="T114"> <text:s/></text:span><text:span text:style-name="T137">Successful</text:span><text:span text:style-name="symbol0_5f_csharp"><text:span text:style-name="T114">()</text:span></text:span><text:span text:style-name="T114"><text:tab/><text:tab/></text:span><text:span text:style-name="comment_5f_multi_5f_csharp"><text:span text:style-name="T114">/* </text:span></text:span><text:span text:style-name="comment_5f_multi_5f_csharp"><text:span text:style-name="T162">ошибки отсутствуют</text:span></text:span><text:span text:style-name="comment_5f_multi_5f_csharp"><text:span text:style-name="T114">*/</text:span></text:span><text:span text:style-name="T114"><text:line-break/><text:tab/></text:span><text:span text:style-name="keyword0_5f_csharp"><text:span text:style-name="T114">public</text:span></text:span><text:span text:style-name="T114"> </text:span><text:span text:style-name="keyword0_5f_csharp"><text:span text:style-name="T114">static</text:span></text:span><text:span text:style-name="T114"> </text:span><text:span text:style-name="keyword0_5f_csharp"><text:span text:style-name="T114">void</text:span></text:span><text:span text:style-name="T114"> <text:s/></text:span><text:span text:style-name="T137">SemError</text:span><text:span text:style-name="symbol0_5f_csharp"><text:span text:style-name="T114">(</text:span></text:span><text:span text:style-name="keyword3_5f_csharp"><text:span text:style-name="T114">string</text:span></text:span><text:span text:style-name="T114"> msg</text:span><text:span text:style-name="symbol0_5f_csharp"><text:span text:style-name="T114">)</text:span></text:span><text:span text:style-name="T114"><text:tab/></text:span><text:span text:style-name="comment_5f_multi_5f_csharp"><text:span text:style-name="T114">/* </text:span></text:span><text:span text:style-name="comment_5f_multi_5f_csharp"><text:span text:style-name="T163">тоже что и </text:span></text:span><text:span text:style-name="comment_5f_multi_5f_csharp"><text:span text:style-name="T114">SemErr */</text:span></text:span><text:span text:style-name="T114"><text:line-break/><text:tab/></text:span><text:span text:style-name="keyword0_5f_csharp"><text:span text:style-name="T114">public</text:span></text:span><text:span text:style-name="T114"> </text:span><text:span text:style-name="keyword0_5f_csharp"><text:span text:style-name="T114">static</text:span></text:span><text:span text:style-name="T114"> </text:span><text:span text:style-name="keyword0_5f_csharp"><text:span text:style-name="T114">void</text:span></text:span><text:span text:style-name="T114"> <text:s/></text:span><text:span text:style-name="T137">Warning</text:span><text:span text:style-name="symbol0_5f_csharp"><text:span text:style-name="T114">(</text:span></text:span><text:span text:style-name="keyword3_5f_csharp"><text:span text:style-name="T114">string</text:span></text:span><text:span text:style-name="T114"> msg</text:span><text:span text:style-name="symbol0_5f_csharp"><text:span text:style-name="T114">)</text:span></text:span><text:span text:style-name="T114"><text:tab/></text:span><text:span text:style-name="comment_5f_multi_5f_csharp"><text:span text:style-name="T114">/* </text:span></text:span><text:span text:style-name="comment_5f_multi_5f_csharp"><text:span text:style-name="T164">сообщить Предупреждение</text:span></text:span><text:span text:style-name="comment_5f_multi_5f_csharp"><text:span text:style-name="T114">*/</text:span></text:span><text:span text:style-name="T114"><text:line-break/><text:tab/></text:span><text:span text:style-name="keyword0_5f_csharp"><text:span text:style-name="T114">public</text:span></text:span><text:span text:style-name="T114"> </text:span><text:span text:style-name="keyword0_5f_csharp"><text:span text:style-name="T114">static</text:span></text:span><text:span text:style-name="T114"> </text:span><text:span text:style-name="keyword3_5f_csharp"><text:span text:style-name="T114">string</text:span></text:span><text:span text:style-name="T114"> <text:s/></text:span><text:span text:style-name="T137">LexString</text:span><text:span text:style-name="symbol0_5f_csharp"><text:span text:style-name="T114">()</text:span></text:span><text:span text:style-name="T114"><text:tab/><text:tab/></text:span><text:span text:style-name="comment_5f_multi_5f_csharp"><text:span text:style-name="T114">/* </text:span></text:span><text:span text:style-name="comment_5f_multi_5f_csharp"><text:span text:style-name="T163">Возвращает</text:span></text:span><text:span text:style-name="comment_5f_multi_5f_csharp"><text:span text:style-name="T114"> token.val */</text:span></text:span><text:span text:style-name="T114"><text:line-break/><text:tab/></text:span><text:span text:style-name="keyword0_5f_csharp"><text:span text:style-name="T114">public</text:span></text:span><text:span text:style-name="T114"> </text:span><text:span text:style-name="keyword0_5f_csharp"><text:span text:style-name="T114">static</text:span></text:span><text:span text:style-name="T114"> </text:span><text:span text:style-name="keyword3_5f_csharp"><text:span text:style-name="T114">string</text:span></text:span><text:span text:style-name="T114"> <text:s/></text:span><text:span text:style-name="T137">LookAheadString</text:span><text:span text:style-name="symbol0_5f_csharp"><text:span text:style-name="T114">()</text:span></text:span><text:span text:style-name="T114"><text:tab/></text:span><text:span text:style-name="comment_5f_multi_5f_csharp"><text:span text:style-name="T114">/* </text:span></text:span><text:span text:style-name="comment_5f_multi_5f_csharp"><text:span text:style-name="T163">Возвращает</text:span></text:span><text:span text:style-name="comment_5f_multi_5f_csharp"><text:span text:style-name="T114"> la.val */</text:span></text:span><text:line-break/><text:span text:style-name="symbol0_5f_csharp">}</text:span> </text:p>
      <text:p text:style-name="Текст_20_оригинала_20__28_eng_29_">The <text:s/>variable <text:s/><text:span text:style-name="T138">token</text:span> <text:s/>holds <text:s/>the <text:s/>most <text:s/>recently <text:s/>recognized <text:s/>token. <text:s/>It <text:s/>can <text:s/>be <text:s/>used <text:s/>in semantic actions to access the token value or the token position. The variable <text:span text:style-name="T2">la</text:span> holds the lookahead token, i.e. the first token after <text:span text:style-name="T138">token</text:span>, which has not yet been recognized by the parser. </text:p>
      <text:p text:style-name="Текст_20_перевода_20__28_рус_29_">Переменная <text:span text:style-name="T141">token</text:span> содержит <text:span text:style-name="T363">последний распознанный токен</text:span>. Он может быть использован в семантических действи<text:span text:style-name="T363">ях</text:span> для доступа <text:span text:style-name="T363">к </text:span>значени<text:span text:style-name="T363">ю</text:span> <text:span text:style-name="T363">токена </text:span>или позиции <text:span text:style-name="T363">токена</text:span>. Переменная <text:span text:style-name="T43">la</text:span> <text:soft-page-break/><text:span text:style-name="T363">содержит головной токен</text:span>, то есть первый <text:span text:style-name="T363">токен </text:span>после <text:span text:style-name="T141">token</text:span>, <text:span text:style-name="T363">т. е. </text:span>который ещ<text:span text:style-name="T363">ё</text:span> не был <text:span text:style-name="T363">распознан</text:span> <text:span text:style-name="T363">парсером</text:span>.</text:p>
      <text:p text:style-name="Текст_20_оригинала_20__28_eng_29_">The method <text:span text:style-name="T2">Parse</text:span> is the actual parser. It has to be called by the main class of the compiler (see Section 3.4) after initializing the scanner. </text:p>
      <text:p text:style-name="Текст_20_перевода_20__28_рус_29_">Метод <text:span text:style-name="T44">Parse</text:span> является фактическим парсер<text:span text:style-name="T364">ом</text:span>. Он должен быть вызван <text:span text:style-name="T364">из </text:span>основного класса компилятор<text:span text:style-name="T364">а</text:span> (см. <text:a xlink:type="simple" xlink:href="#4.6.8.3.4 Основной класс Компилятора|outline">раздел 3.4</text:a>) после инициализации сканера.</text:p>
      <text:p text:style-name="Текст_20_оригинала_20__28_eng_29_">The method <text:span text:style-name="T2">SemErr(msg)</text:span> can be used to report semantic errors during parsing. It calls <text:span text:style-name="T2">Errors.Error</text:span> (see Section 3.3.5) and suppresses error messages that are too close to the position of the previous error, thus avoiding spurious error messages (see Section 2.4.7). </text:p>
      <text:p text:style-name="Текст_20_перевода_20__28_рус_29_">Метод <text:span text:style-name="T2">SemErr(</text:span><text:span text:style-name="T45">msg</text:span><text:span text:style-name="T2">)</text:span> мо<text:span text:style-name="T365">жет</text:span> быть использован, чтобы сообщить <text:span text:style-name="T365">о </text:span>семантическ<text:span text:style-name="T365">ой</text:span> ошибк<text:span text:style-name="T365">е</text:span> в процессе анализа. Он <text:span text:style-name="T365">вызывает</text:span> <text:span text:style-name="T2">Errors.Error</text:span> (см. <text:a xlink:type="simple" xlink:href="#4.6.6.9.3.3.5 Errors |outline">раздел 3.3.5</text:a>) и подавляет сообщения об ошибках, которые слишком близко к позиции предыдуще<text:span text:style-name="T365">й</text:span> ошибки, что позволяет избежать ложных сообщений об ошибках (см. <text:a xlink:type="simple" xlink:href="#4.4.8.14.2.4.7 Обработка синтаксических ошибок|outline">раздел 2.4.7</text:a>).</text:p>
      <text:p text:style-name="Текст_20_оригинала_20__28_eng_29_"><text:span text:style-name="T165">(+)</text:span>The <text:s/>remaining <text:s/>methods <text:s/>– <text:s/>found <text:s/>only <text:s/>in <text:s/>the <text:s/>extended <text:s/>version <text:s/>of <text:s/>Coco/R <text:s/>– <text:s/>provide compatibility with earlier versions of Coco/R, which were not object oriented. </text:p>
      <text:p text:style-name="P237"><text:span text:style-name="T165">(+)</text:span>Остальные методы - встречаются только в расширенной версии <text:span text:style-name="T366">Coco</text:span>/R - обеспечи<text:span text:style-name="T366">вающие</text:span> совместимость с более ранними версиями <text:span text:style-name="T366">Coco</text:span>/R, которые не были объектно-ориентированны<text:span text:style-name="T366">ми</text:span>.</text:p>
      <text:h text:style-name="Heading_20_4" text:outline-level="4"><text:bookmark-start text:name="__RefHeading__21015_521228810"/>3.3.5 Errors <text:bookmark-end text:name="__RefHeading__21015_521228810"/></text:h>
      <text:h text:style-name="P169" text:outline-level="4"><text:bookmark-start text:name="__RefHeading__21017_521228810"/>3.3.5 Errors <text:span text:style-name="T367">(Ошибки)</text:span><text:bookmark-end text:name="__RefHeading__21017_521228810"/></text:h>
      <text:p text:style-name="P147">This class is used to print error messages. Coco/R distinguishes <text:span text:style-name="T114">four</text:span> kinds of errors: syntax <text:s/>errors, semantic <text:s/>errors, <text:s/><text:span text:style-name="T114">warnings</text:span> <text:s/>and <text:s/>runtime <text:s/>exceptions. <text:s/><text:span text:style-name="T114">The <text:s/>interface <text:s/>of </text:span><text:span text:style-name="T138">Errors</text:span><text:span text:style-name="T114">, given below, is of little direct interest, as calls to the methods involved with syntactic errors are incorporated automatically by Coco/R, while semantic errors are best dealt with by using the method </text:span><text:span text:style-name="T138">Parser.SemErr</text:span><text:span text:style-name="T114">(</text:span><text:span text:style-name="T166">) </text:span><text:span text:style-name="T114">or </text:span><text:span text:style-name="T138">Parser.SemError</text:span><text:span text:style-name="T142">()</text:span><text:span text:style-name="T114"> – the methods <text:s/>are <text:s/>equivalent <text:s/>and <text:s/>both <text:s/>are <text:s/>provided <text:s/>simply <text:s/>for <text:s/>compatibility <text:s/>with other versions of Coco/R. </text:span></text:p>
      <text:p text:style-name="P238">Этот класс используется для печати сообщений об ошибках. <text:span text:style-name="T368">Coco</text:span>/R выделяет <text:span text:style-name="T114">четыре</text:span> вида ошибок: синтаксические ошибки, семантические ошибки, <text:span text:style-name="T114">предупреждения</text:span> и исключения во время выполнения. <text:span text:style-name="T114">Интерфейс </text:span><text:span text:style-name="T138">Errors</text:span><text:span text:style-name="T114">, привед</text:span><text:span text:style-name="T166">ё</text:span><text:span text:style-name="T114">н ниже, не имеет большого непосредственн</text:span><text:span text:style-name="T166">ого</text:span><text:span text:style-name="T114"> интерес</text:span><text:span text:style-name="T166">а</text:span><text:span text:style-name="T114">, </text:span><text:span text:style-name="T166">так </text:span><text:span text:style-name="T114">как вызов методов, связанных с синтаксическими ошибками включ</text:span><text:span text:style-name="T166">ё</text:span><text:span text:style-name="T114">н автоматически </text:span><text:span text:style-name="T166">Coco</text:span><text:span text:style-name="T114">/R, в то время как семантические ошибки лучше всего </text:span><text:span text:style-name="T166">раз</text:span><text:span text:style-name="T114">решать с помощью метода </text:span><text:span text:style-name="T138">Parser.SemErr</text:span><text:span text:style-name="T142">()</text:span><text:span text:style-name="T114"> или </text:span><text:span text:style-name="T138">Parser.SemError</text:span><text:span text:style-name="T142">()</text:span><text:span text:style-name="T114"> - методы эквивалентны и оба предоставляются просто для совместимости с другими версиями </text:span><text:span text:style-name="T166">Coco</text:span><text:span text:style-name="T114">/R.</text:span></text:p>
      <text:p text:style-name="Текст_20_исходного_20_кода"><text:span text:style-name="keyword0_5f_csharp">public</text:span> <text:span text:style-name="keyword3_5f_csharp"><text:span text:style-name="T224">class</text:span></text:span> <text:span text:style-name="T1">Errors</text:span> <text:span text:style-name="symbol0_5f_csharp">{</text:span> <text:line-break/> <text:tab/><text:span text:style-name="keyword0_5f_csharp">public</text:span> <text:span text:style-name="keyword0_5f_csharp">static</text:span> <text:span text:style-name="keyword3_5f_csharp"><text:span text:style-name="T224">int</text:span></text:span> <text:s text:c="3"/><text:span text:style-name="T1">count</text:span> <text:span text:style-name="symbol0_5f_csharp">=</text:span> <text:span text:style-name="number_5f_csharp"><text:span text:style-name="T224">0</text:span></text:span><text:span text:style-name="symbol0_5f_csharp"><text:span text:style-name="T224">;</text:span></text:span> <text:line-break/><text:tab/><text:span text:style-name="keyword0_5f_csharp"><text:span text:style-name="T114">public</text:span></text:span><text:span text:style-name="T114"> </text:span><text:span text:style-name="keyword0_5f_csharp"><text:span text:style-name="T114">static</text:span></text:span><text:span text:style-name="T114"> </text:span><text:span text:style-name="keyword3_5f_csharp"><text:span text:style-name="T114">string</text:span></text:span><text:span text:style-name="T114"> </text:span><text:span text:style-name="T137">errMsgFormat</text:span><text:span text:style-name="T114"> </text:span><text:span text:style-name="symbol0_5f_csharp"><text:span text:style-name="T114">=</text:span></text:span><text:span text:style-name="T114"> </text:span><text:span text:style-name="string_5f_csharp"><text:span text:style-name="T114">"file {0} : ({1}, {2}) {3}"</text:span></text:span><text:span text:style-name="symbol0_5f_csharp"><text:span text:style-name="T114">;</text:span></text:span> <text:line-break/><text:tab/><text:span text:style-name="keyword0_5f_csharp">public</text:span> <text:span text:style-name="keyword0_5f_csharp">static</text:span> <text:span text:style-name="keyword0_5f_csharp">void</text:span> <text:s text:c="2"/><text:span text:style-name="T1">SynErr</text:span><text:span text:style-name="symbol0_5f_csharp">(</text:span><text:span text:style-name="keyword3_5f_csharp"><text:span text:style-name="T224">int</text:span></text:span> line, <text:span text:style-name="keyword3_5f_csharp"><text:span text:style-name="T224">int</text:span></text:span> col, <text:span text:style-name="keyword3_5f_csharp"><text:span text:style-name="T224">int</text:span></text:span> n<text:span text:style-name="symbol0_5f_csharp">);</text:span> <text:line-break/><text:tab/><text:span text:style-name="keyword0_5f_csharp">public</text:span> <text:span text:style-name="keyword0_5f_csharp">static</text:span> <text:span text:style-name="keyword0_5f_csharp">void</text:span> <text:s text:c="2"/><text:span text:style-name="T1">SemErr</text:span><text:span text:style-name="symbol0_5f_csharp">(</text:span><text:span text:style-name="keyword3_5f_csharp"><text:span text:style-name="T224">int</text:span></text:span> line, <text:span text:style-name="keyword3_5f_csharp"><text:span text:style-name="T224">int</text:span></text:span> col, <text:span text:style-name="keyword3_5f_csharp"><text:span text:style-name="T224">int</text:span></text:span> n<text:span text:style-name="symbol0_5f_csharp">);</text:span> <text:line-break/><text:tab/><text:span text:style-name="keyword0_5f_csharp">public</text:span> <text:span text:style-name="keyword0_5f_csharp">static</text:span> <text:span text:style-name="keyword0_5f_csharp">void</text:span> <text:s text:c="2"/><text:span text:style-name="T1">Error</text:span><text:span text:style-name="symbol0_5f_csharp">(</text:span><text:span text:style-name="keyword3_5f_csharp"><text:span text:style-name="T224">int</text:span></text:span> line, <text:span text:style-name="keyword3_5f_csharp"><text:span text:style-name="T224">int</text:span></text:span> col, <text:span text:style-name="keyword3_5f_csharp"><text:span text:style-name="T224">string</text:span></text:span> msg<text:span text:style-name="symbol0_5f_csharp">);</text:span> <text:line-break/><text:tab/><text:span text:style-name="keyword0_5f_csharp">public</text:span> <text:span text:style-name="keyword0_5f_csharp">static</text:span> <text:span text:style-name="keyword0_5f_csharp">void</text:span> <text:s text:c="2"/><text:span text:style-name="T1">Exception</text:span><text:span text:style-name="symbol0_5f_csharp">(</text:span><text:span text:style-name="keyword3_5f_csharp"><text:span text:style-name="T224">string</text:span></text:span> msg<text:span text:style-name="symbol0_5f_csharp">);</text:span> <text:line-break/><text:tab/><text:span text:style-name="keyword0_5f_csharp"><text:span text:style-name="T114">public</text:span></text:span><text:span text:style-name="T114"> </text:span><text:span text:style-name="keyword0_5f_csharp"><text:span text:style-name="T114">static</text:span></text:span><text:span text:style-name="T114"> </text:span><text:span text:style-name="keyword0_5f_csharp"><text:span text:style-name="T114">void</text:span></text:span><text:span text:style-name="T114"> <text:s text:c="2"/></text:span><text:span text:style-name="T137">Init</text:span><text:span text:style-name="symbol0_5f_csharp"><text:span text:style-name="T114">(</text:span></text:span><text:span text:style-name="keyword3_5f_csharp"><text:span text:style-name="T114">string</text:span></text:span><text:span text:style-name="T114"> fileName, </text:span><text:span text:style-name="keyword3_5f_csharp"><text:span text:style-name="T114">string</text:span></text:span><text:span text:style-name="T114"> dir, </text:span><text:span text:style-name="keyword3_5f_csharp"><text:span text:style-name="T114">bool</text:span></text:span><text:span text:style-name="T114"> merge</text:span><text:span text:style-name="symbol0_5f_csharp"><text:span text:style-name="T114">);</text:span></text:span><text:span text:style-name="T114"> <text:line-break/><text:tab/></text:span><text:span text:style-name="keyword0_5f_csharp"><text:span text:style-name="T114">public</text:span></text:span><text:span text:style-name="T114"> </text:span><text:span text:style-name="keyword0_5f_csharp"><text:span text:style-name="T114">static</text:span></text:span><text:span text:style-name="T114"> </text:span><text:span text:style-name="keyword0_5f_csharp"><text:span text:style-name="T114">void</text:span></text:span><text:span text:style-name="T114"> <text:s text:c="2"/></text:span><text:span text:style-name="T137">Summarize</text:span><text:span text:style-name="symbol0_5f_csharp"><text:span text:style-name="T114">();</text:span></text:span><text:span text:style-name="T114"> <text:line-break/><text:tab/></text:span><text:span text:style-name="keyword0_5f_csharp"><text:span text:style-name="T114">public</text:span></text:span><text:span text:style-name="T114"> </text:span><text:span text:style-name="keyword0_5f_csharp"><text:span text:style-name="T114">static</text:span></text:span><text:span text:style-name="T114"> </text:span><text:span text:style-name="keyword0_5f_csharp"><text:span text:style-name="T114">void</text:span></text:span><text:span text:style-name="T114"> <text:s text:c="2"/></text:span><text:span text:style-name="T137">StoreError</text:span><text:span text:style-name="symbol0_5f_csharp"><text:span text:style-name="T114">(</text:span></text:span><text:span text:style-name="keyword3_5f_csharp"><text:span text:style-name="T114">int</text:span></text:span><text:span text:style-name="T114"> line, </text:span><text:span text:style-name="keyword3_5f_csharp"><text:span text:style-name="T114">int</text:span></text:span><text:span text:style-name="T114"> col, </text:span><text:span text:style-name="keyword3_5f_csharp"><text:span text:style-name="T114">string</text:span></text:span><text:span text:style-name="T114"> msg</text:span><text:span text:style-name="symbol0_5f_csharp"><text:span text:style-name="T114">);</text:span></text:span><text:span text:style-name="T114"> <text:line-break/><text:tab/></text:span><text:span text:style-name="keyword0_5f_csharp"><text:span text:style-name="T114">public</text:span></text:span><text:span text:style-name="T114"> </text:span><text:span text:style-name="keyword0_5f_csharp"><text:span text:style-name="T114">static</text:span></text:span><text:span text:style-name="T114"> </text:span><text:span text:style-name="keyword0_5f_csharp"><text:span text:style-name="T114">void</text:span></text:span><text:span text:style-name="T114"> <text:s text:c="2"/></text:span><text:span text:style-name="T137">Warn</text:span><text:span text:style-name="symbol0_5f_csharp"><text:span text:style-name="T114">(</text:span></text:span><text:span text:style-name="keyword3_5f_csharp"><text:span text:style-name="T114">int</text:span></text:span><text:span text:style-name="T114"> line, </text:span><text:span text:style-name="keyword3_5f_csharp"><text:span text:style-name="T114">int</text:span></text:span><text:span text:style-name="T114"> col, </text:span><text:span text:style-name="keyword3_5f_csharp"><text:span text:style-name="T114">string</text:span></text:span><text:span text:style-name="T114"> msg</text:span><text:span text:style-name="symbol0_5f_csharp"><text:span text:style-name="T114">);</text:span></text:span><text:span text:style-name="T114"> </text:span><text:line-break/><text:span text:style-name="symbol0_5f_csharp">}</text:span> </text:p>
      <text:p text:style-name="Текст_20_оригинала_20__28_eng_29_"><text:soft-page-break/>The variable <text:span text:style-name="T2">count</text:span> holds the number of errors reported by <text:span text:style-name="T2">SynErr</text:span>, <text:span text:style-name="T2">SemErr</text:span>, <text:span text:style-name="T2">SemError</text:span> and <text:span text:style-name="T2">Error</text:span>. </text:p>
      <text:p text:style-name="P239">Переменная <text:span text:style-name="T46">count</text:span> содержит количество ошибок, о которых сообщили <text:span text:style-name="T2">SynErr</text:span>, <text:span text:style-name="T2">SemErr</text:span>, <text:span text:style-name="T2">SemError</text:span> и <text:span text:style-name="T2">Error</text:span>.</text:p>
      <text:p text:style-name="Текст_20_оригинала_20__28_eng_29_">Errors can either be reported with an error number or with an error message. Syntax errors <text:s/>are automatically <text:s/>reported <text:s/>by <text:s/>the <text:s/>generated <text:s/>parser, <text:s/>which <text:s/>calls <text:s/>the <text:s/>method SynErr. <text:s/>Semantic <text:s/>errors should <text:s/>be <text:s/>reported <text:s/>by <text:s/>the <text:s/>user <text:s/>by <text:s/>calling <text:s/>either <text:s/><text:span text:style-name="T2">SemErr</text:span>, <text:span text:style-name="T138">SemError</text:span><text:span text:style-name="T114"> or</text:span> <text:span text:style-name="T2">Error</text:span> from the semantic actions of the attributed grammar. </text:p>
      <text:p text:style-name="Текст_20_перевода_20__28_рус_29_">Ошибки могут быть <text:span text:style-name="T369">предствавлены </text:span>номером ошибки или сообщение<text:span text:style-name="T369">м</text:span> об ошибке. Синтаксические ошибки, автоматически передаются <text:span text:style-name="T369">в</text:span> созданный <text:span text:style-name="T369">парсер</text:span>, который вызывает метод <text:span text:style-name="T2">SynErr</text:span>. <text:span text:style-name="T369">Семантические (с</text:span>мысловые<text:span text:style-name="T369">)</text:span> ошибки следует сообщать пользовател<text:span text:style-name="T369">ю</text:span> пут<text:span text:style-name="T369">ё</text:span>м вызова <text:span text:style-name="T2">SemErr</text:span>, <text:span text:style-name="T138">SemError</text:span><text:span text:style-name="T114"> или</text:span> <text:span text:style-name="T47">Error</text:span> <text:span text:style-name="T369">из</text:span> семантических действи<text:span text:style-name="T369">й</text:span> <text:span text:style-name="T369">аттрибутной </text:span>грамматики.</text:p>
      <text:p text:style-name="Текст_20_оригинала_20__28_eng_29_"><text:span text:style-name="T167">(+)</text:span>Unless a source listing is required, error messages are simply reflected to the console using <text:s/>the <text:s/>format <text:span text:style-name="T2">errMsgFormat</text:span>, <text:s/>which <text:s/>can <text:s/>be <text:s/>changed <text:s/>by <text:s/>the <text:s/>user <text:s/>to <text:s/>obtain <text:s/>some custom format <text:s/>of <text:s/>error messages. <text:s/>The <text:s/>placeholder <text:s/><text:span text:style-name="T2">{0}</text:span> <text:s/>is <text:s/>filled <text:s/>with <text:s/>the <text:s/>source file name <text:span text:style-name="T2">{1}</text:span> is filled with the line number, <text:span text:style-name="T2">{2}</text:span> is filled with the column number, and <text:span text:style-name="T2">{3}</text:span> is filled with the error message. </text:p>
      <text:p text:style-name="Текст_20_перевода_20__28_рус_29_"><text:span text:style-name="T167">(+)</text:span>Если <text:span text:style-name="T370">исходник</text:span> не требуется, сообщения об ошибках просто отраж<text:span text:style-name="T370">ается</text:span> на консоль с помощью формата <text:span text:style-name="T2">errMsgFormat</text:span>, который может быть изменен пользователем, чтобы получить <text:span text:style-name="T370">собственный</text:span> формат сообщений об ошибках. Местозаполнитель <text:span text:style-name="T2">{0}</text:span> <text:span text:style-name="T370">заполняется</text:span> имен<text:span text:style-name="T370">ем</text:span> файла исходн<text:span text:style-name="T370">ика </text:span><text:span text:style-name="T2">{1}</text:span> <text:span text:style-name="T370">заполняется</text:span> номер<text:span text:style-name="T370">ом</text:span> строки, <text:span text:style-name="T2">{2}</text:span> <text:span text:style-name="T370">заполняется </text:span>номер<text:span text:style-name="T370">ом</text:span> столбца, и <text:span text:style-name="T2">{3}</text:span> заполняется сообщением об ошибке.</text:p>
      <text:p text:style-name="Текст_20_оригинала_20__28_eng_29_"><text:span text:style-name="T167">(+)</text:span>If a source listing is required with merged error messages, methods <text:span text:style-name="T2">SynErr</text:span>, <text:span text:style-name="T2">SemErr</text:span>, <text:span text:style-name="T2">SemError</text:span>, <text:s/><text:span text:style-name="T2">Warn</text:span> and <text:s/><text:span text:style-name="T2">Error</text:span> <text:s/>store <text:s/>error <text:s/>messages <text:s/>in <text:s/>an <text:s/>internal <text:s/>data <text:s/>structure. The production of the listing is initiated, after parsing is completed, by calling the method <text:span text:style-name="T2">Summarize</text:span>. </text:p>
      <text:p text:style-name="P240"><text:span text:style-name="T114">(+)</text:span>Если <text:span text:style-name="T371">исходный листинг требуется </text:span>объедин<text:span text:style-name="T371">ить с</text:span> сообщени<text:span text:style-name="T371">ем</text:span> об ошибках, методы <text:span text:style-name="T2">SynErr</text:span>, <text:span text:style-name="T2">SemErr</text:span>, <text:span text:style-name="T2">SemError</text:span>, <text:span text:style-name="T48">Warn</text:span> и <text:span text:style-name="T48">Error</text:span> <text:span text:style-name="T371">сохранют сообщения об ошибках во внутренней структуре данных.</text:span> <text:span text:style-name="T371">Получение</text:span> листинга инициируется, после заверше<text:span text:style-name="T371">ния</text:span> разбора, выз<text:span text:style-name="T371">овом</text:span> метод<text:span text:style-name="T371">а</text:span> <text:span text:style-name="T2">Summarize</text:span>.</text:p>
      <text:p text:style-name="Текст_20_оригинала_20__28_eng_29_">The <text:s/>method <text:s/><text:span text:style-name="T2">Exception</text:span> <text:s/><text:span text:style-name="T114">can <text:s/>be</text:span> <text:s/>called <text:s/>for <text:s/>errors <text:s/>from <text:s/>which <text:s/>the <text:s/>compiler <text:s/>cannot recover. In Coco/R it is called, for example, if the frame files cannot be found or are corrupt. It prints an error message to the console and terminates the compiler. </text:p>
      <text:p text:style-name="P241">Метод <text:span text:style-name="T2">Exception</text:span> <text:span text:style-name="T114">мож</text:span><text:span text:style-name="T168">ет</text:span> <text:span text:style-name="T372">показать </text:span>наличие ошибок, из-<text:span text:style-name="T372">за</text:span> которых компилятор не может <text:span text:style-name="T372">востановиться</text:span>. Coco/R его <text:span text:style-name="T372">вы</text:span>зыва<text:span text:style-name="T372">е</text:span>т, например, если <text:span text:style-name="T372">заготовочные </text:span>файлы не мо<text:span text:style-name="T372">гут</text:span> быть найден<text:span text:style-name="T372">ы</text:span> или поврежден<text:span text:style-name="T372">ы</text:span>. Он печатает сообщение об ошибке на консоль и <text:span text:style-name="T372">завершает</text:span> компилятор.</text:p>
      <text:h text:style-name="Heading_20_3" text:outline-level="3"><text:bookmark-start text:name="__RefHeading__21019_521228810"/>3.4 Main Class of the Compiler <text:bookmark-end text:name="__RefHeading__21019_521228810"/></text:h>
      <text:h text:style-name="P160" text:outline-level="3"><text:bookmark-start text:name="__RefHeading__21021_521228810"/>3.4 <text:span text:style-name="T373">Основной класс Компилятора</text:span><text:bookmark-end text:name="__RefHeading__21021_521228810"/></text:h>
      <text:p text:style-name="Текст_20_оригинала_20__28_eng_29_"><text:span text:style-name="T114">The main class of a compiler that is generated with Coco/R has also to be provided in some <text:s/>manner.</text:span> It has to initialize the scanner, call the parser and possibly print a message about the success of the compilation. In its simplest form it might look like this: </text:p>
      <text:p text:style-name="Текст_20_перевода_20__28_рус_29_"><text:span text:style-name="T114">Основной класс компилятора, который созда</text:span><text:span text:style-name="T169">ё</text:span><text:span text:style-name="T114">тся </text:span><text:span text:style-name="T169">в Coco</text:span><text:span text:style-name="T114">/R также долж</text:span><text:span text:style-name="T169">ен</text:span><text:span text:style-name="T114"> быть предоставлен каким-то образом.</text:span> Он должен инициализировать сканер, <text:span text:style-name="T374">вызвать</text:span> парсер и, возможно, <text:span text:style-name="T374">на</text:span>печатать сообщение об успехе компиляции. В своей простейшей форме это может выглядеть следующим <text:soft-page-break/>образом:</text:p>
      <text:p text:style-name="Текст_20_исходного_20_кода"><text:span text:style-name="keyword0_5f_csharp">public</text:span> <text:span text:style-name="keyword3_5f_csharp"><text:span text:style-name="T224">class</text:span></text:span> Compiler <text:span text:style-name="symbol0_5f_csharp">{</text:span> <text:line-break/> <text:span text:style-name="keyword0_5f_csharp">public</text:span> <text:span text:style-name="keyword0_5f_csharp">static</text:span> <text:span text:style-name="keyword0_5f_csharp"><text:span text:style-name="T224">void</text:span></text:span> Main<text:span text:style-name="symbol0_5f_csharp">(</text:span><text:span text:style-name="keyword3_5f_csharp"><text:span text:style-name="T224">string</text:span></text:span><text:span text:style-name="symbol0_5f_csharp">[]</text:span> arg<text:span text:style-name="symbol0_5f_csharp">)</text:span> <text:span text:style-name="symbol0_5f_csharp">{</text:span> <text:line-break/> Scanner.<text:span text:style-name="member0_5f_csharp">Init</text:span><text:span text:style-name="symbol0_5f_csharp">(</text:span>arg<text:span text:style-name="symbol0_5f_csharp">[</text:span><text:span text:style-name="number_5f_csharp"><text:span text:style-name="T224">0</text:span></text:span><text:span text:style-name="symbol0_5f_csharp">]);</text:span> <text:line-break/> Parser.<text:span text:style-name="member0_5f_csharp">Parse</text:span><text:span text:style-name="symbol0_5f_csharp">();</text:span> <text:line-break/> Console.<text:span text:style-name="member0_5f_csharp">WriteLine</text:span><text:span text:style-name="symbol0_5f_csharp">(</text:span>Errors.<text:span text:style-name="member0_5f_csharp">count</text:span> <text:span text:style-name="symbol0_5f_csharp">+</text:span> <text:span text:style-name="string_5f_csharp">" errors detected"</text:span><text:span text:style-name="symbol0_5f_csharp">);</text:span> <text:line-break/> <text:span text:style-name="symbol0_5f_csharp">}</text:span> <text:line-break/><text:span text:style-name="symbol0_5f_csharp">}</text:span> </text:p>
      <text:p text:style-name="Текст_20_оригинала_20__28_eng_29_"><text:span text:style-name="T170">(+)</text:span>As mentioned previously, in the extended version of Coco/R a compiler driver class can be generated from an appropriate driver frame file.. For very simple applications the default Driver.frame file supplied in the distribution might suffice, but for serious applications <text:s/>a <text:s/>customized <text:s/>frame <text:s/>file <text:s/>should <text:s/>be created <text:s/>in <text:s/>the <text:s/>same <text:s/>directory <text:s/>as <text:s/>the Grammar.ATG file and given the name Grammar.frame. It is suggested that this file can be derived fairly simply from the simple Driver.frame, and some hints for doing so can be found in section 10.7.2 of <text:s/><text:span text:style-name="T70">Compiling with C# and Java</text:span> [Terry04]. </text:p>
      <text:p text:style-name="P242"><text:span text:style-name="T114">(+)</text:span>Как упоминалось ранее, в расширенной версии Coco/R класс <text:span text:style-name="T375">драйвера</text:span> компилятор<text:span text:style-name="T375">а</text:span> может быть получен из соответствующего файла <text:span text:style-name="T375">заготовки драйвера</text:span>. Для очень простых приложений файл по умолчанию Driver.frame <text:span text:style-name="T375">имеющийся</text:span> в <text:span text:style-name="T375">поставке </text:span>может быть <text:span text:style-name="T375">и </text:span>достаточно, но для серьезных приложений <text:span text:style-name="T376">нужен </text:span>настроенный <text:span text:style-name="T375">заготовочный </text:span>файл, <text:span text:style-name="T376">который </text:span>должен быть создан в том же каталоге, что и файл Grammar.ATG и <text:span text:style-name="T375">иметь</text:span> название Grammar.frame. Предполагается, что этот файл может быть получена довольно просто от простого Driver.frame, и некоторые <text:span text:style-name="T375">подсказки</text:span> на это можно найти в разделе 10.7.2 <text:span text:style-name="T70">Compiling with C# and Java</text:span> [Terry04].</text:p>
      <text:h text:style-name="Heading_20_3" text:outline-level="3"><text:bookmark-start text:name="__RefHeading__21023_521228810"/>3.5 Grammar Tests <text:bookmark-end text:name="__RefHeading__21023_521228810"/></text:h>
      <text:h text:style-name="Heading_20_3" text:outline-level="3"><text:bookmark-start text:name="__RefHeading__21025_521228810"/>3.5 <text:span text:style-name="T377">Тесты </text:span>Граммати<text:span text:style-name="T377">ки</text:span><text:bookmark-end text:name="__RefHeading__21025_521228810"/></text:h>
      <text:p text:style-name="Текст_20_оригинала_20__28_eng_29_">Coco/R <text:s/>checks <text:s/>if <text:s/>the <text:s/>grammar <text:s/>in <text:s/>the <text:s/>compiler <text:s/>specification <text:s/>is <text:s/>well-formed. <text:s/>This includes the following tests: </text:p>
      <text:p text:style-name="Текст_20_перевода_20__28_рус_29_">Coco/R <text:span text:style-name="T377">проверяет</text:span>, правильно ли сформирована грамматика в спецификации компилятора. Это включает в себя следующие тесты:</text:p>
      <text:p text:style-name="Текст_20_оригинала_20__28_eng_29_"><text:span text:style-name="T1">Completeness</text:span> </text:p>
      <text:p text:style-name="P206">For every nonterminal symbol there must be a production. If a nonterminal X does not have a production Coco/R prints the message </text:p>
      <text:p text:style-name="Текст_20_исходного_20_кода">No production for X </text:p>
      <text:p text:style-name="Текст_20_перевода_20__28_рус_29_"><text:span text:style-name="T2">Полнота</text:span> </text:p>
      <text:p text:style-name="Текст_20_перевода_20__28_рус_29_">Для каждого нетерминального символа должно быть правило. Если нетерминал X не имеет правило Coco/R печатает сообщение </text:p>
      <text:p text:style-name="Текст_20_исходного_20_кода">Нет пр<text:span text:style-name="T377">авила</text:span> для X</text:p>
      <text:p text:style-name="Текст_20_оригинала_20__28_eng_29_"><text:s text:c="2"/><text:span text:style-name="T1">Lack of redundancy</text:span> </text:p>
      <text:p text:style-name="Текст_20_оригинала_20__28_eng_29_">If the grammar contains productions for a nonterminal X that does not occur in any other productions derived from the start symbol Coco/R prints the message </text:p>
      <text:p text:style-name="P147">X cannot be reached </text:p>
      <text:p text:style-name="Текст_20_перевода_20__28_рус_29_"><text:soft-page-break/><text:span text:style-name="T2">Отсутствие избыточности</text:span> </text:p>
      <text:p text:style-name="Текст_20_перевода_20__28_рус_29_">Если грамматика содержит <text:span text:style-name="T378">правила</text:span> нетерминального X, которые не <text:span text:style-name="T378">встречаются в</text:span> любых других <text:span text:style-name="T378">правилах</text:span>, <text:span text:style-name="T378">выведенных</text:span> из <text:span text:style-name="T378">стартового</text:span> символа, <text:span text:style-name="T378">Coco</text:span>/R печатает сообщение</text:p>
      <text:p text:style-name="Текст_20_исходного_20_кода">X не может быть достигнуто</text:p>
      <text:p text:style-name="Текст_20_оригинала_20__28_eng_29_"><text:s text:c="2"/><text:span text:style-name="T1">Derivability </text:span></text:p>
      <text:p text:style-name="Текст_20_оригинала_20__28_eng_29_">If <text:s/>the <text:s/>grammar <text:s/>contains <text:s/>nonterminals <text:s/>that <text:s/>cannot <text:s/>be <text:s/>derived <text:s/>into <text:s/>a <text:s/>sequence <text:s/>of terminals, such as in </text:p>
      <text:p text:style-name="Текст_20_исходного_20_кода">X = Y ';'. <text:line-break/>Y = '(' X ')'. </text:p>
      <text:p text:style-name="Текст_20_оригинала_20__28_eng_29_">Coco/R prints the messages </text:p>
      <text:p text:style-name="Текст_20_исходного_20_кода">X cannot be derived to terminals <text:line-break/>Y cannot be derived to terminals </text:p>
      <text:p text:style-name="Текст_20_перевода_20__28_рус_29_"><text:span text:style-name="T2">Выводимость</text:span> </text:p>
      <text:p text:style-name="Текст_20_перевода_20__28_рус_29_">Если грамматика содержит нетерминалы, которые не могут быть получены в последовательность терминалов, например, в </text:p>
      <text:p text:style-name="Текст_20_исходного_20_кода">X = Y ';'. <text:line-break/>Y = '(' X ')'. </text:p>
      <text:p text:style-name="Текст_20_перевода_20__28_рус_29_"><text:span text:style-name="T378">Coco</text:span>/R печатает сообщения </text:p>
      <text:p text:style-name="Текст_20_исходного_20_кода">X не может быть <text:span text:style-name="T378">выведена</text:span> <text:span text:style-name="T378">в</text:span> <text:span text:style-name="T378">терминалы</text:span><text:line-break/>Y не могут быть выведены <text:span text:style-name="T378">в терминалы</text:span></text:p>
      <text:p text:style-name="Текст_20_оригинала_20__28_eng_29_"><text:s text:c="2"/><text:span text:style-name="T1">Lack of circularity </text:span></text:p>
      <text:p text:style-name="Текст_20_оригинала_20__28_eng_29_">If <text:s/>the <text:s/>grammar <text:s/>contains <text:s/>circular <text:s/>productions, <text:s/>i.e. <text:s/>if <text:s/>nonterminals <text:s/>can <text:s/>be <text:s/>derived into themselves (directly or indirectly) such as in </text:p>
      <text:p text:style-name="Текст_20_исходного_20_кода">A = [ a ] B. <text:line-break/>B = ( C| b ). <text:line-break/>C = A { c }. </text:p>
      <text:p text:style-name="Текст_20_оригинала_20__28_eng_29_">Coco/R prints the messages </text:p>
      <text:p text:style-name="Текст_20_исходного_20_кода">A --&gt; B <text:line-break/>B --&gt; C <text:line-break/>C --&gt; A </text:p>
      <text:p text:style-name="P53">Отсутствие <text:span text:style-name="T379">за</text:span>ци<text:span text:style-name="T379">кливания</text:span></text:p>
      <text:p text:style-name="Текст_20_перевода_20__28_рус_29_">Если грамматика содержит <text:span text:style-name="T379">цикличные</text:span> пр<text:span text:style-name="T379">авила</text:span>, то есть, если нетерминалы могут быть <text:span text:style-name="T379">выведены</text:span> <text:span text:style-name="T379">сами </text:span>в себя (прямо или косвенно), например, в</text:p>
      <text:p text:style-name="P191">A = [ a ] B. <text:line-break/>B = ( C| b ). <text:line-break/>C = A { c }. </text:p>
      <text:p text:style-name="P243">Coco/R выведет сообщение</text:p>
      <text:p text:style-name="P190"><text:soft-page-break/>A --&gt; B <text:line-break/>B --&gt; C <text:line-break/>C --&gt; A </text:p>
      <text:p text:style-name="Текст_20_оригинала_20__28_eng_29_"><text:s text:c="2"/><text:span text:style-name="T1">Lack of ambiguity </text:span></text:p>
      <text:p text:style-name="Текст_20_оригинала_20__28_eng_29_">If two or more tokens are declared so that they can have the same structure and thus cannot <text:s/>be distinguished <text:s/>by <text:s/>the <text:s/>scanner, <text:s/>as <text:s/>in <text:s/>the <text:s/>following <text:s/>example, <text:s/>where <text:s/>the input <text:span text:style-name="T2">123</text:span> could either be recognized as an <text:span text:style-name="T2">integer</text:span> or as a <text:span text:style-name="T2">float</text:span>: </text:p>
      <text:p text:style-name="Текст_20_исходного_20_кода">TOKENS <text:line-break/> integer <text:span text:style-name="symbol0_5f_csharp">=</text:span> digit <text:span text:style-name="symbol0_5f_csharp">{</text:span> digit <text:span text:style-name="symbol0_5f_csharp">}</text:span>. <text:line-break/> <text:span text:style-name="member0_5f_csharp"><text:span text:style-name="T224">float</text:span></text:span> <text:s text:c="2"/><text:span text:style-name="symbol0_5f_csharp">=</text:span> digit <text:span text:style-name="symbol0_5f_csharp">{</text:span> digit <text:span text:style-name="symbol0_5f_csharp">}</text:span> <text:span text:style-name="symbol0_5f_csharp">[</text:span> <text:span text:style-name="string_5f_csharp">'.'</text:span> <text:span text:style-name="symbol0_5f_csharp">{</text:span> digit <text:span text:style-name="symbol0_5f_csharp">}</text:span> <text:span text:style-name="symbol0_5f_csharp">]</text:span>. </text:p>
      <text:p text:style-name="Текст_20_оригинала_20__28_eng_29_">Coco/R prints the message </text:p>
      <text:p text:style-name="Текст_20_исходного_20_кода">Tokens integer and float cannot be distinguished </text:p>
      <text:p text:style-name="Текст_20_оригинала_20__28_eng_29_">In all these cases the compiler specification is erroneous and no scanner and parser is generated.</text:p>
      <text:p text:style-name="Текст_20_перевода_20__28_рус_29_"><text:span text:style-name="T1">Отсутствие неоднозначности </text:span></text:p>
      <text:p text:style-name="Текст_20_перевода_20__28_рус_29_">Если два или более <text:span text:style-name="T380">токена</text:span> объявляются так что они име<text:span text:style-name="T380">ют</text:span> ту же структуру и, следовательно, не могут быть <text:span text:style-name="T380">различены </text:span>сканер<text:span text:style-name="T380">ом</text:span>, как показано в следующем примере, где <text:span text:style-name="T380">ввод</text:span> <text:span text:style-name="T2">123</text:span> может быть либо <text:span text:style-name="T380">распознан</text:span> как <text:span text:style-name="T49">integer</text:span> <text:span text:style-name="T380">либо</text:span> как <text:span text:style-name="T49">float</text:span>:</text:p>
      <text:p text:style-name="P192">TOKENS <text:line-break/> integer <text:span text:style-name="symbol0_5f_csharp">=</text:span> digit <text:span text:style-name="symbol0_5f_csharp">{</text:span> digit <text:span text:style-name="symbol0_5f_csharp">}</text:span>. <text:line-break/> <text:span text:style-name="member0_5f_csharp"><text:span text:style-name="T224">float</text:span></text:span> <text:s text:c="2"/><text:span text:style-name="symbol0_5f_csharp">=</text:span> digit <text:span text:style-name="symbol0_5f_csharp">{</text:span> digit <text:span text:style-name="symbol0_5f_csharp">}</text:span> <text:span text:style-name="symbol0_5f_csharp">[</text:span> <text:span text:style-name="string_5f_csharp">'.'</text:span> <text:span text:style-name="symbol0_5f_csharp">{</text:span> digit <text:span text:style-name="symbol0_5f_csharp">}</text:span> <text:span text:style-name="symbol0_5f_csharp">]</text:span>. </text:p>
      <text:p text:style-name="Текст_20_перевода_20__28_рус_29_">Coco/R <text:span text:style-name="T380">выведет сообщение</text:span></text:p>
      <text:p text:style-name="P192"><text:span text:style-name="T380">Токены</text:span> integer <text:span text:style-name="T380">и</text:span> float <text:span text:style-name="T380">нельзя различить</text:span> </text:p>
      <text:p text:style-name="Текст_20_перевода_20__28_рус_29_">Во всех этих случаях спецификация компилятора является ошибочн<text:span text:style-name="T380">ой</text:span> и не сканер и <text:span text:style-name="T380">не </text:span>парсер не генерируется.</text:p>
      <text:p text:style-name="Текст_20_оригинала_20__28_eng_29_"><text:span text:style-name="T2">Warnings</text:span> </text:p>
      <text:p text:style-name="Текст_20_оригинала_20__28_eng_29_">There are also situations in grammars that - although legal - might lead to problems. In such cases Coco/R prints a warning, but still generates a scanner and a parser. The user <text:s/>should <text:s/>carefully <text:s/>check <text:s/>if these <text:s/>situations <text:s/>are <text:s/>acceptable <text:s/>and, <text:s/>if <text:s/>not, <text:s/>repair <text:s/>the grammar. </text:p>
      <text:p text:style-name="Текст_20_перевода_20__28_рус_29_"><text:span text:style-name="T2">Предупреждения</text:span> </text:p>
      <text:p text:style-name="Текст_20_перевода_20__28_рус_29_">Есть <text:span text:style-name="T381">такие</text:span> ситуации в грамматик<text:span text:style-name="T381">е</text:span> — хотя <text:span text:style-name="T381">и допустимые</text:span> — <text:span text:style-name="T381">которые </text:span>могут привести к проблемам. В таких случаях <text:span text:style-name="T381">Coco</text:span>/R <text:span text:style-name="T381">выводит</text:span> предупреждение, но вс<text:span text:style-name="T381">ё же </text:span>генерирует сканер и парсер. Пользователь должен тщательно проверить, являются <text:span text:style-name="T381">ли</text:span> эти ситуации приемлемыми и если нет, то <text:span text:style-name="T381">исправить</text:span> грамматику.</text:p>
      <text:p text:style-name="Текст_20_оригинала_20__28_eng_29_"><text:s text:c="2"/><text:span text:style-name="T1">Deletable symbols </text:span></text:p>
      <text:p text:style-name="Текст_20_оригинала_20__28_eng_29_">Sometimes, <text:s/>nonterminals <text:s/>can <text:s/>be <text:s/>derived <text:s/>into <text:s/>the <text:s/>empty <text:s/>string, <text:s/>such <text:s/>as <text:s/>in <text:s/>the following grammar: </text:p>
      <text:p text:style-name="Текст_20_исходного_20_кода">A = B [ a ]. <text:line-break/>B = { b }. </text:p>
      <text:p text:style-name="Текст_20_оригинала_20__28_eng_29_"><text:soft-page-break/>In such cases Coco/R prints the warnings </text:p>
      <text:p text:style-name="Текст_20_исходного_20_кода">A deletable <text:line-break/>B deletable </text:p>
      <text:p text:style-name="Текст_20_перевода_20__28_рус_29_"><text:span text:style-name="T67">Символы допускающие отсутствие</text:span><text:span text:style-name="T1"> </text:span></text:p>
      <text:p text:style-name="P244"><text:span text:style-name="T382">Иногда, нетерминалы могут быть выведены как пустая строка, например следующей грамматикой:</text:span> </text:p>
      <text:p text:style-name="P193">A = B [ a ]. <text:line-break/>B = { b }. </text:p>
      <text:p text:style-name="P244"><text:span text:style-name="T382">В таких случаях <text:s/>Coco/R выводит предупреждения</text:span> </text:p>
      <text:p text:style-name="P193">A <text:span text:style-name="T382">допускает отсутствие</text:span> <text:line-break/>B <text:span text:style-name="T382">допускает отсутствие</text:span> </text:p>
      <text:p text:style-name="Текст_20_оригинала_20__28_eng_29_"><text:s text:c="2"/><text:span text:style-name="T1">LL(1) conflicts </text:span></text:p>
      <text:p text:style-name="Текст_20_оригинала_20__28_eng_29_">If two or more alternatives start with the same token such as in </text:p>
      <text:p text:style-name="Текст_20_исходного_20_кода">Statement <text:span text:style-name="symbol0_5f_csharp">=</text:span> ident <text:span text:style-name="string_5f_csharp">'='</text:span> Expression <text:span text:style-name="string_5f_csharp">';'</text:span> <text:line-break/> <text:span text:style-name="symbol0_5f_csharp">|</text:span> ident <text:span text:style-name="string_5f_csharp">'('</text:span> Parameters <text:span text:style-name="string_5f_csharp">')'</text:span> <text:span text:style-name="string_5f_csharp">';'</text:span>. </text:p>
      <text:p text:style-name="Текст_20_оригинала_20__28_eng_29_">Coco/R prints the warning </text:p>
      <text:p text:style-name="Текст_20_исходного_20_кода">LL(1) warning in Statement: ident is the start of several alternatives </text:p>
      <text:p text:style-name="Текст_20_оригинала_20__28_eng_29_">If <text:s/>the <text:s/>start <text:s/>symbols <text:s/>and <text:s/>the <text:s/>successors <text:s/>of <text:s/>a <text:s/>deletable <text:s/>EBNF <text:s/>expression <text:s/>{...} <text:s/>or <text:line-break/>[...] are not disjoint, as as in </text:p>
      <text:p text:style-name="Текст_20_исходного_20_кода">QualId <text:span text:style-name="symbol0_5f_csharp">=</text:span> <text:span text:style-name="symbol0_5f_csharp">[</text:span> id <text:span text:style-name="string_5f_csharp">'.'</text:span> <text:span text:style-name="symbol0_5f_csharp">]</text:span> id. <text:line-break/><text:span text:style-name="member0_5f_csharp"><text:span text:style-name="T224">IdList</text:span></text:span> <text:span text:style-name="symbol0_5f_csharp">=</text:span> id <text:span text:style-name="symbol0_5f_csharp">{</text:span> <text:span text:style-name="string_5f_csharp">','</text:span> id <text:span text:style-name="symbol0_5f_csharp">}</text:span> <text:span text:style-name="symbol0_5f_csharp">[</text:span> <text:span text:style-name="string_5f_csharp">','</text:span> <text:span text:style-name="symbol0_5f_csharp">]</text:span>. </text:p>
      <text:p text:style-name="Текст_20_оригинала_20__28_eng_29_">Coco/R prints the warnings </text:p>
      <text:p text:style-name="Текст_20_исходного_20_кода">LL(1) warning in QualId: id is the start &amp; successor of deletable structure <text:line-break/>LL(1) warning in IdList: ',' is the start &amp; successor of deletable structure </text:p>
      <text:p text:style-name="Текст_20_оригинала_20__28_eng_29_">The resolution of LL(1) conflicts is discussed in Section 2.4.5. </text:p>
      <text:p text:style-name="Текст_20_перевода_20__28_рус_29_"><text:s/><text:span text:style-name="T1">LL(1) </text:span><text:span text:style-name="T68">конфликты</text:span><text:span text:style-name="T1"> </text:span></text:p>
      <text:p text:style-name="Текст_20_перевода_20__28_рус_29_"><text:span text:style-name="T383">Если две или более альтернативы начинаются с такого же токена, например как в</text:span> </text:p>
      <text:p text:style-name="P194">Statement <text:span text:style-name="symbol0_5f_csharp">=</text:span> ident <text:span text:style-name="string_5f_csharp">'='</text:span> Expression <text:span text:style-name="string_5f_csharp">';'</text:span> <text:line-break/> <text:span text:style-name="symbol0_5f_csharp">|</text:span> ident <text:span text:style-name="string_5f_csharp">'('</text:span> Parameters <text:span text:style-name="string_5f_csharp">')'</text:span> <text:span text:style-name="string_5f_csharp">';'</text:span>. </text:p>
      <text:p text:style-name="Текст_20_перевода_20__28_рус_29_">Coco/R <text:span text:style-name="T383">выведет предупреждение</text:span></text:p>
      <text:p text:style-name="P194"><text:span text:style-name="T383">LL(1) предупреждение в Statement: ident является началом нескольких альтернатив</text:span> <text:s/></text:p>
      <text:p text:style-name="Текст_20_перевода_20__28_рус_29_">Если <text:span text:style-name="T384">стартовые</text:span> символы и <text:span text:style-name="T384">наследники</text:span> в <text:span text:style-name="T384">допускающих отсутствие </text:span>EBNF выражени<text:span text:style-name="T384">ях</text:span> {...} или [...] <text:span text:style-name="T384">н</text:span>е пересекаются, как и в</text:p>
      <text:p text:style-name="P194">QualId <text:span text:style-name="symbol0_5f_csharp">=</text:span> <text:span text:style-name="symbol0_5f_csharp">[</text:span> id <text:span text:style-name="string_5f_csharp">'.'</text:span> <text:span text:style-name="symbol0_5f_csharp">]</text:span> id. <text:line-break/><text:span text:style-name="member0_5f_csharp"><text:span text:style-name="T224">IdList</text:span></text:span> <text:span text:style-name="symbol0_5f_csharp">=</text:span> id <text:span text:style-name="symbol0_5f_csharp">{</text:span> <text:span text:style-name="string_5f_csharp">','</text:span> id <text:span text:style-name="symbol0_5f_csharp">}</text:span> <text:span text:style-name="symbol0_5f_csharp">[</text:span> <text:span text:style-name="string_5f_csharp">','</text:span> <text:span text:style-name="symbol0_5f_csharp">]</text:span>. </text:p>
      <text:p text:style-name="Текст_20_перевода_20__28_рус_29_"><text:soft-page-break/>Coco/R <text:span text:style-name="T384">выведет предупреждение</text:span></text:p>
      <text:p text:style-name="P195"><text:span text:style-name="T385">LL (1) предупреждение в QualId: id является началом и наследником допускающей отсутствие структуры <text:line-break/>LL (1) предупреждение в IdList: ',' является началом и наследником допускающей отстутсвие структуры</text:span> </text:p>
      <text:p text:style-name="P245"><text:span text:style-name="T385">Разрешение LL(1) конфликтов обсуждается в </text:span><text:a xlink:type="simple" xlink:href="#4.4.8.9.2.4.5 LL(1) Conflicts|outline"><text:span text:style-name="T385">разделе 2.4.5</text:span></text:a><text:span text:style-name="T385">.</text:span> </text:p>
      <text:h text:style-name="Heading_20_2" text:outline-level="2"><text:bookmark-start text:name="__RefHeading__21027_521228810"/>4. A Sample Compiler <text:bookmark-end text:name="__RefHeading__21027_521228810"/></text:h>
      <text:h text:style-name="Heading_20_2" text:outline-level="2"><text:bookmark-start text:name="__RefHeading__21029_521228810"/>4. Пример Компилятора<text:bookmark-end text:name="__RefHeading__21029_521228810"/></text:h>
      <text:p text:style-name="Текст_20_оригинала_20__28_eng_29_">This section shows how to use Coco/R for building a compiler for a tiny programming language called <text:span text:style-name="T70">Taste</text:span>. Taste bears some similarities with Modula-2 or Oberon. It has variables <text:s/>of <text:s/>type <text:s/><text:span text:style-name="T2">INTEGER</text:span> <text:s/>and <text:span text:style-name="T2">BOOLEAN</text:span> <text:s/>as <text:s/>well <text:s/>as <text:s/>nested <text:s/>procedures <text:s/>without parameters. It allows assignments, procedure calls, <text:span text:style-name="T2">IF</text:span> and <text:span text:style-name="T2">WHILE</text:span> statements. Integers may be read from a file and written to the console, each of them in a single line. It has arithmetic expressions (+, -, *, / ) and relational expressions ( =, &lt;, &gt; ). Here is an example of a Taste program: <text:s/></text:p>
      <text:p text:style-name="P254">В этом разделе показано, как использовать Coco/R для <text:span text:style-name="T386">создания</text:span> компилятор<text:span text:style-name="T386">а</text:span> <text:span text:style-name="T386">с</text:span> <text:span text:style-name="T386">крошечным </text:span>языком программирования называе<text:span text:style-name="T386">мым</text:span> <text:span text:style-name="T83">Taste</text:span><text:span text:style-name="T386"> (</text:span><text:span text:style-name="T83">Прив</text:span><text:span text:style-name="T72">кус</text:span><text:span text:style-name="T386">)</text:span>. <text:span text:style-name="T281">Taste</text:span> имеет некоторое сходство с Модула-2 или Оберон. Он имеет переменные типа <text:span text:style-name="T2">INTEGER</text:span> и <text:span text:style-name="T2">BOOLEAN</text:span>, а также вложенные процедуры без параметров. <text:span text:style-name="T386">Он</text:span> позволяет <text:span text:style-name="T386">присваивание</text:span>, вызов процедур, <text:span text:style-name="T386">инструкции</text:span> IF и WHILE. <text:span text:style-name="T387">Integers (целые числа)</text:span> могут быть прочитаны из файла и выв<text:span text:style-name="T387">едены</text:span> на консоль, кажд<text:span text:style-name="T387">ое</text:span> из них в одной строке. Он имеет арифметические выражения (+, -, *, /) и реляционные выражения (=, &lt;, &gt;). Ниже приведен пример программы <text:span text:style-name="T420">Taste:</text:span></text:p>
      <text:p text:style-name="P196">MODULE Example<text:span text:style-name="symbol0_5f_csharp">;</text:span> <text:line-break/><text:tab/>VAR n<text:span text:style-name="symbol0_5f_csharp">:</text:span> INTEGER<text:span text:style-name="symbol0_5f_csharp">;</text:span> <text:line-break/> <text:line-break/>PROCEDURE SumUp<text:span text:style-name="symbol0_5f_csharp">;</text:span> <text:span text:style-name="symbol0_5f_csharp">(*</text:span>build the sum of all integers from <text:span text:style-name="number_5f_csharp"><text:span text:style-name="T224">1</text:span></text:span> to n<text:span text:style-name="symbol0_5f_csharp">*)</text:span> <text:line-break/> <text:tab/>VAR sum<text:span text:style-name="symbol0_5f_csharp">:</text:span> INTEGER<text:span text:style-name="symbol0_5f_csharp">;</text:span> <text:line-break/>BEGIN <text:line-break/><text:tab/>sum <text:span text:style-name="symbol0_5f_csharp">:=</text:span> <text:span text:style-name="number_5f_csharp"><text:span text:style-name="T224">0</text:span></text:span><text:span text:style-name="symbol0_5f_csharp">;</text:span> <text:line-break/><text:tab/><text:span text:style-name="keyword0_5f_csharp"><text:span text:style-name="T224">WHILE</text:span></text:span> n <text:span text:style-name="symbol0_5f_csharp">&gt;</text:span> <text:span text:style-name="number_5f_csharp"><text:span text:style-name="T224">0</text:span></text:span> <text:span text:style-name="keyword0_5f_csharp"><text:span text:style-name="T224">DO</text:span></text:span> sum <text:span text:style-name="symbol0_5f_csharp">:=</text:span> sum <text:span text:style-name="symbol0_5f_csharp">+</text:span> n<text:span text:style-name="symbol0_5f_csharp">;</text:span> n <text:span text:style-name="symbol0_5f_csharp">:=</text:span> n <text:span text:style-name="symbol0_5f_csharp">-</text:span> <text:span text:style-name="number_5f_csharp"><text:span text:style-name="T224">1</text:span></text:span> END<text:span text:style-name="symbol0_5f_csharp">;</text:span> <text:line-break/><text:tab/>WRITE sum <text:line-break/><text:tab/>END SumUp<text:span text:style-name="symbol0_5f_csharp">;</text:span> <text:line-break/><text:tab/>BEGIN <text:line-break/><text:tab/>READ n<text:span text:style-name="symbol0_5f_csharp">;</text:span> <text:line-break/><text:tab/><text:span text:style-name="keyword0_5f_csharp"><text:span text:style-name="T224">WHILE</text:span></text:span> n <text:span text:style-name="symbol0_5f_csharp">&gt;</text:span> <text:span text:style-name="number_5f_csharp"><text:span text:style-name="T224">0</text:span></text:span> <text:span text:style-name="keyword0_5f_csharp"><text:span text:style-name="T224">DO</text:span></text:span> SumUp<text:span text:style-name="symbol0_5f_csharp">;</text:span> READ n END <text:line-break/>END Example. </text:p>
      <text:p text:style-name="Текст_20_оригинала_20__28_eng_29_">Of <text:s/>course <text:s/>Taste <text:s/>is <text:s/>too <text:s/>restrictive <text:s/>to <text:s/>be <text:s/>used <text:s/>as <text:s/>a <text:s/>real <text:s/>programming <text:s/>language. <text:s/>Its purpose is just to give you a taste of how to write a compiler with Coco/R. <text:s/></text:p>
      <text:p text:style-name="P255">Конечно <text:span text:style-name="T281">Taste</text:span> слишком огранич<text:span text:style-name="T388">ен</text:span> для использования в качестве реального языка программирования. Его целью является просто дать вам представление о том, как написать компилятор с <text:span text:style-name="T388">Coco</text:span>/R.</text:p>
      <text:p text:style-name="Текст_20_оригинала_20__28_eng_29_">The Taste compiler is a compile-and-go compiler, which means that it reads a source program <text:s/>and translates <text:s/>it <text:s/>into <text:s/>a <text:s/>target <text:s/>program <text:s/>which <text:s/>is <text:s/>executed <text:s/>(i.e. <text:s/>interpreted) immediately after the compilation. In order to run it type </text:p>
      <text:p text:style-name="P255"><text:span text:style-name="T281">Taste</text:span> это компилятор <text:span text:style-name="T389">с</text:span>компил<text:span text:style-name="T389">ировать-и</text:span>-<text:span text:style-name="T389">выполнить</text:span>, а это значит, что он читает исходную программу и переводит е<text:span text:style-name="T389">ё</text:span> в целев<text:span text:style-name="T389">ую</text:span> программ<text:span text:style-name="T389">у</text:span>, которая выполн<text:span text:style-name="T389">яется</text:span> (т.е. интерпретир<text:span text:style-name="T389">уется</text:span>) сразу после компиляции. Для того чтобы запустить <text:span text:style-name="T389">этот</text:span> <text:span text:style-name="T389">образец, вполните:</text:span></text:p>
      <text:p text:style-name="Текст_20_исходного_20_кода"><text:soft-page-break/>Taste Test.TAS </text:p>
      <text:p text:style-name="Текст_20_оригинала_20__28_eng_29_">The file Test.TAS holds the sample program shown above. This file is then compiled and <text:s/>immediately executed, <text:s/>prompting <text:s/>the <text:s/>user <text:s/>for <text:s/>the <text:s/>names <text:s/>of <text:s/>appropriate <text:s/>input (data) and output (results) files.</text:p>
      <text:p text:style-name="Текст_20_перевода_20__28_рус_29_">Файл Test.TAS <text:span text:style-name="T389">со</text:span>держит пример программы, указанный выше. <text:span text:style-name="T389">Э</text:span>тот файл компилир<text:span text:style-name="T389">уется</text:span> и сразу выполняется, предлагая пользователю для соответствующ<text:span text:style-name="T389">их</text:span> имен в<text:span text:style-name="T389">вод</text:span> (данны<text:span text:style-name="T389">е</text:span>) и <text:span text:style-name="T389">вывод</text:span> (результаты) файл<text:span text:style-name="T389">ов</text:span>.</text:p>
      <text:p text:style-name="Текст_20_оригинала_20__28_eng_29_"><text:span text:style-name="T1">Classes</text:span> </text:p>
      <text:p text:style-name="Текст_20_оригинала_20__28_eng_29_">Figure 2 shows the classes of the compiler. <text:line-break/> <text:line-break/><draw:frame draw:style-name="fr2" draw:name="Врезка3" text:anchor-type="as-char" svg:y="-0.316cm" svg:width="5.978cm" draw:z-index="36"><draw:text-box fo:min-height="3.24cm"><text:p text:style-name="P148"><draw:frame text:anchor-type="paragraph" draw:z-index="37" draw:style-name="gr9" svg:width="1.479cm" svg:height="0.641cm" svg:x="2.205cm" svg:y="1.295cm"><draw:text-box><text:p>Parser</text:p></draw:text-box></draw:frame><draw:frame text:anchor-type="paragraph" draw:z-index="38" draw:style-name="gr10" svg:width="1.412cm" svg:height="0.595cm" svg:x="0.376cm" svg:y="2.644cm"><draw:text-box><text:p>Scanner</text:p></draw:text-box></draw:frame><draw:frame text:anchor-type="paragraph" draw:z-index="39" draw:style-name="gr11" svg:width="0.883cm" svg:height="0.639cm" svg:x="2.515cm" svg:y="2.731cm"><draw:text-box><text:p>TL</text:p></draw:text-box></draw:frame><draw:frame text:anchor-type="paragraph" draw:z-index="40" draw:style-name="gr12" svg:width="1.412cm" svg:height="0.507cm" svg:x="4.235cm" svg:y="2.732cm"><draw:text-box><text:p>TC</text:p></draw:text-box></draw:frame><draw:frame text:anchor-type="paragraph" draw:z-index="41" draw:style-name="gr12" svg:width="1.103cm" svg:height="0.507cm" svg:x="2.251cm" svg:y="0.196cm"><draw:text-box><text:p>Taste</text:p></draw:text-box></draw:frame><draw:line text:anchor-type="paragraph" draw:z-index="42" draw:style-name="gr13" draw:text-style-name="P264" svg:x1="1.258cm" svg:y1="2.644cm" svg:x2="2.205cm" svg:y2="1.804cm"><text:p/></draw:line><draw:line text:anchor-type="paragraph" draw:z-index="43" draw:style-name="gr13" draw:text-style-name="P264" svg:x1="2.801cm" svg:y1="2.73cm" svg:x2="2.822cm" svg:y2="1.804cm"><text:p/></draw:line><draw:line text:anchor-type="paragraph" draw:z-index="44" draw:style-name="gr13" draw:text-style-name="P264" svg:x1="4.454cm" svg:y1="2.732cm" svg:x2="3.219cm" svg:y2="1.716cm"><text:p/></draw:line><draw:line text:anchor-type="paragraph" draw:z-index="45" draw:style-name="gr13" draw:text-style-name="P264" svg:x1="2.778cm" svg:y1="1.519cm" svg:x2="2.778cm" svg:y2="0.702cm"><text:p/></draw:line></text:p></draw:text-box></draw:frame><text:line-break/></text:p>
      <text:p text:style-name="Текст_20_оригинала_20__28_eng_29_"><text:span text:style-name="T1">Figure 2 <text:s/></text:span>Classes of the Taste compiler </text:p>
      <text:p text:style-name="P207">Taste <text:s/>is <text:s/>the <text:s/>main <text:s/>class. <text:s/>It <text:s/>initializes <text:s/>the <text:s/>scanner <text:s/>and <text:s/>calls <text:s/>the <text:s/>parser <text:s/>and <text:s/>the interpreter. <text:s/>TL <text:s/>is the <text:s/>symbol <text:s/>table <text:s/>with <text:s/>methods <text:s/>to <text:s/>handle <text:s/>scopes <text:s/>and <text:s/>to <text:s/>store <text:s/>and retrieve <text:s/>object <text:s/>information. Finally, <text:s/>TC <text:s/>is <text:s/>the <text:s/>code <text:s/>generator <text:s/>with <text:s/>methods <text:s/>to <text:s/>emit instructions. It also contains the interpreter and its data structures. The source code of all classes as well as the attributed grammar Taste.ATG can be found in Appendix B.</text:p>
      <text:p text:style-name="Текст_20_перевода_20__28_рус_29_"><text:span text:style-name="T69">Классы</text:span> </text:p>
      <text:p text:style-name="Текст_20_перевода_20__28_рус_29_"><text:span text:style-name="T390">На рисунке 2 показаны классы компилятора.</text:span> <text:line-break/> <text:line-break/><draw:frame draw:style-name="fr2" draw:name="Врезка4" text:anchor-type="as-char" svg:y="-0.316cm" svg:width="5.978cm" draw:z-index="46"><draw:text-box fo:min-height="3.24cm"><text:p text:style-name="P148"><draw:frame text:anchor-type="paragraph" draw:z-index="47" draw:style-name="gr9" svg:width="1.479cm" svg:height="0.641cm" svg:x="2.205cm" svg:y="1.295cm"><draw:text-box><text:p>Парсер</text:p></draw:text-box></draw:frame><draw:frame text:anchor-type="paragraph" draw:z-index="48" draw:style-name="gr10" svg:width="1.412cm" svg:height="0.595cm" svg:x="0.376cm" svg:y="2.644cm"><draw:text-box><text:p>Сканер</text:p></draw:text-box></draw:frame><draw:frame text:anchor-type="paragraph" draw:z-index="49" draw:style-name="gr11" svg:width="0.883cm" svg:height="0.639cm" svg:x="2.515cm" svg:y="2.731cm"><draw:text-box><text:p>TL</text:p></draw:text-box></draw:frame><draw:frame text:anchor-type="paragraph" draw:z-index="50" draw:style-name="gr12" svg:width="1.412cm" svg:height="0.507cm" svg:x="4.235cm" svg:y="2.732cm"><draw:text-box><text:p>TC</text:p></draw:text-box></draw:frame><draw:frame text:anchor-type="paragraph" draw:z-index="51" draw:style-name="gr12" svg:width="1.103cm" svg:height="0.507cm" svg:x="2.251cm" svg:y="0.196cm"><draw:text-box><text:p>Taste</text:p></draw:text-box></draw:frame><draw:line text:anchor-type="paragraph" draw:z-index="52" draw:style-name="gr13" draw:text-style-name="P264" svg:x1="1.258cm" svg:y1="2.644cm" svg:x2="2.205cm" svg:y2="1.804cm"><text:p/></draw:line><draw:line text:anchor-type="paragraph" draw:z-index="53" draw:style-name="gr13" draw:text-style-name="P264" svg:x1="2.801cm" svg:y1="2.73cm" svg:x2="2.822cm" svg:y2="1.804cm"><text:p/></draw:line><draw:line text:anchor-type="paragraph" draw:z-index="54" draw:style-name="gr13" draw:text-style-name="P264" svg:x1="4.454cm" svg:y1="2.732cm" svg:x2="3.219cm" svg:y2="1.716cm"><text:p/></draw:line><draw:line text:anchor-type="paragraph" draw:z-index="55" draw:style-name="gr13" draw:text-style-name="P264" svg:x1="2.778cm" svg:y1="1.519cm" svg:x2="2.778cm" svg:y2="0.702cm"><text:p/></draw:line></text:p></draw:text-box></draw:frame><text:line-break/></text:p>
      <text:p text:style-name="Текст_20_перевода_20__28_рус_29_"><text:span text:style-name="T50">Рисунок 2</text:span><text:span text:style-name="T390"> Классы компилятора Taste</text:span> </text:p>
      <text:p text:style-name="Текст_20_перевода_20__28_рус_29_">Taste является основным классом. Он инициализирует сканер и вызывает парсер и интерпретатор. TL является таблицей символов методов обработки диапазонов, для хранения и извлечения информации об объекте. Наконец, TC является генератором кода с методами создающими инструкции. Он также содержит интерпретатор и его структуры данных. Исходный код всех классов, а также атрибутную грамматику Taste.ATG можно найти в Приложении B.</text:p>
      <text:p text:style-name="Текст_20_оригинала_20__28_eng_29_"><text:span text:style-name="T2">Target Code</text:span> </text:p>
      <text:p text:style-name="Текст_20_оригинала_20__28_eng_29_">We <text:s/>define <text:s/>an <text:s/>abstract <text:s/>stack <text:s/>machine <text:s/>for <text:s/>the <text:s/>interpretation <text:s/>of <text:s/>Taste <text:s/>programs. <text:s/>The compiler translates a source program into instructions of that machine, which are then interpreted. The machine uses the following data structures: <text:s/></text:p>
      <text:p text:style-name="Текст_20_исходного_20_кода"><text:soft-page-break/><text:span text:style-name="keyword3_5f_csharp"><text:span text:style-name="T224">char</text:span></text:span><text:span text:style-name="symbol0_5f_csharp"><text:span text:style-name="T224">[]</text:span></text:span><text:span text:style-name="T224"> code</text:span><text:span text:style-name="symbol0_5f_csharp"><text:span text:style-name="T224">;</text:span></text:span> <text:s text:c="2"/><text:span text:style-name="comment0_5f_csharp">// object code (filled by the compiler) <text:line-break/></text:span><text:span text:style-name="comment0_5f_csharp"><text:span text:style-name="T225">int[] stack;</text:span></text:span><text:span text:style-name="comment0_5f_csharp"> <text:s text:c="2"/>// stack with frames for local variables <text:line-break/></text:span><text:span text:style-name="comment0_5f_csharp"><text:span text:style-name="T225">int <text:s text:c="2"/>top;</text:span></text:span><text:span text:style-name="comment0_5f_csharp"> <text:s text:c="4"/>// stack pointer (points to next free stack slot) <text:line-break/></text:span><text:span text:style-name="comment0_5f_csharp"><text:span text:style-name="T225">int <text:s text:c="2"/>pc; </text:span></text:span><text:span text:style-name="comment0_5f_csharp"><text:s text:c="5"/>// program counter <text:line-break/></text:span><text:span text:style-name="comment0_5f_csharp"><text:span text:style-name="T225">int <text:s text:c="2"/>bp; </text:span></text:span><text:span text:style-name="comment0_5f_csharp"><text:s text:c="5"/>// base pointer of current frame </text:span></text:p>
      <text:p text:style-name="Текст_20_оригинала_20__28_eng_29_">The machine instructions are described by the following table (the initial values of the registers are: <text:span text:style-name="T2">bp = 0; top = 3;</text:span>): <text:s/></text:p>
      <text:p text:style-name="P150">LOAD n,a <text:s/><text:tab/>Load value <text:tab/><text:tab/>Push(stack[Frame(n)+a]); <text:line-break/>LIT i <text:tab/><text:tab/>Load literal <text:tab/><text:tab/>Push(i); <text:line-break/>STO n,a <text:s/><text:tab/>Store <text:tab/><text:tab/><text:tab/>stack[Frame(n)+a]=Pop(); <text:line-break/>ADD <text:tab/><text:tab/>Add <text:tab/><text:tab/><text:tab/>j=Pop(); i=Pop(); Push(i+j); <text:line-break/>SUB <text:tab/><text:tab/>Subtract <text:tab/><text:tab/>j=Pop(); i=Pop(); Push(i-j); <text:line-break/>DIV <text:tab/><text:tab/>Divide <text:tab/><text:tab/>j=Pop(); i=Pop(); Push(i/j); <text:line-break/>MUL <text:tab/><text:tab/>Multiply <text:tab/><text:tab/>j=Pop(); i=Pop(); Push(i*j); <text:line-break/>EQU <text:tab/><text:tab/>Compare if equal <text:s/><text:tab/>j=Pop(); i=Pop(); if (i==j) Push(1); else Push(0); <text:line-break/>LSS <text:tab/><text:tab/>Compare if less <text:tab/>j=Pop(); i=Pop(); if (i&lt;j) Push(1); else Push(0); <text:line-break/>GTR <text:tab/><text:tab/>Compare if greater <text:s/><text:tab/>j=Pop(); i=Pop(); if (i&gt;j) Push(1); else Push(0); <text:line-break/>CALL n,a <text:s/><text:tab/>Call procedure <text:tab/>Push(Frame(n)); Push(bp); Push(pc+2); pc=a; p=top-3; <text:line-break/>RET <text:tab/><text:tab/>Return from proc. <text:s/><text:tab/>top=bp+3; pc=Pop(); bp=Pop(); dummy=Pop(); <text:line-break/>RES i <text:tab/><text:tab/>Reserve frame <text:s/><text:tab/>top=top+i; <text:line-break/>JMP a <text:tab/><text:tab/>Jump <text:tab/><text:tab/><text:tab/>pc=a; <text:line-break/>FJMP a <text:tab/>False jump <text:tab/><text:tab/>if (Pop()==1) pc=adr; <text:line-break/>HALT <text:tab/><text:tab/>End of program <text:tab/>Halt; <text:line-break/>NEG <text:tab/><text:tab/>Negation <text:tab/><text:tab/>Push(-Pop()); <text:line-break/>READ n,a <text:s/><text:tab/>Read integer <text:tab/><text:tab/>stack[Frame(n)+a]=ReadInt(); <text:line-break/>WRITE <text:tab/>Write integer <text:tab/><text:tab/>WriteLine(Pop()); </text:p>
      <text:p text:style-name="Текст_20_оригинала_20__28_eng_29_">The function Frame(n) returns the base address of the stack frame which is (statically) n levels up in the stack. n == 0 means the current frame, n == 1 means the statically surrounding frame, etc. The main program is considered as a normal procedure with a stack frame. Figure 3 shows the format of a stack frame. <text:s/></text:p>
      <text:p text:style-name="P149"><text:s/><draw:frame draw:style-name="fr3" draw:name="Врезка5" text:anchor-type="as-char" svg:y="0cm" svg:width="7.269cm" draw:z-index="56"><draw:text-box fo:min-height="5.262cm"><text:p text:style-name="Frame_20_contents"><draw:line text:anchor-type="paragraph" draw:z-index="57" draw:style-name="gr14" draw:text-style-name="P264" svg:x1="5.766cm" svg:y1="0.233cm" svg:x2="5.766cm" svg:y2="4.752cm"><text:p/></draw:line><draw:line text:anchor-type="paragraph" draw:z-index="58" draw:style-name="gr14" draw:text-style-name="P264" svg:x1="1.688cm" svg:y1="0.96cm" svg:x2="5.766cm" svg:y2="0.96cm"><text:p/></draw:line><draw:line text:anchor-type="paragraph" draw:z-index="59" draw:style-name="gr14" draw:text-style-name="P264" svg:x1="1.688cm" svg:y1="1.709cm" svg:x2="5.766cm" svg:y2="1.709cm"><text:p/></draw:line><draw:line text:anchor-type="paragraph" draw:z-index="60" draw:style-name="gr14" draw:text-style-name="P264" svg:x1="1.688cm" svg:y1="2.459cm" svg:x2="5.766cm" svg:y2="2.459cm"><text:p/></draw:line><draw:line text:anchor-type="paragraph" draw:z-index="61" draw:style-name="gr14" draw:text-style-name="P264" svg:x1="1.688cm" svg:y1="3.209cm" svg:x2="5.766cm" svg:y2="3.209cm"><text:p/></draw:line><draw:line text:anchor-type="paragraph" draw:z-index="62" draw:style-name="gr14" draw:text-style-name="P264" svg:x1="1.688cm" svg:y1="4.002cm" svg:x2="5.766cm" svg:y2="4.002cm"><text:p/></draw:line><draw:frame text:anchor-type="paragraph" draw:z-index="63" draw:style-name="gr15" svg:width="2.008cm" svg:height="0.489cm" svg:x="2.614cm" svg:y="1.115cm"><draw:text-box><text:p>static link</text:p></draw:text-box></draw:frame><draw:frame text:anchor-type="paragraph" draw:z-index="64" draw:style-name="gr15" svg:width="2.405cm" svg:height="0.489cm" svg:x="2.614cm" svg:y="1.864cm"><draw:text-box><text:p>dinamic link</text:p></draw:text-box></draw:frame><draw:frame text:anchor-type="paragraph" draw:z-index="65" draw:style-name="gr15" svg:width="2.008cm" svg:height="0.489cm" svg:x="2.547cm" svg:y="2.593cm"><draw:text-box><text:p>return addr.</text:p></draw:text-box></draw:frame><draw:frame text:anchor-type="paragraph" draw:z-index="66" draw:style-name="gr15" svg:width="2.67cm" svg:height="0.489cm" svg:x="2.526cm" svg:y="3.387cm"><draw:text-box><text:p>local variables</text:p></draw:text-box></draw:frame><draw:frame text:anchor-type="paragraph" draw:z-index="67" draw:style-name="gr15" svg:width="0.839cm" svg:height="0.489cm" svg:x="0.101cm" svg:y="0.651cm"><draw:text-box><text:p>bp</text:p></draw:text-box></draw:frame><draw:frame text:anchor-type="paragraph" draw:z-index="68" draw:style-name="gr15" svg:width="0.851cm" svg:height="0.489cm" svg:x="0.153cm" svg:y="3.738cm"><draw:text-box><text:p>top</text:p></draw:text-box></draw:frame><draw:line text:anchor-type="paragraph" draw:z-index="69" draw:style-name="gr14" draw:text-style-name="P264" svg:x1="1.688cm" svg:y1="0.189cm" svg:x2="1.711cm" svg:y2="4.731cm"><text:p/></draw:line><draw:line text:anchor-type="paragraph" draw:z-index="70" draw:style-name="gr13" draw:text-style-name="P264" svg:x1="0.653cm" svg:y1="0.984cm" svg:x2="1.424cm" svg:y2="0.984cm"><text:p/></draw:line><draw:line text:anchor-type="paragraph" draw:z-index="71" draw:style-name="gr13" draw:text-style-name="P264" svg:x1="0.785cm" svg:y1="4.048cm" svg:x2="1.512cm" svg:y2="4.048cm"><text:p/></draw:line></text:p></draw:text-box></draw:frame></text:p>
      <text:p text:style-name="Текст_20_оригинала_20__28_eng_29_"><text:span text:style-name="T1">Figure 3</text:span> <text:s/>Format of a stack frame </text:p>
      <text:p text:style-name="Текст_20_оригинала_20__28_eng_29_">For example, the source code instruction <text:s/></text:p>
      <text:p text:style-name="Текст_20_исходного_20_кода">i := i + 1 </text:p>
      <text:p text:style-name="Текст_20_оригинала_20__28_eng_29_">is translated into the code <text:s/></text:p>
      <text:p text:style-name="Текст_20_исходного_20_кода">LOAD 0,3 <text:s/>load value of i (at address 3 in current frame) <text:line-break/>LIT 1 <text:s text:c="4"/>load constant 1 <text:line-break/>ADD <text:line-break/><text:soft-page-break/>STO 0,3 <text:s text:c="2"/>store result to i </text:p>
      <text:p text:style-name="Текст_20_оригинала_20__28_eng_29_">Appendix B contains the source code of the following files, which can also be downloaded from http://www.ssw.uni-linz.ac.at/Research/Projects/Coco/ <text:s/>(for the original Linz version) or from http://www.scifac.ru.ac.za/resourcekit / (for a version compatible <text:s/>with <text:s/>the <text:s/>extended <text:s/>version <text:s/>of Coco/R, <text:s/>but <text:s/>further <text:s/>modified <text:s/>to <text:s/>use <text:s/>some identifiers more like those in other case studies in the book <text:span text:style-name="T70">Compiling with C# and Java</text:span> [Terry04]). </text:p>
      <text:p text:style-name="Текст_20_исходного_20_кода"><text:s/>Taste.ATG <text:s/><text:tab/>the attributed grammar <text:line-break/> Taste.cs <text:tab/><text:tab/>the main program <text:line-break/> TL.cs <text:tab/><text:tab/>the symbol table <text:line-break/> TC.cs <text:tab/><text:tab/>the code generator and interpreter </text:p>
      <text:p text:style-name="P214">Целевой код</text:p>
      <text:p text:style-name="P246">Определим абстрактн<text:span text:style-name="T391">ую</text:span> машину стека для интерпретации Taste программ. Компилятор транслирует исходную программу в инструкции этой машины, которые затем интерпретируются. Машина использует следующие структуры данных:</text:p>
      <text:p text:style-name="P197"><text:span text:style-name="keyword3_5f_csharp"><text:span text:style-name="T224">char</text:span></text:span><text:span text:style-name="symbol0_5f_csharp"><text:span text:style-name="T224">[]</text:span></text:span><text:span text:style-name="T224"> code</text:span><text:span text:style-name="symbol0_5f_csharp"><text:span text:style-name="T224">;</text:span></text:span> <text:s text:c="2"/><text:span text:style-name="comment0_5f_csharp">// </text:span><text:span text:style-name="comment0_5f_csharp"><text:span text:style-name="T391">объектный код</text:span></text:span><text:span text:style-name="comment0_5f_csharp"> (</text:span><text:span text:style-name="comment0_5f_csharp"><text:span text:style-name="T391">заполняется компилятором</text:span></text:span><text:span text:style-name="comment0_5f_csharp">) <text:line-break/></text:span><text:span text:style-name="comment0_5f_csharp"><text:span text:style-name="T225">int[] stack;</text:span></text:span><text:span text:style-name="comment0_5f_csharp"> <text:s text:c="2"/>// </text:span><text:span text:style-name="comment0_5f_csharp"><text:span text:style-name="T391">стек кадров для локальных переменных</text:span></text:span><text:span text:style-name="comment0_5f_csharp"> <text:line-break/></text:span><text:span text:style-name="comment0_5f_csharp"><text:span text:style-name="T225">int <text:s text:c="2"/>top;</text:span></text:span><text:span text:style-name="comment0_5f_csharp"> <text:s text:c="4"/>// </text:span><text:span text:style-name="comment0_5f_csharp"><text:span text:style-name="T391">стек указателей</text:span></text:span><text:span text:style-name="comment0_5f_csharp"> (</text:span><text:span text:style-name="comment0_5f_csharp"><text:span text:style-name="T391">указывает на следующий свободный слот стека</text:span></text:span><text:span text:style-name="comment0_5f_csharp">) <text:line-break/></text:span><text:span text:style-name="comment0_5f_csharp"><text:span text:style-name="T225">int <text:s text:c="2"/>pc; </text:span></text:span><text:span text:style-name="comment0_5f_csharp"><text:s text:c="5"/>// </text:span><text:span text:style-name="comment0_5f_csharp"><text:span text:style-name="T391">счётчик команд</text:span></text:span><text:span text:style-name="comment0_5f_csharp"> <text:line-break/></text:span><text:span text:style-name="comment0_5f_csharp"><text:span text:style-name="T225">int <text:s text:c="2"/>bp; </text:span></text:span><text:span text:style-name="comment0_5f_csharp"><text:s text:c="5"/>// </text:span><text:span text:style-name="comment0_5f_csharp"><text:span text:style-name="T391">основной указатель текущего кадра</text:span></text:span></text:p>
      <text:p text:style-name="P246">Инструкции машин<text:span text:style-name="T392">ы</text:span> описаны в следующей таблице (начальны<text:span text:style-name="T393">ми</text:span> значения<text:span text:style-name="T393">ми</text:span> регистров являются: <text:span text:style-name="T51">bp </text:span><text:span text:style-name="T2">= 0; </text:span><text:span text:style-name="T51">top </text:span><text:span text:style-name="T2">= 3;</text:span>):</text:p>
      <text:p text:style-name="P152">LOAD n,a <text:s/><text:tab/><text:span text:style-name="T394">Загрузить значение</text:span><text:tab/><text:tab/>Push(stack[Frame(n)+a]); <text:line-break/>LIT i <text:tab/><text:tab/><text:span text:style-name="T394">Загрузить литерал</text:span> <text:tab/><text:tab/>Push(i); <text:line-break/>STO n,a <text:s/><text:tab/><text:span text:style-name="T397">Положить в</text:span> <text:tab/><text:tab/><text:tab/>stack[Frame(n)+a]=Pop(); <text:line-break/>ADD <text:tab/><text:tab/><text:span text:style-name="T394">Сложить<text:tab/><text:tab/><text:tab/></text:span>j=Pop(); i=Pop(); Push(i+j); <text:line-break/>SUB <text:tab/><text:tab/><text:span text:style-name="T394">Вычесть<text:tab/><text:tab/><text:tab/></text:span>j=Pop(); i=Pop(); Push(i-j); <text:line-break/>DIV <text:tab/><text:tab/><text:span text:style-name="T394">Разделить<text:tab/><text:tab/><text:tab/></text:span>j=Pop(); i=Pop(); Push(i/j); <text:line-break/>MUL <text:tab/><text:tab/><text:span text:style-name="T394">Умножить</text:span> <text:tab/><text:tab/><text:tab/>j=Pop(); i=Pop(); Push(i*j); <text:line-break/>EQU <text:tab/><text:tab/><text:span text:style-name="T394">Сравнение на равенство<text:tab/></text:span>j=Pop(); i=Pop(); if (i==j) Push(1); else Push(0); <text:line-break/>LSS <text:tab/><text:tab/><text:span text:style-name="T394">Сравнение на меньше</text:span><text:tab/>j=Pop(); i=Pop(); if (i&lt;j) Push(1); else Push(0); <text:line-break/>GTR <text:tab/><text:tab/><text:span text:style-name="T394">Сравнение на болше</text:span> <text:s/><text:tab/>j=Pop(); i=Pop(); if (i&gt;j) Push(1); else Push(0); <text:line-break/>CALL n,a <text:s/><text:tab/><text:span text:style-name="T394">Вызов процедуры<text:tab/></text:span><text:tab/>Push(Frame(n)); Push(bp); Push(pc+2); pc=a; p=top-3; <text:line-break/>RET <text:tab/><text:tab/><text:span text:style-name="T394">Выход из процедуры<text:tab/></text:span>top=bp+3; pc=Pop(); bp=Pop(); dummy=Pop(); <text:line-break/>RES i <text:tab/><text:tab/><text:span text:style-name="T394">Резервный кадр<text:tab/><text:tab/></text:span>top=top+i; <text:line-break/>JMP a <text:tab/><text:tab/><text:span text:style-name="T394">Переход</text:span> <text:tab/><text:tab/><text:tab/>pc=a; <text:line-break/>FJMP a <text:tab/><text:span text:style-name="T394">Ложный переход<text:tab/></text:span><text:tab/>if (Pop()==1) pc=adr; <text:line-break/>HALT <text:tab/><text:tab/><text:span text:style-name="T394">Выход из программы<text:tab/></text:span>Halt; <text:line-break/>NEG <text:tab/><text:tab/><text:span text:style-name="T394">Отрицание<text:tab/></text:span> <text:tab/><text:tab/>Push(-Pop()); <text:line-break/>READ n,a <text:s/><text:tab/><text:span text:style-name="T394">Прочитать целое</text:span> <text:tab/><text:tab/>stack[Frame(n)+a]=ReadInt(); <text:line-break/>WRITE <text:tab/><text:span text:style-name="T394">Записать целое<text:tab/></text:span><text:tab/>WriteLine(Pop());</text:p>
      <text:p text:style-name="P246">Функция <text:span text:style-name="T2">Frame(n)</text:span> возвращает базовый адрес кадра стека, который является (статически<text:span text:style-name="T395">м</text:span>) <text:span text:style-name="T52">n</text:span> уровн<text:span text:style-name="T395">и</text:span> вверх <text:span text:style-name="T395">по</text:span> стек<text:span text:style-name="T395">у</text:span>. <text:span text:style-name="T52">n</text:span><text:span text:style-name="T2"> == 0</text:span> <text:span text:style-name="T395">возврает</text:span> текущий кадр, <text:span text:style-name="T52">n</text:span><text:span text:style-name="T2"> == 1 </text:span><text:span text:style-name="T188">возвращает</text:span> статически<text:span text:style-name="T395">й</text:span> <text:span text:style-name="T395">соседний </text:span>кадр и т.д. Основная программа рассматривается как обычн<text:span text:style-name="T395">ая</text:span> процедур<text:span text:style-name="T395">а</text:span> с кадра<text:span text:style-name="T395">ми</text:span> стека. На рисунке 3 показан формат кадра стека.</text:p>
      <text:p text:style-name="P246"><text:soft-page-break/><draw:frame draw:style-name="fr3" draw:name="Врезка6" text:anchor-type="as-char" svg:y="0cm" svg:width="7.269cm" draw:z-index="72"><draw:text-box fo:min-height="5.262cm"><text:p text:style-name="Frame_20_contents"><draw:line text:anchor-type="paragraph" draw:z-index="73" draw:style-name="gr14" draw:text-style-name="P264" svg:x1="6.031cm" svg:y1="0.277cm" svg:x2="6.031cm" svg:y2="4.796cm"><text:p/></draw:line><draw:line text:anchor-type="paragraph" draw:z-index="74" draw:style-name="gr14" draw:text-style-name="P264" svg:x1="1.688cm" svg:y1="0.96cm" svg:x2="6.031cm" svg:y2="0.971cm"><text:p/></draw:line><draw:line text:anchor-type="paragraph" draw:z-index="75" draw:style-name="gr14" draw:text-style-name="P264" svg:x1="1.688cm" svg:y1="1.709cm" svg:x2="6.031cm" svg:y2="1.741cm"><text:p/></draw:line><draw:line text:anchor-type="paragraph" draw:z-index="76" draw:style-name="gr14" draw:text-style-name="P264" svg:x1="1.688cm" svg:y1="2.459cm" svg:x2="6.031cm" svg:y2="2.47cm"><text:p/></draw:line><draw:line text:anchor-type="paragraph" draw:z-index="77" draw:style-name="gr14" draw:text-style-name="P264" svg:x1="1.688cm" svg:y1="3.209cm" svg:x2="6.031cm" svg:y2="3.22cm"><text:p/></draw:line><draw:line text:anchor-type="paragraph" draw:z-index="78" draw:style-name="gr14" draw:text-style-name="P264" svg:x1="1.688cm" svg:y1="4.002cm" svg:x2="6.031cm" svg:y2="4.013cm"><text:p/></draw:line><draw:frame text:anchor-type="paragraph" draw:z-index="79" draw:style-name="gr15" svg:width="3.744cm" svg:height="0.489cm" svg:x="1.866cm" svg:y="1.115cm"><draw:text-box><text:p>статическая ссылка</text:p></draw:text-box></draw:frame><draw:frame text:anchor-type="paragraph" draw:z-index="80" draw:style-name="gr15" svg:width="3.987cm" svg:height="0.489cm" svg:x="1.912cm" svg:y="1.864cm"><draw:text-box><text:p>динамическая ссылка</text:p></draw:text-box></draw:frame><draw:frame text:anchor-type="paragraph" draw:z-index="81" draw:style-name="gr15" svg:width="4.098cm" svg:height="0.489cm" svg:x="1.843cm" svg:y="2.593cm"><draw:text-box><text:p>возвращаемый адресс</text:p></draw:text-box></draw:frame><draw:frame text:anchor-type="paragraph" draw:z-index="82" draw:style-name="gr15" svg:width="4.275cm" svg:height="0.489cm" svg:x="1.711cm" svg:y="3.387cm"><draw:text-box><text:p>локальные переменные</text:p></draw:text-box></draw:frame><draw:frame text:anchor-type="paragraph" draw:z-index="83" draw:style-name="gr15" svg:width="0.839cm" svg:height="0.489cm" svg:x="0.101cm" svg:y="0.651cm"><draw:text-box><text:p>bp</text:p></draw:text-box></draw:frame><draw:frame text:anchor-type="paragraph" draw:z-index="84" draw:style-name="gr15" svg:width="0.851cm" svg:height="0.489cm" svg:x="0.153cm" svg:y="3.738cm"><draw:text-box><text:p>top</text:p></draw:text-box></draw:frame><draw:line text:anchor-type="paragraph" draw:z-index="85" draw:style-name="gr14" draw:text-style-name="P264" svg:x1="1.688cm" svg:y1="0.189cm" svg:x2="1.711cm" svg:y2="4.731cm"><text:p/></draw:line><draw:line text:anchor-type="paragraph" draw:z-index="86" draw:style-name="gr13" draw:text-style-name="P264" svg:x1="0.653cm" svg:y1="0.984cm" svg:x2="1.688cm" svg:y2="0.97cm"><text:p/></draw:line><draw:line text:anchor-type="paragraph" draw:z-index="87" draw:style-name="gr13" draw:text-style-name="P264" svg:x1="0.785cm" svg:y1="4.048cm" svg:x2="1.688cm" svg:y2="4.013cm"><text:p/></draw:line></text:p></draw:text-box></draw:frame></text:p>
      <text:p text:style-name="P215">Рисунок 3<text:span text:style-name="T183"> Формат кадра стека</text:span></text:p>
      <text:p text:style-name="Текст_20_перевода_20__28_рус_29_"><text:span text:style-name="T396">Например, исходный код</text:span> <text:span text:style-name="T396">инструкции</text:span></text:p>
      <text:p text:style-name="P197">i := i + 1 </text:p>
      <text:p text:style-name="Текст_20_перевода_20__28_рус_29_"><text:span text:style-name="T396">переводится в код</text:span> <text:s/></text:p>
      <text:p text:style-name="P198">LOAD 0,3 <text:tab/><text:span text:style-name="T396">загрузить занчение</text:span> i (<text:span text:style-name="T396">по адресу 3 в текущем кадре</text:span>) <text:line-break/>LIT 1 <text:tab/><text:span text:style-name="T396">загрузить константу</text:span> 1 <text:line-break/>ADD <text:tab/><text:tab/><text:span text:style-name="T396">сложить</text:span><text:line-break/>STO 0,3 <text:tab/><text:span text:style-name="T397">положить резльтат в </text:span>i </text:p>
      <text:p text:style-name="P247">Приложение B содержит исходный код следующих файлов, который также можно скачать с <text:a xlink:type="simple" xlink:href="http://www.ssw.uni-linz.ac.at/Research/Projects/Coco/">http://www.ssw.uni-linz.ac.at/Research/Projects/Coco/</text:a> (для оригинальной Linz версии) или <text:span text:style-name="T398">с</text:span> <text:a xlink:type="simple" xlink:href="http://www.scifac.ru.ac.za/resourcekit/">http://www.scifac.ru.ac.za/resourcekit/</text:a> (для версии, совместим<text:span text:style-name="T398">ой</text:span> с расширенной верси<text:span text:style-name="T398">ей</text:span> <text:span text:style-name="T398">Coco</text:span>/R, но в дальнейшем модифицированно<text:span text:style-name="T398">й</text:span> <text:span text:style-name="T398">и </text:span>использ<text:span text:style-name="T398">уемой</text:span> некоторые идентификаторы <text:span text:style-name="T398">наподобие из тех</text:span>, <text:span text:style-name="T398">которые расмотрены</text:span> в других тематических исследовани<text:span text:style-name="T398">ях</text:span> книг<text:span text:style-name="T398">и</text:span> <text:span text:style-name="T70">Compiling with C# and Java</text:span> [Terry04]).</text:p>
      <text:p text:style-name="Текст_20_исходного_20_кода"><text:s/>Taste.ATG <text:s/><text:tab/><text:span text:style-name="T399">аттрибутная грамматика</text:span> <text:line-break/> Taste.cs <text:tab/><text:tab/><text:span text:style-name="T399">основная программа</text:span> <text:line-break/> TL.cs <text:tab/><text:tab/><text:span text:style-name="T399">таблица символов</text:span> <text:line-break/> TC.cs <text:tab/><text:tab/><text:span text:style-name="T399">кодогенератор и интерпритатор</text:span> </text:p>
      <text:h text:style-name="Heading_20_2" text:outline-level="2"><text:bookmark-start text:name="__RefHeading__21031_521228810"/>5. Applications of Coco/R <text:bookmark-end text:name="__RefHeading__21031_521228810"/></text:h>
      <text:h text:style-name="Heading_20_2" text:outline-level="2">5. Применение Coco/R</text:h>
      <text:p text:style-name="Текст_20_оригинала_20__28_eng_29_">Coco/R can be used not only to write proper compilers, but also to build many kinds of tools that process structured input data. Various people have used Coco/R for the following applications: </text:p>
      <text:p text:style-name="Текст_20_перевода_20__28_рус_29_"><text:span text:style-name="T400">Coco</text:span>/R мо<text:span text:style-name="T400">жет</text:span> быть использован не только <text:span text:style-name="T400">для на</text:span>писа<text:span text:style-name="T400">ния</text:span> <text:span text:style-name="T400">хороших</text:span> компилятор<text:span text:style-name="T400">ов</text:span>, но и <text:span text:style-name="T400">для</text:span> <text:span text:style-name="T400">создания</text:span> мног<text:span text:style-name="T400">их</text:span> <text:span text:style-name="T400">других</text:span> инструментов, которые обрабатывают структурированны<text:span text:style-name="T400">е</text:span> входн<text:span text:style-name="T400">ые</text:span> данны<text:span text:style-name="T400">е</text:span>. Раз<text:span text:style-name="T400">ные</text:span> люди использовали Coco/R для следующих приложений:</text:p>
      <text:p text:style-name="Текст_20_оригинала_20__28_eng_29_"><text:s text:c="2"/>An analyzer for the static complexity of programs. The analyzer evaluates the kind of operators and statements, the nesting of statements and expressions as well as the use of local and global variables to obtain a measure of the program complexity and an indication if the program is well structured. <text:s/></text:p>
      <text:p text:style-name="Текст_20_перевода_20__28_рус_29_">Анализатор для статическ<text:span text:style-name="T401">их</text:span> сложн<text:span text:style-name="T401">ых</text:span> программ. Анализатор <text:span text:style-name="T401">оценивает</text:span> <text:span text:style-name="T401">вид </text:span>операторов и <text:span text:style-name="T401">интструкий</text:span>, вложенн<text:span text:style-name="T401">ые</text:span> оператор<text:span text:style-name="T401">ы</text:span> и выражени<text:span text:style-name="T401">я</text:span>, а также использовани<text:span text:style-name="T401">е</text:span> локальных и глобальных переменных, чтобы <text:span text:style-name="T401">определить</text:span> меру сложности программы, и <text:span text:style-name="T401">указывает</text:span>, если программа хорошо структурирована.</text:p>
      <text:p text:style-name="Текст_20_оригинала_20__28_eng_29_"><text:soft-page-break/><text:s text:c="2"/>A cross reference generator which lists all occurrences of the objects in a program according <text:s/>to <text:s/>their scope <text:s/>together <text:s/>with <text:s/>information <text:s/>where <text:s/>the <text:s/>objects <text:s/>have <text:s/>been assigned a value and where they have been referenced. <text:s/></text:p>
      <text:p text:style-name="Текст_20_перевода_20__28_рус_29_"><text:span text:style-name="T401">Г</text:span>енератор <text:span text:style-name="T401">п</text:span>ерекрестн<text:span text:style-name="T401">ых</text:span> ссыл<text:span text:style-name="T401">ок</text:span>, который перечисляет все вхождения объектов в программ<text:span text:style-name="T401">е</text:span> в соответствии с их <text:span text:style-name="T402">областью действий и </text:span>информаци<text:span text:style-name="T402">ей</text:span>, где объект<text:span text:style-name="T402">ам</text:span> были <text:span text:style-name="T402">присвоины</text:span> значени<text:span text:style-name="T402">я и</text:span> где они <text:span text:style-name="T402">имеют</text:span> ссыл<text:span text:style-name="T402">ки</text:span>.</text:p>
      <text:p text:style-name="Текст_20_оригинала_20__28_eng_29_">A <text:s/>pretty <text:s/>printer <text:s/>that <text:s/>uses <text:s/>the <text:s/>structure <text:s/>and <text:s/>the <text:s/>length <text:s/>of <text:s/>statements <text:s/>for <text:s/>proper indentation. <text:s/></text:p>
      <text:p text:style-name="Текст_20_перевода_20__28_рус_29_">Красивую печать использующую структуру и длинну изложений для правильного отступа.</text:p>
      <text:p text:style-name="Текст_20_оригинала_20__28_eng_29_"><text:s text:c="2"/>A program that generates an index for books and reports. The index is generated from a little language that describes page numbers and the keywords occurring on those pages. <text:s/></text:p>
      <text:p text:style-name="Текст_20_перевода_20__28_рус_29_">Программа, которая создает индекс для книг и докладов. Индекс формируется из небольшого язык<text:span text:style-name="T403">а</text:span>, который описывает номера страниц и ключевые слова, <text:span text:style-name="T403">встречающихся</text:span> на этих страницах.</text:p>
      <text:p text:style-name="Текст_20_оригинала_20__28_eng_29_"><text:s text:c="2"/>The <text:s/>front <text:s/>end <text:s/>of <text:s/>a <text:s/>syntax-oriented <text:s/>editor. <text:s/>A <text:s/>program <text:s/>is <text:s/>translated <text:s/>into <text:s/>a <text:s/>tree representation which is the internal data structure of the editor. <text:s/></text:p>
      <text:p text:style-name="P248"><text:span text:style-name="T404">Входна часть</text:span> синтаксис-ориентированн<text:span text:style-name="T404">ого редактора</text:span>. Программа транслируется в представлени<text:span text:style-name="T404">е</text:span> дерева, котор<text:span text:style-name="T404">ое</text:span> является внутренн<text:span text:style-name="T404">ей</text:span> структур<text:span text:style-name="T404">ой</text:span> данн<text:span text:style-name="T404">ого</text:span> редактора.</text:p>
      <text:p text:style-name="Текст_20_оригинала_20__28_eng_29_"><text:s text:c="2"/>A program that builds a repository of symbols and their relations in a program. The repository is accessed by a case tool. <text:s/></text:p>
      <text:p text:style-name="Текст_20_перевода_20__28_рус_29_">Программа, которая строит хранилище символов и их отношений в программе. Хранилище <text:span text:style-name="T405">используется </text:span>инструмент<text:span text:style-name="T405">ом разработки</text:span>.</text:p>
      <text:p text:style-name="Текст_20_оригинала_20__28_eng_29_"><text:s text:c="2"/>A profiler that inserts counters and timers into the source code of a program and evaluates them after the program has been run. </text:p>
      <text:p text:style-name="Текст_20_перевода_20__28_рус_29_">Профилировани<text:span text:style-name="T405">е</text:span>, котор<text:span text:style-name="T405">ое</text:span> вставляет счетчики и таймеры в исходный код программ и оценивает их после <text:span text:style-name="T405">того как </text:span>программ<text:span text:style-name="T406">ы</text:span> был<text:span text:style-name="T406">и</text:span> запущен<text:span text:style-name="T406">ы</text:span>.</text:p>
      <text:p text:style-name="Текст_20_оригинала_20__28_eng_29_"><text:s text:c="2"/>A white-box test tool that inserts counters into the source code of a program to find out which paths of the programs have been executed. </text:p>
      <text:p text:style-name="Текст_20_перевода_20__28_рус_29_">Инструмент для тестирования белого ящика, который вставляет счетчики в исходный код программы чтобы выяснить, какие <text:span text:style-name="T406">ветви</text:span> программ были выполнены.</text:p>
      <text:h text:style-name="P155" text:outline-level="2"><text:bookmark-start text:name="__RefHeading__21033_521228810"/>6. Acknowledgements<text:bookmark-end text:name="__RefHeading__21033_521228810"/></text:h>
      <text:h text:style-name="P155" text:outline-level="2"><text:bookmark-start text:name="__RefHeading__21035_521228810"/><text:span text:style-name="T407">6. Благодарности</text:span> <text:bookmark-end text:name="__RefHeading__21035_521228810"/></text:h>
      <text:p text:style-name="Текст_20_оригинала_20__28_eng_29_">The author gratefully acknowledges the help of the following people, who contributed ideas and improvements to Coco/R or ported it to other programming languages: </text:p>
      <text:p text:style-name="Текст_20_перевода_20__28_рус_29_">Автор выражает благодарность за помощь следующим людям, которые предоставили свои идеи и улучшения в <text:span text:style-name="T407">Coco</text:span>/R или перенес<text:span text:style-name="T407">ли</text:span> его на другие языки программирования:</text:p>
      <text:p text:style-name="Текст_20_оригинала_20__28_eng_29_">Frankie Arzu, John Gough, Markus Löberbauer, Peter Rechenberg, Josef Templ, Pat Terry, and Albrecht Wöß. </text:p>
      <text:h text:style-name="Heading_20_2" text:outline-level="2"><text:bookmark-start text:name="__RefHeading__21037_521228810"/><text:soft-page-break/>References <text:bookmark-end text:name="__RefHeading__21037_521228810"/></text:h>
      <text:h text:style-name="Heading_20_2" text:outline-level="2"><text:bookmark-start text:name="__RefHeading__21039_521228810"/>Ссылки<text:bookmark-end text:name="__RefHeading__21039_521228810"/></text:h>
      <text:p text:style-name="Текст_20_оригинала_20__28_eng_29_">[Möss90] <text:s/>Mössenböck, <text:s/>H.: <text:s/>A <text:s/>Generator <text:s/>for <text:s/>Production <text:s/>Quality <text:s/>Compilers. <text:s/>3rd <text:s/>Intl. <text:s/>Workshop on Compiler Compilers (CC'90), Schwerin, LNCS 477, Springer-Verlag 1990 <text:line-break/>[Terry97] Terry, P.D.: Compilers and Compiler Generators – An Introduction Using C++. International <text:line-break/>Thomson Computer Press, 1997. <text:line-break/>[Terry04] Terry, P.D.: Compiling with C# and Java. Pearson, 2004. <text:line-break/>[Wirth77] Wirth, N.: What Can We Do about the Unnecessary Diversity of Notation for Syntactic <text:line-break/>Definitions? Communications of the ACM, November 1977 <text:line-break/>[WLM03] Wöß A., Löberbauer M., Mössenböck H.: LL(1) Conflict Resolution in a Recursive Descent <text:line-break/>Compiler Generator, Joint Modular Languages Conference (JMLC'03), Klagenfurt, 2003 <text:s/></text:p>
      <text:h text:style-name="Heading_20_2" text:outline-level="2"><text:bookmark-start text:name="__RefHeading__21041_521228810"/>A. Syntax of Coco/R <text:bookmark-end text:name="__RefHeading__21041_521228810"/></text:h>
      <text:h text:style-name="Heading_20_2" text:outline-level="2"><text:bookmark-start text:name="__RefHeading__21043_521228810"/>А. Синтаксис Coco/R<text:bookmark-end text:name="__RefHeading__21043_521228810"/></text:h>
      <text:p text:style-name="Текст_20_исходного_20_кода">Coco <text:span text:style-name="symbol0_5f_csharp">=</text:span> <text:line-break/> <text:span text:style-name="symbol0_5f_csharp">{</text:span> ANY <text:span text:style-name="symbol0_5f_csharp">}</text:span> <text:s text:c="13"/><text:span text:style-name="comment_5f_multi_5f_csharp">/* using clauses in C# and import clauses in Java */</text:span> <text:line-break/> <text:span text:style-name="string_5f_csharp">"COMPILER"</text:span> ident <text:line-break/> <text:span text:style-name="symbol0_5f_csharp">{</text:span> ANY <text:span text:style-name="symbol0_5f_csharp">}</text:span> <text:s text:c="13"/><text:span text:style-name="comment_5f_multi_5f_csharp">/* global fields and methods */</text:span> <text:line-break/> ScannerSpecification <text:line-break/> ParserSpecification <text:line-break/> <text:span text:style-name="string_5f_csharp">"END"</text:span> ident <text:span text:style-name="string_5f_csharp">'.'</text:span>.</text:p>
      <text:p text:style-name="P199"><draw:line text:anchor-type="as-char" draw:z-index="88" draw:style-name="gr16" draw:text-style-name="P264" svg:x2="17.242cm" svg:y2="0cm"><text:p/></draw:line><text:line-break/><text:line-break/>ScannerSpecification <text:span text:style-name="symbol0_5f_csharp">=</text:span> <text:line-break/> <text:span text:style-name="symbol0_5f_csharp">[</text:span><text:span text:style-name="string_5f_csharp">"IGNORECASE"</text:span><text:span text:style-name="symbol0_5f_csharp">]</text:span> <text:line-break/> <text:span text:style-name="symbol0_5f_csharp">[</text:span><text:span text:style-name="string_5f_csharp">"CHARACTERS"</text:span> <text:span text:style-name="symbol0_5f_csharp">{</text:span>SetDecl<text:span text:style-name="symbol0_5f_csharp">}]</text:span> <text:line-break/> <text:span text:style-name="symbol0_5f_csharp">[</text:span><text:span text:style-name="string_5f_csharp">"TOKENS"</text:span> <text:s/><text:span text:style-name="symbol0_5f_csharp">{</text:span>TokenDecl<text:span text:style-name="symbol0_5f_csharp">}]</text:span> <text:line-break/> <text:span text:style-name="symbol0_5f_csharp">[</text:span><text:span text:style-name="string_5f_csharp">"</text:span><text:span text:style-name="string_5f_csharp"><text:span text:style-name="T114">NAMES</text:span></text:span><text:span text:style-name="string_5f_csharp">"</text:span> <text:s text:c="2"/><text:span text:style-name="symbol0_5f_csharp">{</text:span><text:span text:style-name="T114">NameDecl</text:span><text:span text:style-name="symbol0_5f_csharp">}]</text:span> <text:line-break/> <text:span text:style-name="symbol0_5f_csharp">[</text:span><text:span text:style-name="string_5f_csharp">"PRAGMAS"</text:span> <text:span text:style-name="symbol0_5f_csharp">{</text:span>PragmaDecl<text:span text:style-name="symbol0_5f_csharp">}]</text:span> <text:line-break/> <text:span text:style-name="symbol0_5f_csharp">{</text:span>CommentDecl<text:span text:style-name="symbol0_5f_csharp">}</text:span> <text:line-break/> <text:span text:style-name="symbol0_5f_csharp">{</text:span>WhiteSpaceDecl<text:span text:style-name="symbol0_5f_csharp">}</text:span>. <text:line-break/><text:span text:style-name="member0_5f_csharp"><text:span text:style-name="T224">SetDecl</text:span></text:span> <text:s text:c="7"/><text:span text:style-name="symbol0_5f_csharp">=</text:span> ident <text:span text:style-name="string_5f_csharp">'='</text:span> Set. <text:line-break/><text:span text:style-name="member0_5f_csharp"><text:span text:style-name="T224">Set</text:span></text:span> <text:s text:c="11"/><text:span text:style-name="symbol0_5f_csharp">=</text:span> BasicSet <text:span text:style-name="symbol0_5f_csharp">{</text:span> <text:span text:style-name="symbol0_5f_csharp">(</text:span><text:span text:style-name="string_5f_csharp">'+'</text:span><text:span text:style-name="symbol0_5f_csharp">|</text:span><text:span text:style-name="string_5f_csharp">'-'</text:span><text:span text:style-name="symbol0_5f_csharp">)</text:span> BasicSet <text:span text:style-name="symbol0_5f_csharp">}</text:span>. <text:line-break/><text:span text:style-name="member0_5f_csharp"><text:span text:style-name="T224">BasicSet</text:span></text:span> <text:s text:c="6"/><text:span text:style-name="symbol0_5f_csharp">=</text:span> <text:span text:style-name="keyword3_5f_csharp"><text:span text:style-name="T224">string</text:span></text:span> <text:span text:style-name="symbol0_5f_csharp">|</text:span> ident <text:span text:style-name="symbol0_5f_csharp">|</text:span> <text:span text:style-name="keyword3_5f_csharp"><text:span text:style-name="T114">Char</text:span></text:span><text:span text:style-name="T114"> </text:span><text:span text:style-name="symbol0_5f_csharp"><text:span text:style-name="T114">[</text:span></text:span><text:span text:style-name="string_5f_csharp"><text:span text:style-name="T114">".."</text:span></text:span><text:span text:style-name="T114"> </text:span><text:span text:style-name="keyword3_5f_csharp"><text:span text:style-name="T114">Char</text:span></text:span><text:span text:style-name="symbol0_5f_csharp"><text:span text:style-name="T114">]</text:span></text:span> <text:span text:style-name="symbol0_5f_csharp">|</text:span> <text:span text:style-name="string_5f_csharp">"ANY"</text:span>. <text:line-break/><text:span text:style-name="member0_5f_csharp"><text:span text:style-name="T114">Char</text:span></text:span><text:span text:style-name="T114"> <text:s text:c="10"/></text:span><text:span text:style-name="symbol0_5f_csharp"><text:span text:style-name="T114">=</text:span></text:span><text:span text:style-name="T114"> </text:span><text:span text:style-name="keyword3_5f_csharp"><text:span text:style-name="T114">char</text:span></text:span><text:span text:style-name="T114"> </text:span><text:span text:style-name="symbol0_5f_csharp"><text:span text:style-name="T114">|</text:span></text:span><text:span text:style-name="T114"> </text:span><text:span text:style-name="string_5f_csharp"><text:span text:style-name="T114">"CHR"</text:span></text:span><text:span text:style-name="T114"> </text:span><text:span text:style-name="string_5f_csharp"><text:span text:style-name="T114">'('</text:span></text:span><text:span text:style-name="T114"> number </text:span><text:span text:style-name="string_5f_csharp"><text:span text:style-name="T114">')'</text:span></text:span>. <text:line-break/><text:span text:style-name="member0_5f_csharp"><text:span text:style-name="T224">TokenDecl</text:span></text:span> <text:s text:c="5"/><text:span text:style-name="symbol0_5f_csharp">=</text:span> Symbol <text:span text:style-name="symbol0_5f_csharp">[</text:span><text:span text:style-name="string_5f_csharp">'='</text:span> TokenExpr <text:span text:style-name="string_5f_csharp">'.'</text:span><text:span text:style-name="symbol0_5f_csharp">]</text:span>. <text:line-break/><text:span text:style-name="member0_5f_csharp"><text:span text:style-name="T224">TokenExpr</text:span></text:span> <text:s text:c="5"/><text:span text:style-name="symbol0_5f_csharp">=</text:span> TokenTerm <text:span text:style-name="symbol0_5f_csharp">{</text:span><text:span text:style-name="string_5f_csharp">'|'</text:span> TokenTerm<text:span text:style-name="symbol0_5f_csharp">}</text:span>. <text:line-break/><text:span text:style-name="member0_5f_csharp"><text:span text:style-name="T224">TokenTerm</text:span></text:span> <text:s text:c="5"/><text:span text:style-name="symbol0_5f_csharp">=</text:span> TokenFactor <text:span text:style-name="symbol0_5f_csharp">{</text:span>TokenFactor<text:span text:style-name="symbol0_5f_csharp">}</text:span> <text:span text:style-name="symbol0_5f_csharp">[</text:span><text:span text:style-name="string_5f_csharp">"CONTEXT"</text:span> <text:span text:style-name="string_5f_csharp">'('</text:span> TokenExpr <text:span text:style-name="string_5f_csharp">')'</text:span><text:span text:style-name="symbol0_5f_csharp">]</text:span>. <text:line-break/><text:span text:style-name="member0_5f_csharp"><text:span text:style-name="T224">TokenFactor</text:span></text:span> <text:s text:c="3"/><text:span text:style-name="symbol0_5f_csharp">=</text:span> <text:s text:c="2"/>Symbol <text:line-break/> <text:span text:style-name="symbol0_5f_csharp">|</text:span> <text:span text:style-name="string_5f_csharp">'('</text:span> TokenExpr <text:span text:style-name="string_5f_csharp">')'</text:span> <text:line-break/> <text:span text:style-name="symbol0_5f_csharp">|</text:span> <text:span text:style-name="string_5f_csharp">'['</text:span> TokenExpr <text:span text:style-name="string_5f_csharp">']'</text:span> <text:line-break/> <text:span text:style-name="symbol0_5f_csharp">|</text:span> <text:span text:style-name="string_5f_csharp">'{'</text:span> TokenExpr <text:span text:style-name="string_5f_csharp">'}'</text:span>. <text:line-break/><text:span text:style-name="member0_5f_csharp"><text:span text:style-name="T224">Symbol</text:span></text:span> <text:s text:c="8"/><text:span text:style-name="symbol0_5f_csharp">=</text:span> ident <text:span text:style-name="symbol0_5f_csharp">|</text:span> <text:span text:style-name="keyword3_5f_csharp"><text:span text:style-name="T224">string</text:span></text:span> <text:span text:style-name="symbol0_5f_csharp">|</text:span> <text:span text:style-name="keyword3_5f_csharp"><text:span text:style-name="T224">char</text:span></text:span>. <text:line-break/><text:span text:style-name="member0_5f_csharp"><text:span text:style-name="T224">NameDecl</text:span></text:span> <text:s text:c="6"/><text:span text:style-name="symbol0_5f_csharp">=</text:span> ident <text:span text:style-name="string_5f_csharp">"="</text:span> <text:span text:style-name="symbol0_5f_csharp">(</text:span> ident <text:span text:style-name="symbol0_5f_csharp">|</text:span> <text:span text:style-name="keyword3_5f_csharp"><text:span text:style-name="T224">string</text:span></text:span> <text:span text:style-name="symbol0_5f_csharp">)</text:span> <text:span text:style-name="string_5f_csharp">"."</text:span> . <text:line-break/><text:span text:style-name="member0_5f_csharp"><text:span text:style-name="T224">PragmaDecl</text:span></text:span> <text:s text:c="4"/><text:span text:style-name="symbol0_5f_csharp">=</text:span> TokenDecl <text:span text:style-name="symbol0_5f_csharp">[</text:span>SemAction<text:span text:style-name="symbol0_5f_csharp">]</text:span>. <text:line-break/><text:span text:style-name="member0_5f_csharp"><text:span text:style-name="T224">CommentDecl</text:span></text:span> <text:s text:c="3"/><text:span text:style-name="symbol0_5f_csharp">=</text:span> <text:span text:style-name="string_5f_csharp">"COMMENTS"</text:span> <text:span text:style-name="string_5f_csharp">"FROM"</text:span> TokenExpr <text:span text:style-name="string_5f_csharp">"TO"</text:span> TokenExpr <text:span text:style-name="symbol0_5f_csharp">[</text:span> <text:span text:style-name="string_5f_csharp">"NESTED"</text:span> <text:span text:style-name="symbol0_5f_csharp">]</text:span>. <text:line-break/><text:span text:style-name="member0_5f_csharp"><text:span text:style-name="T224">WhiteSpaceDecl</text:span></text:span> <text:span text:style-name="symbol0_5f_csharp">=</text:span> <text:span text:style-name="string_5f_csharp">"IGNORE"</text:span> Set. </text:p>
      <text:p text:style-name="P144"><draw:line text:anchor-type="as-char" draw:z-index="89" draw:style-name="gr16" draw:text-style-name="P264" svg:x2="17.242cm" svg:y2="0cm"><text:p/></draw:line></text:p>
      <text:p text:style-name="Текст_20_исходного_20_кода">ParserSpecification <text:span text:style-name="symbol0_5f_csharp">=</text:span> <text:span text:style-name="string_5f_csharp">"PRODUCTIONS"</text:span> <text:span text:style-name="symbol0_5f_csharp">{</text:span><text:span text:style-name="T224">Production</text:span><text:span text:style-name="symbol0_5f_csharp">}</text:span>. <text:line-break/><text:span text:style-name="member0_5f_csharp"><text:span text:style-name="T224">Production</text:span></text:span> <text:s/><text:span text:style-name="symbol0_5f_csharp">=</text:span> ident <text:span text:style-name="symbol0_5f_csharp">[</text:span>Attributes<text:span text:style-name="symbol0_5f_csharp">]</text:span> <text:span text:style-name="symbol0_5f_csharp">[</text:span>SemAction<text:span text:style-name="symbol0_5f_csharp">]</text:span> <text:span text:style-name="string_5f_csharp">'='</text:span> Expression <text:span text:style-name="string_5f_csharp">'.'</text:span>. <text:line-break/><text:span text:style-name="member0_5f_csharp"><text:span text:style-name="T224">Expression</text:span></text:span> <text:s/><text:span text:style-name="symbol0_5f_csharp">=</text:span> Term <text:span text:style-name="symbol0_5f_csharp">{</text:span><text:span text:style-name="string_5f_csharp">'|'</text:span> Term<text:span text:style-name="symbol0_5f_csharp">}</text:span>. <text:line-break/><text:span text:style-name="member0_5f_csharp"><text:span text:style-name="T224">Term</text:span></text:span> <text:s text:c="7"/><text:span text:style-name="symbol0_5f_csharp">=</text:span> <text:span text:style-name="symbol0_5f_csharp">[[</text:span>Resolver<text:span text:style-name="symbol0_5f_csharp">]</text:span> Factor <text:span text:style-name="symbol0_5f_csharp">{</text:span>Factor<text:span text:style-name="symbol0_5f_csharp">}]</text:span>. <text:line-break/><text:span text:style-name="member0_5f_csharp"><text:span text:style-name="T224">Factor</text:span></text:span> <text:s text:c="5"/><text:span text:style-name="symbol0_5f_csharp">=</text:span> <text:s text:c="2"/><text:span text:style-name="symbol0_5f_csharp">[</text:span><text:span text:style-name="string_5f_csharp">"WEAK"</text:span><text:span text:style-name="symbol0_5f_csharp">]</text:span> Symbol <text:span text:style-name="symbol0_5f_csharp">[</text:span>Attributes<text:span text:style-name="symbol0_5f_csharp">]</text:span> <text:line-break/> <text:span text:style-name="symbol0_5f_csharp">|</text:span> <text:span text:style-name="string_5f_csharp">'('</text:span> Expression <text:span text:style-name="string_5f_csharp">')'</text:span> <text:line-break/><text:soft-page-break/> <text:span text:style-name="symbol0_5f_csharp">|</text:span> <text:span text:style-name="string_5f_csharp">'['</text:span> Expression <text:span text:style-name="string_5f_csharp">']'</text:span> <text:line-break/> <text:span text:style-name="symbol0_5f_csharp">|</text:span> <text:span text:style-name="string_5f_csharp">'{'</text:span> Expression <text:span text:style-name="string_5f_csharp">'}'</text:span> <text:line-break/> <text:span text:style-name="symbol0_5f_csharp">|</text:span> <text:span text:style-name="string_5f_csharp">"ANY"</text:span> <text:line-break/> <text:span text:style-name="symbol0_5f_csharp">|</text:span> <text:span text:style-name="string_5f_csharp">"SYNC"</text:span> <text:line-break/> <text:span text:style-name="symbol0_5f_csharp">|</text:span> SemAction. <text:line-break/><text:span text:style-name="member0_5f_csharp"><text:span text:style-name="T224">Attributes</text:span></text:span> <text:s/><text:span text:style-name="symbol0_5f_csharp">=</text:span> <text:span text:style-name="string_5f_csharp">'&lt;'</text:span> <text:span text:style-name="symbol0_5f_csharp">{</text:span>ANY<text:span text:style-name="symbol0_5f_csharp">}</text:span> <text:span text:style-name="string_5f_csharp">'&gt;'</text:span> <text:span text:style-name="symbol0_5f_csharp"><text:span text:style-name="T114">|</text:span></text:span><text:span text:style-name="T114"> </text:span><text:span text:style-name="string_5f_csharp"><text:span text:style-name="T114">'&lt;.'</text:span></text:span><text:span text:style-name="T114"> </text:span><text:span text:style-name="symbol0_5f_csharp"><text:span text:style-name="T114">{</text:span></text:span><text:span text:style-name="T114">ANY</text:span><text:span text:style-name="symbol0_5f_csharp"><text:span text:style-name="T114">}</text:span></text:span><text:span text:style-name="T114"> </text:span><text:span text:style-name="string_5f_csharp"><text:span text:style-name="T114">'.&gt;'</text:span></text:span>. <text:line-break/><text:span text:style-name="member0_5f_csharp"><text:span text:style-name="T224">SemAction</text:span></text:span> <text:s text:c="2"/><text:span text:style-name="symbol0_5f_csharp">=</text:span> <text:span text:style-name="string_5f_csharp">"(."</text:span> <text:span text:style-name="symbol0_5f_csharp">{</text:span>ANY<text:span text:style-name="symbol0_5f_csharp">}</text:span> <text:span text:style-name="string_5f_csharp">".)"</text:span>. <text:line-break/><text:span text:style-name="member0_5f_csharp"><text:span text:style-name="T224">Resolver</text:span></text:span> <text:s text:c="3"/><text:span text:style-name="symbol0_5f_csharp">=</text:span> <text:span text:style-name="string_5f_csharp">"IF"</text:span> <text:span text:style-name="string_5f_csharp">'('</text:span> <text:span text:style-name="symbol0_5f_csharp">{</text:span>ANY<text:span text:style-name="symbol0_5f_csharp">}</text:span> <text:span text:style-name="string_5f_csharp">')'</text:span>. </text:p>
      <text:h text:style-name="Heading_20_2" text:outline-level="2"><text:bookmark-start text:name="__RefHeading__21045_521228810"/>B. Sources of the Sample Compiler <text:bookmark-end text:name="__RefHeading__21045_521228810"/></text:h>
      <text:h text:style-name="Heading_20_2" text:outline-level="2"><text:bookmark-start text:name="__RefHeading__21047_521228810"/>Б. Исходники Образца Компилятора<text:bookmark-end text:name="__RefHeading__21047_521228810"/></text:h>
      <text:p text:style-name="Текст_20_оригинала_20__28_eng_29_">These have been modified from those in the Linz distribution, so as to correspond more closely with other case studies in <text:span text:style-name="T70">Compiling with C# and Java</text:span> [Terry04]. </text:p>
      <text:p text:style-name="P249">Они <text:span text:style-name="T408">имеют</text:span> изменен<text:span text:style-name="T408">ия от дистрибутива</text:span> <text:span text:style-name="T408">Linz</text:span>, так чтобы соответствовать более тесно с другими тематически<text:span text:style-name="T408">ми</text:span> исследовани<text:span text:style-name="T408">ями</text:span> в <text:span text:style-name="T70">Compiling with C# and Java</text:span> [Terry04].</text:p>
      <text:h text:style-name="Heading_20_3" text:outline-level="3"><text:bookmark-start text:name="__RefHeading__21049_521228810"/><text:span text:style-name="T1">B.1 Taste.ATG </text:span><text:bookmark-end text:name="__RefHeading__21049_521228810"/></text:h>
      <text:p text:style-name="P170"><text:line-break/><text:span text:style-name="T224">COMPILER Taste $C <text:line-break/></text:span><text:span text:style-name="comment_5f_multi_5f_csharp"><text:span text:style-name="T224">/* Taste Compiler - based on the original by Hanspeter Moessenboeck <text:line-break/> This version for Coco/R for C# <text:s text:c="2"/>(Terry version) <text:line-break/> Modifications by Pat Terry, Rhodes University */</text:span></text:span><text:span text:style-name="T224"> <text:line-break/> <text:line-break/></text:span><text:span text:style-name="comment_5f_multi_5f_csharp"><text:span text:style-name="T224">/*----------------------------------------------------------------------*/</text:span></text:span><text:span text:style-name="T224"> <text:line-break/> <text:line-break/>CHARACTERS <text:line-break/> letter </text:span><text:span text:style-name="symbol0_5f_csharp"><text:span text:style-name="T224">=</text:span></text:span><text:span text:style-name="T224"> </text:span><text:span text:style-name="string_5f_csharp"><text:span text:style-name="T224">"ABCDEFGHIJKLMNOPQRSTUVWXYZabcdefghijklmnopqrstuvwxyz"</text:span></text:span><text:span text:style-name="T224">. <text:line-break/> </text:span><text:span text:style-name="member0_5f_csharp"><text:span text:style-name="T224">digit</text:span></text:span><text:span text:style-name="T224"> <text:s/></text:span><text:span text:style-name="symbol0_5f_csharp"><text:span text:style-name="T224">=</text:span></text:span><text:span text:style-name="T224"> </text:span><text:span text:style-name="string_5f_csharp"><text:span text:style-name="T224">"0123456789"</text:span></text:span><text:span text:style-name="T224">. <text:line-break/> </text:span><text:span text:style-name="member0_5f_csharp"><text:span text:style-name="T224">cr</text:span></text:span><text:span text:style-name="T224"> <text:s text:c="4"/></text:span><text:span text:style-name="symbol0_5f_csharp"><text:span text:style-name="T224">=</text:span></text:span><text:span text:style-name="T224"> CHR</text:span><text:span text:style-name="symbol0_5f_csharp"><text:span text:style-name="T224">(</text:span></text:span><text:span text:style-name="number_5f_csharp"><text:span text:style-name="T224">13</text:span></text:span><text:span text:style-name="symbol0_5f_csharp"><text:span text:style-name="T224">)</text:span></text:span><text:span text:style-name="T224">. <text:line-break/> </text:span><text:span text:style-name="member0_5f_csharp"><text:span text:style-name="T224">lf</text:span></text:span><text:span text:style-name="T224"> <text:s text:c="4"/></text:span><text:span text:style-name="symbol0_5f_csharp"><text:span text:style-name="T224">=</text:span></text:span><text:span text:style-name="T224"> CHR</text:span><text:span text:style-name="symbol0_5f_csharp"><text:span text:style-name="T224">(</text:span></text:span><text:span text:style-name="number_5f_csharp"><text:span text:style-name="T224">10</text:span></text:span><text:span text:style-name="symbol0_5f_csharp"><text:span text:style-name="T224">)</text:span></text:span><text:span text:style-name="T224">. <text:line-break/> </text:span><text:span text:style-name="member0_5f_csharp"><text:span text:style-name="T224">tab</text:span></text:span><text:span text:style-name="T224"> <text:s text:c="3"/></text:span><text:span text:style-name="symbol0_5f_csharp"><text:span text:style-name="T224">=</text:span></text:span><text:span text:style-name="T224"> CHR</text:span><text:span text:style-name="symbol0_5f_csharp"><text:span text:style-name="T224">(</text:span></text:span><text:span text:style-name="number_5f_csharp"><text:span text:style-name="T224">9</text:span></text:span><text:span text:style-name="symbol0_5f_csharp"><text:span text:style-name="T224">)</text:span></text:span><text:span text:style-name="T224">. <text:line-break/> <text:line-break/></text:span><text:span text:style-name="member0_5f_csharp"><text:span text:style-name="T224">TOKENS</text:span></text:span><text:span text:style-name="T224"> <text:line-break/> ident <text:s/></text:span><text:span text:style-name="symbol0_5f_csharp"><text:span text:style-name="T224">=</text:span></text:span><text:span text:style-name="T224"> letter </text:span><text:span text:style-name="symbol0_5f_csharp"><text:span text:style-name="T224">{</text:span></text:span><text:span text:style-name="T224">letter </text:span><text:span text:style-name="symbol0_5f_csharp"><text:span text:style-name="T224">|</text:span></text:span><text:span text:style-name="T224"> digit</text:span><text:span text:style-name="symbol0_5f_csharp"><text:span text:style-name="T224">}</text:span></text:span><text:span text:style-name="T224">. <text:line-break/> </text:span><text:span text:style-name="member0_5f_csharp"><text:span text:style-name="T224">number</text:span></text:span><text:span text:style-name="T224"> </text:span><text:span text:style-name="symbol0_5f_csharp"><text:span text:style-name="T224">=</text:span></text:span><text:span text:style-name="T224"> digit </text:span><text:span text:style-name="symbol0_5f_csharp"><text:span text:style-name="T224">{</text:span></text:span><text:span text:style-name="T224">digit</text:span><text:span text:style-name="symbol0_5f_csharp"><text:span text:style-name="T224">}</text:span></text:span><text:span text:style-name="T224">. <text:line-break/> <text:line-break/></text:span><text:span text:style-name="member0_5f_csharp"><text:span text:style-name="T224">COMMENTS</text:span></text:span><text:span text:style-name="T224"> FROM </text:span><text:span text:style-name="string_5f_csharp"><text:span text:style-name="T224">"(*"</text:span></text:span><text:span text:style-name="T224"> TO </text:span><text:span text:style-name="string_5f_csharp"><text:span text:style-name="T224">"*)"</text:span></text:span><text:span text:style-name="T224"> NESTED <text:line-break/> <text:line-break/>IGNORE cr </text:span><text:span text:style-name="symbol0_5f_csharp"><text:span text:style-name="T224">+</text:span></text:span><text:span text:style-name="T224"> lf </text:span><text:span text:style-name="symbol0_5f_csharp"><text:span text:style-name="T224">+</text:span></text:span><text:span text:style-name="T224"> tab <text:line-break/> <text:line-break/>PRODUCTIONS <text:line-break/> <text:line-break/></text:span><text:span text:style-name="comment_5f_multi_5f_csharp"><text:span text:style-name="T224">/*----------------------------------------------------------------------*/</text:span></text:span><text:span text:style-name="T224"> <text:line-break/> <text:line-break/>Taste <text:s text:c="22"/></text:span><text:span text:style-name="symbol0_5f_csharp"><text:span text:style-name="T224">(</text:span></text:span><text:span text:style-name="T224">. </text:span><text:span text:style-name="member0_5f_csharp"><text:span text:style-name="T224">string</text:span></text:span><text:span text:style-name="T224"> name, progName</text:span><text:span text:style-name="symbol0_5f_csharp"><text:span text:style-name="T224">;</text:span></text:span><text:span text:style-name="T224"> .</text:span><text:span text:style-name="symbol0_5f_csharp"><text:span text:style-name="T224">)</text:span></text:span><text:span text:style-name="T224"> <text:line-break/></text:span><text:span text:style-name="symbol0_5f_csharp"><text:span text:style-name="T224">=</text:span></text:span><text:span text:style-name="T224"> </text:span><text:span text:style-name="string_5f_csharp"><text:span text:style-name="T224">"PROGRAM"</text:span></text:span><text:span text:style-name="T224"> <text:s text:c="16"/></text:span><text:span text:style-name="symbol0_5f_csharp"><text:span text:style-name="T224">(</text:span></text:span><text:span text:style-name="T224">. </text:span><text:span text:style-name="member0_5f_csharp"><text:span text:style-name="T224">TC</text:span></text:span><text:span text:style-name="T224">.</text:span><text:span text:style-name="member0_5f_csharp"><text:span text:style-name="T224">Init</text:span></text:span><text:span text:style-name="symbol0_5f_csharp"><text:span text:style-name="T224">();</text:span></text:span><text:span text:style-name="T224"> TL.</text:span><text:span text:style-name="member0_5f_csharp"><text:span text:style-name="T224">Init</text:span></text:span><text:span text:style-name="symbol0_5f_csharp"><text:span text:style-name="T224">();</text:span></text:span><text:span text:style-name="T224"> .</text:span><text:span text:style-name="symbol0_5f_csharp"><text:span text:style-name="T224">)</text:span></text:span><text:span text:style-name="T224"> <text:line-break/> Ident</text:span><text:span text:style-name="symbol0_5f_csharp"><text:span text:style-name="T224">&lt;</text:span></text:span><text:span text:style-name="keyword0_5f_csharp"><text:span text:style-name="T224">out</text:span></text:span><text:span text:style-name="T224"> progName</text:span><text:span text:style-name="symbol0_5f_csharp"><text:span text:style-name="T224">&gt;</text:span></text:span><text:span text:style-name="T224"> </text:span><text:span text:style-name="string_5f_csharp"><text:span text:style-name="T224">';'</text:span></text:span><text:span text:style-name="T224"> <text:s text:c="2"/></text:span><text:span text:style-name="symbol0_5f_csharp"><text:span text:style-name="T224">(</text:span></text:span><text:span text:style-name="T224">. </text:span><text:span text:style-name="member0_5f_csharp"><text:span text:style-name="T224">TC</text:span></text:span><text:span text:style-name="T224">.</text:span><text:span text:style-name="member0_5f_csharp"><text:span text:style-name="T224">progStart</text:span></text:span><text:span text:style-name="T224"> </text:span><text:span text:style-name="symbol0_5f_csharp"><text:span text:style-name="T224">=</text:span></text:span><text:span text:style-name="T224"> TC.</text:span><text:span text:style-name="member0_5f_csharp"><text:span text:style-name="T224">pc</text:span></text:span><text:span text:style-name="symbol0_5f_csharp"><text:span text:style-name="T224">;</text:span></text:span><text:span text:style-name="T224"> .</text:span><text:span text:style-name="symbol0_5f_csharp"><text:span text:style-name="T224">)</text:span></text:span><text:span text:style-name="T224"> <text:line-break/> Body <text:line-break/> Ident</text:span><text:span text:style-name="symbol0_5f_csharp"><text:span text:style-name="T224">&lt;</text:span></text:span><text:span text:style-name="keyword0_5f_csharp"><text:span text:style-name="T224">out</text:span></text:span><text:span text:style-name="T224"> name</text:span><text:span text:style-name="symbol0_5f_csharp"><text:span text:style-name="T224">&gt;</text:span></text:span><text:span text:style-name="T224"> <text:s text:c="10"/></text:span><text:span text:style-name="symbol0_5f_csharp"><text:span text:style-name="T224">(</text:span></text:span><text:span text:style-name="T224">. </text:span><text:span text:style-name="member0_5f_csharp"><text:span text:style-name="T224">if</text:span></text:span><text:span text:style-name="T224"> </text:span><text:span text:style-name="symbol0_5f_csharp"><text:span text:style-name="T224">(!</text:span></text:span><text:span text:style-name="T224">name.</text:span><text:span text:style-name="member0_5f_csharp"><text:span text:style-name="T224">Equals</text:span></text:span><text:span text:style-name="symbol0_5f_csharp"><text:span text:style-name="T224">(</text:span></text:span><text:span text:style-name="T224">progName</text:span><text:span text:style-name="symbol0_5f_csharp"><text:span text:style-name="T224">))</text:span></text:span><text:span text:style-name="T224"> <text:line-break/> SemErr</text:span><text:span text:style-name="symbol0_5f_csharp"><text:span text:style-name="T224">(</text:span></text:span><text:span text:style-name="string_5f_csharp"><text:span text:style-name="T224">"name mismatch"</text:span></text:span><text:span text:style-name="symbol0_5f_csharp"><text:span text:style-name="T224">);</text:span></text:span><text:span text:style-name="T224"> <text:line-break/> TC.</text:span><text:span text:style-name="member0_5f_csharp"><text:span text:style-name="T224">Emit</text:span></text:span><text:span text:style-name="symbol0_5f_csharp"><text:span text:style-name="T224">(</text:span></text:span><text:span text:style-name="T224">TC.</text:span><text:span text:style-name="member0_5f_csharp"><text:span text:style-name="T224">HALT</text:span></text:span><text:span text:style-name="symbol0_5f_csharp"><text:span text:style-name="T224">);</text:span></text:span><text:span text:style-name="T224"> .</text:span><text:span text:style-name="symbol0_5f_csharp"><text:span text:style-name="T224">)</text:span></text:span><text:span text:style-name="T224"> <text:line-break/> </text:span><text:span text:style-name="string_5f_csharp"><text:span text:style-name="T224">'.'</text:span></text:span><text:span text:style-name="T224">. <text:line-break/> <text:line-break/></text:span><text:span text:style-name="comment_5f_multi_5f_csharp"><text:span text:style-name="T224">/*----------------------------------------------------------------------*/</text:span></text:span><text:span text:style-name="T224"> <text:line-break/> <text:line-break/>Body <text:s text:c="23"/></text:span><text:span text:style-name="symbol0_5f_csharp"><text:span text:style-name="T224">(</text:span></text:span><text:span text:style-name="T224">. </text:span><text:span text:style-name="member0_5f_csharp"><text:span text:style-name="T224">int</text:span></text:span><text:span text:style-name="T224"> fix</text:span><text:span text:style-name="symbol0_5f_csharp"><text:span text:style-name="T224">;</text:span></text:span><text:span text:style-name="T224"> </text:span><text:span text:style-name="keyword3_5f_csharp"><text:span text:style-name="T224">string</text:span></text:span><text:span text:style-name="T224"> name, name1</text:span><text:span text:style-name="symbol0_5f_csharp"><text:span text:style-name="T224">;</text:span></text:span><text:span text:style-name="T224"> Entry entry</text:span><text:span text:style-name="symbol0_5f_csharp"><text:span text:style-name="T224">;</text:span></text:span><text:span text:style-name="T224"> .</text:span><text:span text:style-name="symbol0_5f_csharp"><text:span text:style-name="T224">)</text:span></text:span><text:span text:style-name="T224"> <text:line-break/></text:span><text:span text:style-name="symbol0_5f_csharp"><text:span text:style-name="T224">=</text:span></text:span><text:span text:style-name="T224"> <text:s text:c="26"/></text:span><text:span text:style-name="symbol0_5f_csharp"><text:span text:style-name="T224">(</text:span></text:span><text:span text:style-name="T224">. </text:span><text:span text:style-name="member0_5f_csharp"><text:span text:style-name="T224">TL</text:span></text:span><text:span text:style-name="T224">.</text:span><text:span text:style-name="member0_5f_csharp"><text:span text:style-name="T224">EnterScope</text:span></text:span><text:span text:style-name="symbol0_5f_csharp"><text:span text:style-name="T224">();</text:span></text:span><text:span text:style-name="T224"> <text:line-break/></text:span><text:soft-page-break/><text:span text:style-name="T224"> fix </text:span><text:span text:style-name="symbol0_5f_csharp"><text:span text:style-name="T224">=</text:span></text:span><text:span text:style-name="T224"> TC.</text:span><text:span text:style-name="member0_5f_csharp"><text:span text:style-name="T224">pc</text:span></text:span><text:span text:style-name="T224"> </text:span><text:span text:style-name="symbol0_5f_csharp"><text:span text:style-name="T224">+</text:span></text:span><text:span text:style-name="T224"> </text:span><text:span text:style-name="number_5f_csharp"><text:span text:style-name="T224">1</text:span></text:span><text:span text:style-name="symbol0_5f_csharp"><text:span text:style-name="T224">;</text:span></text:span><text:span text:style-name="T224"> TC.</text:span><text:span text:style-name="member0_5f_csharp"><text:span text:style-name="T224">Emit2</text:span></text:span><text:span text:style-name="symbol0_5f_csharp"><text:span text:style-name="T224">(</text:span></text:span><text:span text:style-name="T224">TC.</text:span><text:span text:style-name="member0_5f_csharp"><text:span text:style-name="T224">JMP</text:span></text:span><text:span text:style-name="T224">, </text:span><text:span text:style-name="number_5f_csharp"><text:span text:style-name="T224">0</text:span></text:span><text:span text:style-name="symbol0_5f_csharp"><text:span text:style-name="T224">);</text:span></text:span><text:span text:style-name="T224"> .</text:span><text:span text:style-name="symbol0_5f_csharp"><text:span text:style-name="T224">)</text:span></text:span><text:span text:style-name="T224"> <text:line-break/> </text:span><text:span text:style-name="symbol0_5f_csharp"><text:span text:style-name="T224">{</text:span></text:span><text:span text:style-name="T224"> </text:span><text:span text:style-name="string_5f_csharp"><text:span text:style-name="T224">"VAR"</text:span></text:span><text:span text:style-name="T224"> <text:line-break/> </text:span><text:span text:style-name="symbol0_5f_csharp"><text:span text:style-name="T224">{</text:span></text:span><text:span text:style-name="T224"> Ident</text:span><text:span text:style-name="symbol0_5f_csharp"><text:span text:style-name="T224">&lt;</text:span></text:span><text:span text:style-name="keyword0_5f_csharp"><text:span text:style-name="T224">out</text:span></text:span><text:span text:style-name="T224"> name</text:span><text:span text:style-name="symbol0_5f_csharp"><text:span text:style-name="T224">&gt;</text:span></text:span><text:span text:style-name="T224"> <text:line-break/> </text:span><text:span text:style-name="string_5f_csharp"><text:span text:style-name="T224">':'</text:span></text:span><text:span text:style-name="T224"> <text:s text:c="18"/></text:span><text:span text:style-name="symbol0_5f_csharp"><text:span text:style-name="T224">(</text:span></text:span><text:span text:style-name="T224">. </text:span><text:span text:style-name="member0_5f_csharp"><text:span text:style-name="T224">entry</text:span></text:span><text:span text:style-name="T224"> </text:span><text:span text:style-name="symbol0_5f_csharp"><text:span text:style-name="T224">=</text:span></text:span><text:span text:style-name="T224"> TL.</text:span><text:span text:style-name="member0_5f_csharp"><text:span text:style-name="T224">NewEntry</text:span></text:span><text:span text:style-name="symbol0_5f_csharp"><text:span text:style-name="T224">(</text:span></text:span><text:span text:style-name="T224">name, TL.</text:span><text:span text:style-name="member0_5f_csharp"><text:span text:style-name="T224">vars</text:span></text:span><text:span text:style-name="symbol0_5f_csharp"><text:span text:style-name="T224">);</text:span></text:span><text:span text:style-name="T224"> .</text:span><text:span text:style-name="symbol0_5f_csharp"><text:span text:style-name="T224">)</text:span></text:span><text:span text:style-name="T224"> <text:line-break/> TypeId</text:span><text:span text:style-name="symbol0_5f_csharp"><text:span text:style-name="T224">&lt;</text:span></text:span><text:span text:style-name="keyword0_5f_csharp"><text:span text:style-name="T224">out</text:span></text:span><text:span text:style-name="T224"> entry.</text:span><text:span text:style-name="member0_5f_csharp"><text:span text:style-name="T224">type</text:span></text:span><text:span text:style-name="symbol0_5f_csharp"><text:span text:style-name="T224">&gt;</text:span></text:span><text:span text:style-name="T224"> <text:line-break/> </text:span><text:span text:style-name="string_5f_csharp"><text:span text:style-name="T224">';'</text:span></text:span><text:span text:style-name="T224"> <text:line-break/> </text:span><text:span text:style-name="symbol0_5f_csharp"><text:span text:style-name="T224">}</text:span></text:span><text:span text:style-name="T224"> <text:line-break/> <text:line-break/> </text:span><text:span text:style-name="symbol0_5f_csharp"><text:span text:style-name="T224">|</text:span></text:span><text:span text:style-name="T224"> </text:span><text:span text:style-name="string_5f_csharp"><text:span text:style-name="T224">"PROCEDURE"</text:span></text:span><text:span text:style-name="T224"> <text:line-break/> Ident</text:span><text:span text:style-name="symbol0_5f_csharp"><text:span text:style-name="T224">&lt;</text:span></text:span><text:span text:style-name="keyword0_5f_csharp"><text:span text:style-name="T224">out</text:span></text:span><text:span text:style-name="T224"> name</text:span><text:span text:style-name="symbol0_5f_csharp"><text:span text:style-name="T224">&gt;</text:span></text:span><text:span text:style-name="T224"> <text:line-break/> </text:span><text:span text:style-name="string_5f_csharp"><text:span text:style-name="T224">';'</text:span></text:span><text:span text:style-name="T224"> <text:s text:c="20"/></text:span><text:span text:style-name="symbol0_5f_csharp"><text:span text:style-name="T224">(</text:span></text:span><text:span text:style-name="T224">. </text:span><text:span text:style-name="member0_5f_csharp"><text:span text:style-name="T224">entry</text:span></text:span><text:span text:style-name="T224"> </text:span><text:span text:style-name="symbol0_5f_csharp"><text:span text:style-name="T224">=</text:span></text:span><text:span text:style-name="T224"> TL.</text:span><text:span text:style-name="member0_5f_csharp"><text:span text:style-name="T224">NewEntry</text:span></text:span><text:span text:style-name="symbol0_5f_csharp"><text:span text:style-name="T224">(</text:span></text:span><text:span text:style-name="T224">name, TL.</text:span><text:span text:style-name="member0_5f_csharp"><text:span text:style-name="T224">procs</text:span></text:span><text:span text:style-name="symbol0_5f_csharp"><text:span text:style-name="T224">);</text:span></text:span><text:span text:style-name="T224"> <text:line-break/> <text:s text:c="30"/>entry.</text:span><text:span text:style-name="member0_5f_csharp"><text:span text:style-name="T224">adr</text:span></text:span><text:span text:style-name="T224"> </text:span><text:span text:style-name="symbol0_5f_csharp"><text:span text:style-name="T224">=</text:span></text:span><text:span text:style-name="T224"> TC.</text:span><text:span text:style-name="member0_5f_csharp"><text:span text:style-name="T224">pc</text:span></text:span><text:span text:style-name="symbol0_5f_csharp"><text:span text:style-name="T224">;</text:span></text:span><text:span text:style-name="T224"> .</text:span><text:span text:style-name="symbol0_5f_csharp"><text:span text:style-name="T224">)</text:span></text:span><text:span text:style-name="T224"> <text:line-break/> <text:s text:c="3"/>Body <text:line-break/> <text:s text:c="3"/>Ident</text:span><text:span text:style-name="symbol0_5f_csharp"><text:span text:style-name="T224">&lt;</text:span></text:span><text:span text:style-name="keyword0_5f_csharp"><text:span text:style-name="T224">out</text:span></text:span><text:span text:style-name="T224"> name1</text:span><text:span text:style-name="symbol0_5f_csharp"><text:span text:style-name="T224">&gt;</text:span></text:span><text:span text:style-name="T224"> <text:s text:c="7"/></text:span><text:span text:style-name="symbol0_5f_csharp"><text:span text:style-name="T224">(</text:span></text:span><text:span text:style-name="T224">. </text:span><text:span text:style-name="member0_5f_csharp"><text:span text:style-name="T224">TC</text:span></text:span><text:span text:style-name="T224">.</text:span><text:span text:style-name="member0_5f_csharp"><text:span text:style-name="T224">Emit</text:span></text:span><text:span text:style-name="symbol0_5f_csharp"><text:span text:style-name="T224">(</text:span></text:span><text:span text:style-name="T224">TC.</text:span><text:span text:style-name="member0_5f_csharp"><text:span text:style-name="T224">RET</text:span></text:span><text:span text:style-name="symbol0_5f_csharp"><text:span text:style-name="T224">);</text:span></text:span><text:span text:style-name="T224"> <text:line-break/> <text:s text:c="30"/></text:span><text:span text:style-name="keyword0_5f_csharp"><text:span text:style-name="T224">if</text:span></text:span><text:span text:style-name="T224"> </text:span><text:span text:style-name="symbol0_5f_csharp"><text:span text:style-name="T224">(!</text:span></text:span><text:span text:style-name="T224">name.</text:span><text:span text:style-name="member0_5f_csharp"><text:span text:style-name="T224">Equals</text:span></text:span><text:span text:style-name="symbol0_5f_csharp"><text:span text:style-name="T224">(</text:span></text:span><text:span text:style-name="T224">name1</text:span><text:span text:style-name="symbol0_5f_csharp"><text:span text:style-name="T224">))</text:span></text:span><text:span text:style-name="T224"> <text:line-break/> <text:s text:c="32"/>SemErr</text:span><text:span text:style-name="symbol0_5f_csharp"><text:span text:style-name="T224">(</text:span></text:span><text:span text:style-name="string_5f_csharp"><text:span text:style-name="T224">"mismatched procedure name"</text:span></text:span><text:span text:style-name="symbol0_5f_csharp"><text:span text:style-name="T224">);</text:span></text:span><text:span text:style-name="T224"> .</text:span><text:span text:style-name="symbol0_5f_csharp"><text:span text:style-name="T224">)</text:span></text:span><text:span text:style-name="T224"> <text:line-break/> <text:s text:c="3"/></text:span><text:span text:style-name="string_5f_csharp"><text:span text:style-name="T224">';'</text:span></text:span><text:span text:style-name="T224"> <text:line-break/> <text:s/></text:span><text:span text:style-name="symbol0_5f_csharp"><text:span text:style-name="T224">}</text:span></text:span><text:span text:style-name="T224"> <text:line-break/> <text:s/></text:span><text:span text:style-name="string_5f_csharp"><text:span text:style-name="T224">"BEGIN"</text:span></text:span><text:span text:style-name="T224"> <text:s text:c="18"/></text:span><text:span text:style-name="symbol0_5f_csharp"><text:span text:style-name="T224">(</text:span></text:span><text:span text:style-name="T224">. </text:span><text:span text:style-name="member0_5f_csharp"><text:span text:style-name="T224">TC</text:span></text:span><text:span text:style-name="T224">.</text:span><text:span text:style-name="member0_5f_csharp"><text:span text:style-name="T224">Fixup</text:span></text:span><text:span text:style-name="symbol0_5f_csharp"><text:span text:style-name="T224">(</text:span></text:span><text:span text:style-name="T224">fix</text:span><text:span text:style-name="symbol0_5f_csharp"><text:span text:style-name="T224">);</text:span></text:span><text:span text:style-name="T224"> <text:line-break/> <text:s text:c="30"/>TC.</text:span><text:span text:style-name="member0_5f_csharp"><text:span text:style-name="T224">Emit2</text:span></text:span><text:span text:style-name="symbol0_5f_csharp"><text:span text:style-name="T224">(</text:span></text:span><text:span text:style-name="T224">TC.</text:span><text:span text:style-name="member0_5f_csharp"><text:span text:style-name="T224">RES</text:span></text:span><text:span text:style-name="T224">, TL.</text:span><text:span text:style-name="member0_5f_csharp"><text:span text:style-name="T224">DataSpace</text:span></text:span><text:span text:style-name="symbol0_5f_csharp"><text:span text:style-name="T224">());</text:span></text:span><text:span text:style-name="T224"> .</text:span><text:span text:style-name="symbol0_5f_csharp"><text:span text:style-name="T224">)</text:span></text:span><text:span text:style-name="T224"> <text:line-break/> <text:s/>StatSeq <text:line-break/> <text:s/></text:span><text:span text:style-name="string_5f_csharp"><text:span text:style-name="T224">"END"</text:span></text:span><text:span text:style-name="T224"> <text:s text:c="20"/></text:span><text:span text:style-name="symbol0_5f_csharp"><text:span text:style-name="T224">(</text:span></text:span><text:span text:style-name="T224">. </text:span><text:span text:style-name="member0_5f_csharp"><text:span text:style-name="T224">TL</text:span></text:span><text:span text:style-name="T224">.</text:span><text:span text:style-name="member0_5f_csharp"><text:span text:style-name="T224">LeaveScope</text:span></text:span><text:span text:style-name="symbol0_5f_csharp"><text:span text:style-name="T224">();</text:span></text:span><text:span text:style-name="T224"> .</text:span><text:span text:style-name="symbol0_5f_csharp"><text:span text:style-name="T224">)</text:span></text:span><text:span text:style-name="T224">. <text:line-break/></text:span></text:p>
      <text:p text:style-name="Текст_20_исходного_20_кода"><text:span text:style-name="comment_5f_multi_5f_csharp"><text:span text:style-name="T224">/*----------------------------------------------------------------------*/</text:span></text:span><text:span text:style-name="T224"> <text:line-break/> <text:line-break/> <text:line-break/>TypeId</text:span><text:span text:style-name="symbol0_5f_csharp"><text:span text:style-name="T224">&lt;</text:span></text:span><text:span text:style-name="keyword0_5f_csharp"><text:span text:style-name="T224">out</text:span></text:span><text:span text:style-name="T224"> </text:span><text:span text:style-name="keyword3_5f_csharp"><text:span text:style-name="T224">int</text:span></text:span><text:span text:style-name="T224"> type</text:span><text:span text:style-name="symbol0_5f_csharp"><text:span text:style-name="T224">&gt;</text:span></text:span><text:span text:style-name="T224"> <text:line-break/></text:span><text:span text:style-name="symbol0_5f_csharp"><text:span text:style-name="T224">=</text:span></text:span><text:span text:style-name="T224"> <text:s text:c="26"/></text:span><text:span text:style-name="symbol0_5f_csharp"><text:span text:style-name="T224">(</text:span></text:span><text:span text:style-name="T224">. </text:span><text:span text:style-name="member0_5f_csharp"><text:span text:style-name="T224">type</text:span></text:span><text:span text:style-name="T224"> </text:span><text:span text:style-name="symbol0_5f_csharp"><text:span text:style-name="T224">=</text:span></text:span><text:span text:style-name="T224"> TL.</text:span><text:span text:style-name="member0_5f_csharp"><text:span text:style-name="T224">NONE</text:span></text:span><text:span text:style-name="symbol0_5f_csharp"><text:span text:style-name="T224">;</text:span></text:span><text:span text:style-name="T224"> .</text:span><text:span text:style-name="symbol0_5f_csharp"><text:span text:style-name="T224">)</text:span></text:span><text:span text:style-name="T224"> <text:line-break/> </text:span><text:span text:style-name="symbol0_5f_csharp"><text:span text:style-name="T224">(</text:span></text:span><text:span text:style-name="T224"> </text:span><text:span text:style-name="string_5f_csharp"><text:span text:style-name="T224">"INTEGER"</text:span></text:span><text:span text:style-name="T224"> <text:s text:c="15"/></text:span><text:span text:style-name="symbol0_5f_csharp"><text:span text:style-name="T224">(</text:span></text:span><text:span text:style-name="T224">. </text:span><text:span text:style-name="member0_5f_csharp"><text:span text:style-name="T224">type</text:span></text:span><text:span text:style-name="T224"> </text:span><text:span text:style-name="symbol0_5f_csharp"><text:span text:style-name="T224">=</text:span></text:span><text:span text:style-name="T224"> TL.</text:span><text:span text:style-name="member0_5f_csharp"><text:span text:style-name="T224">INT</text:span></text:span><text:span text:style-name="symbol0_5f_csharp"><text:span text:style-name="T224">;</text:span></text:span><text:span text:style-name="T224"> .</text:span><text:span text:style-name="symbol0_5f_csharp"><text:span text:style-name="T224">)</text:span></text:span><text:span text:style-name="T224"> <text:line-break/> </text:span><text:span text:style-name="symbol0_5f_csharp"><text:span text:style-name="T224">|</text:span></text:span><text:span text:style-name="T224"> </text:span><text:span text:style-name="string_5f_csharp"><text:span text:style-name="T224">"BOOLEAN"</text:span></text:span><text:span text:style-name="T224"> <text:s text:c="15"/></text:span><text:span text:style-name="symbol0_5f_csharp"><text:span text:style-name="T224">(</text:span></text:span><text:span text:style-name="T224">. </text:span><text:span text:style-name="member0_5f_csharp"><text:span text:style-name="T224">type</text:span></text:span><text:span text:style-name="T224"> </text:span><text:span text:style-name="symbol0_5f_csharp"><text:span text:style-name="T224">=</text:span></text:span><text:span text:style-name="T224"> TL.</text:span><text:span text:style-name="member0_5f_csharp"><text:span text:style-name="T224">BOOL</text:span></text:span><text:span text:style-name="symbol0_5f_csharp"><text:span text:style-name="T224">;</text:span></text:span><text:span text:style-name="T224"> .</text:span><text:span text:style-name="symbol0_5f_csharp"><text:span text:style-name="T224">)</text:span></text:span><text:span text:style-name="T224"> <text:line-break/> </text:span><text:span text:style-name="symbol0_5f_csharp"><text:span text:style-name="T224">)</text:span></text:span><text:span text:style-name="T224">. <text:line-break/> <text:line-break/></text:span><text:span text:style-name="comment_5f_multi_5f_csharp"><text:span text:style-name="T224">/*----------------------------------------------------------------------*/</text:span></text:span><text:span text:style-name="T224"> <text:line-break/> <text:line-break/>Ident</text:span><text:span text:style-name="symbol0_5f_csharp"><text:span text:style-name="T224">&lt;</text:span></text:span><text:span text:style-name="keyword0_5f_csharp"><text:span text:style-name="T224">out</text:span></text:span><text:span text:style-name="T224"> </text:span><text:span text:style-name="keyword3_5f_csharp"><text:span text:style-name="T224">string</text:span></text:span><text:span text:style-name="T224"> name</text:span><text:span text:style-name="symbol0_5f_csharp"><text:span text:style-name="T224">&gt;</text:span></text:span><text:span text:style-name="T224"> <text:line-break/></text:span><text:span text:style-name="symbol0_5f_csharp"><text:span text:style-name="T224">=</text:span></text:span><text:span text:style-name="T224"> ident <text:s text:c="20"/></text:span><text:span text:style-name="symbol0_5f_csharp"><text:span text:style-name="T224">(</text:span></text:span><text:span text:style-name="T224">. </text:span><text:span text:style-name="member0_5f_csharp"><text:span text:style-name="T224">name</text:span></text:span><text:span text:style-name="T224"> </text:span><text:span text:style-name="symbol0_5f_csharp"><text:span text:style-name="T224">=</text:span></text:span><text:span text:style-name="T224"> token.</text:span><text:span text:style-name="member0_5f_csharp"><text:span text:style-name="T224">val</text:span></text:span><text:span text:style-name="symbol0_5f_csharp"><text:span text:style-name="T224">;</text:span></text:span><text:span text:style-name="T224"> .</text:span><text:span text:style-name="symbol0_5f_csharp"><text:span text:style-name="T224">)</text:span></text:span><text:span text:style-name="T224">. <text:line-break/> <text:line-break/></text:span><text:span text:style-name="comment_5f_multi_5f_csharp"><text:span text:style-name="T224">/*----------------------------------------------------------------------*/</text:span></text:span><text:span text:style-name="T224"> <text:line-break/> <text:line-break/>StatSeq </text:span><text:span text:style-name="symbol0_5f_csharp"><text:span text:style-name="T224">=</text:span></text:span><text:span text:style-name="T224"> Stat </text:span><text:span text:style-name="symbol0_5f_csharp"><text:span text:style-name="T224">{</text:span></text:span><text:span text:style-name="T224"> </text:span><text:span text:style-name="string_5f_csharp"><text:span text:style-name="T224">';'</text:span></text:span><text:span text:style-name="T224"> Stat </text:span><text:span text:style-name="symbol0_5f_csharp"><text:span text:style-name="T224">}</text:span></text:span><text:span text:style-name="T224">. <text:line-break/> <text:line-break/></text:span><text:span text:style-name="comment_5f_multi_5f_csharp"><text:span text:style-name="T224">/*----------------------------------------------------------------------*/</text:span></text:span><text:span text:style-name="T224"> <text:line-break/> <text:line-break/>Stat <text:s text:c="23"/></text:span><text:span text:style-name="symbol0_5f_csharp"><text:span text:style-name="T224">(</text:span></text:span><text:span text:style-name="T224">. </text:span><text:span text:style-name="member0_5f_csharp"><text:span text:style-name="T224">int</text:span></text:span><text:span text:style-name="T224"> type</text:span><text:span text:style-name="symbol0_5f_csharp"><text:span text:style-name="T224">;</text:span></text:span><text:span text:style-name="T224"> <text:line-break/> <text:s text:c="30"/></text:span><text:span text:style-name="keyword3_5f_csharp"><text:span text:style-name="T224">string</text:span></text:span><text:span text:style-name="T224"> name</text:span><text:span text:style-name="symbol0_5f_csharp"><text:span text:style-name="T224">;</text:span></text:span><text:span text:style-name="T224"> <text:line-break/> <text:s text:c="30"/>Entry entry</text:span><text:span text:style-name="symbol0_5f_csharp"><text:span text:style-name="T224">;</text:span></text:span><text:span text:style-name="T224"> <text:line-break/> <text:s text:c="30"/></text:span><text:span text:style-name="keyword3_5f_csharp"><text:span text:style-name="T224">int</text:span></text:span><text:span text:style-name="T224"> fix, fix2, loopstart</text:span><text:span text:style-name="symbol0_5f_csharp"><text:span text:style-name="T224">;</text:span></text:span><text:span text:style-name="T224"> .</text:span><text:span text:style-name="symbol0_5f_csharp"><text:span text:style-name="T224">)</text:span></text:span><text:span text:style-name="T224"> <text:line-break/></text:span><text:span text:style-name="symbol0_5f_csharp"><text:span text:style-name="T224">=</text:span></text:span><text:span text:style-name="T224"> </text:span><text:span text:style-name="symbol0_5f_csharp"><text:span text:style-name="T224">[</text:span></text:span><text:span text:style-name="T224"> Ident</text:span><text:span text:style-name="symbol0_5f_csharp"><text:span text:style-name="T224">&lt;</text:span></text:span><text:span text:style-name="keyword0_5f_csharp"><text:span text:style-name="T224">out</text:span></text:span><text:span text:style-name="T224"> name</text:span><text:span text:style-name="symbol0_5f_csharp"><text:span text:style-name="T224">&gt;</text:span></text:span><text:span text:style-name="T224"> <text:s text:c="8"/></text:span><text:span text:style-name="symbol0_5f_csharp"><text:span text:style-name="T224">(</text:span></text:span><text:span text:style-name="T224">. </text:span><text:span text:style-name="member0_5f_csharp"><text:span text:style-name="T224">entry</text:span></text:span><text:span text:style-name="T224"> </text:span><text:span text:style-name="symbol0_5f_csharp"><text:span text:style-name="T224">=</text:span></text:span><text:span text:style-name="T224"> TL.</text:span><text:span text:style-name="member0_5f_csharp"><text:span text:style-name="T224">Find</text:span></text:span><text:span text:style-name="symbol0_5f_csharp"><text:span text:style-name="T224">(</text:span></text:span><text:span text:style-name="T224">name</text:span><text:span text:style-name="symbol0_5f_csharp"><text:span text:style-name="T224">);</text:span></text:span><text:span text:style-name="T224"> .</text:span><text:span text:style-name="symbol0_5f_csharp"><text:span text:style-name="T224">)</text:span></text:span><text:span text:style-name="T224"> <text:line-break/> <text:s text:c="3"/></text:span><text:span text:style-name="symbol0_5f_csharp"><text:span text:style-name="T224">(</text:span></text:span><text:span text:style-name="T224"> </text:span><text:span text:style-name="string_5f_csharp"><text:span text:style-name="T224">":="</text:span></text:span><text:span text:style-name="T224"> <text:s text:c="17"/></text:span><text:span text:style-name="symbol0_5f_csharp"><text:span text:style-name="T224">(</text:span></text:span><text:span text:style-name="T224">. </text:span><text:span text:style-name="member0_5f_csharp"><text:span text:style-name="T224">if</text:span></text:span><text:span text:style-name="T224"> </text:span><text:span text:style-name="symbol0_5f_csharp"><text:span text:style-name="T224">(</text:span></text:span><text:span text:style-name="T224">entry.</text:span><text:span text:style-name="member0_5f_csharp"><text:span text:style-name="T224">kind</text:span></text:span><text:span text:style-name="T224"> </text:span><text:span text:style-name="symbol0_5f_csharp"><text:span text:style-name="T224">!=</text:span></text:span><text:span text:style-name="T224"> TL.</text:span><text:span text:style-name="member0_5f_csharp"><text:span text:style-name="T224">vars</text:span></text:span><text:span text:style-name="symbol0_5f_csharp"><text:span text:style-name="T224">)</text:span></text:span><text:span text:style-name="T224"> <text:line-break/> <text:s text:c="32"/>SemErr</text:span><text:span text:style-name="symbol0_5f_csharp"><text:span text:style-name="T224">(</text:span></text:span><text:span text:style-name="string_5f_csharp"><text:span text:style-name="T224">"cannot assign to procedure"</text:span></text:span><text:span text:style-name="symbol0_5f_csharp"><text:span text:style-name="T224">);</text:span></text:span><text:span text:style-name="T224"> .</text:span><text:span text:style-name="symbol0_5f_csharp"><text:span text:style-name="T224">)</text:span></text:span><text:span text:style-name="T224"> <text:line-break/> <text:s text:c="5"/>Expression</text:span><text:span text:style-name="symbol0_5f_csharp"><text:span text:style-name="T224">&lt;</text:span></text:span><text:span text:style-name="keyword0_5f_csharp"><text:span text:style-name="T224">out</text:span></text:span><text:span text:style-name="T224"> type</text:span><text:span text:style-name="symbol0_5f_csharp"><text:span text:style-name="T224">&gt;</text:span></text:span><text:span text:style-name="T224"> <text:s/></text:span><text:span text:style-name="symbol0_5f_csharp"><text:span text:style-name="T224">(</text:span></text:span><text:span text:style-name="T224">. </text:span><text:span text:style-name="member0_5f_csharp"><text:span text:style-name="T224">if</text:span></text:span><text:span text:style-name="T224"> </text:span><text:span text:style-name="symbol0_5f_csharp"><text:span text:style-name="T224">(</text:span></text:span><text:span text:style-name="T224">type </text:span><text:span text:style-name="symbol0_5f_csharp"><text:span text:style-name="T224">!=</text:span></text:span><text:span text:style-name="T224"> entry.</text:span><text:span text:style-name="member0_5f_csharp"><text:span text:style-name="T224">type</text:span></text:span><text:span text:style-name="symbol0_5f_csharp"><text:span text:style-name="T224">)</text:span></text:span><text:span text:style-name="T224"> <text:line-break/> <text:s text:c="32"/>SemErr</text:span><text:span text:style-name="symbol0_5f_csharp"><text:span text:style-name="T224">(</text:span></text:span><text:span text:style-name="string_5f_csharp"><text:span text:style-name="T224">"incompatible types"</text:span></text:span><text:span text:style-name="symbol0_5f_csharp"><text:span text:style-name="T224">);</text:span></text:span><text:span text:style-name="T224"> <text:line-break/> <text:s text:c="30"/>TC.</text:span><text:span text:style-name="member0_5f_csharp"><text:span text:style-name="T224">Emit3</text:span></text:span><text:span text:style-name="symbol0_5f_csharp"><text:span text:style-name="T224">(</text:span></text:span><text:span text:style-name="T224">TC.</text:span><text:span text:style-name="member0_5f_csharp"><text:span text:style-name="T224">STO</text:span></text:span><text:span text:style-name="T224">, TL.</text:span><text:span text:style-name="member0_5f_csharp"><text:span text:style-name="T224">curLevel</text:span></text:span><text:span text:style-name="T224"> </text:span><text:span text:style-name="symbol0_5f_csharp"><text:span text:style-name="T224">-</text:span></text:span><text:span text:style-name="T224"> entry.</text:span><text:span text:style-name="member0_5f_csharp"><text:span text:style-name="T224">level</text:span></text:span><text:span text:style-name="T224">, <text:line-break/> <text:s text:c="39"/>entry.</text:span><text:span text:style-name="member0_5f_csharp"><text:span text:style-name="T224">adr</text:span></text:span><text:span text:style-name="symbol0_5f_csharp"><text:span text:style-name="T224">);</text:span></text:span><text:span text:style-name="T224"> .</text:span><text:span text:style-name="symbol0_5f_csharp"><text:span text:style-name="T224">)</text:span></text:span><text:span text:style-name="T224"> <text:line-break/> <text:s text:c="5"/></text:span><text:span text:style-name="symbol0_5f_csharp"><text:span text:style-name="T224">|</text:span></text:span><text:span text:style-name="T224"> <text:s text:c="20"/></text:span><text:span text:style-name="symbol0_5f_csharp"><text:span text:style-name="T224">(</text:span></text:span><text:span text:style-name="T224">. </text:span><text:span text:style-name="member0_5f_csharp"><text:span text:style-name="T224">if</text:span></text:span><text:span text:style-name="T224"> </text:span><text:span text:style-name="symbol0_5f_csharp"><text:span text:style-name="T224">(</text:span></text:span><text:span text:style-name="T224">entry.</text:span><text:span text:style-name="member0_5f_csharp"><text:span text:style-name="T224">kind</text:span></text:span><text:span text:style-name="T224"> </text:span><text:span text:style-name="symbol0_5f_csharp"><text:span text:style-name="T224">!=</text:span></text:span><text:span text:style-name="T224"> TL.</text:span><text:span text:style-name="member0_5f_csharp"><text:span text:style-name="T224">procs</text:span></text:span><text:span text:style-name="symbol0_5f_csharp"><text:span text:style-name="T224">)</text:span></text:span><text:span text:style-name="T224"> <text:line-break/> <text:s text:c="32"/>SemErr</text:span><text:span text:style-name="symbol0_5f_csharp"><text:span text:style-name="T224">(</text:span></text:span><text:span text:style-name="string_5f_csharp"><text:span text:style-name="T224">"not a procedure"</text:span></text:span><text:span text:style-name="symbol0_5f_csharp"><text:span text:style-name="T224">);</text:span></text:span><text:span text:style-name="T224"> <text:line-break/> <text:s text:c="30"/>TC.</text:span><text:span text:style-name="member0_5f_csharp"><text:span text:style-name="T224">Emit3</text:span></text:span><text:span text:style-name="symbol0_5f_csharp"><text:span text:style-name="T224">(</text:span></text:span><text:span text:style-name="T224">TC.</text:span><text:span text:style-name="member0_5f_csharp"><text:span text:style-name="T224">CALL</text:span></text:span><text:span text:style-name="T224">, TL.</text:span><text:span text:style-name="member0_5f_csharp"><text:span text:style-name="T224">curLevel</text:span></text:span><text:span text:style-name="T224"> </text:span><text:span text:style-name="symbol0_5f_csharp"><text:span text:style-name="T224">-</text:span></text:span><text:span text:style-name="T224"> entry.</text:span><text:span text:style-name="member0_5f_csharp"><text:span text:style-name="T224">level</text:span></text:span><text:span text:style-name="T224">, <text:line-break/> <text:s text:c="39"/>entry.</text:span><text:span text:style-name="member0_5f_csharp"><text:span text:style-name="T224">adr</text:span></text:span><text:span text:style-name="symbol0_5f_csharp"><text:span text:style-name="T224">);</text:span></text:span><text:span text:style-name="T224"> .</text:span><text:span text:style-name="symbol0_5f_csharp"><text:span text:style-name="T224">)</text:span></text:span><text:span text:style-name="T224"> <text:line-break/> <text:s text:c="3"/></text:span><text:span text:style-name="symbol0_5f_csharp"><text:span text:style-name="T224">)</text:span></text:span><text:span text:style-name="T224"> <text:line-break/> <text:line-break/> <text:s/></text:span><text:span text:style-name="symbol0_5f_csharp"><text:span text:style-name="T224">|</text:span></text:span><text:span text:style-name="T224"> </text:span><text:span text:style-name="string_5f_csharp"><text:span text:style-name="T224">"IF"</text:span></text:span><text:span text:style-name="T224"> <text:line-break/> <text:s text:c="3"/>Expression</text:span><text:span text:style-name="symbol0_5f_csharp"><text:span text:style-name="T224">&lt;</text:span></text:span><text:span text:style-name="keyword0_5f_csharp"><text:span text:style-name="T224">out</text:span></text:span><text:span text:style-name="T224"> type</text:span><text:span text:style-name="symbol0_5f_csharp"><text:span text:style-name="T224">&gt;</text:span></text:span><text:span text:style-name="T224"> <text:s text:c="3"/></text:span><text:span text:style-name="symbol0_5f_csharp"><text:span text:style-name="T224">(</text:span></text:span><text:span text:style-name="T224">. </text:span><text:span text:style-name="member0_5f_csharp"><text:span text:style-name="T224">if</text:span></text:span><text:span text:style-name="T224"> </text:span><text:span text:style-name="symbol0_5f_csharp"><text:span text:style-name="T224">(</text:span></text:span><text:span text:style-name="T224">type </text:span><text:span text:style-name="symbol0_5f_csharp"><text:span text:style-name="T224">!=</text:span></text:span><text:span text:style-name="T224"> TL.</text:span><text:span text:style-name="member0_5f_csharp"><text:span text:style-name="T224">BOOL</text:span></text:span><text:span text:style-name="symbol0_5f_csharp"><text:span text:style-name="T224">)</text:span></text:span><text:span text:style-name="T224"> <text:line-break/> <text:s text:c="32"/>SemErr</text:span><text:span text:style-name="symbol0_5f_csharp"><text:span text:style-name="T224">(</text:span></text:span><text:span text:style-name="string_5f_csharp"><text:span text:style-name="T224">"boolean type expected"</text:span></text:span><text:span text:style-name="symbol0_5f_csharp"><text:span text:style-name="T224">);</text:span></text:span><text:span text:style-name="T224"> <text:line-break/> <text:s text:c="30"/>fix </text:span><text:span text:style-name="symbol0_5f_csharp"><text:span text:style-name="T224">=</text:span></text:span><text:span text:style-name="T224"> TC.</text:span><text:span text:style-name="member0_5f_csharp"><text:span text:style-name="T224">pc</text:span></text:span><text:span text:style-name="T224"> </text:span><text:span text:style-name="symbol0_5f_csharp"><text:span text:style-name="T224">+</text:span></text:span><text:span text:style-name="T224"> </text:span><text:span text:style-name="number_5f_csharp"><text:span text:style-name="T224">1</text:span></text:span><text:span text:style-name="symbol0_5f_csharp"><text:span text:style-name="T224">;</text:span></text:span><text:span text:style-name="T224"> TC.</text:span><text:span text:style-name="member0_5f_csharp"><text:span text:style-name="T224">Emit2</text:span></text:span><text:span text:style-name="symbol0_5f_csharp"><text:span text:style-name="T224">(</text:span></text:span><text:span text:style-name="T224">TC.</text:span><text:span text:style-name="member0_5f_csharp"><text:span text:style-name="T224">FJMP</text:span></text:span><text:span text:style-name="T224">, </text:span><text:span text:style-name="number_5f_csharp"><text:span text:style-name="T224">0</text:span></text:span><text:span text:style-name="symbol0_5f_csharp"><text:span text:style-name="T224">);</text:span></text:span><text:span text:style-name="T224"> .</text:span><text:span text:style-name="symbol0_5f_csharp"><text:span text:style-name="T224">)</text:span></text:span><text:span text:style-name="T224"> <text:line-break/> <text:s text:c="3"/></text:span><text:span text:style-name="string_5f_csharp"><text:span text:style-name="T224">"THEN"</text:span></text:span><text:span text:style-name="T224"> StatSeq <text:line-break/> <text:s text:c="3"/></text:span><text:span text:style-name="symbol0_5f_csharp"><text:span text:style-name="T224">[</text:span></text:span><text:span text:style-name="T224"> </text:span><text:span text:style-name="string_5f_csharp"><text:span text:style-name="T224">"ELSE"</text:span></text:span><text:span text:style-name="T224"> <text:s text:c="15"/></text:span><text:span text:style-name="symbol0_5f_csharp"><text:span text:style-name="T224">(</text:span></text:span><text:span text:style-name="T224">. </text:span><text:span text:style-name="member0_5f_csharp"><text:span text:style-name="T224">fix2</text:span></text:span><text:span text:style-name="T224"> </text:span><text:span text:style-name="symbol0_5f_csharp"><text:span text:style-name="T224">=</text:span></text:span><text:span text:style-name="T224"> TC.</text:span><text:span text:style-name="member0_5f_csharp"><text:span text:style-name="T224">pc</text:span></text:span><text:span text:style-name="T224"> </text:span><text:span text:style-name="symbol0_5f_csharp"><text:span text:style-name="T224">+</text:span></text:span><text:span text:style-name="T224"> </text:span><text:span text:style-name="number_5f_csharp"><text:span text:style-name="T224">1</text:span></text:span><text:span text:style-name="symbol0_5f_csharp"><text:span text:style-name="T224">;</text:span></text:span><text:span text:style-name="T224"> TC.</text:span><text:span text:style-name="member0_5f_csharp"><text:span text:style-name="T224">Emit2</text:span></text:span><text:span text:style-name="symbol0_5f_csharp"><text:span text:style-name="T224">(</text:span></text:span><text:span text:style-name="T224">TC.</text:span><text:span text:style-name="member0_5f_csharp"><text:span text:style-name="T224">JMP</text:span></text:span><text:span text:style-name="T224">, </text:span><text:span text:style-name="number_5f_csharp"><text:span text:style-name="T224">0</text:span></text:span><text:span text:style-name="symbol0_5f_csharp"><text:span text:style-name="T224">);</text:span></text:span><text:span text:style-name="T224"> <text:line-break/></text:span><text:soft-page-break/><text:span text:style-name="T224"> <text:s text:c="30"/>TC.</text:span><text:span text:style-name="member0_5f_csharp"><text:span text:style-name="T224">Fixup</text:span></text:span><text:span text:style-name="symbol0_5f_csharp"><text:span text:style-name="T224">(</text:span></text:span><text:span text:style-name="T224">fix</text:span><text:span text:style-name="symbol0_5f_csharp"><text:span text:style-name="T224">);</text:span></text:span><text:span text:style-name="T224"> fix </text:span><text:span text:style-name="symbol0_5f_csharp"><text:span text:style-name="T224">=</text:span></text:span><text:span text:style-name="T224"> fix2</text:span><text:span text:style-name="symbol0_5f_csharp"><text:span text:style-name="T224">;</text:span></text:span><text:span text:style-name="T224"> .</text:span><text:span text:style-name="symbol0_5f_csharp"><text:span text:style-name="T224">)</text:span></text:span><text:span text:style-name="T224"> <text:line-break/> <text:s text:c="5"/>StatSeq <text:line-break/> <text:s text:c="3"/></text:span><text:span text:style-name="symbol0_5f_csharp"><text:span text:style-name="T224">]</text:span></text:span><text:span text:style-name="T224"> <text:line-break/> <text:s text:c="3"/></text:span><text:span text:style-name="string_5f_csharp"><text:span text:style-name="T224">"END"</text:span></text:span><text:span text:style-name="T224"> <text:s text:c="18"/></text:span><text:span text:style-name="symbol0_5f_csharp"><text:span text:style-name="T224">(</text:span></text:span><text:span text:style-name="T224">. </text:span><text:span text:style-name="member0_5f_csharp"><text:span text:style-name="T224">TC</text:span></text:span><text:span text:style-name="T224">.</text:span><text:span text:style-name="member0_5f_csharp"><text:span text:style-name="T224">Fixup</text:span></text:span><text:span text:style-name="symbol0_5f_csharp"><text:span text:style-name="T224">(</text:span></text:span><text:span text:style-name="T224">fix</text:span><text:span text:style-name="symbol0_5f_csharp"><text:span text:style-name="T224">);</text:span></text:span><text:span text:style-name="T224"> .</text:span><text:span text:style-name="symbol0_5f_csharp"><text:span text:style-name="T224">)</text:span></text:span><text:span text:style-name="T224"> <text:line-break/> <text:line-break/> <text:s/></text:span><text:span text:style-name="symbol0_5f_csharp"><text:span text:style-name="T224">|</text:span></text:span><text:span text:style-name="T224"> </text:span><text:span text:style-name="string_5f_csharp"><text:span text:style-name="T224">"WHILE"</text:span></text:span><text:span text:style-name="T224"> <text:s text:c="16"/></text:span><text:span text:style-name="symbol0_5f_csharp"><text:span text:style-name="T224">(</text:span></text:span><text:span text:style-name="T224">. </text:span><text:span text:style-name="member0_5f_csharp"><text:span text:style-name="T224">loopstart</text:span></text:span><text:span text:style-name="T224"> </text:span><text:span text:style-name="symbol0_5f_csharp"><text:span text:style-name="T224">=</text:span></text:span><text:span text:style-name="T224"> TC.</text:span><text:span text:style-name="member0_5f_csharp"><text:span text:style-name="T224">pc</text:span></text:span><text:span text:style-name="symbol0_5f_csharp"><text:span text:style-name="T224">;</text:span></text:span><text:span text:style-name="T224"> .</text:span><text:span text:style-name="symbol0_5f_csharp"><text:span text:style-name="T224">)</text:span></text:span><text:span text:style-name="T224"> <text:line-break/> <text:s text:c="3"/>Expression</text:span><text:span text:style-name="symbol0_5f_csharp"><text:span text:style-name="T224">&lt;</text:span></text:span><text:span text:style-name="keyword0_5f_csharp"><text:span text:style-name="T224">out</text:span></text:span><text:span text:style-name="T224"> type</text:span><text:span text:style-name="symbol0_5f_csharp"><text:span text:style-name="T224">&gt;</text:span></text:span><text:span text:style-name="T224"> <text:s text:c="3"/></text:span><text:span text:style-name="symbol0_5f_csharp"><text:span text:style-name="T224">(</text:span></text:span><text:span text:style-name="T224">. </text:span><text:span text:style-name="member0_5f_csharp"><text:span text:style-name="T224">if</text:span></text:span><text:span text:style-name="T224"> </text:span><text:span text:style-name="symbol0_5f_csharp"><text:span text:style-name="T224">(</text:span></text:span><text:span text:style-name="T224">type </text:span><text:span text:style-name="symbol0_5f_csharp"><text:span text:style-name="T224">!=</text:span></text:span><text:span text:style-name="T224"> TL.</text:span><text:span text:style-name="member0_5f_csharp"><text:span text:style-name="T224">BOOL</text:span></text:span><text:span text:style-name="symbol0_5f_csharp"><text:span text:style-name="T224">)</text:span></text:span><text:span text:style-name="T224"> <text:line-break/> <text:s text:c="32"/>SemErr</text:span><text:span text:style-name="symbol0_5f_csharp"><text:span text:style-name="T224">(</text:span></text:span><text:span text:style-name="string_5f_csharp"><text:span text:style-name="T224">"boolean type expected"</text:span></text:span><text:span text:style-name="symbol0_5f_csharp"><text:span text:style-name="T224">);</text:span></text:span><text:span text:style-name="T224"> <text:line-break/> <text:s text:c="30"/>fix </text:span><text:span text:style-name="symbol0_5f_csharp"><text:span text:style-name="T224">=</text:span></text:span><text:span text:style-name="T224"> TC.</text:span><text:span text:style-name="member0_5f_csharp"><text:span text:style-name="T224">pc</text:span></text:span><text:span text:style-name="T224"> </text:span><text:span text:style-name="symbol0_5f_csharp"><text:span text:style-name="T224">+</text:span></text:span><text:span text:style-name="T224"> </text:span><text:span text:style-name="number_5f_csharp"><text:span text:style-name="T224">1</text:span></text:span><text:span text:style-name="symbol0_5f_csharp"><text:span text:style-name="T224">;</text:span></text:span><text:span text:style-name="T224"> TC.</text:span><text:span text:style-name="member0_5f_csharp"><text:span text:style-name="T224">Emit2</text:span></text:span><text:span text:style-name="symbol0_5f_csharp"><text:span text:style-name="T224">(</text:span></text:span><text:span text:style-name="T224">TC.</text:span><text:span text:style-name="member0_5f_csharp"><text:span text:style-name="T224">FJMP</text:span></text:span><text:span text:style-name="T224">, </text:span><text:span text:style-name="number_5f_csharp"><text:span text:style-name="T224">0</text:span></text:span><text:span text:style-name="symbol0_5f_csharp"><text:span text:style-name="T224">);</text:span></text:span><text:span text:style-name="T224"> .</text:span><text:span text:style-name="symbol0_5f_csharp"><text:span text:style-name="T224">)</text:span></text:span><text:span text:style-name="T224"> <text:line-break/> <text:s text:c="3"/></text:span><text:span text:style-name="string_5f_csharp"><text:span text:style-name="T224">"DO"</text:span></text:span><text:span text:style-name="T224"> StatSeq <text:s text:c="11"/></text:span><text:span text:style-name="symbol0_5f_csharp"><text:span text:style-name="T224">(</text:span></text:span><text:span text:style-name="T224">. </text:span><text:span text:style-name="member0_5f_csharp"><text:span text:style-name="T224">TC</text:span></text:span><text:span text:style-name="T224">.</text:span><text:span text:style-name="member0_5f_csharp"><text:span text:style-name="T224">Emit2</text:span></text:span><text:span text:style-name="symbol0_5f_csharp"><text:span text:style-name="T224">(</text:span></text:span><text:span text:style-name="T224">TC.</text:span><text:span text:style-name="member0_5f_csharp"><text:span text:style-name="T224">JMP</text:span></text:span><text:span text:style-name="T224">, loopstart</text:span><text:span text:style-name="symbol0_5f_csharp"><text:span text:style-name="T224">);</text:span></text:span><text:span text:style-name="T224"> <text:line-break/> <text:s text:c="30"/>TC.</text:span><text:span text:style-name="member0_5f_csharp"><text:span text:style-name="T224">Fixup</text:span></text:span><text:span text:style-name="symbol0_5f_csharp"><text:span text:style-name="T224">(</text:span></text:span><text:span text:style-name="T224">fix</text:span><text:span text:style-name="symbol0_5f_csharp"><text:span text:style-name="T224">);</text:span></text:span><text:span text:style-name="T224"> .</text:span><text:span text:style-name="symbol0_5f_csharp"><text:span text:style-name="T224">)</text:span></text:span><text:span text:style-name="T224"> <text:line-break/> <text:s text:c="3"/></text:span><text:span text:style-name="string_5f_csharp"><text:span text:style-name="T224">"END"</text:span></text:span><text:span text:style-name="T224"> <text:line-break/> <text:line-break/> <text:s/></text:span><text:span text:style-name="symbol0_5f_csharp"><text:span text:style-name="T224">|</text:span></text:span><text:span text:style-name="T224"> </text:span><text:span text:style-name="string_5f_csharp"><text:span text:style-name="T224">"READ"</text:span></text:span><text:span text:style-name="T224"> <text:line-break/> <text:s text:c="3"/>Ident</text:span><text:span text:style-name="symbol0_5f_csharp"><text:span text:style-name="T224">&lt;</text:span></text:span><text:span text:style-name="keyword0_5f_csharp"><text:span text:style-name="T224">out</text:span></text:span><text:span text:style-name="T224"> name</text:span><text:span text:style-name="symbol0_5f_csharp"><text:span text:style-name="T224">&gt;</text:span></text:span><text:span text:style-name="T224"> <text:s text:c="8"/></text:span><text:span text:style-name="symbol0_5f_csharp"><text:span text:style-name="T224">(</text:span></text:span><text:span text:style-name="T224">. </text:span><text:span text:style-name="member0_5f_csharp"><text:span text:style-name="T224">entry</text:span></text:span><text:span text:style-name="T224"> </text:span><text:span text:style-name="symbol0_5f_csharp"><text:span text:style-name="T224">=</text:span></text:span><text:span text:style-name="T224"> TL.</text:span><text:span text:style-name="member0_5f_csharp"><text:span text:style-name="T224">Find</text:span></text:span><text:span text:style-name="symbol0_5f_csharp"><text:span text:style-name="T224">(</text:span></text:span><text:span text:style-name="T224">name</text:span><text:span text:style-name="symbol0_5f_csharp"><text:span text:style-name="T224">);</text:span></text:span><text:span text:style-name="T224"> <text:line-break/> <text:s text:c="30"/></text:span><text:span text:style-name="keyword0_5f_csharp"><text:span text:style-name="T224">if</text:span></text:span><text:span text:style-name="T224"> </text:span><text:span text:style-name="symbol0_5f_csharp"><text:span text:style-name="T224">(</text:span></text:span><text:span text:style-name="T224">entry.</text:span><text:span text:style-name="member0_5f_csharp"><text:span text:style-name="T224">type</text:span></text:span><text:span text:style-name="T224"> </text:span><text:span text:style-name="symbol0_5f_csharp"><text:span text:style-name="T224">!=</text:span></text:span><text:span text:style-name="T224"> TL.</text:span><text:span text:style-name="member0_5f_csharp"><text:span text:style-name="T224">INT</text:span></text:span><text:span text:style-name="symbol0_5f_csharp"><text:span text:style-name="T224">)</text:span></text:span><text:span text:style-name="T224"> <text:line-break/> <text:s text:c="32"/>SemErr</text:span><text:span text:style-name="symbol0_5f_csharp"><text:span text:style-name="T224">(</text:span></text:span><text:span text:style-name="string_5f_csharp"><text:span text:style-name="T224">"integer type expected"</text:span></text:span><text:span text:style-name="symbol0_5f_csharp"><text:span text:style-name="T224">);</text:span></text:span><text:span text:style-name="T224"> <text:line-break/> <text:s text:c="30"/>TC.</text:span><text:span text:style-name="member0_5f_csharp"><text:span text:style-name="T224">Emit3</text:span></text:span><text:span text:style-name="symbol0_5f_csharp"><text:span text:style-name="T224">(</text:span></text:span><text:span text:style-name="T224">TC.</text:span><text:span text:style-name="member0_5f_csharp"><text:span text:style-name="T224">READ</text:span></text:span><text:span text:style-name="T224">, TL.</text:span><text:span text:style-name="member0_5f_csharp"><text:span text:style-name="T224">curLevel</text:span></text:span><text:span text:style-name="T224"> </text:span><text:span text:style-name="symbol0_5f_csharp"><text:span text:style-name="T224">-</text:span></text:span><text:span text:style-name="T224"> entry.</text:span><text:span text:style-name="member0_5f_csharp"><text:span text:style-name="T224">level</text:span></text:span><text:span text:style-name="T224">, <text:line-break/> <text:s text:c="39"/>entry.</text:span><text:span text:style-name="member0_5f_csharp"><text:span text:style-name="T224">adr</text:span></text:span><text:span text:style-name="symbol0_5f_csharp"><text:span text:style-name="T224">);</text:span></text:span><text:span text:style-name="T224"> .</text:span><text:span text:style-name="symbol0_5f_csharp"><text:span text:style-name="T224">)</text:span></text:span><text:span text:style-name="T224"> <text:line-break/> <text:line-break/> <text:s/></text:span><text:span text:style-name="symbol0_5f_csharp"><text:span text:style-name="T224">|</text:span></text:span><text:span text:style-name="T224"> </text:span><text:span text:style-name="string_5f_csharp"><text:span text:style-name="T224">"WRITE"</text:span></text:span><text:span text:style-name="T224"> <text:line-break/> <text:s text:c="3"/>Expression</text:span><text:span text:style-name="symbol0_5f_csharp"><text:span text:style-name="T224">&lt;</text:span></text:span><text:span text:style-name="keyword0_5f_csharp"><text:span text:style-name="T224">out</text:span></text:span><text:span text:style-name="T224"> type</text:span><text:span text:style-name="symbol0_5f_csharp"><text:span text:style-name="T224">&gt;</text:span></text:span><text:span text:style-name="T224"> <text:s text:c="3"/></text:span><text:span text:style-name="symbol0_5f_csharp"><text:span text:style-name="T224">(</text:span></text:span><text:span text:style-name="T224">. </text:span><text:span text:style-name="member0_5f_csharp"><text:span text:style-name="T224">if</text:span></text:span><text:span text:style-name="T224"> </text:span><text:span text:style-name="symbol0_5f_csharp"><text:span text:style-name="T224">(</text:span></text:span><text:span text:style-name="T224">type </text:span><text:span text:style-name="symbol0_5f_csharp"><text:span text:style-name="T224">!=</text:span></text:span><text:span text:style-name="T224"> TL.</text:span><text:span text:style-name="member0_5f_csharp"><text:span text:style-name="T224">INT</text:span></text:span><text:span text:style-name="symbol0_5f_csharp"><text:span text:style-name="T224">)</text:span></text:span><text:span text:style-name="T224"> <text:line-break/> <text:s text:c="32"/>SemErr</text:span><text:span text:style-name="symbol0_5f_csharp"><text:span text:style-name="T224">(</text:span></text:span><text:span text:style-name="string_5f_csharp"><text:span text:style-name="T224">"integer type expected"</text:span></text:span><text:span text:style-name="symbol0_5f_csharp"><text:span text:style-name="T224">);</text:span></text:span><text:span text:style-name="T224"> <text:line-break/> <text:s text:c="30"/>TC.</text:span><text:span text:style-name="member0_5f_csharp"><text:span text:style-name="T224">Emit</text:span></text:span><text:span text:style-name="symbol0_5f_csharp"><text:span text:style-name="T224">(</text:span></text:span><text:span text:style-name="T224">TC.</text:span><text:span text:style-name="member0_5f_csharp"><text:span text:style-name="T224">WRITE</text:span></text:span><text:span text:style-name="symbol0_5f_csharp"><text:span text:style-name="T224">);</text:span></text:span><text:span text:style-name="T224"> .</text:span><text:span text:style-name="symbol0_5f_csharp"><text:span text:style-name="T224">)</text:span></text:span><text:span text:style-name="T224"> <text:line-break/> <text:s/></text:span><text:span text:style-name="symbol0_5f_csharp"><text:span text:style-name="T224">]</text:span></text:span><text:span text:style-name="T224">. <text:line-break/> <text:line-break/></text:span><text:span text:style-name="comment_5f_multi_5f_csharp"><text:span text:style-name="T224">/*----------------------------------------------------------------------*/</text:span></text:span><text:span text:style-name="T224"> </text:span></text:p>
      <text:p text:style-name="Текст_20_исходного_20_кода"><text:span text:style-name="T224"><text:line-break/>Expression</text:span><text:span text:style-name="symbol0_5f_csharp"><text:span text:style-name="T224">&lt;</text:span></text:span><text:span text:style-name="keyword0_5f_csharp"><text:span text:style-name="T224">out</text:span></text:span><text:span text:style-name="T224"> </text:span><text:span text:style-name="keyword3_5f_csharp"><text:span text:style-name="T224">int</text:span></text:span><text:span text:style-name="T224"> type</text:span><text:span text:style-name="symbol0_5f_csharp"><text:span text:style-name="T224">&gt;</text:span></text:span><text:span text:style-name="T224"> <text:s text:c="3"/></text:span><text:span text:style-name="symbol0_5f_csharp"><text:span text:style-name="T224">(</text:span></text:span><text:span text:style-name="T224">. </text:span><text:span text:style-name="member0_5f_csharp"><text:span text:style-name="T224">int</text:span></text:span><text:span text:style-name="T224"> type1, op</text:span><text:span text:style-name="symbol0_5f_csharp"><text:span text:style-name="T224">;</text:span></text:span><text:span text:style-name="T224"> .</text:span><text:span text:style-name="symbol0_5f_csharp"><text:span text:style-name="T224">)</text:span></text:span><text:span text:style-name="T224"> <text:line-break/></text:span><text:span text:style-name="symbol0_5f_csharp"><text:span text:style-name="T224">=</text:span></text:span><text:span text:style-name="T224"> SimExpr</text:span><text:span text:style-name="symbol0_5f_csharp"><text:span text:style-name="T224">&lt;</text:span></text:span><text:span text:style-name="keyword0_5f_csharp"><text:span text:style-name="T224">out</text:span></text:span><text:span text:style-name="T224"> type</text:span><text:span text:style-name="symbol0_5f_csharp"><text:span text:style-name="T224">&gt;</text:span></text:span><text:span text:style-name="T224"> <text:line-break/> </text:span><text:span text:style-name="symbol0_5f_csharp"><text:span text:style-name="T224">[</text:span></text:span><text:span text:style-name="T224"> RelOp</text:span><text:span text:style-name="symbol0_5f_csharp"><text:span text:style-name="T224">&lt;</text:span></text:span><text:span text:style-name="keyword0_5f_csharp"><text:span text:style-name="T224">out</text:span></text:span><text:span text:style-name="T224"> op</text:span><text:span text:style-name="symbol0_5f_csharp"><text:span text:style-name="T224">&gt;</text:span></text:span><text:span text:style-name="T224"> <text:line-break/> SimExpr</text:span><text:span text:style-name="symbol0_5f_csharp"><text:span text:style-name="T224">&lt;</text:span></text:span><text:span text:style-name="keyword0_5f_csharp"><text:span text:style-name="T224">out</text:span></text:span><text:span text:style-name="T224"> type1</text:span><text:span text:style-name="symbol0_5f_csharp"><text:span text:style-name="T224">&gt;</text:span></text:span><text:span text:style-name="T224"> <text:s text:c="5"/></text:span><text:span text:style-name="symbol0_5f_csharp"><text:span text:style-name="T224">(</text:span></text:span><text:span text:style-name="T224">. </text:span><text:span text:style-name="member0_5f_csharp"><text:span text:style-name="T224">if</text:span></text:span><text:span text:style-name="T224"> </text:span><text:span text:style-name="symbol0_5f_csharp"><text:span text:style-name="T224">(</text:span></text:span><text:span text:style-name="T224">type </text:span><text:span text:style-name="symbol0_5f_csharp"><text:span text:style-name="T224">!=</text:span></text:span><text:span text:style-name="T224"> type1</text:span><text:span text:style-name="symbol0_5f_csharp"><text:span text:style-name="T224">)</text:span></text:span><text:span text:style-name="T224"> <text:line-break/> SemErr</text:span><text:span text:style-name="symbol0_5f_csharp"><text:span text:style-name="T224">(</text:span></text:span><text:span text:style-name="string_5f_csharp"><text:span text:style-name="T224">"incompatible types"</text:span></text:span><text:span text:style-name="symbol0_5f_csharp"><text:span text:style-name="T224">);</text:span></text:span><text:span text:style-name="T224"> <text:line-break/> TC.</text:span><text:span text:style-name="member0_5f_csharp"><text:span text:style-name="T224">Emit</text:span></text:span><text:span text:style-name="symbol0_5f_csharp"><text:span text:style-name="T224">(</text:span></text:span><text:span text:style-name="T224">op</text:span><text:span text:style-name="symbol0_5f_csharp"><text:span text:style-name="T224">);</text:span></text:span><text:span text:style-name="T224"> type </text:span><text:span text:style-name="symbol0_5f_csharp"><text:span text:style-name="T224">=</text:span></text:span><text:span text:style-name="T224"> TL.</text:span><text:span text:style-name="member0_5f_csharp"><text:span text:style-name="T224">BOOL</text:span></text:span><text:span text:style-name="symbol0_5f_csharp"><text:span text:style-name="T224">;</text:span></text:span><text:span text:style-name="T224"> .</text:span><text:span text:style-name="symbol0_5f_csharp"><text:span text:style-name="T224">)</text:span></text:span><text:span text:style-name="T224"> <text:line-break/> </text:span><text:span text:style-name="symbol0_5f_csharp"><text:span text:style-name="T224">]</text:span></text:span><text:span text:style-name="T224">. <text:line-break/> <text:line-break/></text:span><text:span text:style-name="comment_5f_multi_5f_csharp"><text:span text:style-name="T224">/*----------------------------------------------------------------------*/</text:span></text:span><text:span text:style-name="T224"> <text:line-break/> <text:line-break/>SimExpr</text:span><text:span text:style-name="symbol0_5f_csharp"><text:span text:style-name="T224">&lt;</text:span></text:span><text:span text:style-name="keyword0_5f_csharp"><text:span text:style-name="T224">out</text:span></text:span><text:span text:style-name="T224"> </text:span><text:span text:style-name="keyword3_5f_csharp"><text:span text:style-name="T224">int</text:span></text:span><text:span text:style-name="T224"> type</text:span><text:span text:style-name="symbol0_5f_csharp"><text:span text:style-name="T224">&gt;</text:span></text:span><text:span text:style-name="T224"> <text:s text:c="6"/></text:span><text:span text:style-name="symbol0_5f_csharp"><text:span text:style-name="T224">(</text:span></text:span><text:span text:style-name="T224">. </text:span><text:span text:style-name="member0_5f_csharp"><text:span text:style-name="T224">int</text:span></text:span><text:span text:style-name="T224"> type1, op</text:span><text:span text:style-name="symbol0_5f_csharp"><text:span text:style-name="T224">;</text:span></text:span><text:span text:style-name="T224"> .</text:span><text:span text:style-name="symbol0_5f_csharp"><text:span text:style-name="T224">)</text:span></text:span><text:span text:style-name="T224"> <text:line-break/></text:span><text:span text:style-name="symbol0_5f_csharp"><text:span text:style-name="T224">=</text:span></text:span><text:span text:style-name="T224"> Term</text:span><text:span text:style-name="symbol0_5f_csharp"><text:span text:style-name="T224">&lt;</text:span></text:span><text:span text:style-name="keyword0_5f_csharp"><text:span text:style-name="T224">out</text:span></text:span><text:span text:style-name="T224"> type</text:span><text:span text:style-name="symbol0_5f_csharp"><text:span text:style-name="T224">&gt;</text:span></text:span><text:span text:style-name="T224"> <text:line-break/> </text:span><text:span text:style-name="symbol0_5f_csharp"><text:span text:style-name="T224">{</text:span></text:span><text:span text:style-name="T224"> AddOp</text:span><text:span text:style-name="symbol0_5f_csharp"><text:span text:style-name="T224">&lt;</text:span></text:span><text:span text:style-name="keyword0_5f_csharp"><text:span text:style-name="T224">out</text:span></text:span><text:span text:style-name="T224"> op</text:span><text:span text:style-name="symbol0_5f_csharp"><text:span text:style-name="T224">&gt;</text:span></text:span><text:span text:style-name="T224"> <text:line-break/> Term</text:span><text:span text:style-name="symbol0_5f_csharp"><text:span text:style-name="T224">&lt;</text:span></text:span><text:span text:style-name="keyword0_5f_csharp"><text:span text:style-name="T224">out</text:span></text:span><text:span text:style-name="T224"> type1</text:span><text:span text:style-name="symbol0_5f_csharp"><text:span text:style-name="T224">&gt;</text:span></text:span><text:span text:style-name="T224"> <text:s text:c="8"/></text:span><text:span text:style-name="symbol0_5f_csharp"><text:span text:style-name="T224">(</text:span></text:span><text:span text:style-name="T224">. </text:span><text:span text:style-name="member0_5f_csharp"><text:span text:style-name="T224">if</text:span></text:span><text:span text:style-name="T224"> </text:span><text:span text:style-name="symbol0_5f_csharp"><text:span text:style-name="T224">(</text:span></text:span><text:span text:style-name="T224">type </text:span><text:span text:style-name="symbol0_5f_csharp"><text:span text:style-name="T224">!=</text:span></text:span><text:span text:style-name="T224"> TL.</text:span><text:span text:style-name="member0_5f_csharp"><text:span text:style-name="T224">INT</text:span></text:span><text:span text:style-name="T224"> </text:span><text:span text:style-name="symbol0_5f_csharp"><text:span text:style-name="T224">||</text:span></text:span><text:span text:style-name="T224"> type1 </text:span><text:span text:style-name="symbol0_5f_csharp"><text:span text:style-name="T224">!=</text:span></text:span><text:span text:style-name="T224"> TL.</text:span><text:span text:style-name="member0_5f_csharp"><text:span text:style-name="T224">INT</text:span></text:span><text:span text:style-name="symbol0_5f_csharp"><text:span text:style-name="T224">)</text:span></text:span><text:span text:style-name="T224"> <text:line-break/> SemErr</text:span><text:span text:style-name="symbol0_5f_csharp"><text:span text:style-name="T224">(</text:span></text:span><text:span text:style-name="string_5f_csharp"><text:span text:style-name="T224">"integer type expected"</text:span></text:span><text:span text:style-name="symbol0_5f_csharp"><text:span text:style-name="T224">);</text:span></text:span><text:span text:style-name="T224"> <text:line-break/> TC.</text:span><text:span text:style-name="member0_5f_csharp"><text:span text:style-name="T224">Emit</text:span></text:span><text:span text:style-name="symbol0_5f_csharp"><text:span text:style-name="T224">(</text:span></text:span><text:span text:style-name="T224">op</text:span><text:span text:style-name="symbol0_5f_csharp"><text:span text:style-name="T224">);</text:span></text:span><text:span text:style-name="T224"> .</text:span><text:span text:style-name="symbol0_5f_csharp"><text:span text:style-name="T224">)</text:span></text:span><text:span text:style-name="T224"> <text:line-break/> </text:span><text:span text:style-name="symbol0_5f_csharp"><text:span text:style-name="T224">}</text:span></text:span><text:span text:style-name="T224">. <text:line-break/> <text:line-break/></text:span><text:span text:style-name="comment_5f_multi_5f_csharp"><text:span text:style-name="T224">/*----------------------------------------------------------------------*/</text:span></text:span><text:span text:style-name="T224"> <text:line-break/> <text:line-break/>Term</text:span><text:span text:style-name="symbol0_5f_csharp"><text:span text:style-name="T224">&lt;</text:span></text:span><text:span text:style-name="keyword0_5f_csharp"><text:span text:style-name="T224">out</text:span></text:span><text:span text:style-name="T224"> </text:span><text:span text:style-name="keyword3_5f_csharp"><text:span text:style-name="T224">int</text:span></text:span><text:span text:style-name="T224"> type</text:span><text:span text:style-name="symbol0_5f_csharp"><text:span text:style-name="T224">&gt;</text:span></text:span><text:span text:style-name="T224"> <text:s text:c="9"/></text:span><text:span text:style-name="symbol0_5f_csharp"><text:span text:style-name="T224">(</text:span></text:span><text:span text:style-name="T224">. </text:span><text:span text:style-name="member0_5f_csharp"><text:span text:style-name="T224">int</text:span></text:span><text:span text:style-name="T224"> type1, op</text:span><text:span text:style-name="symbol0_5f_csharp"><text:span text:style-name="T224">;</text:span></text:span><text:span text:style-name="T224"> .</text:span><text:span text:style-name="symbol0_5f_csharp"><text:span text:style-name="T224">)</text:span></text:span><text:span text:style-name="T224"> <text:line-break/></text:span><text:span text:style-name="symbol0_5f_csharp"><text:span text:style-name="T224">=</text:span></text:span><text:span text:style-name="T224"> Factor</text:span><text:span text:style-name="symbol0_5f_csharp"><text:span text:style-name="T224">&lt;</text:span></text:span><text:span text:style-name="keyword0_5f_csharp"><text:span text:style-name="T224">out</text:span></text:span><text:span text:style-name="T224"> type</text:span><text:span text:style-name="symbol0_5f_csharp"><text:span text:style-name="T224">&gt;</text:span></text:span><text:span text:style-name="T224"> <text:line-break/> </text:span><text:span text:style-name="symbol0_5f_csharp"><text:span text:style-name="T224">{</text:span></text:span><text:span text:style-name="T224"> MulOp</text:span><text:span text:style-name="symbol0_5f_csharp"><text:span text:style-name="T224">&lt;</text:span></text:span><text:span text:style-name="keyword0_5f_csharp"><text:span text:style-name="T224">out</text:span></text:span><text:span text:style-name="T224"> op</text:span><text:span text:style-name="symbol0_5f_csharp"><text:span text:style-name="T224">&gt;</text:span></text:span><text:span text:style-name="T224"> <text:line-break/> Factor</text:span><text:span text:style-name="symbol0_5f_csharp"><text:span text:style-name="T224">&lt;</text:span></text:span><text:span text:style-name="keyword0_5f_csharp"><text:span text:style-name="T224">out</text:span></text:span><text:span text:style-name="T224"> type1</text:span><text:span text:style-name="symbol0_5f_csharp"><text:span text:style-name="T224">&gt;</text:span></text:span><text:span text:style-name="T224"> <text:s text:c="6"/></text:span><text:span text:style-name="symbol0_5f_csharp"><text:span text:style-name="T224">(</text:span></text:span><text:span text:style-name="T224">. </text:span><text:span text:style-name="member0_5f_csharp"><text:span text:style-name="T224">if</text:span></text:span><text:span text:style-name="T224"> </text:span><text:span text:style-name="symbol0_5f_csharp"><text:span text:style-name="T224">(</text:span></text:span><text:span text:style-name="T224">type </text:span><text:span text:style-name="symbol0_5f_csharp"><text:span text:style-name="T224">!=</text:span></text:span><text:span text:style-name="T224"> TL.</text:span><text:span text:style-name="member0_5f_csharp"><text:span text:style-name="T224">INT</text:span></text:span><text:span text:style-name="T224"> </text:span><text:span text:style-name="symbol0_5f_csharp"><text:span text:style-name="T224">||</text:span></text:span><text:span text:style-name="T224"> type1 </text:span><text:span text:style-name="symbol0_5f_csharp"><text:span text:style-name="T224">!=</text:span></text:span><text:span text:style-name="T224"> TL.</text:span><text:span text:style-name="member0_5f_csharp"><text:span text:style-name="T224">INT</text:span></text:span><text:span text:style-name="symbol0_5f_csharp"><text:span text:style-name="T224">)</text:span></text:span><text:span text:style-name="T224"> <text:line-break/> SemErr</text:span><text:span text:style-name="symbol0_5f_csharp"><text:span text:style-name="T224">(</text:span></text:span><text:span text:style-name="string_5f_csharp"><text:span text:style-name="T224">"integer type expected"</text:span></text:span><text:span text:style-name="symbol0_5f_csharp"><text:span text:style-name="T224">);</text:span></text:span><text:span text:style-name="T224"> <text:line-break/> TC.</text:span><text:span text:style-name="member0_5f_csharp"><text:span text:style-name="T224">Emit</text:span></text:span><text:span text:style-name="symbol0_5f_csharp"><text:span text:style-name="T224">(</text:span></text:span><text:span text:style-name="T224">op</text:span><text:span text:style-name="symbol0_5f_csharp"><text:span text:style-name="T224">);</text:span></text:span><text:span text:style-name="T224"> .</text:span><text:span text:style-name="symbol0_5f_csharp"><text:span text:style-name="T224">)</text:span></text:span><text:span text:style-name="T224"> <text:line-break/> </text:span><text:span text:style-name="symbol0_5f_csharp"><text:span text:style-name="T224">}</text:span></text:span><text:span text:style-name="T224">. <text:line-break/> <text:line-break/></text:span><text:span text:style-name="comment_5f_multi_5f_csharp"><text:span text:style-name="T224">/*----------------------------------------------------------------------*/</text:span></text:span><text:span text:style-name="T224"> <text:line-break/> <text:line-break/>Factor</text:span><text:span text:style-name="symbol0_5f_csharp"><text:span text:style-name="T224">&lt;</text:span></text:span><text:span text:style-name="keyword0_5f_csharp"><text:span text:style-name="T224">out</text:span></text:span><text:span text:style-name="T224"> </text:span><text:span text:style-name="keyword3_5f_csharp"><text:span text:style-name="T224">int</text:span></text:span><text:span text:style-name="T224"> type</text:span><text:span text:style-name="symbol0_5f_csharp"><text:span text:style-name="T224">&gt;</text:span></text:span><text:span text:style-name="T224"> <text:s text:c="7"/></text:span><text:span text:style-name="symbol0_5f_csharp"><text:span text:style-name="T224">(</text:span></text:span><text:span text:style-name="T224">. </text:span><text:span text:style-name="member0_5f_csharp"><text:span text:style-name="T224">int</text:span></text:span><text:span text:style-name="T224"> n</text:span><text:span text:style-name="symbol0_5f_csharp"><text:span text:style-name="T224">;</text:span></text:span><text:span text:style-name="T224"> Entry entry</text:span><text:span text:style-name="symbol0_5f_csharp"><text:span text:style-name="T224">;</text:span></text:span><text:span text:style-name="T224"> </text:span><text:span text:style-name="keyword3_5f_csharp"><text:span text:style-name="T224">string</text:span></text:span><text:span text:style-name="T224"> name</text:span><text:span text:style-name="symbol0_5f_csharp"><text:span text:style-name="T224">;</text:span></text:span><text:span text:style-name="T224"> .</text:span><text:span text:style-name="symbol0_5f_csharp"><text:span text:style-name="T224">)</text:span></text:span><text:span text:style-name="T224"> <text:line-break/></text:span><text:span text:style-name="symbol0_5f_csharp"><text:span text:style-name="T224">=</text:span></text:span><text:span text:style-name="T224"> <text:s text:c="26"/></text:span><text:span text:style-name="symbol0_5f_csharp"><text:span text:style-name="T224">(</text:span></text:span><text:span text:style-name="T224">. </text:span><text:span text:style-name="member0_5f_csharp"><text:span text:style-name="T224">type</text:span></text:span><text:span text:style-name="T224"> </text:span><text:span text:style-name="symbol0_5f_csharp"><text:span text:style-name="T224">=</text:span></text:span><text:span text:style-name="T224"> TL.</text:span><text:span text:style-name="member0_5f_csharp"><text:span text:style-name="T224">NONE</text:span></text:span><text:span text:style-name="symbol0_5f_csharp"><text:span text:style-name="T224">;</text:span></text:span><text:span text:style-name="T224"> .</text:span><text:span text:style-name="symbol0_5f_csharp"><text:span text:style-name="T224">)</text:span></text:span><text:span text:style-name="T224"> <text:line-break/> <text:s/></text:span><text:span text:style-name="symbol0_5f_csharp"><text:span text:style-name="T224">(</text:span></text:span><text:span text:style-name="T224"> Ident</text:span><text:span text:style-name="symbol0_5f_csharp"><text:span text:style-name="T224">&lt;</text:span></text:span><text:span text:style-name="keyword0_5f_csharp"><text:span text:style-name="T224">out</text:span></text:span><text:span text:style-name="T224"> name</text:span><text:span text:style-name="symbol0_5f_csharp"><text:span text:style-name="T224">&gt;</text:span></text:span><text:span text:style-name="T224"> <text:s text:c="8"/></text:span><text:span text:style-name="symbol0_5f_csharp"><text:span text:style-name="T224">(</text:span></text:span><text:span text:style-name="T224">. </text:span><text:span text:style-name="member0_5f_csharp"><text:span text:style-name="T224">entry</text:span></text:span><text:span text:style-name="T224"> </text:span><text:span text:style-name="symbol0_5f_csharp"><text:span text:style-name="T224">=</text:span></text:span><text:span text:style-name="T224"> TL.</text:span><text:span text:style-name="member0_5f_csharp"><text:span text:style-name="T224">Find</text:span></text:span><text:span text:style-name="symbol0_5f_csharp"><text:span text:style-name="T224">(</text:span></text:span><text:span text:style-name="T224">name</text:span><text:span text:style-name="symbol0_5f_csharp"><text:span text:style-name="T224">);</text:span></text:span><text:span text:style-name="T224"> type </text:span><text:span text:style-name="symbol0_5f_csharp"><text:span text:style-name="T224">=</text:span></text:span><text:span text:style-name="T224"> entry.</text:span><text:span text:style-name="member0_5f_csharp"><text:span text:style-name="T224">type</text:span></text:span><text:span text:style-name="symbol0_5f_csharp"><text:span text:style-name="T224">;</text:span></text:span><text:span text:style-name="T224"> <text:line-break/> <text:s text:c="30"/></text:span><text:span text:style-name="keyword0_5f_csharp"><text:span text:style-name="T224">if</text:span></text:span><text:span text:style-name="T224"> </text:span><text:span text:style-name="symbol0_5f_csharp"><text:span text:style-name="T224">(</text:span></text:span><text:span text:style-name="T224">entry.</text:span><text:span text:style-name="member0_5f_csharp"><text:span text:style-name="T224">kind</text:span></text:span><text:span text:style-name="T224"> </text:span><text:span text:style-name="symbol0_5f_csharp"><text:span text:style-name="T224">==</text:span></text:span><text:span text:style-name="T224"> TL.</text:span><text:span text:style-name="member0_5f_csharp"><text:span text:style-name="T224">vars</text:span></text:span><text:span text:style-name="symbol0_5f_csharp"><text:span text:style-name="T224">)</text:span></text:span><text:span text:style-name="T224"> <text:line-break/> <text:s text:c="32"/>TC.</text:span><text:span text:style-name="member0_5f_csharp"><text:span text:style-name="T224">Emit3</text:span></text:span><text:span text:style-name="symbol0_5f_csharp"><text:span text:style-name="T224">(</text:span></text:span><text:span text:style-name="T224">TC.</text:span><text:span text:style-name="member0_5f_csharp"><text:span text:style-name="T224">LOAD</text:span></text:span><text:span text:style-name="T224">, TL.</text:span><text:span text:style-name="member0_5f_csharp"><text:span text:style-name="T224">curLevel</text:span></text:span><text:span text:style-name="T224"> </text:span><text:span text:style-name="symbol0_5f_csharp"><text:span text:style-name="T224">-</text:span></text:span><text:span text:style-name="T224"> entry.</text:span><text:span text:style-name="member0_5f_csharp"><text:span text:style-name="T224">level</text:span></text:span><text:span text:style-name="T224">, <text:line-break/> <text:s text:c="41"/>entry.</text:span><text:span text:style-name="member0_5f_csharp"><text:span text:style-name="T224">adr</text:span></text:span><text:span text:style-name="symbol0_5f_csharp"><text:span text:style-name="T224">);</text:span></text:span><text:span text:style-name="T224"> <text:line-break/> <text:s text:c="30"/></text:span><text:span text:style-name="keyword0_5f_csharp"><text:span text:style-name="T224">else</text:span></text:span><text:span text:style-name="T224"> SemErr</text:span><text:span text:style-name="symbol0_5f_csharp"><text:span text:style-name="T224">(</text:span></text:span><text:span text:style-name="string_5f_csharp"><text:span text:style-name="T224">"variable name expected"</text:span></text:span><text:span text:style-name="symbol0_5f_csharp"><text:span text:style-name="T224">);</text:span></text:span><text:span text:style-name="T224"> .</text:span><text:span text:style-name="symbol0_5f_csharp"><text:span text:style-name="T224">)</text:span></text:span><text:span text:style-name="T224"> <text:line-break/> <text:s/></text:span><text:span text:style-name="symbol0_5f_csharp"><text:span text:style-name="T224">|</text:span></text:span><text:span text:style-name="T224"> </text:span><text:span text:style-name="string_5f_csharp"><text:span text:style-name="T224">"TRUE"</text:span></text:span><text:span text:style-name="T224"> <text:s text:c="17"/></text:span><text:span text:style-name="symbol0_5f_csharp"><text:span text:style-name="T224">(</text:span></text:span><text:span text:style-name="T224">. </text:span><text:span text:style-name="member0_5f_csharp"><text:span text:style-name="T224">TC</text:span></text:span><text:span text:style-name="T224">.</text:span><text:span text:style-name="member0_5f_csharp"><text:span text:style-name="T224">Emit2</text:span></text:span><text:span text:style-name="symbol0_5f_csharp"><text:span text:style-name="T224">(</text:span></text:span><text:span text:style-name="T224">TC.</text:span><text:span text:style-name="member0_5f_csharp"><text:span text:style-name="T224">LIT</text:span></text:span><text:span text:style-name="T224">, </text:span><text:span text:style-name="number_5f_csharp"><text:span text:style-name="T224">1</text:span></text:span><text:span text:style-name="symbol0_5f_csharp"><text:span text:style-name="T224">);</text:span></text:span><text:span text:style-name="T224"> type </text:span><text:span text:style-name="symbol0_5f_csharp"><text:span text:style-name="T224">=</text:span></text:span><text:span text:style-name="T224"> TL.</text:span><text:span text:style-name="member0_5f_csharp"><text:span text:style-name="T224">BOOL</text:span></text:span><text:span text:style-name="symbol0_5f_csharp"><text:span text:style-name="T224">;</text:span></text:span><text:span text:style-name="T224"> .</text:span><text:span text:style-name="symbol0_5f_csharp"><text:span text:style-name="T224">)</text:span></text:span><text:span text:style-name="T224"> <text:line-break/></text:span><text:soft-page-break/><text:span text:style-name="T224"> <text:s/></text:span><text:span text:style-name="symbol0_5f_csharp"><text:span text:style-name="T224">|</text:span></text:span><text:span text:style-name="T224"> </text:span><text:span text:style-name="string_5f_csharp"><text:span text:style-name="T224">"FALSE"</text:span></text:span><text:span text:style-name="T224"> <text:s text:c="16"/></text:span><text:span text:style-name="symbol0_5f_csharp"><text:span text:style-name="T224">(</text:span></text:span><text:span text:style-name="T224">. </text:span><text:span text:style-name="member0_5f_csharp"><text:span text:style-name="T224">TC</text:span></text:span><text:span text:style-name="T224">.</text:span><text:span text:style-name="member0_5f_csharp"><text:span text:style-name="T224">Emit2</text:span></text:span><text:span text:style-name="symbol0_5f_csharp"><text:span text:style-name="T224">(</text:span></text:span><text:span text:style-name="T224">TC.</text:span><text:span text:style-name="member0_5f_csharp"><text:span text:style-name="T224">LIT</text:span></text:span><text:span text:style-name="T224">, </text:span><text:span text:style-name="number_5f_csharp"><text:span text:style-name="T224">0</text:span></text:span><text:span text:style-name="symbol0_5f_csharp"><text:span text:style-name="T224">);</text:span></text:span><text:span text:style-name="T224"> type </text:span><text:span text:style-name="symbol0_5f_csharp"><text:span text:style-name="T224">=</text:span></text:span><text:span text:style-name="T224"> TL.</text:span><text:span text:style-name="member0_5f_csharp"><text:span text:style-name="T224">BOOL</text:span></text:span><text:span text:style-name="symbol0_5f_csharp"><text:span text:style-name="T224">;</text:span></text:span><text:span text:style-name="T224"> .</text:span><text:span text:style-name="symbol0_5f_csharp"><text:span text:style-name="T224">)</text:span></text:span><text:span text:style-name="T224"> <text:line-break/> <text:s/></text:span><text:span text:style-name="symbol0_5f_csharp"><text:span text:style-name="T224">|</text:span></text:span><text:span text:style-name="T224"> number <text:s text:c="17"/></text:span><text:span text:style-name="symbol0_5f_csharp"><text:span text:style-name="T224">(</text:span></text:span><text:span text:style-name="T224">. </text:span><text:span text:style-name="member0_5f_csharp"><text:span text:style-name="T224">n</text:span></text:span><text:span text:style-name="T224"> </text:span><text:span text:style-name="symbol0_5f_csharp"><text:span text:style-name="T224">=</text:span></text:span><text:span text:style-name="T224"> Convert.</text:span><text:span text:style-name="member0_5f_csharp"><text:span text:style-name="T224">ToInt32</text:span></text:span><text:span text:style-name="symbol0_5f_csharp"><text:span text:style-name="T224">(</text:span></text:span><text:span text:style-name="T224">token.</text:span><text:span text:style-name="member0_5f_csharp"><text:span text:style-name="T224">val</text:span></text:span><text:span text:style-name="symbol0_5f_csharp"><text:span text:style-name="T224">);</text:span></text:span><text:span text:style-name="T224"> <text:line-break/> <text:s text:c="30"/>TC.</text:span><text:span text:style-name="member0_5f_csharp"><text:span text:style-name="T224">Emit2</text:span></text:span><text:span text:style-name="symbol0_5f_csharp"><text:span text:style-name="T224">(</text:span></text:span><text:span text:style-name="T224">TC.</text:span><text:span text:style-name="member0_5f_csharp"><text:span text:style-name="T224">LIT</text:span></text:span><text:span text:style-name="T224">, n</text:span><text:span text:style-name="symbol0_5f_csharp"><text:span text:style-name="T224">);</text:span></text:span><text:span text:style-name="T224"> type </text:span><text:span text:style-name="symbol0_5f_csharp"><text:span text:style-name="T224">=</text:span></text:span><text:span text:style-name="T224"> TL.</text:span><text:span text:style-name="member0_5f_csharp"><text:span text:style-name="T224">INT</text:span></text:span><text:span text:style-name="symbol0_5f_csharp"><text:span text:style-name="T224">;</text:span></text:span><text:span text:style-name="T224"> .</text:span><text:span text:style-name="symbol0_5f_csharp"><text:span text:style-name="T224">)</text:span></text:span><text:span text:style-name="T224"> <text:line-break/> <text:s/></text:span><text:span text:style-name="symbol0_5f_csharp"><text:span text:style-name="T224">|</text:span></text:span><text:span text:style-name="T224"> </text:span><text:span text:style-name="string_5f_csharp"><text:span text:style-name="T224">'-'</text:span></text:span><text:span text:style-name="T224"> Factor</text:span><text:span text:style-name="symbol0_5f_csharp"><text:span text:style-name="T224">&lt;</text:span></text:span><text:span text:style-name="keyword0_5f_csharp"><text:span text:style-name="T224">out</text:span></text:span><text:span text:style-name="T224"> type</text:span><text:span text:style-name="symbol0_5f_csharp"><text:span text:style-name="T224">&gt;</text:span></text:span><text:span text:style-name="T224"> <text:s text:c="3"/></text:span><text:span text:style-name="symbol0_5f_csharp"><text:span text:style-name="T224">(</text:span></text:span><text:span text:style-name="T224">. </text:span><text:span text:style-name="member0_5f_csharp"><text:span text:style-name="T224">if</text:span></text:span><text:span text:style-name="T224"> </text:span><text:span text:style-name="symbol0_5f_csharp"><text:span text:style-name="T224">(</text:span></text:span><text:span text:style-name="T224">type </text:span><text:span text:style-name="symbol0_5f_csharp"><text:span text:style-name="T224">!=</text:span></text:span><text:span text:style-name="T224"> TL.</text:span><text:span text:style-name="member0_5f_csharp"><text:span text:style-name="T224">INT</text:span></text:span><text:span text:style-name="symbol0_5f_csharp"><text:span text:style-name="T224">)</text:span></text:span><text:span text:style-name="T224"> </text:span><text:span text:style-name="symbol0_5f_csharp"><text:span text:style-name="T224">{</text:span></text:span><text:span text:style-name="T224"> <text:line-break/> <text:s text:c="32"/>SemErr</text:span><text:span text:style-name="symbol0_5f_csharp"><text:span text:style-name="T224">(</text:span></text:span><text:span text:style-name="string_5f_csharp"><text:span text:style-name="T224">"integer type expected"</text:span></text:span><text:span text:style-name="symbol0_5f_csharp"><text:span text:style-name="T224">);</text:span></text:span><text:span text:style-name="T224"> <text:line-break/> <text:s text:c="32"/>type </text:span><text:span text:style-name="symbol0_5f_csharp"><text:span text:style-name="T224">=</text:span></text:span><text:span text:style-name="T224"> TL.</text:span><text:span text:style-name="member0_5f_csharp"><text:span text:style-name="T224">INT</text:span></text:span><text:span text:style-name="symbol0_5f_csharp"><text:span text:style-name="T224">;</text:span></text:span><text:span text:style-name="T224"> <text:line-break/> <text:s text:c="30"/>} <text:line-break/> <text:s text:c="30"/>TC.</text:span><text:span text:style-name="member0_5f_csharp"><text:span text:style-name="T224">Emit</text:span></text:span><text:span text:style-name="symbol0_5f_csharp"><text:span text:style-name="T224">(</text:span></text:span><text:span text:style-name="T224">TC.</text:span><text:span text:style-name="member0_5f_csharp"><text:span text:style-name="T224">NEG</text:span></text:span><text:span text:style-name="T224">)</text:span><text:span text:style-name="symbol0_5f_csharp"><text:span text:style-name="T224">;</text:span></text:span><text:span text:style-name="T224"> .) <text:line-break/> <text:s/>). <text:line-break/> <text:line-break/>/*----------------------------------------------------------------------*/ <text:line-break/> <text:line-break/>MulOp&lt;out int op&gt; <text:line-break/>= <text:s text:c="26"/>(. op = TC.BAD; .) <text:line-break/> <text:s/>( '*' <text:s text:c="20"/>(. op = TC.MUL; .) <text:line-break/> <text:s/>| '/' <text:s text:c="20"/>(. op = TC.DIV; .) <text:line-break/> <text:s/>). <text:line-break/> <text:line-break/>/*----------------------------------------------------------------------*/ <text:line-break/> <text:line-break/>AddOp&lt;out int op&gt; <text:line-break/>= <text:s text:c="26"/>(. op = TC.BAD; .) <text:line-break/> <text:s/>( '+' <text:s text:c="20"/>(. op = TC.ADD; .) <text:line-break/> <text:s/>| '-' <text:s text:c="20"/>(. op = TC.SUB; .) <text:line-break/> <text:s/>). <text:line-break/> <text:line-break/>/*----------------------------------------------------------------------*/ <text:line-break/> <text:line-break/>RelOp&lt;out int op&gt; <text:line-break/>= <text:s text:c="26"/>(. op = TC.BAD; .) <text:line-break/> <text:s/>( '=' <text:s text:c="20"/>(. op = TC.EQU; .) <text:line-break/> <text:s/>| '&lt;' <text:s text:c="20"/>(. op = TC.LSS; .) <text:line-break/> <text:s/>| '&gt;' <text:s text:c="20"/>(. op = TC.GTR; .) <text:line-break/> <text:s/>). <text:line-break/> <text:line-break/>END Taste. <text:s/><text:line-break/> </text:span></text:p>
      <text:h text:style-name="Heading_20_3" text:outline-level="3"><text:bookmark-start text:name="__RefHeading__21051_521228810"/>B.2 TL.cs (symbol table) <text:bookmark-end text:name="__RefHeading__21051_521228810"/></text:h>
      <text:p text:style-name="Текст_20_исходного_20_кода">namespace Taste { <text:line-break/> <text:line-break/> class Entry { <text:s/>// symbol table entries <text:line-break/> <text:s text:c="3"/>public string name; <text:s text:c="8"/>// name of the entry <text:line-break/> <text:s text:c="3"/>public int <text:s text:c="3"/>type; <text:s text:c="8"/>// type of the entry (NONE for procs) <text:line-break/> <text:s text:c="3"/>public Entry <text:s/>next; <text:s text:c="8"/>// to next entry in same scope <text:line-break/> <text:s text:c="3"/>public int <text:s text:c="3"/>kind; <text:s text:c="8"/>// vars, procs, scopes <text:line-break/> <text:s text:c="3"/>public int <text:s text:c="3"/>adr; <text:s text:c="9"/>// address in memory or start of proc <text:line-break/> <text:s text:c="3"/>public int <text:s text:c="3"/>level; <text:s text:c="7"/>// nesting level of declaration <text:line-break/> <text:s text:c="3"/>public Entry <text:s/>locals; <text:s text:c="6"/>// scopes: to locally declared entries <text:line-break/> <text:s text:c="3"/>public int <text:s text:c="3"/>nextAdr; <text:s text:c="5"/>// scopes: next free address in this scope <text:line-break/> <text:s/>} <text:line-break/> <text:line-break/> <text:s/>class TL { <text:s/>// symbol table handler <text:line-break/> <text:line-break/> <text:s text:c="3"/>// types <text:line-break/> <text:s text:c="3"/>public const int NONE = 0; <text:line-break/> <text:s text:c="3"/>public const int INT <text:s/>= 1; <text:line-break/> <text:s text:c="3"/>public const int BOOL = 2; <text:line-break/> <text:line-break/> <text:s text:c="3"/>// entry kinds <text:line-break/> <text:s text:c="3"/>public const int vars <text:s text:c="2"/>= 0; <text:line-break/> <text:s text:c="3"/>public const int procs <text:s/>= 1; <text:line-break/> <text:s text:c="3"/>public const int scopes = 2; <text:line-break/> <text:line-break/><text:soft-page-break/> <text:s text:c="3"/>public static int curLevel; // nesting level of current scope <text:line-break/> <text:s text:c="3"/>static Entry undefEntry; <text:s text:c="3"/>// entry node for erroneous symbols <text:line-break/> <text:s text:c="3"/>static Entry topScope; <text:s text:c="5"/>// topmost procedure scope <text:line-break/> <text:line-break/> <text:s text:c="3"/>public static void EnterScope () { <text:line-break/> <text:s text:c="5"/>Entry scope = new Entry(); <text:line-break/> <text:s text:c="5"/>scope.name = ""; scope.type = NONE; scope.kind = scopes; <text:line-break/> <text:s text:c="5"/>scope.locals = null; scope.nextAdr = 3; <text:line-break/> <text:s text:c="5"/>scope.next = topScope; topScope = scope; <text:line-break/> <text:s text:c="5"/>curLevel++; <text:line-break/> <text:s text:c="3"/>} <text:line-break/> <text:line-break/> <text:s text:c="3"/>public static void LeaveScope () { <text:line-break/> <text:s text:c="5"/>topScope = topScope.next; curLevel--; <text:line-break/> <text:s text:c="3"/>} <text:line-break/> <text:line-break/> <text:s text:c="3"/>public static int DataSpace () { <text:line-break/> <text:s text:c="5"/>return topScope.nextAdr - 3; <text:line-break/> <text:s text:c="3"/>} <text:line-break/> <text:line-break/> <text:s text:c="3"/>public static Entry NewEntry (string name, int kind) { <text:line-break/> <text:s text:c="5"/>Entry p, entry = new Entry(); <text:line-break/> <text:s text:c="5"/>entry.name = name; entry.type = NONE; entry.kind = kind; <text:line-break/> <text:s text:c="5"/>entry.level = curLevel; <text:line-break/> <text:s text:c="5"/>p = topScope.locals; <text:line-break/> <text:s text:c="5"/>while (p != null) { <text:line-break/> <text:s text:c="7"/>if (p.name.Equals(name)) Parser.SemErr("name declared twice"); <text:line-break/> <text:s text:c="7"/>p = p.next; <text:line-break/> <text:s text:c="5"/>} <text:line-break/> <text:s text:c="5"/>entry.next = topScope.locals; topScope.locals = entry; <text:line-break/> <text:s text:c="5"/>if (kind == vars) { <text:line-break/> <text:s text:c="7"/>entry.adr = topScope.nextAdr; <text:line-break/> <text:s text:c="7"/>topScope.nextAdr++; <text:line-break/> <text:s text:c="5"/>} <text:line-break/> <text:s text:c="5"/>return entry; <text:line-break/> <text:s text:c="3"/>}<text:line-break/> <text:line-break/> <text:s text:c="3"/>public static Entry Find (string name) { <text:line-break/> <text:s text:c="5"/>Entry entry, scope; <text:line-break/> <text:s text:c="5"/>scope = topScope; <text:line-break/> <text:s text:c="5"/>while (scope != null) { <text:line-break/> <text:s text:c="7"/>entry = scope.locals; <text:line-break/> <text:s text:c="7"/>while (entry != null) { <text:line-break/> <text:s text:c="9"/>if (entry.name.Equals(name)) return entry; <text:line-break/> <text:s text:c="9"/>entry = entry.next; <text:line-break/> <text:s text:c="7"/>} <text:line-break/> <text:s text:c="7"/>scope = scope.next; <text:line-break/> <text:s text:c="5"/>} <text:line-break/> <text:s text:c="5"/>Parser.SemErr("undeclared name"); <text:line-break/> <text:s text:c="5"/>return undefEntry; <text:line-break/> <text:s text:c="3"/>} <text:line-break/> <text:line-break/> <text:s text:c="3"/>public static void Init () { <text:line-break/> <text:s text:c="5"/>topScope = null; curLevel = 0; <text:line-break/> <text:s text:c="5"/>undefEntry = new Entry(); <text:line-break/> <text:s text:c="5"/>undefEntry.name <text:s/>= ""; <text:line-break/> <text:s text:c="5"/>undefEntry.type <text:s/>= NONE; <text:line-break/> <text:s text:c="5"/>undefEntry.kind <text:s/>= vars; <text:line-break/> <text:s text:c="5"/>undefEntry.adr <text:s text:c="2"/>= 0; <text:line-break/> <text:s text:c="5"/>undefEntry.level = 0; <text:line-break/> <text:s text:c="5"/>undefEntry.next <text:s/>= null; <text:line-break/> <text:s text:c="3"/>} <text:line-break/> <text:line-break/> <text:s/>} // end TL <text:line-break/> <text:line-break/>} // end namespace </text:p>
      <text:h text:style-name="Heading_20_3" text:outline-level="3"><text:bookmark-start text:name="__RefHeading__21053_521228810"/><text:soft-page-break/>B.3 TC.cs (code generator) <text:bookmark-end text:name="__RefHeading__21053_521228810"/></text:h>
      <text:p text:style-name="Текст_20_исходного_20_кода"><text:span text:style-name="keyword0_5f_csharp"><text:span text:style-name="T224">using</text:span></text:span><text:span text:style-name="T224"> Library</text:span><text:span text:style-name="symbol0_5f_csharp"><text:span text:style-name="T224">;</text:span></text:span><text:span text:style-name="T224"> <text:line-break/></text:span><text:span text:style-name="keyword0_5f_csharp"><text:span text:style-name="T224">using</text:span></text:span><text:span text:style-name="T224"> </text:span><text:span text:style-name="keyword4_5f_csharp"><text:span text:style-name="T224">System</text:span></text:span><text:span text:style-name="symbol0_5f_csharp"><text:span text:style-name="T224">;</text:span></text:span><text:span text:style-name="T224"> <text:line-break/></text:span><text:span text:style-name="keyword0_5f_csharp"><text:span text:style-name="T224">using</text:span></text:span><text:span text:style-name="T224"> </text:span><text:span text:style-name="keyword4_5f_csharp"><text:span text:style-name="T224">System.</text:span></text:span><text:span text:style-name="member0_5f_csharp"><text:span text:style-name="T224">IO</text:span></text:span><text:span text:style-name="symbol0_5f_csharp"><text:span text:style-name="T224">;</text:span></text:span><text:span text:style-name="T224"> <text:line-break/> <text:line-break/></text:span><text:span text:style-name="keyword0_5f_csharp"><text:span text:style-name="T224">namespace</text:span></text:span><text:span text:style-name="T224"> Taste </text:span><text:span text:style-name="symbol0_5f_csharp"><text:span text:style-name="T224">{</text:span></text:span><text:span text:style-name="T224"> <text:line-break/> <text:line-break/> </text:span><text:span text:style-name="keyword3_5f_csharp"><text:span text:style-name="T224">class</text:span></text:span><text:span text:style-name="T224"> TC </text:span><text:span text:style-name="symbol0_5f_csharp"><text:span text:style-name="T224">{</text:span></text:span><text:span text:style-name="T224"> <text:s/>// code generator and interpreter <text:line-break/> <text:line-break/> // Opcodes <text:line-break/><text:line-break/> </text:span><text:span text:style-name="keyword0_5f_csharp"><text:span text:style-name="T224">public</text:span></text:span><text:span text:style-name="T224"> </text:span><text:span text:style-name="keyword0_5f_csharp"><text:span text:style-name="T224">const</text:span></text:span><text:span text:style-name="T224"> </text:span><text:span text:style-name="keyword3_5f_csharp"><text:span text:style-name="T224">int</text:span></text:span><text:span text:style-name="T224"> ADD <text:s text:c="2"/></text:span><text:span text:style-name="symbol0_5f_csharp"><text:span text:style-name="T224">=</text:span></text:span><text:span text:style-name="T224"> </text:span><text:span text:style-name="number_5f_csharp"><text:span text:style-name="T224">0</text:span></text:span><text:span text:style-name="symbol0_5f_csharp"><text:span text:style-name="T224">;</text:span></text:span><text:span text:style-name="T224"> <text:line-break/> </text:span><text:span text:style-name="keyword0_5f_csharp"><text:span text:style-name="T224">public</text:span></text:span><text:span text:style-name="T224"> </text:span><text:span text:style-name="keyword0_5f_csharp"><text:span text:style-name="T224">const</text:span></text:span><text:span text:style-name="T224"> </text:span><text:span text:style-name="keyword3_5f_csharp"><text:span text:style-name="T224">int</text:span></text:span><text:span text:style-name="T224"> SUB <text:s text:c="2"/></text:span><text:span text:style-name="symbol0_5f_csharp"><text:span text:style-name="T224">=</text:span></text:span><text:span text:style-name="T224"> </text:span><text:span text:style-name="number_5f_csharp"><text:span text:style-name="T224">1</text:span></text:span><text:span text:style-name="symbol0_5f_csharp"><text:span text:style-name="T224">;</text:span></text:span><text:span text:style-name="T224"> <text:line-break/> </text:span><text:span text:style-name="keyword0_5f_csharp"><text:span text:style-name="T224">public</text:span></text:span><text:span text:style-name="T224"> </text:span><text:span text:style-name="keyword0_5f_csharp"><text:span text:style-name="T224">const</text:span></text:span><text:span text:style-name="T224"> </text:span><text:span text:style-name="keyword3_5f_csharp"><text:span text:style-name="T224">int</text:span></text:span><text:span text:style-name="T224"> MUL <text:s text:c="2"/></text:span><text:span text:style-name="symbol0_5f_csharp"><text:span text:style-name="T224">=</text:span></text:span><text:span text:style-name="T224"> </text:span><text:span text:style-name="number_5f_csharp"><text:span text:style-name="T224">2</text:span></text:span><text:span text:style-name="symbol0_5f_csharp"><text:span text:style-name="T224">;</text:span></text:span><text:span text:style-name="T224"> <text:line-break/> </text:span><text:span text:style-name="keyword0_5f_csharp"><text:span text:style-name="T224">public</text:span></text:span><text:span text:style-name="T224"> </text:span><text:span text:style-name="keyword0_5f_csharp"><text:span text:style-name="T224">const</text:span></text:span><text:span text:style-name="T224"> </text:span><text:span text:style-name="keyword3_5f_csharp"><text:span text:style-name="T224">int</text:span></text:span><text:span text:style-name="T224"> DIV <text:s text:c="2"/></text:span><text:span text:style-name="symbol0_5f_csharp"><text:span text:style-name="T224">=</text:span></text:span><text:span text:style-name="T224"> </text:span><text:span text:style-name="number_5f_csharp"><text:span text:style-name="T224">3</text:span></text:span><text:span text:style-name="symbol0_5f_csharp"><text:span text:style-name="T224">;</text:span></text:span><text:span text:style-name="T224"> <text:line-break/> </text:span><text:span text:style-name="keyword0_5f_csharp"><text:span text:style-name="T224">public</text:span></text:span><text:span text:style-name="T224"> </text:span><text:span text:style-name="keyword0_5f_csharp"><text:span text:style-name="T224">const</text:span></text:span><text:span text:style-name="T224"> </text:span><text:span text:style-name="keyword3_5f_csharp"><text:span text:style-name="T224">int</text:span></text:span><text:span text:style-name="T224"> EQU <text:s text:c="2"/></text:span><text:span text:style-name="symbol0_5f_csharp"><text:span text:style-name="T224">=</text:span></text:span><text:span text:style-name="T224"> </text:span><text:span text:style-name="number_5f_csharp"><text:span text:style-name="T224">4</text:span></text:span><text:span text:style-name="symbol0_5f_csharp"><text:span text:style-name="T224">;</text:span></text:span><text:span text:style-name="T224"> <text:line-break/> </text:span><text:span text:style-name="keyword0_5f_csharp"><text:span text:style-name="T224">public</text:span></text:span><text:span text:style-name="T224"> </text:span><text:span text:style-name="keyword0_5f_csharp"><text:span text:style-name="T224">const</text:span></text:span><text:span text:style-name="T224"> </text:span><text:span text:style-name="keyword3_5f_csharp"><text:span text:style-name="T224">int</text:span></text:span><text:span text:style-name="T224"> LSS <text:s text:c="2"/></text:span><text:span text:style-name="symbol0_5f_csharp"><text:span text:style-name="T224">=</text:span></text:span><text:span text:style-name="T224"> </text:span><text:span text:style-name="number_5f_csharp"><text:span text:style-name="T224">5</text:span></text:span><text:span text:style-name="symbol0_5f_csharp"><text:span text:style-name="T224">;</text:span></text:span><text:span text:style-name="T224"> <text:line-break/> </text:span><text:span text:style-name="keyword0_5f_csharp"><text:span text:style-name="T224">public</text:span></text:span><text:span text:style-name="T224"> </text:span><text:span text:style-name="keyword0_5f_csharp"><text:span text:style-name="T224">const</text:span></text:span><text:span text:style-name="T224"> </text:span><text:span text:style-name="keyword3_5f_csharp"><text:span text:style-name="T224">int</text:span></text:span><text:span text:style-name="T224"> GTR <text:s text:c="2"/></text:span><text:span text:style-name="symbol0_5f_csharp"><text:span text:style-name="T224">=</text:span></text:span><text:span text:style-name="T224"> </text:span><text:span text:style-name="number_5f_csharp"><text:span text:style-name="T224">6</text:span></text:span><text:span text:style-name="symbol0_5f_csharp"><text:span text:style-name="T224">;</text:span></text:span><text:span text:style-name="T224"> <text:line-break/> </text:span><text:span text:style-name="keyword0_5f_csharp"><text:span text:style-name="T224">public</text:span></text:span><text:span text:style-name="T224"> </text:span><text:span text:style-name="keyword0_5f_csharp"><text:span text:style-name="T224">const</text:span></text:span><text:span text:style-name="T224"> </text:span><text:span text:style-name="keyword3_5f_csharp"><text:span text:style-name="T224">int</text:span></text:span><text:span text:style-name="T224"> LOAD <text:s/></text:span><text:span text:style-name="symbol0_5f_csharp"><text:span text:style-name="T224">=</text:span></text:span><text:span text:style-name="T224"> </text:span><text:span text:style-name="number_5f_csharp"><text:span text:style-name="T224">7</text:span></text:span><text:span text:style-name="symbol0_5f_csharp"><text:span text:style-name="T224">;</text:span></text:span><text:span text:style-name="T224"> <text:line-break/> </text:span><text:span text:style-name="keyword0_5f_csharp"><text:span text:style-name="T224">public</text:span></text:span><text:span text:style-name="T224"> </text:span><text:span text:style-name="keyword0_5f_csharp"><text:span text:style-name="T224">const</text:span></text:span><text:span text:style-name="T224"> </text:span><text:span text:style-name="keyword3_5f_csharp"><text:span text:style-name="T224">int</text:span></text:span><text:span text:style-name="T224"> LIT <text:s text:c="2"/></text:span><text:span text:style-name="symbol0_5f_csharp"><text:span text:style-name="T224">=</text:span></text:span><text:span text:style-name="T224"> </text:span><text:span text:style-name="number_5f_csharp"><text:span text:style-name="T224">8</text:span></text:span><text:span text:style-name="symbol0_5f_csharp"><text:span text:style-name="T224">;</text:span></text:span><text:span text:style-name="T224"> <text:line-break/> </text:span><text:span text:style-name="keyword0_5f_csharp"><text:span text:style-name="T224">public</text:span></text:span><text:span text:style-name="T224"> </text:span><text:span text:style-name="keyword0_5f_csharp"><text:span text:style-name="T224">const</text:span></text:span><text:span text:style-name="T224"> </text:span><text:span text:style-name="keyword3_5f_csharp"><text:span text:style-name="T224">int</text:span></text:span><text:span text:style-name="T224"> STO <text:s text:c="2"/></text:span><text:span text:style-name="symbol0_5f_csharp"><text:span text:style-name="T224">=</text:span></text:span><text:span text:style-name="T224"> </text:span><text:span text:style-name="number_5f_csharp"><text:span text:style-name="T224">9</text:span></text:span><text:span text:style-name="symbol0_5f_csharp"><text:span text:style-name="T224">;</text:span></text:span><text:span text:style-name="T224"> <text:line-break/> </text:span><text:span text:style-name="keyword0_5f_csharp"><text:span text:style-name="T224">public</text:span></text:span><text:span text:style-name="T224"> </text:span><text:span text:style-name="keyword0_5f_csharp"><text:span text:style-name="T224">const</text:span></text:span><text:span text:style-name="T224"> </text:span><text:span text:style-name="keyword3_5f_csharp"><text:span text:style-name="T224">int</text:span></text:span><text:span text:style-name="T224"> CALL <text:s/></text:span><text:span text:style-name="symbol0_5f_csharp"><text:span text:style-name="T224">=</text:span></text:span><text:span text:style-name="T224"> </text:span><text:span text:style-name="number_5f_csharp"><text:span text:style-name="T224">10</text:span></text:span><text:span text:style-name="symbol0_5f_csharp"><text:span text:style-name="T224">;</text:span></text:span><text:span text:style-name="T224"> <text:line-break/> </text:span><text:span text:style-name="keyword0_5f_csharp"><text:span text:style-name="T224">public</text:span></text:span><text:span text:style-name="T224"> </text:span><text:span text:style-name="keyword0_5f_csharp"><text:span text:style-name="T224">const</text:span></text:span><text:span text:style-name="T224"> </text:span><text:span text:style-name="keyword3_5f_csharp"><text:span text:style-name="T224">int</text:span></text:span><text:span text:style-name="T224"> RET <text:s text:c="2"/></text:span><text:span text:style-name="symbol0_5f_csharp"><text:span text:style-name="T224">=</text:span></text:span><text:span text:style-name="T224"> </text:span><text:span text:style-name="number_5f_csharp"><text:span text:style-name="T224">11</text:span></text:span><text:span text:style-name="symbol0_5f_csharp"><text:span text:style-name="T224">;</text:span></text:span><text:span text:style-name="T224"> <text:line-break/> </text:span><text:span text:style-name="keyword0_5f_csharp"><text:span text:style-name="T224">public</text:span></text:span><text:span text:style-name="T224"> </text:span><text:span text:style-name="keyword0_5f_csharp"><text:span text:style-name="T224">const</text:span></text:span><text:span text:style-name="T224"> </text:span><text:span text:style-name="keyword3_5f_csharp"><text:span text:style-name="T224">int</text:span></text:span><text:span text:style-name="T224"> RES <text:s text:c="2"/></text:span><text:span text:style-name="symbol0_5f_csharp"><text:span text:style-name="T224">=</text:span></text:span><text:span text:style-name="T224"> </text:span><text:span text:style-name="number_5f_csharp"><text:span text:style-name="T224">12</text:span></text:span><text:span text:style-name="symbol0_5f_csharp"><text:span text:style-name="T224">;</text:span></text:span><text:span text:style-name="T224"> <text:line-break/> </text:span><text:span text:style-name="keyword0_5f_csharp"><text:span text:style-name="T224">public</text:span></text:span><text:span text:style-name="T224"> </text:span><text:span text:style-name="keyword0_5f_csharp"><text:span text:style-name="T224">const</text:span></text:span><text:span text:style-name="T224"> </text:span><text:span text:style-name="keyword3_5f_csharp"><text:span text:style-name="T224">int</text:span></text:span><text:span text:style-name="T224"> JMP <text:s text:c="2"/></text:span><text:span text:style-name="symbol0_5f_csharp"><text:span text:style-name="T224">=</text:span></text:span><text:span text:style-name="T224"> </text:span><text:span text:style-name="number_5f_csharp"><text:span text:style-name="T224">13</text:span></text:span><text:span text:style-name="symbol0_5f_csharp"><text:span text:style-name="T224">;</text:span></text:span><text:span text:style-name="T224"> <text:line-break/> </text:span><text:span text:style-name="keyword0_5f_csharp"><text:span text:style-name="T224">public</text:span></text:span><text:span text:style-name="T224"> </text:span><text:span text:style-name="keyword0_5f_csharp"><text:span text:style-name="T224">const</text:span></text:span><text:span text:style-name="T224"> </text:span><text:span text:style-name="keyword3_5f_csharp"><text:span text:style-name="T224">int</text:span></text:span><text:span text:style-name="T224"> FJMP <text:s/></text:span><text:span text:style-name="symbol0_5f_csharp"><text:span text:style-name="T224">=</text:span></text:span><text:span text:style-name="T224"> </text:span><text:span text:style-name="number_5f_csharp"><text:span text:style-name="T224">14</text:span></text:span><text:span text:style-name="symbol0_5f_csharp"><text:span text:style-name="T224">;</text:span></text:span><text:span text:style-name="T224"> <text:line-break/> </text:span><text:span text:style-name="keyword0_5f_csharp"><text:span text:style-name="T224">public</text:span></text:span><text:span text:style-name="T224"> </text:span><text:span text:style-name="keyword0_5f_csharp"><text:span text:style-name="T224">const</text:span></text:span><text:span text:style-name="T224"> </text:span><text:span text:style-name="keyword3_5f_csharp"><text:span text:style-name="T224">int</text:span></text:span><text:span text:style-name="T224"> HALT <text:s/></text:span><text:span text:style-name="symbol0_5f_csharp"><text:span text:style-name="T224">=</text:span></text:span><text:span text:style-name="T224"> </text:span><text:span text:style-name="number_5f_csharp"><text:span text:style-name="T224">15</text:span></text:span><text:span text:style-name="symbol0_5f_csharp"><text:span text:style-name="T224">;</text:span></text:span><text:span text:style-name="T224"> <text:line-break/> </text:span><text:span text:style-name="keyword0_5f_csharp"><text:span text:style-name="T224">public</text:span></text:span><text:span text:style-name="T224"> </text:span><text:span text:style-name="keyword0_5f_csharp"><text:span text:style-name="T224">const</text:span></text:span><text:span text:style-name="T224"> </text:span><text:span text:style-name="keyword3_5f_csharp"><text:span text:style-name="T224">int</text:span></text:span><text:span text:style-name="T224"> NEG <text:s text:c="2"/></text:span><text:span text:style-name="symbol0_5f_csharp"><text:span text:style-name="T224">=</text:span></text:span><text:span text:style-name="T224"> </text:span><text:span text:style-name="number_5f_csharp"><text:span text:style-name="T224">16</text:span></text:span><text:span text:style-name="symbol0_5f_csharp"><text:span text:style-name="T224">;</text:span></text:span><text:span text:style-name="T224"> <text:line-break/> </text:span><text:span text:style-name="keyword0_5f_csharp"><text:span text:style-name="T224">public</text:span></text:span><text:span text:style-name="T224"> </text:span><text:span text:style-name="keyword0_5f_csharp"><text:span text:style-name="T224">const</text:span></text:span><text:span text:style-name="T224"> </text:span><text:span text:style-name="keyword3_5f_csharp"><text:span text:style-name="T224">int</text:span></text:span><text:span text:style-name="T224"> READ <text:s/></text:span><text:span text:style-name="symbol0_5f_csharp"><text:span text:style-name="T224">=</text:span></text:span><text:span text:style-name="T224"> </text:span><text:span text:style-name="number_5f_csharp"><text:span text:style-name="T224">17</text:span></text:span><text:span text:style-name="symbol0_5f_csharp"><text:span text:style-name="T224">;</text:span></text:span><text:span text:style-name="T224"> <text:line-break/> </text:span><text:span text:style-name="keyword0_5f_csharp"><text:span text:style-name="T224">public</text:span></text:span><text:span text:style-name="T224"> </text:span><text:span text:style-name="keyword0_5f_csharp"><text:span text:style-name="T224">const</text:span></text:span><text:span text:style-name="T224"> </text:span><text:span text:style-name="keyword3_5f_csharp"><text:span text:style-name="T224">int</text:span></text:span><text:span text:style-name="T224"> WRITE </text:span><text:span text:style-name="symbol0_5f_csharp"><text:span text:style-name="T224">=</text:span></text:span><text:span text:style-name="T224"> </text:span><text:span text:style-name="number_5f_csharp"><text:span text:style-name="T224">18</text:span></text:span><text:span text:style-name="symbol0_5f_csharp"><text:span text:style-name="T224">;</text:span></text:span><text:span text:style-name="T224"> <text:line-break/> </text:span><text:span text:style-name="keyword0_5f_csharp"><text:span text:style-name="T224">public</text:span></text:span><text:span text:style-name="T224"> </text:span><text:span text:style-name="keyword0_5f_csharp"><text:span text:style-name="T224">const</text:span></text:span><text:span text:style-name="T224"> </text:span><text:span text:style-name="keyword3_5f_csharp"><text:span text:style-name="T224">int</text:span></text:span><text:span text:style-name="T224"> BAD <text:s text:c="2"/></text:span><text:span text:style-name="symbol0_5f_csharp"><text:span text:style-name="T224">=</text:span></text:span><text:span text:style-name="T224"> </text:span><text:span text:style-name="number_5f_csharp"><text:span text:style-name="T224">19</text:span></text:span><text:span text:style-name="symbol0_5f_csharp"><text:span text:style-name="T224">;</text:span></text:span><text:span text:style-name="T224"> <text:line-break/> <text:line-break/> <text:s text:c="3"/>// Code generator <text:line-break/> <text:line-break/> <text:s text:c="3"/></text:span><text:span text:style-name="keyword0_5f_csharp"><text:span text:style-name="T224">public</text:span></text:span><text:span text:style-name="T224"> </text:span><text:span text:style-name="keyword0_5f_csharp"><text:span text:style-name="T224">static</text:span></text:span><text:span text:style-name="T224"> </text:span><text:span text:style-name="keyword3_5f_csharp"><text:span text:style-name="T224">int</text:span></text:span><text:span text:style-name="T224"> progStart</text:span><text:span text:style-name="symbol0_5f_csharp"><text:span text:style-name="T224">;</text:span></text:span><text:span text:style-name="T224"> <text:s/>// address of first instruction of main program <text:line-break/> <text:s text:c="3"/>public static int pc; <text:s text:c="8"/>// program counter<text:line-break/><text:line-break/> <text:s text:c="3"/>static bool generatingCode = true; <text:line-break/> <text:s text:c="3"/>const int memSize = 15000; <text:line-break/> <text:s text:c="3"/>static byte[] code = new byte[memSize]; <text:line-break/> <text:line-break/> <text:s text:c="3"/>public static void Emit (int op) { <text:line-break/> <text:s text:c="5"/>if (generatingCode) { <text:line-break/> <text:s text:c="7"/>if (pc &gt;= memSize - 4) { <text:line-break/> <text:s text:c="9"/>Parser.SemErr("program too long"); <text:line-break/> <text:s text:c="9"/>generatingCode = false; <text:line-break/> <text:s text:c="7"/>} <text:line-break/> <text:s text:c="7"/>else code[pc++] = (byte)op; <text:line-break/> <text:s text:c="5"/>} <text:line-break/> <text:s text:c="3"/>} <text:line-break/> <text:line-break/> <text:s text:c="3"/>public static void Emit2 (int op, int val) { <text:line-break/> <text:s text:c="5"/>Emit(op); Emit(val &gt;&gt; 8); Emit(val); <text:line-break/> <text:s text:c="3"/>} <text:line-break/> <text:line-break/> <text:s text:c="3"/>public static void Emit3 (int op, int level, int val) { <text:line-break/> <text:s text:c="5"/>Emit(op); Emit(level); Emit(val &gt;&gt; 8); Emit(val); <text:line-break/> <text:s text:c="3"/>} <text:line-break/> <text:line-break/> <text:s text:c="3"/>public static void Fixup (int adr) { <text:line-break/> <text:s text:c="5"/>if (generatingCode) { <text:line-break/> <text:s text:c="7"/>code[adr] <text:s text:c="4"/>= (byte)(pc &gt;&gt; 8); <text:line-break/> <text:s text:c="7"/>code[adr + 1] = (byte)pc; <text:line-break/> <text:s text:c="5"/>} <text:line-break/> <text:s text:c="3"/>} <text:line-break/></text:span><text:soft-page-break/><text:span text:style-name="T224"> <text:line-break/> <text:s text:c="3"/>// Interpreter <text:line-break/> <text:line-break/> <text:s text:c="3"/>const int stackSize = 1000; <text:line-break/> <text:s text:c="3"/>static int[] stack = new int[stackSize]; <text:line-break/> <text:s text:c="3"/>static int top; <text:s text:c="3"/>// top of stack <text:line-break/> <text:s text:c="3"/>static int bp; <text:s text:c="4"/>// base pointer <text:line-break/> <text:line-break/> <text:s text:c="3"/>static int Int (bool b) { <text:line-break/> <text:s text:c="5"/>if (b) return 1; else return 0; <text:line-break/> <text:s text:c="3"/>} <text:line-break/> <text:line-break/> <text:s text:c="3"/>static int Next () { <text:line-break/> <text:s text:c="5"/>return code[pc++]; <text:line-break/> <text:s text:c="3"/>} <text:line-break/> <text:line-break/> <text:s text:c="3"/>static int Next2 () { <text:line-break/> <text:s text:c="5"/>int x, y; <text:line-break/> <text:s text:c="5"/>x = (sbyte)code[pc++]; y = code[pc++]; <text:line-break/> <text:s text:c="5"/>return (x &lt;&lt; 8) + y; <text:line-break/> <text:s text:c="3"/>} <text:line-break/> <text:line-break/> <text:s text:c="3"/>static void Push (int val) { <text:line-break/> <text:s text:c="5"/>stack[top++] = val; <text:line-break/> <text:s text:c="3"/>} <text:line-break/> <text:line-break/> <text:s text:c="3"/>static int Pop() { <text:line-break/> <text:s text:c="5"/>return stack[--top]; <text:line-break/> <text:s text:c="3"/>} <text:line-break/> <text:line-break/> <text:s text:c="3"/>static int Up (int level) { <text:line-break/> <text:s text:c="5"/>int b = bp; <text:line-break/> <text:s text:c="5"/>while (level &gt; 0) { b = stack[b]; level--; } <text:line-break/> <text:s text:c="5"/>return b; <text:line-break/> <text:s text:c="3"/>} <text:line-break/> <text:line-break/> <text:s text:c="3"/>public static void Interpret () { <text:line-break/> <text:s text:c="5"/>int val, a, lev; <text:line-break/> <text:s text:c="5"/>Console.Write("\nData file [STDIN] ? "); <text:line-break/> <text:s text:c="5"/>InFile data = new InFile(Console.ReadLine()); <text:line-break/> <text:s text:c="5"/>Console.Write("\nResults file [STDOUT] ? "); <text:line-break/> <text:s text:c="5"/>OutFile results = new OutFile(Console.ReadLine()); <text:line-break/> <text:s text:c="5"/>pc = progStart; bp = 0; top = 3; val = 0; <text:line-break/> <text:s text:c="5"/>for (;;) <text:line-break/> <text:s text:c="7"/>switch (Next()) { <text:line-break/> <text:s text:c="9"/>case LOAD: <text:s/>lev = Next(); a = Next2(); Push(stack[Up(lev) + a]); break; <text:line-break/> <text:s text:c="9"/>case LIT: <text:s text:c="2"/>Push(Next2()); break; <text:line-break/> <text:s text:c="9"/>case STO: <text:s text:c="2"/>lev = Next(); a = Next2(); stack[Up(lev) + a] = Pop(); break; <text:line-break/> <text:s text:c="9"/>case ADD: <text:s text:c="2"/>val = Pop(); Push(Pop() + val); break; <text:line-break/> <text:s text:c="9"/>case SUB: <text:s text:c="2"/>val = Pop(); Push(Pop() - val); break; <text:line-break/> <text:s text:c="9"/>case DIV: <text:s text:c="2"/>val = Pop(); <text:line-break/> <text:s text:c="21"/>if (val != 0) { Push(Pop() / val); break; } <text:line-break/> <text:s text:c="21"/>else { <text:line-break/> <text:s text:c="23"/>Console.WriteLine("Division by zero"); <text:line-break/> <text:s text:c="23"/>results.Close(); System.Environment.Exit(1); break; <text:line-break/> <text:s text:c="21"/>} <text:line-break/> <text:s text:c="9"/>case MUL: <text:s text:c="2"/>val = Pop(); Push(Pop() * val); break; <text:line-break/> <text:s text:c="9"/>case EQU: <text:s text:c="2"/>val = Pop(); Push(Int(Pop() == val)); break; <text:line-break/> <text:s text:c="9"/>case LSS: <text:s text:c="2"/>val = Pop(); Push(Int(Pop() &lt; val)); break; <text:line-break/> <text:s text:c="9"/>case GTR: <text:s text:c="2"/>val = Pop(); Push(Int(Pop() &gt; val)); break; <text:line-break/> <text:s text:c="9"/>case CALL: <text:s/>Push(Up(Next())); Push(bp); Push(pc+2); <text:line-break/> <text:s text:c="21"/>pc = Next2(); bp = top - 3; break; <text:line-break/> <text:s text:c="9"/>case RET: <text:s text:c="2"/>top = bp; bp = stack[top + 1]; pc = stack[top + 2]; break; <text:line-break/> <text:s text:c="9"/>case RES: <text:s text:c="2"/>top = top + Next2(); break; <text:line-break/> <text:s text:c="9"/>case JMP: <text:s text:c="2"/>pc = Next2(); break; <text:line-break/> <text:s text:c="9"/>case FJMP: <text:s/>a = Next2(); if (Pop() == 0) pc = a; break; <text:line-break/> <text:s text:c="9"/>case HALT: <text:s/>results.Close(); return; <text:line-break/></text:span><text:soft-page-break/><text:span text:style-name="T224"> <text:s text:c="9"/>case NEG: <text:s text:c="2"/>Push(-Pop()); break; <text:line-break/> <text:s text:c="9"/>case READ: <text:s/>lev = Next(); a = Next2(); <text:line-break/> <text:s text:c="21"/>stack[Up(lev) + a] = data.ReadInt(); break; <text:line-break/> <text:s text:c="9"/>case WRITE: results.WriteLine(Pop()); break; <text:line-break/> <text:s text:c="9"/>default: <text:s text:c="3"/>Console.WriteLine("Illegal Instruction"); <text:line-break/> <text:s text:c="21"/>results.Close(); System.Environment.Exit(1); break; <text:line-break/> <text:s text:c="7"/>} <text:line-break/> <text:s text:c="3"/>} <text:line-break/> <text:line-break/> <text:s text:c="3"/>public static void Init () { <text:line-break/> <text:s text:c="5"/>pc = 1; <text:line-break/> <text:s text:c="3"/>} <text:line-break/> <text:line-break/> <text:s/>} // end TC <text:line-break/> <text:line-break/>} // end namespace </text:span></text:p>
      <text:h text:style-name="Heading_20_3" text:outline-level="3"><text:bookmark-start text:name="__RefHeading__21055_521228810"/>B.4 Taste.cs (main program) <text:bookmark-end text:name="__RefHeading__21055_521228810"/></text:h>
      <text:p text:style-name="Текст_20_исходного_20_кода"><text:span text:style-name="keyword0_5f_csharp"><text:span text:style-name="T224">using</text:span></text:span><text:span text:style-name="T224"> </text:span><text:span text:style-name="keyword4_5f_csharp"><text:span text:style-name="T224">System</text:span></text:span><text:span text:style-name="symbol0_5f_csharp"><text:span text:style-name="T224">;</text:span></text:span><text:span text:style-name="T224"> <text:line-break/></text:span><text:span text:style-name="keyword0_5f_csharp"><text:span text:style-name="T224">using</text:span></text:span><text:span text:style-name="T224"> </text:span><text:span text:style-name="keyword4_5f_csharp"><text:span text:style-name="T224">System.</text:span></text:span><text:span text:style-name="member0_5f_csharp"><text:span text:style-name="T224">IO</text:span></text:span><text:span text:style-name="symbol0_5f_csharp"><text:span text:style-name="T224">;</text:span></text:span><text:span text:style-name="T224"> <text:line-break/> <text:line-break/></text:span><text:span text:style-name="keyword0_5f_csharp"><text:span text:style-name="T224">namespace</text:span></text:span><text:span text:style-name="T224"> Taste </text:span><text:span text:style-name="symbol0_5f_csharp"><text:span text:style-name="T224">{</text:span></text:span><text:span text:style-name="T224"> <text:line-break/> <text:line-break/> <text:s/></text:span><text:span text:style-name="keyword0_5f_csharp"><text:span text:style-name="T224">public</text:span></text:span><text:span text:style-name="T224"> </text:span><text:span text:style-name="keyword3_5f_csharp"><text:span text:style-name="T224">class</text:span></text:span><text:span text:style-name="T224"> Taste </text:span><text:span text:style-name="symbol0_5f_csharp"><text:span text:style-name="T224">{</text:span></text:span><text:span text:style-name="T224"> <text:line-break/> <text:line-break/> <text:s text:c="3"/></text:span><text:span text:style-name="keyword0_5f_csharp"><text:span text:style-name="T224">public</text:span></text:span><text:span text:style-name="T224"> </text:span><text:span text:style-name="keyword0_5f_csharp"><text:span text:style-name="T224">static</text:span></text:span><text:span text:style-name="T224"> </text:span><text:span text:style-name="keyword0_5f_csharp"><text:span text:style-name="T224">void</text:span></text:span><text:span text:style-name="T224"> Main </text:span><text:span text:style-name="symbol0_5f_csharp"><text:span text:style-name="T224">(</text:span></text:span><text:span text:style-name="keyword3_5f_csharp"><text:span text:style-name="T224">string</text:span></text:span><text:span text:style-name="symbol0_5f_csharp"><text:span text:style-name="T224">[]</text:span></text:span><text:span text:style-name="T224"> args</text:span><text:span text:style-name="symbol0_5f_csharp"><text:span text:style-name="T224">)</text:span></text:span><text:span text:style-name="T224"> </text:span><text:span text:style-name="symbol0_5f_csharp"><text:span text:style-name="T224">{</text:span></text:span><text:span text:style-name="T224"> <text:line-break/> <text:s text:c="5"/></text:span><text:span text:style-name="keyword3_5f_csharp"><text:span text:style-name="T224">bool</text:span></text:span><text:span text:style-name="T224"> mergeErrors </text:span><text:span text:style-name="symbol0_5f_csharp"><text:span text:style-name="T224">=</text:span></text:span><text:span text:style-name="T224"> </text:span><text:span text:style-name="keyword0_5f_csharp"><text:span text:style-name="T224">false</text:span></text:span><text:span text:style-name="symbol0_5f_csharp"><text:span text:style-name="T224">;</text:span></text:span><text:span text:style-name="T224"> <text:line-break/> <text:s text:c="5"/></text:span><text:span text:style-name="keyword3_5f_csharp"><text:span text:style-name="T224">string</text:span></text:span><text:span text:style-name="T224"> inputName </text:span><text:span text:style-name="symbol0_5f_csharp"><text:span text:style-name="T224">=</text:span></text:span><text:span text:style-name="T224"> </text:span><text:span text:style-name="keyword0_5f_csharp"><text:span text:style-name="T224">null</text:span></text:span><text:span text:style-name="symbol0_5f_csharp"><text:span text:style-name="T224">;</text:span></text:span><text:span text:style-name="T224"> <text:line-break/> <text:line-break/> <text:s text:c="5"/></text:span><text:span text:style-name="keyword0_5f_csharp"><text:span text:style-name="T224">for</text:span></text:span><text:span text:style-name="T224"> </text:span><text:span text:style-name="symbol0_5f_csharp"><text:span text:style-name="T224">(</text:span></text:span><text:span text:style-name="keyword3_5f_csharp"><text:span text:style-name="T224">int</text:span></text:span><text:span text:style-name="T224"> i </text:span><text:span text:style-name="symbol0_5f_csharp"><text:span text:style-name="T224">=</text:span></text:span><text:span text:style-name="T224"> </text:span><text:span text:style-name="number_5f_csharp"><text:span text:style-name="T224">0</text:span></text:span><text:span text:style-name="symbol0_5f_csharp"><text:span text:style-name="T224">;</text:span></text:span><text:span text:style-name="T224"> i </text:span><text:span text:style-name="symbol0_5f_csharp"><text:span text:style-name="T224">&lt;</text:span></text:span><text:span text:style-name="T224"> args.</text:span><text:span text:style-name="member0_5f_csharp"><text:span text:style-name="T224">Length</text:span></text:span><text:span text:style-name="symbol0_5f_csharp"><text:span text:style-name="T224">;</text:span></text:span><text:span text:style-name="T224"> i</text:span><text:span text:style-name="symbol0_5f_csharp"><text:span text:style-name="T224">++)</text:span></text:span><text:span text:style-name="T224"> </text:span><text:span text:style-name="symbol0_5f_csharp"><text:span text:style-name="T224">{</text:span></text:span><text:span text:style-name="T224"> <text:line-break/> <text:s text:c="7"/></text:span><text:span text:style-name="keyword0_5f_csharp"><text:span text:style-name="T224">if</text:span></text:span><text:span text:style-name="T224"> </text:span><text:span text:style-name="symbol0_5f_csharp"><text:span text:style-name="T224">(</text:span></text:span><text:span text:style-name="T224">args</text:span><text:span text:style-name="symbol0_5f_csharp"><text:span text:style-name="T224">[</text:span></text:span><text:span text:style-name="T224">i</text:span><text:span text:style-name="symbol0_5f_csharp"><text:span text:style-name="T224">]</text:span></text:span><text:span text:style-name="T224">.</text:span><text:span text:style-name="member0_5f_csharp"><text:span text:style-name="T224">ToLower</text:span></text:span><text:span text:style-name="symbol0_5f_csharp"><text:span text:style-name="T224">()</text:span></text:span><text:span text:style-name="T224"> </text:span><text:span text:style-name="symbol0_5f_csharp"><text:span text:style-name="T224">==</text:span></text:span><text:span text:style-name="T224"> </text:span><text:span text:style-name="string_5f_csharp"><text:span text:style-name="T224">"-l"</text:span></text:span><text:span text:style-name="symbol0_5f_csharp"><text:span text:style-name="T224">)</text:span></text:span><text:span text:style-name="T224"> mergeErrors </text:span><text:span text:style-name="symbol0_5f_csharp"><text:span text:style-name="T224">=</text:span></text:span><text:span text:style-name="T224"> </text:span><text:span text:style-name="keyword0_5f_csharp"><text:span text:style-name="T224">true</text:span></text:span><text:span text:style-name="symbol0_5f_csharp"><text:span text:style-name="T224">;</text:span></text:span><text:span text:style-name="T224"> <text:line-break/> <text:s text:c="7"/></text:span><text:span text:style-name="keyword0_5f_csharp"><text:span text:style-name="T224">else</text:span></text:span><text:span text:style-name="T224"> inputName </text:span><text:span text:style-name="symbol0_5f_csharp"><text:span text:style-name="T224">=</text:span></text:span><text:span text:style-name="T224"> args</text:span><text:span text:style-name="symbol0_5f_csharp"><text:span text:style-name="T224">[</text:span></text:span><text:span text:style-name="T224">i</text:span><text:span text:style-name="symbol0_5f_csharp"><text:span text:style-name="T224">];</text:span></text:span><text:span text:style-name="T224"> <text:line-break/> <text:s text:c="5"/></text:span><text:span text:style-name="symbol0_5f_csharp"><text:span text:style-name="T224">}</text:span></text:span><text:span text:style-name="T224"> <text:line-break/> <text:s text:c="5"/></text:span><text:span text:style-name="keyword0_5f_csharp"><text:span text:style-name="T224">if</text:span></text:span><text:span text:style-name="T224"> </text:span><text:span text:style-name="symbol0_5f_csharp"><text:span text:style-name="T224">(</text:span></text:span><text:span text:style-name="T224">inputName </text:span><text:span text:style-name="symbol0_5f_csharp"><text:span text:style-name="T224">==</text:span></text:span><text:span text:style-name="T224"> </text:span><text:span text:style-name="keyword0_5f_csharp"><text:span text:style-name="T224">null</text:span></text:span><text:span text:style-name="symbol0_5f_csharp"><text:span text:style-name="T224">)</text:span></text:span><text:span text:style-name="T224"> </text:span><text:span text:style-name="symbol0_5f_csharp"><text:span text:style-name="T224">{</text:span></text:span><text:span text:style-name="T224"> <text:line-break/> <text:s text:c="7"/>Console.</text:span><text:span text:style-name="member0_5f_csharp"><text:span text:style-name="T224">WriteLine</text:span></text:span><text:span text:style-name="symbol0_5f_csharp"><text:span text:style-name="T224">(</text:span></text:span><text:span text:style-name="string_5f_csharp"><text:span text:style-name="T224">"No input file specified"</text:span></text:span><text:span text:style-name="symbol0_5f_csharp"><text:span text:style-name="T224">);</text:span></text:span><text:span text:style-name="T224"> <text:line-break/> <text:s text:c="7"/></text:span><text:span text:style-name="keyword4_5f_csharp"><text:span text:style-name="T224">System</text:span></text:span><text:span text:style-name="T224">.</text:span><text:span text:style-name="member0_5f_csharp"><text:span text:style-name="T224">Environment</text:span></text:span><text:span text:style-name="T224">.</text:span><text:span text:style-name="member0_5f_csharp"><text:span text:style-name="T224">Exit</text:span></text:span><text:span text:style-name="symbol0_5f_csharp"><text:span text:style-name="T224">(</text:span></text:span><text:span text:style-name="number_5f_csharp"><text:span text:style-name="T224">1</text:span></text:span><text:span text:style-name="symbol0_5f_csharp"><text:span text:style-name="T224">);</text:span></text:span><text:span text:style-name="T224"> <text:line-break/> <text:s text:c="5"/></text:span><text:span text:style-name="symbol0_5f_csharp"><text:span text:style-name="T224">}</text:span></text:span><text:span text:style-name="T224"> <text:line-break/> <text:s text:c="2"/><text:line-break/> <text:s text:c="5"/></text:span><text:span text:style-name="keyword3_5f_csharp"><text:span text:style-name="T224">int</text:span></text:span><text:span text:style-name="T224"> pos </text:span><text:span text:style-name="symbol0_5f_csharp"><text:span text:style-name="T224">=</text:span></text:span><text:span text:style-name="T224"> inputName.</text:span><text:span text:style-name="member0_5f_csharp"><text:span text:style-name="T224">LastIndexOf</text:span></text:span><text:span text:style-name="symbol0_5f_csharp"><text:span text:style-name="T224">(</text:span></text:span><text:span text:style-name="string_5f_csharp"><text:span text:style-name="T224">'/'</text:span></text:span><text:span text:style-name="symbol0_5f_csharp"><text:span text:style-name="T224">);</text:span></text:span><text:span text:style-name="T224"> <text:line-break/> <text:s text:c="5"/></text:span><text:span text:style-name="keyword0_5f_csharp"><text:span text:style-name="T224">if</text:span></text:span><text:span text:style-name="T224"> </text:span><text:span text:style-name="symbol0_5f_csharp"><text:span text:style-name="T224">(</text:span></text:span><text:span text:style-name="T224">pos </text:span><text:span text:style-name="symbol0_5f_csharp"><text:span text:style-name="T224">&lt;</text:span></text:span><text:span text:style-name="T224"> </text:span><text:span text:style-name="number_5f_csharp"><text:span text:style-name="T224">0</text:span></text:span><text:span text:style-name="symbol0_5f_csharp"><text:span text:style-name="T224">)</text:span></text:span><text:span text:style-name="T224"> pos </text:span><text:span text:style-name="symbol0_5f_csharp"><text:span text:style-name="T224">=</text:span></text:span><text:span text:style-name="T224"> inputName.</text:span><text:span text:style-name="member0_5f_csharp"><text:span text:style-name="T224">LastIndexOf</text:span></text:span><text:span text:style-name="symbol0_5f_csharp"><text:span text:style-name="T224">(</text:span></text:span><text:span text:style-name="string_5f_csharp"><text:span text:style-name="T224">'</text:span></text:span><text:span text:style-name="escaped_5f_csharp"><text:span text:style-name="T224">\\</text:span></text:span><text:span text:style-name="string_5f_csharp"><text:span text:style-name="T224">'</text:span></text:span><text:span text:style-name="symbol0_5f_csharp"><text:span text:style-name="T224">);</text:span></text:span><text:span text:style-name="T224"> <text:line-break/> <text:s text:c="5"/></text:span><text:span text:style-name="keyword3_5f_csharp"><text:span text:style-name="T224">string</text:span></text:span><text:span text:style-name="T224"> dir </text:span><text:span text:style-name="symbol0_5f_csharp"><text:span text:style-name="T224">=</text:span></text:span><text:span text:style-name="T224"> inputName.</text:span><text:span text:style-name="member0_5f_csharp"><text:span text:style-name="T224">Substring</text:span></text:span><text:span text:style-name="symbol0_5f_csharp"><text:span text:style-name="T224">(</text:span></text:span><text:span text:style-name="number_5f_csharp"><text:span text:style-name="T224">0</text:span></text:span><text:span text:style-name="T224">, pos</text:span><text:span text:style-name="symbol0_5f_csharp"><text:span text:style-name="T224">+</text:span></text:span><text:span text:style-name="number_5f_csharp"><text:span text:style-name="T224">1</text:span></text:span><text:span text:style-name="symbol0_5f_csharp"><text:span text:style-name="T224">);</text:span></text:span><text:span text:style-name="T224"> <text:line-break/> <text:line-break/> <text:s text:c="5"/>Scanner.</text:span><text:span text:style-name="member0_5f_csharp"><text:span text:style-name="T224">Init</text:span></text:span><text:span text:style-name="symbol0_5f_csharp"><text:span text:style-name="T224">(</text:span></text:span><text:span text:style-name="T224">inputName</text:span><text:span text:style-name="symbol0_5f_csharp"><text:span text:style-name="T224">);</text:span></text:span><text:span text:style-name="T224"> <text:line-break/> <text:s text:c="5"/>Errors.</text:span><text:span text:style-name="member0_5f_csharp"><text:span text:style-name="T224">Init</text:span></text:span><text:span text:style-name="symbol0_5f_csharp"><text:span text:style-name="T224">(</text:span></text:span><text:span text:style-name="T224">inputName, dir, mergeErrors</text:span><text:span text:style-name="symbol0_5f_csharp"><text:span text:style-name="T224">);</text:span></text:span><text:span text:style-name="T224"> <text:line-break/> <text:s text:c="5"/>Parser.</text:span><text:span text:style-name="member0_5f_csharp"><text:span text:style-name="T224">Parse</text:span></text:span><text:span text:style-name="symbol0_5f_csharp"><text:span text:style-name="T224">();</text:span></text:span><text:span text:style-name="T224"> <text:line-break/> <text:s text:c="5"/>Errors.</text:span><text:span text:style-name="member0_5f_csharp"><text:span text:style-name="T224">Summarize</text:span></text:span><text:span text:style-name="symbol0_5f_csharp"><text:span text:style-name="T224">();</text:span></text:span><text:span text:style-name="T224"> <text:line-break/> <text:s text:c="5"/></text:span><text:span text:style-name="keyword0_5f_csharp"><text:span text:style-name="T224">if</text:span></text:span><text:span text:style-name="T224"> </text:span><text:span text:style-name="symbol0_5f_csharp"><text:span text:style-name="T224">(</text:span></text:span><text:span text:style-name="T224">Errors.</text:span><text:span text:style-name="member0_5f_csharp"><text:span text:style-name="T224">count</text:span></text:span><text:span text:style-name="T224"> </text:span><text:span text:style-name="symbol0_5f_csharp"><text:span text:style-name="T224">==</text:span></text:span><text:span text:style-name="T224"> </text:span><text:span text:style-name="number_5f_csharp"><text:span text:style-name="T224">0</text:span></text:span><text:span text:style-name="symbol0_5f_csharp"><text:span text:style-name="T224">)</text:span></text:span><text:span text:style-name="T224"> TC.</text:span><text:span text:style-name="member0_5f_csharp"><text:span text:style-name="T224">Interpret</text:span></text:span><text:span text:style-name="symbol0_5f_csharp"><text:span text:style-name="T224">();</text:span></text:span><text:span text:style-name="T224"> <text:line-break/> <text:s text:c="3"/></text:span><text:span text:style-name="symbol0_5f_csharp"><text:span text:style-name="T224">}</text:span></text:span><text:span text:style-name="T224"> <text:line-break/> <text:line-break/> <text:s/></text:span><text:span text:style-name="symbol0_5f_csharp"><text:span text:style-name="T224">}</text:span></text:span><text:span text:style-name="T224"> </text:span><text:span text:style-name="comment0_5f_csharp"><text:span text:style-name="T224">// end Taste <text:line-break/> <text:line-break/>} // end namespace </text:span></text:span></text:p>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DejaVu Sans Mono" svg:font-family="'DejaVu Sans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styles>
    <draw:gradient draw:name="Gray_20_Gradient_20_2" draw:display-name="Gray Gradient 2" draw:style="linear" draw:start-color="#eeeeee" draw:end-color="#999999" draw:start-intensity="100%" draw:end-intensity="100%" draw:angle="450" draw:border="30%"/>
    <draw:marker draw:name="Arrowhead_20_1" draw:display-name="Arrowhead 1" svg:viewBox="0 0 20 30" svg:d="m10 0-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Текст_20_иходного_20_кода" style:display-name="Текст иходного кода" style:family="paragraph" style:parent-style-name="Preformatted_20_Text"/>
    <style:style style:name="Текст_20_исходного_20_кода" style:display-name="Текст исходного кода" style:family="paragraph" style:parent-style-name="Текст_20_иходного_20_кода" style:class="text">
      <style:paragraph-properties fo:margin-top="0cm" fo:margin-bottom="0.499cm" style:contextual-spacing="false"/>
    </style:style>
    <style:style style:name="Текст_20_оригинала_20__28_eng_29_" style:display-name="Текст оригинала (eng)" style:family="paragraph" style:parent-style-name="First_20_line_20_indent" style:class="text">
      <style:text-properties fo:color="#7e0021"/>
    </style:style>
    <style:style style:name="Текст_20_перевода_20__28_рус_29_" style:display-name="Текст перевода (рус)" style:family="paragraph" style:parent-style-name="Текст_20_оригинала_20__28_eng_29_" style:class="text">
      <style:text-properties fo:color="#004586"/>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umber_5f_csharp" style:display-name="number_csharp" style:family="text">
      <style:text-properties fo:color="#ff0000" fo:font-style="normal" fo:font-weight="normal"/>
    </style:style>
    <style:style style:name="keyword0_5f_csharp" style:display-name="keyword0_csharp" style:family="text">
      <style:text-properties fo:color="#0600ff" fo:font-style="normal" fo:font-weight="normal"/>
    </style:style>
    <style:style style:name="keyword3_5f_csharp" style:display-name="keyword3_csharp" style:family="text">
      <style:text-properties fo:color="#ff0000" fo:font-style="normal" fo:font-weight="normal"/>
    </style:style>
    <style:style style:name="member0_5f_csharp" style:display-name="member0_csharp" style:family="text">
      <style:text-properties fo:color="#0000ff" fo:font-style="normal" fo:font-weight="normal"/>
    </style:style>
    <style:style style:name="symbol0_5f_csharp" style:display-name="symbol0_csharp" style:family="text">
      <style:text-properties fo:color="#008000" fo:font-style="normal" fo:font-weight="normal"/>
    </style:style>
    <style:style style:name="string_5f_csharp" style:display-name="string_csharp" style:family="text">
      <style:text-properties fo:color="#666666" fo:font-style="normal" fo:font-weight="normal"/>
    </style:style>
    <style:style style:name="keyword4_5f_csharp" style:display-name="keyword4_csharp" style:family="text">
      <style:text-properties fo:color="#000000" fo:font-style="normal" fo:font-weight="normal"/>
    </style:style>
    <style:style style:name="comment_5f_multi_5f_csharp" style:display-name="comment_multi_csharp" style:family="text">
      <style:text-properties fo:color="#008080" fo:font-style="italic" fo:font-weight="normal"/>
    </style:style>
    <style:style style:name="escaped_5f_csharp" style:display-name="escaped_csharp" style:family="text">
      <style:text-properties fo:color="#008080" fo:font-style="normal" fo:font-weight="bold"/>
    </style:style>
    <style:style style:name="Numbering_20_Symbols" style:display-name="Numbering Symbols" style:family="text"/>
    <style:style style:name="comment0_5f_csharp" style:display-name="comment0_csharp" style:family="text">
      <style:text-properties fo:color="#008080" fo:font-style="italic" fo:font-weight="norma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30T16:00:46.761079341</dc:date>
    <meta:generator>LibreOffice/4.1.4.2$Linux_X86_64 LibreOffice_project/410m0$Build-2</meta:generator>
    <meta:editing-duration>P18DT7H26M26S</meta:editing-duration>
    <meta:editing-cycles>433</meta:editing-cycles>
    <meta:document-statistic meta:table-count="2" meta:image-count="0" meta:object-count="0" meta:page-count="72" meta:paragraph-count="1118" meta:word-count="23316" meta:character-count="158862" meta:non-whitespace-character-count="127462"/>
  </office:meta>
</office:document-meta>
</file>